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Times New Roman" svg:font-family="'Times New Roman'" style:font-family-generic="roman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3.9382in"/>
    </style:style>
    <style:style style:name="co3" style:family="table-column">
      <style:table-column-properties fo:break-before="auto" style:column-width="3.411in"/>
    </style:style>
    <style:style style:name="co4" style:family="table-column">
      <style:table-column-properties fo:break-before="auto" style:column-width="4.8744in"/>
    </style:style>
    <style:style style:name="ro1" style:family="table-row">
      <style:table-row-properties style:row-height="0.198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solid" svg:stroke-width="0.0102in" svg:stroke-color="#000000" draw:stroke-linejoin="miter" draw:fill="solid" draw:fill-color="#ffffe0" draw:textarea-horizontal-align="justify" draw:textarea-vertical-align="top" draw:auto-grow-height="false" draw:auto-grow-width="false" fo:padding-top="0.022in" fo:padding-bottom="0.022in" fo:padding-left="0.022in" fo:padding-right="0.022in" fo:wrap-option="wrap" draw:shadow="visible" draw:shadow-offset-x="0.0138in" draw:shadow-offset-y="0.0138in" draw:shadow-color="#000000"/>
    </style:style>
    <style:style style:name="P1" style:family="paragraph">
      <style:paragraph-properties fo:text-align="start"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Nimbus Sans L" fo:font-size="10pt" fo:language="en" fo:country="US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fo:hyphenate="false"/>
    </style:style>
    <style:style style:name="T1" style:family="text">
      <style:text-properties fo:color="#323232" style:text-outline="false" style:text-line-through-style="none" style:text-position="0% 100%" style:font-name="Times New Roman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T2" style:family="text">
      <style:text-properties fo:color="#323232" style:text-outline="false" style:text-line-through-style="none" style:text-position="0% 100%" style:font-name="Times New Roman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T3" style:family="text">
      <style:text-properties fo:color="#323232" style:text-outline="false" style:text-line-through-style="none" style:text-position="0% 100%" style:font-name="Times New Roman" fo:font-size="8pt" fo:language="en" fo:country="US" fo:font-style="normal" fo:text-shadow="none" style:text-underline-style="none" fo:font-weight="normal" style:text-underline-mode="continuous" style:text-line-through-mode="continuous" style:font-name-asian="DejaVu Sans" style:font-size-asian="8pt" style:language-asian="zxx" style:country-asian="none" style:font-style-asian="normal" style:font-weight-asian="normal" style:font-name-complex="DejaVu Sans" style:font-size-complex="8pt" style:language-complex="zxx" style:country-complex="none" style:font-style-complex="normal" style:font-weight-complex="normal" style:text-emphasize="none" style:font-relief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office:value-type="string">
            <text:p>size</text:p>
          </table:table-cell>
          <table:table-cell table:number-columns-repeated="2" office:value-type="string">
            <text:p>Name</text:p>
          </table:table-cell>
          <table:table-cell office:value-type="string">
            <text:p>ERD</text:p>
          </table:table-cell>
          <table:table-cell office:value-type="string">
            <text:p>OSB</text:p>
          </table:table-cell>
        </table:table-row>
        <table:table-row table:style-name="ro1">
          <table:table-cell office:value-type="string">
            <text:p>700C</text:p>
          </table:table-cell>
          <table:table-cell office:value-type="string">
            <text:p>Ambrosio aero (with washers)</text:p>
          </table:table-cell>
          <table:table-cell table:formula="oooc:=[.A2] &amp; &quot;  &quot; &amp; [.B2]" office:value-type="string" office:string-value="700C  Ambrosio aero (with washers)">
            <text:p>700C <text:s/>Ambrosio aero (with washers)</text:p>
          </table:table-cell>
          <table:table-cell office:value-type="float" office:value="604">
            <text:p>60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00C</text:p>
          </table:table-cell>
          <table:table-cell office:value-type="string">
            <text:p>Ambrosio Crono</text:p>
          </table:table-cell>
          <table:table-cell table:formula="oooc:=[.A3] &amp; &quot;  &quot; &amp; [.B3]" office:value-type="string" office:string-value="700C  Ambrosio Crono">
            <text:p>700C <text:s/>Ambrosio Crono</text:p>
          </table:table-cell>
          <table:table-cell office:value-type="float" office:value="615">
            <text:p>61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00C</text:p>
          </table:table-cell>
          <table:table-cell office:value-type="string">
            <text:p>Ambrosio Excellence</text:p>
          </table:table-cell>
          <table:table-cell table:formula="oooc:=[.A4] &amp; &quot;  &quot; &amp; [.B4]" office:value-type="string" office:string-value="700C  Ambrosio Excellence">
            <text:p>700C <text:s/>Ambrosio Excellence</text:p>
          </table:table-cell>
          <table:table-cell office:value-type="float" office:value="601.5">
            <text:p>601.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00C</text:p>
          </table:table-cell>
          <table:table-cell office:value-type="string">
            <text:p>Ambrosio Formula 20 Crono</text:p>
          </table:table-cell>
          <table:table-cell table:formula="oooc:=[.A5] &amp; &quot;  &quot; &amp; [.B5]" office:value-type="string" office:string-value="700C  Ambrosio Formula 20 Crono">
            <text:p>700C <text:s/>Ambrosio Formula 20 Crono</text:p>
          </table:table-cell>
          <table:table-cell office:value-type="float" office:value="618">
            <text:p>6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00C</text:p>
          </table:table-cell>
          <table:table-cell office:value-type="string">
            <text:p>Ambrosio Crono F.20</text:p>
          </table:table-cell>
          <table:table-cell table:formula="oooc:=[.A6] &amp; &quot;  &quot; &amp; [.B6]" office:value-type="string" office:string-value="700C  Ambrosio Crono F.20">
            <text:p>700C <text:s/>Ambrosio Crono F.20</text:p>
          </table:table-cell>
          <table:table-cell office:value-type="float" office:value="610">
            <text:p>6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00C</text:p>
          </table:table-cell>
          <table:table-cell office:value-type="string">
            <text:p>Ambrosio Metamorphosis</text:p>
          </table:table-cell>
          <table:table-cell table:formula="oooc:=[.A7] &amp; &quot;  &quot; &amp; [.B7]" office:value-type="string" office:string-value="700C  Ambrosio Metamorphosis">
            <text:p>700C <text:s/>Ambrosio Metamorphosis</text:p>
          </table:table-cell>
          <table:table-cell office:value-type="float" office:value="618">
            <text:p>6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00C</text:p>
          </table:table-cell>
          <table:table-cell office:value-type="string">
            <text:p>Ambrosio Montreal!</text:p>
          </table:table-cell>
          <table:table-cell table:formula="oooc:=[.A8] &amp; &quot;  &quot; &amp; [.B8]" office:value-type="string" office:string-value="700C  Ambrosio Montreal!">
            <text:p>700C <text:s/>Ambrosio Montreal!</text:p>
          </table:table-cell>
          <table:table-cell office:value-type="float" office:value="618">
            <text:p>6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00C</text:p>
          </table:table-cell>
          <table:table-cell office:value-type="string">
            <text:p>Ambrosio Montreal!</text:p>
          </table:table-cell>
          <table:table-cell table:formula="oooc:=[.A9] &amp; &quot;  &quot; &amp; [.B9]" office:value-type="string" office:string-value="700C  Ambrosio Montreal!">
            <text:p>700C <text:s/>Ambrosio Montreal!</text:p>
          </table:table-cell>
          <table:table-cell office:value-type="float" office:value="610.5">
            <text:p>610.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00C</text:p>
          </table:table-cell>
          <table:table-cell office:value-type="string">
            <text:p>Ambrosio Nemesis</text:p>
          </table:table-cell>
          <table:table-cell table:formula="oooc:=[.A10] &amp; &quot;  &quot; &amp; [.B10]" office:value-type="string" office:string-value="700C  Ambrosio Nemesis">
            <text:p>700C <text:s/>Ambrosio Nemesis</text:p>
          </table:table-cell>
          <table:table-cell office:value-type="float" office:value="617">
            <text:p>61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00C</text:p>
          </table:table-cell>
          <table:table-cell office:value-type="string">
            <text:p>Ambrosio Nemesis 2000</text:p>
          </table:table-cell>
          <table:table-cell table:formula="oooc:=[.A11] &amp; &quot;  &quot; &amp; [.B11]" office:value-type="string" office:string-value="700C  Ambrosio Nemesis 2000">
            <text:p>700C <text:s/>Ambrosio Nemesis 2000</text:p>
          </table:table-cell>
          <table:table-cell office:value-type="float" office:value="610.5">
            <text:p>610.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00C</text:p>
          </table:table-cell>
          <table:table-cell office:value-type="string">
            <text:p>Ambrosio Synthesis</text:p>
          </table:table-cell>
          <table:table-cell table:formula="oooc:=[.A12] &amp; &quot;  &quot; &amp; [.B12]" office:value-type="string" office:string-value="700C  Ambrosio Synthesis">
            <text:p>700C <text:s/>Ambrosio Synthesis</text:p>
          </table:table-cell>
          <table:table-cell office:value-type="float" office:value="618">
            <text:p>6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00C</text:p>
          </table:table-cell>
          <table:table-cell office:value-type="string">
            <text:p>Ambrosio Thesis</text:p>
          </table:table-cell>
          <table:table-cell table:formula="oooc:=[.A13] &amp; &quot;  &quot; &amp; [.B13]" office:value-type="string" office:string-value="700C  Ambrosio Thesis">
            <text:p>700C <text:s/>Ambrosio Thesis</text:p>
          </table:table-cell>
          <table:table-cell office:value-type="float" office:value="594">
            <text:p>5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00C</text:p>
          </table:table-cell>
          <table:table-cell office:value-type="string">
            <text:p>Ambrosio Tour de France</text:p>
          </table:table-cell>
          <table:table-cell table:formula="oooc:=[.A14] &amp; &quot;  &quot; &amp; [.B14]" office:value-type="string" office:string-value="700C  Ambrosio Tour de France">
            <text:p>700C <text:s/>Ambrosio Tour de France</text:p>
          </table:table-cell>
          <table:table-cell office:value-type="float" office:value="605">
            <text:p>60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00C</text:p>
          </table:table-cell>
          <table:table-cell office:value-type="string">
            <text:p>American Classic carbon fiber V rim</text:p>
          </table:table-cell>
          <table:table-cell table:formula="oooc:=[.A15] &amp; &quot;  &quot; &amp; [.B15]" office:value-type="string" office:string-value="700C  American Classic carbon fiber V rim">
            <text:p>700C <text:s/>American Classic carbon fiber V rim</text:p>
          </table:table-cell>
          <table:table-cell office:value-type="float" office:value="567">
            <text:p>56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00C</text:p>
          </table:table-cell>
          <table:table-cell office:value-type="string">
            <text:p>Araya 16B Gold</text:p>
          </table:table-cell>
          <table:table-cell table:formula="oooc:=[.A16] &amp; &quot;  &quot; &amp; [.B16]" office:value-type="string" office:string-value="700C  Araya 16B Gold">
            <text:p>700C <text:s/>Araya 16B Gold</text:p>
          </table:table-cell>
          <table:table-cell office:value-type="float" office:value="618">
            <text:p>6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00C</text:p>
          </table:table-cell>
          <table:table-cell office:value-type="string">
            <text:p>Araya 16B Red</text:p>
          </table:table-cell>
          <table:table-cell table:formula="oooc:=[.A17] &amp; &quot;  &quot; &amp; [.B17]" office:value-type="string" office:string-value="700C  Araya 16B Red">
            <text:p>700C <text:s/>Araya 16B Red</text:p>
          </table:table-cell>
          <table:table-cell office:value-type="float" office:value="618">
            <text:p>6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00C</text:p>
          </table:table-cell>
          <table:table-cell office:value-type="string">
            <text:p>Araya 16BGOLDNEW track, classic tub, 335g</text:p>
          </table:table-cell>
          <table:table-cell table:formula="oooc:=[.A18] &amp; &quot;  &quot; &amp; [.B18]" office:value-type="string" office:string-value="700C  Araya 16BGOLDNEW track, classic tub, 335g">
            <text:p>700C <text:s/>Araya 16BGOLDNEW track, classic tub, 335g</text:p>
          </table:table-cell>
          <table:table-cell office:value-type="float" office:value="618">
            <text:p>6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00C</text:p>
          </table:table-cell>
          <table:table-cell office:value-type="string">
            <text:p>Araya ADX-1</text:p>
          </table:table-cell>
          <table:table-cell table:formula="oooc:=[.A19] &amp; &quot;  &quot; &amp; [.B19]" office:value-type="string" office:string-value="700C  Araya ADX-1">
            <text:p>700C <text:s/>Araya ADX-1</text:p>
          </table:table-cell>
          <table:table-cell office:value-type="float" office:value="609">
            <text:p>6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00C</text:p>
          </table:table-cell>
          <table:table-cell office:value-type="string">
            <text:p>Araya ADX-2</text:p>
          </table:table-cell>
          <table:table-cell table:formula="oooc:=[.A20] &amp; &quot;  &quot; &amp; [.B20]" office:value-type="string" office:string-value="700C  Araya ADX-2">
            <text:p>700C <text:s/>Araya ADX-2</text:p>
          </table:table-cell>
          <table:table-cell office:value-type="float" office:value="607">
            <text:p>60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00C</text:p>
          </table:table-cell>
          <table:table-cell office:value-type="string">
            <text:p>Araya ADX-4</text:p>
          </table:table-cell>
          <table:table-cell table:formula="oooc:=[.A21] &amp; &quot;  &quot; &amp; [.B21]" office:value-type="string" office:string-value="700C  Araya ADX-4">
            <text:p>700C <text:s/>Araya ADX-4</text:p>
          </table:table-cell>
          <table:table-cell office:value-type="float" office:value="611">
            <text:p>61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00C</text:p>
          </table:table-cell>
          <table:table-cell office:value-type="string">
            <text:p>Araya ADX-5</text:p>
          </table:table-cell>
          <table:table-cell table:formula="oooc:=[.A22] &amp; &quot;  &quot; &amp; [.B22]" office:value-type="string" office:string-value="700C  Araya ADX-5">
            <text:p>700C <text:s/>Araya ADX-5</text:p>
          </table:table-cell>
          <table:table-cell office:value-type="float" office:value="611">
            <text:p>61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00C</text:p>
          </table:table-cell>
          <table:table-cell office:value-type="string">
            <text:p>Araya NEWADX-1S</text:p>
          </table:table-cell>
          <table:table-cell table:formula="oooc:=[.A23] &amp; &quot;  &quot; &amp; [.B23]" office:value-type="string" office:string-value="700C  Araya NEWADX-1S">
            <text:p>700C <text:s/>Araya NEWADX-1S</text:p>
          </table:table-cell>
          <table:table-cell office:value-type="float" office:value="606.3">
            <text:p>606.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00C</text:p>
          </table:table-cell>
          <table:table-cell office:value-type="string">
            <text:p>Araya Pro Staff 340</text:p>
          </table:table-cell>
          <table:table-cell table:formula="oooc:=[.A24] &amp; &quot;  &quot; &amp; [.B24]" office:value-type="string" office:string-value="700C  Araya Pro Staff 340">
            <text:p>700C <text:s/>Araya Pro Staff 340</text:p>
          </table:table-cell>
          <table:table-cell office:value-type="float" office:value="619">
            <text:p>61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00C</text:p>
          </table:table-cell>
          <table:table-cell office:value-type="string">
            <text:p>Araya Pro Staff 400</text:p>
          </table:table-cell>
          <table:table-cell table:formula="oooc:=[.A25] &amp; &quot;  &quot; &amp; [.B25]" office:value-type="string" office:string-value="700C  Araya Pro Staff 400">
            <text:p>700C <text:s/>Araya Pro Staff 400</text:p>
          </table:table-cell>
          <table:table-cell office:value-type="float" office:value="619">
            <text:p>61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00C</text:p>
          </table:table-cell>
          <table:table-cell office:value-type="string">
            <text:p>Araya R-50, classic tub, 415g</text:p>
          </table:table-cell>
          <table:table-cell table:formula="oooc:=[.A26] &amp; &quot;  &quot; &amp; [.B26]" office:value-type="string" office:string-value="700C  Araya R-50, classic tub, 415g">
            <text:p>700C <text:s/>Araya R-50, classic tub, 415g</text:p>
          </table:table-cell>
          <table:table-cell office:value-type="float" office:value="618">
            <text:p>6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00C</text:p>
          </table:table-cell>
          <table:table-cell office:value-type="string">
            <text:p>Araya SA-230S Super Aero (30mm deep)</text:p>
          </table:table-cell>
          <table:table-cell table:formula="oooc:=[.A27] &amp; &quot;  &quot; &amp; [.B27]" office:value-type="string" office:string-value="700C  Araya SA-230S Super Aero (30mm deep)">
            <text:p>700C <text:s/>Araya SA-230S Super Aero (30mm deep)</text:p>
          </table:table-cell>
          <table:table-cell office:value-type="float" office:value="581.4">
            <text:p>581.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00C</text:p>
          </table:table-cell>
          <table:table-cell office:value-type="string">
            <text:p>Araya Tita-Ace</text:p>
          </table:table-cell>
          <table:table-cell table:formula="oooc:=[.A28] &amp; &quot;  &quot; &amp; [.B28]" office:value-type="string" office:string-value="700C  Araya Tita-Ace">
            <text:p>700C <text:s/>Araya Tita-Ace</text:p>
          </table:table-cell>
          <table:table-cell office:value-type="float" office:value="618">
            <text:p>6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00C</text:p>
          </table:table-cell>
          <table:table-cell office:value-type="string">
            <text:p>Bontrager PN 220042 Race X-Lite alu</text:p>
          </table:table-cell>
          <table:table-cell table:formula="oooc:=[.A29] &amp; &quot;  &quot; &amp; [.B29]" office:value-type="string" office:string-value="700C  Bontrager PN 220042 Race X-Lite alu">
            <text:p>700C <text:s/>Bontrager PN 220042 Race X-Lite alu</text:p>
          </table:table-cell>
          <table:table-cell table:formula="oooc:=592+3" office:value-type="float" office:value="595">
            <text:p>59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00C</text:p>
          </table:table-cell>
          <table:table-cell office:value-type="string">
            <text:p>Bontrager PN 221065 Race X-Lite OCLV Carbon Aero</text:p>
          </table:table-cell>
          <table:table-cell table:formula="oooc:=[.A30] &amp; &quot;  &quot; &amp; [.B30]" office:value-type="string" office:string-value="700C  Bontrager PN 221065 Race X-Lite OCLV Carbon Aero">
            <text:p>700C <text:s/>Bontrager PN 221065 Race X-Lite OCLV Carbon Aero</text:p>
          </table:table-cell>
          <table:table-cell table:formula="oooc:=557+30" office:value-type="float" office:value="587">
            <text:p>58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00C</text:p>
          </table:table-cell>
          <table:table-cell office:value-type="string">
            <text:p>Bontrager PN 221636 Race X-Lite alu OSB</text:p>
          </table:table-cell>
          <table:table-cell table:formula="oooc:=[.A31] &amp; &quot;  &quot; &amp; [.B31]" office:value-type="string" office:string-value="700C  Bontrager PN 221636 Race X-Lite alu OSB">
            <text:p>700C <text:s/>Bontrager PN 221636 Race X-Lite alu OSB</text:p>
          </table:table-cell>
          <table:table-cell table:formula="oooc:=595+3" office:value-type="float" office:value="598">
            <text:p>598</text:p>
          </table:table-cell>
          <table:table-cell office:value-type="float" office:value="1.5">
            <text:p>1.5</text:p>
          </table:table-cell>
        </table:table-row>
        <table:table-row table:style-name="ro1">
          <table:table-cell office:value-type="string">
            <text:p>700C</text:p>
          </table:table-cell>
          <table:table-cell office:value-type="string">
            <text:p>Bontrager PN 231573 Race X-Lite alu, new wider rim</text:p>
          </table:table-cell>
          <table:table-cell table:formula="oooc:=[.A32] &amp; &quot;  &quot; &amp; [.B32]" office:value-type="string" office:string-value="700C  Bontrager PN 231573 Race X-Lite alu, new wider rim">
            <text:p>700C <text:s/>Bontrager PN 231573 Race X-Lite alu, new wider rim</text:p>
          </table:table-cell>
          <table:table-cell table:formula="oooc:=592+3" office:value-type="float" office:value="595">
            <text:p>59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00C</text:p>
          </table:table-cell>
          <table:table-cell office:value-type="string">
            <text:p>Bontrager PN 231574 Race X-Lite alu OSB, new wider rim</text:p>
          </table:table-cell>
          <table:table-cell table:formula="oooc:=[.A33] &amp; &quot;  &quot; &amp; [.B33]" office:value-type="string" office:string-value="700C  Bontrager PN 231574 Race X-Lite alu OSB, new wider rim">
            <text:p>700C <text:s/>Bontrager PN 231574 Race X-Lite alu OSB, new wider rim</text:p>
          </table:table-cell>
          <table:table-cell table:formula="oooc:=595+3" office:value-type="float" office:value="598">
            <text:p>598</text:p>
          </table:table-cell>
          <table:table-cell office:value-type="float" office:value="1.5">
            <text:p>1.5</text:p>
          </table:table-cell>
        </table:table-row>
        <table:table-row table:style-name="ro1">
          <table:table-cell office:value-type="string">
            <text:p>700C</text:p>
          </table:table-cell>
          <table:table-cell office:value-type="string">
            <text:p>Campagnolo Barcelona '92 (12mm tall)</text:p>
          </table:table-cell>
          <table:table-cell table:formula="oooc:=[.A34] &amp; &quot;  &quot; &amp; [.B34]" office:value-type="string" office:string-value="700C  Campagnolo Barcelona '92 (12mm tall)">
            <text:p>700C <text:s/>Campagnolo Barcelona '92 (12mm tall)</text:p>
          </table:table-cell>
          <table:table-cell office:value-type="float" office:value="616">
            <text:p>61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00C</text:p>
          </table:table-cell>
          <table:table-cell office:value-type="string">
            <text:p>Campagnolo Barcelona '92 (15mm tall)</text:p>
          </table:table-cell>
          <table:table-cell table:formula="oooc:=[.A35] &amp; &quot;  &quot; &amp; [.B35]" office:value-type="string" office:string-value="700C  Campagnolo Barcelona '92 (15mm tall)">
            <text:p>700C <text:s/>Campagnolo Barcelona '92 (15mm tall)</text:p>
          </table:table-cell>
          <table:table-cell office:value-type="float" office:value="609">
            <text:p>6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00C</text:p>
          </table:table-cell>
          <table:table-cell office:value-type="string">
            <text:p>Campagnolo Delta (box section)</text:p>
          </table:table-cell>
          <table:table-cell table:formula="oooc:=[.A36] &amp; &quot;  &quot; &amp; [.B36]" office:value-type="string" office:string-value="700C  Campagnolo Delta (box section)">
            <text:p>700C <text:s/>Campagnolo Delta (box section)</text:p>
          </table:table-cell>
          <table:table-cell office:value-type="float" office:value="617">
            <text:p>61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00C</text:p>
          </table:table-cell>
          <table:table-cell office:value-type="string">
            <text:p>Campagnolo Lambda (box section)</text:p>
          </table:table-cell>
          <table:table-cell table:formula="oooc:=[.A37] &amp; &quot;  &quot; &amp; [.B37]" office:value-type="string" office:string-value="700C  Campagnolo Lambda (box section)">
            <text:p>700C <text:s/>Campagnolo Lambda (box section)</text:p>
          </table:table-cell>
          <table:table-cell office:value-type="float" office:value="617">
            <text:p>61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00C</text:p>
          </table:table-cell>
          <table:table-cell office:value-type="string">
            <text:p>Campagnolo Los Angeles '84 </text:p>
          </table:table-cell>
          <table:table-cell table:formula="oooc:=[.A38] &amp; &quot;  &quot; &amp; [.B38]" office:value-type="string" office:string-value="700C  Campagnolo Los Angeles '84 ">
            <text:p>700C <text:s/>Campagnolo Los Angeles '84 </text:p>
          </table:table-cell>
          <table:table-cell office:value-type="float" office:value="615">
            <text:p>61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00C</text:p>
          </table:table-cell>
          <table:table-cell office:value-type="string">
            <text:p>Campagnolo Omega (box section)</text:p>
          </table:table-cell>
          <table:table-cell table:formula="oooc:=[.A39] &amp; &quot;  &quot; &amp; [.B39]" office:value-type="string" office:string-value="700C  Campagnolo Omega (box section)">
            <text:p>700C <text:s/>Campagnolo Omega (box section)</text:p>
          </table:table-cell>
          <table:table-cell office:value-type="float" office:value="617">
            <text:p>61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00C</text:p>
          </table:table-cell>
          <table:table-cell office:value-type="string">
            <text:p>Campagnolo Record (box section)</text:p>
          </table:table-cell>
          <table:table-cell table:formula="oooc:=[.A40] &amp; &quot;  &quot; &amp; [.B40]" office:value-type="string" office:string-value="700C  Campagnolo Record (box section)">
            <text:p>700C <text:s/>Campagnolo Record (box section)</text:p>
          </table:table-cell>
          <table:table-cell office:value-type="float" office:value="617">
            <text:p>61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00C</text:p>
          </table:table-cell>
          <table:table-cell office:value-type="string">
            <text:p>Campagnolo Seoul '88 </text:p>
          </table:table-cell>
          <table:table-cell table:formula="oooc:=[.A41] &amp; &quot;  &quot; &amp; [.B41]" office:value-type="string" office:string-value="700C  Campagnolo Seoul '88 ">
            <text:p>700C <text:s/>Campagnolo Seoul '88 </text:p>
          </table:table-cell>
          <table:table-cell office:value-type="float" office:value="602">
            <text:p>6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00C</text:p>
          </table:table-cell>
          <table:table-cell office:value-type="string">
            <text:p>Campagnolo Sigma (box section)</text:p>
          </table:table-cell>
          <table:table-cell table:formula="oooc:=[.A42] &amp; &quot;  &quot; &amp; [.B42]" office:value-type="string" office:string-value="700C  Campagnolo Sigma (box section)">
            <text:p>700C <text:s/>Campagnolo Sigma (box section)</text:p>
          </table:table-cell>
          <table:table-cell office:value-type="float" office:value="617">
            <text:p>61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00C</text:p>
          </table:table-cell>
          <table:table-cell office:value-type="string">
            <text:p>Campagnolo strada </text:p>
          </table:table-cell>
          <table:table-cell table:formula="oooc:=[.A43] &amp; &quot;  &quot; &amp; [.B43]" office:value-type="string" office:string-value="700C  Campagnolo strada ">
            <text:p>700C <text:s/>Campagnolo strada </text:p>
          </table:table-cell>
          <table:table-cell office:value-type="float" office:value="616">
            <text:p>61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00C</text:p>
          </table:table-cell>
          <table:table-cell office:value-type="string">
            <text:p>Campagnolo V profile </text:p>
          </table:table-cell>
          <table:table-cell table:formula="oooc:=[.A44] &amp; &quot;  &quot; &amp; [.B44]" office:value-type="string" office:string-value="700C  Campagnolo V profile ">
            <text:p>700C <text:s/>Campagnolo V profile </text:p>
          </table:table-cell>
          <table:table-cell office:value-type="float" office:value="603">
            <text:p>6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00C</text:p>
          </table:table-cell>
          <table:table-cell office:value-type="string">
            <text:p>Campagnolo Victory (box section)</text:p>
          </table:table-cell>
          <table:table-cell table:formula="oooc:=[.A45] &amp; &quot;  &quot; &amp; [.B45]" office:value-type="string" office:string-value="700C  Campagnolo Victory (box section)">
            <text:p>700C <text:s/>Campagnolo Victory (box section)</text:p>
          </table:table-cell>
          <table:table-cell office:value-type="float" office:value="617">
            <text:p>61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00C</text:p>
          </table:table-cell>
          <table:table-cell office:value-type="string">
            <text:p>Fiamme Ergal (Yellow Label)</text:p>
          </table:table-cell>
          <table:table-cell table:formula="oooc:=[.A46] &amp; &quot;  &quot; &amp; [.B46]" office:value-type="string" office:string-value="700C  Fiamme Ergal (Yellow Label)">
            <text:p>700C <text:s/>Fiamme Ergal (Yellow Label)</text:p>
          </table:table-cell>
          <table:table-cell office:value-type="float" office:value="617">
            <text:p>61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00C</text:p>
          </table:table-cell>
          <table:table-cell office:value-type="string">
            <text:p>Fiamme Ergal-Iride</text:p>
          </table:table-cell>
          <table:table-cell table:formula="oooc:=[.A47] &amp; &quot;  &quot; &amp; [.B47]" office:value-type="string" office:string-value="700C  Fiamme Ergal-Iride">
            <text:p>700C <text:s/>Fiamme Ergal-Iride</text:p>
          </table:table-cell>
          <table:table-cell office:value-type="float" office:value="617">
            <text:p>61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00C</text:p>
          </table:table-cell>
          <table:table-cell office:value-type="string">
            <text:p>Fiamme Hard Silver</text:p>
          </table:table-cell>
          <table:table-cell table:formula="oooc:=[.A48] &amp; &quot;  &quot; &amp; [.B48]" office:value-type="string" office:string-value="700C  Fiamme Hard Silver">
            <text:p>700C <text:s/>Fiamme Hard Silver</text:p>
          </table:table-cell>
          <table:table-cell office:value-type="float" office:value="615">
            <text:p>61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00C</text:p>
          </table:table-cell>
          <table:table-cell office:value-type="string">
            <text:p>Fiamme Master</text:p>
          </table:table-cell>
          <table:table-cell table:formula="oooc:=[.A49] &amp; &quot;  &quot; &amp; [.B49]" office:value-type="string" office:string-value="700C  Fiamme Master">
            <text:p>700C <text:s/>Fiamme Master</text:p>
          </table:table-cell>
          <table:table-cell office:value-type="float" office:value="617">
            <text:p>61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00C</text:p>
          </table:table-cell>
          <table:table-cell office:value-type="string">
            <text:p>Fiamme Red Label</text:p>
          </table:table-cell>
          <table:table-cell table:formula="oooc:=[.A50] &amp; &quot;  &quot; &amp; [.B50]" office:value-type="string" office:string-value="700C  Fiamme Red Label">
            <text:p>700C <text:s/>Fiamme Red Label</text:p>
          </table:table-cell>
          <table:table-cell office:value-type="float" office:value="617">
            <text:p>61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00C</text:p>
          </table:table-cell>
          <table:table-cell office:value-type="string">
            <text:p>Fiamme Speedy (track)</text:p>
          </table:table-cell>
          <table:table-cell table:formula="oooc:=[.A51] &amp; &quot;  &quot; &amp; [.B51]" office:value-type="string" office:string-value="700C  Fiamme Speedy (track)">
            <text:p>700C <text:s/>Fiamme Speedy (track)</text:p>
          </table:table-cell>
          <table:table-cell office:value-type="float" office:value="617">
            <text:p>61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00C</text:p>
          </table:table-cell>
          <table:table-cell office:value-type="string">
            <text:p>Fiamme Super Corsa</text:p>
          </table:table-cell>
          <table:table-cell table:formula="oooc:=[.A52] &amp; &quot;  &quot; &amp; [.B52]" office:value-type="string" office:string-value="700C  Fiamme Super Corsa">
            <text:p>700C <text:s/>Fiamme Super Corsa</text:p>
          </table:table-cell>
          <table:table-cell office:value-type="float" office:value="615">
            <text:p>61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00C</text:p>
          </table:table-cell>
          <table:table-cell office:value-type="string">
            <text:p>FiR Alkor</text:p>
          </table:table-cell>
          <table:table-cell table:formula="oooc:=[.A53] &amp; &quot;  &quot; &amp; [.B53]" office:value-type="string" office:string-value="700C  FiR Alkor">
            <text:p>700C <text:s/>FiR Alkor</text:p>
          </table:table-cell>
          <table:table-cell office:value-type="float" office:value="617">
            <text:p>61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00C</text:p>
          </table:table-cell>
          <table:table-cell office:value-type="string">
            <text:p>FiR Antara 2000</text:p>
          </table:table-cell>
          <table:table-cell table:formula="oooc:=[.A54] &amp; &quot;  &quot; &amp; [.B54]" office:value-type="string" office:string-value="700C  FiR Antara 2000">
            <text:p>700C <text:s/>FiR Antara 2000</text:p>
          </table:table-cell>
          <table:table-cell office:value-type="float" office:value="562">
            <text:p>56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00C</text:p>
          </table:table-cell>
          <table:table-cell office:value-type="string">
            <text:p>FiR Isidis</text:p>
          </table:table-cell>
          <table:table-cell table:formula="oooc:=[.A55] &amp; &quot;  &quot; &amp; [.B55]" office:value-type="string" office:string-value="700C  FiR Isidis">
            <text:p>700C <text:s/>FiR Isidis</text:p>
          </table:table-cell>
          <table:table-cell office:value-type="float" office:value="617">
            <text:p>61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00C</text:p>
          </table:table-cell>
          <table:table-cell office:value-type="string">
            <text:p>FiR Pulsar</text:p>
          </table:table-cell>
          <table:table-cell table:formula="oooc:=[.A56] &amp; &quot;  &quot; &amp; [.B56]" office:value-type="string" office:string-value="700C  FiR Pulsar">
            <text:p>700C <text:s/>FiR Pulsar</text:p>
          </table:table-cell>
          <table:table-cell office:value-type="float" office:value="617">
            <text:p>61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00C</text:p>
          </table:table-cell>
          <table:table-cell office:value-type="string">
            <text:p>FiR Quasar</text:p>
          </table:table-cell>
          <table:table-cell table:formula="oooc:=[.A57] &amp; &quot;  &quot; &amp; [.B57]" office:value-type="string" office:string-value="700C  FiR Quasar">
            <text:p>700C <text:s/>FiR Quasar</text:p>
          </table:table-cell>
          <table:table-cell office:value-type="float" office:value="617">
            <text:p>61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00C</text:p>
          </table:table-cell>
          <table:table-cell office:value-type="string">
            <text:p>FiR Sirus</text:p>
          </table:table-cell>
          <table:table-cell table:formula="oooc:=[.A58] &amp; &quot;  &quot; &amp; [.B58]" office:value-type="string" office:string-value="700C  FiR Sirus">
            <text:p>700C <text:s/>FiR Sirus</text:p>
          </table:table-cell>
          <table:table-cell office:value-type="float" office:value="617">
            <text:p>61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00C</text:p>
          </table:table-cell>
          <table:table-cell office:value-type="string">
            <text:p>FiR ST120 (400g)</text:p>
          </table:table-cell>
          <table:table-cell table:formula="oooc:=[.A59] &amp; &quot;  &quot; &amp; [.B59]" office:value-type="string" office:string-value="700C  FiR ST120 (400g)">
            <text:p>700C <text:s/>FiR ST120 (400g)</text:p>
          </table:table-cell>
          <table:table-cell office:value-type="float" office:value="616">
            <text:p>61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00C</text:p>
          </table:table-cell>
          <table:table-cell office:value-type="string">
            <text:p>FiR ST120L (340g)</text:p>
          </table:table-cell>
          <table:table-cell table:formula="oooc:=[.A60] &amp; &quot;  &quot; &amp; [.B60]" office:value-type="string" office:string-value="700C  FiR ST120L (340g)">
            <text:p>700C <text:s/>FiR ST120L (340g)</text:p>
          </table:table-cell>
          <table:table-cell office:value-type="float" office:value="616">
            <text:p>61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00C</text:p>
          </table:table-cell>
          <table:table-cell office:value-type="string">
            <text:p>LEW Composite</text:p>
          </table:table-cell>
          <table:table-cell table:formula="oooc:=[.A61] &amp; &quot;  &quot; &amp; [.B61]" office:value-type="string" office:string-value="700C  LEW Composite">
            <text:p>700C <text:s/>LEW Composite</text:p>
          </table:table-cell>
          <table:table-cell office:value-type="float" office:value="572">
            <text:p>57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00C</text:p>
          </table:table-cell>
          <table:table-cell office:value-type="string">
            <text:p>Matrix Iso </text:p>
          </table:table-cell>
          <table:table-cell table:formula="oooc:=[.A62] &amp; &quot;  &quot; &amp; [.B62]" office:value-type="string" office:string-value="700C  Matrix Iso ">
            <text:p>700C <text:s/>Matrix Iso </text:p>
          </table:table-cell>
          <table:table-cell office:value-type="float" office:value="611">
            <text:p>61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00C</text:p>
          </table:table-cell>
          <table:table-cell office:value-type="string">
            <text:p>Mavic Argent 10</text:p>
          </table:table-cell>
          <table:table-cell table:formula="oooc:=[.A63] &amp; &quot;  &quot; &amp; [.B63]" office:value-type="string" office:string-value="700C  Mavic Argent 10">
            <text:p>700C <text:s/>Mavic Argent 10</text:p>
          </table:table-cell>
          <table:table-cell office:value-type="float" office:value="615">
            <text:p>61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00C</text:p>
          </table:table-cell>
          <table:table-cell office:value-type="string">
            <text:p>Mavic Argent 12 SSC</text:p>
          </table:table-cell>
          <table:table-cell table:formula="oooc:=[.A64] &amp; &quot;  &quot; &amp; [.B64]" office:value-type="string" office:string-value="700C  Mavic Argent 12 SSC">
            <text:p>700C <text:s/>Mavic Argent 12 SSC</text:p>
          </table:table-cell>
          <table:table-cell office:value-type="float" office:value="616">
            <text:p>61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00C</text:p>
          </table:table-cell>
          <table:table-cell office:value-type="string">
            <text:p>Mavic Argent 7</text:p>
          </table:table-cell>
          <table:table-cell table:formula="oooc:=[.A65] &amp; &quot;  &quot; &amp; [.B65]" office:value-type="string" office:string-value="700C  Mavic Argent 7">
            <text:p>700C <text:s/>Mavic Argent 7</text:p>
          </table:table-cell>
          <table:table-cell office:value-type="float" office:value="615">
            <text:p>61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00C</text:p>
          </table:table-cell>
          <table:table-cell office:value-type="string">
            <text:p>Mavic Argent 8</text:p>
          </table:table-cell>
          <table:table-cell table:formula="oooc:=[.A66] &amp; &quot;  &quot; &amp; [.B66]" office:value-type="string" office:string-value="700C  Mavic Argent 8">
            <text:p>700C <text:s/>Mavic Argent 8</text:p>
          </table:table-cell>
          <table:table-cell office:value-type="float" office:value="615">
            <text:p>61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00C</text:p>
          </table:table-cell>
          <table:table-cell office:value-type="string">
            <text:p>Mavic Bleu SSC</text:p>
          </table:table-cell>
          <table:table-cell table:formula="oooc:=[.A67] &amp; &quot;  &quot; &amp; [.B67]" office:value-type="string" office:string-value="700C  Mavic Bleu SSC">
            <text:p>700C <text:s/>Mavic Bleu SSC</text:p>
          </table:table-cell>
          <table:table-cell office:value-type="float" office:value="616">
            <text:p>61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00C</text:p>
          </table:table-cell>
          <table:table-cell office:value-type="string">
            <text:p>Mavic CX18</text:p>
          </table:table-cell>
          <table:table-cell table:formula="oooc:=[.A68] &amp; &quot;  &quot; &amp; [.B68]" office:value-type="string" office:string-value="700C  Mavic CX18">
            <text:p>700C <text:s/>Mavic CX18</text:p>
          </table:table-cell>
          <table:table-cell office:value-type="float" office:value="616">
            <text:p>61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00C</text:p>
          </table:table-cell>
          <table:table-cell office:value-type="string">
            <text:p>Mavic CXP30 (ERD is Mavic's Nipple Seat Dia + 3mm for nipples)</text:p>
          </table:table-cell>
          <table:table-cell table:formula="oooc:=[.A69] &amp; &quot;  &quot; &amp; [.B69]" office:value-type="string" office:string-value="700C  Mavic CXP30 (ERD is Mavic's Nipple Seat Dia + 3mm for nipples)">
            <text:p>700C <text:s/>Mavic CXP30 (ERD is Mavic's Nipple Seat Dia + 3mm for nipples)</text:p>
          </table:table-cell>
          <table:table-cell table:formula="oooc:=584+3" office:value-type="float" office:value="587">
            <text:p>58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00C</text:p>
          </table:table-cell>
          <table:table-cell office:value-type="string">
            <text:p>Mavic GEL280</text:p>
          </table:table-cell>
          <table:table-cell table:formula="oooc:=[.A70] &amp; &quot;  &quot; &amp; [.B70]" office:value-type="string" office:string-value="700C  Mavic GEL280">
            <text:p>700C <text:s/>Mavic GEL280</text:p>
          </table:table-cell>
          <table:table-cell office:value-type="float" office:value="615">
            <text:p>61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00C</text:p>
          </table:table-cell>
          <table:table-cell office:value-type="string">
            <text:p>Mavic GL330</text:p>
          </table:table-cell>
          <table:table-cell table:formula="oooc:=[.A71] &amp; &quot;  &quot; &amp; [.B71]" office:value-type="string" office:string-value="700C  Mavic GL330">
            <text:p>700C <text:s/>Mavic GL330</text:p>
          </table:table-cell>
          <table:table-cell office:value-type="float" office:value="615">
            <text:p>61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00C</text:p>
          </table:table-cell>
          <table:table-cell office:value-type="string">
            <text:p>Mavic GP4 new angular (ERD is Mavic's Nipple Seat Dia + 3mm for nipples)</text:p>
          </table:table-cell>
          <table:table-cell table:formula="oooc:=[.A72] &amp; &quot;  &quot; &amp; [.B72]" office:value-type="string" office:string-value="700C  Mavic GP4 new angular (ERD is Mavic's Nipple Seat Dia + 3mm for nipples)">
            <text:p>700C <text:s/>Mavic GP4 new angular (ERD is Mavic's Nipple Seat Dia + 3mm for nipples)</text:p>
          </table:table-cell>
          <table:table-cell table:formula="oooc:=609+3" office:value-type="float" office:value="612">
            <text:p>6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00C</text:p>
          </table:table-cell>
          <table:table-cell office:value-type="string">
            <text:p>Mavic GP4 old rounder</text:p>
          </table:table-cell>
          <table:table-cell table:formula="oooc:=[.A73] &amp; &quot;  &quot; &amp; [.B73]" office:value-type="string" office:string-value="700C  Mavic GP4 old rounder">
            <text:p>700C <text:s/>Mavic GP4 old rounder</text:p>
          </table:table-cell>
          <table:table-cell office:value-type="float" office:value="615">
            <text:p>61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00C</text:p>
          </table:table-cell>
          <table:table-cell office:value-type="string">
            <text:p>Mavic Mach 2CD2 </text:p>
          </table:table-cell>
          <table:table-cell table:formula="oooc:=[.A74] &amp; &quot;  &quot; &amp; [.B74]" office:value-type="string" office:string-value="700C  Mavic Mach 2CD2 ">
            <text:p>700C <text:s/>Mavic Mach 2CD2 </text:p>
          </table:table-cell>
          <table:table-cell office:value-type="float" office:value="604">
            <text:p>60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00C</text:p>
          </table:table-cell>
          <table:table-cell office:value-type="string">
            <text:p>Mavic Mach2</text:p>
          </table:table-cell>
          <table:table-cell table:formula="oooc:=[.A75] &amp; &quot;  &quot; &amp; [.B75]" office:value-type="string" office:string-value="700C  Mavic Mach2">
            <text:p>700C <text:s/>Mavic Mach2</text:p>
          </table:table-cell>
          <table:table-cell office:value-type="float" office:value="603">
            <text:p>6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00C</text:p>
          </table:table-cell>
          <table:table-cell office:value-type="string">
            <text:p>Mavic Montlhery Pro</text:p>
          </table:table-cell>
          <table:table-cell table:formula="oooc:=[.A76] &amp; &quot;  &quot; &amp; [.B76]" office:value-type="string" office:string-value="700C  Mavic Montlhery Pro">
            <text:p>700C <text:s/>Mavic Montlhery Pro</text:p>
          </table:table-cell>
          <table:table-cell office:value-type="float" office:value="616">
            <text:p>61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00C</text:p>
          </table:table-cell>
          <table:table-cell office:value-type="string">
            <text:p>Mavic OR7</text:p>
          </table:table-cell>
          <table:table-cell table:formula="oooc:=[.A77] &amp; &quot;  &quot; &amp; [.B77]" office:value-type="string" office:string-value="700C  Mavic OR7">
            <text:p>700C <text:s/>Mavic OR7</text:p>
          </table:table-cell>
          <table:table-cell office:value-type="float" office:value="615">
            <text:p>61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00C</text:p>
          </table:table-cell>
          <table:table-cell office:value-type="string">
            <text:p>Mavic Paris Roubaix SSC (ERD is Mavic's Nipple Seat Dia + 3mm for nipples)</text:p>
          </table:table-cell>
          <table:table-cell table:formula="oooc:=[.A78] &amp; &quot;  &quot; &amp; [.B78]" office:value-type="string" office:string-value="700C  Mavic Paris Roubaix SSC (ERD is Mavic's Nipple Seat Dia + 3mm for nipples)">
            <text:p>700C <text:s/>Mavic Paris Roubaix SSC (ERD is Mavic's Nipple Seat Dia + 3mm for nipples)</text:p>
          </table:table-cell>
          <table:table-cell table:formula="oooc:=612+3" office:value-type="float" office:value="615">
            <text:p>61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00C</text:p>
          </table:table-cell>
          <table:table-cell office:value-type="string">
            <text:p>Mavic Piste (track)</text:p>
          </table:table-cell>
          <table:table-cell table:formula="oooc:=[.A79] &amp; &quot;  &quot; &amp; [.B79]" office:value-type="string" office:string-value="700C  Mavic Piste (track)">
            <text:p>700C <text:s/>Mavic Piste (track)</text:p>
          </table:table-cell>
          <table:table-cell office:value-type="float" office:value="617">
            <text:p>61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00C</text:p>
          </table:table-cell>
          <table:table-cell office:value-type="string">
            <text:p>Mavic Reflex</text:p>
          </table:table-cell>
          <table:table-cell table:formula="oooc:=[.A80] &amp; &quot;  &quot; &amp; [.B80]" office:value-type="string" office:string-value="700C  Mavic Reflex">
            <text:p>700C <text:s/>Mavic Reflex</text:p>
          </table:table-cell>
          <table:table-cell office:value-type="float" office:value="613">
            <text:p>61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00C</text:p>
          </table:table-cell>
          <table:table-cell office:value-type="string">
            <text:p>Mavic Reflex</text:p>
          </table:table-cell>
          <table:table-cell table:formula="oooc:=[.A81] &amp; &quot;  &quot; &amp; [.B81]" office:value-type="string" office:string-value="700C  Mavic Reflex">
            <text:p>700C <text:s/>Mavic Reflex</text:p>
          </table:table-cell>
          <table:table-cell office:value-type="float" office:value="616">
            <text:p>61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00C</text:p>
          </table:table-cell>
          <table:table-cell office:value-type="string">
            <text:p>Mavic Reflex</text:p>
          </table:table-cell>
          <table:table-cell table:formula="oooc:=[.A82] &amp; &quot;  &quot; &amp; [.B82]" office:value-type="string" office:string-value="700C  Mavic Reflex">
            <text:p>700C <text:s/>Mavic Reflex</text:p>
          </table:table-cell>
          <table:table-cell office:value-type="float" office:value="613">
            <text:p>61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00C</text:p>
          </table:table-cell>
          <table:table-cell office:value-type="string">
            <text:p>Mavic Reflex</text:p>
          </table:table-cell>
          <table:table-cell table:formula="oooc:=[.A83] &amp; &quot;  &quot; &amp; [.B83]" office:value-type="string" office:string-value="700C  Mavic Reflex">
            <text:p>700C <text:s/>Mavic Reflex</text:p>
          </table:table-cell>
          <table:table-cell office:value-type="float" office:value="616">
            <text:p>61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00C</text:p>
          </table:table-cell>
          <table:table-cell office:value-type="string">
            <text:p>Mavic Reflex</text:p>
          </table:table-cell>
          <table:table-cell table:formula="oooc:=[.A84] &amp; &quot;  &quot; &amp; [.B84]" office:value-type="string" office:string-value="700C  Mavic Reflex">
            <text:p>700C <text:s/>Mavic Reflex</text:p>
          </table:table-cell>
          <table:table-cell office:value-type="float" office:value="613">
            <text:p>61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00C</text:p>
          </table:table-cell>
          <table:table-cell office:value-type="string">
            <text:p>Mavic Reflex</text:p>
          </table:table-cell>
          <table:table-cell table:formula="oooc:=[.A85] &amp; &quot;  &quot; &amp; [.B85]" office:value-type="string" office:string-value="700C  Mavic Reflex">
            <text:p>700C <text:s/>Mavic Reflex</text:p>
          </table:table-cell>
          <table:table-cell office:value-type="float" office:value="616">
            <text:p>61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00C</text:p>
          </table:table-cell>
          <table:table-cell office:value-type="string">
            <text:p>Nisi AN-85</text:p>
          </table:table-cell>
          <table:table-cell table:formula="oooc:=[.A86] &amp; &quot;  &quot; &amp; [.B86]" office:value-type="string" office:string-value="700C  Nisi AN-85">
            <text:p>700C <text:s/>Nisi AN-85</text:p>
          </table:table-cell>
          <table:table-cell office:value-type="float" office:value="617">
            <text:p>61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00C</text:p>
          </table:table-cell>
          <table:table-cell office:value-type="string">
            <text:p>Nisi Countach</text:p>
          </table:table-cell>
          <table:table-cell table:formula="oooc:=[.A87] &amp; &quot;  &quot; &amp; [.B87]" office:value-type="string" office:string-value="700C  Nisi Countach">
            <text:p>700C <text:s/>Nisi Countach</text:p>
          </table:table-cell>
          <table:table-cell office:value-type="float" office:value="617">
            <text:p>61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00C</text:p>
          </table:table-cell>
          <table:table-cell office:value-type="string">
            <text:p>Nisi G-27</text:p>
          </table:table-cell>
          <table:table-cell table:formula="oooc:=[.A88] &amp; &quot;  &quot; &amp; [.B88]" office:value-type="string" office:string-value="700C  Nisi G-27">
            <text:p>700C <text:s/>Nisi G-27</text:p>
          </table:table-cell>
          <table:table-cell office:value-type="float" office:value="618">
            <text:p>6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00C</text:p>
          </table:table-cell>
          <table:table-cell office:value-type="string">
            <text:p>Nisi Sludi Mod 290</text:p>
          </table:table-cell>
          <table:table-cell table:formula="oooc:=[.A89] &amp; &quot;  &quot; &amp; [.B89]" office:value-type="string" office:string-value="700C  Nisi Sludi Mod 290">
            <text:p>700C <text:s/>Nisi Sludi Mod 290</text:p>
          </table:table-cell>
          <table:table-cell office:value-type="float" office:value="618">
            <text:p>6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00C</text:p>
          </table:table-cell>
          <table:table-cell office:value-type="string">
            <text:p>Nisi Sludi Mod 320</text:p>
          </table:table-cell>
          <table:table-cell table:formula="oooc:=[.A90] &amp; &quot;  &quot; &amp; [.B90]" office:value-type="string" office:string-value="700C  Nisi Sludi Mod 320">
            <text:p>700C <text:s/>Nisi Sludi Mod 320</text:p>
          </table:table-cell>
          <table:table-cell office:value-type="float" office:value="618">
            <text:p>6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00C</text:p>
          </table:table-cell>
          <table:table-cell office:value-type="string">
            <text:p>Nisi Solidal</text:p>
          </table:table-cell>
          <table:table-cell table:formula="oooc:=[.A91] &amp; &quot;  &quot; &amp; [.B91]" office:value-type="string" office:string-value="700C  Nisi Solidal">
            <text:p>700C <text:s/>Nisi Solidal</text:p>
          </table:table-cell>
          <table:table-cell office:value-type="float" office:value="617">
            <text:p>61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00C</text:p>
          </table:table-cell>
          <table:table-cell office:value-type="string">
            <text:p>Performance A19T </text:p>
          </table:table-cell>
          <table:table-cell table:formula="oooc:=[.A92] &amp; &quot;  &quot; &amp; [.B92]" office:value-type="string" office:string-value="700C  Performance A19T ">
            <text:p>700C <text:s/>Performance A19T </text:p>
          </table:table-cell>
          <table:table-cell office:value-type="float" office:value="603">
            <text:p>6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00C</text:p>
          </table:table-cell>
          <table:table-cell office:value-type="string">
            <text:p>Rolf Vector Pro, Araya made. For Greer internal nipples + 4mm washers</text:p>
          </table:table-cell>
          <table:table-cell table:formula="oooc:=[.A93] &amp; &quot;  &quot; &amp; [.B93]" office:value-type="string" office:string-value="700C  Rolf Vector Pro, Araya made. For Greer internal nipples + 4mm washers">
            <text:p>700C <text:s/>Rolf Vector Pro, Araya made. For Greer internal nipples + 4mm washers</text:p>
          </table:table-cell>
          <table:table-cell office:value-type="float" office:value="608.1">
            <text:p>608.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00C</text:p>
          </table:table-cell>
          <table:table-cell office:value-type="string">
            <text:p>Rolf Vector Pro, Trek made. For Greer internal nipples, no washers</text:p>
          </table:table-cell>
          <table:table-cell table:formula="oooc:=[.A94] &amp; &quot;  &quot; &amp; [.B94]" office:value-type="string" office:string-value="700C  Rolf Vector Pro, Trek made. For Greer internal nipples, no washers">
            <text:p>700C <text:s/>Rolf Vector Pro, Trek made. For Greer internal nipples, no washers</text:p>
          </table:table-cell>
          <table:table-cell office:value-type="float" office:value="603.7">
            <text:p>603.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00C</text:p>
          </table:table-cell>
          <table:table-cell office:value-type="string">
            <text:p>Saavedra aero</text:p>
          </table:table-cell>
          <table:table-cell table:formula="oooc:=[.A95] &amp; &quot;  &quot; &amp; [.B95]" office:value-type="string" office:string-value="700C  Saavedra aero">
            <text:p>700C <text:s/>Saavedra aero</text:p>
          </table:table-cell>
          <table:table-cell office:value-type="float" office:value="608">
            <text:p>60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00C</text:p>
          </table:table-cell>
          <table:table-cell office:value-type="string">
            <text:p>Saturae: <text:s/>All greay anodized models</text:p>
          </table:table-cell>
          <table:table-cell table:formula="oooc:=[.A96] &amp; &quot;  &quot; &amp; [.B96]" office:value-type="string" office:string-value="700C  Saturae:  All greay anodized models">
            <text:p>700C <text:s/>Saturae: <text:s/>All greay anodized models</text:p>
          </table:table-cell>
          <table:table-cell office:value-type="float" office:value="618">
            <text:p>6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00C</text:p>
          </table:table-cell>
          <table:table-cell office:value-type="string">
            <text:p>Sun Buzz Road (carbon, alu brake track)</text:p>
          </table:table-cell>
          <table:table-cell table:formula="oooc:=[.A97] &amp; &quot;  &quot; &amp; [.B97]" office:value-type="string" office:string-value="700C  Sun Buzz Road (carbon, alu brake track)">
            <text:p>700C <text:s/>Sun Buzz Road (carbon, alu brake track)</text:p>
          </table:table-cell>
          <table:table-cell office:value-type="float" office:value="556">
            <text:p>5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00C</text:p>
          </table:table-cell>
          <table:table-cell office:value-type="string">
            <text:p>Sun Buzz Special Event (carbon, no brake track)</text:p>
          </table:table-cell>
          <table:table-cell table:formula="oooc:=[.A98] &amp; &quot;  &quot; &amp; [.B98]" office:value-type="string" office:string-value="700C  Sun Buzz Special Event (carbon, no brake track)">
            <text:p>700C <text:s/>Sun Buzz Special Event (carbon, no brake track)</text:p>
          </table:table-cell>
          <table:table-cell office:value-type="float" office:value="556">
            <text:p>5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00C</text:p>
          </table:table-cell>
          <table:table-cell office:value-type="string">
            <text:p>Sun M17A (tubular)</text:p>
          </table:table-cell>
          <table:table-cell table:formula="oooc:=[.A99] &amp; &quot;  &quot; &amp; [.B99]" office:value-type="string" office:string-value="700C  Sun M17A (tubular)">
            <text:p>700C <text:s/>Sun M17A (tubular)</text:p>
          </table:table-cell>
          <table:table-cell office:value-type="float" office:value="613">
            <text:p>61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00C</text:p>
          </table:table-cell>
          <table:table-cell office:value-type="string">
            <text:p>Sun M19A</text:p>
          </table:table-cell>
          <table:table-cell table:formula="oooc:=[.A100] &amp; &quot;  &quot; &amp; [.B100]" office:value-type="string" office:string-value="700C  Sun M19A">
            <text:p>700C <text:s/>Sun M19A</text:p>
          </table:table-cell>
          <table:table-cell office:value-type="float" office:value="604">
            <text:p>60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00C</text:p>
          </table:table-cell>
          <table:table-cell office:value-type="string">
            <text:p>Sun M19AII (632 mm OD)</text:p>
          </table:table-cell>
          <table:table-cell table:formula="oooc:=[.A101] &amp; &quot;  &quot; &amp; [.B101]" office:value-type="string" office:string-value="700C  Sun M19AII (632 mm OD)">
            <text:p>700C <text:s/>Sun M19AII (632 mm OD)</text:p>
          </table:table-cell>
          <table:table-cell office:value-type="float" office:value="602">
            <text:p>6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00C</text:p>
          </table:table-cell>
          <table:table-cell office:value-type="string">
            <text:p>Sun M20B</text:p>
          </table:table-cell>
          <table:table-cell table:formula="oooc:=[.A102] &amp; &quot;  &quot; &amp; [.B102]" office:value-type="string" office:string-value="700C  Sun M20B">
            <text:p>700C <text:s/>Sun M20B</text:p>
          </table:table-cell>
          <table:table-cell office:value-type="float" office:value="614">
            <text:p>61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00C</text:p>
          </table:table-cell>
          <table:table-cell office:value-type="string">
            <text:p>Velocity Escape 19mm x 19mm</text:p>
          </table:table-cell>
          <table:table-cell table:formula="oooc:=[.A103] &amp; &quot;  &quot; &amp; [.B103]" office:value-type="string" office:string-value="700C  Velocity Escape 19mm x 19mm">
            <text:p>700C <text:s/>Velocity Escape 19mm x 19mm</text:p>
          </table:table-cell>
          <table:table-cell office:value-type="float" office:value="602">
            <text:p>6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00C</text:p>
          </table:table-cell>
          <table:table-cell office:value-type="string">
            <text:p>Velocity Pro/Elite</text:p>
          </table:table-cell>
          <table:table-cell table:formula="oooc:=[.A104] &amp; &quot;  &quot; &amp; [.B104]" office:value-type="string" office:string-value="700C  Velocity Pro/Elite">
            <text:p>700C <text:s/>Velocity Pro/Elite</text:p>
          </table:table-cell>
          <table:table-cell office:value-type="float" office:value="582">
            <text:p>58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00C</text:p>
          </table:table-cell>
          <table:table-cell office:value-type="string">
            <text:p>Wolber Aspin </text:p>
          </table:table-cell>
          <table:table-cell table:formula="oooc:=[.A105] &amp; &quot;  &quot; &amp; [.B105]" office:value-type="string" office:string-value="700C  Wolber Aspin ">
            <text:p>700C <text:s/>Wolber Aspin </text:p>
          </table:table-cell>
          <table:table-cell office:value-type="float" office:value="614">
            <text:p>61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00C</text:p>
          </table:table-cell>
          <table:table-cell office:value-type="string">
            <text:p>Wolber Profil 18 </text:p>
          </table:table-cell>
          <table:table-cell table:formula="oooc:=[.A106] &amp; &quot;  &quot; &amp; [.B106]" office:value-type="string" office:string-value="700C  Wolber Profil 18 ">
            <text:p>700C <text:s/>Wolber Profil 18 </text:p>
          </table:table-cell>
          <table:table-cell office:value-type="float" office:value="611">
            <text:p>61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00C</text:p>
          </table:table-cell>
          <table:table-cell office:value-type="string">
            <text:p>Wolber Profil 20 </text:p>
          </table:table-cell>
          <table:table-cell table:formula="oooc:=[.A107] &amp; &quot;  &quot; &amp; [.B107]" office:value-type="string" office:string-value="700C  Wolber Profil 20 ">
            <text:p>700C <text:s/>Wolber Profil 20 </text:p>
          </table:table-cell>
          <table:table-cell office:value-type="float" office:value="600">
            <text:p>6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00C</text:p>
          </table:table-cell>
          <table:table-cell office:value-type="string">
            <text:p>Wolber Profil A </text:p>
          </table:table-cell>
          <table:table-cell table:formula="oooc:=[.A108] &amp; &quot;  &quot; &amp; [.B108]" office:value-type="string" office:string-value="700C  Wolber Profil A ">
            <text:p>700C <text:s/>Wolber Profil A </text:p>
          </table:table-cell>
          <table:table-cell office:value-type="float" office:value="608">
            <text:p>60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00C</text:p>
          </table:table-cell>
          <table:table-cell office:value-type="string">
            <text:p>Wolber/Super Champion Arc-en-ciel</text:p>
          </table:table-cell>
          <table:table-cell table:formula="oooc:=[.A109] &amp; &quot;  &quot; &amp; [.B109]" office:value-type="string" office:string-value="700C  Wolber/Super Champion Arc-en-ciel">
            <text:p>700C <text:s/>Wolber/Super Champion Arc-en-ciel</text:p>
          </table:table-cell>
          <table:table-cell office:value-type="float" office:value="616">
            <text:p>61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00C</text:p>
          </table:table-cell>
          <table:table-cell office:value-type="string">
            <text:p>Wolber/Super Champion Aspin</text:p>
          </table:table-cell>
          <table:table-cell table:formula="oooc:=[.A110] &amp; &quot;  &quot; &amp; [.B110]" office:value-type="string" office:string-value="700C  Wolber/Super Champion Aspin">
            <text:p>700C <text:s/>Wolber/Super Champion Aspin</text:p>
          </table:table-cell>
          <table:table-cell office:value-type="float" office:value="616">
            <text:p>61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00C</text:p>
          </table:table-cell>
          <table:table-cell office:value-type="string">
            <text:p>Wolber/Super Champion Aubisque</text:p>
          </table:table-cell>
          <table:table-cell table:formula="oooc:=[.A111] &amp; &quot;  &quot; &amp; [.B111]" office:value-type="string" office:string-value="700C  Wolber/Super Champion Aubisque">
            <text:p>700C <text:s/>Wolber/Super Champion Aubisque</text:p>
          </table:table-cell>
          <table:table-cell office:value-type="float" office:value="616">
            <text:p>61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00C</text:p>
          </table:table-cell>
          <table:table-cell office:value-type="string">
            <text:p>Wolber/Super Champion Competition</text:p>
          </table:table-cell>
          <table:table-cell table:formula="oooc:=[.A112] &amp; &quot;  &quot; &amp; [.B112]" office:value-type="string" office:string-value="700C  Wolber/Super Champion Competition">
            <text:p>700C <text:s/>Wolber/Super Champion Competition</text:p>
          </table:table-cell>
          <table:table-cell office:value-type="float" office:value="616">
            <text:p>61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00C</text:p>
          </table:table-cell>
          <table:table-cell office:value-type="string">
            <text:p>Wolber/Super Champion Medaile d'Or</text:p>
          </table:table-cell>
          <table:table-cell table:formula="oooc:=[.A113] &amp; &quot;  &quot; &amp; [.B113]" office:value-type="string" office:string-value="700C  Wolber/Super Champion Medaile d'Or">
            <text:p>700C <text:s/>Wolber/Super Champion Medaile d'Or</text:p>
          </table:table-cell>
          <table:table-cell office:value-type="float" office:value="616">
            <text:p>61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00C</text:p>
          </table:table-cell>
          <table:table-cell office:value-type="string">
            <text:p>Zipp 140 12mm deep box section aluminum tubular</text:p>
          </table:table-cell>
          <table:table-cell table:formula="oooc:=[.A114] &amp; &quot;  &quot; &amp; [.B114]" office:value-type="string" office:string-value="700C  Zipp 140 12mm deep box section aluminum tubular">
            <text:p>700C <text:s/>Zipp 140 12mm deep box section aluminum tubular</text:p>
          </table:table-cell>
          <table:table-cell office:value-type="float" office:value="614">
            <text:p>61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00C</text:p>
          </table:table-cell>
          <table:table-cell office:value-type="string">
            <text:p>Zipp 250 24.8mm deep carbon tubular</text:p>
          </table:table-cell>
          <table:table-cell table:formula="oooc:=[.A115] &amp; &quot;  &quot; &amp; [.B115]" office:value-type="string" office:string-value="700C  Zipp 250 24.8mm deep carbon tubular">
            <text:p>700C <text:s/>Zipp 250 24.8mm deep carbon tubular</text:p>
          </table:table-cell>
          <table:table-cell office:value-type="float" office:value="596">
            <text:p>5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00C</text:p>
          </table:table-cell>
          <table:table-cell office:value-type="string">
            <text:p>Zipp 280 38mm deep carbon tubular </text:p>
          </table:table-cell>
          <table:table-cell table:formula="oooc:=[.A116] &amp; &quot;  &quot; &amp; [.B116]" office:value-type="string" office:string-value="700C  Zipp 280 38mm deep carbon tubular ">
            <text:p>700C <text:s/>Zipp 280 38mm deep carbon tubular </text:p>
          </table:table-cell>
          <table:table-cell office:value-type="float" office:value="569">
            <text:p>56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00C</text:p>
          </table:table-cell>
          <table:table-cell office:value-type="string">
            <text:p>Zipp 340 38mm deep carbon tubular</text:p>
          </table:table-cell>
          <table:table-cell table:formula="oooc:=[.A117] &amp; &quot;  &quot; &amp; [.B117]" office:value-type="string" office:string-value="700C  Zipp 340 38mm deep carbon tubular">
            <text:p>700C <text:s/>Zipp 340 38mm deep carbon tubular</text:p>
          </table:table-cell>
          <table:table-cell office:value-type="float" office:value="566">
            <text:p>56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00C</text:p>
          </table:table-cell>
          <table:table-cell office:value-type="string">
            <text:p>Zipp 360 58mm deep carbon tubular</text:p>
          </table:table-cell>
          <table:table-cell table:formula="oooc:=[.A118] &amp; &quot;  &quot; &amp; [.B118]" office:value-type="string" office:string-value="700C  Zipp 360 58mm deep carbon tubular">
            <text:p>700C <text:s/>Zipp 360 58mm deep carbon tubular</text:p>
          </table:table-cell>
          <table:table-cell office:value-type="float" office:value="530">
            <text:p>53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00C</text:p>
          </table:table-cell>
          <table:table-cell office:value-type="string">
            <text:p>Zipp 420 82mm deep carbon tubular</text:p>
          </table:table-cell>
          <table:table-cell table:formula="oooc:=[.A119] &amp; &quot;  &quot; &amp; [.B119]" office:value-type="string" office:string-value="700C  Zipp 420 82mm deep carbon tubular">
            <text:p>700C <text:s/>Zipp 420 82mm deep carbon tubular</text:p>
          </table:table-cell>
          <table:table-cell office:value-type="float" office:value="484">
            <text:p>48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00C</text:p>
          </table:table-cell>
          <table:table-cell office:value-type="string">
            <text:p>Zipp 440 58mm deep carbon tubular</text:p>
          </table:table-cell>
          <table:table-cell table:formula="oooc:=[.A120] &amp; &quot;  &quot; &amp; [.B120]" office:value-type="string" office:string-value="700C  Zipp 440 58mm deep carbon tubular">
            <text:p>700C <text:s/>Zipp 440 58mm deep carbon tubular</text:p>
          </table:table-cell>
          <table:table-cell office:value-type="float" office:value="530">
            <text:p>53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650C</text:p>
          </table:table-cell>
          <table:table-cell office:value-type="string">
            <text:p>Accel </text:p>
          </table:table-cell>
          <table:table-cell table:formula="oooc:=[.A121] &amp; &quot;  &quot; &amp; [.B121]" office:value-type="string" office:string-value="650C  Accel ">
            <text:p>650C <text:s/>Accel </text:p>
          </table:table-cell>
          <table:table-cell office:value-type="float" office:value="532">
            <text:p>53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650C</text:p>
          </table:table-cell>
          <table:table-cell office:value-type="string">
            <text:p>Ambrosio Crono F.20</text:p>
          </table:table-cell>
          <table:table-cell table:formula="oooc:=[.A122] &amp; &quot;  &quot; &amp; [.B122]" office:value-type="string" office:string-value="650C  Ambrosio Crono F.20">
            <text:p>650C <text:s/>Ambrosio Crono F.20</text:p>
          </table:table-cell>
          <table:table-cell office:value-type="float" office:value="559">
            <text:p>55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650C</text:p>
          </table:table-cell>
          <table:table-cell office:value-type="string">
            <text:p>Ambrosio Montreal!</text:p>
          </table:table-cell>
          <table:table-cell table:formula="oooc:=[.A123] &amp; &quot;  &quot; &amp; [.B123]" office:value-type="string" office:string-value="650C  Ambrosio Montreal!">
            <text:p>650C <text:s/>Ambrosio Montreal!</text:p>
          </table:table-cell>
          <table:table-cell office:value-type="float" office:value="560">
            <text:p>56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650C</text:p>
          </table:table-cell>
          <table:table-cell office:value-type="string">
            <text:p>American Classic carbon fiber V rim</text:p>
          </table:table-cell>
          <table:table-cell table:formula="oooc:=[.A124] &amp; &quot;  &quot; &amp; [.B124]" office:value-type="string" office:string-value="650C  American Classic carbon fiber V rim">
            <text:p>650C <text:s/>American Classic carbon fiber V rim</text:p>
          </table:table-cell>
          <table:table-cell office:value-type="float" office:value="520">
            <text:p>5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650C</text:p>
          </table:table-cell>
          <table:table-cell office:value-type="string">
            <text:p>Araya ADX-4</text:p>
          </table:table-cell>
          <table:table-cell table:formula="oooc:=[.A125] &amp; &quot;  &quot; &amp; [.B125]" office:value-type="string" office:string-value="650C  Araya ADX-4">
            <text:p>650C <text:s/>Araya ADX-4</text:p>
          </table:table-cell>
          <table:table-cell office:value-type="float" office:value="558">
            <text:p>55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650C</text:p>
          </table:table-cell>
          <table:table-cell office:value-type="string">
            <text:p>Araya NEWADX-1S</text:p>
          </table:table-cell>
          <table:table-cell table:formula="oooc:=[.A126] &amp; &quot;  &quot; &amp; [.B126]" office:value-type="string" office:string-value="650C  Araya NEWADX-1S">
            <text:p>650C <text:s/>Araya NEWADX-1S</text:p>
          </table:table-cell>
          <table:table-cell office:value-type="float" office:value="553.3">
            <text:p>553.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650C</text:p>
          </table:table-cell>
          <table:table-cell office:value-type="string">
            <text:p>Araya R-50</text:p>
          </table:table-cell>
          <table:table-cell table:formula="oooc:=[.A127] &amp; &quot;  &quot; &amp; [.B127]" office:value-type="string" office:string-value="650C  Araya R-50">
            <text:p>650C <text:s/>Araya R-50</text:p>
          </table:table-cell>
          <table:table-cell office:value-type="float" office:value="563.4">
            <text:p>563.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650C</text:p>
          </table:table-cell>
          <table:table-cell office:value-type="string">
            <text:p>Araya SA-230S Super Aero (30mm deep)</text:p>
          </table:table-cell>
          <table:table-cell table:formula="oooc:=[.A128] &amp; &quot;  &quot; &amp; [.B128]" office:value-type="string" office:string-value="650C  Araya SA-230S Super Aero (30mm deep)">
            <text:p>650C <text:s/>Araya SA-230S Super Aero (30mm deep)</text:p>
          </table:table-cell>
          <table:table-cell office:value-type="float" office:value="530">
            <text:p>53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650C</text:p>
          </table:table-cell>
          <table:table-cell office:value-type="string">
            <text:p>Campagnolo strada </text:p>
          </table:table-cell>
          <table:table-cell table:formula="oooc:=[.A129] &amp; &quot;  &quot; &amp; [.B129]" office:value-type="string" office:string-value="650C  Campagnolo strada ">
            <text:p>650C <text:s/>Campagnolo strada </text:p>
          </table:table-cell>
          <table:table-cell office:value-type="float" office:value="568">
            <text:p>56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650C</text:p>
          </table:table-cell>
          <table:table-cell office:value-type="string">
            <text:p>FiR Alkor</text:p>
          </table:table-cell>
          <table:table-cell table:formula="oooc:=[.A130] &amp; &quot;  &quot; &amp; [.B130]" office:value-type="string" office:string-value="650C  FiR Alkor">
            <text:p>650C <text:s/>FiR Alkor</text:p>
          </table:table-cell>
          <table:table-cell office:value-type="float" office:value="565">
            <text:p>56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650C</text:p>
          </table:table-cell>
          <table:table-cell office:value-type="string">
            <text:p>FiR Antara 2000</text:p>
          </table:table-cell>
          <table:table-cell table:formula="oooc:=[.A131] &amp; &quot;  &quot; &amp; [.B131]" office:value-type="string" office:string-value="650C  FiR Antara 2000">
            <text:p>650C <text:s/>FiR Antara 2000</text:p>
          </table:table-cell>
          <table:table-cell office:value-type="float" office:value="511">
            <text:p>51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650C</text:p>
          </table:table-cell>
          <table:table-cell office:value-type="string">
            <text:p>LEW Composite</text:p>
          </table:table-cell>
          <table:table-cell table:formula="oooc:=[.A132] &amp; &quot;  &quot; &amp; [.B132]" office:value-type="string" office:string-value="650C  LEW Composite">
            <text:p>650C <text:s/>LEW Composite</text:p>
          </table:table-cell>
          <table:table-cell office:value-type="float" office:value="522">
            <text:p>52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650C</text:p>
          </table:table-cell>
          <table:table-cell office:value-type="string">
            <text:p>Mavic CX18 </text:p>
          </table:table-cell>
          <table:table-cell table:formula="oooc:=[.A133] &amp; &quot;  &quot; &amp; [.B133]" office:value-type="string" office:string-value="650C  Mavic CX18 ">
            <text:p>650C <text:s/>Mavic CX18 </text:p>
          </table:table-cell>
          <table:table-cell office:value-type="float" office:value="577">
            <text:p>57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650C</text:p>
          </table:table-cell>
          <table:table-cell office:value-type="string">
            <text:p>Mavic GL330 </text:p>
          </table:table-cell>
          <table:table-cell table:formula="oooc:=[.A134] &amp; &quot;  &quot; &amp; [.B134]" office:value-type="string" office:string-value="650C  Mavic GL330 ">
            <text:p>650C <text:s/>Mavic GL330 </text:p>
          </table:table-cell>
          <table:table-cell office:value-type="float" office:value="576">
            <text:p>5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650C</text:p>
          </table:table-cell>
          <table:table-cell office:value-type="string">
            <text:p>Mavic Mach 2 </text:p>
          </table:table-cell>
          <table:table-cell table:formula="oooc:=[.A135] &amp; &quot;  &quot; &amp; [.B135]" office:value-type="string" office:string-value="650C  Mavic Mach 2 ">
            <text:p>650C <text:s/>Mavic Mach 2 </text:p>
          </table:table-cell>
          <table:table-cell office:value-type="float" office:value="563">
            <text:p>56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650C</text:p>
          </table:table-cell>
          <table:table-cell office:value-type="string">
            <text:p>Mavic Mach 2CD2 </text:p>
          </table:table-cell>
          <table:table-cell table:formula="oooc:=[.A136] &amp; &quot;  &quot; &amp; [.B136]" office:value-type="string" office:string-value="650C  Mavic Mach 2CD2 ">
            <text:p>650C <text:s/>Mavic Mach 2CD2 </text:p>
          </table:table-cell>
          <table:table-cell office:value-type="float" office:value="557">
            <text:p>55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650C</text:p>
          </table:table-cell>
          <table:table-cell office:value-type="string">
            <text:p>Rolf Vector Carbon, Lew made. For Greer internal nipples + 2.5mm washers</text:p>
          </table:table-cell>
          <table:table-cell table:formula="oooc:=[.A137] &amp; &quot;  &quot; &amp; [.B137]" office:value-type="string" office:string-value="650C  Rolf Vector Carbon, Lew made. For Greer internal nipples + 2.5mm washers">
            <text:p>650C <text:s/>Rolf Vector Carbon, Lew made. For Greer internal nipples + 2.5mm washers</text:p>
          </table:table-cell>
          <table:table-cell office:value-type="float" office:value="530.4">
            <text:p>530.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650C</text:p>
          </table:table-cell>
          <table:table-cell office:value-type="string">
            <text:p>Rolf Vector Pro, Araya made. For Greer internal nipples + 4mm washers</text:p>
          </table:table-cell>
          <table:table-cell table:formula="oooc:=[.A138] &amp; &quot;  &quot; &amp; [.B138]" office:value-type="string" office:string-value="650C  Rolf Vector Pro, Araya made. For Greer internal nipples + 4mm washers">
            <text:p>650C <text:s/>Rolf Vector Pro, Araya made. For Greer internal nipples + 4mm washers</text:p>
          </table:table-cell>
          <table:table-cell office:value-type="float" office:value="553">
            <text:p>55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650C</text:p>
          </table:table-cell>
          <table:table-cell office:value-type="string">
            <text:p>Rolf Vector Pro, Trek made. For Greer internal nipples, no washers</text:p>
          </table:table-cell>
          <table:table-cell table:formula="oooc:=[.A139] &amp; &quot;  &quot; &amp; [.B139]" office:value-type="string" office:string-value="650C  Rolf Vector Pro, Trek made. For Greer internal nipples, no washers">
            <text:p>650C <text:s/>Rolf Vector Pro, Trek made. For Greer internal nipples, no washers</text:p>
          </table:table-cell>
          <table:table-cell office:value-type="float" office:value="553">
            <text:p>55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650C</text:p>
          </table:table-cell>
          <table:table-cell office:value-type="string">
            <text:p>Saavedra aero</text:p>
          </table:table-cell>
          <table:table-cell table:formula="oooc:=[.A140] &amp; &quot;  &quot; &amp; [.B140]" office:value-type="string" office:string-value="650C  Saavedra aero">
            <text:p>650C <text:s/>Saavedra aero</text:p>
          </table:table-cell>
          <table:table-cell office:value-type="float" office:value="558">
            <text:p>55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650C</text:p>
          </table:table-cell>
          <table:table-cell office:value-type="string">
            <text:p>Sun Buzz Road (carbon, alu brake track)</text:p>
          </table:table-cell>
          <table:table-cell table:formula="oooc:=[.A141] &amp; &quot;  &quot; &amp; [.B141]" office:value-type="string" office:string-value="650C  Sun Buzz Road (carbon, alu brake track)">
            <text:p>650C <text:s/>Sun Buzz Road (carbon, alu brake track)</text:p>
          </table:table-cell>
          <table:table-cell office:value-type="float" office:value="507">
            <text:p>50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650C</text:p>
          </table:table-cell>
          <table:table-cell office:value-type="string">
            <text:p>Sun Buzz Special Event (carbon, no brake track)</text:p>
          </table:table-cell>
          <table:table-cell table:formula="oooc:=[.A142] &amp; &quot;  &quot; &amp; [.B142]" office:value-type="string" office:string-value="650C  Sun Buzz Special Event (carbon, no brake track)">
            <text:p>650C <text:s/>Sun Buzz Special Event (carbon, no brake track)</text:p>
          </table:table-cell>
          <table:table-cell office:value-type="float" office:value="507">
            <text:p>50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650C</text:p>
          </table:table-cell>
          <table:table-cell office:value-type="string">
            <text:p>Sun M17A (582 mm OD)</text:p>
          </table:table-cell>
          <table:table-cell table:formula="oooc:=[.A143] &amp; &quot;  &quot; &amp; [.B143]" office:value-type="string" office:string-value="650C  Sun M17A (582 mm OD)">
            <text:p>650C <text:s/>Sun M17A (582 mm OD)</text:p>
          </table:table-cell>
          <table:table-cell office:value-type="float" office:value="560">
            <text:p>56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650C</text:p>
          </table:table-cell>
          <table:table-cell office:value-type="string">
            <text:p>Sun M19A, M19AII (582 mm OD)</text:p>
          </table:table-cell>
          <table:table-cell table:formula="oooc:=[.A144] &amp; &quot;  &quot; &amp; [.B144]" office:value-type="string" office:string-value="650C  Sun M19A, M19AII (582 mm OD)">
            <text:p>650C <text:s/>Sun M19A, M19AII (582 mm OD)</text:p>
          </table:table-cell>
          <table:table-cell office:value-type="float" office:value="552">
            <text:p>55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650C</text:p>
          </table:table-cell>
          <table:table-cell office:value-type="string">
            <text:p>Sun M20B (582 mm OD)</text:p>
          </table:table-cell>
          <table:table-cell table:formula="oooc:=[.A145] &amp; &quot;  &quot; &amp; [.B145]" office:value-type="string" office:string-value="650C  Sun M20B (582 mm OD)">
            <text:p>650C <text:s/>Sun M20B (582 mm OD)</text:p>
          </table:table-cell>
          <table:table-cell office:value-type="float" office:value="560">
            <text:p>56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650C</text:p>
          </table:table-cell>
          <table:table-cell office:value-type="string">
            <text:p>Velocity Escape 19mm x 19mm</text:p>
          </table:table-cell>
          <table:table-cell table:formula="oooc:=[.A146] &amp; &quot;  &quot; &amp; [.B146]" office:value-type="string" office:string-value="650C  Velocity Escape 19mm x 19mm">
            <text:p>650C <text:s/>Velocity Escape 19mm x 19mm</text:p>
          </table:table-cell>
          <table:table-cell office:value-type="float" office:value="554">
            <text:p>55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650C</text:p>
          </table:table-cell>
          <table:table-cell office:value-type="string">
            <text:p>Velocity Pro/Elite</text:p>
          </table:table-cell>
          <table:table-cell table:formula="oooc:=[.A147] &amp; &quot;  &quot; &amp; [.B147]" office:value-type="string" office:string-value="650C  Velocity Pro/Elite">
            <text:p>650C <text:s/>Velocity Pro/Elite</text:p>
          </table:table-cell>
          <table:table-cell office:value-type="float" office:value="531">
            <text:p>53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650C</text:p>
          </table:table-cell>
          <table:table-cell office:value-type="string">
            <text:p>Wolber Profil 18 </text:p>
          </table:table-cell>
          <table:table-cell table:formula="oooc:=[.A148] &amp; &quot;  &quot; &amp; [.B148]" office:value-type="string" office:string-value="650C  Wolber Profil 18 ">
            <text:p>650C <text:s/>Wolber Profil 18 </text:p>
          </table:table-cell>
          <table:table-cell office:value-type="float" office:value="558">
            <text:p>55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650C</text:p>
          </table:table-cell>
          <table:table-cell office:value-type="string">
            <text:p>Wolber Profil 20 </text:p>
          </table:table-cell>
          <table:table-cell table:formula="oooc:=[.A149] &amp; &quot;  &quot; &amp; [.B149]" office:value-type="string" office:string-value="650C  Wolber Profil 20 ">
            <text:p>650C <text:s/>Wolber Profil 20 </text:p>
          </table:table-cell>
          <table:table-cell office:value-type="float" office:value="550">
            <text:p>55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650C</text:p>
          </table:table-cell>
          <table:table-cell office:value-type="string">
            <text:p>Zipp 245 38mm deep carbon tubular</text:p>
          </table:table-cell>
          <table:table-cell table:formula="oooc:=[.A150] &amp; &quot;  &quot; &amp; [.B150]" office:value-type="string" office:string-value="650C  Zipp 245 38mm deep carbon tubular">
            <text:p>650C <text:s/>Zipp 245 38mm deep carbon tubular</text:p>
          </table:table-cell>
          <table:table-cell office:value-type="float" office:value="521">
            <text:p>52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650C</text:p>
          </table:table-cell>
          <table:table-cell office:value-type="string">
            <text:p>Zipp 310 38mm deep carbon tubular</text:p>
          </table:table-cell>
          <table:table-cell table:formula="oooc:=[.A151] &amp; &quot;  &quot; &amp; [.B151]" office:value-type="string" office:string-value="650C  Zipp 310 38mm deep carbon tubular">
            <text:p>650C <text:s/>Zipp 310 38mm deep carbon tubular</text:p>
          </table:table-cell>
          <table:table-cell office:value-type="float" office:value="520">
            <text:p>5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650C</text:p>
          </table:table-cell>
          <table:table-cell office:value-type="string">
            <text:p>Zipp 330 58mm deep carbon tubular</text:p>
          </table:table-cell>
          <table:table-cell table:formula="oooc:=[.A152] &amp; &quot;  &quot; &amp; [.B152]" office:value-type="string" office:string-value="650C  Zipp 330 58mm deep carbon tubular">
            <text:p>650C <text:s/>Zipp 330 58mm deep carbon tubular</text:p>
          </table:table-cell>
          <table:table-cell office:value-type="float" office:value="484">
            <text:p>48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650C</text:p>
          </table:table-cell>
          <table:table-cell office:value-type="string">
            <text:p>Zipp 400 58mm deep carbon tubular</text:p>
          </table:table-cell>
          <table:table-cell table:formula="oooc:=[.A153] &amp; &quot;  &quot; &amp; [.B153]" office:value-type="string" office:string-value="650C  Zipp 400 58mm deep carbon tubular">
            <text:p>650C <text:s/>Zipp 400 58mm deep carbon tubular</text:p>
          </table:table-cell>
          <table:table-cell office:value-type="float" office:value="482">
            <text:p>48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8"</text:p>
          </table:table-cell>
          <table:table-cell office:value-type="string">
            <text:p>Wood, unknown make, vintage 1900 or so.</text:p>
          </table:table-cell>
          <table:table-cell table:formula="oooc:=[.A154] &amp; &quot;  &quot; &amp; [.B154]" office:value-type="string" office:string-value="28&quot;  Wood, unknown make, vintage 1900 or so.">
            <text:p>28" <text:s/>Wood, unknown make, vintage 1900 or so.</text:p>
          </table:table-cell>
          <table:table-cell table:formula="oooc:=24.5*25.4" office:value-type="float" office:value="622.3">
            <text:p>622.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4"</text:p>
          </table:table-cell>
          <table:table-cell office:value-type="string">
            <text:p>Accel </text:p>
          </table:table-cell>
          <table:table-cell table:formula="oooc:=[.A155] &amp; &quot;  &quot; &amp; [.B155]" office:value-type="string" office:string-value="24&quot;  Accel ">
            <text:p>24" <text:s/>Accel </text:p>
          </table:table-cell>
          <table:table-cell office:value-type="float" office:value="481">
            <text:p>48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4"</text:p>
          </table:table-cell>
          <table:table-cell office:value-type="string">
            <text:p>Araya ADX-4</text:p>
          </table:table-cell>
          <table:table-cell table:formula="oooc:=[.A156] &amp; &quot;  &quot; &amp; [.B156]" office:value-type="string" office:string-value="24&quot;  Araya ADX-4">
            <text:p>24" <text:s/>Araya ADX-4</text:p>
          </table:table-cell>
          <table:table-cell office:value-type="float" office:value="506">
            <text:p>50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4"</text:p>
          </table:table-cell>
          <table:table-cell office:value-type="string">
            <text:p>Araya NEWADX-1S</text:p>
          </table:table-cell>
          <table:table-cell table:formula="oooc:=[.A157] &amp; &quot;  &quot; &amp; [.B157]" office:value-type="string" office:string-value="24&quot;  Araya NEWADX-1S">
            <text:p>24" <text:s/>Araya NEWADX-1S</text:p>
          </table:table-cell>
          <table:table-cell office:value-type="float" office:value="503.2">
            <text:p>503.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4"</text:p>
          </table:table-cell>
          <table:table-cell office:value-type="string">
            <text:p>Araya SA-230S Super Aero (30mm deep)</text:p>
          </table:table-cell>
          <table:table-cell table:formula="oooc:=[.A158] &amp; &quot;  &quot; &amp; [.B158]" office:value-type="string" office:string-value="24&quot;  Araya SA-230S Super Aero (30mm deep)">
            <text:p>24" <text:s/>Araya SA-230S Super Aero (30mm deep)</text:p>
          </table:table-cell>
          <table:table-cell office:value-type="float" office:value="478.2">
            <text:p>478.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4"</text:p>
          </table:table-cell>
          <table:table-cell office:value-type="string">
            <text:p>Mavic CX18 </text:p>
          </table:table-cell>
          <table:table-cell table:formula="oooc:=[.A159] &amp; &quot;  &quot; &amp; [.B159]" office:value-type="string" office:string-value="24&quot;  Mavic CX18 ">
            <text:p>24" <text:s/>Mavic CX18 </text:p>
          </table:table-cell>
          <table:table-cell office:value-type="float" office:value="517">
            <text:p>51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4"</text:p>
          </table:table-cell>
          <table:table-cell office:value-type="string">
            <text:p>Mavic GL330 </text:p>
          </table:table-cell>
          <table:table-cell table:formula="oooc:=[.A160] &amp; &quot;  &quot; &amp; [.B160]" office:value-type="string" office:string-value="24&quot;  Mavic GL330 ">
            <text:p>24" <text:s/>Mavic GL330 </text:p>
          </table:table-cell>
          <table:table-cell office:value-type="float" office:value="517">
            <text:p>51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4"</text:p>
          </table:table-cell>
          <table:table-cell office:value-type="string">
            <text:p>Mavic Mach 2 </text:p>
          </table:table-cell>
          <table:table-cell table:formula="oooc:=[.A161] &amp; &quot;  &quot; &amp; [.B161]" office:value-type="string" office:string-value="24&quot;  Mavic Mach 2 ">
            <text:p>24" <text:s/>Mavic Mach 2 </text:p>
          </table:table-cell>
          <table:table-cell office:value-type="float" office:value="504">
            <text:p>50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4"</text:p>
          </table:table-cell>
          <table:table-cell office:value-type="string">
            <text:p>Sun M17A</text:p>
          </table:table-cell>
          <table:table-cell table:formula="oooc:=[.A162] &amp; &quot;  &quot; &amp; [.B162]" office:value-type="string" office:string-value="24&quot;  Sun M17A">
            <text:p>24" <text:s/>Sun M17A</text:p>
          </table:table-cell>
          <table:table-cell office:value-type="float" office:value="509">
            <text:p>5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4"</text:p>
          </table:table-cell>
          <table:table-cell office:value-type="string">
            <text:p>Sun M17A</text:p>
          </table:table-cell>
          <table:table-cell table:formula="oooc:=[.A163] &amp; &quot;  &quot; &amp; [.B163]" office:value-type="string" office:string-value="24&quot;  Sun M17A">
            <text:p>24" <text:s/>Sun M17A</text:p>
          </table:table-cell>
          <table:table-cell office:value-type="float" office:value="512">
            <text:p>5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4"</text:p>
          </table:table-cell>
          <table:table-cell office:value-type="string">
            <text:p>Sun M17A</text:p>
          </table:table-cell>
          <table:table-cell table:formula="oooc:=[.A164] &amp; &quot;  &quot; &amp; [.B164]" office:value-type="string" office:string-value="24&quot;  Sun M17A">
            <text:p>24" <text:s/>Sun M17A</text:p>
          </table:table-cell>
          <table:table-cell office:value-type="float" office:value="509">
            <text:p>5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4"</text:p>
          </table:table-cell>
          <table:table-cell office:value-type="string">
            <text:p>Sun M17A</text:p>
          </table:table-cell>
          <table:table-cell table:formula="oooc:=[.A165] &amp; &quot;  &quot; &amp; [.B165]" office:value-type="string" office:string-value="24&quot;  Sun M17A">
            <text:p>24" <text:s/>Sun M17A</text:p>
          </table:table-cell>
          <table:table-cell office:value-type="float" office:value="512">
            <text:p>5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4"</text:p>
          </table:table-cell>
          <table:table-cell office:value-type="string">
            <text:p>Sun M17A</text:p>
          </table:table-cell>
          <table:table-cell table:formula="oooc:=[.A166] &amp; &quot;  &quot; &amp; [.B166]" office:value-type="string" office:string-value="24&quot;  Sun M17A">
            <text:p>24" <text:s/>Sun M17A</text:p>
          </table:table-cell>
          <table:table-cell office:value-type="float" office:value="509">
            <text:p>5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4"</text:p>
          </table:table-cell>
          <table:table-cell office:value-type="string">
            <text:p>Sun M17A</text:p>
          </table:table-cell>
          <table:table-cell table:formula="oooc:=[.A167] &amp; &quot;  &quot; &amp; [.B167]" office:value-type="string" office:string-value="24&quot;  Sun M17A">
            <text:p>24" <text:s/>Sun M17A</text:p>
          </table:table-cell>
          <table:table-cell office:value-type="float" office:value="512">
            <text:p>5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4"</text:p>
          </table:table-cell>
          <table:table-cell office:value-type="string">
            <text:p>Sun M19A </text:p>
          </table:table-cell>
          <table:table-cell table:formula="oooc:=[.A168] &amp; &quot;  &quot; &amp; [.B168]" office:value-type="string" office:string-value="24&quot;  Sun M19A ">
            <text:p>24" <text:s/>Sun M19A </text:p>
          </table:table-cell>
          <table:table-cell office:value-type="float" office:value="502">
            <text:p>5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4"</text:p>
          </table:table-cell>
          <table:table-cell office:value-type="string">
            <text:p>Sun M19AII (532 mm OD)</text:p>
          </table:table-cell>
          <table:table-cell table:formula="oooc:=[.A169] &amp; &quot;  &quot; &amp; [.B169]" office:value-type="string" office:string-value="24&quot;  Sun M19AII (532 mm OD)">
            <text:p>24" <text:s/>Sun M19AII (532 mm OD)</text:p>
          </table:table-cell>
          <table:table-cell office:value-type="float" office:value="503">
            <text:p>5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4"</text:p>
          </table:table-cell>
          <table:table-cell office:value-type="string">
            <text:p>Wolber Profil 18 </text:p>
          </table:table-cell>
          <table:table-cell table:formula="oooc:=[.A170] &amp; &quot;  &quot; &amp; [.B170]" office:value-type="string" office:string-value="24&quot;  Wolber Profil 18 ">
            <text:p>24" <text:s/>Wolber Profil 18 </text:p>
          </table:table-cell>
          <table:table-cell office:value-type="float" office:value="511">
            <text:p>51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"</text:p>
          </table:table-cell>
          <table:table-cell office:value-type="string">
            <text:p>Araya NEWADX-1S</text:p>
          </table:table-cell>
          <table:table-cell table:formula="oooc:=[.A171] &amp; &quot;  &quot; &amp; [.B171]" office:value-type="string" office:string-value="20&quot;  Araya NEWADX-1S">
            <text:p>20" <text:s/>Araya NEWADX-1S</text:p>
          </table:table-cell>
          <table:table-cell office:value-type="float" office:value="409">
            <text:p>4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"</text:p>
          </table:table-cell>
          <table:table-cell office:value-type="string">
            <text:p>Sun M17A</text:p>
          </table:table-cell>
          <table:table-cell table:formula="oooc:=[.A172] &amp; &quot;  &quot; &amp; [.B172]" office:value-type="string" office:string-value="20&quot;  Sun M17A">
            <text:p>20" <text:s/>Sun M17A</text:p>
          </table:table-cell>
          <table:table-cell office:value-type="float" office:value="411">
            <text:p>41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"</text:p>
          </table:table-cell>
          <table:table-cell office:value-type="string">
            <text:p>Sun M17A</text:p>
          </table:table-cell>
          <table:table-cell table:formula="oooc:=[.A173] &amp; &quot;  &quot; &amp; [.B173]" office:value-type="string" office:string-value="20&quot;  Sun M17A">
            <text:p>20" <text:s/>Sun M17A</text:p>
          </table:table-cell>
          <table:table-cell office:value-type="float" office:value="441">
            <text:p>44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"</text:p>
          </table:table-cell>
          <table:table-cell office:value-type="string">
            <text:p>Sun M17A</text:p>
          </table:table-cell>
          <table:table-cell table:formula="oooc:=[.A174] &amp; &quot;  &quot; &amp; [.B174]" office:value-type="string" office:string-value="20&quot;  Sun M17A">
            <text:p>20" <text:s/>Sun M17A</text:p>
          </table:table-cell>
          <table:table-cell office:value-type="float" office:value="411">
            <text:p>41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"</text:p>
          </table:table-cell>
          <table:table-cell office:value-type="string">
            <text:p>Sun M17A</text:p>
          </table:table-cell>
          <table:table-cell table:formula="oooc:=[.A175] &amp; &quot;  &quot; &amp; [.B175]" office:value-type="string" office:string-value="20&quot;  Sun M17A">
            <text:p>20" <text:s/>Sun M17A</text:p>
          </table:table-cell>
          <table:table-cell office:value-type="float" office:value="441">
            <text:p>44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"</text:p>
          </table:table-cell>
          <table:table-cell office:value-type="string">
            <text:p>Sun M17A</text:p>
          </table:table-cell>
          <table:table-cell table:formula="oooc:=[.A176] &amp; &quot;  &quot; &amp; [.B176]" office:value-type="string" office:string-value="20&quot;  Sun M17A">
            <text:p>20" <text:s/>Sun M17A</text:p>
          </table:table-cell>
          <table:table-cell office:value-type="float" office:value="411">
            <text:p>41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"</text:p>
          </table:table-cell>
          <table:table-cell office:value-type="string">
            <text:p>Sun M17A</text:p>
          </table:table-cell>
          <table:table-cell table:formula="oooc:=[.A177] &amp; &quot;  &quot; &amp; [.B177]" office:value-type="string" office:string-value="20&quot;  Sun M17A">
            <text:p>20" <text:s/>Sun M17A</text:p>
          </table:table-cell>
          <table:table-cell office:value-type="float" office:value="441">
            <text:p>44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"</text:p>
          </table:table-cell>
          <table:table-cell office:value-type="string">
            <text:p>Sun M19A, M19AII (432 mm OD)</text:p>
          </table:table-cell>
          <table:table-cell table:formula="oooc:=[.A178] &amp; &quot;  &quot; &amp; [.B178]" office:value-type="string" office:string-value="20&quot;  Sun M19A, M19AII (432 mm OD)">
            <text:p>20" <text:s/>Sun M19A, M19AII (432 mm OD)</text:p>
          </table:table-cell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8"</text:p>
          </table:table-cell>
          <table:table-cell office:value-type="string">
            <text:p>Sun M19A, M19AII (382 mm OD)</text:p>
          </table:table-cell>
          <table:table-cell table:formula="oooc:=[.A179] &amp; &quot;  &quot; &amp; [.B179]" office:value-type="string" office:string-value="18&quot;  Sun M19A, M19AII (382 mm OD)">
            <text:p>18" <text:s/>Sun M19A, M19AII (382 mm OD)</text:p>
          </table:table-cell>
          <table:table-cell office:value-type="float" office:value="352">
            <text:p>35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6"</text:p>
          </table:table-cell>
          <table:table-cell office:value-type="string">
            <text:p>Sun M19A, M19AII (331 mm OD)</text:p>
          </table:table-cell>
          <table:table-cell table:formula="oooc:=[.A180] &amp; &quot;  &quot; &amp; [.B180]" office:value-type="string" office:string-value="16&quot;  Sun M19A, M19AII (331 mm OD)">
            <text:p>16" <text:s/>Sun M19A, M19AII (331 mm OD)</text:p>
          </table:table-cell>
          <table:table-cell office:value-type="float" office:value="298">
            <text:p>29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7"</text:p>
          </table:table-cell>
          <table:table-cell office:value-type="string">
            <text:p>Ambrosio Aero Elite (rim washers)</text:p>
          </table:table-cell>
          <table:table-cell table:formula="oooc:=[.A181] &amp; &quot;  &quot; &amp; [.B181]" office:value-type="string" office:string-value="27&quot;  Ambrosio Aero Elite (rim washers)">
            <text:p>27" <text:s/>Ambrosio Aero Elite (rim washers)</text:p>
          </table:table-cell>
          <table:table-cell office:value-type="float" office:value="611">
            <text:p>61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7"</text:p>
          </table:table-cell>
          <table:table-cell office:value-type="string">
            <text:p>Ambrosio Elite (single eyelets)</text:p>
          </table:table-cell>
          <table:table-cell table:formula="oooc:=[.A182] &amp; &quot;  &quot; &amp; [.B182]" office:value-type="string" office:string-value="27&quot;  Ambrosio Elite (single eyelets)">
            <text:p>27" <text:s/>Ambrosio Elite (single eyelets)</text:p>
          </table:table-cell>
          <table:table-cell office:value-type="float" office:value="620">
            <text:p>6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7"</text:p>
          </table:table-cell>
          <table:table-cell office:value-type="string">
            <text:p>Araya 16A(3)</text:p>
          </table:table-cell>
          <table:table-cell table:formula="oooc:=[.A183] &amp; &quot;  &quot; &amp; [.B183]" office:value-type="string" office:string-value="27&quot;  Araya 16A(3)">
            <text:p>27" <text:s/>Araya 16A(3)</text:p>
          </table:table-cell>
          <table:table-cell office:value-type="float" office:value="623">
            <text:p>6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7"</text:p>
          </table:table-cell>
          <table:table-cell office:value-type="string">
            <text:p>Araya 16A(5)</text:p>
          </table:table-cell>
          <table:table-cell table:formula="oooc:=[.A184] &amp; &quot;  &quot; &amp; [.B184]" office:value-type="string" office:string-value="27&quot;  Araya 16A(5)">
            <text:p>27" <text:s/>Araya 16A(5)</text:p>
          </table:table-cell>
          <table:table-cell office:value-type="float" office:value="622">
            <text:p>62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7"</text:p>
          </table:table-cell>
          <table:table-cell office:value-type="string">
            <text:p>Araya 20A</text:p>
          </table:table-cell>
          <table:table-cell table:formula="oooc:=[.A185] &amp; &quot;  &quot; &amp; [.B185]" office:value-type="string" office:string-value="27&quot;  Araya 20A">
            <text:p>27" <text:s/>Araya 20A</text:p>
          </table:table-cell>
          <table:table-cell office:value-type="float" office:value="618">
            <text:p>6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7"</text:p>
          </table:table-cell>
          <table:table-cell office:value-type="string">
            <text:p>Araya ADX-1W </text:p>
          </table:table-cell>
          <table:table-cell table:formula="oooc:=[.A186] &amp; &quot;  &quot; &amp; [.B186]" office:value-type="string" office:string-value="27&quot;  Araya ADX-1W ">
            <text:p>27" <text:s/>Araya ADX-1W </text:p>
          </table:table-cell>
          <table:table-cell office:value-type="float" office:value="617">
            <text:p>61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7"</text:p>
          </table:table-cell>
          <table:table-cell office:value-type="string">
            <text:p>Araya ADX-2W</text:p>
          </table:table-cell>
          <table:table-cell table:formula="oooc:=[.A187] &amp; &quot;  &quot; &amp; [.B187]" office:value-type="string" office:string-value="27&quot;  Araya ADX-2W">
            <text:p>27" <text:s/>Araya ADX-2W</text:p>
          </table:table-cell>
          <table:table-cell office:value-type="float" office:value="610">
            <text:p>6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7"</text:p>
          </table:table-cell>
          <table:table-cell office:value-type="string">
            <text:p>Araya LP-60</text:p>
          </table:table-cell>
          <table:table-cell table:formula="oooc:=[.A188] &amp; &quot;  &quot; &amp; [.B188]" office:value-type="string" office:string-value="27&quot;  Araya LP-60">
            <text:p>27" <text:s/>Araya LP-60</text:p>
          </table:table-cell>
          <table:table-cell office:value-type="float" office:value="616.4">
            <text:p>616.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7"</text:p>
          </table:table-cell>
          <table:table-cell office:value-type="string">
            <text:p>Araya SP-30</text:p>
          </table:table-cell>
          <table:table-cell table:formula="oooc:=[.A189] &amp; &quot;  &quot; &amp; [.B189]" office:value-type="string" office:string-value="27&quot;  Araya SP-30">
            <text:p>27" <text:s/>Araya SP-30</text:p>
          </table:table-cell>
          <table:table-cell office:value-type="float" office:value="622">
            <text:p>62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7"</text:p>
          </table:table-cell>
          <table:table-cell office:value-type="string">
            <text:p>Araya SS-40</text:p>
          </table:table-cell>
          <table:table-cell table:formula="oooc:=[.A190] &amp; &quot;  &quot; &amp; [.B190]" office:value-type="string" office:string-value="27&quot;  Araya SS-40">
            <text:p>27" <text:s/>Araya SS-40</text:p>
          </table:table-cell>
          <table:table-cell office:value-type="float" office:value="618">
            <text:p>6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7"</text:p>
          </table:table-cell>
          <table:table-cell office:value-type="string">
            <text:p>Araya SS-45</text:p>
          </table:table-cell>
          <table:table-cell table:formula="oooc:=[.A191] &amp; &quot;  &quot; &amp; [.B191]" office:value-type="string" office:string-value="27&quot;  Araya SS-45">
            <text:p>27" <text:s/>Araya SS-45</text:p>
          </table:table-cell>
          <table:table-cell office:value-type="float" office:value="621">
            <text:p>62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7"</text:p>
          </table:table-cell>
          <table:table-cell office:value-type="string">
            <text:p>Araya TF-110</text:p>
          </table:table-cell>
          <table:table-cell table:formula="oooc:=[.A192] &amp; &quot;  &quot; &amp; [.B192]" office:value-type="string" office:string-value="27&quot;  Araya TF-110">
            <text:p>27" <text:s/>Araya TF-110</text:p>
          </table:table-cell>
          <table:table-cell office:value-type="float" office:value="616.4">
            <text:p>616.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7"</text:p>
          </table:table-cell>
          <table:table-cell office:value-type="string">
            <text:p>Araya W/O-2 steel</text:p>
          </table:table-cell>
          <table:table-cell table:formula="oooc:=[.A193] &amp; &quot;  &quot; &amp; [.B193]" office:value-type="string" office:string-value="27&quot;  Araya W/O-2 steel">
            <text:p>27" <text:s/>Araya W/O-2 steel</text:p>
          </table:table-cell>
          <table:table-cell office:value-type="float" office:value="618.4">
            <text:p>618.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7"</text:p>
          </table:table-cell>
          <table:table-cell office:value-type="string">
            <text:p>Dunlop Special Lightweight</text:p>
          </table:table-cell>
          <table:table-cell table:formula="oooc:=[.A194] &amp; &quot;  &quot; &amp; [.B194]" office:value-type="string" office:string-value="27&quot;  Dunlop Special Lightweight">
            <text:p>27" <text:s/>Dunlop Special Lightweight</text:p>
          </table:table-cell>
          <table:table-cell office:value-type="float" office:value="623">
            <text:p>6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7"</text:p>
          </table:table-cell>
          <table:table-cell office:value-type="string">
            <text:p>Fiamme 71-Sport</text:p>
          </table:table-cell>
          <table:table-cell table:formula="oooc:=[.A195] &amp; &quot;  &quot; &amp; [.B195]" office:value-type="string" office:string-value="27&quot;  Fiamme 71-Sport">
            <text:p>27" <text:s/>Fiamme 71-Sport</text:p>
          </table:table-cell>
          <table:table-cell office:value-type="float" office:value="609">
            <text:p>6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7"</text:p>
          </table:table-cell>
          <table:table-cell office:value-type="string">
            <text:p>Fiamme 80-Elan</text:p>
          </table:table-cell>
          <table:table-cell table:formula="oooc:=[.A196] &amp; &quot;  &quot; &amp; [.B196]" office:value-type="string" office:string-value="27&quot;  Fiamme 80-Elan">
            <text:p>27" <text:s/>Fiamme 80-Elan</text:p>
          </table:table-cell>
          <table:table-cell office:value-type="float" office:value="603">
            <text:p>6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7"</text:p>
          </table:table-cell>
          <table:table-cell office:value-type="string">
            <text:p>Matrix Aurora </text:p>
          </table:table-cell>
          <table:table-cell table:formula="oooc:=[.A197] &amp; &quot;  &quot; &amp; [.B197]" office:value-type="string" office:string-value="27&quot;  Matrix Aurora ">
            <text:p>27" <text:s/>Matrix Aurora </text:p>
          </table:table-cell>
          <table:table-cell table:formula="oooc:=610*630/622" office:value-type="float" office:value="617.845659163987">
            <text:p>617.8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7"</text:p>
          </table:table-cell>
          <table:table-cell office:value-type="string">
            <text:p>Matrix ISO C</text:p>
          </table:table-cell>
          <table:table-cell table:formula="oooc:=[.A198] &amp; &quot;  &quot; &amp; [.B198]" office:value-type="string" office:string-value="27&quot;  Matrix ISO C">
            <text:p>27" <text:s/>Matrix ISO C</text:p>
          </table:table-cell>
          <table:table-cell office:value-type="float" office:value="605">
            <text:p>60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7"</text:p>
          </table:table-cell>
          <table:table-cell office:value-type="string">
            <text:p>Matrix ISO CII</text:p>
          </table:table-cell>
          <table:table-cell table:formula="oooc:=[.A199] &amp; &quot;  &quot; &amp; [.B199]" office:value-type="string" office:string-value="27&quot;  Matrix ISO CII">
            <text:p>27" <text:s/>Matrix ISO CII</text:p>
          </table:table-cell>
          <table:table-cell office:value-type="float" office:value="609">
            <text:p>6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7"</text:p>
          </table:table-cell>
          <table:table-cell office:value-type="string">
            <text:p>Matrix Titan</text:p>
          </table:table-cell>
          <table:table-cell table:formula="oooc:=[.A200] &amp; &quot;  &quot; &amp; [.B200]" office:value-type="string" office:string-value="27&quot;  Matrix Titan">
            <text:p>27" <text:s/>Matrix Titan</text:p>
          </table:table-cell>
          <table:table-cell office:value-type="float" office:value="618">
            <text:p>6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7"</text:p>
          </table:table-cell>
          <table:table-cell office:value-type="string">
            <text:p>Matrix Titan T (touring)</text:p>
          </table:table-cell>
          <table:table-cell table:formula="oooc:=[.A201] &amp; &quot;  &quot; &amp; [.B201]" office:value-type="string" office:string-value="27&quot;  Matrix Titan T (touring)">
            <text:p>27" <text:s/>Matrix Titan T (touring)</text:p>
          </table:table-cell>
          <table:table-cell office:value-type="float" office:value="622">
            <text:p>62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7"</text:p>
          </table:table-cell>
          <table:table-cell office:value-type="string">
            <text:p>Mavic E2, G40, Mod E</text:p>
          </table:table-cell>
          <table:table-cell table:formula="oooc:=[.A202] &amp; &quot;  &quot; &amp; [.B202]" office:value-type="string" office:string-value="27&quot;  Mavic E2, G40, Mod E">
            <text:p>27" <text:s/>Mavic E2, G40, Mod E</text:p>
          </table:table-cell>
          <table:table-cell office:value-type="float" office:value="620">
            <text:p>6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7"</text:p>
          </table:table-cell>
          <table:table-cell office:value-type="string">
            <text:p>Mavic MA single eyelets</text:p>
          </table:table-cell>
          <table:table-cell table:formula="oooc:=[.A203] &amp; &quot;  &quot; &amp; [.B203]" office:value-type="string" office:string-value="27&quot;  Mavic MA single eyelets">
            <text:p>27" <text:s/>Mavic MA single eyelets</text:p>
          </table:table-cell>
          <table:table-cell office:value-type="float" office:value="618">
            <text:p>6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7"</text:p>
          </table:table-cell>
          <table:table-cell office:value-type="string">
            <text:p>Mavic MA2</text:p>
          </table:table-cell>
          <table:table-cell table:formula="oooc:=[.A204] &amp; &quot;  &quot; &amp; [.B204]" office:value-type="string" office:string-value="27&quot;  Mavic MA2">
            <text:p>27" <text:s/>Mavic MA2</text:p>
          </table:table-cell>
          <table:table-cell office:value-type="float" office:value="618">
            <text:p>6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7"</text:p>
          </table:table-cell>
          <table:table-cell office:value-type="string">
            <text:p>Mavic MA40</text:p>
          </table:table-cell>
          <table:table-cell table:formula="oooc:=[.A205] &amp; &quot;  &quot; &amp; [.B205]" office:value-type="string" office:string-value="27&quot;  Mavic MA40">
            <text:p>27" <text:s/>Mavic MA40</text:p>
          </table:table-cell>
          <table:table-cell office:value-type="float" office:value="618">
            <text:p>6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7"</text:p>
          </table:table-cell>
          <table:table-cell office:value-type="string">
            <text:p>Mavic Mod 3</text:p>
          </table:table-cell>
          <table:table-cell table:formula="oooc:=[.A206] &amp; &quot;  &quot; &amp; [.B206]" office:value-type="string" office:string-value="27&quot;  Mavic Mod 3">
            <text:p>27" <text:s/>Mavic Mod 3</text:p>
          </table:table-cell>
          <table:table-cell office:value-type="float" office:value="618">
            <text:p>6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7"</text:p>
          </table:table-cell>
          <table:table-cell office:value-type="string">
            <text:p>Mavic Mod 4</text:p>
          </table:table-cell>
          <table:table-cell table:formula="oooc:=[.A207] &amp; &quot;  &quot; &amp; [.B207]" office:value-type="string" office:string-value="27&quot;  Mavic Mod 4">
            <text:p>27" <text:s/>Mavic Mod 4</text:p>
          </table:table-cell>
          <table:table-cell office:value-type="float" office:value="618">
            <text:p>6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7"</text:p>
          </table:table-cell>
          <table:table-cell office:value-type="string">
            <text:p>Performance TR22 </text:p>
          </table:table-cell>
          <table:table-cell table:formula="oooc:=[.A208] &amp; &quot;  &quot; &amp; [.B208]" office:value-type="string" office:string-value="27&quot;  Performance TR22 ">
            <text:p>27" <text:s/>Performance TR22 </text:p>
          </table:table-cell>
          <table:table-cell office:value-type="float" office:value="618">
            <text:p>6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7"</text:p>
          </table:table-cell>
          <table:table-cell office:value-type="string">
            <text:p>Rigida 1320 </text:p>
          </table:table-cell>
          <table:table-cell table:formula="oooc:=[.A209] &amp; &quot;  &quot; &amp; [.B209]" office:value-type="string" office:string-value="27&quot;  Rigida 1320 ">
            <text:p>27" <text:s/>Rigida 1320 </text:p>
          </table:table-cell>
          <table:table-cell office:value-type="float" office:value="617">
            <text:p>61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7"</text:p>
          </table:table-cell>
          <table:table-cell office:value-type="string">
            <text:p>Rigida AS 23 X (ERD is Rigida's Nipple Seat Dia + 3mm for nipples)</text:p>
          </table:table-cell>
          <table:table-cell table:formula="oooc:=[.A210] &amp; &quot;  &quot; &amp; [.B210]" office:value-type="string" office:string-value="27&quot;  Rigida AS 23 X (ERD is Rigida's Nipple Seat Dia + 3mm for nipples)">
            <text:p>27" <text:s/>Rigida AS 23 X (ERD is Rigida's Nipple Seat Dia + 3mm for nipples)</text:p>
          </table:table-cell>
          <table:table-cell table:formula="oooc:=618.2+3" office:value-type="float" office:value="621.2">
            <text:p>621.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7"</text:p>
          </table:table-cell>
          <table:table-cell office:value-type="string">
            <text:p>Rigida steel Superchromix 1.25 </text:p>
          </table:table-cell>
          <table:table-cell table:formula="oooc:=[.A211] &amp; &quot;  &quot; &amp; [.B211]" office:value-type="string" office:string-value="27&quot;  Rigida steel Superchromix 1.25 ">
            <text:p>27" <text:s/>Rigida steel Superchromix 1.25 </text:p>
          </table:table-cell>
          <table:table-cell office:value-type="float" office:value="621">
            <text:p>62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7"</text:p>
          </table:table-cell>
          <table:table-cell office:value-type="string">
            <text:p>Specialized Saturae C20</text:p>
          </table:table-cell>
          <table:table-cell table:formula="oooc:=[.A212] &amp; &quot;  &quot; &amp; [.B212]" office:value-type="string" office:string-value="27&quot;  Specialized Saturae C20">
            <text:p>27" <text:s/>Specialized Saturae C20</text:p>
          </table:table-cell>
          <table:table-cell office:value-type="float" office:value="622">
            <text:p>62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7"</text:p>
          </table:table-cell>
          <table:table-cell office:value-type="string">
            <text:p>Specialized Saturae C22</text:p>
          </table:table-cell>
          <table:table-cell table:formula="oooc:=[.A213] &amp; &quot;  &quot; &amp; [.B213]" office:value-type="string" office:string-value="27&quot;  Specialized Saturae C22">
            <text:p>27" <text:s/>Specialized Saturae C22</text:p>
          </table:table-cell>
          <table:table-cell office:value-type="float" office:value="622">
            <text:p>62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7"</text:p>
          </table:table-cell>
          <table:table-cell office:value-type="string">
            <text:p>Specialized Saturae HC19</text:p>
          </table:table-cell>
          <table:table-cell table:formula="oooc:=[.A214] &amp; &quot;  &quot; &amp; [.B214]" office:value-type="string" office:string-value="27&quot;  Specialized Saturae HC19">
            <text:p>27" <text:s/>Specialized Saturae HC19</text:p>
          </table:table-cell>
          <table:table-cell office:value-type="float" office:value="622">
            <text:p>62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7"</text:p>
          </table:table-cell>
          <table:table-cell office:value-type="string">
            <text:p>Sun C16</text:p>
          </table:table-cell>
          <table:table-cell table:formula="oooc:=[.A215] &amp; &quot;  &quot; &amp; [.B215]" office:value-type="string" office:string-value="27&quot;  Sun C16">
            <text:p>27" <text:s/>Sun C16</text:p>
          </table:table-cell>
          <table:table-cell office:value-type="float" office:value="619">
            <text:p>61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7"</text:p>
          </table:table-cell>
          <table:table-cell office:value-type="string">
            <text:p>Sun CR16</text:p>
          </table:table-cell>
          <table:table-cell table:formula="oooc:=[.A216] &amp; &quot;  &quot; &amp; [.B216]" office:value-type="string" office:string-value="27&quot;  Sun CR16">
            <text:p>27" <text:s/>Sun CR16</text:p>
          </table:table-cell>
          <table:table-cell office:value-type="float" office:value="615">
            <text:p>61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7"</text:p>
          </table:table-cell>
          <table:table-cell office:value-type="string">
            <text:p>Sun CRE16</text:p>
          </table:table-cell>
          <table:table-cell table:formula="oooc:=[.A217] &amp; &quot;  &quot; &amp; [.B217]" office:value-type="string" office:string-value="27&quot;  Sun CRE16">
            <text:p>27" <text:s/>Sun CRE16</text:p>
          </table:table-cell>
          <table:table-cell office:value-type="float" office:value="617">
            <text:p>61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7"</text:p>
          </table:table-cell>
          <table:table-cell office:value-type="string">
            <text:p>Sun CRT16II</text:p>
          </table:table-cell>
          <table:table-cell table:formula="oooc:=[.A218] &amp; &quot;  &quot; &amp; [.B218]" office:value-type="string" office:string-value="27&quot;  Sun CRT16II">
            <text:p>27" <text:s/>Sun CRT16II</text:p>
          </table:table-cell>
          <table:table-cell office:value-type="float" office:value="617">
            <text:p>61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7"</text:p>
          </table:table-cell>
          <table:table-cell office:value-type="string">
            <text:p>Sun D253</text:p>
          </table:table-cell>
          <table:table-cell table:formula="oooc:=[.A219] &amp; &quot;  &quot; &amp; [.B219]" office:value-type="string" office:string-value="27&quot;  Sun D253">
            <text:p>27" <text:s/>Sun D253</text:p>
          </table:table-cell>
          <table:table-cell office:value-type="float" office:value="619">
            <text:p>61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7"</text:p>
          </table:table-cell>
          <table:table-cell office:value-type="string">
            <text:p>Sun L13</text:p>
          </table:table-cell>
          <table:table-cell table:formula="oooc:=[.A220] &amp; &quot;  &quot; &amp; [.B220]" office:value-type="string" office:string-value="27&quot;  Sun L13">
            <text:p>27" <text:s/>Sun L13</text:p>
          </table:table-cell>
          <table:table-cell office:value-type="float" office:value="618">
            <text:p>6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7"</text:p>
          </table:table-cell>
          <table:table-cell office:value-type="string">
            <text:p>Sun L17, L20</text:p>
          </table:table-cell>
          <table:table-cell table:formula="oooc:=[.A221] &amp; &quot;  &quot; &amp; [.B221]" office:value-type="string" office:string-value="27&quot;  Sun L17, L20">
            <text:p>27" <text:s/>Sun L17, L20</text:p>
          </table:table-cell>
          <table:table-cell office:value-type="float" office:value="620">
            <text:p>6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7"</text:p>
          </table:table-cell>
          <table:table-cell office:value-type="string">
            <text:p>Sun M13</text:p>
          </table:table-cell>
          <table:table-cell table:formula="oooc:=[.A222] &amp; &quot;  &quot; &amp; [.B222]" office:value-type="string" office:string-value="27&quot;  Sun M13">
            <text:p>27" <text:s/>Sun M13</text:p>
          </table:table-cell>
          <table:table-cell office:value-type="float" office:value="618">
            <text:p>6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7"</text:p>
          </table:table-cell>
          <table:table-cell office:value-type="string">
            <text:p>Sun M13II</text:p>
          </table:table-cell>
          <table:table-cell table:formula="oooc:=[.A223] &amp; &quot;  &quot; &amp; [.B223]" office:value-type="string" office:string-value="27&quot;  Sun M13II">
            <text:p>27" <text:s/>Sun M13II</text:p>
          </table:table-cell>
          <table:table-cell office:value-type="float" office:value="619">
            <text:p>61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7"</text:p>
          </table:table-cell>
          <table:table-cell office:value-type="string">
            <text:p>Sun M13L </text:p>
          </table:table-cell>
          <table:table-cell table:formula="oooc:=[.A224] &amp; &quot;  &quot; &amp; [.B224]" office:value-type="string" office:string-value="27&quot;  Sun M13L ">
            <text:p>27" <text:s/>Sun M13L </text:p>
          </table:table-cell>
          <table:table-cell office:value-type="float" office:value="618">
            <text:p>6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7"</text:p>
          </table:table-cell>
          <table:table-cell office:value-type="string">
            <text:p>Sun M14A</text:p>
          </table:table-cell>
          <table:table-cell table:formula="oooc:=[.A225] &amp; &quot;  &quot; &amp; [.B225]" office:value-type="string" office:string-value="27&quot;  Sun M14A">
            <text:p>27" <text:s/>Sun M14A</text:p>
          </table:table-cell>
          <table:table-cell office:value-type="float" office:value="611">
            <text:p>61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7"</text:p>
          </table:table-cell>
          <table:table-cell office:value-type="string">
            <text:p>Sun M14A (old)</text:p>
          </table:table-cell>
          <table:table-cell table:formula="oooc:=[.A226] &amp; &quot;  &quot; &amp; [.B226]" office:value-type="string" office:string-value="27&quot;  Sun M14A (old)">
            <text:p>27" <text:s/>Sun M14A (old)</text:p>
          </table:table-cell>
          <table:table-cell office:value-type="float" office:value="614">
            <text:p>61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7"</text:p>
          </table:table-cell>
          <table:table-cell office:value-type="string">
            <text:p>Sun M17</text:p>
          </table:table-cell>
          <table:table-cell table:formula="oooc:=[.A227] &amp; &quot;  &quot; &amp; [.B227]" office:value-type="string" office:string-value="27&quot;  Sun M17">
            <text:p>27" <text:s/>Sun M17</text:p>
          </table:table-cell>
          <table:table-cell office:value-type="float" office:value="620">
            <text:p>6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7"</text:p>
          </table:table-cell>
          <table:table-cell office:value-type="string">
            <text:p>Sun M20</text:p>
          </table:table-cell>
          <table:table-cell table:formula="oooc:=[.A228] &amp; &quot;  &quot; &amp; [.B228]" office:value-type="string" office:string-value="27&quot;  Sun M20">
            <text:p>27" <text:s/>Sun M20</text:p>
          </table:table-cell>
          <table:table-cell office:value-type="float" office:value="620">
            <text:p>6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7"</text:p>
          </table:table-cell>
          <table:table-cell office:value-type="string">
            <text:p>Sun M20A</text:p>
          </table:table-cell>
          <table:table-cell table:formula="oooc:=[.A229] &amp; &quot;  &quot; &amp; [.B229]" office:value-type="string" office:string-value="27&quot;  Sun M20A">
            <text:p>27" <text:s/>Sun M20A</text:p>
          </table:table-cell>
          <table:table-cell office:value-type="float" office:value="619">
            <text:p>61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7"</text:p>
          </table:table-cell>
          <table:table-cell office:value-type="string">
            <text:p>Sun M25 </text:p>
          </table:table-cell>
          <table:table-cell table:formula="oooc:=[.A230] &amp; &quot;  &quot; &amp; [.B230]" office:value-type="string" office:string-value="27&quot;  Sun M25 ">
            <text:p>27" <text:s/>Sun M25 </text:p>
          </table:table-cell>
          <table:table-cell office:value-type="float" office:value="619">
            <text:p>61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7"</text:p>
          </table:table-cell>
          <table:table-cell office:value-type="string">
            <text:p>Super Champ Competition</text:p>
          </table:table-cell>
          <table:table-cell table:formula="oooc:=[.A231] &amp; &quot;  &quot; &amp; [.B231]" office:value-type="string" office:string-value="27&quot;  Super Champ Competition">
            <text:p>27" <text:s/>Super Champ Competition</text:p>
          </table:table-cell>
          <table:table-cell office:value-type="float" office:value="623">
            <text:p>6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7"</text:p>
          </table:table-cell>
          <table:table-cell office:value-type="string">
            <text:p>Velocity Twin Hollow</text:p>
          </table:table-cell>
          <table:table-cell table:formula="oooc:=[.A232] &amp; &quot;  &quot; &amp; [.B232]" office:value-type="string" office:string-value="27&quot;  Velocity Twin Hollow">
            <text:p>27" <text:s/>Velocity Twin Hollow</text:p>
          </table:table-cell>
          <table:table-cell office:value-type="float" office:value="619">
            <text:p>61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7"</text:p>
          </table:table-cell>
          <table:table-cell office:value-type="string">
            <text:p>Weinmann 2115 </text:p>
          </table:table-cell>
          <table:table-cell table:formula="oooc:=[.A233] &amp; &quot;  &quot; &amp; [.B233]" office:value-type="string" office:string-value="27&quot;  Weinmann 2115 ">
            <text:p>27" <text:s/>Weinmann 2115 </text:p>
          </table:table-cell>
          <table:table-cell office:value-type="float" office:value="621">
            <text:p>62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7"</text:p>
          </table:table-cell>
          <table:table-cell office:value-type="string">
            <text:p>Weinmann A129 </text:p>
          </table:table-cell>
          <table:table-cell table:formula="oooc:=[.A234] &amp; &quot;  &quot; &amp; [.B234]" office:value-type="string" office:string-value="27&quot;  Weinmann A129 ">
            <text:p>27" <text:s/>Weinmann A129 </text:p>
          </table:table-cell>
          <table:table-cell office:value-type="float" office:value="624">
            <text:p>6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7"</text:p>
          </table:table-cell>
          <table:table-cell office:value-type="string">
            <text:p>Wolber M58, GTA , GTX </text:p>
          </table:table-cell>
          <table:table-cell table:formula="oooc:=[.A235] &amp; &quot;  &quot; &amp; [.B235]" office:value-type="string" office:string-value="27&quot;  Wolber M58, GTA , GTX ">
            <text:p>27" <text:s/>Wolber M58, GTA , GTX </text:p>
          </table:table-cell>
          <table:table-cell office:value-type="float" office:value="620">
            <text:p>6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7"</text:p>
          </table:table-cell>
          <table:table-cell office:value-type="string">
            <text:p>Wolber/Super Champion Gentleman 81</text:p>
          </table:table-cell>
          <table:table-cell table:formula="oooc:=[.A236] &amp; &quot;  &quot; &amp; [.B236]" office:value-type="string" office:string-value="27&quot;  Wolber/Super Champion Gentleman 81">
            <text:p>27" <text:s/>Wolber/Super Champion Gentleman 81</text:p>
          </table:table-cell>
          <table:table-cell office:value-type="float" office:value="620">
            <text:p>6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7"</text:p>
          </table:table-cell>
          <table:table-cell office:value-type="string">
            <text:p>Wolber/Super Champion Gentleman GTA2</text:p>
          </table:table-cell>
          <table:table-cell table:formula="oooc:=[.A237] &amp; &quot;  &quot; &amp; [.B237]" office:value-type="string" office:string-value="27&quot;  Wolber/Super Champion Gentleman GTA2">
            <text:p>27" <text:s/>Wolber/Super Champion Gentleman GTA2</text:p>
          </table:table-cell>
          <table:table-cell office:value-type="float" office:value="622">
            <text:p>62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7"</text:p>
          </table:table-cell>
          <table:table-cell office:value-type="string">
            <text:p>Wolber/Super Champion Gentleman GTX</text:p>
          </table:table-cell>
          <table:table-cell table:formula="oooc:=[.A238] &amp; &quot;  &quot; &amp; [.B238]" office:value-type="string" office:string-value="27&quot;  Wolber/Super Champion Gentleman GTX">
            <text:p>27" <text:s/>Wolber/Super Champion Gentleman GTX</text:p>
          </table:table-cell>
          <table:table-cell office:value-type="float" office:value="622">
            <text:p>62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7"</text:p>
          </table:table-cell>
          <table:table-cell office:value-type="string">
            <text:p>Wolber/Super Champion Module 58</text:p>
          </table:table-cell>
          <table:table-cell table:formula="oooc:=[.A239] &amp; &quot;  &quot; &amp; [.B239]" office:value-type="string" office:string-value="27&quot;  Wolber/Super Champion Module 58">
            <text:p>27" <text:s/>Wolber/Super Champion Module 58</text:p>
          </table:table-cell>
          <table:table-cell office:value-type="float" office:value="622">
            <text:p>62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7"</text:p>
          </table:table-cell>
          <table:table-cell office:value-type="string">
            <text:p>Wolber/Super Champion Module 59</text:p>
          </table:table-cell>
          <table:table-cell table:formula="oooc:=[.A240] &amp; &quot;  &quot; &amp; [.B240]" office:value-type="string" office:string-value="27&quot;  Wolber/Super Champion Module 59">
            <text:p>27" <text:s/>Wolber/Super Champion Module 59</text:p>
          </table:table-cell>
          <table:table-cell office:value-type="float" office:value="622">
            <text:p>62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7"</text:p>
          </table:table-cell>
          <table:table-cell office:value-type="string">
            <text:p>Wolber/Super Champion T430 Alpine</text:p>
          </table:table-cell>
          <table:table-cell table:formula="oooc:=[.A241] &amp; &quot;  &quot; &amp; [.B241]" office:value-type="string" office:string-value="27&quot;  Wolber/Super Champion T430 Alpine">
            <text:p>27" <text:s/>Wolber/Super Champion T430 Alpine</text:p>
          </table:table-cell>
          <table:table-cell office:value-type="float" office:value="622">
            <text:p>62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00C</text:p>
          </table:table-cell>
          <table:table-cell office:value-type="string">
            <text:p>Alesa 913!</text:p>
          </table:table-cell>
          <table:table-cell table:formula="oooc:=[.A242] &amp; &quot;  &quot; &amp; [.B242]" office:value-type="string" office:string-value="700C  Alesa 913!">
            <text:p>700C <text:s/>Alesa 913!</text:p>
          </table:table-cell>
          <table:table-cell office:value-type="float" office:value="600">
            <text:p>6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00C</text:p>
          </table:table-cell>
          <table:table-cell office:value-type="string">
            <text:p>Alex DA22</text:p>
          </table:table-cell>
          <table:table-cell table:formula="oooc:=[.A243] &amp; &quot;  &quot; &amp; [.B243]" office:value-type="string" office:string-value="700C  Alex DA22">
            <text:p>700C <text:s/>Alex DA22</text:p>
          </table:table-cell>
          <table:table-cell office:value-type="float" office:value="600">
            <text:p>6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00C</text:p>
          </table:table-cell>
          <table:table-cell office:value-type="string">
            <text:p>Alex DV15</text:p>
          </table:table-cell>
          <table:table-cell table:formula="oooc:=[.A244] &amp; &quot;  &quot; &amp; [.B244]" office:value-type="string" office:string-value="700C  Alex DV15">
            <text:p>700C <text:s/>Alex DV15</text:p>
          </table:table-cell>
          <table:table-cell office:value-type="float" office:value="606">
            <text:p>60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00C</text:p>
          </table:table-cell>
          <table:table-cell office:value-type="string">
            <text:p>Alex G6000 22mm wide x 29mm deep, 686g</text:p>
          </table:table-cell>
          <table:table-cell table:formula="oooc:=[.A245] &amp; &quot;  &quot; &amp; [.B245]" office:value-type="string" office:string-value="700C  Alex G6000 22mm wide x 29mm deep, 686g">
            <text:p>700C <text:s/>Alex G6000 22mm wide x 29mm deep, 686g</text:p>
          </table:table-cell>
          <table:table-cell table:formula="oooc:=580.8+3" office:value-type="float" office:value="583.8">
            <text:p>583.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00C</text:p>
          </table:table-cell>
          <table:table-cell office:value-type="string">
            <text:p>Alex R390 (19.6mm wide, 19.1mm tall, double eyelets, 480g)</text:p>
          </table:table-cell>
          <table:table-cell table:formula="oooc:=[.A246] &amp; &quot;  &quot; &amp; [.B246]" office:value-type="string" office:string-value="700C  Alex R390 (19.6mm wide, 19.1mm tall, double eyelets, 480g)">
            <text:p>700C <text:s/>Alex R390 (19.6mm wide, 19.1mm tall, double eyelets, 480g)</text:p>
          </table:table-cell>
          <table:table-cell office:value-type="float" office:value="601">
            <text:p>6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00C</text:p>
          </table:table-cell>
          <table:table-cell office:value-type="string">
            <text:p>Alex R390 19.6w x 19.1h, double eyelets</text:p>
          </table:table-cell>
          <table:table-cell table:formula="oooc:=[.A247] &amp; &quot;  &quot; &amp; [.B247]" office:value-type="string" office:string-value="700C  Alex R390 19.6w x 19.1h, double eyelets">
            <text:p>700C <text:s/>Alex R390 19.6w x 19.1h, double eyelets</text:p>
          </table:table-cell>
          <table:table-cell office:value-type="float" office:value="603">
            <text:p>6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00C</text:p>
          </table:table-cell>
          <table:table-cell office:value-type="string">
            <text:p>Ambrosio Aero Elite</text:p>
          </table:table-cell>
          <table:table-cell table:formula="oooc:=[.A248] &amp; &quot;  &quot; &amp; [.B248]" office:value-type="string" office:string-value="700C  Ambrosio Aero Elite">
            <text:p>700C <text:s/>Ambrosio Aero Elite</text:p>
          </table:table-cell>
          <table:table-cell office:value-type="float" office:value="605">
            <text:p>60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00C</text:p>
          </table:table-cell>
          <table:table-cell office:value-type="string">
            <text:p>Ambrosio Area 4 (Touring/Trekking)</text:p>
          </table:table-cell>
          <table:table-cell table:formula="oooc:=[.A249] &amp; &quot;  &quot; &amp; [.B249]" office:value-type="string" office:string-value="700C  Ambrosio Area 4 (Touring/Trekking)">
            <text:p>700C <text:s/>Ambrosio Area 4 (Touring/Trekking)</text:p>
          </table:table-cell>
          <table:table-cell office:value-type="float" office:value="601">
            <text:p>6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00C</text:p>
          </table:table-cell>
          <table:table-cell office:value-type="string">
            <text:p>Ambrosio B.8 (Touring/Trekking)</text:p>
          </table:table-cell>
          <table:table-cell table:formula="oooc:=[.A250] &amp; &quot;  &quot; &amp; [.B250]" office:value-type="string" office:string-value="700C  Ambrosio B.8 (Touring/Trekking)">
            <text:p>700C <text:s/>Ambrosio B.8 (Touring/Trekking)</text:p>
          </table:table-cell>
          <table:table-cell office:value-type="float" office:value="607">
            <text:p>60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00C</text:p>
          </table:table-cell>
          <table:table-cell office:value-type="string">
            <text:p>Ambrosio Balance 20w x 22h - MEASURE ERD TO BE SURE!</text:p>
          </table:table-cell>
          <table:table-cell table:formula="oooc:=[.A251] &amp; &quot;  &quot; &amp; [.B251]" office:value-type="string" office:string-value="700C  Ambrosio Balance 20w x 22h - MEASURE ERD TO BE SURE!">
            <text:p>700C <text:s/>Ambrosio Balance 20w x 22h - MEASURE ERD TO BE SURE!</text:p>
          </table:table-cell>
          <table:table-cell office:value-type="float" office:value="601">
            <text:p>6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00C</text:p>
          </table:table-cell>
          <table:table-cell office:value-type="string">
            <text:p>Ambrosio Balance 20w x 22h - MEASURE ERD TO BE SURE!</text:p>
          </table:table-cell>
          <table:table-cell table:formula="oooc:=[.A252] &amp; &quot;  &quot; &amp; [.B252]" office:value-type="string" office:string-value="700C  Ambrosio Balance 20w x 22h - MEASURE ERD TO BE SURE!">
            <text:p>700C <text:s/>Ambrosio Balance 20w x 22h - MEASURE ERD TO BE SURE!</text:p>
          </table:table-cell>
          <table:table-cell office:value-type="float" office:value="594">
            <text:p>5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00C</text:p>
          </table:table-cell>
          <table:table-cell office:value-type="string">
            <text:p>Ambrosio C.C.28 (Touring/Trekking)</text:p>
          </table:table-cell>
          <table:table-cell table:formula="oooc:=[.A253] &amp; &quot;  &quot; &amp; [.B253]" office:value-type="string" office:string-value="700C  Ambrosio C.C.28 (Touring/Trekking)">
            <text:p>700C <text:s/>Ambrosio C.C.28 (Touring/Trekking)</text:p>
          </table:table-cell>
          <table:table-cell office:value-type="float" office:value="602.5">
            <text:p>602.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00C</text:p>
          </table:table-cell>
          <table:table-cell office:value-type="string">
            <text:p>Ambrosio Camel (Touring/Trekking)</text:p>
          </table:table-cell>
          <table:table-cell table:formula="oooc:=[.A254] &amp; &quot;  &quot; &amp; [.B254]" office:value-type="string" office:string-value="700C  Ambrosio Camel (Touring/Trekking)">
            <text:p>700C <text:s/>Ambrosio Camel (Touring/Trekking)</text:p>
          </table:table-cell>
          <table:table-cell office:value-type="float" office:value="588">
            <text:p>58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00C</text:p>
          </table:table-cell>
          <table:table-cell office:value-type="string">
            <text:p>Ambrosio Elite</text:p>
          </table:table-cell>
          <table:table-cell table:formula="oooc:=[.A255] &amp; &quot;  &quot; &amp; [.B255]" office:value-type="string" office:string-value="700C  Ambrosio Elite">
            <text:p>700C <text:s/>Ambrosio Elite</text:p>
          </table:table-cell>
          <table:table-cell office:value-type="float" office:value="614">
            <text:p>61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00C</text:p>
          </table:table-cell>
          <table:table-cell office:value-type="string">
            <text:p>Ambrosio Elite City 22</text:p>
          </table:table-cell>
          <table:table-cell table:formula="oooc:=[.A256] &amp; &quot;  &quot; &amp; [.B256]" office:value-type="string" office:string-value="700C  Ambrosio Elite City 22">
            <text:p>700C <text:s/>Ambrosio Elite City 22</text:p>
          </table:table-cell>
          <table:table-cell office:value-type="float" office:value="613">
            <text:p>61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00C</text:p>
          </table:table-cell>
          <table:table-cell office:value-type="string">
            <text:p>Ambrosio Elite Prisma</text:p>
          </table:table-cell>
          <table:table-cell table:formula="oooc:=[.A257] &amp; &quot;  &quot; &amp; [.B257]" office:value-type="string" office:string-value="700C  Ambrosio Elite Prisma">
            <text:p>700C <text:s/>Ambrosio Elite Prisma</text:p>
          </table:table-cell>
          <table:table-cell office:value-type="float" office:value="608">
            <text:p>60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00C</text:p>
          </table:table-cell>
          <table:table-cell office:value-type="string">
            <text:p>Ambrosio Eurosport (Touring/Trekking)</text:p>
          </table:table-cell>
          <table:table-cell table:formula="oooc:=[.A258] &amp; &quot;  &quot; &amp; [.B258]" office:value-type="string" office:string-value="700C  Ambrosio Eurosport (Touring/Trekking)">
            <text:p>700C <text:s/>Ambrosio Eurosport (Touring/Trekking)</text:p>
          </table:table-cell>
          <table:table-cell office:value-type="float" office:value="606">
            <text:p>60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00C</text:p>
          </table:table-cell>
          <table:table-cell office:value-type="string">
            <text:p>Ambrosio Evolution</text:p>
          </table:table-cell>
          <table:table-cell table:formula="oooc:=[.A259] &amp; &quot;  &quot; &amp; [.B259]" office:value-type="string" office:string-value="700C  Ambrosio Evolution">
            <text:p>700C <text:s/>Ambrosio Evolution</text:p>
          </table:table-cell>
          <table:table-cell office:value-type="float" office:value="606">
            <text:p>60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00C</text:p>
          </table:table-cell>
          <table:table-cell office:value-type="string">
            <text:p>Ambrosio Excellence</text:p>
          </table:table-cell>
          <table:table-cell table:formula="oooc:=[.A260] &amp; &quot;  &quot; &amp; [.B260]" office:value-type="string" office:string-value="700C  Ambrosio Excellence">
            <text:p>700C <text:s/>Ambrosio Excellence</text:p>
          </table:table-cell>
          <table:table-cell office:value-type="float" office:value="606">
            <text:p>60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00C</text:p>
          </table:table-cell>
          <table:table-cell office:value-type="string">
            <text:p>Ambrosio Excellence</text:p>
          </table:table-cell>
          <table:table-cell table:formula="oooc:=[.A261] &amp; &quot;  &quot; &amp; [.B261]" office:value-type="string" office:string-value="700C  Ambrosio Excellence">
            <text:p>700C <text:s/>Ambrosio Excellence</text:p>
          </table:table-cell>
          <table:table-cell office:value-type="float" office:value="601.5">
            <text:p>601.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00C</text:p>
          </table:table-cell>
          <table:table-cell office:value-type="string">
            <text:p>Ambrosio Excellight S.S.C.</text:p>
          </table:table-cell>
          <table:table-cell table:formula="oooc:=[.A262] &amp; &quot;  &quot; &amp; [.B262]" office:value-type="string" office:string-value="700C  Ambrosio Excellight S.S.C.">
            <text:p>700C <text:s/>Ambrosio Excellight S.S.C.</text:p>
          </table:table-cell>
          <table:table-cell office:value-type="float" office:value="600">
            <text:p>6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00C</text:p>
          </table:table-cell>
          <table:table-cell office:value-type="string">
            <text:p>Ambrosio Excursion</text:p>
          </table:table-cell>
          <table:table-cell table:formula="oooc:=[.A263] &amp; &quot;  &quot; &amp; [.B263]" office:value-type="string" office:string-value="700C  Ambrosio Excursion">
            <text:p>700C <text:s/>Ambrosio Excursion</text:p>
          </table:table-cell>
          <table:table-cell office:value-type="float" office:value="600.5">
            <text:p>600.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00C</text:p>
          </table:table-cell>
          <table:table-cell office:value-type="string">
            <text:p>Ambrosio FCS 28</text:p>
          </table:table-cell>
          <table:table-cell table:formula="oooc:=[.A264] &amp; &quot;  &quot; &amp; [.B264]" office:value-type="string" office:string-value="700C  Ambrosio FCS 28">
            <text:p>700C <text:s/>Ambrosio FCS 28</text:p>
          </table:table-cell>
          <table:table-cell office:value-type="float" office:value="590">
            <text:p>59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00C</text:p>
          </table:table-cell>
          <table:table-cell office:value-type="string">
            <text:p>Ambrosio Keba (Touring/Trekking)!</text:p>
          </table:table-cell>
          <table:table-cell table:formula="oooc:=[.A265] &amp; &quot;  &quot; &amp; [.B265]" office:value-type="string" office:string-value="700C  Ambrosio Keba (Touring/Trekking)!">
            <text:p>700C <text:s/>Ambrosio Keba (Touring/Trekking)!</text:p>
          </table:table-cell>
          <table:table-cell office:value-type="float" office:value="598">
            <text:p>59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00C</text:p>
          </table:table-cell>
          <table:table-cell office:value-type="string">
            <text:p>Ambrosio Nexus</text:p>
          </table:table-cell>
          <table:table-cell table:formula="oooc:=[.A266] &amp; &quot;  &quot; &amp; [.B266]" office:value-type="string" office:string-value="700C  Ambrosio Nexus">
            <text:p>700C <text:s/>Ambrosio Nexus</text:p>
          </table:table-cell>
          <table:table-cell office:value-type="float" office:value="608.4">
            <text:p>608.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00C</text:p>
          </table:table-cell>
          <table:table-cell office:value-type="string">
            <text:p>Ambrosio Super Elite</text:p>
          </table:table-cell>
          <table:table-cell table:formula="oooc:=[.A267] &amp; &quot;  &quot; &amp; [.B267]" office:value-type="string" office:string-value="700C  Ambrosio Super Elite">
            <text:p>700C <text:s/>Ambrosio Super Elite</text:p>
          </table:table-cell>
          <table:table-cell office:value-type="float" office:value="615">
            <text:p>61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00C</text:p>
          </table:table-cell>
          <table:table-cell office:value-type="string">
            <text:p>Ambrosio The Frog (Touring/Trekking)</text:p>
          </table:table-cell>
          <table:table-cell table:formula="oooc:=[.A268] &amp; &quot;  &quot; &amp; [.B268]" office:value-type="string" office:string-value="700C  Ambrosio The Frog (Touring/Trekking)">
            <text:p>700C <text:s/>Ambrosio The Frog (Touring/Trekking)</text:p>
          </table:table-cell>
          <table:table-cell office:value-type="float" office:value="601">
            <text:p>6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00C</text:p>
          </table:table-cell>
          <table:table-cell office:value-type="string">
            <text:p>American Classic carbon fiber V rim by Zipp</text:p>
          </table:table-cell>
          <table:table-cell table:formula="oooc:=[.A269] &amp; &quot;  &quot; &amp; [.B269]" office:value-type="string" office:string-value="700C  American Classic carbon fiber V rim by Zipp">
            <text:p>700C <text:s/>American Classic carbon fiber V rim by Zipp</text:p>
          </table:table-cell>
          <table:table-cell office:value-type="float" office:value="528">
            <text:p>52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00C</text:p>
          </table:table-cell>
          <table:table-cell office:value-type="string">
            <text:p>American Classic CR-350, new 24mm deep model</text:p>
          </table:table-cell>
          <table:table-cell table:formula="oooc:=[.A270] &amp; &quot;  &quot; &amp; [.B270]" office:value-type="string" office:string-value="700C  American Classic CR-350, new 24mm deep model">
            <text:p>700C <text:s/>American Classic CR-350, new 24mm deep model</text:p>
          </table:table-cell>
          <table:table-cell office:value-type="float" office:value="590.5">
            <text:p>590.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00C</text:p>
          </table:table-cell>
          <table:table-cell office:value-type="string">
            <text:p>American Classic Design's "CR350"</text:p>
          </table:table-cell>
          <table:table-cell table:formula="oooc:=[.A271] &amp; &quot;  &quot; &amp; [.B271]" office:value-type="string" office:string-value="700C  American Classic Design's &quot;CR350&quot;">
            <text:p>700C <text:s/>American Classic Design's "CR350"</text:p>
          </table:table-cell>
          <table:table-cell office:value-type="float" office:value="598">
            <text:p>59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00C</text:p>
          </table:table-cell>
          <table:table-cell office:value-type="string">
            <text:p>Araya 15</text:p>
          </table:table-cell>
          <table:table-cell table:formula="oooc:=[.A272] &amp; &quot;  &quot; &amp; [.B272]" office:value-type="string" office:string-value="700C  Araya 15">
            <text:p>700C <text:s/>Araya 15</text:p>
          </table:table-cell>
          <table:table-cell office:value-type="float" office:value="615">
            <text:p>61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00C</text:p>
          </table:table-cell>
          <table:table-cell office:value-type="string">
            <text:p>Araya 16A(3)</text:p>
          </table:table-cell>
          <table:table-cell table:formula="oooc:=[.A273] &amp; &quot;  &quot; &amp; [.B273]" office:value-type="string" office:string-value="700C  Araya 16A(3)">
            <text:p>700C <text:s/>Araya 16A(3)</text:p>
          </table:table-cell>
          <table:table-cell office:value-type="float" office:value="616">
            <text:p>61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00C</text:p>
          </table:table-cell>
          <table:table-cell office:value-type="string">
            <text:p>Araya 16A(5)</text:p>
          </table:table-cell>
          <table:table-cell table:formula="oooc:=[.A274] &amp; &quot;  &quot; &amp; [.B274]" office:value-type="string" office:string-value="700C  Araya 16A(5)">
            <text:p>700C <text:s/>Araya 16A(5)</text:p>
          </table:table-cell>
          <table:table-cell office:value-type="float" office:value="615">
            <text:p>61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00C</text:p>
          </table:table-cell>
          <table:table-cell office:value-type="string">
            <text:p>Araya 18</text:p>
          </table:table-cell>
          <table:table-cell table:formula="oooc:=[.A275] &amp; &quot;  &quot; &amp; [.B275]" office:value-type="string" office:string-value="700C  Araya 18">
            <text:p>700C <text:s/>Araya 18</text:p>
          </table:table-cell>
          <table:table-cell office:value-type="float" office:value="616">
            <text:p>61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00C</text:p>
          </table:table-cell>
          <table:table-cell office:value-type="string">
            <text:p>Araya 20A</text:p>
          </table:table-cell>
          <table:table-cell table:formula="oooc:=[.A276] &amp; &quot;  &quot; &amp; [.B276]" office:value-type="string" office:string-value="700C  Araya 20A">
            <text:p>700C <text:s/>Araya 20A</text:p>
          </table:table-cell>
          <table:table-cell office:value-type="float" office:value="611">
            <text:p>61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00C</text:p>
          </table:table-cell>
          <table:table-cell office:value-type="string">
            <text:p>Araya ADX-1W</text:p>
          </table:table-cell>
          <table:table-cell table:formula="oooc:=[.A277] &amp; &quot;  &quot; &amp; [.B277]" office:value-type="string" office:string-value="700C  Araya ADX-1W">
            <text:p>700C <text:s/>Araya ADX-1W</text:p>
          </table:table-cell>
          <table:table-cell office:value-type="float" office:value="607">
            <text:p>60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00C</text:p>
          </table:table-cell>
          <table:table-cell office:value-type="string">
            <text:p>Araya ADX-2W</text:p>
          </table:table-cell>
          <table:table-cell table:formula="oooc:=[.A278] &amp; &quot;  &quot; &amp; [.B278]" office:value-type="string" office:string-value="700C  Araya ADX-2W">
            <text:p>700C <text:s/>Araya ADX-2W</text:p>
          </table:table-cell>
          <table:table-cell office:value-type="float" office:value="602">
            <text:p>6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00C</text:p>
          </table:table-cell>
          <table:table-cell office:value-type="string">
            <text:p>Araya ADX-510</text:p>
          </table:table-cell>
          <table:table-cell table:formula="oooc:=[.A279] &amp; &quot;  &quot; &amp; [.B279]" office:value-type="string" office:string-value="700C  Araya ADX-510">
            <text:p>700C <text:s/>Araya ADX-510</text:p>
          </table:table-cell>
          <table:table-cell office:value-type="float" office:value="600.3">
            <text:p>600.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00C</text:p>
          </table:table-cell>
          <table:table-cell office:value-type="string">
            <text:p>Araya CT19</text:p>
          </table:table-cell>
          <table:table-cell table:formula="oooc:=[.A280] &amp; &quot;  &quot; &amp; [.B280]" office:value-type="string" office:string-value="700C  Araya CT19">
            <text:p>700C <text:s/>Araya CT19</text:p>
          </table:table-cell>
          <table:table-cell office:value-type="float" office:value="611">
            <text:p>61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00C</text:p>
          </table:table-cell>
          <table:table-cell office:value-type="string">
            <text:p>Araya CTL185</text:p>
          </table:table-cell>
          <table:table-cell table:formula="oooc:=[.A281] &amp; &quot;  &quot; &amp; [.B281]" office:value-type="string" office:string-value="700C  Araya CTL185">
            <text:p>700C <text:s/>Araya CTL185</text:p>
          </table:table-cell>
          <table:table-cell office:value-type="float" office:value="609">
            <text:p>6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00C</text:p>
          </table:table-cell>
          <table:table-cell office:value-type="string">
            <text:p>Araya CTL-370</text:p>
          </table:table-cell>
          <table:table-cell table:formula="oooc:=[.A282] &amp; &quot;  &quot; &amp; [.B282]" office:value-type="string" office:string-value="700C  Araya CTL-370">
            <text:p>700C <text:s/>Araya CTL-370</text:p>
          </table:table-cell>
          <table:table-cell office:value-type="float" office:value="611">
            <text:p>61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00C</text:p>
          </table:table-cell>
          <table:table-cell office:value-type="string">
            <text:p>Araya CTL385 </text:p>
          </table:table-cell>
          <table:table-cell table:formula="oooc:=[.A283] &amp; &quot;  &quot; &amp; [.B283]" office:value-type="string" office:string-value="700C  Araya CTL385 ">
            <text:p>700C <text:s/>Araya CTL385 </text:p>
          </table:table-cell>
          <table:table-cell office:value-type="float" office:value="609">
            <text:p>6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00C</text:p>
          </table:table-cell>
          <table:table-cell office:value-type="string">
            <text:p>Araya PX35</text:p>
          </table:table-cell>
          <table:table-cell table:formula="oooc:=[.A284] &amp; &quot;  &quot; &amp; [.B284]" office:value-type="string" office:string-value="700C  Araya PX35">
            <text:p>700C <text:s/>Araya PX35</text:p>
          </table:table-cell>
          <table:table-cell office:value-type="float" office:value="614">
            <text:p>61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00C</text:p>
          </table:table-cell>
          <table:table-cell office:value-type="string">
            <text:p>Araya PX-645</text:p>
          </table:table-cell>
          <table:table-cell table:formula="oooc:=[.A285] &amp; &quot;  &quot; &amp; [.B285]" office:value-type="string" office:string-value="700C  Araya PX-645">
            <text:p>700C <text:s/>Araya PX-645</text:p>
          </table:table-cell>
          <table:table-cell office:value-type="float" office:value="610.4">
            <text:p>610.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00C</text:p>
          </table:table-cell>
          <table:table-cell office:value-type="string">
            <text:p>Araya RC-540</text:p>
          </table:table-cell>
          <table:table-cell table:formula="oooc:=[.A286] &amp; &quot;  &quot; &amp; [.B286]" office:value-type="string" office:string-value="700C  Araya RC-540">
            <text:p>700C <text:s/>Araya RC-540</text:p>
          </table:table-cell>
          <table:table-cell office:value-type="float" office:value="606.3">
            <text:p>606.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00C</text:p>
          </table:table-cell>
          <table:table-cell office:value-type="string">
            <text:p>Araya RT-520</text:p>
          </table:table-cell>
          <table:table-cell table:formula="oooc:=[.A287] &amp; &quot;  &quot; &amp; [.B287]" office:value-type="string" office:string-value="700C  Araya RT-520">
            <text:p>700C <text:s/>Araya RT-520</text:p>
          </table:table-cell>
          <table:table-cell table:formula="oooc:=610.4+2" office:value-type="float" office:value="612.4">
            <text:p>612.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00C</text:p>
          </table:table-cell>
          <table:table-cell office:value-type="string">
            <text:p>Araya SA-530C Super Aero clincher (30mm deep)</text:p>
          </table:table-cell>
          <table:table-cell table:formula="oooc:=[.A288] &amp; &quot;  &quot; &amp; [.B288]" office:value-type="string" office:string-value="700C  Araya SA-530C Super Aero clincher (30mm deep)">
            <text:p>700C <text:s/>Araya SA-530C Super Aero clincher (30mm deep)</text:p>
          </table:table-cell>
          <table:table-cell office:value-type="float" office:value="580">
            <text:p>58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00C</text:p>
          </table:table-cell>
          <table:table-cell office:value-type="string">
            <text:p>Araya SP-20</text:p>
          </table:table-cell>
          <table:table-cell table:formula="oooc:=[.A289] &amp; &quot;  &quot; &amp; [.B289]" office:value-type="string" office:string-value="700C  Araya SP-20">
            <text:p>700C <text:s/>Araya SP-20</text:p>
          </table:table-cell>
          <table:table-cell office:value-type="float" office:value="615">
            <text:p>61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00C</text:p>
          </table:table-cell>
          <table:table-cell office:value-type="string">
            <text:p>Araya SP-30</text:p>
          </table:table-cell>
          <table:table-cell table:formula="oooc:=[.A290] &amp; &quot;  &quot; &amp; [.B290]" office:value-type="string" office:string-value="700C  Araya SP-30">
            <text:p>700C <text:s/>Araya SP-30</text:p>
          </table:table-cell>
          <table:table-cell office:value-type="float" office:value="613">
            <text:p>61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00C</text:p>
          </table:table-cell>
          <table:table-cell office:value-type="string">
            <text:p>Araya SS-40</text:p>
          </table:table-cell>
          <table:table-cell table:formula="oooc:=[.A291] &amp; &quot;  &quot; &amp; [.B291]" office:value-type="string" office:string-value="700C  Araya SS-40">
            <text:p>700C <text:s/>Araya SS-40</text:p>
          </table:table-cell>
          <table:table-cell office:value-type="float" office:value="611">
            <text:p>61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00C</text:p>
          </table:table-cell>
          <table:table-cell office:value-type="string">
            <text:p>Araya SS-45</text:p>
          </table:table-cell>
          <table:table-cell table:formula="oooc:=[.A292] &amp; &quot;  &quot; &amp; [.B292]" office:value-type="string" office:string-value="700C  Araya SS-45">
            <text:p>700C <text:s/>Araya SS-45</text:p>
          </table:table-cell>
          <table:table-cell office:value-type="float" office:value="614">
            <text:p>61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00C</text:p>
          </table:table-cell>
          <table:table-cell office:value-type="string">
            <text:p>Araya TX-310F</text:p>
          </table:table-cell>
          <table:table-cell table:formula="oooc:=[.A293] &amp; &quot;  &quot; &amp; [.B293]" office:value-type="string" office:string-value="700C  Araya TX-310F">
            <text:p>700C <text:s/>Araya TX-310F</text:p>
          </table:table-cell>
          <table:table-cell office:value-type="float" office:value="610.4">
            <text:p>610.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00C</text:p>
          </table:table-cell>
          <table:table-cell office:value-type="string">
            <text:p>Araya TX350</text:p>
          </table:table-cell>
          <table:table-cell table:formula="oooc:=[.A294] &amp; &quot;  &quot; &amp; [.B294]" office:value-type="string" office:string-value="700C  Araya TX350">
            <text:p>700C <text:s/>Araya TX350</text:p>
          </table:table-cell>
          <table:table-cell office:value-type="float" office:value="611">
            <text:p>61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00C</text:p>
          </table:table-cell>
          <table:table-cell office:value-type="string">
            <text:p>Araya VX300 </text:p>
          </table:table-cell>
          <table:table-cell table:formula="oooc:=[.A295] &amp; &quot;  &quot; &amp; [.B295]" office:value-type="string" office:string-value="700C  Araya VX300 ">
            <text:p>700C <text:s/>Araya VX300 </text:p>
          </table:table-cell>
          <table:table-cell office:value-type="float" office:value="614">
            <text:p>61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00C</text:p>
          </table:table-cell>
          <table:table-cell office:value-type="string">
            <text:p>Araya VX400</text:p>
          </table:table-cell>
          <table:table-cell table:formula="oooc:=[.A296] &amp; &quot;  &quot; &amp; [.B296]" office:value-type="string" office:string-value="700C  Araya VX400">
            <text:p>700C <text:s/>Araya VX400</text:p>
          </table:table-cell>
          <table:table-cell office:value-type="float" office:value="614">
            <text:p>61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00C</text:p>
          </table:table-cell>
          <table:table-cell office:value-type="string">
            <text:p>Bontrager PN 220421 Race X-Lite road </text:p>
          </table:table-cell>
          <table:table-cell table:formula="oooc:=[.A297] &amp; &quot;  &quot; &amp; [.B297]" office:value-type="string" office:string-value="700C  Bontrager PN 220421 Race X-Lite road ">
            <text:p>700C <text:s/>Bontrager PN 220421 Race X-Lite road </text:p>
          </table:table-cell>
          <table:table-cell table:formula="oooc:=592+3" office:value-type="float" office:value="595">
            <text:p>59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00C</text:p>
          </table:table-cell>
          <table:table-cell office:value-type="string">
            <text:p>Bontrager PN 220429 Race Lite road OSB</text:p>
          </table:table-cell>
          <table:table-cell table:formula="oooc:=[.A298] &amp; &quot;  &quot; &amp; [.B298]" office:value-type="string" office:string-value="700C  Bontrager PN 220429 Race Lite road OSB">
            <text:p>700C <text:s/>Bontrager PN 220429 Race Lite road OSB</text:p>
          </table:table-cell>
          <table:table-cell table:formula="oooc:=595+3" office:value-type="float" office:value="598">
            <text:p>598</text:p>
          </table:table-cell>
          <table:table-cell table:formula="oooc:=0.06*25.4" office:value-type="float" office:value="1.524">
            <text:p>1.52</text:p>
          </table:table-cell>
        </table:table-row>
        <table:table-row table:style-name="ro1">
          <table:table-cell office:value-type="string">
            <text:p>700C</text:p>
          </table:table-cell>
          <table:table-cell office:value-type="string">
            <text:p>Bontrager PN 220437 Select OSB</text:p>
          </table:table-cell>
          <table:table-cell table:formula="oooc:=[.A299] &amp; &quot;  &quot; &amp; [.B299]" office:value-type="string" office:string-value="700C  Bontrager PN 220437 Select OSB">
            <text:p>700C <text:s/>Bontrager PN 220437 Select OSB</text:p>
          </table:table-cell>
          <table:table-cell office:value-type="float" office:value="604.1">
            <text:p>604.1</text:p>
          </table:table-cell>
          <table:table-cell office:value-type="float" office:value="1.5">
            <text:p>1.5</text:p>
          </table:table-cell>
        </table:table-row>
        <table:table-row table:style-name="ro1">
          <table:table-cell office:value-type="string">
            <text:p>700C</text:p>
          </table:table-cell>
          <table:table-cell office:value-type="string">
            <text:p>Bontrager PN 220472 Race Tubeless 29" OSB rim brake compatible </text:p>
          </table:table-cell>
          <table:table-cell table:formula="oooc:=[.A300] &amp; &quot;  &quot; &amp; [.B300]" office:value-type="string" office:string-value="700C  Bontrager PN 220472 Race Tubeless 29&quot; OSB rim brake compatible ">
            <text:p>700C <text:s/>Bontrager PN 220472 Race Tubeless 29" OSB rim brake compatible </text:p>
          </table:table-cell>
          <table:table-cell table:formula="oooc:=604+3" office:value-type="float" office:value="607">
            <text:p>607</text:p>
          </table:table-cell>
          <table:table-cell office:value-type="float" office:value="2.5">
            <text:p>2.5</text:p>
          </table:table-cell>
        </table:table-row>
        <table:table-row table:style-name="ro1">
          <table:table-cell office:value-type="string">
            <text:p>700C</text:p>
          </table:table-cell>
          <table:table-cell office:value-type="string">
            <text:p>Bontrager PN 221715 Race Lite Tandem</text:p>
          </table:table-cell>
          <table:table-cell table:formula="oooc:=[.A301] &amp; &quot;  &quot; &amp; [.B301]" office:value-type="string" office:string-value="700C  Bontrager PN 221715 Race Lite Tandem">
            <text:p>700C <text:s/>Bontrager PN 221715 Race Lite Tandem</text:p>
          </table:table-cell>
          <table:table-cell office:value-type="float" office:value="580">
            <text:p>58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00C</text:p>
          </table:table-cell>
          <table:table-cell office:value-type="string">
            <text:p>Bontrager PN 221850 Race Lite Tubeless 29" OSB rim brake compatible</text:p>
          </table:table-cell>
          <table:table-cell table:formula="oooc:=[.A302] &amp; &quot;  &quot; &amp; [.B302]" office:value-type="string" office:string-value="700C  Bontrager PN 221850 Race Lite Tubeless 29&quot; OSB rim brake compatible">
            <text:p>700C <text:s/>Bontrager PN 221850 Race Lite Tubeless 29" OSB rim brake compatible</text:p>
          </table:table-cell>
          <table:table-cell table:formula="oooc:=604+3" office:value-type="float" office:value="607">
            <text:p>607</text:p>
          </table:table-cell>
          <table:table-cell office:value-type="float" office:value="2.5">
            <text:p>2.5</text:p>
          </table:table-cell>
        </table:table-row>
        <table:table-row table:style-name="ro1">
          <table:table-cell office:value-type="string">
            <text:p>700C</text:p>
          </table:table-cell>
          <table:table-cell office:value-type="string">
            <text:p>Bontrager PN 231404 Race X-Light Aero aluminum clincher</text:p>
          </table:table-cell>
          <table:table-cell table:formula="oooc:=[.A303] &amp; &quot;  &quot; &amp; [.B303]" office:value-type="string" office:string-value="700C  Bontrager PN 231404 Race X-Light Aero aluminum clincher">
            <text:p>700C <text:s/>Bontrager PN 231404 Race X-Light Aero aluminum clincher</text:p>
          </table:table-cell>
          <table:table-cell office:value-type="float" office:value="598">
            <text:p>59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00C</text:p>
          </table:table-cell>
          <table:table-cell office:value-type="string">
            <text:p>Bontrager PN 240064 RXXXL OCLV Carbon Tubular Front/Rear with SS washer (.82mm thick)</text:p>
          </table:table-cell>
          <table:table-cell table:formula="oooc:=[.A304] &amp; &quot;  &quot; &amp; [.B304]" office:value-type="string" office:string-value="700C  Bontrager PN 240064 RXXXL OCLV Carbon Tubular Front/Rear with SS washer (.82mm thick)">
            <text:p>700C <text:s/>Bontrager PN 240064 RXXXL OCLV Carbon Tubular Front/Rear with SS washer (.82mm thick)</text:p>
          </table:table-cell>
          <table:table-cell office:value-type="float" office:value="593.64">
            <text:p>593.6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00C</text:p>
          </table:table-cell>
          <table:table-cell office:value-type="string">
            <text:p>Bontrager PN 240064 RXXXL OCLV Carbon Tubular Front/Rear with SS washer (.82mm thick)</text:p>
          </table:table-cell>
          <table:table-cell table:formula="oooc:=[.A305] &amp; &quot;  &quot; &amp; [.B305]" office:value-type="string" office:string-value="700C  Bontrager PN 240064 RXXXL OCLV Carbon Tubular Front/Rear with SS washer (.82mm thick)">
            <text:p>700C <text:s/>Bontrager PN 240064 RXXXL OCLV Carbon Tubular Front/Rear with SS washer (.82mm thick)</text:p>
          </table:table-cell>
          <table:table-cell office:value-type="float" office:value="591.99">
            <text:p>591.9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00C</text:p>
          </table:table-cell>
          <table:table-cell office:value-type="string">
            <text:p>Bontrager PN 242752, R455 (04 Select Rd. extrusion)</text:p>
          </table:table-cell>
          <table:table-cell table:formula="oooc:=[.A306] &amp; &quot;  &quot; &amp; [.B306]" office:value-type="string" office:string-value="700C  Bontrager PN 242752, R455 (04 Select Rd. extrusion)">
            <text:p>700C <text:s/>Bontrager PN 242752, R455 (04 Select Rd. extrusion)</text:p>
          </table:table-cell>
          <table:table-cell table:formula="oooc:=593+3" office:value-type="float" office:value="596">
            <text:p>5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00C</text:p>
          </table:table-cell>
          <table:table-cell office:value-type="string">
            <text:p>Bontrager PN 243628 Race Lite OSB 29"</text:p>
          </table:table-cell>
          <table:table-cell table:formula="oooc:=[.A307] &amp; &quot;  &quot; &amp; [.B307]" office:value-type="string" office:string-value="700C  Bontrager PN 243628 Race Lite OSB 29&quot;">
            <text:p>700C <text:s/>Bontrager PN 243628 Race Lite OSB 29"</text:p>
          </table:table-cell>
          <table:table-cell table:formula="oooc:=604+3" office:value-type="float" office:value="607">
            <text:p>607</text:p>
          </table:table-cell>
          <table:table-cell office:value-type="float" office:value="2.5">
            <text:p>2.5</text:p>
          </table:table-cell>
        </table:table-row>
        <table:table-row table:style-name="ro1">
          <table:table-cell office:value-type="string">
            <text:p>700C</text:p>
          </table:table-cell>
          <table:table-cell office:value-type="string">
            <text:p>Bontrager PN 250032 RXXXL OCLV Carbon Clincher Front w/SS washer (.82mm thick)</text:p>
          </table:table-cell>
          <table:table-cell table:formula="oooc:=[.A308] &amp; &quot;  &quot; &amp; [.B308]" office:value-type="string" office:string-value="700C  Bontrager PN 250032 RXXXL OCLV Carbon Clincher Front w/SS washer (.82mm thick)">
            <text:p>700C <text:s/>Bontrager PN 250032 RXXXL OCLV Carbon Clincher Front w/SS washer (.82mm thick)</text:p>
          </table:table-cell>
          <table:table-cell office:value-type="float" office:value="589.18">
            <text:p>589.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00C</text:p>
          </table:table-cell>
          <table:table-cell office:value-type="string">
            <text:p>Bontrager PN 250033 RXXXL OCLV Carbon Clincher OSB Rear w/SS washer (.82mm thick)</text:p>
          </table:table-cell>
          <table:table-cell table:formula="oooc:=[.A309] &amp; &quot;  &quot; &amp; [.B309]" office:value-type="string" office:string-value="700C  Bontrager PN 250033 RXXXL OCLV Carbon Clincher OSB Rear w/SS washer (.82mm thick)">
            <text:p>700C <text:s/>Bontrager PN 250033 RXXXL OCLV Carbon Clincher OSB Rear w/SS washer (.82mm thick)</text:p>
          </table:table-cell>
          <table:table-cell office:value-type="float" office:value="589.18">
            <text:p>589.18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700C</text:p>
          </table:table-cell>
          <table:table-cell office:value-type="string">
            <text:p>Bontrager PN 981886 Clyde (24mm wide)</text:p>
          </table:table-cell>
          <table:table-cell table:formula="oooc:=[.A310] &amp; &quot;  &quot; &amp; [.B310]" office:value-type="string" office:string-value="700C  Bontrager PN 981886 Clyde (24mm wide)">
            <text:p>700C <text:s/>Bontrager PN 981886 Clyde (24mm wide)</text:p>
          </table:table-cell>
          <table:table-cell table:formula="oooc:=604+3" office:value-type="float" office:value="607">
            <text:p>60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00C</text:p>
          </table:table-cell>
          <table:table-cell office:value-type="string">
            <text:p>Bontrager PN 992115, 994103 Fairlane symmetric</text:p>
          </table:table-cell>
          <table:table-cell table:formula="oooc:=[.A311] &amp; &quot;  &quot; &amp; [.B311]" office:value-type="string" office:string-value="700C  Bontrager PN 992115, 994103 Fairlane symmetric">
            <text:p>700C <text:s/>Bontrager PN 992115, 994103 Fairlane symmetric</text:p>
          </table:table-cell>
          <table:table-cell table:formula="oooc:=604+3" office:value-type="float" office:value="607">
            <text:p>60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00C</text:p>
          </table:table-cell>
          <table:table-cell office:value-type="string">
            <text:p>Bontrager PN 992116, 994305 Fairlane OSB</text:p>
          </table:table-cell>
          <table:table-cell table:formula="oooc:=[.A312] &amp; &quot;  &quot; &amp; [.B312]" office:value-type="string" office:string-value="700C  Bontrager PN 992116, 994305 Fairlane OSB">
            <text:p>700C <text:s/>Bontrager PN 992116, 994305 Fairlane OSB</text:p>
          </table:table-cell>
          <table:table-cell table:formula="oooc:=604+3" office:value-type="float" office:value="607">
            <text:p>607</text:p>
          </table:table-cell>
          <table:table-cell office:value-type="float" office:value="2.5">
            <text:p>2.5</text:p>
          </table:table-cell>
        </table:table-row>
        <table:table-row table:style-name="ro1">
          <table:table-cell office:value-type="string">
            <text:p>700C</text:p>
          </table:table-cell>
          <table:table-cell office:value-type="string">
            <text:p>Bontrager RXL Carbon Clincher Front PROTOTYPE</text:p>
          </table:table-cell>
          <table:table-cell table:formula="oooc:=[.A313] &amp; &quot;  &quot; &amp; [.B313]" office:value-type="string" office:string-value="700C  Bontrager RXL Carbon Clincher Front PROTOTYPE">
            <text:p>700C <text:s/>Bontrager RXL Carbon Clincher Front PROTOTYPE</text:p>
          </table:table-cell>
          <table:table-cell office:value-type="float" office:value="590.5">
            <text:p>590.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00C</text:p>
          </table:table-cell>
          <table:table-cell office:value-type="string">
            <text:p>Bontrager RXL Carbon Clincher Rear OSB PROTOTYPE</text:p>
          </table:table-cell>
          <table:table-cell table:formula="oooc:=[.A314] &amp; &quot;  &quot; &amp; [.B314]" office:value-type="string" office:string-value="700C  Bontrager RXL Carbon Clincher Rear OSB PROTOTYPE">
            <text:p>700C <text:s/>Bontrager RXL Carbon Clincher Rear OSB PROTOTYPE</text:p>
          </table:table-cell>
          <table:table-cell office:value-type="float" office:value="593.5">
            <text:p>593.5</text:p>
          </table:table-cell>
          <table:table-cell office:value-type="float" office:value="1.5">
            <text:p>1.5</text:p>
          </table:table-cell>
        </table:table-row>
        <table:table-row table:style-name="ro1">
          <table:table-cell office:value-type="string">
            <text:p>700C</text:p>
          </table:table-cell>
          <table:table-cell office:value-type="string">
            <text:p>Bontrager RXL OCLV Carbon Tubular Front/Rear Prototype</text:p>
          </table:table-cell>
          <table:table-cell table:formula="oooc:=[.A315] &amp; &quot;  &quot; &amp; [.B315]" office:value-type="string" office:string-value="700C  Bontrager RXL OCLV Carbon Tubular Front/Rear Prototype">
            <text:p>700C <text:s/>Bontrager RXL OCLV Carbon Tubular Front/Rear Prototype</text:p>
          </table:table-cell>
          <table:table-cell office:value-type="float" office:value="586.15">
            <text:p>586.1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00C</text:p>
          </table:table-cell>
          <table:table-cell office:value-type="string">
            <text:p>Campagnolo Amber </text:p>
          </table:table-cell>
          <table:table-cell table:formula="oooc:=[.A316] &amp; &quot;  &quot; &amp; [.B316]" office:value-type="string" office:string-value="700C  Campagnolo Amber ">
            <text:p>700C <text:s/>Campagnolo Amber </text:p>
          </table:table-cell>
          <table:table-cell office:value-type="float" office:value="611">
            <text:p>61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00C</text:p>
          </table:table-cell>
          <table:table-cell office:value-type="string">
            <text:p>Campagnolo Atlanta '96 (about 30mm tall)</text:p>
          </table:table-cell>
          <table:table-cell table:formula="oooc:=[.A317] &amp; &quot;  &quot; &amp; [.B317]" office:value-type="string" office:string-value="700C  Campagnolo Atlanta '96 (about 30mm tall)">
            <text:p>700C <text:s/>Campagnolo Atlanta '96 (about 30mm tall)</text:p>
          </table:table-cell>
          <table:table-cell office:value-type="float" office:value="575">
            <text:p>57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00C</text:p>
          </table:table-cell>
          <table:table-cell office:value-type="string">
            <text:p>Campagnolo Delta XL, Omega XL, Lambda, Omicron box (very low profile)</text:p>
          </table:table-cell>
          <table:table-cell table:formula="oooc:=[.A318] &amp; &quot;  &quot; &amp; [.B318]" office:value-type="string" office:string-value="700C  Campagnolo Delta XL, Omega XL, Lambda, Omicron box (very low profile)">
            <text:p>700C <text:s/>Campagnolo Delta XL, Omega XL, Lambda, Omicron box (very low profile)</text:p>
          </table:table-cell>
          <table:table-cell office:value-type="float" office:value="614">
            <text:p>61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00C</text:p>
          </table:table-cell>
          <table:table-cell office:value-type="string">
            <text:p>Campagnolo Gamma box</text:p>
          </table:table-cell>
          <table:table-cell table:formula="oooc:=[.A319] &amp; &quot;  &quot; &amp; [.B319]" office:value-type="string" office:string-value="700C  Campagnolo Gamma box">
            <text:p>700C <text:s/>Campagnolo Gamma box</text:p>
          </table:table-cell>
          <table:table-cell office:value-type="float" office:value="612">
            <text:p>6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00C</text:p>
          </table:table-cell>
          <table:table-cell office:value-type="string">
            <text:p>Campagnolo Helsinki '52</text:p>
          </table:table-cell>
          <table:table-cell table:formula="oooc:=[.A320] &amp; &quot;  &quot; &amp; [.B320]" office:value-type="string" office:string-value="700C  Campagnolo Helsinki '52">
            <text:p>700C <text:s/>Campagnolo Helsinki '52</text:p>
          </table:table-cell>
          <table:table-cell office:value-type="float" office:value="612">
            <text:p>6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00C</text:p>
          </table:table-cell>
          <table:table-cell office:value-type="string">
            <text:p>Campagnolo Lambda "V" profile <text:s/>(about 21mm tall)</text:p>
          </table:table-cell>
          <table:table-cell table:formula="oooc:=[.A321] &amp; &quot;  &quot; &amp; [.B321]" office:value-type="string" office:string-value="700C  Campagnolo Lambda &quot;V&quot; profile  (about 21mm tall)">
            <text:p>700C <text:s/>Campagnolo Lambda "V" profile <text:s/>(about 21mm tall)</text:p>
          </table:table-cell>
          <table:table-cell office:value-type="float" office:value="600">
            <text:p>6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00C</text:p>
          </table:table-cell>
          <table:table-cell office:value-type="string">
            <text:p>Campagnolo Melbourne '56</text:p>
          </table:table-cell>
          <table:table-cell table:formula="oooc:=[.A322] &amp; &quot;  &quot; &amp; [.B322]" office:value-type="string" office:string-value="700C  Campagnolo Melbourne '56">
            <text:p>700C <text:s/>Campagnolo Melbourne '56</text:p>
          </table:table-cell>
          <table:table-cell office:value-type="float" office:value="612">
            <text:p>6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00C</text:p>
          </table:table-cell>
          <table:table-cell office:value-type="string">
            <text:p>Campagnolo Mexico '68 "V" profile (about 23mm tall)</text:p>
          </table:table-cell>
          <table:table-cell table:formula="oooc:=[.A323] &amp; &quot;  &quot; &amp; [.B323]" office:value-type="string" office:string-value="700C  Campagnolo Mexico '68 &quot;V&quot; profile (about 23mm tall)">
            <text:p>700C <text:s/>Campagnolo Mexico '68 "V" profile (about 23mm tall)</text:p>
          </table:table-cell>
          <table:table-cell office:value-type="float" office:value="600">
            <text:p>6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00C</text:p>
          </table:table-cell>
          <table:table-cell office:value-type="string">
            <text:p>Campagnolo Montreal '76 box style</text:p>
          </table:table-cell>
          <table:table-cell table:formula="oooc:=[.A324] &amp; &quot;  &quot; &amp; [.B324]" office:value-type="string" office:string-value="700C  Campagnolo Montreal '76 box style">
            <text:p>700C <text:s/>Campagnolo Montreal '76 box style</text:p>
          </table:table-cell>
          <table:table-cell office:value-type="float" office:value="608">
            <text:p>60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00C</text:p>
          </table:table-cell>
          <table:table-cell office:value-type="string">
            <text:p>Campagnolo Montreal '76, new style (beveled semi-aero)</text:p>
          </table:table-cell>
          <table:table-cell table:formula="oooc:=[.A325] &amp; &quot;  &quot; &amp; [.B325]" office:value-type="string" office:string-value="700C  Campagnolo Montreal '76, new style (beveled semi-aero)">
            <text:p>700C <text:s/>Campagnolo Montreal '76, new style (beveled semi-aero)</text:p>
          </table:table-cell>
          <table:table-cell office:value-type="float" office:value="603">
            <text:p>6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00C</text:p>
          </table:table-cell>
          <table:table-cell office:value-type="string">
            <text:p>Campagnolo Moskva '80 </text:p>
          </table:table-cell>
          <table:table-cell table:formula="oooc:=[.A326] &amp; &quot;  &quot; &amp; [.B326]" office:value-type="string" office:string-value="700C  Campagnolo Moskva '80 ">
            <text:p>700C <text:s/>Campagnolo Moskva '80 </text:p>
          </table:table-cell>
          <table:table-cell office:value-type="float" office:value="601">
            <text:p>6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00C</text:p>
          </table:table-cell>
          <table:table-cell office:value-type="string">
            <text:p>Campagnolo Munchen '72</text:p>
          </table:table-cell>
          <table:table-cell table:formula="oooc:=[.A327] &amp; &quot;  &quot; &amp; [.B327]" office:value-type="string" office:string-value="700C  Campagnolo Munchen '72">
            <text:p>700C <text:s/>Campagnolo Munchen '72</text:p>
          </table:table-cell>
          <table:table-cell office:value-type="float" office:value="618">
            <text:p>6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00C</text:p>
          </table:table-cell>
          <table:table-cell office:value-type="string">
            <text:p>Campagnolo Omega "V" profile (about 21mm tall)</text:p>
          </table:table-cell>
          <table:table-cell table:formula="oooc:=[.A328] &amp; &quot;  &quot; &amp; [.B328]" office:value-type="string" office:string-value="700C  Campagnolo Omega &quot;V&quot; profile (about 21mm tall)">
            <text:p>700C <text:s/>Campagnolo Omega "V" profile (about 21mm tall)</text:p>
          </table:table-cell>
          <table:table-cell office:value-type="float" office:value="600">
            <text:p>6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00C</text:p>
          </table:table-cell>
          <table:table-cell office:value-type="string">
            <text:p>Campagnolo Omega 19 box style (about 19mm wide)</text:p>
          </table:table-cell>
          <table:table-cell table:formula="oooc:=[.A329] &amp; &quot;  &quot; &amp; [.B329]" office:value-type="string" office:string-value="700C  Campagnolo Omega 19 box style (about 19mm wide)">
            <text:p>700C <text:s/>Campagnolo Omega 19 box style (about 19mm wide)</text:p>
          </table:table-cell>
          <table:table-cell office:value-type="float" office:value="608">
            <text:p>60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00C</text:p>
          </table:table-cell>
          <table:table-cell office:value-type="string">
            <text:p>Campagnolo Omega Strada and Strada Hardox box style (about 20mm wide)</text:p>
          </table:table-cell>
          <table:table-cell table:formula="oooc:=[.A330] &amp; &quot;  &quot; &amp; [.B330]" office:value-type="string" office:string-value="700C  Campagnolo Omega Strada and Strada Hardox box style (about 20mm wide)">
            <text:p>700C <text:s/>Campagnolo Omega Strada and Strada Hardox box style (about 20mm wide)</text:p>
          </table:table-cell>
          <table:table-cell office:value-type="float" office:value="613">
            <text:p>61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00C</text:p>
          </table:table-cell>
          <table:table-cell office:value-type="string">
            <text:p>Campagnolo Roma '60</text:p>
          </table:table-cell>
          <table:table-cell table:formula="oooc:=[.A331] &amp; &quot;  &quot; &amp; [.B331]" office:value-type="string" office:string-value="700C  Campagnolo Roma '60">
            <text:p>700C <text:s/>Campagnolo Roma '60</text:p>
          </table:table-cell>
          <table:table-cell office:value-type="float" office:value="612">
            <text:p>6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00C</text:p>
          </table:table-cell>
          <table:table-cell office:value-type="string">
            <text:p>Campagnolo Strada </text:p>
          </table:table-cell>
          <table:table-cell table:formula="oooc:=[.A332] &amp; &quot;  &quot; &amp; [.B332]" office:value-type="string" office:string-value="700C  Campagnolo Strada ">
            <text:p>700C <text:s/>Campagnolo Strada </text:p>
          </table:table-cell>
          <table:table-cell office:value-type="float" office:value="614">
            <text:p>61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00C</text:p>
          </table:table-cell>
          <table:table-cell office:value-type="string">
            <text:p>Campagnolo Tokyo '64 </text:p>
          </table:table-cell>
          <table:table-cell table:formula="oooc:=[.A333] &amp; &quot;  &quot; &amp; [.B333]" office:value-type="string" office:string-value="700C  Campagnolo Tokyo '64 ">
            <text:p>700C <text:s/>Campagnolo Tokyo '64 </text:p>
          </table:table-cell>
          <table:table-cell office:value-type="float" office:value="609">
            <text:p>6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00C</text:p>
          </table:table-cell>
          <table:table-cell office:value-type="string">
            <text:p>Campagnolo Topaz </text:p>
          </table:table-cell>
          <table:table-cell table:formula="oooc:=[.A334] &amp; &quot;  &quot; &amp; [.B334]" office:value-type="string" office:string-value="700C  Campagnolo Topaz ">
            <text:p>700C <text:s/>Campagnolo Topaz </text:p>
          </table:table-cell>
          <table:table-cell office:value-type="float" office:value="613">
            <text:p>61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00C</text:p>
          </table:table-cell>
          <table:table-cell office:value-type="string">
            <text:p>Campagnolo XL Strada </text:p>
          </table:table-cell>
          <table:table-cell table:formula="oooc:=[.A335] &amp; &quot;  &quot; &amp; [.B335]" office:value-type="string" office:string-value="700C  Campagnolo XL Strada ">
            <text:p>700C <text:s/>Campagnolo XL Strada </text:p>
          </table:table-cell>
          <table:table-cell office:value-type="float" office:value="614">
            <text:p>61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00C</text:p>
          </table:table-cell>
          <table:table-cell office:value-type="string">
            <text:p>Campagnolo Ypsilon "V" profile (about 21mm tall)</text:p>
          </table:table-cell>
          <table:table-cell table:formula="oooc:=[.A336] &amp; &quot;  &quot; &amp; [.B336]" office:value-type="string" office:string-value="700C  Campagnolo Ypsilon &quot;V&quot; profile (about 21mm tall)">
            <text:p>700C <text:s/>Campagnolo Ypsilon "V" profile (about 21mm tall)</text:p>
          </table:table-cell>
          <table:table-cell office:value-type="float" office:value="600">
            <text:p>6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00C</text:p>
          </table:table-cell>
          <table:table-cell office:value-type="string">
            <text:p>Campagnolo Ypsilon box</text:p>
          </table:table-cell>
          <table:table-cell table:formula="oooc:=[.A337] &amp; &quot;  &quot; &amp; [.B337]" office:value-type="string" office:string-value="700C  Campagnolo Ypsilon box">
            <text:p>700C <text:s/>Campagnolo Ypsilon box</text:p>
          </table:table-cell>
          <table:table-cell office:value-type="float" office:value="615">
            <text:p>61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00C</text:p>
          </table:table-cell>
          <table:table-cell office:value-type="string">
            <text:p>da Vinci V22 http://www.davincitandems.com/</text:p>
          </table:table-cell>
          <table:table-cell table:formula="oooc:=[.A338] &amp; &quot;  &quot; &amp; [.B338]" office:value-type="string" office:string-value="700C  da Vinci V22 http://www.davincitandems.com/">
            <text:p>700C <text:s/>da Vinci V22 http://www.davincitandems.com/</text:p>
          </table:table-cell>
          <table:table-cell table:formula="oooc:=AVERAGE(597;596;596;597;596.5)" office:value-type="float" office:value="596.5">
            <text:p>596.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00C</text:p>
          </table:table-cell>
          <table:table-cell office:value-type="string">
            <text:p>DT Swiss RR 1.1</text:p>
          </table:table-cell>
          <table:table-cell table:formula="oooc:=[.A339] &amp; &quot;  &quot; &amp; [.B339]" office:value-type="string" office:string-value="700C  DT Swiss RR 1.1">
            <text:p>700C <text:s/>DT Swiss RR 1.1</text:p>
          </table:table-cell>
          <table:table-cell office:value-type="float" office:value="599">
            <text:p>59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00C</text:p>
          </table:table-cell>
          <table:table-cell office:value-type="string">
            <text:p>DT Swiss TK 7.1</text:p>
          </table:table-cell>
          <table:table-cell table:formula="oooc:=[.A340] &amp; &quot;  &quot; &amp; [.B340]" office:value-type="string" office:string-value="700C  DT Swiss TK 7.1">
            <text:p>700C <text:s/>DT Swiss TK 7.1</text:p>
          </table:table-cell>
          <table:table-cell office:value-type="float" office:value="600">
            <text:p>6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00C</text:p>
          </table:table-cell>
          <table:table-cell office:value-type="string">
            <text:p>Fiamme 80-Elan</text:p>
          </table:table-cell>
          <table:table-cell table:formula="oooc:=[.A341] &amp; &quot;  &quot; &amp; [.B341]" office:value-type="string" office:string-value="700C  Fiamme 80-Elan">
            <text:p>700C <text:s/>Fiamme 80-Elan</text:p>
          </table:table-cell>
          <table:table-cell office:value-type="float" office:value="611">
            <text:p>61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00C</text:p>
          </table:table-cell>
          <table:table-cell office:value-type="string">
            <text:p>FiR Antara 2000</text:p>
          </table:table-cell>
          <table:table-cell table:formula="oooc:=[.A342] &amp; &quot;  &quot; &amp; [.B342]" office:value-type="string" office:string-value="700C  FiR Antara 2000">
            <text:p>700C <text:s/>FiR Antara 2000</text:p>
          </table:table-cell>
          <table:table-cell office:value-type="float" office:value="562">
            <text:p>56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00C</text:p>
          </table:table-cell>
          <table:table-cell office:value-type="string">
            <text:p>FiR EA10 </text:p>
          </table:table-cell>
          <table:table-cell table:formula="oooc:=[.A343] &amp; &quot;  &quot; &amp; [.B343]" office:value-type="string" office:string-value="700C  FiR EA10 ">
            <text:p>700C <text:s/>FiR EA10 </text:p>
          </table:table-cell>
          <table:table-cell office:value-type="float" office:value="600">
            <text:p>6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00C</text:p>
          </table:table-cell>
          <table:table-cell office:value-type="string">
            <text:p>FiR EA50</text:p>
          </table:table-cell>
          <table:table-cell table:formula="oooc:=[.A344] &amp; &quot;  &quot; &amp; [.B344]" office:value-type="string" office:string-value="700C  FiR EA50">
            <text:p>700C <text:s/>FiR EA50</text:p>
          </table:table-cell>
          <table:table-cell office:value-type="float" office:value="610">
            <text:p>6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00C</text:p>
          </table:table-cell>
          <table:table-cell office:value-type="string">
            <text:p>FiR EA60 </text:p>
          </table:table-cell>
          <table:table-cell table:formula="oooc:=[.A345] &amp; &quot;  &quot; &amp; [.B345]" office:value-type="string" office:string-value="700C  FiR EA60 ">
            <text:p>700C <text:s/>FiR EA60 </text:p>
          </table:table-cell>
          <table:table-cell office:value-type="float" office:value="610">
            <text:p>6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00C</text:p>
          </table:table-cell>
          <table:table-cell office:value-type="string">
            <text:p>FiR EA61</text:p>
          </table:table-cell>
          <table:table-cell table:formula="oooc:=[.A346] &amp; &quot;  &quot; &amp; [.B346]" office:value-type="string" office:string-value="700C  FiR EA61">
            <text:p>700C <text:s/>FiR EA61</text:p>
          </table:table-cell>
          <table:table-cell office:value-type="float" office:value="608">
            <text:p>60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00C</text:p>
          </table:table-cell>
          <table:table-cell office:value-type="string">
            <text:p>FiR EA65 </text:p>
          </table:table-cell>
          <table:table-cell table:formula="oooc:=[.A347] &amp; &quot;  &quot; &amp; [.B347]" office:value-type="string" office:string-value="700C  FiR EA65 ">
            <text:p>700C <text:s/>FiR EA65 </text:p>
          </table:table-cell>
          <table:table-cell office:value-type="float" office:value="609">
            <text:p>6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00C</text:p>
          </table:table-cell>
          <table:table-cell office:value-type="string">
            <text:p>FiR EL20</text:p>
          </table:table-cell>
          <table:table-cell table:formula="oooc:=[.A348] &amp; &quot;  &quot; &amp; [.B348]" office:value-type="string" office:string-value="700C  FiR EL20">
            <text:p>700C <text:s/>FiR EL20</text:p>
          </table:table-cell>
          <table:table-cell office:value-type="float" office:value="614">
            <text:p>61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00C</text:p>
          </table:table-cell>
          <table:table-cell office:value-type="string">
            <text:p>FiR EL45</text:p>
          </table:table-cell>
          <table:table-cell table:formula="oooc:=[.A349] &amp; &quot;  &quot; &amp; [.B349]" office:value-type="string" office:string-value="700C  FiR EL45">
            <text:p>700C <text:s/>FiR EL45</text:p>
          </table:table-cell>
          <table:table-cell office:value-type="float" office:value="614">
            <text:p>61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00C</text:p>
          </table:table-cell>
          <table:table-cell office:value-type="string">
            <text:p>FiR ES35</text:p>
          </table:table-cell>
          <table:table-cell table:formula="oooc:=[.A350] &amp; &quot;  &quot; &amp; [.B350]" office:value-type="string" office:string-value="700C  FiR ES35">
            <text:p>700C <text:s/>FiR ES35</text:p>
          </table:table-cell>
          <table:table-cell office:value-type="float" office:value="614">
            <text:p>61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00C</text:p>
          </table:table-cell>
          <table:table-cell office:value-type="string">
            <text:p>FiR EU90</text:p>
          </table:table-cell>
          <table:table-cell table:formula="oooc:=[.A351] &amp; &quot;  &quot; &amp; [.B351]" office:value-type="string" office:string-value="700C  FiR EU90">
            <text:p>700C <text:s/>FiR EU90</text:p>
          </table:table-cell>
          <table:table-cell office:value-type="float" office:value="614">
            <text:p>61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00C</text:p>
          </table:table-cell>
          <table:table-cell office:value-type="string">
            <text:p>FiR MT 232</text:p>
          </table:table-cell>
          <table:table-cell table:formula="oooc:=[.A352] &amp; &quot;  &quot; &amp; [.B352]" office:value-type="string" office:string-value="700C  FiR MT 232">
            <text:p>700C <text:s/>FiR MT 232</text:p>
          </table:table-cell>
          <table:table-cell office:value-type="float" office:value="606">
            <text:p>60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00C</text:p>
          </table:table-cell>
          <table:table-cell office:value-type="string">
            <text:p>FiR Net97</text:p>
          </table:table-cell>
          <table:table-cell table:formula="oooc:=[.A353] &amp; &quot;  &quot; &amp; [.B353]" office:value-type="string" office:string-value="700C  FiR Net97">
            <text:p>700C <text:s/>FiR Net97</text:p>
          </table:table-cell>
          <table:table-cell office:value-type="float" office:value="585">
            <text:p>58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00C</text:p>
          </table:table-cell>
          <table:table-cell office:value-type="string">
            <text:p>FiR Net97</text:p>
          </table:table-cell>
          <table:table-cell table:formula="oooc:=[.A354] &amp; &quot;  &quot; &amp; [.B354]" office:value-type="string" office:string-value="700C  FiR Net97">
            <text:p>700C <text:s/>FiR Net97</text:p>
          </table:table-cell>
          <table:table-cell office:value-type="float" office:value="591">
            <text:p>59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00C</text:p>
          </table:table-cell>
          <table:table-cell office:value-type="string">
            <text:p>FiR Net97</text:p>
          </table:table-cell>
          <table:table-cell table:formula="oooc:=[.A355] &amp; &quot;  &quot; &amp; [.B355]" office:value-type="string" office:string-value="700C  FiR Net97">
            <text:p>700C <text:s/>FiR Net97</text:p>
          </table:table-cell>
          <table:table-cell office:value-type="float" office:value="585">
            <text:p>58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00C</text:p>
          </table:table-cell>
          <table:table-cell office:value-type="string">
            <text:p>FiR SC150 actual weight 380gms!</text:p>
          </table:table-cell>
          <table:table-cell table:formula="oooc:=[.A356] &amp; &quot;  &quot; &amp; [.B356]" office:value-type="string" office:string-value="700C  FiR SC150 actual weight 380gms!">
            <text:p>700C <text:s/>FiR SC150 actual weight 380gms!</text:p>
          </table:table-cell>
          <table:table-cell office:value-type="float" office:value="614">
            <text:p>61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00C</text:p>
          </table:table-cell>
          <table:table-cell office:value-type="string">
            <text:p>FiR SC170</text:p>
          </table:table-cell>
          <table:table-cell table:formula="oooc:=[.A357] &amp; &quot;  &quot; &amp; [.B357]" office:value-type="string" office:string-value="700C  FiR SC170">
            <text:p>700C <text:s/>FiR SC170</text:p>
          </table:table-cell>
          <table:table-cell office:value-type="float" office:value="605">
            <text:p>60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00C</text:p>
          </table:table-cell>
          <table:table-cell office:value-type="string">
            <text:p>FiR SC200</text:p>
          </table:table-cell>
          <table:table-cell table:formula="oooc:=[.A358] &amp; &quot;  &quot; &amp; [.B358]" office:value-type="string" office:string-value="700C  FiR SC200">
            <text:p>700C <text:s/>FiR SC200</text:p>
          </table:table-cell>
          <table:table-cell office:value-type="float" office:value="600">
            <text:p>6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00C</text:p>
          </table:table-cell>
          <table:table-cell office:value-type="string">
            <text:p>FiR SC350</text:p>
          </table:table-cell>
          <table:table-cell table:formula="oooc:=[.A359] &amp; &quot;  &quot; &amp; [.B359]" office:value-type="string" office:string-value="700C  FiR SC350">
            <text:p>700C <text:s/>FiR SC350</text:p>
          </table:table-cell>
          <table:table-cell office:value-type="float" office:value="582">
            <text:p>58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00C</text:p>
          </table:table-cell>
          <table:table-cell office:value-type="string">
            <text:p>FiR SRG30 (30mm deep aero rim, 500gms)</text:p>
          </table:table-cell>
          <table:table-cell table:formula="oooc:=[.A360] &amp; &quot;  &quot; &amp; [.B360]" office:value-type="string" office:string-value="700C  FiR SRG30 (30mm deep aero rim, 500gms)">
            <text:p>700C <text:s/>FiR SRG30 (30mm deep aero rim, 500gms)</text:p>
          </table:table-cell>
          <table:table-cell office:value-type="float" office:value="582">
            <text:p>58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00C</text:p>
          </table:table-cell>
          <table:table-cell office:value-type="string">
            <text:p>IRD Cadence</text:p>
          </table:table-cell>
          <table:table-cell table:formula="oooc:=[.A361] &amp; &quot;  &quot; &amp; [.B361]" office:value-type="string" office:string-value="700C  IRD Cadence">
            <text:p>700C <text:s/>IRD Cadence</text:p>
          </table:table-cell>
          <table:table-cell office:value-type="float" office:value="604">
            <text:p>60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00C</text:p>
          </table:table-cell>
          <table:table-cell office:value-type="string">
            <text:p>IRD Cadence VSR (virtual symmetry rim)</text:p>
          </table:table-cell>
          <table:table-cell table:formula="oooc:=[.A362] &amp; &quot;  &quot; &amp; [.B362]" office:value-type="string" office:string-value="700C  IRD Cadence VSR (virtual symmetry rim)">
            <text:p>700C <text:s/>IRD Cadence VSR (virtual symmetry rim)</text:p>
          </table:table-cell>
          <table:table-cell office:value-type="float" office:value="604">
            <text:p>604</text:p>
          </table:table-cell>
          <table:table-cell office:value-type="float" office:value="1.5">
            <text:p>1.5</text:p>
          </table:table-cell>
        </table:table-row>
        <table:table-row table:style-name="ro1">
          <table:table-cell office:value-type="string">
            <text:p>700C</text:p>
          </table:table-cell>
          <table:table-cell office:value-type="string">
            <text:p>IRD Cadence Aero (30 mm deep)</text:p>
          </table:table-cell>
          <table:table-cell table:formula="oooc:=[.A363] &amp; &quot;  &quot; &amp; [.B363]" office:value-type="string" office:string-value="700C  IRD Cadence Aero (30 mm deep)">
            <text:p>700C <text:s/>IRD Cadence Aero (30 mm deep)</text:p>
          </table:table-cell>
          <table:table-cell office:value-type="float" office:value="576">
            <text:p>5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00C</text:p>
          </table:table-cell>
          <table:table-cell office:value-type="string">
            <text:p>IRD Clyde 24 mm wide</text:p>
          </table:table-cell>
          <table:table-cell table:formula="oooc:=[.A364] &amp; &quot;  &quot; &amp; [.B364]" office:value-type="string" office:string-value="700C  IRD Clyde 24 mm wide">
            <text:p>700C <text:s/>IRD Clyde 24 mm wide</text:p>
          </table:table-cell>
          <table:table-cell office:value-type="float" office:value="607">
            <text:p>60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00C</text:p>
          </table:table-cell>
          <table:table-cell office:value-type="string">
            <text:p>Matrix Aurora</text:p>
          </table:table-cell>
          <table:table-cell table:formula="oooc:=[.A365] &amp; &quot;  &quot; &amp; [.B365]" office:value-type="string" office:string-value="700C  Matrix Aurora">
            <text:p>700C <text:s/>Matrix Aurora</text:p>
          </table:table-cell>
          <table:table-cell table:formula="oooc:=610" office:value-type="float" office:value="610">
            <text:p>6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00C</text:p>
          </table:table-cell>
          <table:table-cell office:value-type="string">
            <text:p>Matrix Aurora OSB (offset spoke bed)</text:p>
          </table:table-cell>
          <table:table-cell table:formula="oooc:=[.A366] &amp; &quot;  &quot; &amp; [.B366]" office:value-type="string" office:string-value="700C  Matrix Aurora OSB (offset spoke bed)">
            <text:p>700C <text:s/>Matrix Aurora OSB (offset spoke bed)</text:p>
          </table:table-cell>
          <table:table-cell table:formula="oooc:=603+3" office:value-type="float" office:value="606">
            <text:p>606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700C</text:p>
          </table:table-cell>
          <table:table-cell office:value-type="string">
            <text:p>Matrix ISO C</text:p>
          </table:table-cell>
          <table:table-cell table:formula="oooc:=[.A367] &amp; &quot;  &quot; &amp; [.B367]" office:value-type="string" office:string-value="700C  Matrix ISO C">
            <text:p>700C <text:s/>Matrix ISO C</text:p>
          </table:table-cell>
          <table:table-cell office:value-type="float" office:value="597">
            <text:p>59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00C</text:p>
          </table:table-cell>
          <table:table-cell office:value-type="string">
            <text:p>Matrix ISO CII</text:p>
          </table:table-cell>
          <table:table-cell table:formula="oooc:=[.A368] &amp; &quot;  &quot; &amp; [.B368]" office:value-type="string" office:string-value="700C  Matrix ISO CII">
            <text:p>700C <text:s/>Matrix ISO CII</text:p>
          </table:table-cell>
          <table:table-cell office:value-type="float" office:value="601">
            <text:p>6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00C</text:p>
          </table:table-cell>
          <table:table-cell office:value-type="string">
            <text:p>Matrix PN 970704 ISO 3</text:p>
          </table:table-cell>
          <table:table-cell table:formula="oooc:=[.A369] &amp; &quot;  &quot; &amp; [.B369]" office:value-type="string" office:string-value="700C  Matrix PN 970704 ISO 3">
            <text:p>700C <text:s/>Matrix PN 970704 ISO 3</text:p>
          </table:table-cell>
          <table:table-cell office:value-type="float" office:value="603.9">
            <text:p>603.9</text:p>
          </table:table-cell>
          <table:table-cell office:value-type="float" office:value="1.5">
            <text:p>1.5</text:p>
          </table:table-cell>
        </table:table-row>
        <table:table-row table:style-name="ro1">
          <table:table-cell office:value-type="string">
            <text:p>700C</text:p>
          </table:table-cell>
          <table:table-cell office:value-type="string">
            <text:p>Matrix PN 970704 ISO 3</text:p>
          </table:table-cell>
          <table:table-cell table:formula="oooc:=[.A370] &amp; &quot;  &quot; &amp; [.B370]" office:value-type="string" office:string-value="700C  Matrix PN 970704 ISO 3">
            <text:p>700C <text:s/>Matrix PN 970704 ISO 3</text:p>
          </table:table-cell>
          <table:table-cell office:value-type="float" office:value="603.9">
            <text:p>603.9</text:p>
          </table:table-cell>
          <table:table-cell office:value-type="float" office:value="1.5">
            <text:p>1.5</text:p>
          </table:table-cell>
        </table:table-row>
        <table:table-row table:style-name="ro1">
          <table:table-cell office:value-type="string">
            <text:p>700C</text:p>
          </table:table-cell>
          <table:table-cell office:value-type="string">
            <text:p>Matrix PN 970704 ISO 3</text:p>
          </table:table-cell>
          <table:table-cell table:formula="oooc:=[.A371] &amp; &quot;  &quot; &amp; [.B371]" office:value-type="string" office:string-value="700C  Matrix PN 970704 ISO 3">
            <text:p>700C <text:s/>Matrix PN 970704 ISO 3</text:p>
          </table:table-cell>
          <table:table-cell office:value-type="float" office:value="603.9">
            <text:p>603.9</text:p>
          </table:table-cell>
          <table:table-cell office:value-type="float" office:value="1.5">
            <text:p>1.5</text:p>
          </table:table-cell>
        </table:table-row>
        <table:table-row table:style-name="ro1">
          <table:table-cell office:value-type="string">
            <text:p>700C</text:p>
          </table:table-cell>
          <table:table-cell office:value-type="string">
            <text:p>Matrix PN 970704 ISO 3</text:p>
          </table:table-cell>
          <table:table-cell table:formula="oooc:=[.A372] &amp; &quot;  &quot; &amp; [.B372]" office:value-type="string" office:string-value="700C  Matrix PN 970704 ISO 3">
            <text:p>700C <text:s/>Matrix PN 970704 ISO 3</text:p>
          </table:table-cell>
          <table:table-cell table:formula="oooc:=592+3" office:value-type="float" office:value="595">
            <text:p>59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00C</text:p>
          </table:table-cell>
          <table:table-cell office:value-type="string">
            <text:p>Matrix PN 970704 ISO 3</text:p>
          </table:table-cell>
          <table:table-cell table:formula="oooc:=[.A373] &amp; &quot;  &quot; &amp; [.B373]" office:value-type="string" office:string-value="700C  Matrix PN 970704 ISO 3">
            <text:p>700C <text:s/>Matrix PN 970704 ISO 3</text:p>
          </table:table-cell>
          <table:table-cell table:formula="oooc:=592+3" office:value-type="float" office:value="595">
            <text:p>59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00C</text:p>
          </table:table-cell>
          <table:table-cell office:value-type="string">
            <text:p>Matrix PN 970704 ISO 3</text:p>
          </table:table-cell>
          <table:table-cell table:formula="oooc:=[.A374] &amp; &quot;  &quot; &amp; [.B374]" office:value-type="string" office:string-value="700C  Matrix PN 970704 ISO 3">
            <text:p>700C <text:s/>Matrix PN 970704 ISO 3</text:p>
          </table:table-cell>
          <table:table-cell table:formula="oooc:=592+3" office:value-type="float" office:value="595">
            <text:p>59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00C</text:p>
          </table:table-cell>
          <table:table-cell office:value-type="string">
            <text:p>Matrix Titan</text:p>
          </table:table-cell>
          <table:table-cell table:formula="oooc:=[.A375] &amp; &quot;  &quot; &amp; [.B375]" office:value-type="string" office:string-value="700C  Matrix Titan">
            <text:p>700C <text:s/>Matrix Titan</text:p>
          </table:table-cell>
          <table:table-cell office:value-type="float" office:value="611">
            <text:p>61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00C</text:p>
          </table:table-cell>
          <table:table-cell office:value-type="string">
            <text:p>Matrix Titan S</text:p>
          </table:table-cell>
          <table:table-cell table:formula="oooc:=[.A376] &amp; &quot;  &quot; &amp; [.B376]" office:value-type="string" office:string-value="700C  Matrix Titan S">
            <text:p>700C <text:s/>Matrix Titan S</text:p>
          </table:table-cell>
          <table:table-cell office:value-type="float" office:value="611">
            <text:p>61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00C</text:p>
          </table:table-cell>
          <table:table-cell office:value-type="string">
            <text:p>Matrix Titan T (touring)</text:p>
          </table:table-cell>
          <table:table-cell table:formula="oooc:=[.A377] &amp; &quot;  &quot; &amp; [.B377]" office:value-type="string" office:string-value="700C  Matrix Titan T (touring)">
            <text:p>700C <text:s/>Matrix Titan T (touring)</text:p>
          </table:table-cell>
          <table:table-cell office:value-type="float" office:value="614">
            <text:p>61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00C</text:p>
          </table:table-cell>
          <table:table-cell office:value-type="string">
            <text:p>Matrix Titan-II</text:p>
          </table:table-cell>
          <table:table-cell table:formula="oooc:=[.A378] &amp; &quot;  &quot; &amp; [.B378]" office:value-type="string" office:string-value="700C  Matrix Titan-II">
            <text:p>700C <text:s/>Matrix Titan-II</text:p>
          </table:table-cell>
          <table:table-cell office:value-type="float" office:value="611">
            <text:p>61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00C</text:p>
          </table:table-cell>
          <table:table-cell office:value-type="string">
            <text:p>Mavic 192 </text:p>
          </table:table-cell>
          <table:table-cell table:formula="oooc:=[.A379] &amp; &quot;  &quot; &amp; [.B379]" office:value-type="string" office:string-value="700C  Mavic 192 ">
            <text:p>700C <text:s/>Mavic 192 </text:p>
          </table:table-cell>
          <table:table-cell office:value-type="float" office:value="611">
            <text:p>61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00C</text:p>
          </table:table-cell>
          <table:table-cell office:value-type="string">
            <text:p>Mavic 195</text:p>
          </table:table-cell>
          <table:table-cell table:formula="oooc:=[.A380] &amp; &quot;  &quot; &amp; [.B380]" office:value-type="string" office:string-value="700C  Mavic 195">
            <text:p>700C <text:s/>Mavic 195</text:p>
          </table:table-cell>
          <table:table-cell office:value-type="float" office:value="605">
            <text:p>60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00C</text:p>
          </table:table-cell>
          <table:table-cell office:value-type="string">
            <text:p>Mavic A 119</text:p>
          </table:table-cell>
          <table:table-cell table:formula="oooc:=[.A381] &amp; &quot;  &quot; &amp; [.B381]" office:value-type="string" office:string-value="700C  Mavic A 119">
            <text:p>700C <text:s/>Mavic A 119</text:p>
          </table:table-cell>
          <table:table-cell office:value-type="float" office:value="604">
            <text:p>60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00C</text:p>
          </table:table-cell>
          <table:table-cell office:value-type="string">
            <text:p>Mavic A 317 Disc</text:p>
          </table:table-cell>
          <table:table-cell table:formula="oooc:=[.A382] &amp; &quot;  &quot; &amp; [.B382]" office:value-type="string" office:string-value="700C  Mavic A 317 Disc">
            <text:p>700C <text:s/>Mavic A 317 Disc</text:p>
          </table:table-cell>
          <table:table-cell office:value-type="float" office:value="602.5">
            <text:p>602.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00C</text:p>
          </table:table-cell>
          <table:table-cell office:value-type="string">
            <text:p>Mavic A 319 D</text:p>
          </table:table-cell>
          <table:table-cell table:formula="oooc:=[.A383] &amp; &quot;  &quot; &amp; [.B383]" office:value-type="string" office:string-value="700C  Mavic A 319 D">
            <text:p>700C <text:s/>Mavic A 319 D</text:p>
          </table:table-cell>
          <table:table-cell office:value-type="float" office:value="604.5">
            <text:p>604.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00C</text:p>
          </table:table-cell>
          <table:table-cell office:value-type="string">
            <text:p>Mavic A 319 D 05</text:p>
          </table:table-cell>
          <table:table-cell table:formula="oooc:=[.A384] &amp; &quot;  &quot; &amp; [.B384]" office:value-type="string" office:string-value="700C  Mavic A 319 D 05">
            <text:p>700C <text:s/>Mavic A 319 D 05</text:p>
          </table:table-cell>
          <table:table-cell office:value-type="float" office:value="602.5">
            <text:p>602.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00C</text:p>
          </table:table-cell>
          <table:table-cell office:value-type="string">
            <text:p>Mavic A 719</text:p>
          </table:table-cell>
          <table:table-cell table:formula="oooc:=[.A385] &amp; &quot;  &quot; &amp; [.B385]" office:value-type="string" office:string-value="700C  Mavic A 719">
            <text:p>700C <text:s/>Mavic A 719</text:p>
          </table:table-cell>
          <table:table-cell office:value-type="float" office:value="600.5">
            <text:p>600.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00C</text:p>
          </table:table-cell>
          <table:table-cell office:value-type="string">
            <text:p>Mavic CXP10 </text:p>
          </table:table-cell>
          <table:table-cell table:formula="oooc:=[.A386] &amp; &quot;  &quot; &amp; [.B386]" office:value-type="string" office:string-value="700C  Mavic CXP10 ">
            <text:p>700C <text:s/>Mavic CXP10 </text:p>
          </table:table-cell>
          <table:table-cell office:value-type="float" office:value="601">
            <text:p>6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00C</text:p>
          </table:table-cell>
          <table:table-cell office:value-type="string">
            <text:p>Mavic CXP10 </text:p>
          </table:table-cell>
          <table:table-cell table:formula="oooc:=[.A387] &amp; &quot;  &quot; &amp; [.B387]" office:value-type="string" office:string-value="700C  Mavic CXP10 ">
            <text:p>700C <text:s/>Mavic CXP10 </text:p>
          </table:table-cell>
          <table:table-cell office:value-type="float" office:value="600">
            <text:p>6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00C</text:p>
          </table:table-cell>
          <table:table-cell office:value-type="string">
            <text:p>Mavic CXP11 (ERD is Mavic's Nipple Seat Dia + 3mm for nipples)</text:p>
          </table:table-cell>
          <table:table-cell table:formula="oooc:=[.A388] &amp; &quot;  &quot; &amp; [.B388]" office:value-type="string" office:string-value="700C  Mavic CXP11 (ERD is Mavic's Nipple Seat Dia + 3mm for nipples)">
            <text:p>700C <text:s/>Mavic CXP11 (ERD is Mavic's Nipple Seat Dia + 3mm for nipples)</text:p>
          </table:table-cell>
          <table:table-cell table:formula="oooc:=598.5+3" office:value-type="float" office:value="601.5">
            <text:p>601.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00C</text:p>
          </table:table-cell>
          <table:table-cell office:value-type="string">
            <text:p>Mavic CXP12 (ERD is Mavic's Nipple Seat Dia + 3mm for nipples)</text:p>
          </table:table-cell>
          <table:table-cell table:formula="oooc:=[.A389] &amp; &quot;  &quot; &amp; [.B389]" office:value-type="string" office:string-value="700C  Mavic CXP12 (ERD is Mavic's Nipple Seat Dia + 3mm for nipples)">
            <text:p>700C <text:s/>Mavic CXP12 (ERD is Mavic's Nipple Seat Dia + 3mm for nipples)</text:p>
          </table:table-cell>
          <table:table-cell table:formula="oooc:=594+3" office:value-type="float" office:value="597">
            <text:p>59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00C</text:p>
          </table:table-cell>
          <table:table-cell office:value-type="string">
            <text:p>Mavic CXP14 (ERD is Mavic's Nipple Seat Dia + 3mm for nipples)</text:p>
          </table:table-cell>
          <table:table-cell table:formula="oooc:=[.A390] &amp; &quot;  &quot; &amp; [.B390]" office:value-type="string" office:string-value="700C  Mavic CXP14 (ERD is Mavic's Nipple Seat Dia + 3mm for nipples)">
            <text:p>700C <text:s/>Mavic CXP14 (ERD is Mavic's Nipple Seat Dia + 3mm for nipples)</text:p>
          </table:table-cell>
          <table:table-cell table:formula="oooc:=584+3" office:value-type="float" office:value="587">
            <text:p>58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00C</text:p>
          </table:table-cell>
          <table:table-cell office:value-type="string">
            <text:p>Mavic CXP21 (ERD is Mavic's Nipple Seat Dia + 3mm for nipples)</text:p>
          </table:table-cell>
          <table:table-cell table:formula="oooc:=[.A391] &amp; &quot;  &quot; &amp; [.B391]" office:value-type="string" office:string-value="700C  Mavic CXP21 (ERD is Mavic's Nipple Seat Dia + 3mm for nipples)">
            <text:p>700C <text:s/>Mavic CXP21 (ERD is Mavic's Nipple Seat Dia + 3mm for nipples)</text:p>
          </table:table-cell>
          <table:table-cell table:formula="oooc:=598.5+3" office:value-type="float" office:value="601.5">
            <text:p>601.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00C</text:p>
          </table:table-cell>
          <table:table-cell office:value-type="string">
            <text:p>Mavic CXP22N</text:p>
          </table:table-cell>
          <table:table-cell table:formula="oooc:=[.A392] &amp; &quot;  &quot; &amp; [.B392]" office:value-type="string" office:string-value="700C  Mavic CXP22N">
            <text:p>700C <text:s/>Mavic CXP22N</text:p>
          </table:table-cell>
          <table:table-cell office:value-type="float" office:value="598.5">
            <text:p>598.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00C</text:p>
          </table:table-cell>
          <table:table-cell office:value-type="string">
            <text:p>Mavic CXP22S</text:p>
          </table:table-cell>
          <table:table-cell table:formula="oooc:=[.A393] &amp; &quot;  &quot; &amp; [.B393]" office:value-type="string" office:string-value="700C  Mavic CXP22S">
            <text:p>700C <text:s/>Mavic CXP22S</text:p>
          </table:table-cell>
          <table:table-cell office:value-type="float" office:value="599.5">
            <text:p>599.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00C</text:p>
          </table:table-cell>
          <table:table-cell office:value-type="string">
            <text:p>Mavic CXP23 (ERD is Mavic's Nipple Seat Dia + 3mm for nipples)</text:p>
          </table:table-cell>
          <table:table-cell table:formula="oooc:=[.A394] &amp; &quot;  &quot; &amp; [.B394]" office:value-type="string" office:string-value="700C  Mavic CXP23 (ERD is Mavic's Nipple Seat Dia + 3mm for nipples)">
            <text:p>700C <text:s/>Mavic CXP23 (ERD is Mavic's Nipple Seat Dia + 3mm for nipples)</text:p>
          </table:table-cell>
          <table:table-cell table:formula="oooc:=595+3" office:value-type="float" office:value="598">
            <text:p>59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00C</text:p>
          </table:table-cell>
          <table:table-cell office:value-type="string">
            <text:p>Mavic CXP30 (ERD is Mavic's Nipple Seat Dia + 3mm for nipples)</text:p>
          </table:table-cell>
          <table:table-cell table:formula="oooc:=[.A395] &amp; &quot;  &quot; &amp; [.B395]" office:value-type="string" office:string-value="700C  Mavic CXP30 (ERD is Mavic's Nipple Seat Dia + 3mm for nipples)">
            <text:p>700C <text:s/>Mavic CXP30 (ERD is Mavic's Nipple Seat Dia + 3mm for nipples)</text:p>
          </table:table-cell>
          <table:table-cell table:formula="oooc:=584+3" office:value-type="float" office:value="587">
            <text:p>58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00C</text:p>
          </table:table-cell>
          <table:table-cell office:value-type="string">
            <text:p>Mavic CXP33 (ERD is Mavic's Nipple Seat Dia + 3mm for nipples)</text:p>
          </table:table-cell>
          <table:table-cell table:formula="oooc:=[.A396] &amp; &quot;  &quot; &amp; [.B396]" office:value-type="string" office:string-value="700C  Mavic CXP33 (ERD is Mavic's Nipple Seat Dia + 3mm for nipples)">
            <text:p>700C <text:s/>Mavic CXP33 (ERD is Mavic's Nipple Seat Dia + 3mm for nipples)</text:p>
          </table:table-cell>
          <table:table-cell table:formula="oooc:=595+3" office:value-type="float" office:value="598">
            <text:p>59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00C</text:p>
          </table:table-cell>
          <table:table-cell office:value-type="string">
            <text:p>Mavic E2</text:p>
          </table:table-cell>
          <table:table-cell table:formula="oooc:=[.A397] &amp; &quot;  &quot; &amp; [.B397]" office:value-type="string" office:string-value="700C  Mavic E2">
            <text:p>700C <text:s/>Mavic E2</text:p>
          </table:table-cell>
          <table:table-cell office:value-type="float" office:value="614">
            <text:p>61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00C</text:p>
          </table:table-cell>
          <table:table-cell office:value-type="string">
            <text:p>Mavic G40</text:p>
          </table:table-cell>
          <table:table-cell table:formula="oooc:=[.A398] &amp; &quot;  &quot; &amp; [.B398]" office:value-type="string" office:string-value="700C  Mavic G40">
            <text:p>700C <text:s/>Mavic G40</text:p>
          </table:table-cell>
          <table:table-cell office:value-type="float" office:value="614">
            <text:p>61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00C</text:p>
          </table:table-cell>
          <table:table-cell office:value-type="string">
            <text:p>Mavic MA</text:p>
          </table:table-cell>
          <table:table-cell table:formula="oooc:=[.A399] &amp; &quot;  &quot; &amp; [.B399]" office:value-type="string" office:string-value="700C  Mavic MA">
            <text:p>700C <text:s/>Mavic MA</text:p>
          </table:table-cell>
          <table:table-cell office:value-type="float" office:value="612.5">
            <text:p>612.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00C</text:p>
          </table:table-cell>
          <table:table-cell office:value-type="string">
            <text:p>Mavic MA2 (ERD is Mavic's Nipple Seat Dia + 3mm for nipples)</text:p>
          </table:table-cell>
          <table:table-cell table:formula="oooc:=[.A400] &amp; &quot;  &quot; &amp; [.B400]" office:value-type="string" office:string-value="700C  Mavic MA2 (ERD is Mavic's Nipple Seat Dia + 3mm for nipples)">
            <text:p>700C <text:s/>Mavic MA2 (ERD is Mavic's Nipple Seat Dia + 3mm for nipples)</text:p>
          </table:table-cell>
          <table:table-cell table:formula="oooc:=610+3" office:value-type="float" office:value="613">
            <text:p>61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00C</text:p>
          </table:table-cell>
          <table:table-cell office:value-type="string">
            <text:p>Mavic MA3</text:p>
          </table:table-cell>
          <table:table-cell table:formula="oooc:=[.A401] &amp; &quot;  &quot; &amp; [.B401]" office:value-type="string" office:string-value="700C  Mavic MA3">
            <text:p>700C <text:s/>Mavic MA3</text:p>
          </table:table-cell>
          <table:table-cell office:value-type="float" office:value="607.5">
            <text:p>607.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00C</text:p>
          </table:table-cell>
          <table:table-cell office:value-type="string">
            <text:p>Mavic MA3</text:p>
          </table:table-cell>
          <table:table-cell table:formula="oooc:=[.A402] &amp; &quot;  &quot; &amp; [.B402]" office:value-type="string" office:string-value="700C  Mavic MA3">
            <text:p>700C <text:s/>Mavic MA3</text:p>
          </table:table-cell>
          <table:table-cell office:value-type="float" office:value="607">
            <text:p>60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00C</text:p>
          </table:table-cell>
          <table:table-cell office:value-type="string">
            <text:p>Mavic MA40 (ERD is Mavic's Nipple Seat Dia + 3mm for nipples)</text:p>
          </table:table-cell>
          <table:table-cell table:formula="oooc:=[.A403] &amp; &quot;  &quot; &amp; [.B403]" office:value-type="string" office:string-value="700C  Mavic MA40 (ERD is Mavic's Nipple Seat Dia + 3mm for nipples)">
            <text:p>700C <text:s/>Mavic MA40 (ERD is Mavic's Nipple Seat Dia + 3mm for nipples)</text:p>
          </table:table-cell>
          <table:table-cell office:value-type="float" office:value="613">
            <text:p>61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00C</text:p>
          </table:table-cell>
          <table:table-cell office:value-type="string">
            <text:p>Mavic Mod 3</text:p>
          </table:table-cell>
          <table:table-cell table:formula="oooc:=[.A404] &amp; &quot;  &quot; &amp; [.B404]" office:value-type="string" office:string-value="700C  Mavic Mod 3">
            <text:p>700C <text:s/>Mavic Mod 3</text:p>
          </table:table-cell>
          <table:table-cell office:value-type="float" office:value="611">
            <text:p>61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00C</text:p>
          </table:table-cell>
          <table:table-cell office:value-type="string">
            <text:p>Mavic Mod 3D Argent</text:p>
          </table:table-cell>
          <table:table-cell table:formula="oooc:=[.A405] &amp; &quot;  &quot; &amp; [.B405]" office:value-type="string" office:string-value="700C  Mavic Mod 3D Argent">
            <text:p>700C <text:s/>Mavic Mod 3D Argent</text:p>
          </table:table-cell>
          <table:table-cell office:value-type="float" office:value="613">
            <text:p>61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00C</text:p>
          </table:table-cell>
          <table:table-cell office:value-type="string">
            <text:p>Mavic Mod 4</text:p>
          </table:table-cell>
          <table:table-cell table:formula="oooc:=[.A406] &amp; &quot;  &quot; &amp; [.B406]" office:value-type="string" office:string-value="700C  Mavic Mod 4">
            <text:p>700C <text:s/>Mavic Mod 4</text:p>
          </table:table-cell>
          <table:table-cell office:value-type="float" office:value="611">
            <text:p>61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00C</text:p>
          </table:table-cell>
          <table:table-cell office:value-type="string">
            <text:p>Mavic Mod 50</text:p>
          </table:table-cell>
          <table:table-cell table:formula="oooc:=[.A407] &amp; &quot;  &quot; &amp; [.B407]" office:value-type="string" office:string-value="700C  Mavic Mod 50">
            <text:p>700C <text:s/>Mavic Mod 50</text:p>
          </table:table-cell>
          <table:table-cell office:value-type="float" office:value="613">
            <text:p>61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00C</text:p>
          </table:table-cell>
          <table:table-cell office:value-type="string">
            <text:p>Mavic Mod E</text:p>
          </table:table-cell>
          <table:table-cell table:formula="oooc:=[.A408] &amp; &quot;  &quot; &amp; [.B408]" office:value-type="string" office:string-value="700C  Mavic Mod E">
            <text:p>700C <text:s/>Mavic Mod E</text:p>
          </table:table-cell>
          <table:table-cell office:value-type="float" office:value="614">
            <text:p>61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00C</text:p>
          </table:table-cell>
          <table:table-cell office:value-type="string">
            <text:p>Mavic Open 20 </text:p>
          </table:table-cell>
          <table:table-cell table:formula="oooc:=[.A409] &amp; &quot;  &quot; &amp; [.B409]" office:value-type="string" office:string-value="700C  Mavic Open 20 ">
            <text:p>700C <text:s/>Mavic Open 20 </text:p>
          </table:table-cell>
          <table:table-cell office:value-type="float" office:value="602">
            <text:p>6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00C</text:p>
          </table:table-cell>
          <table:table-cell office:value-type="string">
            <text:p>Mavic Open 20 </text:p>
          </table:table-cell>
          <table:table-cell table:formula="oooc:=[.A410] &amp; &quot;  &quot; &amp; [.B410]" office:value-type="string" office:string-value="700C  Mavic Open 20 ">
            <text:p>700C <text:s/>Mavic Open 20 </text:p>
          </table:table-cell>
          <table:table-cell office:value-type="float" office:value="601">
            <text:p>6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00C</text:p>
          </table:table-cell>
          <table:table-cell office:value-type="string">
            <text:p>Mavic Open 20D </text:p>
          </table:table-cell>
          <table:table-cell table:formula="oooc:=[.A411] &amp; &quot;  &quot; &amp; [.B411]" office:value-type="string" office:string-value="700C  Mavic Open 20D ">
            <text:p>700C <text:s/>Mavic Open 20D </text:p>
          </table:table-cell>
          <table:table-cell office:value-type="float" office:value="603">
            <text:p>6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00C</text:p>
          </table:table-cell>
          <table:table-cell office:value-type="string">
            <text:p>Mavic Open 20D </text:p>
          </table:table-cell>
          <table:table-cell table:formula="oooc:=[.A412] &amp; &quot;  &quot; &amp; [.B412]" office:value-type="string" office:string-value="700C  Mavic Open 20D ">
            <text:p>700C <text:s/>Mavic Open 20D </text:p>
          </table:table-cell>
          <table:table-cell office:value-type="float" office:value="602">
            <text:p>6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00C</text:p>
          </table:table-cell>
          <table:table-cell office:value-type="string">
            <text:p>Mavic Open 4CD</text:p>
          </table:table-cell>
          <table:table-cell table:formula="oooc:=[.A413] &amp; &quot;  &quot; &amp; [.B413]" office:value-type="string" office:string-value="700C  Mavic Open 4CD">
            <text:p>700C <text:s/>Mavic Open 4CD</text:p>
          </table:table-cell>
          <table:table-cell office:value-type="float" office:value="608">
            <text:p>60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00C</text:p>
          </table:table-cell>
          <table:table-cell office:value-type="string">
            <text:p>Mavic Open Pro (ERD is Mavic's Nipple Seat Dia + 3mm for nipples)</text:p>
          </table:table-cell>
          <table:table-cell table:formula="oooc:=[.A414] &amp; &quot;  &quot; &amp; [.B414]" office:value-type="string" office:string-value="700C  Mavic Open Pro (ERD is Mavic's Nipple Seat Dia + 3mm for nipples)">
            <text:p>700C <text:s/>Mavic Open Pro (ERD is Mavic's Nipple Seat Dia + 3mm for nipples)</text:p>
          </table:table-cell>
          <table:table-cell table:formula="oooc:=602+3" office:value-type="float" office:value="605">
            <text:p>60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00C</text:p>
          </table:table-cell>
          <table:table-cell office:value-type="string">
            <text:p>Mavic Open SUP (ERD is Mavic's Nipple Seat Dia + 3mm for nipples)</text:p>
          </table:table-cell>
          <table:table-cell table:formula="oooc:=[.A415] &amp; &quot;  &quot; &amp; [.B415]" office:value-type="string" office:string-value="700C  Mavic Open SUP (ERD is Mavic's Nipple Seat Dia + 3mm for nipples)">
            <text:p>700C <text:s/>Mavic Open SUP (ERD is Mavic's Nipple Seat Dia + 3mm for nipples)</text:p>
          </table:table-cell>
          <table:table-cell table:formula="oooc:=604+3" office:value-type="float" office:value="607">
            <text:p>60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00C</text:p>
          </table:table-cell>
          <table:table-cell office:value-type="string">
            <text:p>Mavic Reflex (ERD is Mavic's Nipple Seat Dia + 3mm for nipples)</text:p>
          </table:table-cell>
          <table:table-cell table:formula="oooc:=[.A416] &amp; &quot;  &quot; &amp; [.B416]" office:value-type="string" office:string-value="700C  Mavic Reflex (ERD is Mavic's Nipple Seat Dia + 3mm for nipples)">
            <text:p>700C <text:s/>Mavic Reflex (ERD is Mavic's Nipple Seat Dia + 3mm for nipples)</text:p>
          </table:table-cell>
          <table:table-cell table:formula="oooc:=602+3" office:value-type="float" office:value="605">
            <text:p>60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00C</text:p>
          </table:table-cell>
          <table:table-cell office:value-type="string">
            <text:p>Mavic T138 (ERD is Mavic's Nipple Seat Dia + 3mm for nipples)</text:p>
          </table:table-cell>
          <table:table-cell table:formula="oooc:=[.A417] &amp; &quot;  &quot; &amp; [.B417]" office:value-type="string" office:string-value="700C  Mavic T138 (ERD is Mavic's Nipple Seat Dia + 3mm for nipples)">
            <text:p>700C <text:s/>Mavic T138 (ERD is Mavic's Nipple Seat Dia + 3mm for nipples)</text:p>
          </table:table-cell>
          <table:table-cell table:formula="oooc:=600+3" office:value-type="float" office:value="603">
            <text:p>6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00C</text:p>
          </table:table-cell>
          <table:table-cell office:value-type="string">
            <text:p>Mavic T215 (ERD is Mavic's Nipple Seat Dia + 3mm for nipples)</text:p>
          </table:table-cell>
          <table:table-cell table:formula="oooc:=[.A418] &amp; &quot;  &quot; &amp; [.B418]" office:value-type="string" office:string-value="700C  Mavic T215 (ERD is Mavic's Nipple Seat Dia + 3mm for nipples)">
            <text:p>700C <text:s/>Mavic T215 (ERD is Mavic's Nipple Seat Dia + 3mm for nipples)</text:p>
          </table:table-cell>
          <table:table-cell table:formula="oooc:=606+3" office:value-type="float" office:value="609">
            <text:p>6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00C</text:p>
          </table:table-cell>
          <table:table-cell office:value-type="string">
            <text:p>Mavic T217 (ERD is Mavic's Nipple Seat Dia + 3mm for nipples)</text:p>
          </table:table-cell>
          <table:table-cell table:formula="oooc:=[.A419] &amp; &quot;  &quot; &amp; [.B419]" office:value-type="string" office:string-value="700C  Mavic T217 (ERD is Mavic's Nipple Seat Dia + 3mm for nipples)">
            <text:p>700C <text:s/>Mavic T217 (ERD is Mavic's Nipple Seat Dia + 3mm for nipples)</text:p>
          </table:table-cell>
          <table:table-cell table:formula="oooc:=600+3" office:value-type="float" office:value="603">
            <text:p>6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00C</text:p>
          </table:table-cell>
          <table:table-cell office:value-type="string">
            <text:p>Mavic T221 (ERD is Mavic's Nipple Seat Dia + 3mm for nipples)</text:p>
          </table:table-cell>
          <table:table-cell table:formula="oooc:=[.A420] &amp; &quot;  &quot; &amp; [.B420]" office:value-type="string" office:string-value="700C  Mavic T221 (ERD is Mavic's Nipple Seat Dia + 3mm for nipples)">
            <text:p>700C <text:s/>Mavic T221 (ERD is Mavic's Nipple Seat Dia + 3mm for nipples)</text:p>
          </table:table-cell>
          <table:table-cell table:formula="oooc:=602.5+3" office:value-type="float" office:value="605.5">
            <text:p>605.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00C</text:p>
          </table:table-cell>
          <table:table-cell office:value-type="string">
            <text:p>Mavic T223 (ERD is Mavic's Nipple Seat Dia + 3mm for nipples)</text:p>
          </table:table-cell>
          <table:table-cell table:formula="oooc:=[.A421] &amp; &quot;  &quot; &amp; [.B421]" office:value-type="string" office:string-value="700C  Mavic T223 (ERD is Mavic's Nipple Seat Dia + 3mm for nipples)">
            <text:p>700C <text:s/>Mavic T223 (ERD is Mavic's Nipple Seat Dia + 3mm for nipples)</text:p>
          </table:table-cell>
          <table:table-cell table:formula="oooc:=600+3" office:value-type="float" office:value="603">
            <text:p>6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00C</text:p>
          </table:table-cell>
          <table:table-cell office:value-type="string">
            <text:p>Mavic T224</text:p>
          </table:table-cell>
          <table:table-cell table:formula="oooc:=[.A422] &amp; &quot;  &quot; &amp; [.B422]" office:value-type="string" office:string-value="700C  Mavic T224">
            <text:p>700C <text:s/>Mavic T224</text:p>
          </table:table-cell>
          <table:table-cell office:value-type="float" office:value="604.5">
            <text:p>604.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00C</text:p>
          </table:table-cell>
          <table:table-cell office:value-type="string">
            <text:p>Mavic T238 (ERD is Mavic's Nipple Seat Dia + 3mm for nipples)</text:p>
          </table:table-cell>
          <table:table-cell table:formula="oooc:=[.A423] &amp; &quot;  &quot; &amp; [.B423]" office:value-type="string" office:string-value="700C  Mavic T238 (ERD is Mavic's Nipple Seat Dia + 3mm for nipples)">
            <text:p>700C <text:s/>Mavic T238 (ERD is Mavic's Nipple Seat Dia + 3mm for nipples)</text:p>
          </table:table-cell>
          <table:table-cell table:formula="oooc:=603.5+3" office:value-type="float" office:value="606.5">
            <text:p>606.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00C</text:p>
          </table:table-cell>
          <table:table-cell office:value-type="string">
            <text:p>Mavic T261 (ERD is Mavic's Nipple Seat Dia + 3mm for nipples)</text:p>
          </table:table-cell>
          <table:table-cell table:formula="oooc:=[.A424] &amp; &quot;  &quot; &amp; [.B424]" office:value-type="string" office:string-value="700C  Mavic T261 (ERD is Mavic's Nipple Seat Dia + 3mm for nipples)">
            <text:p>700C <text:s/>Mavic T261 (ERD is Mavic's Nipple Seat Dia + 3mm for nipples)</text:p>
          </table:table-cell>
          <table:table-cell table:formula="oooc:=608+3" office:value-type="float" office:value="611">
            <text:p>61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00C</text:p>
          </table:table-cell>
          <table:table-cell office:value-type="string">
            <text:p>Mavic T519</text:p>
          </table:table-cell>
          <table:table-cell table:formula="oooc:=[.A425] &amp; &quot;  &quot; &amp; [.B425]" office:value-type="string" office:string-value="700C  Mavic T519">
            <text:p>700C <text:s/>Mavic T519</text:p>
          </table:table-cell>
          <table:table-cell office:value-type="float" office:value="601.5">
            <text:p>601.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00C</text:p>
          </table:table-cell>
          <table:table-cell office:value-type="string">
            <text:p>Mavic T520</text:p>
          </table:table-cell>
          <table:table-cell table:formula="oooc:=[.A426] &amp; &quot;  &quot; &amp; [.B426]" office:value-type="string" office:string-value="700C  Mavic T520">
            <text:p>700C <text:s/>Mavic T520</text:p>
          </table:table-cell>
          <table:table-cell office:value-type="float" office:value="600.5">
            <text:p>600.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00C</text:p>
          </table:table-cell>
          <table:table-cell office:value-type="string">
            <text:p>Nashbar UC13</text:p>
          </table:table-cell>
          <table:table-cell table:formula="oooc:=[.A427] &amp; &quot;  &quot; &amp; [.B427]" office:value-type="string" office:string-value="700C  Nashbar UC13">
            <text:p>700C <text:s/>Nashbar UC13</text:p>
          </table:table-cell>
          <table:table-cell office:value-type="float" office:value="613">
            <text:p>61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00C</text:p>
          </table:table-cell>
          <table:table-cell office:value-type="string">
            <text:p>Nisi Mixer</text:p>
          </table:table-cell>
          <table:table-cell table:formula="oooc:=[.A428] &amp; &quot;  &quot; &amp; [.B428]" office:value-type="string" office:string-value="700C  Nisi Mixer">
            <text:p>700C <text:s/>Nisi Mixer</text:p>
          </table:table-cell>
          <table:table-cell office:value-type="float" office:value="612">
            <text:p>6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00C</text:p>
          </table:table-cell>
          <table:table-cell office:value-type="string">
            <text:p>NOTUBES ZTR 355 29'er</text:p>
          </table:table-cell>
          <table:table-cell table:formula="oooc:=[.A429] &amp; &quot;  &quot; &amp; [.B429]" office:value-type="string" office:string-value="700C  NOTUBES ZTR 355 29'er">
            <text:p>700C <text:s/>NOTUBES ZTR 355 29'er</text:p>
          </table:table-cell>
          <table:table-cell office:value-type="float" office:value="604">
            <text:p>60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00C</text:p>
          </table:table-cell>
          <table:table-cell office:value-type="string">
            <text:p>NOTUBES ZTR Olympic 29'er</text:p>
          </table:table-cell>
          <table:table-cell table:formula="oooc:=[.A430] &amp; &quot;  &quot; &amp; [.B430]" office:value-type="string" office:string-value="700C  NOTUBES ZTR Olympic 29'er">
            <text:p>700C <text:s/>NOTUBES ZTR Olympic 29'er</text:p>
          </table:table-cell>
          <table:table-cell office:value-type="float" office:value="417">
            <text:p>41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00C</text:p>
          </table:table-cell>
          <table:table-cell office:value-type="string">
            <text:p>Performance C19 </text:p>
          </table:table-cell>
          <table:table-cell table:formula="oooc:=[.A431] &amp; &quot;  &quot; &amp; [.B431]" office:value-type="string" office:string-value="700C  Performance C19 ">
            <text:p>700C <text:s/>Performance C19 </text:p>
          </table:table-cell>
          <table:table-cell office:value-type="float" office:value="610">
            <text:p>6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00C</text:p>
          </table:table-cell>
          <table:table-cell office:value-type="string">
            <text:p>Performance C19SL </text:p>
          </table:table-cell>
          <table:table-cell table:formula="oooc:=[.A432] &amp; &quot;  &quot; &amp; [.B432]" office:value-type="string" office:string-value="700C  Performance C19SL ">
            <text:p>700C <text:s/>Performance C19SL </text:p>
          </table:table-cell>
          <table:table-cell office:value-type="float" office:value="612">
            <text:p>6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00C</text:p>
          </table:table-cell>
          <table:table-cell office:value-type="string">
            <text:p>Rigida 1320 </text:p>
          </table:table-cell>
          <table:table-cell table:formula="oooc:=[.A433] &amp; &quot;  &quot; &amp; [.B433]" office:value-type="string" office:string-value="700C  Rigida 1320 ">
            <text:p>700C <text:s/>Rigida 1320 </text:p>
          </table:table-cell>
          <table:table-cell office:value-type="float" office:value="610">
            <text:p>6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00C</text:p>
          </table:table-cell>
          <table:table-cell office:value-type="string">
            <text:p>Rigida ARIES (ERD is Rigida's Nipple Seat Dia + 3mm for nipples)</text:p>
          </table:table-cell>
          <table:table-cell table:formula="oooc:=[.A434] &amp; &quot;  &quot; &amp; [.B434]" office:value-type="string" office:string-value="700C  Rigida ARIES (ERD is Rigida's Nipple Seat Dia + 3mm for nipples)">
            <text:p>700C <text:s/>Rigida ARIES (ERD is Rigida's Nipple Seat Dia + 3mm for nipples)</text:p>
          </table:table-cell>
          <table:table-cell table:formula="oooc:=602+3" office:value-type="float" office:value="605">
            <text:p>60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00C</text:p>
          </table:table-cell>
          <table:table-cell office:value-type="string">
            <text:p>Rigida AS 23 X (ERD is Rigida's Nipple Seat Dia + 3mm for nipples)</text:p>
          </table:table-cell>
          <table:table-cell table:formula="oooc:=[.A435] &amp; &quot;  &quot; &amp; [.B435]" office:value-type="string" office:string-value="700C  Rigida AS 23 X (ERD is Rigida's Nipple Seat Dia + 3mm for nipples)">
            <text:p>700C <text:s/>Rigida AS 23 X (ERD is Rigida's Nipple Seat Dia + 3mm for nipples)</text:p>
          </table:table-cell>
          <table:table-cell table:formula="oooc:=610.7+3" office:value-type="float" office:value="613.7">
            <text:p>613.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00C</text:p>
          </table:table-cell>
          <table:table-cell office:value-type="string">
            <text:p>Rigida AS 26 F (ERD is Rigida's Nipple Seat Dia + 3mm for nipples)</text:p>
          </table:table-cell>
          <table:table-cell table:formula="oooc:=[.A436] &amp; &quot;  &quot; &amp; [.B436]" office:value-type="string" office:string-value="700C  Rigida AS 26 F (ERD is Rigida's Nipple Seat Dia + 3mm for nipples)">
            <text:p>700C <text:s/>Rigida AS 26 F (ERD is Rigida's Nipple Seat Dia + 3mm for nipples)</text:p>
          </table:table-cell>
          <table:table-cell table:formula="oooc:=609+3" office:value-type="float" office:value="612">
            <text:p>6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00C</text:p>
          </table:table-cell>
          <table:table-cell office:value-type="string">
            <text:p>Rigida CHP-6</text:p>
          </table:table-cell>
          <table:table-cell table:formula="oooc:=[.A437] &amp; &quot;  &quot; &amp; [.B437]" office:value-type="string" office:string-value="700C  Rigida CHP-6">
            <text:p>700C <text:s/>Rigida CHP-6</text:p>
          </table:table-cell>
          <table:table-cell office:value-type="float" office:value="602">
            <text:p>6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00C</text:p>
          </table:table-cell>
          <table:table-cell office:value-type="string">
            <text:p>Rigida CHRINA (ERD is Rigida's Nipple Seat Dia + 3mm for nipples)</text:p>
          </table:table-cell>
          <table:table-cell table:formula="oooc:=[.A438] &amp; &quot;  &quot; &amp; [.B438]" office:value-type="string" office:string-value="700C  Rigida CHRINA (ERD is Rigida's Nipple Seat Dia + 3mm for nipples)">
            <text:p>700C <text:s/>Rigida CHRINA (ERD is Rigida's Nipple Seat Dia + 3mm for nipples)</text:p>
          </table:table-cell>
          <table:table-cell table:formula="oooc:=605+3" office:value-type="float" office:value="608">
            <text:p>60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00C</text:p>
          </table:table-cell>
          <table:table-cell office:value-type="string">
            <text:p>Rigida DP 18 (ERD is Rigida's Nipple Seat Dia + 3mm for nipples)</text:p>
          </table:table-cell>
          <table:table-cell table:formula="oooc:=[.A439] &amp; &quot;  &quot; &amp; [.B439]" office:value-type="string" office:string-value="700C  Rigida DP 18 (ERD is Rigida's Nipple Seat Dia + 3mm for nipples)">
            <text:p>700C <text:s/>Rigida DP 18 (ERD is Rigida's Nipple Seat Dia + 3mm for nipples)</text:p>
          </table:table-cell>
          <table:table-cell table:formula="oooc:=578+3" office:value-type="float" office:value="581">
            <text:p>58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00C</text:p>
          </table:table-cell>
          <table:table-cell office:value-type="string">
            <text:p>Rigida DP 2000 (ERD is Rigida's Nipple Seat Dia + 3mm for nipples)</text:p>
          </table:table-cell>
          <table:table-cell table:formula="oooc:=[.A440] &amp; &quot;  &quot; &amp; [.B440]" office:value-type="string" office:string-value="700C  Rigida DP 2000 (ERD is Rigida's Nipple Seat Dia + 3mm for nipples)">
            <text:p>700C <text:s/>Rigida DP 2000 (ERD is Rigida's Nipple Seat Dia + 3mm for nipples)</text:p>
          </table:table-cell>
          <table:table-cell table:formula="oooc:=581.34+3" office:value-type="float" office:value="584.34">
            <text:p>584.3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00C</text:p>
          </table:table-cell>
          <table:table-cell office:value-type="string">
            <text:p>Rigida DP 25 (ERD is Rigida's Nipple Seat Dia + 3mm for nipples)</text:p>
          </table:table-cell>
          <table:table-cell table:formula="oooc:=[.A441] &amp; &quot;  &quot; &amp; [.B441]" office:value-type="string" office:string-value="700C  Rigida DP 25 (ERD is Rigida's Nipple Seat Dia + 3mm for nipples)">
            <text:p>700C <text:s/>Rigida DP 25 (ERD is Rigida's Nipple Seat Dia + 3mm for nipples)</text:p>
          </table:table-cell>
          <table:table-cell table:formula="oooc:=592.6+3" office:value-type="float" office:value="595.6">
            <text:p>595.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00C</text:p>
          </table:table-cell>
          <table:table-cell office:value-type="string">
            <text:p>Rigida DPX (ERD is Rigida's Nipple Seat Dia + 3mm for nipples)</text:p>
          </table:table-cell>
          <table:table-cell table:formula="oooc:=[.A442] &amp; &quot;  &quot; &amp; [.B442]" office:value-type="string" office:string-value="700C  Rigida DPX (ERD is Rigida's Nipple Seat Dia + 3mm for nipples)">
            <text:p>700C <text:s/>Rigida DPX (ERD is Rigida's Nipple Seat Dia + 3mm for nipples)</text:p>
          </table:table-cell>
          <table:table-cell table:formula="oooc:=589.4+3" office:value-type="float" office:value="592.4">
            <text:p>592.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00C</text:p>
          </table:table-cell>
          <table:table-cell office:value-type="string">
            <text:p>Rigida EXCEL (ERD is Rigida's Nipple Seat Dia + 3mm for nipples)</text:p>
          </table:table-cell>
          <table:table-cell table:formula="oooc:=[.A443] &amp; &quot;  &quot; &amp; [.B443]" office:value-type="string" office:string-value="700C  Rigida EXCEL (ERD is Rigida's Nipple Seat Dia + 3mm for nipples)">
            <text:p>700C <text:s/>Rigida EXCEL (ERD is Rigida's Nipple Seat Dia + 3mm for nipples)</text:p>
          </table:table-cell>
          <table:table-cell table:formula="oooc:=605+3" office:value-type="float" office:value="608">
            <text:p>60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00C</text:p>
          </table:table-cell>
          <table:table-cell office:value-type="string">
            <text:p>Rigida HLC2000 </text:p>
          </table:table-cell>
          <table:table-cell table:formula="oooc:=[.A444] &amp; &quot;  &quot; &amp; [.B444]" office:value-type="string" office:string-value="700C  Rigida HLC2000 ">
            <text:p>700C <text:s/>Rigida HLC2000 </text:p>
          </table:table-cell>
          <table:table-cell office:value-type="float" office:value="606">
            <text:p>60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00C</text:p>
          </table:table-cell>
          <table:table-cell office:value-type="string">
            <text:p>Rigida LIBRA (ERD is Rigida's Nipple Seat Dia + 3mm for nipples)</text:p>
          </table:table-cell>
          <table:table-cell table:formula="oooc:=[.A445] &amp; &quot;  &quot; &amp; [.B445]" office:value-type="string" office:string-value="700C  Rigida LIBRA (ERD is Rigida's Nipple Seat Dia + 3mm for nipples)">
            <text:p>700C <text:s/>Rigida LIBRA (ERD is Rigida's Nipple Seat Dia + 3mm for nipples)</text:p>
          </table:table-cell>
          <table:table-cell table:formula="oooc:=607.7+3" office:value-type="float" office:value="610.7">
            <text:p>610.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00C</text:p>
          </table:table-cell>
          <table:table-cell office:value-type="string">
            <text:p>Rigida M 19 (ERD is Rigida's Nipple Seat Dia + 3mm for nipples)</text:p>
          </table:table-cell>
          <table:table-cell table:formula="oooc:=[.A446] &amp; &quot;  &quot; &amp; [.B446]" office:value-type="string" office:string-value="700C  Rigida M 19 (ERD is Rigida's Nipple Seat Dia + 3mm for nipples)">
            <text:p>700C <text:s/>Rigida M 19 (ERD is Rigida's Nipple Seat Dia + 3mm for nipples)</text:p>
          </table:table-cell>
          <table:table-cell table:formula="oooc:=609.5+3" office:value-type="float" office:value="612.5">
            <text:p>612.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00C</text:p>
          </table:table-cell>
          <table:table-cell office:value-type="string">
            <text:p>Rigida M 21 (ERD is Rigida's Nipple Seat Dia + 3mm for nipples)</text:p>
          </table:table-cell>
          <table:table-cell table:formula="oooc:=[.A447] &amp; &quot;  &quot; &amp; [.B447]" office:value-type="string" office:string-value="700C  Rigida M 21 (ERD is Rigida's Nipple Seat Dia + 3mm for nipples)">
            <text:p>700C <text:s/>Rigida M 21 (ERD is Rigida's Nipple Seat Dia + 3mm for nipples)</text:p>
          </table:table-cell>
          <table:table-cell table:formula="oooc:=609.5+3" office:value-type="float" office:value="612.5">
            <text:p>612.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00C</text:p>
          </table:table-cell>
          <table:table-cell office:value-type="string">
            <text:p>Rigida NOVA (ERD is Rigida's Nipple Seat Dia + 3mm for nipples)</text:p>
          </table:table-cell>
          <table:table-cell table:formula="oooc:=[.A448] &amp; &quot;  &quot; &amp; [.B448]" office:value-type="string" office:string-value="700C  Rigida NOVA (ERD is Rigida's Nipple Seat Dia + 3mm for nipples)">
            <text:p>700C <text:s/>Rigida NOVA (ERD is Rigida's Nipple Seat Dia + 3mm for nipples)</text:p>
          </table:table-cell>
          <table:table-cell table:formula="oooc:=597.8+3" office:value-type="float" office:value="600.8">
            <text:p>600.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00C</text:p>
          </table:table-cell>
          <table:table-cell office:value-type="string">
            <text:p>Rigida OLYMPUS (ERD is Rigida's Nipple Seat Dia + 3mm for nipples)</text:p>
          </table:table-cell>
          <table:table-cell table:formula="oooc:=[.A449] &amp; &quot;  &quot; &amp; [.B449]" office:value-type="string" office:string-value="700C  Rigida OLYMPUS (ERD is Rigida's Nipple Seat Dia + 3mm for nipples)">
            <text:p>700C <text:s/>Rigida OLYMPUS (ERD is Rigida's Nipple Seat Dia + 3mm for nipples)</text:p>
          </table:table-cell>
          <table:table-cell table:formula="oooc:=592.4" office:value-type="float" office:value="592.4">
            <text:p>592.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00C</text:p>
          </table:table-cell>
          <table:table-cell office:value-type="string">
            <text:p>Rigida ORION/MENSA (ERD is Rigida's Nipple Seat Dia + 3mm for nipples)</text:p>
          </table:table-cell>
          <table:table-cell table:formula="oooc:=[.A450] &amp; &quot;  &quot; &amp; [.B450]" office:value-type="string" office:string-value="700C  Rigida ORION/MENSA (ERD is Rigida's Nipple Seat Dia + 3mm for nipples)">
            <text:p>700C <text:s/>Rigida ORION/MENSA (ERD is Rigida's Nipple Seat Dia + 3mm for nipples)</text:p>
          </table:table-cell>
          <table:table-cell table:formula="oooc:=607.7+3" office:value-type="float" office:value="610.7">
            <text:p>610.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00C</text:p>
          </table:table-cell>
          <table:table-cell office:value-type="string">
            <text:p>Rigida PHOENIX (ERD is Rigida's Nipple Seat Dia + 3mm for nipples)</text:p>
          </table:table-cell>
          <table:table-cell table:formula="oooc:=[.A451] &amp; &quot;  &quot; &amp; [.B451]" office:value-type="string" office:string-value="700C  Rigida PHOENIX (ERD is Rigida's Nipple Seat Dia + 3mm for nipples)">
            <text:p>700C <text:s/>Rigida PHOENIX (ERD is Rigida's Nipple Seat Dia + 3mm for nipples)</text:p>
          </table:table-cell>
          <table:table-cell table:formula="oooc:=601.8+3" office:value-type="float" office:value="604.8">
            <text:p>604.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00C</text:p>
          </table:table-cell>
          <table:table-cell office:value-type="string">
            <text:p>Rigida Score </text:p>
          </table:table-cell>
          <table:table-cell table:formula="oooc:=[.A452] &amp; &quot;  &quot; &amp; [.B452]" office:value-type="string" office:string-value="700C  Rigida Score ">
            <text:p>700C <text:s/>Rigida Score </text:p>
          </table:table-cell>
          <table:table-cell office:value-type="float" office:value="612">
            <text:p>6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00C</text:p>
          </table:table-cell>
          <table:table-cell office:value-type="string">
            <text:p>Rigida SHC (ERD is Rigida's Nipple Seat Dia + 3mm for nipples)</text:p>
          </table:table-cell>
          <table:table-cell table:formula="oooc:=[.A453] &amp; &quot;  &quot; &amp; [.B453]" office:value-type="string" office:string-value="700C  Rigida SHC (ERD is Rigida's Nipple Seat Dia + 3mm for nipples)">
            <text:p>700C <text:s/>Rigida SHC (ERD is Rigida's Nipple Seat Dia + 3mm for nipples)</text:p>
          </table:table-cell>
          <table:table-cell table:formula="oooc:=600+3" office:value-type="float" office:value="603">
            <text:p>6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00C</text:p>
          </table:table-cell>
          <table:table-cell office:value-type="string">
            <text:p>Rigida SHP (ERD is Rigida's Nipple Seat Dia + 3mm for nipples)</text:p>
          </table:table-cell>
          <table:table-cell table:formula="oooc:=[.A454] &amp; &quot;  &quot; &amp; [.B454]" office:value-type="string" office:string-value="700C  Rigida SHP (ERD is Rigida's Nipple Seat Dia + 3mm for nipples)">
            <text:p>700C <text:s/>Rigida SHP (ERD is Rigida's Nipple Seat Dia + 3mm for nipples)</text:p>
          </table:table-cell>
          <table:table-cell table:formula="oooc:=600+3" office:value-type="float" office:value="603">
            <text:p>6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00C</text:p>
          </table:table-cell>
          <table:table-cell office:value-type="string">
            <text:p>Rigida SIRIUS (ERD is Rigida's Nipple Seat Dia + 3mm for nipples)</text:p>
          </table:table-cell>
          <table:table-cell table:formula="oooc:=[.A455] &amp; &quot;  &quot; &amp; [.B455]" office:value-type="string" office:string-value="700C  Rigida SIRIUS (ERD is Rigida's Nipple Seat Dia + 3mm for nipples)">
            <text:p>700C <text:s/>Rigida SIRIUS (ERD is Rigida's Nipple Seat Dia + 3mm for nipples)</text:p>
          </table:table-cell>
          <table:table-cell table:formula="oooc:=607.7+3" office:value-type="float" office:value="610.7">
            <text:p>610.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00C</text:p>
          </table:table-cell>
          <table:table-cell office:value-type="string">
            <text:p>Rigida TUB 25/ TUB 26 (ERD is Rigida's Nipple Seat Dia + 3mm for nipples)</text:p>
          </table:table-cell>
          <table:table-cell table:formula="oooc:=[.A456] &amp; &quot;  &quot; &amp; [.B456]" office:value-type="string" office:string-value="700C  Rigida TUB 25/ TUB 26 (ERD is Rigida's Nipple Seat Dia + 3mm for nipples)">
            <text:p>700C <text:s/>Rigida TUB 25/ TUB 26 (ERD is Rigida's Nipple Seat Dia + 3mm for nipples)</text:p>
          </table:table-cell>
          <table:table-cell table:formula="oooc:=601.3+3" office:value-type="float" office:value="604.3">
            <text:p>604.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00C</text:p>
          </table:table-cell>
          <table:table-cell office:value-type="string">
            <text:p>Rigida VELA (ERD is Rigida's Nipple Seat Dia + 3mm for nipples)</text:p>
          </table:table-cell>
          <table:table-cell table:formula="oooc:=[.A457] &amp; &quot;  &quot; &amp; [.B457]" office:value-type="string" office:string-value="700C  Rigida VELA (ERD is Rigida's Nipple Seat Dia + 3mm for nipples)">
            <text:p>700C <text:s/>Rigida VELA (ERD is Rigida's Nipple Seat Dia + 3mm for nipples)</text:p>
          </table:table-cell>
          <table:table-cell table:formula="oooc:=600+3" office:value-type="float" office:value="603">
            <text:p>6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00C</text:p>
          </table:table-cell>
          <table:table-cell office:value-type="string">
            <text:p>Rigida X PLORER (ERD is Rigida's Nipple Seat Dia + 3mm for nipples)</text:p>
          </table:table-cell>
          <table:table-cell table:formula="oooc:=[.A458] &amp; &quot;  &quot; &amp; [.B458]" office:value-type="string" office:string-value="700C  Rigida X PLORER (ERD is Rigida's Nipple Seat Dia + 3mm for nipples)">
            <text:p>700C <text:s/>Rigida X PLORER (ERD is Rigida's Nipple Seat Dia + 3mm for nipples)</text:p>
          </table:table-cell>
          <table:table-cell table:formula="oooc:=589.4+3" office:value-type="float" office:value="592.4">
            <text:p>592.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00C</text:p>
          </table:table-cell>
          <table:table-cell office:value-type="string">
            <text:p>Rigida ZAC 2000 (ERD is Rigida's Nipple Seat Dia + 3mm for nipples)</text:p>
          </table:table-cell>
          <table:table-cell table:formula="oooc:=[.A459] &amp; &quot;  &quot; &amp; [.B459]" office:value-type="string" office:string-value="700C  Rigida ZAC 2000 (ERD is Rigida's Nipple Seat Dia + 3mm for nipples)">
            <text:p>700C <text:s/>Rigida ZAC 2000 (ERD is Rigida's Nipple Seat Dia + 3mm for nipples)</text:p>
          </table:table-cell>
          <table:table-cell table:formula="oooc:=596.84+3" office:value-type="float" office:value="599.84">
            <text:p>599.8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00C</text:p>
          </table:table-cell>
          <table:table-cell office:value-type="string">
            <text:p>Rigida/Weinmann ZAC 19 (ERD is Rigida's Nipple Seat Dia + 3mm for nipples)</text:p>
          </table:table-cell>
          <table:table-cell table:formula="oooc:=[.A460] &amp; &quot;  &quot; &amp; [.B460]" office:value-type="string" office:string-value="700C  Rigida/Weinmann ZAC 19 (ERD is Rigida's Nipple Seat Dia + 3mm for nipples)">
            <text:p>700C <text:s/>Rigida/Weinmann ZAC 19 (ERD is Rigida's Nipple Seat Dia + 3mm for nipples)</text:p>
          </table:table-cell>
          <table:table-cell table:formula="oooc:=604+3" office:value-type="float" office:value="607">
            <text:p>60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00C</text:p>
          </table:table-cell>
          <table:table-cell office:value-type="string">
            <text:p>Rinard/Hollenbeck carbon clincher proto #1</text:p>
          </table:table-cell>
          <table:table-cell table:formula="oooc:=[.A461] &amp; &quot;  &quot; &amp; [.B461]" office:value-type="string" office:string-value="700C  Rinard/Hollenbeck carbon clincher proto #1">
            <text:p>700C <text:s/>Rinard/Hollenbeck carbon clincher proto #1</text:p>
          </table:table-cell>
          <table:table-cell office:value-type="float" office:value="587">
            <text:p>58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00C</text:p>
          </table:table-cell>
          <table:table-cell office:value-type="string">
            <text:p>Ritchey Aero Road Comp centered holes (ERD is nipple contact dia + 3mm for nipples)</text:p>
          </table:table-cell>
          <table:table-cell table:formula="oooc:=[.A462] &amp; &quot;  &quot; &amp; [.B462]" office:value-type="string" office:string-value="700C  Ritchey Aero Road Comp centered holes (ERD is nipple contact dia + 3mm for nipples)">
            <text:p>700C <text:s/>Ritchey Aero Road Comp centered holes (ERD is nipple contact dia + 3mm for nipples)</text:p>
          </table:table-cell>
          <table:table-cell table:formula="oooc:=599+3" office:value-type="float" office:value="602">
            <text:p>6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00C</text:p>
          </table:table-cell>
          <table:table-cell office:value-type="string">
            <text:p>Ritchey Aero Road Comp OCR (ERD is nipple contact dia + 3mm for nipples)</text:p>
          </table:table-cell>
          <table:table-cell table:formula="oooc:=[.A463] &amp; &quot;  &quot; &amp; [.B463]" office:value-type="string" office:string-value="700C  Ritchey Aero Road Comp OCR (ERD is nipple contact dia + 3mm for nipples)">
            <text:p>700C <text:s/>Ritchey Aero Road Comp OCR (ERD is nipple contact dia + 3mm for nipples)</text:p>
          </table:table-cell>
          <table:table-cell table:formula="oooc:=599+3" office:value-type="float" office:value="602">
            <text:p>602</text:p>
          </table:table-cell>
          <table:table-cell office:value-type="float" office:value="2.5">
            <text:p>2.5</text:p>
          </table:table-cell>
        </table:table-row>
        <table:table-row table:style-name="ro1">
          <table:table-cell office:value-type="string">
            <text:p>700C</text:p>
          </table:table-cell>
          <table:table-cell office:value-type="string">
            <text:p>Ritchey Aero Road Pro centered holes (ERD is nipple contact dia + 3mm for nipples)</text:p>
          </table:table-cell>
          <table:table-cell table:formula="oooc:=[.A464] &amp; &quot;  &quot; &amp; [.B464]" office:value-type="string" office:string-value="700C  Ritchey Aero Road Pro centered holes (ERD is nipple contact dia + 3mm for nipples)">
            <text:p>700C <text:s/>Ritchey Aero Road Pro centered holes (ERD is nipple contact dia + 3mm for nipples)</text:p>
          </table:table-cell>
          <table:table-cell table:formula="oooc:=599+3" office:value-type="float" office:value="602">
            <text:p>6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00C</text:p>
          </table:table-cell>
          <table:table-cell office:value-type="string">
            <text:p>Ritchey Aero Road Pro OCR (ERD is nipple contact dia + 3mm for nipples)</text:p>
          </table:table-cell>
          <table:table-cell table:formula="oooc:=[.A465] &amp; &quot;  &quot; &amp; [.B465]" office:value-type="string" office:string-value="700C  Ritchey Aero Road Pro OCR (ERD is nipple contact dia + 3mm for nipples)">
            <text:p>700C <text:s/>Ritchey Aero Road Pro OCR (ERD is nipple contact dia + 3mm for nipples)</text:p>
          </table:table-cell>
          <table:table-cell table:formula="oooc:=599+3" office:value-type="float" office:value="602">
            <text:p>602</text:p>
          </table:table-cell>
          <table:table-cell office:value-type="float" office:value="2.5">
            <text:p>2.5</text:p>
          </table:table-cell>
        </table:table-row>
        <table:table-row table:style-name="ro1">
          <table:table-cell office:value-type="string">
            <text:p>700C</text:p>
          </table:table-cell>
          <table:table-cell office:value-type="string">
            <text:p>Ritchey Aero Road WCS centered holes (ERD is nipple contact dia + 3mm for nipples)</text:p>
          </table:table-cell>
          <table:table-cell table:formula="oooc:=[.A466] &amp; &quot;  &quot; &amp; [.B466]" office:value-type="string" office:string-value="700C  Ritchey Aero Road WCS centered holes (ERD is nipple contact dia + 3mm for nipples)">
            <text:p>700C <text:s/>Ritchey Aero Road WCS centered holes (ERD is nipple contact dia + 3mm for nipples)</text:p>
          </table:table-cell>
          <table:table-cell table:formula="oooc:=599+3" office:value-type="float" office:value="602">
            <text:p>6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00C</text:p>
          </table:table-cell>
          <table:table-cell office:value-type="string">
            <text:p>Ritchey Aero Road WCS OCR (ERD is nipple contact dia + 3mm for nipples)</text:p>
          </table:table-cell>
          <table:table-cell table:formula="oooc:=[.A467] &amp; &quot;  &quot; &amp; [.B467]" office:value-type="string" office:string-value="700C  Ritchey Aero Road WCS OCR (ERD is nipple contact dia + 3mm for nipples)">
            <text:p>700C <text:s/>Ritchey Aero Road WCS OCR (ERD is nipple contact dia + 3mm for nipples)</text:p>
          </table:table-cell>
          <table:table-cell table:formula="oooc:=599+3" office:value-type="float" office:value="602">
            <text:p>602</text:p>
          </table:table-cell>
          <table:table-cell office:value-type="float" office:value="2.5">
            <text:p>2.5</text:p>
          </table:table-cell>
        </table:table-row>
        <table:table-row table:style-name="ro1">
          <table:table-cell office:value-type="string">
            <text:p>700C</text:p>
          </table:table-cell>
          <table:table-cell office:value-type="string">
            <text:p>Ritchey Rock 450CE</text:p>
          </table:table-cell>
          <table:table-cell table:formula="oooc:=[.A468] &amp; &quot;  &quot; &amp; [.B468]" office:value-type="string" office:string-value="700C  Ritchey Rock 450CE">
            <text:p>700C <text:s/>Ritchey Rock 450CE</text:p>
          </table:table-cell>
          <table:table-cell office:value-type="float" office:value="610">
            <text:p>6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00C</text:p>
          </table:table-cell>
          <table:table-cell office:value-type="string">
            <text:p>Ritchey Rock 490</text:p>
          </table:table-cell>
          <table:table-cell table:formula="oooc:=[.A469] &amp; &quot;  &quot; &amp; [.B469]" office:value-type="string" office:string-value="700C  Ritchey Rock 490">
            <text:p>700C <text:s/>Ritchey Rock 490</text:p>
          </table:table-cell>
          <table:table-cell office:value-type="float" office:value="610">
            <text:p>6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00C</text:p>
          </table:table-cell>
          <table:table-cell office:value-type="string">
            <text:p>Ritchey Rock 490C</text:p>
          </table:table-cell>
          <table:table-cell table:formula="oooc:=[.A470] &amp; &quot;  &quot; &amp; [.B470]" office:value-type="string" office:string-value="700C  Ritchey Rock 490C">
            <text:p>700C <text:s/>Ritchey Rock 490C</text:p>
          </table:table-cell>
          <table:table-cell office:value-type="float" office:value="610">
            <text:p>6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00C</text:p>
          </table:table-cell>
          <table:table-cell office:value-type="string">
            <text:p>Ritchey Rock 700 Pro (ERD is Nipple Seat Dia + 3mm for nipples)</text:p>
          </table:table-cell>
          <table:table-cell table:formula="oooc:=[.A471] &amp; &quot;  &quot; &amp; [.B471]" office:value-type="string" office:string-value="700C  Ritchey Rock 700 Pro (ERD is Nipple Seat Dia + 3mm for nipples)">
            <text:p>700C <text:s/>Ritchey Rock 700 Pro (ERD is Nipple Seat Dia + 3mm for nipples)</text:p>
          </table:table-cell>
          <table:table-cell table:formula="oooc:=602+3" office:value-type="float" office:value="605">
            <text:p>60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00C</text:p>
          </table:table-cell>
          <table:table-cell office:value-type="string">
            <text:p>Ritchey Trekking Comp</text:p>
          </table:table-cell>
          <table:table-cell table:formula="oooc:=[.A472] &amp; &quot;  &quot; &amp; [.B472]" office:value-type="string" office:string-value="700C  Ritchey Trekking Comp">
            <text:p>700C <text:s/>Ritchey Trekking Comp</text:p>
          </table:table-cell>
          <table:table-cell office:value-type="float" office:value="596">
            <text:p>5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00C</text:p>
          </table:table-cell>
          <table:table-cell office:value-type="string">
            <text:p>Ritchey Trekking Comp OCR</text:p>
          </table:table-cell>
          <table:table-cell table:formula="oooc:=[.A473] &amp; &quot;  &quot; &amp; [.B473]" office:value-type="string" office:string-value="700C  Ritchey Trekking Comp OCR">
            <text:p>700C <text:s/>Ritchey Trekking Comp OCR</text:p>
          </table:table-cell>
          <table:table-cell office:value-type="float" office:value="594">
            <text:p>594</text:p>
          </table:table-cell>
          <table:table-cell office:value-type="float" office:value="2.5">
            <text:p>2.5</text:p>
          </table:table-cell>
        </table:table-row>
        <table:table-row table:style-name="ro1">
          <table:table-cell office:value-type="string">
            <text:p>700C</text:p>
          </table:table-cell>
          <table:table-cell office:value-type="string">
            <text:p>Ritchey Vantage Comp</text:p>
          </table:table-cell>
          <table:table-cell table:formula="oooc:=[.A474] &amp; &quot;  &quot; &amp; [.B474]" office:value-type="string" office:string-value="700C  Ritchey Vantage Comp">
            <text:p>700C <text:s/>Ritchey Vantage Comp</text:p>
          </table:table-cell>
          <table:table-cell office:value-type="float" office:value="611">
            <text:p>61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00C</text:p>
          </table:table-cell>
          <table:table-cell office:value-type="string">
            <text:p>Ritchey Vantage Cross-Sport </text:p>
          </table:table-cell>
          <table:table-cell table:formula="oooc:=[.A475] &amp; &quot;  &quot; &amp; [.B475]" office:value-type="string" office:string-value="700C  Ritchey Vantage Cross-Sport ">
            <text:p>700C <text:s/>Ritchey Vantage Cross-Sport </text:p>
          </table:table-cell>
          <table:table-cell office:value-type="float" office:value="612">
            <text:p>6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00C</text:p>
          </table:table-cell>
          <table:table-cell office:value-type="string">
            <text:p>Rolf Sestriere</text:p>
          </table:table-cell>
          <table:table-cell table:formula="oooc:=[.A476] &amp; &quot;  &quot; &amp; [.B476]" office:value-type="string" office:string-value="700C  Rolf Sestriere">
            <text:p>700C <text:s/>Rolf Sestriere</text:p>
          </table:table-cell>
          <table:table-cell table:formula="oooc:=592+3" office:value-type="float" office:value="595">
            <text:p>59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00C</text:p>
          </table:table-cell>
          <table:table-cell office:value-type="string">
            <text:p>Rolf Vector</text:p>
          </table:table-cell>
          <table:table-cell table:formula="oooc:=[.A477] &amp; &quot;  &quot; &amp; [.B477]" office:value-type="string" office:string-value="700C  Rolf Vector">
            <text:p>700C <text:s/>Rolf Vector</text:p>
          </table:table-cell>
          <table:table-cell table:formula="oooc:=592+3" office:value-type="float" office:value="595">
            <text:p>59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00C</text:p>
          </table:table-cell>
          <table:table-cell office:value-type="string">
            <text:p>Rolf Vector Comp, Trek made</text:p>
          </table:table-cell>
          <table:table-cell table:formula="oooc:=[.A478] &amp; &quot;  &quot; &amp; [.B478]" office:value-type="string" office:string-value="700C  Rolf Vector Comp, Trek made">
            <text:p>700C <text:s/>Rolf Vector Comp, Trek made</text:p>
          </table:table-cell>
          <table:table-cell office:value-type="float" office:value="580">
            <text:p>58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00C</text:p>
          </table:table-cell>
          <table:table-cell office:value-type="string">
            <text:p>Rolf Vector Pro, Araya made. For Greer internal nipples + 4mm washers</text:p>
          </table:table-cell>
          <table:table-cell table:formula="oooc:=[.A479] &amp; &quot;  &quot; &amp; [.B479]" office:value-type="string" office:string-value="700C  Rolf Vector Pro, Araya made. For Greer internal nipples + 4mm washers">
            <text:p>700C <text:s/>Rolf Vector Pro, Araya made. For Greer internal nipples + 4mm washers</text:p>
          </table:table-cell>
          <table:table-cell office:value-type="float" office:value="604.1">
            <text:p>604.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00C</text:p>
          </table:table-cell>
          <table:table-cell office:value-type="string">
            <text:p>Rolf Vector Pro, Trek made. For Greer internal nipples, no washers</text:p>
          </table:table-cell>
          <table:table-cell table:formula="oooc:=[.A480] &amp; &quot;  &quot; &amp; [.B480]" office:value-type="string" office:string-value="700C  Rolf Vector Pro, Trek made. For Greer internal nipples, no washers">
            <text:p>700C <text:s/>Rolf Vector Pro, Trek made. For Greer internal nipples, no washers</text:p>
          </table:table-cell>
          <table:table-cell office:value-type="float" office:value="598">
            <text:p>59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00C</text:p>
          </table:table-cell>
          <table:table-cell office:value-type="string">
            <text:p>Salsa Delgado Cross 22.5w x 18h</text:p>
          </table:table-cell>
          <table:table-cell table:formula="oooc:=[.A481] &amp; &quot;  &quot; &amp; [.B481]" office:value-type="string" office:string-value="700C  Salsa Delgado Cross 22.5w x 18h">
            <text:p>700C <text:s/>Salsa Delgado Cross 22.5w x 18h</text:p>
          </table:table-cell>
          <table:table-cell office:value-type="float" office:value="604">
            <text:p>60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00C</text:p>
          </table:table-cell>
          <table:table-cell office:value-type="string">
            <text:p>Specialized C20</text:p>
          </table:table-cell>
          <table:table-cell table:formula="oooc:=[.A482] &amp; &quot;  &quot; &amp; [.B482]" office:value-type="string" office:string-value="700C  Specialized C20">
            <text:p>700C <text:s/>Specialized C20</text:p>
          </table:table-cell>
          <table:table-cell office:value-type="float" office:value="614">
            <text:p>61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00C</text:p>
          </table:table-cell>
          <table:table-cell office:value-type="string">
            <text:p>Specialized C22</text:p>
          </table:table-cell>
          <table:table-cell table:formula="oooc:=[.A483] &amp; &quot;  &quot; &amp; [.B483]" office:value-type="string" office:string-value="700C  Specialized C22">
            <text:p>700C <text:s/>Specialized C22</text:p>
          </table:table-cell>
          <table:table-cell office:value-type="float" office:value="614">
            <text:p>61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00C</text:p>
          </table:table-cell>
          <table:table-cell office:value-type="string">
            <text:p>Specialized HC19</text:p>
          </table:table-cell>
          <table:table-cell table:formula="oooc:=[.A484] &amp; &quot;  &quot; &amp; [.B484]" office:value-type="string" office:string-value="700C  Specialized HC19">
            <text:p>700C <text:s/>Specialized HC19</text:p>
          </table:table-cell>
          <table:table-cell office:value-type="float" office:value="614">
            <text:p>61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00C</text:p>
          </table:table-cell>
          <table:table-cell office:value-type="string">
            <text:p>Specialized HC20</text:p>
          </table:table-cell>
          <table:table-cell table:formula="oooc:=[.A485] &amp; &quot;  &quot; &amp; [.B485]" office:value-type="string" office:string-value="700C  Specialized HC20">
            <text:p>700C <text:s/>Specialized HC20</text:p>
          </table:table-cell>
          <table:table-cell office:value-type="float" office:value="614">
            <text:p>61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00C</text:p>
          </table:table-cell>
          <table:table-cell office:value-type="string">
            <text:p>Sun 0 degree XC</text:p>
          </table:table-cell>
          <table:table-cell table:formula="oooc:=[.A486] &amp; &quot;  &quot; &amp; [.B486]" office:value-type="string" office:string-value="700C  Sun 0 degree XC">
            <text:p>700C <text:s/>Sun 0 degree XC</text:p>
          </table:table-cell>
          <table:table-cell office:value-type="float" office:value="607">
            <text:p>60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00C</text:p>
          </table:table-cell>
          <table:table-cell office:value-type="string">
            <text:p>Sun Ascent</text:p>
          </table:table-cell>
          <table:table-cell table:formula="oooc:=[.A487] &amp; &quot;  &quot; &amp; [.B487]" office:value-type="string" office:string-value="700C  Sun Ascent">
            <text:p>700C <text:s/>Sun Ascent</text:p>
          </table:table-cell>
          <table:table-cell office:value-type="float" office:value="603">
            <text:p>6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00C</text:p>
          </table:table-cell>
          <table:table-cell office:value-type="string">
            <text:p>Sun AT18 </text:p>
          </table:table-cell>
          <table:table-cell table:formula="oooc:=[.A488] &amp; &quot;  &quot; &amp; [.B488]" office:value-type="string" office:string-value="700C  Sun AT18 ">
            <text:p>700C <text:s/>Sun AT18 </text:p>
          </table:table-cell>
          <table:table-cell office:value-type="float" office:value="612">
            <text:p>6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00C</text:p>
          </table:table-cell>
          <table:table-cell office:value-type="string">
            <text:p>Sun Buzz Clincher (carbon, alu brake track)</text:p>
          </table:table-cell>
          <table:table-cell table:formula="oooc:=[.A489] &amp; &quot;  &quot; &amp; [.B489]" office:value-type="string" office:string-value="700C  Sun Buzz Clincher (carbon, alu brake track)">
            <text:p>700C <text:s/>Sun Buzz Clincher (carbon, alu brake track)</text:p>
          </table:table-cell>
          <table:table-cell office:value-type="float" office:value="528">
            <text:p>52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00C</text:p>
          </table:table-cell>
          <table:table-cell office:value-type="string">
            <text:p>Sun CR16</text:p>
          </table:table-cell>
          <table:table-cell table:formula="oooc:=[.A490] &amp; &quot;  &quot; &amp; [.B490]" office:value-type="string" office:string-value="700C  Sun CR16">
            <text:p>700C <text:s/>Sun CR16</text:p>
          </table:table-cell>
          <table:table-cell office:value-type="float" office:value="610">
            <text:p>6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00C</text:p>
          </table:table-cell>
          <table:table-cell office:value-type="string">
            <text:p>Sun CR17A</text:p>
          </table:table-cell>
          <table:table-cell table:formula="oooc:=[.A491] &amp; &quot;  &quot; &amp; [.B491]" office:value-type="string" office:string-value="700C  Sun CR17A">
            <text:p>700C <text:s/>Sun CR17A</text:p>
          </table:table-cell>
          <table:table-cell office:value-type="float" office:value="607">
            <text:p>60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00C</text:p>
          </table:table-cell>
          <table:table-cell office:value-type="string">
            <text:p>Sun CR18, single eyelets</text:p>
          </table:table-cell>
          <table:table-cell table:formula="oooc:=[.A492] &amp; &quot;  &quot; &amp; [.B492]" office:value-type="string" office:string-value="700C  Sun CR18, single eyelets">
            <text:p>700C <text:s/>Sun CR18, single eyelets</text:p>
          </table:table-cell>
          <table:table-cell office:value-type="float" office:value="612">
            <text:p>6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00C</text:p>
          </table:table-cell>
          <table:table-cell office:value-type="string">
            <text:p>Sun CR20 </text:p>
          </table:table-cell>
          <table:table-cell table:formula="oooc:=[.A493] &amp; &quot;  &quot; &amp; [.B493]" office:value-type="string" office:string-value="700C  Sun CR20 ">
            <text:p>700C <text:s/>Sun CR20 </text:p>
          </table:table-cell>
          <table:table-cell office:value-type="float" office:value="608">
            <text:p>60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00C</text:p>
          </table:table-cell>
          <table:table-cell office:value-type="string">
            <text:p>Sun CRE16</text:p>
          </table:table-cell>
          <table:table-cell table:formula="oooc:=[.A494] &amp; &quot;  &quot; &amp; [.B494]" office:value-type="string" office:string-value="700C  Sun CRE16">
            <text:p>700C <text:s/>Sun CRE16</text:p>
          </table:table-cell>
          <table:table-cell office:value-type="float" office:value="609">
            <text:p>6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00C</text:p>
          </table:table-cell>
          <table:table-cell office:value-type="string">
            <text:p>Sun CRT16II</text:p>
          </table:table-cell>
          <table:table-cell table:formula="oooc:=[.A495] &amp; &quot;  &quot; &amp; [.B495]" office:value-type="string" office:string-value="700C  Sun CRT16II">
            <text:p>700C <text:s/>Sun CRT16II</text:p>
          </table:table-cell>
          <table:table-cell office:value-type="float" office:value="609">
            <text:p>6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00C</text:p>
          </table:table-cell>
          <table:table-cell office:value-type="string">
            <text:p>Sun L13</text:p>
          </table:table-cell>
          <table:table-cell table:formula="oooc:=[.A496] &amp; &quot;  &quot; &amp; [.B496]" office:value-type="string" office:string-value="700C  Sun L13">
            <text:p>700C <text:s/>Sun L13</text:p>
          </table:table-cell>
          <table:table-cell office:value-type="float" office:value="611">
            <text:p>61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00C</text:p>
          </table:table-cell>
          <table:table-cell office:value-type="string">
            <text:p>Sun L17</text:p>
          </table:table-cell>
          <table:table-cell table:formula="oooc:=[.A497] &amp; &quot;  &quot; &amp; [.B497]" office:value-type="string" office:string-value="700C  Sun L17">
            <text:p>700C <text:s/>Sun L17</text:p>
          </table:table-cell>
          <table:table-cell office:value-type="float" office:value="612">
            <text:p>6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00C</text:p>
          </table:table-cell>
          <table:table-cell office:value-type="string">
            <text:p>Sun L18</text:p>
          </table:table-cell>
          <table:table-cell table:formula="oooc:=[.A498] &amp; &quot;  &quot; &amp; [.B498]" office:value-type="string" office:string-value="700C  Sun L18">
            <text:p>700C <text:s/>Sun L18</text:p>
          </table:table-cell>
          <table:table-cell office:value-type="float" office:value="612">
            <text:p>6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00C</text:p>
          </table:table-cell>
          <table:table-cell office:value-type="string">
            <text:p>Sun L20</text:p>
          </table:table-cell>
          <table:table-cell table:formula="oooc:=[.A499] &amp; &quot;  &quot; &amp; [.B499]" office:value-type="string" office:string-value="700C  Sun L20">
            <text:p>700C <text:s/>Sun L20</text:p>
          </table:table-cell>
          <table:table-cell office:value-type="float" office:value="612">
            <text:p>6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00C</text:p>
          </table:table-cell>
          <table:table-cell office:value-type="string">
            <text:p>Sun L25</text:p>
          </table:table-cell>
          <table:table-cell table:formula="oooc:=[.A500] &amp; &quot;  &quot; &amp; [.B500]" office:value-type="string" office:string-value="700C  Sun L25">
            <text:p>700C <text:s/>Sun L25</text:p>
          </table:table-cell>
          <table:table-cell office:value-type="float" office:value="612">
            <text:p>6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00C</text:p>
          </table:table-cell>
          <table:table-cell office:value-type="string">
            <text:p>Sun M13</text:p>
          </table:table-cell>
          <table:table-cell table:formula="oooc:=[.A501] &amp; &quot;  &quot; &amp; [.B501]" office:value-type="string" office:string-value="700C  Sun M13">
            <text:p>700C <text:s/>Sun M13</text:p>
          </table:table-cell>
          <table:table-cell office:value-type="float" office:value="610">
            <text:p>6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00C</text:p>
          </table:table-cell>
          <table:table-cell office:value-type="string">
            <text:p>Sun M13II</text:p>
          </table:table-cell>
          <table:table-cell table:formula="oooc:=[.A502] &amp; &quot;  &quot; &amp; [.B502]" office:value-type="string" office:string-value="700C  Sun M13II">
            <text:p>700C <text:s/>Sun M13II</text:p>
          </table:table-cell>
          <table:table-cell office:value-type="float" office:value="610">
            <text:p>6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00C</text:p>
          </table:table-cell>
          <table:table-cell office:value-type="string">
            <text:p>Sun M13L </text:p>
          </table:table-cell>
          <table:table-cell table:formula="oooc:=[.A503] &amp; &quot;  &quot; &amp; [.B503]" office:value-type="string" office:string-value="700C  Sun M13L ">
            <text:p>700C <text:s/>Sun M13L </text:p>
          </table:table-cell>
          <table:table-cell office:value-type="float" office:value="612">
            <text:p>6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00C</text:p>
          </table:table-cell>
          <table:table-cell office:value-type="string">
            <text:p>Sun M14A</text:p>
          </table:table-cell>
          <table:table-cell table:formula="oooc:=[.A504] &amp; &quot;  &quot; &amp; [.B504]" office:value-type="string" office:string-value="700C  Sun M14A">
            <text:p>700C <text:s/>Sun M14A</text:p>
          </table:table-cell>
          <table:table-cell office:value-type="float" office:value="603">
            <text:p>6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00C</text:p>
          </table:table-cell>
          <table:table-cell office:value-type="string">
            <text:p>Sun M14A (old)</text:p>
          </table:table-cell>
          <table:table-cell table:formula="oooc:=[.A505] &amp; &quot;  &quot; &amp; [.B505]" office:value-type="string" office:string-value="700C  Sun M14A (old)">
            <text:p>700C <text:s/>Sun M14A (old)</text:p>
          </table:table-cell>
          <table:table-cell office:value-type="float" office:value="606">
            <text:p>60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00C</text:p>
          </table:table-cell>
          <table:table-cell office:value-type="string">
            <text:p>Sun M17</text:p>
          </table:table-cell>
          <table:table-cell table:formula="oooc:=[.A506] &amp; &quot;  &quot; &amp; [.B506]" office:value-type="string" office:string-value="700C  Sun M17">
            <text:p>700C <text:s/>Sun M17</text:p>
          </table:table-cell>
          <table:table-cell office:value-type="float" office:value="612">
            <text:p>6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00C</text:p>
          </table:table-cell>
          <table:table-cell office:value-type="string">
            <text:p>Sun M20</text:p>
          </table:table-cell>
          <table:table-cell table:formula="oooc:=[.A507] &amp; &quot;  &quot; &amp; [.B507]" office:value-type="string" office:string-value="700C  Sun M20">
            <text:p>700C <text:s/>Sun M20</text:p>
          </table:table-cell>
          <table:table-cell office:value-type="float" office:value="611">
            <text:p>61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00C</text:p>
          </table:table-cell>
          <table:table-cell office:value-type="string">
            <text:p>Sun M20B </text:p>
          </table:table-cell>
          <table:table-cell table:formula="oooc:=[.A508] &amp; &quot;  &quot; &amp; [.B508]" office:value-type="string" office:string-value="700C  Sun M20B ">
            <text:p>700C <text:s/>Sun M20B </text:p>
          </table:table-cell>
          <table:table-cell office:value-type="float" office:value="612">
            <text:p>6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00C</text:p>
          </table:table-cell>
          <table:table-cell office:value-type="string">
            <text:p>Sun M25</text:p>
          </table:table-cell>
          <table:table-cell table:formula="oooc:=[.A509] &amp; &quot;  &quot; &amp; [.B509]" office:value-type="string" office:string-value="700C  Sun M25">
            <text:p>700C <text:s/>Sun M25</text:p>
          </table:table-cell>
          <table:table-cell office:value-type="float" office:value="612">
            <text:p>6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00C</text:p>
          </table:table-cell>
          <table:table-cell office:value-type="string">
            <text:p>Sun M25 </text:p>
          </table:table-cell>
          <table:table-cell table:formula="oooc:=[.A510] &amp; &quot;  &quot; &amp; [.B510]" office:value-type="string" office:string-value="700C  Sun M25 ">
            <text:p>700C <text:s/>Sun M25 </text:p>
          </table:table-cell>
          <table:table-cell office:value-type="float" office:value="612">
            <text:p>6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00C</text:p>
          </table:table-cell>
          <table:table-cell office:value-type="string">
            <text:p>Sun ME14A</text:p>
          </table:table-cell>
          <table:table-cell table:formula="oooc:=[.A511] &amp; &quot;  &quot; &amp; [.B511]" office:value-type="string" office:string-value="700C  Sun ME14A">
            <text:p>700C <text:s/>Sun ME14A</text:p>
          </table:table-cell>
          <table:table-cell office:value-type="float" office:value="601">
            <text:p>6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00C</text:p>
          </table:table-cell>
          <table:table-cell office:value-type="string">
            <text:p>Sun Rhyno </text:p>
          </table:table-cell>
          <table:table-cell table:formula="oooc:=[.A512] &amp; &quot;  &quot; &amp; [.B512]" office:value-type="string" office:string-value="700C  Sun Rhyno ">
            <text:p>700C <text:s/>Sun Rhyno </text:p>
          </table:table-cell>
          <table:table-cell office:value-type="float" office:value="603">
            <text:p>6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00C</text:p>
          </table:table-cell>
          <table:table-cell office:value-type="string">
            <text:p>Sun Rhyno Lite (newer version)</text:p>
          </table:table-cell>
          <table:table-cell table:formula="oooc:=[.A513] &amp; &quot;  &quot; &amp; [.B513]" office:value-type="string" office:string-value="700C  Sun Rhyno Lite (newer version)">
            <text:p>700C <text:s/>Sun Rhyno Lite (newer version)</text:p>
          </table:table-cell>
          <table:table-cell office:value-type="float" office:value="612">
            <text:p>6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00C</text:p>
          </table:table-cell>
          <table:table-cell office:value-type="string">
            <text:p>Sun SST20</text:p>
          </table:table-cell>
          <table:table-cell table:formula="oooc:=[.A514] &amp; &quot;  &quot; &amp; [.B514]" office:value-type="string" office:string-value="700C  Sun SST20">
            <text:p>700C <text:s/>Sun SST20</text:p>
          </table:table-cell>
          <table:table-cell office:value-type="float" office:value="603">
            <text:p>6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00C</text:p>
          </table:table-cell>
          <table:table-cell office:value-type="string">
            <text:p>Sun Venus (medium deep aero)</text:p>
          </table:table-cell>
          <table:table-cell table:formula="oooc:=[.A515] &amp; &quot;  &quot; &amp; [.B515]" office:value-type="string" office:string-value="700C  Sun Venus (medium deep aero)">
            <text:p>700C <text:s/>Sun Venus (medium deep aero)</text:p>
          </table:table-cell>
          <table:table-cell office:value-type="float" office:value="592">
            <text:p>59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00C</text:p>
          </table:table-cell>
          <table:table-cell office:value-type="string">
            <text:p>Torelli Master</text:p>
          </table:table-cell>
          <table:table-cell table:formula="oooc:=[.A516] &amp; &quot;  &quot; &amp; [.B516]" office:value-type="string" office:string-value="700C  Torelli Master">
            <text:p>700C <text:s/>Torelli Master</text:p>
          </table:table-cell>
          <table:table-cell office:value-type="float" office:value="606">
            <text:p>60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00C</text:p>
          </table:table-cell>
          <table:table-cell office:value-type="string">
            <text:p>Torelli Master, new style</text:p>
          </table:table-cell>
          <table:table-cell table:formula="oooc:=[.A517] &amp; &quot;  &quot; &amp; [.B517]" office:value-type="string" office:string-value="700C  Torelli Master, new style">
            <text:p>700C <text:s/>Torelli Master, new style</text:p>
          </table:table-cell>
          <table:table-cell office:value-type="float" office:value="611">
            <text:p>61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00C</text:p>
          </table:table-cell>
          <table:table-cell office:value-type="string">
            <text:p>Velocity Aero (20mm wide x 21mm deep)</text:p>
          </table:table-cell>
          <table:table-cell table:formula="oooc:=[.A518] &amp; &quot;  &quot; &amp; [.B518]" office:value-type="string" office:string-value="700C  Velocity Aero (20mm wide x 21mm deep)">
            <text:p>700C <text:s/>Velocity Aero (20mm wide x 21mm deep)</text:p>
          </table:table-cell>
          <table:table-cell office:value-type="float" office:value="596">
            <text:p>5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00C</text:p>
          </table:table-cell>
          <table:table-cell office:value-type="string">
            <text:p>Velocity Aerohead (20mm wide x 19mm deep, 2001)</text:p>
          </table:table-cell>
          <table:table-cell table:formula="oooc:=[.A519] &amp; &quot;  &quot; &amp; [.B519]" office:value-type="string" office:string-value="700C  Velocity Aerohead (20mm wide x 19mm deep, 2001)">
            <text:p>700C <text:s/>Velocity Aerohead (20mm wide x 19mm deep, 2001)</text:p>
          </table:table-cell>
          <table:table-cell office:value-type="float" office:value="602">
            <text:p>6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00C</text:p>
          </table:table-cell>
          <table:table-cell office:value-type="string">
            <text:p>Velocity Aerohead (20mm wide x 21mm deep, 2000 and earlier)</text:p>
          </table:table-cell>
          <table:table-cell table:formula="oooc:=[.A520] &amp; &quot;  &quot; &amp; [.B520]" office:value-type="string" office:string-value="700C  Velocity Aerohead (20mm wide x 21mm deep, 2000 and earlier)">
            <text:p>700C <text:s/>Velocity Aerohead (20mm wide x 21mm deep, 2000 and earlier)</text:p>
          </table:table-cell>
          <table:table-cell office:value-type="float" office:value="598">
            <text:p>59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00C</text:p>
          </table:table-cell>
          <table:table-cell office:value-type="string">
            <text:p>Velocity Aerohead OC (Off Center)</text:p>
          </table:table-cell>
          <table:table-cell table:formula="oooc:=[.A521] &amp; &quot;  &quot; &amp; [.B521]" office:value-type="string" office:string-value="700C  Velocity Aerohead OC (Off Center)">
            <text:p>700C <text:s/>Velocity Aerohead OC (Off Center)</text:p>
          </table:table-cell>
          <table:table-cell office:value-type="float" office:value="598">
            <text:p>598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700C</text:p>
          </table:table-cell>
          <table:table-cell office:value-type="string">
            <text:p>Velocity Deep V (19mm wide x 30mm deep)</text:p>
          </table:table-cell>
          <table:table-cell table:formula="oooc:=[.A522] &amp; &quot;  &quot; &amp; [.B522]" office:value-type="string" office:string-value="700C  Velocity Deep V (19mm wide x 30mm deep)">
            <text:p>700C <text:s/>Velocity Deep V (19mm wide x 30mm deep)</text:p>
          </table:table-cell>
          <table:table-cell office:value-type="float" office:value="582">
            <text:p>58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00C</text:p>
          </table:table-cell>
          <table:table-cell office:value-type="string">
            <text:p>Velocity Dyad (24mm wide x 22mm deep)</text:p>
          </table:table-cell>
          <table:table-cell table:formula="oooc:=[.A523] &amp; &quot;  &quot; &amp; [.B523]" office:value-type="string" office:string-value="700C  Velocity Dyad (24mm wide x 22mm deep)">
            <text:p>700C <text:s/>Velocity Dyad (24mm wide x 22mm deep)</text:p>
          </table:table-cell>
          <table:table-cell office:value-type="float" office:value="596">
            <text:p>5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00C</text:p>
          </table:table-cell>
          <table:table-cell office:value-type="string">
            <text:p>Velocity Fusion (19mm wide x 25mm deep) Measured 596.4.</text:p>
          </table:table-cell>
          <table:table-cell table:formula="oooc:=[.A524] &amp; &quot;  &quot; &amp; [.B524]" office:value-type="string" office:string-value="700C  Velocity Fusion (19mm wide x 25mm deep) Measured 596.4.">
            <text:p>700C <text:s/>Velocity Fusion (19mm wide x 25mm deep) Measured 596.4.</text:p>
          </table:table-cell>
          <table:table-cell office:value-type="float" office:value="591">
            <text:p>59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00C</text:p>
          </table:table-cell>
          <table:table-cell office:value-type="string">
            <text:p>Velocity Glider (26mm wide x 14mm deep)</text:p>
          </table:table-cell>
          <table:table-cell table:formula="oooc:=[.A525] &amp; &quot;  &quot; &amp; [.B525]" office:value-type="string" office:string-value="700C  Velocity Glider (26mm wide x 14mm deep)">
            <text:p>700C <text:s/>Velocity Glider (26mm wide x 14mm deep)</text:p>
          </table:table-cell>
          <table:table-cell office:value-type="float" office:value="612">
            <text:p>6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00C</text:p>
          </table:table-cell>
          <table:table-cell office:value-type="string">
            <text:p>Velocity Razor (20mm wide x 16mm deep)</text:p>
          </table:table-cell>
          <table:table-cell table:formula="oooc:=[.A526] &amp; &quot;  &quot; &amp; [.B526]" office:value-type="string" office:string-value="700C  Velocity Razor (20mm wide x 16mm deep)">
            <text:p>700C <text:s/>Velocity Razor (20mm wide x 16mm deep)</text:p>
          </table:table-cell>
          <table:table-cell office:value-type="float" office:value="607">
            <text:p>60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00C</text:p>
          </table:table-cell>
          <table:table-cell office:value-type="string">
            <text:p>Velocity Twin Hollow (22mm wide x 14mm deep)</text:p>
          </table:table-cell>
          <table:table-cell table:formula="oooc:=[.A527] &amp; &quot;  &quot; &amp; [.B527]" office:value-type="string" office:string-value="700C  Velocity Twin Hollow (22mm wide x 14mm deep)">
            <text:p>700C <text:s/>Velocity Twin Hollow (22mm wide x 14mm deep)</text:p>
          </table:table-cell>
          <table:table-cell office:value-type="float" office:value="611">
            <text:p>61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00C</text:p>
          </table:table-cell>
          <table:table-cell office:value-type="string">
            <text:p>Veulta Airline 3 </text:p>
          </table:table-cell>
          <table:table-cell table:formula="oooc:=[.A528] &amp; &quot;  &quot; &amp; [.B528]" office:value-type="string" office:string-value="700C  Veulta Airline 3 ">
            <text:p>700C <text:s/>Veulta Airline 3 </text:p>
          </table:table-cell>
          <table:table-cell office:value-type="float" office:value="585">
            <text:p>58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00C</text:p>
          </table:table-cell>
          <table:table-cell office:value-type="string">
            <text:p>Vuelta Airline 2 622x13</text:p>
          </table:table-cell>
          <table:table-cell table:formula="oooc:=[.A529] &amp; &quot;  &quot; &amp; [.B529]" office:value-type="string" office:string-value="700C  Vuelta Airline 2 622x13">
            <text:p>700C <text:s/>Vuelta Airline 2 622x13</text:p>
          </table:table-cell>
          <table:table-cell office:value-type="float" office:value="595.9">
            <text:p>595.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00C</text:p>
          </table:table-cell>
          <table:table-cell office:value-type="string">
            <text:p>Vuelta Stylus 622x13</text:p>
          </table:table-cell>
          <table:table-cell table:formula="oooc:=[.A530] &amp; &quot;  &quot; &amp; [.B530]" office:value-type="string" office:string-value="700C  Vuelta Stylus 622x13">
            <text:p>700C <text:s/>Vuelta Stylus 622x13</text:p>
          </table:table-cell>
          <table:table-cell office:value-type="float" office:value="599.3">
            <text:p>599.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00C</text:p>
          </table:table-cell>
          <table:table-cell office:value-type="string">
            <text:p>Vuelta Vision</text:p>
          </table:table-cell>
          <table:table-cell table:formula="oooc:=[.A531] &amp; &quot;  &quot; &amp; [.B531]" office:value-type="string" office:string-value="700C  Vuelta Vision">
            <text:p>700C <text:s/>Vuelta Vision</text:p>
          </table:table-cell>
          <table:table-cell office:value-type="float" office:value="607">
            <text:p>60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00C</text:p>
          </table:table-cell>
          <table:table-cell office:value-type="string">
            <text:p>Weinmann A129 </text:p>
          </table:table-cell>
          <table:table-cell table:formula="oooc:=[.A532] &amp; &quot;  &quot; &amp; [.B532]" office:value-type="string" office:string-value="700C  Weinmann A129 ">
            <text:p>700C <text:s/>Weinmann A129 </text:p>
          </table:table-cell>
          <table:table-cell office:value-type="float" office:value="619">
            <text:p>61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00C</text:p>
          </table:table-cell>
          <table:table-cell office:value-type="string">
            <text:p>Wheelsmith Rimfire </text:p>
          </table:table-cell>
          <table:table-cell table:formula="oooc:=[.A533] &amp; &quot;  &quot; &amp; [.B533]" office:value-type="string" office:string-value="700C  Wheelsmith Rimfire ">
            <text:p>700C <text:s/>Wheelsmith Rimfire </text:p>
          </table:table-cell>
          <table:table-cell office:value-type="float" office:value="609">
            <text:p>6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00C</text:p>
          </table:table-cell>
          <table:table-cell office:value-type="string">
            <text:p>Wolber TX Profil aero</text:p>
          </table:table-cell>
          <table:table-cell table:formula="oooc:=[.A534] &amp; &quot;  &quot; &amp; [.B534]" office:value-type="string" office:string-value="700C  Wolber TX Profil aero">
            <text:p>700C <text:s/>Wolber TX Profil aero</text:p>
          </table:table-cell>
          <table:table-cell office:value-type="float" office:value="602">
            <text:p>6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00C</text:p>
          </table:table-cell>
          <table:table-cell office:value-type="string">
            <text:p>Wolber/Super Champion Gentleman 81</text:p>
          </table:table-cell>
          <table:table-cell table:formula="oooc:=[.A535] &amp; &quot;  &quot; &amp; [.B535]" office:value-type="string" office:string-value="700C  Wolber/Super Champion Gentleman 81">
            <text:p>700C <text:s/>Wolber/Super Champion Gentleman 81</text:p>
          </table:table-cell>
          <table:table-cell office:value-type="float" office:value="613">
            <text:p>61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00C</text:p>
          </table:table-cell>
          <table:table-cell office:value-type="string">
            <text:p>Wolber/Super Champion Gentleman GTA2</text:p>
          </table:table-cell>
          <table:table-cell table:formula="oooc:=[.A536] &amp; &quot;  &quot; &amp; [.B536]" office:value-type="string" office:string-value="700C  Wolber/Super Champion Gentleman GTA2">
            <text:p>700C <text:s/>Wolber/Super Champion Gentleman GTA2</text:p>
          </table:table-cell>
          <table:table-cell office:value-type="float" office:value="614">
            <text:p>61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00C</text:p>
          </table:table-cell>
          <table:table-cell office:value-type="string">
            <text:p>Wolber/Super Champion Gentleman GTX</text:p>
          </table:table-cell>
          <table:table-cell table:formula="oooc:=[.A537] &amp; &quot;  &quot; &amp; [.B537]" office:value-type="string" office:string-value="700C  Wolber/Super Champion Gentleman GTX">
            <text:p>700C <text:s/>Wolber/Super Champion Gentleman GTX</text:p>
          </table:table-cell>
          <table:table-cell office:value-type="float" office:value="614">
            <text:p>61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00C</text:p>
          </table:table-cell>
          <table:table-cell office:value-type="string">
            <text:p>Wolber/Super Champion Module 58</text:p>
          </table:table-cell>
          <table:table-cell table:formula="oooc:=[.A538] &amp; &quot;  &quot; &amp; [.B538]" office:value-type="string" office:string-value="700C  Wolber/Super Champion Module 58">
            <text:p>700C <text:s/>Wolber/Super Champion Module 58</text:p>
          </table:table-cell>
          <table:table-cell office:value-type="float" office:value="615">
            <text:p>61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00C</text:p>
          </table:table-cell>
          <table:table-cell office:value-type="string">
            <text:p>Wolber/Super Champion Module 59</text:p>
          </table:table-cell>
          <table:table-cell table:formula="oooc:=[.A539] &amp; &quot;  &quot; &amp; [.B539]" office:value-type="string" office:string-value="700C  Wolber/Super Champion Module 59">
            <text:p>700C <text:s/>Wolber/Super Champion Module 59</text:p>
          </table:table-cell>
          <table:table-cell office:value-type="float" office:value="615">
            <text:p>61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00C</text:p>
          </table:table-cell>
          <table:table-cell office:value-type="string">
            <text:p>Wolber/Super Champion T430 Alpine</text:p>
          </table:table-cell>
          <table:table-cell table:formula="oooc:=[.A540] &amp; &quot;  &quot; &amp; [.B540]" office:value-type="string" office:string-value="700C  Wolber/Super Champion T430 Alpine">
            <text:p>700C <text:s/>Wolber/Super Champion T430 Alpine</text:p>
          </table:table-cell>
          <table:table-cell office:value-type="float" office:value="614">
            <text:p>61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00C</text:p>
          </table:table-cell>
          <table:table-cell office:value-type="string">
            <text:p>WTB SpeedMaster 21x11.3 700c (32h, 21mm wide) </text:p>
          </table:table-cell>
          <table:table-cell table:formula="oooc:=[.A541] &amp; &quot;  &quot; &amp; [.B541]" office:value-type="string" office:string-value="700C  WTB SpeedMaster 21x11.3 700c (32h, 21mm wide) ">
            <text:p>700C <text:s/>WTB SpeedMaster 21x11.3 700c (32h, 21mm wide) </text:p>
          </table:table-cell>
          <table:table-cell office:value-type="float" office:value="606">
            <text:p>60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00C</text:p>
          </table:table-cell>
          <table:table-cell office:value-type="string">
            <text:p>Zipp 110 17mm deep box section aluminum clincher</text:p>
          </table:table-cell>
          <table:table-cell table:formula="oooc:=[.A542] &amp; &quot;  &quot; &amp; [.B542]" office:value-type="string" office:string-value="700C  Zipp 110 17mm deep box section aluminum clincher">
            <text:p>700C <text:s/>Zipp 110 17mm deep box section aluminum clincher</text:p>
          </table:table-cell>
          <table:table-cell office:value-type="float" office:value="605">
            <text:p>60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00C</text:p>
          </table:table-cell>
          <table:table-cell office:value-type="string">
            <text:p>Zipp 310 30mm deep aluminum clincher </text:p>
          </table:table-cell>
          <table:table-cell table:formula="oooc:=[.A543] &amp; &quot;  &quot; &amp; [.B543]" office:value-type="string" office:string-value="700C  Zipp 310 30mm deep aluminum clincher ">
            <text:p>700C <text:s/>Zipp 310 30mm deep aluminum clincher </text:p>
          </table:table-cell>
          <table:table-cell office:value-type="float" office:value="584">
            <text:p>58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00C</text:p>
          </table:table-cell>
          <table:table-cell office:value-type="string">
            <text:p>Zipp 415 40mm deep carbon/aluminum clincher</text:p>
          </table:table-cell>
          <table:table-cell table:formula="oooc:=[.A544] &amp; &quot;  &quot; &amp; [.B544]" office:value-type="string" office:string-value="700C  Zipp 415 40mm deep carbon/aluminum clincher">
            <text:p>700C <text:s/>Zipp 415 40mm deep carbon/aluminum clincher</text:p>
          </table:table-cell>
          <table:table-cell office:value-type="float" office:value="567">
            <text:p>56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00C</text:p>
          </table:table-cell>
          <table:table-cell office:value-type="string">
            <text:p>Zipp 520 82mm deep carbon/aluminum clincher</text:p>
          </table:table-cell>
          <table:table-cell table:formula="oooc:=[.A545] &amp; &quot;  &quot; &amp; [.B545]" office:value-type="string" office:string-value="700C  Zipp 520 82mm deep carbon/aluminum clincher">
            <text:p>700C <text:s/>Zipp 520 82mm deep carbon/aluminum clincher</text:p>
          </table:table-cell>
          <table:table-cell office:value-type="float" office:value="477">
            <text:p>47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00C</text:p>
          </table:table-cell>
          <table:table-cell office:value-type="string">
            <text:p>Zipp 505 58mm deep carbon/aluminum clincher</text:p>
          </table:table-cell>
          <table:table-cell table:formula="oooc:=[.A546] &amp; &quot;  &quot; &amp; [.B546]" office:value-type="string" office:string-value="700C  Zipp 505 58mm deep carbon/aluminum clincher">
            <text:p>700C <text:s/>Zipp 505 58mm deep carbon/aluminum clincher</text:p>
          </table:table-cell>
          <table:table-cell office:value-type="float" office:value="529">
            <text:p>52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00C</text:p>
          </table:table-cell>
          <table:table-cell office:value-type="string">
            <text:p>Zipp 530 58mm deep carbon/aluminum clincher</text:p>
          </table:table-cell>
          <table:table-cell table:formula="oooc:=[.A547] &amp; &quot;  &quot; &amp; [.B547]" office:value-type="string" office:string-value="700C  Zipp 530 58mm deep carbon/aluminum clincher">
            <text:p>700C <text:s/>Zipp 530 58mm deep carbon/aluminum clincher</text:p>
          </table:table-cell>
          <table:table-cell office:value-type="float" office:value="528">
            <text:p>52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650A</text:p>
          </table:table-cell>
          <table:table-cell office:value-type="string">
            <text:p>Rigida AS 23 X (ERD is Rigida's Nipple Seat Dia + 3mm for nipples)</text:p>
          </table:table-cell>
          <table:table-cell table:formula="oooc:=[.A548] &amp; &quot;  &quot; &amp; [.B548]" office:value-type="string" office:string-value="650A  Rigida AS 23 X (ERD is Rigida's Nipple Seat Dia + 3mm for nipples)">
            <text:p>650A <text:s/>Rigida AS 23 X (ERD is Rigida's Nipple Seat Dia + 3mm for nipples)</text:p>
          </table:table-cell>
          <table:table-cell table:formula="oooc:=578+3" office:value-type="float" office:value="581">
            <text:p>58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650A</text:p>
          </table:table-cell>
          <table:table-cell office:value-type="string">
            <text:p>Rigida AS 26 F (ERD is Rigida's Nipple Seat Dia + 3mm for nipples)</text:p>
          </table:table-cell>
          <table:table-cell table:formula="oooc:=[.A549] &amp; &quot;  &quot; &amp; [.B549]" office:value-type="string" office:string-value="650A  Rigida AS 26 F (ERD is Rigida's Nipple Seat Dia + 3mm for nipples)">
            <text:p>650A <text:s/>Rigida AS 26 F (ERD is Rigida's Nipple Seat Dia + 3mm for nipples)</text:p>
          </table:table-cell>
          <table:table-cell table:formula="oooc:=494+3" office:value-type="float" office:value="497">
            <text:p>49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6x1 3/8</text:p>
          </table:table-cell>
          <table:table-cell office:value-type="string">
            <text:p>Rigida steel 26x1 3/8</text:p>
          </table:table-cell>
          <table:table-cell table:formula="oooc:=[.A550] &amp; &quot;  &quot; &amp; [.B550]" office:value-type="string" office:string-value="26x1 3/8  Rigida steel 26x1 3/8">
            <text:p>26x1 3/8 <text:s/>Rigida steel 26x1 3/8</text:p>
          </table:table-cell>
          <table:table-cell office:value-type="float" office:value="582">
            <text:p>58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6x1 3/8</text:p>
          </table:table-cell>
          <table:table-cell office:value-type="string">
            <text:p>Sun CR20 </text:p>
          </table:table-cell>
          <table:table-cell table:formula="oooc:=[.A551] &amp; &quot;  &quot; &amp; [.B551]" office:value-type="string" office:string-value="26x1 3/8  Sun CR20 ">
            <text:p>26x1 3/8 <text:s/>Sun CR20 </text:p>
          </table:table-cell>
          <table:table-cell office:value-type="float" office:value="576">
            <text:p>5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6x1 3/8</text:p>
          </table:table-cell>
          <table:table-cell office:value-type="string">
            <text:p>Sun L20</text:p>
          </table:table-cell>
          <table:table-cell table:formula="oooc:=[.A552] &amp; &quot;  &quot; &amp; [.B552]" office:value-type="string" office:string-value="26x1 3/8  Sun L20">
            <text:p>26x1 3/8 <text:s/>Sun L20</text:p>
          </table:table-cell>
          <table:table-cell office:value-type="float" office:value="578">
            <text:p>57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6x1 3/8</text:p>
          </table:table-cell>
          <table:table-cell office:value-type="string">
            <text:p>Sun M14A</text:p>
          </table:table-cell>
          <table:table-cell table:formula="oooc:=[.A553] &amp; &quot;  &quot; &amp; [.B553]" office:value-type="string" office:string-value="26x1 3/8  Sun M14A">
            <text:p>26x1 3/8 <text:s/>Sun M14A</text:p>
          </table:table-cell>
          <table:table-cell office:value-type="float" office:value="570">
            <text:p>57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6x1 3/8</text:p>
          </table:table-cell>
          <table:table-cell office:value-type="string">
            <text:p>Weinmann 2120 26x1 3/8</text:p>
          </table:table-cell>
          <table:table-cell table:formula="oooc:=[.A554] &amp; &quot;  &quot; &amp; [.B554]" office:value-type="string" office:string-value="26x1 3/8  Weinmann 2120 26x1 3/8">
            <text:p>26x1 3/8 <text:s/>Weinmann 2120 26x1 3/8</text:p>
          </table:table-cell>
          <table:table-cell office:value-type="float" office:value="579">
            <text:p>57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650B</text:p>
          </table:table-cell>
          <table:table-cell office:value-type="string">
            <text:p>Mavic Module 3, Module 4 ArgentD</text:p>
          </table:table-cell>
          <table:table-cell table:formula="oooc:=[.A555] &amp; &quot;  &quot; &amp; [.B555]" office:value-type="string" office:string-value="650B  Mavic Module 3, Module 4 ArgentD">
            <text:p>650B <text:s/>Mavic Module 3, Module 4 ArgentD</text:p>
          </table:table-cell>
          <table:table-cell office:value-type="float" office:value="572">
            <text:p>57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650B</text:p>
          </table:table-cell>
          <table:table-cell office:value-type="string">
            <text:p>Rigida AS 26 F (ERD is Rigida's Nipple Seat Dia + 3mm for nipples)</text:p>
          </table:table-cell>
          <table:table-cell table:formula="oooc:=[.A556] &amp; &quot;  &quot; &amp; [.B556]" office:value-type="string" office:string-value="650B  Rigida AS 26 F (ERD is Rigida's Nipple Seat Dia + 3mm for nipples)">
            <text:p>650B <text:s/>Rigida AS 26 F (ERD is Rigida's Nipple Seat Dia + 3mm for nipples)</text:p>
          </table:table-cell>
          <table:table-cell table:formula="oooc:=570.5+3" office:value-type="float" office:value="573.5">
            <text:p>573.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650B</text:p>
          </table:table-cell>
          <table:table-cell office:value-type="string">
            <text:p>Wolber M58 </text:p>
          </table:table-cell>
          <table:table-cell table:formula="oooc:=[.A557] &amp; &quot;  &quot; &amp; [.B557]" office:value-type="string" office:string-value="650B  Wolber M58 ">
            <text:p>650B <text:s/>Wolber M58 </text:p>
          </table:table-cell>
          <table:table-cell office:value-type="float" office:value="574">
            <text:p>57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650C</text:p>
          </table:table-cell>
          <table:table-cell office:value-type="string">
            <text:p>Ambrosio Balance 20w x 22h</text:p>
          </table:table-cell>
          <table:table-cell table:formula="oooc:=[.A558] &amp; &quot;  &quot; &amp; [.B558]" office:value-type="string" office:string-value="650C  Ambrosio Balance 20w x 22h">
            <text:p>650C <text:s/>Ambrosio Balance 20w x 22h</text:p>
          </table:table-cell>
          <table:table-cell office:value-type="float" office:value="543">
            <text:p>54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650C</text:p>
          </table:table-cell>
          <table:table-cell office:value-type="string">
            <text:p>American Classic carbon fiber V rim</text:p>
          </table:table-cell>
          <table:table-cell table:formula="oooc:=[.A559] &amp; &quot;  &quot; &amp; [.B559]" office:value-type="string" office:string-value="650C  American Classic carbon fiber V rim">
            <text:p>650C <text:s/>American Classic carbon fiber V rim</text:p>
          </table:table-cell>
          <table:table-cell office:value-type="float" office:value="482">
            <text:p>48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650C</text:p>
          </table:table-cell>
          <table:table-cell office:value-type="string">
            <text:p>Araya ADX-510</text:p>
          </table:table-cell>
          <table:table-cell table:formula="oooc:=[.A560] &amp; &quot;  &quot; &amp; [.B560]" office:value-type="string" office:string-value="650C  Araya ADX-510">
            <text:p>650C <text:s/>Araya ADX-510</text:p>
          </table:table-cell>
          <table:table-cell table:formula="oooc:=600.3+571-622" office:value-type="float" office:value="549.3">
            <text:p>549.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650C</text:p>
          </table:table-cell>
          <table:table-cell office:value-type="string">
            <text:p>Araya RC-540</text:p>
          </table:table-cell>
          <table:table-cell table:formula="oooc:=[.A561] &amp; &quot;  &quot; &amp; [.B561]" office:value-type="string" office:string-value="650C  Araya RC-540">
            <text:p>650C <text:s/>Araya RC-540</text:p>
          </table:table-cell>
          <table:table-cell office:value-type="float" office:value="547.2">
            <text:p>547.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650C</text:p>
          </table:table-cell>
          <table:table-cell office:value-type="string">
            <text:p>Araya SA-530C Super Aero clincher (30mm deep)</text:p>
          </table:table-cell>
          <table:table-cell table:formula="oooc:=[.A562] &amp; &quot;  &quot; &amp; [.B562]" office:value-type="string" office:string-value="650C  Araya SA-530C Super Aero clincher (30mm deep)">
            <text:p>650C <text:s/>Araya SA-530C Super Aero clincher (30mm deep)</text:p>
          </table:table-cell>
          <table:table-cell office:value-type="float" office:value="529">
            <text:p>52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650C</text:p>
          </table:table-cell>
          <table:table-cell office:value-type="string">
            <text:p>Bontrager carbon aero, back-calculated from 221441 using 255, 257 spokes.</text:p>
          </table:table-cell>
          <table:table-cell table:formula="oooc:=[.A563] &amp; &quot;  &quot; &amp; [.B563]" office:value-type="string" office:string-value="650C  Bontrager carbon aero, back-calculated from 221441 using 255, 257 spokes.">
            <text:p>650C <text:s/>Bontrager carbon aero, back-calculated from 221441 using 255, 257 spokes.</text:p>
          </table:table-cell>
          <table:table-cell office:value-type="float" office:value="534">
            <text:p>53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650C</text:p>
          </table:table-cell>
          <table:table-cell office:value-type="string">
            <text:p>Bontrager PN 220430 Race Lite road</text:p>
          </table:table-cell>
          <table:table-cell table:formula="oooc:=[.A564] &amp; &quot;  &quot; &amp; [.B564]" office:value-type="string" office:string-value="650C  Bontrager PN 220430 Race Lite road">
            <text:p>650C <text:s/>Bontrager PN 220430 Race Lite road</text:p>
          </table:table-cell>
          <table:table-cell table:formula="oooc:=543+3" office:value-type="float" office:value="546">
            <text:p>5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650C</text:p>
          </table:table-cell>
          <table:table-cell office:value-type="string">
            <text:p>Bontrager PN 231265 Race Lite OSB road</text:p>
          </table:table-cell>
          <table:table-cell table:formula="oooc:=[.A565] &amp; &quot;  &quot; &amp; [.B565]" office:value-type="string" office:string-value="650C  Bontrager PN 231265 Race Lite OSB road">
            <text:p>650C <text:s/>Bontrager PN 231265 Race Lite OSB road</text:p>
          </table:table-cell>
          <table:table-cell table:formula="oooc:=544+3" office:value-type="float" office:value="547">
            <text:p>54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650C</text:p>
          </table:table-cell>
          <table:table-cell office:value-type="string">
            <text:p>Bontrager PN 243756 RXL Aero Clincher</text:p>
          </table:table-cell>
          <table:table-cell table:formula="oooc:=[.A566] &amp; &quot;  &quot; &amp; [.B566]" office:value-type="string" office:string-value="650C  Bontrager PN 243756 RXL Aero Clincher">
            <text:p>650C <text:s/>Bontrager PN 243756 RXL Aero Clincher</text:p>
          </table:table-cell>
          <table:table-cell table:formula="oooc:=525+2*(9+2)" office:value-type="float" office:value="547">
            <text:p>54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650C</text:p>
          </table:table-cell>
          <table:table-cell office:value-type="string">
            <text:p>Campagnolo Montreal '76 </text:p>
          </table:table-cell>
          <table:table-cell table:formula="oooc:=[.A567] &amp; &quot;  &quot; &amp; [.B567]" office:value-type="string" office:string-value="650C  Campagnolo Montreal '76 ">
            <text:p>650C <text:s/>Campagnolo Montreal '76 </text:p>
          </table:table-cell>
          <table:table-cell office:value-type="float" office:value="555">
            <text:p>55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650C</text:p>
          </table:table-cell>
          <table:table-cell office:value-type="string">
            <text:p>Campagnolo Omega 19 </text:p>
          </table:table-cell>
          <table:table-cell table:formula="oooc:=[.A568] &amp; &quot;  &quot; &amp; [.B568]" office:value-type="string" office:string-value="650C  Campagnolo Omega 19 ">
            <text:p>650C <text:s/>Campagnolo Omega 19 </text:p>
          </table:table-cell>
          <table:table-cell office:value-type="float" office:value="556">
            <text:p>5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650C</text:p>
          </table:table-cell>
          <table:table-cell office:value-type="string">
            <text:p>FiR Antara 2000</text:p>
          </table:table-cell>
          <table:table-cell table:formula="oooc:=[.A569] &amp; &quot;  &quot; &amp; [.B569]" office:value-type="string" office:string-value="650C  FiR Antara 2000">
            <text:p>650C <text:s/>FiR Antara 2000</text:p>
          </table:table-cell>
          <table:table-cell office:value-type="float" office:value="511">
            <text:p>51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650C</text:p>
          </table:table-cell>
          <table:table-cell office:value-type="string">
            <text:p>FiR SRG30 (30mm deep aero rim, 440gms)</text:p>
          </table:table-cell>
          <table:table-cell table:formula="oooc:=[.A570] &amp; &quot;  &quot; &amp; [.B570]" office:value-type="string" office:string-value="650C  FiR SRG30 (30mm deep aero rim, 440gms)">
            <text:p>650C <text:s/>FiR SRG30 (30mm deep aero rim, 440gms)</text:p>
          </table:table-cell>
          <table:table-cell office:value-type="float" office:value="525">
            <text:p>5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650C</text:p>
          </table:table-cell>
          <table:table-cell office:value-type="string">
            <text:p>Mavic CXP12 (ERD is Mavic's Nipple Seat Dia + 3mm for nipples)</text:p>
          </table:table-cell>
          <table:table-cell table:formula="oooc:=[.A571] &amp; &quot;  &quot; &amp; [.B571]" office:value-type="string" office:string-value="650C  Mavic CXP12 (ERD is Mavic's Nipple Seat Dia + 3mm for nipples)">
            <text:p>650C <text:s/>Mavic CXP12 (ERD is Mavic's Nipple Seat Dia + 3mm for nipples)</text:p>
          </table:table-cell>
          <table:table-cell table:formula="oooc:=546+3" office:value-type="float" office:value="549">
            <text:p>54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650C</text:p>
          </table:table-cell>
          <table:table-cell office:value-type="string">
            <text:p>Mavic CXP14 (ERD is Mavic's Nipple Seat Dia + 3mm for nipples)</text:p>
          </table:table-cell>
          <table:table-cell table:formula="oooc:=[.A572] &amp; &quot;  &quot; &amp; [.B572]" office:value-type="string" office:string-value="650C  Mavic CXP14 (ERD is Mavic's Nipple Seat Dia + 3mm for nipples)">
            <text:p>650C <text:s/>Mavic CXP14 (ERD is Mavic's Nipple Seat Dia + 3mm for nipples)</text:p>
          </table:table-cell>
          <table:table-cell office:value-type="float" office:value="539.5">
            <text:p>539.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650C</text:p>
          </table:table-cell>
          <table:table-cell office:value-type="string">
            <text:p>Mavic CXP14 (ERD is Mavic's Nipple Seat Dia + 3mm for nipples) MEASURE TO BE SURE!!</text:p>
          </table:table-cell>
          <table:table-cell table:formula="oooc:=[.A573] &amp; &quot;  &quot; &amp; [.B573]" office:value-type="string" office:string-value="650C  Mavic CXP14 (ERD is Mavic's Nipple Seat Dia + 3mm for nipples) MEASURE TO BE SURE!!">
            <text:p>650C <text:s/>Mavic CXP14 (ERD is Mavic's Nipple Seat Dia + 3mm for nipples) MEASURE TO BE SURE!!</text:p>
          </table:table-cell>
          <table:table-cell table:formula="oooc:=537+3" office:value-type="float" office:value="540">
            <text:p>5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650C</text:p>
          </table:table-cell>
          <table:table-cell office:value-type="string">
            <text:p>Mavic CXP14 (ERD is Mavic's Nipple Seat Dia + 3mm for nipples) MEASURE TO BE SURE!!</text:p>
          </table:table-cell>
          <table:table-cell table:formula="oooc:=[.A574] &amp; &quot;  &quot; &amp; [.B574]" office:value-type="string" office:string-value="650C  Mavic CXP14 (ERD is Mavic's Nipple Seat Dia + 3mm for nipples) MEASURE TO BE SURE!!">
            <text:p>650C <text:s/>Mavic CXP14 (ERD is Mavic's Nipple Seat Dia + 3mm for nipples) MEASURE TO BE SURE!!</text:p>
          </table:table-cell>
          <table:table-cell table:formula="oooc:=533+3" office:value-type="float" office:value="536">
            <text:p>53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650C</text:p>
          </table:table-cell>
          <table:table-cell office:value-type="string">
            <text:p>Mavic CXP33 (ERD is Mavic's Nipple Seat Dia + 3mm for nipples) </text:p>
          </table:table-cell>
          <table:table-cell table:formula="oooc:=[.A575] &amp; &quot;  &quot; &amp; [.B575]" office:value-type="string" office:string-value="650C  Mavic CXP33 (ERD is Mavic's Nipple Seat Dia + 3mm for nipples) ">
            <text:p>650C <text:s/>Mavic CXP33 (ERD is Mavic's Nipple Seat Dia + 3mm for nipples) </text:p>
          </table:table-cell>
          <table:table-cell table:formula="oooc:=547+3" office:value-type="float" office:value="550">
            <text:p>55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650C</text:p>
          </table:table-cell>
          <table:table-cell office:value-type="string">
            <text:p>Mavic MA40 </text:p>
          </table:table-cell>
          <table:table-cell table:formula="oooc:=[.A576] &amp; &quot;  &quot; &amp; [.B576]" office:value-type="string" office:string-value="650C  Mavic MA40 ">
            <text:p>650C <text:s/>Mavic MA40 </text:p>
          </table:table-cell>
          <table:table-cell office:value-type="float" office:value="559">
            <text:p>55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650C</text:p>
          </table:table-cell>
          <table:table-cell office:value-type="string">
            <text:p>Mavic Open 4CD</text:p>
          </table:table-cell>
          <table:table-cell table:formula="oooc:=[.A577] &amp; &quot;  &quot; &amp; [.B577]" office:value-type="string" office:string-value="650C  Mavic Open 4CD">
            <text:p>650C <text:s/>Mavic Open 4CD</text:p>
          </table:table-cell>
          <table:table-cell office:value-type="float" office:value="554">
            <text:p>55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650C</text:p>
          </table:table-cell>
          <table:table-cell office:value-type="string">
            <text:p>Mavic Open Pro (ERD is Mavic's Nipple Seat Dia + 3mm for nipples)</text:p>
          </table:table-cell>
          <table:table-cell table:formula="oooc:=[.A578] &amp; &quot;  &quot; &amp; [.B578]" office:value-type="string" office:string-value="650C  Mavic Open Pro (ERD is Mavic's Nipple Seat Dia + 3mm for nipples)">
            <text:p>650C <text:s/>Mavic Open Pro (ERD is Mavic's Nipple Seat Dia + 3mm for nipples)</text:p>
          </table:table-cell>
          <table:table-cell table:formula="oooc:=551+3" office:value-type="float" office:value="554">
            <text:p>55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650C</text:p>
          </table:table-cell>
          <table:table-cell office:value-type="string">
            <text:p>Rigida DP 18</text:p>
          </table:table-cell>
          <table:table-cell table:formula="oooc:=[.A579] &amp; &quot;  &quot; &amp; [.B579]" office:value-type="string" office:string-value="650C  Rigida DP 18">
            <text:p>650C <text:s/>Rigida DP 18</text:p>
          </table:table-cell>
          <table:table-cell table:formula="oooc:=527.7+3" office:value-type="float" office:value="530.7">
            <text:p>530.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650C</text:p>
          </table:table-cell>
          <table:table-cell office:value-type="string">
            <text:p>Rigida NOVA R (ERD is Rigida's Nipple Seat Dia + 3mm for nipples)</text:p>
          </table:table-cell>
          <table:table-cell table:formula="oooc:=[.A580] &amp; &quot;  &quot; &amp; [.B580]" office:value-type="string" office:string-value="650C  Rigida NOVA R (ERD is Rigida's Nipple Seat Dia + 3mm for nipples)">
            <text:p>650C <text:s/>Rigida NOVA R (ERD is Rigida's Nipple Seat Dia + 3mm for nipples)</text:p>
          </table:table-cell>
          <table:table-cell table:formula="oooc:=548.7+3" office:value-type="float" office:value="551.7">
            <text:p>551.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650C</text:p>
          </table:table-cell>
          <table:table-cell office:value-type="string">
            <text:p>Rolf Vector Pro, Araya rim, including 9mm Greer nipple + 4mm washer</text:p>
          </table:table-cell>
          <table:table-cell table:formula="oooc:=[.A581] &amp; &quot;  &quot; &amp; [.B581]" office:value-type="string" office:string-value="650C  Rolf Vector Pro, Araya rim, including 9mm Greer nipple + 4mm washer">
            <text:p>650C <text:s/>Rolf Vector Pro, Araya rim, including 9mm Greer nipple + 4mm washer</text:p>
          </table:table-cell>
          <table:table-cell office:value-type="float" office:value="551.7">
            <text:p>551.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650C</text:p>
          </table:table-cell>
          <table:table-cell office:value-type="string">
            <text:p>Rolf Vector Pro, Trek made. For Greer internal nipples, no washers</text:p>
          </table:table-cell>
          <table:table-cell table:formula="oooc:=[.A582] &amp; &quot;  &quot; &amp; [.B582]" office:value-type="string" office:string-value="650C  Rolf Vector Pro, Trek made. For Greer internal nipples, no washers">
            <text:p>650C <text:s/>Rolf Vector Pro, Trek made. For Greer internal nipples, no washers</text:p>
          </table:table-cell>
          <table:table-cell office:value-type="float" office:value="546">
            <text:p>5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650C</text:p>
          </table:table-cell>
          <table:table-cell office:value-type="string">
            <text:p>Sun Ascent</text:p>
          </table:table-cell>
          <table:table-cell table:formula="oooc:=[.A583] &amp; &quot;  &quot; &amp; [.B583]" office:value-type="string" office:string-value="650C  Sun Ascent">
            <text:p>650C <text:s/>Sun Ascent</text:p>
          </table:table-cell>
          <table:table-cell office:value-type="float" office:value="552">
            <text:p>55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650C</text:p>
          </table:table-cell>
          <table:table-cell office:value-type="string">
            <text:p>Sun M13II</text:p>
          </table:table-cell>
          <table:table-cell table:formula="oooc:=[.A584] &amp; &quot;  &quot; &amp; [.B584]" office:value-type="string" office:string-value="650C  Sun M13II">
            <text:p>650C <text:s/>Sun M13II</text:p>
          </table:table-cell>
          <table:table-cell office:value-type="float" office:value="560">
            <text:p>56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650C</text:p>
          </table:table-cell>
          <table:table-cell office:value-type="string">
            <text:p>Sun M13L </text:p>
          </table:table-cell>
          <table:table-cell table:formula="oooc:=[.A585] &amp; &quot;  &quot; &amp; [.B585]" office:value-type="string" office:string-value="650C  Sun M13L ">
            <text:p>650C <text:s/>Sun M13L </text:p>
          </table:table-cell>
          <table:table-cell office:value-type="float" office:value="561">
            <text:p>56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650C</text:p>
          </table:table-cell>
          <table:table-cell office:value-type="string">
            <text:p>Sun M14A</text:p>
          </table:table-cell>
          <table:table-cell table:formula="oooc:=[.A586] &amp; &quot;  &quot; &amp; [.B586]" office:value-type="string" office:string-value="650C  Sun M14A">
            <text:p>650C <text:s/>Sun M14A</text:p>
          </table:table-cell>
          <table:table-cell office:value-type="float" office:value="552">
            <text:p>55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650C</text:p>
          </table:table-cell>
          <table:table-cell office:value-type="string">
            <text:p>Sun ME14A</text:p>
          </table:table-cell>
          <table:table-cell table:formula="oooc:=[.A587] &amp; &quot;  &quot; &amp; [.B587]" office:value-type="string" office:string-value="650C  Sun ME14A">
            <text:p>650C <text:s/>Sun ME14A</text:p>
          </table:table-cell>
          <table:table-cell office:value-type="float" office:value="549">
            <text:p>54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650C</text:p>
          </table:table-cell>
          <table:table-cell office:value-type="string">
            <text:p>Sun Venus (medium deep aero)</text:p>
          </table:table-cell>
          <table:table-cell table:formula="oooc:=[.A588] &amp; &quot;  &quot; &amp; [.B588]" office:value-type="string" office:string-value="650C  Sun Venus (medium deep aero)">
            <text:p>650C <text:s/>Sun Venus (medium deep aero)</text:p>
          </table:table-cell>
          <table:table-cell office:value-type="float" office:value="540">
            <text:p>5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650C</text:p>
          </table:table-cell>
          <table:table-cell office:value-type="string">
            <text:p>Velocity Aerohead (20mm wide x 19mm deep, 2001) MEASURE TO BE SURE!</text:p>
          </table:table-cell>
          <table:table-cell table:formula="oooc:=[.A589] &amp; &quot;  &quot; &amp; [.B589]" office:value-type="string" office:string-value="650C  Velocity Aerohead (20mm wide x 19mm deep, 2001) MEASURE TO BE SURE!">
            <text:p>650C <text:s/>Velocity Aerohead (20mm wide x 19mm deep, 2001) MEASURE TO BE SURE!</text:p>
          </table:table-cell>
          <table:table-cell office:value-type="float" office:value="558">
            <text:p>55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650C</text:p>
          </table:table-cell>
          <table:table-cell office:value-type="string">
            <text:p>Velocity Aerohead (20mm wide x 21mm deep)</text:p>
          </table:table-cell>
          <table:table-cell table:formula="oooc:=[.A590] &amp; &quot;  &quot; &amp; [.B590]" office:value-type="string" office:string-value="650C  Velocity Aerohead (20mm wide x 21mm deep)">
            <text:p>650C <text:s/>Velocity Aerohead (20mm wide x 21mm deep)</text:p>
          </table:table-cell>
          <table:table-cell office:value-type="float" office:value="554">
            <text:p>55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650C</text:p>
          </table:table-cell>
          <table:table-cell office:value-type="string">
            <text:p>Velocity Deep V (19mm wide x 30mm deep)</text:p>
          </table:table-cell>
          <table:table-cell table:formula="oooc:=[.A591] &amp; &quot;  &quot; &amp; [.B591]" office:value-type="string" office:string-value="650C  Velocity Deep V (19mm wide x 30mm deep)">
            <text:p>650C <text:s/>Velocity Deep V (19mm wide x 30mm deep)</text:p>
          </table:table-cell>
          <table:table-cell office:value-type="float" office:value="531">
            <text:p>53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650C</text:p>
          </table:table-cell>
          <table:table-cell office:value-type="string">
            <text:p>Velocity Razor (like Mavic Open Pro)</text:p>
          </table:table-cell>
          <table:table-cell table:formula="oooc:=[.A592] &amp; &quot;  &quot; &amp; [.B592]" office:value-type="string" office:string-value="650C  Velocity Razor (like Mavic Open Pro)">
            <text:p>650C <text:s/>Velocity Razor (like Mavic Open Pro)</text:p>
          </table:table-cell>
          <table:table-cell office:value-type="float" office:value="556">
            <text:p>5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650C</text:p>
          </table:table-cell>
          <table:table-cell office:value-type="string">
            <text:p>Zipp 370 40mm deep carbon/aluminum clincher</text:p>
          </table:table-cell>
          <table:table-cell table:formula="oooc:=[.A593] &amp; &quot;  &quot; &amp; [.B593]" office:value-type="string" office:string-value="650C  Zipp 370 40mm deep carbon/aluminum clincher">
            <text:p>650C <text:s/>Zipp 370 40mm deep carbon/aluminum clincher</text:p>
          </table:table-cell>
          <table:table-cell office:value-type="float" office:value="518">
            <text:p>5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650C</text:p>
          </table:table-cell>
          <table:table-cell office:value-type="string">
            <text:p>Zipp 460 58mm deep carbon/aluminum clincher</text:p>
          </table:table-cell>
          <table:table-cell table:formula="oooc:=[.A594] &amp; &quot;  &quot; &amp; [.B594]" office:value-type="string" office:string-value="650C  Zipp 460 58mm deep carbon/aluminum clincher">
            <text:p>650C <text:s/>Zipp 460 58mm deep carbon/aluminum clincher</text:p>
          </table:table-cell>
          <table:table-cell office:value-type="float" office:value="477">
            <text:p>47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650C</text:p>
          </table:table-cell>
          <table:table-cell office:value-type="string">
            <text:p>Zipp 500 58mm deep carbon/aluminum clincher</text:p>
          </table:table-cell>
          <table:table-cell table:formula="oooc:=[.A595] &amp; &quot;  &quot; &amp; [.B595]" office:value-type="string" office:string-value="650C  Zipp 500 58mm deep carbon/aluminum clincher">
            <text:p>650C <text:s/>Zipp 500 58mm deep carbon/aluminum clincher</text:p>
          </table:table-cell>
          <table:table-cell office:value-type="float" office:value="482">
            <text:p>48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6" MTB</text:p>
          </table:table-cell>
          <table:table-cell office:value-type="string">
            <text:p>Alex DX32</text:p>
          </table:table-cell>
          <table:table-cell table:formula="oooc:=[.A596] &amp; &quot;  &quot; &amp; [.B596]" office:value-type="string" office:string-value="26&quot; MTB  Alex DX32">
            <text:p>26" MTB <text:s/>Alex DX32</text:p>
          </table:table-cell>
          <table:table-cell office:value-type="float" office:value="553">
            <text:p>55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6" MTB</text:p>
          </table:table-cell>
          <table:table-cell office:value-type="string">
            <text:p>Araya Big Willie MG2000</text:p>
          </table:table-cell>
          <table:table-cell table:formula="oooc:=[.A597] &amp; &quot;  &quot; &amp; [.B597]" office:value-type="string" office:string-value="26&quot; MTB  Araya Big Willie MG2000">
            <text:p>26" MTB <text:s/>Araya Big Willie MG2000</text:p>
          </table:table-cell>
          <table:table-cell table:formula="oooc:=537.1+1.5" office:value-type="float" office:value="538.6">
            <text:p>538.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6" MTB</text:p>
          </table:table-cell>
          <table:table-cell office:value-type="string">
            <text:p>Araya GP-710</text:p>
          </table:table-cell>
          <table:table-cell table:formula="oooc:=[.A598] &amp; &quot;  &quot; &amp; [.B598]" office:value-type="string" office:string-value="26&quot; MTB  Araya GP-710">
            <text:p>26" MTB <text:s/>Araya GP-710</text:p>
          </table:table-cell>
          <table:table-cell table:formula="oooc:=547.8+1.5" office:value-type="float" office:value="549.3">
            <text:p>549.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6" MTB</text:p>
          </table:table-cell>
          <table:table-cell office:value-type="string">
            <text:p>Araya RB-17</text:p>
          </table:table-cell>
          <table:table-cell table:formula="oooc:=[.A599] &amp; &quot;  &quot; &amp; [.B599]" office:value-type="string" office:string-value="26&quot; MTB  Araya RB-17">
            <text:p>26" MTB <text:s/>Araya RB-17</text:p>
          </table:table-cell>
          <table:table-cell table:formula="oooc:=497.2+1.5" office:value-type="float" office:value="498.7">
            <text:p>498.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6" MTB</text:p>
          </table:table-cell>
          <table:table-cell office:value-type="string">
            <text:p>Araya RM14</text:p>
          </table:table-cell>
          <table:table-cell table:formula="oooc:=[.A600] &amp; &quot;  &quot; &amp; [.B600]" office:value-type="string" office:string-value="26&quot; MTB  Araya RM14">
            <text:p>26" MTB <text:s/>Araya RM14</text:p>
          </table:table-cell>
          <table:table-cell office:value-type="float" office:value="547">
            <text:p>54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6" MTB</text:p>
          </table:table-cell>
          <table:table-cell office:value-type="string">
            <text:p>Araya RM17</text:p>
          </table:table-cell>
          <table:table-cell table:formula="oooc:=[.A601] &amp; &quot;  &quot; &amp; [.B601]" office:value-type="string" office:string-value="26&quot; MTB  Araya RM17">
            <text:p>26" MTB <text:s/>Araya RM17</text:p>
          </table:table-cell>
          <table:table-cell office:value-type="float" office:value="547">
            <text:p>54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6" MTB</text:p>
          </table:table-cell>
          <table:table-cell office:value-type="string">
            <text:p>Araya RM20</text:p>
          </table:table-cell>
          <table:table-cell table:formula="oooc:=[.A602] &amp; &quot;  &quot; &amp; [.B602]" office:value-type="string" office:string-value="26&quot; MTB  Araya RM20">
            <text:p>26" MTB <text:s/>Araya RM20</text:p>
          </table:table-cell>
          <table:table-cell office:value-type="float" office:value="547">
            <text:p>54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6" MTB</text:p>
          </table:table-cell>
          <table:table-cell office:value-type="string">
            <text:p>Araya RM25</text:p>
          </table:table-cell>
          <table:table-cell table:formula="oooc:=[.A603] &amp; &quot;  &quot; &amp; [.B603]" office:value-type="string" office:string-value="26&quot; MTB  Araya RM25">
            <text:p>26" MTB <text:s/>Araya RM25</text:p>
          </table:table-cell>
          <table:table-cell office:value-type="float" office:value="547">
            <text:p>54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6" MTB</text:p>
          </table:table-cell>
          <table:table-cell office:value-type="string">
            <text:p>Araya RM395</text:p>
          </table:table-cell>
          <table:table-cell table:formula="oooc:=[.A604] &amp; &quot;  &quot; &amp; [.B604]" office:value-type="string" office:string-value="26&quot; MTB  Araya RM395">
            <text:p>26" MTB <text:s/>Araya RM395</text:p>
          </table:table-cell>
          <table:table-cell office:value-type="float" office:value="547">
            <text:p>54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6" MTB</text:p>
          </table:table-cell>
          <table:table-cell office:value-type="string">
            <text:p>Araya RM400</text:p>
          </table:table-cell>
          <table:table-cell table:formula="oooc:=[.A605] &amp; &quot;  &quot; &amp; [.B605]" office:value-type="string" office:string-value="26&quot; MTB  Araya RM400">
            <text:p>26" MTB <text:s/>Araya RM400</text:p>
          </table:table-cell>
          <table:table-cell office:value-type="float" office:value="547">
            <text:p>54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6" MTB</text:p>
          </table:table-cell>
          <table:table-cell office:value-type="string">
            <text:p>Araya RM-915DH</text:p>
          </table:table-cell>
          <table:table-cell table:formula="oooc:=[.A606] &amp; &quot;  &quot; &amp; [.B606]" office:value-type="string" office:string-value="26&quot; MTB  Araya RM-915DH">
            <text:p>26" MTB <text:s/>Araya RM-915DH</text:p>
          </table:table-cell>
          <table:table-cell table:formula="oooc:=545.7+1.5" office:value-type="float" office:value="547.2">
            <text:p>547.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6" MTB</text:p>
          </table:table-cell>
          <table:table-cell office:value-type="string">
            <text:p>Araya RM-930DISC</text:p>
          </table:table-cell>
          <table:table-cell table:formula="oooc:=[.A607] &amp; &quot;  &quot; &amp; [.B607]" office:value-type="string" office:string-value="26&quot; MTB  Araya RM-930DISC">
            <text:p>26" MTB <text:s/>Araya RM-930DISC</text:p>
          </table:table-cell>
          <table:table-cell table:formula="oooc:=538.1+1.5" office:value-type="float" office:value="539.6">
            <text:p>539.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6" MTB</text:p>
          </table:table-cell>
          <table:table-cell office:value-type="string">
            <text:p>Araya TM-840F</text:p>
          </table:table-cell>
          <table:table-cell table:formula="oooc:=[.A608] &amp; &quot;  &quot; &amp; [.B608]" office:value-type="string" office:string-value="26&quot; MTB  Araya TM-840F">
            <text:p>26" MTB <text:s/>Araya TM-840F</text:p>
          </table:table-cell>
          <table:table-cell table:formula="oooc:=547.8+1.5" office:value-type="float" office:value="549.3">
            <text:p>549.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6" MTB</text:p>
          </table:table-cell>
          <table:table-cell office:value-type="string">
            <text:p>Araya VP20</text:p>
          </table:table-cell>
          <table:table-cell table:formula="oooc:=[.A609] &amp; &quot;  &quot; &amp; [.B609]" office:value-type="string" office:string-value="26&quot; MTB  Araya VP20">
            <text:p>26" MTB <text:s/>Araya VP20</text:p>
          </table:table-cell>
          <table:table-cell office:value-type="float" office:value="547">
            <text:p>54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6" MTB</text:p>
          </table:table-cell>
          <table:table-cell office:value-type="string">
            <text:p>Araya XA-1</text:p>
          </table:table-cell>
          <table:table-cell table:formula="oooc:=[.A610] &amp; &quot;  &quot; &amp; [.B610]" office:value-type="string" office:string-value="26&quot; MTB  Araya XA-1">
            <text:p>26" MTB <text:s/>Araya XA-1</text:p>
          </table:table-cell>
          <table:table-cell office:value-type="float" office:value="543">
            <text:p>54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6" MTB</text:p>
          </table:table-cell>
          <table:table-cell office:value-type="string">
            <text:p>Atomic Trailpimp</text:p>
          </table:table-cell>
          <table:table-cell table:formula="oooc:=[.A611] &amp; &quot;  &quot; &amp; [.B611]" office:value-type="string" office:string-value="26&quot; MTB  Atomic Trailpimp">
            <text:p>26" MTB <text:s/>Atomic Trailpimp</text:p>
          </table:table-cell>
          <table:table-cell office:value-type="float" office:value="522">
            <text:p>52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6" MTB</text:p>
          </table:table-cell>
          <table:table-cell office:value-type="string">
            <text:p>Avenir Duro 17 </text:p>
          </table:table-cell>
          <table:table-cell table:formula="oooc:=[.A612] &amp; &quot;  &quot; &amp; [.B612]" office:value-type="string" office:string-value="26&quot; MTB  Avenir Duro 17 ">
            <text:p>26" MTB <text:s/>Avenir Duro 17 </text:p>
          </table:table-cell>
          <table:table-cell office:value-type="float" office:value="545">
            <text:p>54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6" MTB</text:p>
          </table:table-cell>
          <table:table-cell office:value-type="string">
            <text:p>Bontrager BCX Blue </text:p>
          </table:table-cell>
          <table:table-cell table:formula="oooc:=[.A613] &amp; &quot;  &quot; &amp; [.B613]" office:value-type="string" office:string-value="26&quot; MTB  Bontrager BCX Blue ">
            <text:p>26" MTB <text:s/>Bontrager BCX Blue </text:p>
          </table:table-cell>
          <table:table-cell office:value-type="float" office:value="545">
            <text:p>54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6" MTB</text:p>
          </table:table-cell>
          <table:table-cell office:value-type="string">
            <text:p>Bontrager BCX Red</text:p>
          </table:table-cell>
          <table:table-cell table:formula="oooc:=[.A614] &amp; &quot;  &quot; &amp; [.B614]" office:value-type="string" office:string-value="26&quot; MTB  Bontrager BCX Red">
            <text:p>26" MTB <text:s/>Bontrager BCX Red</text:p>
          </table:table-cell>
          <table:table-cell office:value-type="float" office:value="545">
            <text:p>54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6" MTB</text:p>
          </table:table-cell>
          <table:table-cell office:value-type="string">
            <text:p>Bontrager BCX1, BCX2, BCX3 </text:p>
          </table:table-cell>
          <table:table-cell table:formula="oooc:=[.A615] &amp; &quot;  &quot; &amp; [.B615]" office:value-type="string" office:string-value="26&quot; MTB  Bontrager BCX1, BCX2, BCX3 ">
            <text:p>26" MTB <text:s/>Bontrager BCX1, BCX2, BCX3 </text:p>
          </table:table-cell>
          <table:table-cell office:value-type="float" office:value="553">
            <text:p>55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6" MTB</text:p>
          </table:table-cell>
          <table:table-cell office:value-type="string">
            <text:p>Bontrager PN 201752 Mustang OSB Disc</text:p>
          </table:table-cell>
          <table:table-cell table:formula="oooc:=[.A616] &amp; &quot;  &quot; &amp; [.B616]" office:value-type="string" office:string-value="26&quot; MTB  Bontrager PN 201752 Mustang OSB Disc">
            <text:p>26" MTB <text:s/>Bontrager PN 201752 Mustang OSB Disc</text:p>
          </table:table-cell>
          <table:table-cell table:formula="oooc:=536+3" office:value-type="float" office:value="539">
            <text:p>539</text:p>
          </table:table-cell>
          <table:table-cell office:value-type="float" office:value="2.5">
            <text:p>2.5</text:p>
          </table:table-cell>
        </table:table-row>
        <table:table-row table:style-name="ro1">
          <table:table-cell office:value-type="string">
            <text:p>26" MTB</text:p>
          </table:table-cell>
          <table:table-cell office:value-type="string">
            <text:p>Bontrager PN 211931 Mustang tubeless</text:p>
          </table:table-cell>
          <table:table-cell table:formula="oooc:=[.A617] &amp; &quot;  &quot; &amp; [.B617]" office:value-type="string" office:string-value="26&quot; MTB  Bontrager PN 211931 Mustang tubeless">
            <text:p>26" MTB <text:s/>Bontrager PN 211931 Mustang tubeless</text:p>
          </table:table-cell>
          <table:table-cell table:formula="oooc:=539+3" office:value-type="float" office:value="542">
            <text:p>54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6" MTB</text:p>
          </table:table-cell>
          <table:table-cell office:value-type="string">
            <text:p>Bontrager PN 220459 Race Mod Tubeless front</text:p>
          </table:table-cell>
          <table:table-cell table:formula="oooc:=[.A618] &amp; &quot;  &quot; &amp; [.B618]" office:value-type="string" office:string-value="26&quot; MTB  Bontrager PN 220459 Race Mod Tubeless front">
            <text:p>26" MTB <text:s/>Bontrager PN 220459 Race Mod Tubeless front</text:p>
          </table:table-cell>
          <table:table-cell table:formula="oooc:=539+3" office:value-type="float" office:value="542">
            <text:p>54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6" MTB</text:p>
          </table:table-cell>
          <table:table-cell office:value-type="string">
            <text:p>Bontrager PN 220481 Race Mod Disc specific</text:p>
          </table:table-cell>
          <table:table-cell table:formula="oooc:=[.A619] &amp; &quot;  &quot; &amp; [.B619]" office:value-type="string" office:string-value="26&quot; MTB  Bontrager PN 220481 Race Mod Disc specific">
            <text:p>26" MTB <text:s/>Bontrager PN 220481 Race Mod Disc specific</text:p>
          </table:table-cell>
          <table:table-cell table:formula="oooc:=536+3" office:value-type="float" office:value="539">
            <text:p>539</text:p>
          </table:table-cell>
          <table:table-cell office:value-type="float" office:value="2.5">
            <text:p>2.5</text:p>
          </table:table-cell>
        </table:table-row>
        <table:table-row table:style-name="ro1">
          <table:table-cell office:value-type="string">
            <text:p>26" MTB</text:p>
          </table:table-cell>
          <table:table-cell office:value-type="string">
            <text:p>Bontrager PN 231248 Race X-Lite OSB</text:p>
          </table:table-cell>
          <table:table-cell table:formula="oooc:=[.A620] &amp; &quot;  &quot; &amp; [.B620]" office:value-type="string" office:string-value="26&quot; MTB  Bontrager PN 231248 Race X-Lite OSB">
            <text:p>26" MTB <text:s/>Bontrager PN 231248 Race X-Lite OSB</text:p>
          </table:table-cell>
          <table:table-cell office:value-type="float" office:value="543">
            <text:p>543</text:p>
          </table:table-cell>
          <table:table-cell office:value-type="float" office:value="2.5">
            <text:p>2.5</text:p>
          </table:table-cell>
        </table:table-row>
        <table:table-row table:style-name="ro1">
          <table:table-cell office:value-type="string">
            <text:p>26" MTB</text:p>
          </table:table-cell>
          <table:table-cell office:value-type="string">
            <text:p>Bontrager PN 231714 Race X-Lite symmetrical</text:p>
          </table:table-cell>
          <table:table-cell table:formula="oooc:=[.A621] &amp; &quot;  &quot; &amp; [.B621]" office:value-type="string" office:string-value="26&quot; MTB  Bontrager PN 231714 Race X-Lite symmetrical">
            <text:p>26" MTB <text:s/>Bontrager PN 231714 Race X-Lite symmetrical</text:p>
          </table:table-cell>
          <table:table-cell office:value-type="float" office:value="538">
            <text:p>53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6" MTB</text:p>
          </table:table-cell>
          <table:table-cell office:value-type="string">
            <text:p>Bontrager PN 982951 Valiant symmetrical</text:p>
          </table:table-cell>
          <table:table-cell table:formula="oooc:=[.A622] &amp; &quot;  &quot; &amp; [.B622]" office:value-type="string" office:string-value="26&quot; MTB  Bontrager PN 982951 Valiant symmetrical">
            <text:p>26" MTB <text:s/>Bontrager PN 982951 Valiant symmetrical</text:p>
          </table:table-cell>
          <table:table-cell table:formula="oooc:=539" office:value-type="float" office:value="539">
            <text:p>53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6" MTB</text:p>
          </table:table-cell>
          <table:table-cell office:value-type="string">
            <text:p>Bontrager PN 984037 Maverick symmetrical</text:p>
          </table:table-cell>
          <table:table-cell table:formula="oooc:=[.A623] &amp; &quot;  &quot; &amp; [.B623]" office:value-type="string" office:string-value="26&quot; MTB  Bontrager PN 984037 Maverick symmetrical">
            <text:p>26" MTB <text:s/>Bontrager PN 984037 Maverick symmetrical</text:p>
          </table:table-cell>
          <table:table-cell table:formula="oooc:=542+3" office:value-type="float" office:value="545">
            <text:p>54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6" MTB</text:p>
          </table:table-cell>
          <table:table-cell office:value-type="string">
            <text:p>Bontrager PN 984038 Maverick OSB</text:p>
          </table:table-cell>
          <table:table-cell table:formula="oooc:=[.A624] &amp; &quot;  &quot; &amp; [.B624]" office:value-type="string" office:string-value="26&quot; MTB  Bontrager PN 984038 Maverick OSB">
            <text:p>26" MTB <text:s/>Bontrager PN 984038 Maverick OSB</text:p>
          </table:table-cell>
          <table:table-cell table:formula="oooc:=542+3" office:value-type="float" office:value="545">
            <text:p>545</text:p>
          </table:table-cell>
          <table:table-cell office:value-type="float" office:value="2.5">
            <text:p>2.5</text:p>
          </table:table-cell>
        </table:table-row>
        <table:table-row table:style-name="ro1">
          <table:table-cell office:value-type="string">
            <text:p>26" MTB</text:p>
          </table:table-cell>
          <table:table-cell office:value-type="string">
            <text:p>Bontrager PN 984039 Mustang OSB</text:p>
          </table:table-cell>
          <table:table-cell table:formula="oooc:=[.A625] &amp; &quot;  &quot; &amp; [.B625]" office:value-type="string" office:string-value="26&quot; MTB  Bontrager PN 984039 Mustang OSB">
            <text:p>26" MTB <text:s/>Bontrager PN 984039 Mustang OSB</text:p>
          </table:table-cell>
          <table:table-cell table:formula="oooc:=542+3" office:value-type="float" office:value="545">
            <text:p>545</text:p>
          </table:table-cell>
          <table:table-cell office:value-type="float" office:value="2.5">
            <text:p>2.5</text:p>
          </table:table-cell>
        </table:table-row>
        <table:table-row table:style-name="ro1">
          <table:table-cell office:value-type="string">
            <text:p>26" MTB</text:p>
          </table:table-cell>
          <table:table-cell office:value-type="string">
            <text:p>Bontrager PN 984042 Clyde</text:p>
          </table:table-cell>
          <table:table-cell table:formula="oooc:=[.A626] &amp; &quot;  &quot; &amp; [.B626]" office:value-type="string" office:string-value="26&quot; MTB  Bontrager PN 984042 Clyde">
            <text:p>26" MTB <text:s/>Bontrager PN 984042 Clyde</text:p>
          </table:table-cell>
          <table:table-cell table:formula="oooc:=542+3" office:value-type="float" office:value="545">
            <text:p>54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6" MTB</text:p>
          </table:table-cell>
          <table:table-cell office:value-type="string">
            <text:p>Bontrager PN 984238 Mustang symmetrical</text:p>
          </table:table-cell>
          <table:table-cell table:formula="oooc:=[.A627] &amp; &quot;  &quot; &amp; [.B627]" office:value-type="string" office:string-value="26&quot; MTB  Bontrager PN 984238 Mustang symmetrical">
            <text:p>26" MTB <text:s/>Bontrager PN 984238 Mustang symmetrical</text:p>
          </table:table-cell>
          <table:table-cell table:formula="oooc:=542+3" office:value-type="float" office:value="545">
            <text:p>54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6" MTB</text:p>
          </table:table-cell>
          <table:table-cell office:value-type="string">
            <text:p>Bontrager PN 984574 Valiant OSB</text:p>
          </table:table-cell>
          <table:table-cell table:formula="oooc:=[.A628] &amp; &quot;  &quot; &amp; [.B628]" office:value-type="string" office:string-value="26&quot; MTB  Bontrager PN 984574 Valiant OSB">
            <text:p>26" MTB <text:s/>Bontrager PN 984574 Valiant OSB</text:p>
          </table:table-cell>
          <table:table-cell table:formula="oooc:=542+3" office:value-type="float" office:value="545">
            <text:p>545</text:p>
          </table:table-cell>
          <table:table-cell office:value-type="float" office:value="2.5">
            <text:p>2.5</text:p>
          </table:table-cell>
        </table:table-row>
        <table:table-row table:style-name="ro1">
          <table:table-cell office:value-type="string">
            <text:p>26" MTB</text:p>
          </table:table-cell>
          <table:table-cell office:value-type="string">
            <text:p>Bontrager PN 992201Corvair symmetrical</text:p>
          </table:table-cell>
          <table:table-cell table:formula="oooc:=[.A629] &amp; &quot;  &quot; &amp; [.B629]" office:value-type="string" office:string-value="26&quot; MTB  Bontrager PN 992201Corvair symmetrical">
            <text:p>26" MTB <text:s/>Bontrager PN 992201Corvair symmetrical</text:p>
          </table:table-cell>
          <table:table-cell table:formula="oooc:=542+3" office:value-type="float" office:value="545">
            <text:p>54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6" MTB</text:p>
          </table:table-cell>
          <table:table-cell office:value-type="string">
            <text:p>Bontrager PN 993524 Corvair OSB</text:p>
          </table:table-cell>
          <table:table-cell table:formula="oooc:=[.A630] &amp; &quot;  &quot; &amp; [.B630]" office:value-type="string" office:string-value="26&quot; MTB  Bontrager PN 993524 Corvair OSB">
            <text:p>26" MTB <text:s/>Bontrager PN 993524 Corvair OSB</text:p>
          </table:table-cell>
          <table:table-cell table:formula="oooc:=542+3" office:value-type="float" office:value="545">
            <text:p>545</text:p>
          </table:table-cell>
          <table:table-cell office:value-type="float" office:value="2.5">
            <text:p>2.5</text:p>
          </table:table-cell>
        </table:table-row>
        <table:table-row table:style-name="ro1">
          <table:table-cell office:value-type="string">
            <text:p>26" MTB</text:p>
          </table:table-cell>
          <table:table-cell office:value-type="string">
            <text:p>Bontrager RaceLite Asym rear</text:p>
          </table:table-cell>
          <table:table-cell table:formula="oooc:=[.A631] &amp; &quot;  &quot; &amp; [.B631]" office:value-type="string" office:string-value="26&quot; MTB  Bontrager RaceLite Asym rear">
            <text:p>26" MTB <text:s/>Bontrager RaceLite Asym rear</text:p>
          </table:table-cell>
          <table:table-cell table:formula="oooc:=542+3" office:value-type="float" office:value="545">
            <text:p>545</text:p>
          </table:table-cell>
          <table:table-cell office:value-type="float" office:value="2.5">
            <text:p>2.5</text:p>
          </table:table-cell>
        </table:table-row>
        <table:table-row table:style-name="ro1">
          <table:table-cell office:value-type="string">
            <text:p>26" MTB</text:p>
          </table:table-cell>
          <table:table-cell office:value-type="string">
            <text:p>Bontrager RaceLite front</text:p>
          </table:table-cell>
          <table:table-cell table:formula="oooc:=[.A632] &amp; &quot;  &quot; &amp; [.B632]" office:value-type="string" office:string-value="26&quot; MTB  Bontrager RaceLite front">
            <text:p>26" MTB <text:s/>Bontrager RaceLite front</text:p>
          </table:table-cell>
          <table:table-cell table:formula="oooc:=539+3" office:value-type="float" office:value="542">
            <text:p>54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6" MTB</text:p>
          </table:table-cell>
          <table:table-cell office:value-type="string">
            <text:p>Bontrager TubeLess Disc, OSB, SSD=534.5+3mm for eyelettes</text:p>
          </table:table-cell>
          <table:table-cell table:formula="oooc:=[.A633] &amp; &quot;  &quot; &amp; [.B633]" office:value-type="string" office:string-value="26&quot; MTB  Bontrager TubeLess Disc, OSB, SSD=534.5+3mm for eyelettes">
            <text:p>26" MTB <text:s/>Bontrager TubeLess Disc, OSB, SSD=534.5+3mm for eyelettes</text:p>
          </table:table-cell>
          <table:table-cell office:value-type="float" office:value="537.5">
            <text:p>537.5</text:p>
          </table:table-cell>
          <table:table-cell office:value-type="float" office:value="2.5">
            <text:p>2.5</text:p>
          </table:table-cell>
        </table:table-row>
        <table:table-row table:style-name="ro1">
          <table:table-cell office:value-type="string">
            <text:p>26" MTB</text:p>
          </table:table-cell>
          <table:table-cell office:value-type="string">
            <text:p>Bontrager, PN 221723, Mustang OSB, Tubeless</text:p>
          </table:table-cell>
          <table:table-cell table:formula="oooc:=[.A634] &amp; &quot;  &quot; &amp; [.B634]" office:value-type="string" office:string-value="26&quot; MTB  Bontrager, PN 221723, Mustang OSB, Tubeless">
            <text:p>26" MTB <text:s/>Bontrager, PN 221723, Mustang OSB, Tubeless</text:p>
          </table:table-cell>
          <table:table-cell office:value-type="float" office:value="542">
            <text:p>542</text:p>
          </table:table-cell>
          <table:table-cell office:value-type="float" office:value="2.5">
            <text:p>2.5</text:p>
          </table:table-cell>
        </table:table-row>
        <table:table-row table:style-name="ro1">
          <table:table-cell office:value-type="string">
            <text:p>26" MTB</text:p>
          </table:table-cell>
          <table:table-cell office:value-type="string">
            <text:p>Bontrager, PN 231323, Mustang, Front, Tubeless, lightweight extrusion</text:p>
          </table:table-cell>
          <table:table-cell table:formula="oooc:=[.A635] &amp; &quot;  &quot; &amp; [.B635]" office:value-type="string" office:string-value="26&quot; MTB  Bontrager, PN 231323, Mustang, Front, Tubeless, lightweight extrusion">
            <text:p>26" MTB <text:s/>Bontrager, PN 231323, Mustang, Front, Tubeless, lightweight extrusion</text:p>
          </table:table-cell>
          <table:table-cell office:value-type="float" office:value="539">
            <text:p>53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6" MTB</text:p>
          </table:table-cell>
          <table:table-cell office:value-type="string">
            <text:p>Bontrager, PN 231327, Mustang, Disc, Tubeless</text:p>
          </table:table-cell>
          <table:table-cell table:formula="oooc:=[.A636] &amp; &quot;  &quot; &amp; [.B636]" office:value-type="string" office:string-value="26&quot; MTB  Bontrager, PN 231327, Mustang, Disc, Tubeless">
            <text:p>26" MTB <text:s/>Bontrager, PN 231327, Mustang, Disc, Tubeless</text:p>
          </table:table-cell>
          <table:table-cell office:value-type="float" office:value="537">
            <text:p>537</text:p>
          </table:table-cell>
          <table:table-cell office:value-type="float" office:value="2.5">
            <text:p>2.5</text:p>
          </table:table-cell>
        </table:table-row>
        <table:table-row table:style-name="ro1">
          <table:table-cell office:value-type="string">
            <text:p>26" MTB</text:p>
          </table:table-cell>
          <table:table-cell office:value-type="string">
            <text:p>Bontrager/Mavic MA2, MA40 </text:p>
          </table:table-cell>
          <table:table-cell table:formula="oooc:=[.A637] &amp; &quot;  &quot; &amp; [.B637]" office:value-type="string" office:string-value="26&quot; MTB  Bontrager/Mavic MA2, MA40 ">
            <text:p>26" MTB <text:s/>Bontrager/Mavic MA2, MA40 </text:p>
          </table:table-cell>
          <table:table-cell office:value-type="float" office:value="549">
            <text:p>54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6" MTB</text:p>
          </table:table-cell>
          <table:table-cell office:value-type="string">
            <text:p>Bontrager/Weinmann BCR1</text:p>
          </table:table-cell>
          <table:table-cell table:formula="oooc:=[.A638] &amp; &quot;  &quot; &amp; [.B638]" office:value-type="string" office:string-value="26&quot; MTB  Bontrager/Weinmann BCR1">
            <text:p>26" MTB <text:s/>Bontrager/Weinmann BCR1</text:p>
          </table:table-cell>
          <table:table-cell office:value-type="float" office:value="552">
            <text:p>55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6" MTB</text:p>
          </table:table-cell>
          <table:table-cell office:value-type="string">
            <text:p>Breezer Backdraft </text:p>
          </table:table-cell>
          <table:table-cell table:formula="oooc:=[.A639] &amp; &quot;  &quot; &amp; [.B639]" office:value-type="string" office:string-value="26&quot; MTB  Breezer Backdraft ">
            <text:p>26" MTB <text:s/>Breezer Backdraft </text:p>
          </table:table-cell>
          <table:table-cell office:value-type="float" office:value="547">
            <text:p>54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6" MTB</text:p>
          </table:table-cell>
          <table:table-cell office:value-type="string">
            <text:p>Campagnolo Aconcagua</text:p>
          </table:table-cell>
          <table:table-cell table:formula="oooc:=[.A640] &amp; &quot;  &quot; &amp; [.B640]" office:value-type="string" office:string-value="26&quot; MTB  Campagnolo Aconcagua">
            <text:p>26" MTB <text:s/>Campagnolo Aconcagua</text:p>
          </table:table-cell>
          <table:table-cell office:value-type="float" office:value="541">
            <text:p>54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6" MTB</text:p>
          </table:table-cell>
          <table:table-cell office:value-type="string">
            <text:p>Campagnolo Alpha XL</text:p>
          </table:table-cell>
          <table:table-cell table:formula="oooc:=[.A641] &amp; &quot;  &quot; &amp; [.B641]" office:value-type="string" office:string-value="26&quot; MTB  Campagnolo Alpha XL">
            <text:p>26" MTB <text:s/>Campagnolo Alpha XL</text:p>
          </table:table-cell>
          <table:table-cell office:value-type="float" office:value="553">
            <text:p>55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6" MTB</text:p>
          </table:table-cell>
          <table:table-cell office:value-type="string">
            <text:p>Campagnolo Atek</text:p>
          </table:table-cell>
          <table:table-cell table:formula="oooc:=[.A642] &amp; &quot;  &quot; &amp; [.B642]" office:value-type="string" office:string-value="26&quot; MTB  Campagnolo Atek">
            <text:p>26" MTB <text:s/>Campagnolo Atek</text:p>
          </table:table-cell>
          <table:table-cell office:value-type="float" office:value="541">
            <text:p>54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6" MTB</text:p>
          </table:table-cell>
          <table:table-cell office:value-type="string">
            <text:p>Campagnolo Beta</text:p>
          </table:table-cell>
          <table:table-cell table:formula="oooc:=[.A643] &amp; &quot;  &quot; &amp; [.B643]" office:value-type="string" office:string-value="26&quot; MTB  Campagnolo Beta">
            <text:p>26" MTB <text:s/>Campagnolo Beta</text:p>
          </table:table-cell>
          <table:table-cell office:value-type="float" office:value="551">
            <text:p>55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6" MTB</text:p>
          </table:table-cell>
          <table:table-cell office:value-type="string">
            <text:p>Campagnolo Contax </text:p>
          </table:table-cell>
          <table:table-cell table:formula="oooc:=[.A644] &amp; &quot;  &quot; &amp; [.B644]" office:value-type="string" office:string-value="26&quot; MTB  Campagnolo Contax ">
            <text:p>26" MTB <text:s/>Campagnolo Contax </text:p>
          </table:table-cell>
          <table:table-cell office:value-type="float" office:value="539">
            <text:p>53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6" MTB</text:p>
          </table:table-cell>
          <table:table-cell office:value-type="string">
            <text:p>Campagnolo Everest</text:p>
          </table:table-cell>
          <table:table-cell table:formula="oooc:=[.A645] &amp; &quot;  &quot; &amp; [.B645]" office:value-type="string" office:string-value="26&quot; MTB  Campagnolo Everest">
            <text:p>26" MTB <text:s/>Campagnolo Everest</text:p>
          </table:table-cell>
          <table:table-cell office:value-type="float" office:value="546">
            <text:p>5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6" MTB</text:p>
          </table:table-cell>
          <table:table-cell office:value-type="string">
            <text:p>Campagnolo K2 </text:p>
          </table:table-cell>
          <table:table-cell table:formula="oooc:=[.A646] &amp; &quot;  &quot; &amp; [.B646]" office:value-type="string" office:string-value="26&quot; MTB  Campagnolo K2 ">
            <text:p>26" MTB <text:s/>Campagnolo K2 </text:p>
          </table:table-cell>
          <table:table-cell office:value-type="float" office:value="519">
            <text:p>51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6" MTB</text:p>
          </table:table-cell>
          <table:table-cell office:value-type="string">
            <text:p>Campagnolo Kappa</text:p>
          </table:table-cell>
          <table:table-cell table:formula="oooc:=[.A647] &amp; &quot;  &quot; &amp; [.B647]" office:value-type="string" office:string-value="26&quot; MTB  Campagnolo Kappa">
            <text:p>26" MTB <text:s/>Campagnolo Kappa</text:p>
          </table:table-cell>
          <table:table-cell office:value-type="float" office:value="548">
            <text:p>54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6" MTB</text:p>
          </table:table-cell>
          <table:table-cell office:value-type="string">
            <text:p>Campagnolo Kilimangiaro</text:p>
          </table:table-cell>
          <table:table-cell table:formula="oooc:=[.A648] &amp; &quot;  &quot; &amp; [.B648]" office:value-type="string" office:string-value="26&quot; MTB  Campagnolo Kilimangiaro">
            <text:p>26" MTB <text:s/>Campagnolo Kilimangiaro</text:p>
          </table:table-cell>
          <table:table-cell office:value-type="float" office:value="542">
            <text:p>54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6" MTB</text:p>
          </table:table-cell>
          <table:table-cell office:value-type="string">
            <text:p>Campagnolo Mirox</text:p>
          </table:table-cell>
          <table:table-cell table:formula="oooc:=[.A649] &amp; &quot;  &quot; &amp; [.B649]" office:value-type="string" office:string-value="26&quot; MTB  Campagnolo Mirox">
            <text:p>26" MTB <text:s/>Campagnolo Mirox</text:p>
          </table:table-cell>
          <table:table-cell office:value-type="float" office:value="542">
            <text:p>54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6" MTB</text:p>
          </table:table-cell>
          <table:table-cell office:value-type="string">
            <text:p>Campagnolo Stheno</text:p>
          </table:table-cell>
          <table:table-cell table:formula="oooc:=[.A650] &amp; &quot;  &quot; &amp; [.B650]" office:value-type="string" office:string-value="26&quot; MTB  Campagnolo Stheno">
            <text:p>26" MTB <text:s/>Campagnolo Stheno</text:p>
          </table:table-cell>
          <table:table-cell office:value-type="float" office:value="540">
            <text:p>5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6" MTB</text:p>
          </table:table-cell>
          <table:table-cell office:value-type="string">
            <text:p>Campagnolo Thorr </text:p>
          </table:table-cell>
          <table:table-cell table:formula="oooc:=[.A651] &amp; &quot;  &quot; &amp; [.B651]" office:value-type="string" office:string-value="26&quot; MTB  Campagnolo Thorr ">
            <text:p>26" MTB <text:s/>Campagnolo Thorr </text:p>
          </table:table-cell>
          <table:table-cell office:value-type="float" office:value="540">
            <text:p>5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6" MTB</text:p>
          </table:table-cell>
          <table:table-cell office:value-type="string">
            <text:p>Campagnolo Zark </text:p>
          </table:table-cell>
          <table:table-cell table:formula="oooc:=[.A652] &amp; &quot;  &quot; &amp; [.B652]" office:value-type="string" office:string-value="26&quot; MTB  Campagnolo Zark ">
            <text:p>26" MTB <text:s/>Campagnolo Zark </text:p>
          </table:table-cell>
          <table:table-cell office:value-type="float" office:value="543">
            <text:p>54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6" MTB</text:p>
          </table:table-cell>
          <table:table-cell office:value-type="string">
            <text:p>Campagnolo Zeta</text:p>
          </table:table-cell>
          <table:table-cell table:formula="oooc:=[.A653] &amp; &quot;  &quot; &amp; [.B653]" office:value-type="string" office:string-value="26&quot; MTB  Campagnolo Zeta">
            <text:p>26" MTB <text:s/>Campagnolo Zeta</text:p>
          </table:table-cell>
          <table:table-cell office:value-type="float" office:value="546">
            <text:p>5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6" MTB</text:p>
          </table:table-cell>
          <table:table-cell office:value-type="string">
            <text:p>DT Swiss E 540 Enduro disc</text:p>
          </table:table-cell>
          <table:table-cell table:formula="oooc:=[.A654] &amp; &quot;  &quot; &amp; [.B654]" office:value-type="string" office:string-value="26&quot; MTB  DT Swiss E 540 Enduro disc">
            <text:p>26" MTB <text:s/>DT Swiss E 540 Enduro disc</text:p>
          </table:table-cell>
          <table:table-cell office:value-type="float" office:value="537">
            <text:p>53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6" MTB</text:p>
          </table:table-cell>
          <table:table-cell office:value-type="string">
            <text:p>DT Swiss EX 5.1d (disc brakes)</text:p>
          </table:table-cell>
          <table:table-cell table:formula="oooc:=[.A655] &amp; &quot;  &quot; &amp; [.B655]" office:value-type="string" office:string-value="26&quot; MTB  DT Swiss EX 5.1d (disc brakes)">
            <text:p>26" MTB <text:s/>DT Swiss EX 5.1d (disc brakes)</text:p>
          </table:table-cell>
          <table:table-cell office:value-type="float" office:value="539">
            <text:p>53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6" MTB</text:p>
          </table:table-cell>
          <table:table-cell office:value-type="string">
            <text:p>DT Swiss FR 6.1d (disc brakes)</text:p>
          </table:table-cell>
          <table:table-cell table:formula="oooc:=[.A656] &amp; &quot;  &quot; &amp; [.B656]" office:value-type="string" office:string-value="26&quot; MTB  DT Swiss FR 6.1d (disc brakes)">
            <text:p>26" MTB <text:s/>DT Swiss FR 6.1d (disc brakes)</text:p>
          </table:table-cell>
          <table:table-cell office:value-type="float" office:value="535">
            <text:p>53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6" MTB</text:p>
          </table:table-cell>
          <table:table-cell office:value-type="string">
            <text:p>DT Swiss XR 4.1 (rim or disc brakes)</text:p>
          </table:table-cell>
          <table:table-cell table:formula="oooc:=[.A657] &amp; &quot;  &quot; &amp; [.B657]" office:value-type="string" office:string-value="26&quot; MTB  DT Swiss XR 4.1 (rim or disc brakes)">
            <text:p>26" MTB <text:s/>DT Swiss XR 4.1 (rim or disc brakes)</text:p>
          </table:table-cell>
          <table:table-cell office:value-type="float" office:value="538">
            <text:p>53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6" MTB</text:p>
          </table:table-cell>
          <table:table-cell office:value-type="string">
            <text:p>DT Swiss XR 4.1d (disc brakes)</text:p>
          </table:table-cell>
          <table:table-cell table:formula="oooc:=[.A658] &amp; &quot;  &quot; &amp; [.B658]" office:value-type="string" office:string-value="26&quot; MTB  DT Swiss XR 4.1d (disc brakes)">
            <text:p>26" MTB <text:s/>DT Swiss XR 4.1d (disc brakes)</text:p>
          </table:table-cell>
          <table:table-cell office:value-type="float" office:value="538">
            <text:p>53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6" MTB</text:p>
          </table:table-cell>
          <table:table-cell office:value-type="string">
            <text:p>DT Swiss XR 4.1 ceramic</text:p>
          </table:table-cell>
          <table:table-cell table:formula="oooc:=[.A659] &amp; &quot;  &quot; &amp; [.B659]" office:value-type="string" office:string-value="26&quot; MTB  DT Swiss XR 4.1 ceramic">
            <text:p>26" MTB <text:s/>DT Swiss XR 4.1 ceramic</text:p>
          </table:table-cell>
          <table:table-cell office:value-type="float" office:value="538">
            <text:p>53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6" MTB</text:p>
          </table:table-cell>
          <table:table-cell office:value-type="string">
            <text:p>DT Swiss X 450 MTB non disc</text:p>
          </table:table-cell>
          <table:table-cell table:formula="oooc:=[.A660] &amp; &quot;  &quot; &amp; [.B660]" office:value-type="string" office:string-value="26&quot; MTB  DT Swiss X 450 MTB non disc">
            <text:p>26" MTB <text:s/>DT Swiss X 450 MTB non disc</text:p>
          </table:table-cell>
          <table:table-cell office:value-type="float" office:value="539">
            <text:p>53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6" MTB</text:p>
          </table:table-cell>
          <table:table-cell office:value-type="string">
            <text:p>DT Swiss X 450 MTB disc</text:p>
          </table:table-cell>
          <table:table-cell table:formula="oooc:=[.A661] &amp; &quot;  &quot; &amp; [.B661]" office:value-type="string" office:string-value="26&quot; MTB  DT Swiss X 450 MTB disc">
            <text:p>26" MTB <text:s/>DT Swiss X 450 MTB disc</text:p>
          </table:table-cell>
          <table:table-cell office:value-type="float" office:value="540">
            <text:p>5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6" MTB</text:p>
          </table:table-cell>
          <table:table-cell office:value-type="string">
            <text:p>FiR MS26, Downhill (same w/ machined sidewalls)</text:p>
          </table:table-cell>
          <table:table-cell table:formula="oooc:=[.A662] &amp; &quot;  &quot; &amp; [.B662]" office:value-type="string" office:string-value="26&quot; MTB  FiR MS26, Downhill (same w/ machined sidewalls)">
            <text:p>26" MTB <text:s/>FiR MS26, Downhill (same w/ machined sidewalls)</text:p>
          </table:table-cell>
          <table:table-cell office:value-type="float" office:value="545">
            <text:p>54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6" MTB</text:p>
          </table:table-cell>
          <table:table-cell office:value-type="string">
            <text:p>FiR MT 232</text:p>
          </table:table-cell>
          <table:table-cell table:formula="oooc:=[.A663] &amp; &quot;  &quot; &amp; [.B663]" office:value-type="string" office:string-value="26&quot; MTB  FiR MT 232">
            <text:p>26" MTB <text:s/>FiR MT 232</text:p>
          </table:table-cell>
          <table:table-cell office:value-type="float" office:value="543">
            <text:p>54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6" MTB</text:p>
          </table:table-cell>
          <table:table-cell office:value-type="string">
            <text:p>FiR W 400</text:p>
          </table:table-cell>
          <table:table-cell table:formula="oooc:=[.A664] &amp; &quot;  &quot; &amp; [.B664]" office:value-type="string" office:string-value="26&quot; MTB  FiR W 400">
            <text:p>26" MTB <text:s/>FiR W 400</text:p>
          </table:table-cell>
          <table:table-cell office:value-type="float" office:value="535">
            <text:p>53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6" MTB</text:p>
          </table:table-cell>
          <table:table-cell office:value-type="string">
            <text:p>IRD Tsunami</text:p>
          </table:table-cell>
          <table:table-cell table:formula="oooc:=[.A665] &amp; &quot;  &quot; &amp; [.B665]" office:value-type="string" office:string-value="26&quot; MTB  IRD Tsunami">
            <text:p>26" MTB <text:s/>IRD Tsunami</text:p>
          </table:table-cell>
          <table:table-cell office:value-type="float" office:value="530">
            <text:p>53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6" MTB</text:p>
          </table:table-cell>
          <table:table-cell office:value-type="string">
            <text:p>IRD Tsunami disk</text:p>
          </table:table-cell>
          <table:table-cell table:formula="oooc:=[.A666] &amp; &quot;  &quot; &amp; [.B666]" office:value-type="string" office:string-value="26&quot; MTB  IRD Tsunami disk">
            <text:p>26" MTB <text:s/>IRD Tsunami disk</text:p>
          </table:table-cell>
          <table:table-cell office:value-type="float" office:value="528">
            <text:p>52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6" MTB</text:p>
          </table:table-cell>
          <table:table-cell office:value-type="string">
            <text:p>K525</text:p>
          </table:table-cell>
          <table:table-cell table:formula="oooc:=[.A667] &amp; &quot;  &quot; &amp; [.B667]" office:value-type="string" office:string-value="26&quot; MTB  K525">
            <text:p>26" MTB <text:s/>K525</text:p>
          </table:table-cell>
          <table:table-cell office:value-type="float" office:value="538">
            <text:p>53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6" MTB</text:p>
          </table:table-cell>
          <table:table-cell office:value-type="string">
            <text:p>Matrix 750 (22mm w x 20.5mm deep)</text:p>
          </table:table-cell>
          <table:table-cell table:formula="oooc:=[.A668] &amp; &quot;  &quot; &amp; [.B668]" office:value-type="string" office:string-value="26&quot; MTB  Matrix 750 (22mm w x 20.5mm deep)">
            <text:p>26" MTB <text:s/>Matrix 750 (22mm w x 20.5mm deep)</text:p>
          </table:table-cell>
          <table:table-cell table:formula="oooc:=2*256+AVERAGE(33;32.5;33;32.5;31.9;31.4;32.1;32.3)" office:value-type="float" office:value="544.3375">
            <text:p>544.3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6" MTB</text:p>
          </table:table-cell>
          <table:table-cell office:value-type="string">
            <text:p>Matrix ISO C</text:p>
          </table:table-cell>
          <table:table-cell table:formula="oooc:=[.A669] &amp; &quot;  &quot; &amp; [.B669]" office:value-type="string" office:string-value="26&quot; MTB  Matrix ISO C">
            <text:p>26" MTB <text:s/>Matrix ISO C</text:p>
          </table:table-cell>
          <table:table-cell office:value-type="float" office:value="535">
            <text:p>53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6" MTB</text:p>
          </table:table-cell>
          <table:table-cell office:value-type="string">
            <text:p>Matrix ISO CII</text:p>
          </table:table-cell>
          <table:table-cell table:formula="oooc:=[.A670] &amp; &quot;  &quot; &amp; [.B670]" office:value-type="string" office:string-value="26&quot; MTB  Matrix ISO CII">
            <text:p>26" MTB <text:s/>Matrix ISO CII</text:p>
          </table:table-cell>
          <table:table-cell office:value-type="float" office:value="539">
            <text:p>53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6" MTB</text:p>
          </table:table-cell>
          <table:table-cell office:value-type="string">
            <text:p>Matrix Lobo</text:p>
          </table:table-cell>
          <table:table-cell table:formula="oooc:=[.A671] &amp; &quot;  &quot; &amp; [.B671]" office:value-type="string" office:string-value="26&quot; MTB  Matrix Lobo">
            <text:p>26" MTB <text:s/>Matrix Lobo</text:p>
          </table:table-cell>
          <table:table-cell office:value-type="float" office:value="551">
            <text:p>55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6" MTB</text:p>
          </table:table-cell>
          <table:table-cell office:value-type="string">
            <text:p>Matrix Mt. Titan </text:p>
          </table:table-cell>
          <table:table-cell table:formula="oooc:=[.A672] &amp; &quot;  &quot; &amp; [.B672]" office:value-type="string" office:string-value="26&quot; MTB  Matrix Mt. Titan ">
            <text:p>26" MTB <text:s/>Matrix Mt. Titan </text:p>
          </table:table-cell>
          <table:table-cell office:value-type="float" office:value="547">
            <text:p>54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6" MTB</text:p>
          </table:table-cell>
          <table:table-cell office:value-type="string">
            <text:p>Matrix S T Comp </text:p>
          </table:table-cell>
          <table:table-cell table:formula="oooc:=[.A673] &amp; &quot;  &quot; &amp; [.B673]" office:value-type="string" office:string-value="26&quot; MTB  Matrix S T Comp ">
            <text:p>26" MTB <text:s/>Matrix S T Comp </text:p>
          </table:table-cell>
          <table:table-cell office:value-type="float" office:value="546">
            <text:p>5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6" MTB</text:p>
          </table:table-cell>
          <table:table-cell office:value-type="string">
            <text:p>Matrix Single Track</text:p>
          </table:table-cell>
          <table:table-cell table:formula="oooc:=[.A674] &amp; &quot;  &quot; &amp; [.B674]" office:value-type="string" office:string-value="26&quot; MTB  Matrix Single Track">
            <text:p>26" MTB <text:s/>Matrix Single Track</text:p>
          </table:table-cell>
          <table:table-cell office:value-type="float" office:value="541">
            <text:p>54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6" MTB</text:p>
          </table:table-cell>
          <table:table-cell office:value-type="string">
            <text:p>Matrix Swami </text:p>
          </table:table-cell>
          <table:table-cell table:formula="oooc:=[.A675] &amp; &quot;  &quot; &amp; [.B675]" office:value-type="string" office:string-value="26&quot; MTB  Matrix Swami ">
            <text:p>26" MTB <text:s/>Matrix Swami </text:p>
          </table:table-cell>
          <table:table-cell office:value-type="float" office:value="546">
            <text:p>5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6" MTB</text:p>
          </table:table-cell>
          <table:table-cell office:value-type="string">
            <text:p>Mavic 117</text:p>
          </table:table-cell>
          <table:table-cell table:formula="oooc:=[.A676] &amp; &quot;  &quot; &amp; [.B676]" office:value-type="string" office:string-value="26&quot; MTB  Mavic 117">
            <text:p>26" MTB <text:s/>Mavic 117</text:p>
          </table:table-cell>
          <table:table-cell office:value-type="float" office:value="541">
            <text:p>54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6" MTB</text:p>
          </table:table-cell>
          <table:table-cell office:value-type="string">
            <text:p>Mavic 121 (ERD is Mavic's Nipple Seat Dia + 3mm for nipples)</text:p>
          </table:table-cell>
          <table:table-cell table:formula="oooc:=[.A677] &amp; &quot;  &quot; &amp; [.B677]" office:value-type="string" office:string-value="26&quot; MTB  Mavic 121 (ERD is Mavic's Nipple Seat Dia + 3mm for nipples)">
            <text:p>26" MTB <text:s/>Mavic 121 (ERD is Mavic's Nipple Seat Dia + 3mm for nipples)</text:p>
          </table:table-cell>
          <table:table-cell table:formula="oooc:=541+3" office:value-type="float" office:value="544">
            <text:p>54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6" MTB</text:p>
          </table:table-cell>
          <table:table-cell office:value-type="string">
            <text:p>Mavic 217 (ERD is Mavic's Nipple Seat Dia + 3mm for nipples)</text:p>
          </table:table-cell>
          <table:table-cell table:formula="oooc:=[.A678] &amp; &quot;  &quot; &amp; [.B678]" office:value-type="string" office:string-value="26&quot; MTB  Mavic 217 (ERD is Mavic's Nipple Seat Dia + 3mm for nipples)">
            <text:p>26" MTB <text:s/>Mavic 217 (ERD is Mavic's Nipple Seat Dia + 3mm for nipples)</text:p>
          </table:table-cell>
          <table:table-cell table:formula="oooc:=536+3" office:value-type="float" office:value="539">
            <text:p>53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6" MTB</text:p>
          </table:table-cell>
          <table:table-cell office:value-type="string">
            <text:p>Mavic 217D</text:p>
          </table:table-cell>
          <table:table-cell table:formula="oooc:=[.A679] &amp; &quot;  &quot; &amp; [.B679]" office:value-type="string" office:string-value="26&quot; MTB  Mavic 217D">
            <text:p>26" MTB <text:s/>Mavic 217D</text:p>
          </table:table-cell>
          <table:table-cell office:value-type="float" office:value="540.5">
            <text:p>540.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6" MTB</text:p>
          </table:table-cell>
          <table:table-cell office:value-type="string">
            <text:p>Mavic 220 (ERD is Mavic's Nipple Seat Dia + 3mm for nipples)</text:p>
          </table:table-cell>
          <table:table-cell table:formula="oooc:=[.A680] &amp; &quot;  &quot; &amp; [.B680]" office:value-type="string" office:string-value="26&quot; MTB  Mavic 220 (ERD is Mavic's Nipple Seat Dia + 3mm for nipples)">
            <text:p>26" MTB <text:s/>Mavic 220 (ERD is Mavic's Nipple Seat Dia + 3mm for nipples)</text:p>
          </table:table-cell>
          <table:table-cell table:formula="oooc:=540+3" office:value-type="float" office:value="543">
            <text:p>54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6" MTB</text:p>
          </table:table-cell>
          <table:table-cell office:value-type="string">
            <text:p>Mavic 221 (ERD is Mavic's Nipple Seat Dia + 3mm for nipples)</text:p>
          </table:table-cell>
          <table:table-cell table:formula="oooc:=[.A681] &amp; &quot;  &quot; &amp; [.B681]" office:value-type="string" office:string-value="26&quot; MTB  Mavic 221 (ERD is Mavic's Nipple Seat Dia + 3mm for nipples)">
            <text:p>26" MTB <text:s/>Mavic 221 (ERD is Mavic's Nipple Seat Dia + 3mm for nipples)</text:p>
          </table:table-cell>
          <table:table-cell table:formula="oooc:=540.5+3" office:value-type="float" office:value="543.5">
            <text:p>543.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6" MTB</text:p>
          </table:table-cell>
          <table:table-cell office:value-type="string">
            <text:p>Mavic 238 (ERD is Mavic's Nipple Seat Dia + 3mm for nipples)</text:p>
          </table:table-cell>
          <table:table-cell table:formula="oooc:=[.A682] &amp; &quot;  &quot; &amp; [.B682]" office:value-type="string" office:string-value="26&quot; MTB  Mavic 238 (ERD is Mavic's Nipple Seat Dia + 3mm for nipples)">
            <text:p>26" MTB <text:s/>Mavic 238 (ERD is Mavic's Nipple Seat Dia + 3mm for nipples)</text:p>
          </table:table-cell>
          <table:table-cell table:formula="oooc:=541.5+3" office:value-type="float" office:value="544.5">
            <text:p>544.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6" MTB</text:p>
          </table:table-cell>
          <table:table-cell office:value-type="string">
            <text:p>Mavic 238N</text:p>
          </table:table-cell>
          <table:table-cell table:formula="oooc:=[.A683] &amp; &quot;  &quot; &amp; [.B683]" office:value-type="string" office:string-value="26&quot; MTB  Mavic 238N">
            <text:p>26" MTB <text:s/>Mavic 238N</text:p>
          </table:table-cell>
          <table:table-cell office:value-type="float" office:value="543">
            <text:p>54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6" MTB</text:p>
          </table:table-cell>
          <table:table-cell office:value-type="string">
            <text:p>Mavic D3.1</text:p>
          </table:table-cell>
          <table:table-cell table:formula="oooc:=[.A684] &amp; &quot;  &quot; &amp; [.B684]" office:value-type="string" office:string-value="26&quot; MTB  Mavic D3.1">
            <text:p>26" MTB <text:s/>Mavic D3.1</text:p>
          </table:table-cell>
          <table:table-cell office:value-type="float" office:value="534.5">
            <text:p>534.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6" MTB</text:p>
          </table:table-cell>
          <table:table-cell office:value-type="string">
            <text:p>Mavic D321 Disc (ERD is Mavic's Nipple Seat Dia + 3mm for nipples)</text:p>
          </table:table-cell>
          <table:table-cell table:formula="oooc:=[.A685] &amp; &quot;  &quot; &amp; [.B685]" office:value-type="string" office:string-value="26&quot; MTB  Mavic D321 Disc (ERD is Mavic's Nipple Seat Dia + 3mm for nipples)">
            <text:p>26" MTB <text:s/>Mavic D321 Disc (ERD is Mavic's Nipple Seat Dia + 3mm for nipples)</text:p>
          </table:table-cell>
          <table:table-cell table:formula="oooc:=534.5+3" office:value-type="float" office:value="537.5">
            <text:p>537.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6" MTB</text:p>
          </table:table-cell>
          <table:table-cell office:value-type="string">
            <text:p>Mavic D521 (ERD is Mavic's Nipple Seat Dia + 3mm for nipples)</text:p>
          </table:table-cell>
          <table:table-cell table:formula="oooc:=[.A686] &amp; &quot;  &quot; &amp; [.B686]" office:value-type="string" office:string-value="26&quot; MTB  Mavic D521 (ERD is Mavic's Nipple Seat Dia + 3mm for nipples)">
            <text:p>26" MTB <text:s/>Mavic D521 (ERD is Mavic's Nipple Seat Dia + 3mm for nipples)</text:p>
          </table:table-cell>
          <table:table-cell table:formula="oooc:=532+3" office:value-type="float" office:value="535">
            <text:p>53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6" MTB</text:p>
          </table:table-cell>
          <table:table-cell office:value-type="string">
            <text:p>Mavic Energie M217</text:p>
          </table:table-cell>
          <table:table-cell table:formula="oooc:=[.A687] &amp; &quot;  &quot; &amp; [.B687]" office:value-type="string" office:string-value="26&quot; MTB  Mavic Energie M217">
            <text:p>26" MTB <text:s/>Mavic Energie M217</text:p>
          </table:table-cell>
          <table:table-cell office:value-type="float" office:value="540">
            <text:p>5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6" MTB</text:p>
          </table:table-cell>
          <table:table-cell office:value-type="string">
            <text:p>Mavic Energie M7</text:p>
          </table:table-cell>
          <table:table-cell table:formula="oooc:=[.A688] &amp; &quot;  &quot; &amp; [.B688]" office:value-type="string" office:string-value="26&quot; MTB  Mavic Energie M7">
            <text:p>26" MTB <text:s/>Mavic Energie M7</text:p>
          </table:table-cell>
          <table:table-cell office:value-type="float" office:value="540">
            <text:p>5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6" MTB</text:p>
          </table:table-cell>
          <table:table-cell office:value-type="string">
            <text:p>Mavic EX 325 Disc</text:p>
          </table:table-cell>
          <table:table-cell table:formula="oooc:=[.A689] &amp; &quot;  &quot; &amp; [.B689]" office:value-type="string" office:string-value="26&quot; MTB  Mavic EX 325 Disc">
            <text:p>26" MTB <text:s/>Mavic EX 325 Disc</text:p>
          </table:table-cell>
          <table:table-cell office:value-type="float" office:value="536.5">
            <text:p>536.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6" MTB</text:p>
          </table:table-cell>
          <table:table-cell office:value-type="string">
            <text:p>Mavic EX 721</text:p>
          </table:table-cell>
          <table:table-cell table:formula="oooc:=[.A690] &amp; &quot;  &quot; &amp; [.B690]" office:value-type="string" office:string-value="26&quot; MTB  Mavic EX 721">
            <text:p>26" MTB <text:s/>Mavic EX 721</text:p>
          </table:table-cell>
          <table:table-cell office:value-type="float" office:value="534.5">
            <text:p>534.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6" MTB</text:p>
          </table:table-cell>
          <table:table-cell office:value-type="string">
            <text:p>Mavic EX 729 Disc</text:p>
          </table:table-cell>
          <table:table-cell table:formula="oooc:=[.A691] &amp; &quot;  &quot; &amp; [.B691]" office:value-type="string" office:string-value="26&quot; MTB  Mavic EX 729 Disc">
            <text:p>26" MTB <text:s/>Mavic EX 729 Disc</text:p>
          </table:table-cell>
          <table:table-cell office:value-type="float" office:value="537">
            <text:p>53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6" MTB</text:p>
          </table:table-cell>
          <table:table-cell office:value-type="string">
            <text:p>Mavic EX 823 Disc</text:p>
          </table:table-cell>
          <table:table-cell table:formula="oooc:=[.A692] &amp; &quot;  &quot; &amp; [.B692]" office:value-type="string" office:string-value="26&quot; MTB  Mavic EX 823 Disc">
            <text:p>26" MTB <text:s/>Mavic EX 823 Disc</text:p>
          </table:table-cell>
          <table:table-cell office:value-type="float" office:value="534.5">
            <text:p>534.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6" MTB</text:p>
          </table:table-cell>
          <table:table-cell office:value-type="string">
            <text:p>Mavic EX 823 Disc 05</text:p>
          </table:table-cell>
          <table:table-cell table:formula="oooc:=[.A693] &amp; &quot;  &quot; &amp; [.B693]" office:value-type="string" office:string-value="26&quot; MTB  Mavic EX 823 Disc 05">
            <text:p>26" MTB <text:s/>Mavic EX 823 Disc 05</text:p>
          </table:table-cell>
          <table:table-cell office:value-type="float" office:value="530.5">
            <text:p>530.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6" MTB</text:p>
          </table:table-cell>
          <table:table-cell office:value-type="string">
            <text:p>Mavic F 219 Disc</text:p>
          </table:table-cell>
          <table:table-cell table:formula="oooc:=[.A694] &amp; &quot;  &quot; &amp; [.B694]" office:value-type="string" office:string-value="26&quot; MTB  Mavic F 219 Disc">
            <text:p>26" MTB <text:s/>Mavic F 219 Disc</text:p>
          </table:table-cell>
          <table:table-cell office:value-type="float" office:value="538.5">
            <text:p>538.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6" MTB</text:p>
          </table:table-cell>
          <table:table-cell office:value-type="string">
            <text:p>Mavic F519</text:p>
          </table:table-cell>
          <table:table-cell table:formula="oooc:=[.A695] &amp; &quot;  &quot; &amp; [.B695]" office:value-type="string" office:string-value="26&quot; MTB  Mavic F519">
            <text:p>26" MTB <text:s/>Mavic F519</text:p>
          </table:table-cell>
          <table:table-cell office:value-type="float" office:value="538.5">
            <text:p>538.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6" MTB</text:p>
          </table:table-cell>
          <table:table-cell office:value-type="string">
            <text:p>Mavic F519</text:p>
          </table:table-cell>
          <table:table-cell table:formula="oooc:=[.A696] &amp; &quot;  &quot; &amp; [.B696]" office:value-type="string" office:string-value="26&quot; MTB  Mavic F519">
            <text:p>26" MTB <text:s/>Mavic F519</text:p>
          </table:table-cell>
          <table:table-cell office:value-type="float" office:value="543">
            <text:p>54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6" MTB</text:p>
          </table:table-cell>
          <table:table-cell office:value-type="string">
            <text:p>Mavic M230 </text:p>
          </table:table-cell>
          <table:table-cell table:formula="oooc:=[.A697] &amp; &quot;  &quot; &amp; [.B697]" office:value-type="string" office:string-value="26&quot; MTB  Mavic M230 ">
            <text:p>26" MTB <text:s/>Mavic M230 </text:p>
          </table:table-cell>
          <table:table-cell office:value-type="float" office:value="546">
            <text:p>5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6" MTB</text:p>
          </table:table-cell>
          <table:table-cell office:value-type="string">
            <text:p>Mavic M231</text:p>
          </table:table-cell>
          <table:table-cell table:formula="oooc:=[.A698] &amp; &quot;  &quot; &amp; [.B698]" office:value-type="string" office:string-value="26&quot; MTB  Mavic M231">
            <text:p>26" MTB <text:s/>Mavic M231</text:p>
          </table:table-cell>
          <table:table-cell office:value-type="float" office:value="548">
            <text:p>54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6" MTB</text:p>
          </table:table-cell>
          <table:table-cell office:value-type="string">
            <text:p>Mavic M238</text:p>
          </table:table-cell>
          <table:table-cell table:formula="oooc:=[.A699] &amp; &quot;  &quot; &amp; [.B699]" office:value-type="string" office:string-value="26&quot; MTB  Mavic M238">
            <text:p>26" MTB <text:s/>Mavic M238</text:p>
          </table:table-cell>
          <table:table-cell office:value-type="float" office:value="544">
            <text:p>54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6" MTB</text:p>
          </table:table-cell>
          <table:table-cell office:value-type="string">
            <text:p>Mavic M261</text:p>
          </table:table-cell>
          <table:table-cell table:formula="oooc:=[.A700] &amp; &quot;  &quot; &amp; [.B700]" office:value-type="string" office:string-value="26&quot; MTB  Mavic M261">
            <text:p>26" MTB <text:s/>Mavic M261</text:p>
          </table:table-cell>
          <table:table-cell office:value-type="float" office:value="548">
            <text:p>54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6" MTB</text:p>
          </table:table-cell>
          <table:table-cell office:value-type="string">
            <text:p>Mavic M281 </text:p>
          </table:table-cell>
          <table:table-cell table:formula="oooc:=[.A701] &amp; &quot;  &quot; &amp; [.B701]" office:value-type="string" office:string-value="26&quot; MTB  Mavic M281 ">
            <text:p>26" MTB <text:s/>Mavic M281 </text:p>
          </table:table-cell>
          <table:table-cell office:value-type="float" office:value="545">
            <text:p>54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6" MTB</text:p>
          </table:table-cell>
          <table:table-cell office:value-type="string">
            <text:p>Mavic MA40</text:p>
          </table:table-cell>
          <table:table-cell table:formula="oooc:=[.A702] &amp; &quot;  &quot; &amp; [.B702]" office:value-type="string" office:string-value="26&quot; MTB  Mavic MA40">
            <text:p>26" MTB <text:s/>Mavic MA40</text:p>
          </table:table-cell>
          <table:table-cell office:value-type="float" office:value="550">
            <text:p>55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6" MTB</text:p>
          </table:table-cell>
          <table:table-cell office:value-type="string">
            <text:p>Mavic Oxygen M6 </text:p>
          </table:table-cell>
          <table:table-cell table:formula="oooc:=[.A703] &amp; &quot;  &quot; &amp; [.B703]" office:value-type="string" office:string-value="26&quot; MTB  Mavic Oxygen M6 ">
            <text:p>26" MTB <text:s/>Mavic Oxygen M6 </text:p>
          </table:table-cell>
          <table:table-cell office:value-type="float" office:value="542">
            <text:p>54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6" MTB</text:p>
          </table:table-cell>
          <table:table-cell office:value-type="string">
            <text:p>Mavic Rando M4</text:p>
          </table:table-cell>
          <table:table-cell table:formula="oooc:=[.A704] &amp; &quot;  &quot; &amp; [.B704]" office:value-type="string" office:string-value="26&quot; MTB  Mavic Rando M4">
            <text:p>26" MTB <text:s/>Mavic Rando M4</text:p>
          </table:table-cell>
          <table:table-cell office:value-type="float" office:value="550">
            <text:p>55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6" MTB</text:p>
          </table:table-cell>
          <table:table-cell office:value-type="string">
            <text:p>Mavic Rando M5</text:p>
          </table:table-cell>
          <table:table-cell table:formula="oooc:=[.A705] &amp; &quot;  &quot; &amp; [.B705]" office:value-type="string" office:string-value="26&quot; MTB  Mavic Rando M5">
            <text:p>26" MTB <text:s/>Mavic Rando M5</text:p>
          </table:table-cell>
          <table:table-cell office:value-type="float" office:value="548">
            <text:p>54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6" MTB</text:p>
          </table:table-cell>
          <table:table-cell office:value-type="string">
            <text:p>Mavic T519</text:p>
          </table:table-cell>
          <table:table-cell table:formula="oooc:=[.A706] &amp; &quot;  &quot; &amp; [.B706]" office:value-type="string" office:string-value="26&quot; MTB  Mavic T519">
            <text:p>26" MTB <text:s/>Mavic T519</text:p>
          </table:table-cell>
          <table:table-cell office:value-type="float" office:value="540.2">
            <text:p>540.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6" MTB</text:p>
          </table:table-cell>
          <table:table-cell office:value-type="string">
            <text:p>Mavic X138 eyelets (ERD is Mavic's Nipple Seat Dia + 3mm for nipples)</text:p>
          </table:table-cell>
          <table:table-cell table:formula="oooc:=[.A707] &amp; &quot;  &quot; &amp; [.B707]" office:value-type="string" office:string-value="26&quot; MTB  Mavic X138 eyelets (ERD is Mavic's Nipple Seat Dia + 3mm for nipples)">
            <text:p>26" MTB <text:s/>Mavic X138 eyelets (ERD is Mavic's Nipple Seat Dia + 3mm for nipples)</text:p>
          </table:table-cell>
          <table:table-cell table:formula="oooc:=540+3" office:value-type="float" office:value="543">
            <text:p>54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6" MTB</text:p>
          </table:table-cell>
          <table:table-cell office:value-type="string">
            <text:p>Mavic X138N no eyelets (ERD is Mavic's Nipple Seat Dia + 3mm for nipples)</text:p>
          </table:table-cell>
          <table:table-cell table:formula="oooc:=[.A708] &amp; &quot;  &quot; &amp; [.B708]" office:value-type="string" office:string-value="26&quot; MTB  Mavic X138N no eyelets (ERD is Mavic's Nipple Seat Dia + 3mm for nipples)">
            <text:p>26" MTB <text:s/>Mavic X138N no eyelets (ERD is Mavic's Nipple Seat Dia + 3mm for nipples)</text:p>
          </table:table-cell>
          <table:table-cell table:formula="oooc:=540+3" office:value-type="float" office:value="543">
            <text:p>54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6" MTB</text:p>
          </table:table-cell>
          <table:table-cell office:value-type="string">
            <text:p>Mavic X139N no eyelets</text:p>
          </table:table-cell>
          <table:table-cell table:formula="oooc:=[.A709] &amp; &quot;  &quot; &amp; [.B709]" office:value-type="string" office:string-value="26&quot; MTB  Mavic X139N no eyelets">
            <text:p>26" MTB <text:s/>Mavic X139N no eyelets</text:p>
          </table:table-cell>
          <table:table-cell office:value-type="float" office:value="548">
            <text:p>54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6" MTB</text:p>
          </table:table-cell>
          <table:table-cell office:value-type="string">
            <text:p>Mavic X221 eyelets (ERD is Mavic's Nipple Seat Dia + 3mm for nipples)</text:p>
          </table:table-cell>
          <table:table-cell table:formula="oooc:=[.A710] &amp; &quot;  &quot; &amp; [.B710]" office:value-type="string" office:string-value="26&quot; MTB  Mavic X221 eyelets (ERD is Mavic's Nipple Seat Dia + 3mm for nipples)">
            <text:p>26" MTB <text:s/>Mavic X221 eyelets (ERD is Mavic's Nipple Seat Dia + 3mm for nipples)</text:p>
          </table:table-cell>
          <table:table-cell table:formula="oooc:=540.5+3" office:value-type="float" office:value="543.5">
            <text:p>543.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6" MTB</text:p>
          </table:table-cell>
          <table:table-cell office:value-type="string">
            <text:p>Mavic X221N no eyelets (ERD is Mavic's Nipple Seat Dia + 3mm for nipples)</text:p>
          </table:table-cell>
          <table:table-cell table:formula="oooc:=[.A711] &amp; &quot;  &quot; &amp; [.B711]" office:value-type="string" office:string-value="26&quot; MTB  Mavic X221N no eyelets (ERD is Mavic's Nipple Seat Dia + 3mm for nipples)">
            <text:p>26" MTB <text:s/>Mavic X221N no eyelets (ERD is Mavic's Nipple Seat Dia + 3mm for nipples)</text:p>
          </table:table-cell>
          <table:table-cell table:formula="oooc:=539.5+3" office:value-type="float" office:value="542.5">
            <text:p>542.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6" MTB</text:p>
          </table:table-cell>
          <table:table-cell office:value-type="string">
            <text:p>Mavic X222 (ERD is Mavic's Nipple Seat Dia + 3mm for nipples)</text:p>
          </table:table-cell>
          <table:table-cell table:formula="oooc:=[.A712] &amp; &quot;  &quot; &amp; [.B712]" office:value-type="string" office:string-value="26&quot; MTB  Mavic X222 (ERD is Mavic's Nipple Seat Dia + 3mm for nipples)">
            <text:p>26" MTB <text:s/>Mavic X222 (ERD is Mavic's Nipple Seat Dia + 3mm for nipples)</text:p>
          </table:table-cell>
          <table:table-cell table:formula="oooc:=539.5+3" office:value-type="float" office:value="542.5">
            <text:p>542.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6" MTB</text:p>
          </table:table-cell>
          <table:table-cell office:value-type="string">
            <text:p>Mavic X223 Disc (ERD is Mavic's Nipple Seat Dia + 3mm for nipples)</text:p>
          </table:table-cell>
          <table:table-cell table:formula="oooc:=[.A713] &amp; &quot;  &quot; &amp; [.B713]" office:value-type="string" office:string-value="26&quot; MTB  Mavic X223 Disc (ERD is Mavic's Nipple Seat Dia + 3mm for nipples)">
            <text:p>26" MTB <text:s/>Mavic X223 Disc (ERD is Mavic's Nipple Seat Dia + 3mm for nipples)</text:p>
          </table:table-cell>
          <table:table-cell table:formula="oooc:=536+3" office:value-type="float" office:value="539">
            <text:p>53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6" MTB</text:p>
          </table:table-cell>
          <table:table-cell office:value-type="string">
            <text:p>Mavic X225</text:p>
          </table:table-cell>
          <table:table-cell table:formula="oooc:=[.A714] &amp; &quot;  &quot; &amp; [.B714]" office:value-type="string" office:string-value="26&quot; MTB  Mavic X225">
            <text:p>26" MTB <text:s/>Mavic X225</text:p>
          </table:table-cell>
          <table:table-cell office:value-type="float" office:value="540.5">
            <text:p>540.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6" MTB</text:p>
          </table:table-cell>
          <table:table-cell office:value-type="string">
            <text:p>Mavic X3.1</text:p>
          </table:table-cell>
          <table:table-cell table:formula="oooc:=[.A715] &amp; &quot;  &quot; &amp; [.B715]" office:value-type="string" office:string-value="26&quot; MTB  Mavic X3.1">
            <text:p>26" MTB <text:s/>Mavic X3.1</text:p>
          </table:table-cell>
          <table:table-cell office:value-type="float" office:value="534.5">
            <text:p>534.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6" MTB</text:p>
          </table:table-cell>
          <table:table-cell office:value-type="string">
            <text:p>Mavic X3.1 Disc</text:p>
          </table:table-cell>
          <table:table-cell table:formula="oooc:=[.A716] &amp; &quot;  &quot; &amp; [.B716]" office:value-type="string" office:string-value="26&quot; MTB  Mavic X3.1 Disc">
            <text:p>26" MTB <text:s/>Mavic X3.1 Disc</text:p>
          </table:table-cell>
          <table:table-cell office:value-type="float" office:value="534.5">
            <text:p>534.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6" MTB</text:p>
          </table:table-cell>
          <table:table-cell office:value-type="string">
            <text:p>Mavic X3.1 UST disc specific. 16 to 18mm nipples required.</text:p>
          </table:table-cell>
          <table:table-cell table:formula="oooc:=[.A717] &amp; &quot;  &quot; &amp; [.B717]" office:value-type="string" office:string-value="26&quot; MTB  Mavic X3.1 UST disc specific. 16 to 18mm nipples required.">
            <text:p>26" MTB <text:s/>Mavic X3.1 UST disc specific. 16 to 18mm nipples required.</text:p>
          </table:table-cell>
          <table:table-cell office:value-type="float" office:value="532">
            <text:p>53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6" MTB</text:p>
          </table:table-cell>
          <table:table-cell office:value-type="string">
            <text:p>Mavic X317 Disc (ERD is Mavic's Nipple Seat Dia + 3mm for nipples)</text:p>
          </table:table-cell>
          <table:table-cell table:formula="oooc:=[.A718] &amp; &quot;  &quot; &amp; [.B718]" office:value-type="string" office:string-value="26&quot; MTB  Mavic X317 Disc (ERD is Mavic's Nipple Seat Dia + 3mm for nipples)">
            <text:p>26" MTB <text:s/>Mavic X317 Disc (ERD is Mavic's Nipple Seat Dia + 3mm for nipples)</text:p>
          </table:table-cell>
          <table:table-cell table:formula="oooc:=538.5+3" office:value-type="float" office:value="541.5">
            <text:p>541.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6" MTB</text:p>
          </table:table-cell>
          <table:table-cell office:value-type="string">
            <text:p>Mavic X517 (ERD is Mavic's Nipple Seat Dia + 3mm for nipples)</text:p>
          </table:table-cell>
          <table:table-cell table:formula="oooc:=[.A719] &amp; &quot;  &quot; &amp; [.B719]" office:value-type="string" office:string-value="26&quot; MTB  Mavic X517 (ERD is Mavic's Nipple Seat Dia + 3mm for nipples)">
            <text:p>26" MTB <text:s/>Mavic X517 (ERD is Mavic's Nipple Seat Dia + 3mm for nipples)</text:p>
          </table:table-cell>
          <table:table-cell table:formula="oooc:=537.5+3" office:value-type="float" office:value="540.5">
            <text:p>540.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6" MTB</text:p>
          </table:table-cell>
          <table:table-cell office:value-type="string">
            <text:p>Mavic X618</text:p>
          </table:table-cell>
          <table:table-cell table:formula="oooc:=[.A720] &amp; &quot;  &quot; &amp; [.B720]" office:value-type="string" office:string-value="26&quot; MTB  Mavic X618">
            <text:p>26" MTB <text:s/>Mavic X618</text:p>
          </table:table-cell>
          <table:table-cell office:value-type="float" office:value="541">
            <text:p>54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6" MTB</text:p>
          </table:table-cell>
          <table:table-cell office:value-type="string">
            <text:p>Mavic XC 317 Disc</text:p>
          </table:table-cell>
          <table:table-cell table:formula="oooc:=[.A721] &amp; &quot;  &quot; &amp; [.B721]" office:value-type="string" office:string-value="26&quot; MTB  Mavic XC 317 Disc">
            <text:p>26" MTB <text:s/>Mavic XC 317 Disc</text:p>
          </table:table-cell>
          <table:table-cell office:value-type="float" office:value="541">
            <text:p>54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6" MTB</text:p>
          </table:table-cell>
          <table:table-cell office:value-type="string">
            <text:p>Mavic XC 717 Disc</text:p>
          </table:table-cell>
          <table:table-cell table:formula="oooc:=[.A722] &amp; &quot;  &quot; &amp; [.B722]" office:value-type="string" office:string-value="26&quot; MTB  Mavic XC 717 Disc">
            <text:p>26" MTB <text:s/>Mavic XC 717 Disc</text:p>
          </table:table-cell>
          <table:table-cell office:value-type="float" office:value="541">
            <text:p>54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6" MTB</text:p>
          </table:table-cell>
          <table:table-cell office:value-type="string">
            <text:p>Mavic XC717</text:p>
          </table:table-cell>
          <table:table-cell table:formula="oooc:=[.A723] &amp; &quot;  &quot; &amp; [.B723]" office:value-type="string" office:string-value="26&quot; MTB  Mavic XC717">
            <text:p>26" MTB <text:s/>Mavic XC717</text:p>
          </table:table-cell>
          <table:table-cell office:value-type="float" office:value="541">
            <text:p>54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6" MTB</text:p>
          </table:table-cell>
          <table:table-cell office:value-type="string">
            <text:p>Mavic XM 117</text:p>
          </table:table-cell>
          <table:table-cell table:formula="oooc:=[.A724] &amp; &quot;  &quot; &amp; [.B724]" office:value-type="string" office:string-value="26&quot; MTB  Mavic XM 117">
            <text:p>26" MTB <text:s/>Mavic XM 117</text:p>
          </table:table-cell>
          <table:table-cell office:value-type="float" office:value="542.5">
            <text:p>542.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6" MTB</text:p>
          </table:table-cell>
          <table:table-cell office:value-type="string">
            <text:p>Mavic XM 117 Disc</text:p>
          </table:table-cell>
          <table:table-cell table:formula="oooc:=[.A725] &amp; &quot;  &quot; &amp; [.B725]" office:value-type="string" office:string-value="26&quot; MTB  Mavic XM 117 Disc">
            <text:p>26" MTB <text:s/>Mavic XM 117 Disc</text:p>
          </table:table-cell>
          <table:table-cell office:value-type="float" office:value="548">
            <text:p>54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6" MTB</text:p>
          </table:table-cell>
          <table:table-cell office:value-type="string">
            <text:p>Mavic XM 317 Disc</text:p>
          </table:table-cell>
          <table:table-cell table:formula="oooc:=[.A726] &amp; &quot;  &quot; &amp; [.B726]" office:value-type="string" office:string-value="26&quot; MTB  Mavic XM 317 Disc">
            <text:p>26" MTB <text:s/>Mavic XM 317 Disc</text:p>
          </table:table-cell>
          <table:table-cell office:value-type="float" office:value="538.5">
            <text:p>538.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6" MTB</text:p>
          </table:table-cell>
          <table:table-cell office:value-type="string">
            <text:p>Mavic XM 321 Disc</text:p>
          </table:table-cell>
          <table:table-cell table:formula="oooc:=[.A727] &amp; &quot;  &quot; &amp; [.B727]" office:value-type="string" office:string-value="26&quot; MTB  Mavic XM 321 Disc">
            <text:p>26" MTB <text:s/>Mavic XM 321 Disc</text:p>
          </table:table-cell>
          <table:table-cell office:value-type="float" office:value="538.5">
            <text:p>538.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6" MTB</text:p>
          </table:table-cell>
          <table:table-cell office:value-type="string">
            <text:p>Mavic XM 517</text:p>
          </table:table-cell>
          <table:table-cell table:formula="oooc:=[.A728] &amp; &quot;  &quot; &amp; [.B728]" office:value-type="string" office:string-value="26&quot; MTB  Mavic XM 517">
            <text:p>26" MTB <text:s/>Mavic XM 517</text:p>
          </table:table-cell>
          <table:table-cell office:value-type="float" office:value="540.5">
            <text:p>540.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6" MTB</text:p>
          </table:table-cell>
          <table:table-cell office:value-type="string">
            <text:p>Mavic XM 719</text:p>
          </table:table-cell>
          <table:table-cell table:formula="oooc:=[.A729] &amp; &quot;  &quot; &amp; [.B729]" office:value-type="string" office:string-value="26&quot; MTB  Mavic XM 719">
            <text:p>26" MTB <text:s/>Mavic XM 719</text:p>
          </table:table-cell>
          <table:table-cell office:value-type="float" office:value="538.5">
            <text:p>538.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6" MTB</text:p>
          </table:table-cell>
          <table:table-cell office:value-type="string">
            <text:p>Mavic XM 819</text:p>
          </table:table-cell>
          <table:table-cell table:formula="oooc:=[.A730] &amp; &quot;  &quot; &amp; [.B730]" office:value-type="string" office:string-value="26&quot; MTB  Mavic XM 819">
            <text:p>26" MTB <text:s/>Mavic XM 819</text:p>
          </table:table-cell>
          <table:table-cell office:value-type="float" office:value="534.5">
            <text:p>534.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6" MTB</text:p>
          </table:table-cell>
          <table:table-cell office:value-type="string">
            <text:p>Mavic XM 819 Disc</text:p>
          </table:table-cell>
          <table:table-cell table:formula="oooc:=[.A731] &amp; &quot;  &quot; &amp; [.B731]" office:value-type="string" office:string-value="26&quot; MTB  Mavic XM 819 Disc">
            <text:p>26" MTB <text:s/>Mavic XM 819 Disc</text:p>
          </table:table-cell>
          <table:table-cell office:value-type="float" office:value="534.5">
            <text:p>534.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6" MTB</text:p>
          </table:table-cell>
          <table:table-cell office:value-type="string">
            <text:p>NOTUBES ZTR 355</text:p>
          </table:table-cell>
          <table:table-cell table:formula="oooc:=[.A732] &amp; &quot;  &quot; &amp; [.B732]" office:value-type="string" office:string-value="26&quot; MTB  NOTUBES ZTR 355">
            <text:p>26" MTB <text:s/>NOTUBES ZTR 355</text:p>
          </table:table-cell>
          <table:table-cell office:value-type="float" office:value="540">
            <text:p>5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6" MTB</text:p>
          </table:table-cell>
          <table:table-cell office:value-type="string">
            <text:p>NOTUBES ZTR Freeride</text:p>
          </table:table-cell>
          <table:table-cell table:formula="oooc:=[.A733] &amp; &quot;  &quot; &amp; [.B733]" office:value-type="string" office:string-value="26&quot; MTB  NOTUBES ZTR Freeride">
            <text:p>26" MTB <text:s/>NOTUBES ZTR Freeride</text:p>
          </table:table-cell>
          <table:table-cell office:value-type="float" office:value="545">
            <text:p>54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6" MTB</text:p>
          </table:table-cell>
          <table:table-cell office:value-type="string">
            <text:p>NOTUBES ZTR Olympic</text:p>
          </table:table-cell>
          <table:table-cell table:formula="oooc:=[.A734] &amp; &quot;  &quot; &amp; [.B734]" office:value-type="string" office:string-value="26&quot; MTB  NOTUBES ZTR Olympic">
            <text:p>26" MTB <text:s/>NOTUBES ZTR Olympic</text:p>
          </table:table-cell>
          <table:table-cell office:value-type="float" office:value="536">
            <text:p>53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6" MTB</text:p>
          </table:table-cell>
          <table:table-cell office:value-type="string">
            <text:p>Rigida ARIES (ERD is Rigida's Nipple Seat Dia + 3mm for nipples)</text:p>
          </table:table-cell>
          <table:table-cell table:formula="oooc:=[.A735] &amp; &quot;  &quot; &amp; [.B735]" office:value-type="string" office:string-value="26&quot; MTB  Rigida ARIES (ERD is Rigida's Nipple Seat Dia + 3mm for nipples)">
            <text:p>26" MTB <text:s/>Rigida ARIES (ERD is Rigida's Nipple Seat Dia + 3mm for nipples)</text:p>
          </table:table-cell>
          <table:table-cell table:formula="oooc:=538+3" office:value-type="float" office:value="541">
            <text:p>54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6" MTB</text:p>
          </table:table-cell>
          <table:table-cell office:value-type="string">
            <text:p>Rigida AS 26 F (ERD is Rigida's Nipple Seat Dia + 3mm for nipples)</text:p>
          </table:table-cell>
          <table:table-cell table:formula="oooc:=[.A736] &amp; &quot;  &quot; &amp; [.B736]" office:value-type="string" office:string-value="26&quot; MTB  Rigida AS 26 F (ERD is Rigida's Nipple Seat Dia + 3mm for nipples)">
            <text:p>26" MTB <text:s/>Rigida AS 26 F (ERD is Rigida's Nipple Seat Dia + 3mm for nipples)</text:p>
          </table:table-cell>
          <table:table-cell table:formula="oooc:=545.4+3" office:value-type="float" office:value="548.4">
            <text:p>548.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6" MTB</text:p>
          </table:table-cell>
          <table:table-cell office:value-type="string">
            <text:p>Rigida AS 26 FL (ERD is Rigida's Nipple Seat Dia + 3mm for nipples)</text:p>
          </table:table-cell>
          <table:table-cell table:formula="oooc:=[.A737] &amp; &quot;  &quot; &amp; [.B737]" office:value-type="string" office:string-value="26&quot; MTB  Rigida AS 26 FL (ERD is Rigida's Nipple Seat Dia + 3mm for nipples)">
            <text:p>26" MTB <text:s/>Rigida AS 26 FL (ERD is Rigida's Nipple Seat Dia + 3mm for nipples)</text:p>
          </table:table-cell>
          <table:table-cell table:formula="oooc:=545.4+3" office:value-type="float" office:value="548.4">
            <text:p>548.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6" MTB</text:p>
          </table:table-cell>
          <table:table-cell office:value-type="string">
            <text:p>Rigida DH 30 (ERD is Rigida's Nipple Seat Dia + 3mm for nipples)</text:p>
          </table:table-cell>
          <table:table-cell table:formula="oooc:=[.A738] &amp; &quot;  &quot; &amp; [.B738]" office:value-type="string" office:string-value="26&quot; MTB  Rigida DH 30 (ERD is Rigida's Nipple Seat Dia + 3mm for nipples)">
            <text:p>26" MTB <text:s/>Rigida DH 30 (ERD is Rigida's Nipple Seat Dia + 3mm for nipples)</text:p>
          </table:table-cell>
          <table:table-cell table:formula="oooc:=536.85+3" office:value-type="float" office:value="539.85">
            <text:p>539.8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6" MTB</text:p>
          </table:table-cell>
          <table:table-cell office:value-type="string">
            <text:p>Rigida DP 2000 (ERD is Rigida's Nipple Seat Dia + 3mm for nipples)</text:p>
          </table:table-cell>
          <table:table-cell table:formula="oooc:=[.A739] &amp; &quot;  &quot; &amp; [.B739]" office:value-type="string" office:string-value="26&quot; MTB  Rigida DP 2000 (ERD is Rigida's Nipple Seat Dia + 3mm for nipples)">
            <text:p>26" MTB <text:s/>Rigida DP 2000 (ERD is Rigida's Nipple Seat Dia + 3mm for nipples)</text:p>
          </table:table-cell>
          <table:table-cell table:formula="oooc:=518+3" office:value-type="float" office:value="521">
            <text:p>52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6" MTB</text:p>
          </table:table-cell>
          <table:table-cell office:value-type="string">
            <text:p>Rigida DP 22 (ERD is Rigida's Nipple Seat Dia + 3mm for nipples)</text:p>
          </table:table-cell>
          <table:table-cell table:formula="oooc:=[.A740] &amp; &quot;  &quot; &amp; [.B740]" office:value-type="string" office:string-value="26&quot; MTB  Rigida DP 22 (ERD is Rigida's Nipple Seat Dia + 3mm for nipples)">
            <text:p>26" MTB <text:s/>Rigida DP 22 (ERD is Rigida's Nipple Seat Dia + 3mm for nipples)</text:p>
          </table:table-cell>
          <table:table-cell table:formula="oooc:=516.6+3" office:value-type="float" office:value="519.6">
            <text:p>519.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6" MTB</text:p>
          </table:table-cell>
          <table:table-cell office:value-type="string">
            <text:p>Rigida DP 25 (ERD is Rigida's Nipple Seat Dia + 3mm for nipples)</text:p>
          </table:table-cell>
          <table:table-cell table:formula="oooc:=[.A741] &amp; &quot;  &quot; &amp; [.B741]" office:value-type="string" office:string-value="26&quot; MTB  Rigida DP 25 (ERD is Rigida's Nipple Seat Dia + 3mm for nipples)">
            <text:p>26" MTB <text:s/>Rigida DP 25 (ERD is Rigida's Nipple Seat Dia + 3mm for nipples)</text:p>
          </table:table-cell>
          <table:table-cell table:formula="oooc:=529+3" office:value-type="float" office:value="532">
            <text:p>53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6" MTB</text:p>
          </table:table-cell>
          <table:table-cell office:value-type="string">
            <text:p>Rigida GENIUS (ERD is Rigida's Nipple Seat Dia + 3mm for nipples)</text:p>
          </table:table-cell>
          <table:table-cell table:formula="oooc:=[.A742] &amp; &quot;  &quot; &amp; [.B742]" office:value-type="string" office:string-value="26&quot; MTB  Rigida GENIUS (ERD is Rigida's Nipple Seat Dia + 3mm for nipples)">
            <text:p>26" MTB <text:s/>Rigida GENIUS (ERD is Rigida's Nipple Seat Dia + 3mm for nipples)</text:p>
          </table:table-cell>
          <table:table-cell table:formula="oooc:=531+3" office:value-type="float" office:value="534">
            <text:p>53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6" MTB</text:p>
          </table:table-cell>
          <table:table-cell office:value-type="string">
            <text:p>Rigida GRIFFIN (ERD is Rigida's Nipple Seat Dia + 3mm for nipples)</text:p>
          </table:table-cell>
          <table:table-cell table:formula="oooc:=[.A743] &amp; &quot;  &quot; &amp; [.B743]" office:value-type="string" office:string-value="26&quot; MTB  Rigida GRIFFIN (ERD is Rigida's Nipple Seat Dia + 3mm for nipples)">
            <text:p>26" MTB <text:s/>Rigida GRIFFIN (ERD is Rigida's Nipple Seat Dia + 3mm for nipples)</text:p>
          </table:table-cell>
          <table:table-cell table:formula="oooc:=541.1+3" office:value-type="float" office:value="544.1">
            <text:p>544.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6" MTB</text:p>
          </table:table-cell>
          <table:table-cell office:value-type="string">
            <text:p>Rigida GRIZZLY (ERD is Rigida's Nipple Seat Dia + 3mm for nipples)</text:p>
          </table:table-cell>
          <table:table-cell table:formula="oooc:=[.A744] &amp; &quot;  &quot; &amp; [.B744]" office:value-type="string" office:string-value="26&quot; MTB  Rigida GRIZZLY (ERD is Rigida's Nipple Seat Dia + 3mm for nipples)">
            <text:p>26" MTB <text:s/>Rigida GRIZZLY (ERD is Rigida's Nipple Seat Dia + 3mm for nipples)</text:p>
          </table:table-cell>
          <table:table-cell table:formula="oooc:=536.6+3" office:value-type="float" office:value="539.6">
            <text:p>539.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6" MTB</text:p>
          </table:table-cell>
          <table:table-cell office:value-type="string">
            <text:p>Rigida LIBRA (ERD is Rigida's Nipple Seat Dia + 3mm for nipples)</text:p>
          </table:table-cell>
          <table:table-cell table:formula="oooc:=[.A745] &amp; &quot;  &quot; &amp; [.B745]" office:value-type="string" office:string-value="26&quot; MTB  Rigida LIBRA (ERD is Rigida's Nipple Seat Dia + 3mm for nipples)">
            <text:p>26" MTB <text:s/>Rigida LIBRA (ERD is Rigida's Nipple Seat Dia + 3mm for nipples)</text:p>
          </table:table-cell>
          <table:table-cell table:formula="oooc:=544.4+3" office:value-type="float" office:value="547.4">
            <text:p>547.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6" MTB</text:p>
          </table:table-cell>
          <table:table-cell office:value-type="string">
            <text:p>Rigida M 19 (ERD is Rigida's Nipple Seat Dia + 3mm for nipples)</text:p>
          </table:table-cell>
          <table:table-cell table:formula="oooc:=[.A746] &amp; &quot;  &quot; &amp; [.B746]" office:value-type="string" office:string-value="26&quot; MTB  Rigida M 19 (ERD is Rigida's Nipple Seat Dia + 3mm for nipples)">
            <text:p>26" MTB <text:s/>Rigida M 19 (ERD is Rigida's Nipple Seat Dia + 3mm for nipples)</text:p>
          </table:table-cell>
          <table:table-cell table:formula="oooc:=546+3" office:value-type="float" office:value="549">
            <text:p>54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6" MTB</text:p>
          </table:table-cell>
          <table:table-cell office:value-type="string">
            <text:p>Rigida M 21 (ERD is Rigida's Nipple Seat Dia + 3mm for nipples)</text:p>
          </table:table-cell>
          <table:table-cell table:formula="oooc:=[.A747] &amp; &quot;  &quot; &amp; [.B747]" office:value-type="string" office:string-value="26&quot; MTB  Rigida M 21 (ERD is Rigida's Nipple Seat Dia + 3mm for nipples)">
            <text:p>26" MTB <text:s/>Rigida M 21 (ERD is Rigida's Nipple Seat Dia + 3mm for nipples)</text:p>
          </table:table-cell>
          <table:table-cell table:formula="oooc:=546+3" office:value-type="float" office:value="549">
            <text:p>54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6" MTB</text:p>
          </table:table-cell>
          <table:table-cell office:value-type="string">
            <text:p>Rigida MENSA (ERD is Rigida's Nipple Seat Dia + 3mm for nipples)</text:p>
          </table:table-cell>
          <table:table-cell table:formula="oooc:=[.A748] &amp; &quot;  &quot; &amp; [.B748]" office:value-type="string" office:string-value="26&quot; MTB  Rigida MENSA (ERD is Rigida's Nipple Seat Dia + 3mm for nipples)">
            <text:p>26" MTB <text:s/>Rigida MENSA (ERD is Rigida's Nipple Seat Dia + 3mm for nipples)</text:p>
          </table:table-cell>
          <table:table-cell table:formula="oooc:=544.1+3" office:value-type="float" office:value="547.1">
            <text:p>547.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6" MTB</text:p>
          </table:table-cell>
          <table:table-cell office:value-type="string">
            <text:p>Rigida NORMA (ERD is Rigida's Nipple Seat Dia + 3mm for nipples)</text:p>
          </table:table-cell>
          <table:table-cell table:formula="oooc:=[.A749] &amp; &quot;  &quot; &amp; [.B749]" office:value-type="string" office:string-value="26&quot; MTB  Rigida NORMA (ERD is Rigida's Nipple Seat Dia + 3mm for nipples)">
            <text:p>26" MTB <text:s/>Rigida NORMA (ERD is Rigida's Nipple Seat Dia + 3mm for nipples)</text:p>
          </table:table-cell>
          <table:table-cell table:formula="oooc:=544.1+3" office:value-type="float" office:value="547.1">
            <text:p>547.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6" MTB</text:p>
          </table:table-cell>
          <table:table-cell office:value-type="string">
            <text:p>Rigida OLYMPUS (ERD is Rigida's Nipple Seat Dia + 3mm for nipples)</text:p>
          </table:table-cell>
          <table:table-cell table:formula="oooc:=[.A750] &amp; &quot;  &quot; &amp; [.B750]" office:value-type="string" office:string-value="26&quot; MTB  Rigida OLYMPUS (ERD is Rigida's Nipple Seat Dia + 3mm for nipples)">
            <text:p>26" MTB <text:s/>Rigida OLYMPUS (ERD is Rigida's Nipple Seat Dia + 3mm for nipples)</text:p>
          </table:table-cell>
          <table:table-cell table:formula="oooc:=528.9+3" office:value-type="float" office:value="531.9">
            <text:p>531.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6" MTB</text:p>
          </table:table-cell>
          <table:table-cell office:value-type="string">
            <text:p>Rigida ORION (ERD is Rigida's Nipple Seat Dia + 3mm for nipples)</text:p>
          </table:table-cell>
          <table:table-cell table:formula="oooc:=[.A751] &amp; &quot;  &quot; &amp; [.B751]" office:value-type="string" office:string-value="26&quot; MTB  Rigida ORION (ERD is Rigida's Nipple Seat Dia + 3mm for nipples)">
            <text:p>26" MTB <text:s/>Rigida ORION (ERD is Rigida's Nipple Seat Dia + 3mm for nipples)</text:p>
          </table:table-cell>
          <table:table-cell table:formula="oooc:=544.4+3" office:value-type="float" office:value="547.4">
            <text:p>547.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6" MTB</text:p>
          </table:table-cell>
          <table:table-cell office:value-type="string">
            <text:p>Rigida PHOENIX (ERD is Rigida's Nipple Seat Dia + 3mm for nipples)</text:p>
          </table:table-cell>
          <table:table-cell table:formula="oooc:=[.A752] &amp; &quot;  &quot; &amp; [.B752]" office:value-type="string" office:string-value="26&quot; MTB  Rigida PHOENIX (ERD is Rigida's Nipple Seat Dia + 3mm for nipples)">
            <text:p>26" MTB <text:s/>Rigida PHOENIX (ERD is Rigida's Nipple Seat Dia + 3mm for nipples)</text:p>
          </table:table-cell>
          <table:table-cell table:formula="oooc:=538+3" office:value-type="float" office:value="541">
            <text:p>54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6" MTB</text:p>
          </table:table-cell>
          <table:table-cell office:value-type="string">
            <text:p>Rigida SIRIUS (ERD is Rigida's Nipple Seat Dia + 3mm for nipples)</text:p>
          </table:table-cell>
          <table:table-cell table:formula="oooc:=[.A753] &amp; &quot;  &quot; &amp; [.B753]" office:value-type="string" office:string-value="26&quot; MTB  Rigida SIRIUS (ERD is Rigida's Nipple Seat Dia + 3mm for nipples)">
            <text:p>26" MTB <text:s/>Rigida SIRIUS (ERD is Rigida's Nipple Seat Dia + 3mm for nipples)</text:p>
          </table:table-cell>
          <table:table-cell table:formula="oooc:=544.4+3" office:value-type="float" office:value="547.4">
            <text:p>547.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6" MTB</text:p>
          </table:table-cell>
          <table:table-cell office:value-type="string">
            <text:p>Rigida SLP (ERD is Rigida's Nipple Seat Dia + 3mm for nipples)</text:p>
          </table:table-cell>
          <table:table-cell table:formula="oooc:=[.A754] &amp; &quot;  &quot; &amp; [.B754]" office:value-type="string" office:string-value="26&quot; MTB  Rigida SLP (ERD is Rigida's Nipple Seat Dia + 3mm for nipples)">
            <text:p>26" MTB <text:s/>Rigida SLP (ERD is Rigida's Nipple Seat Dia + 3mm for nipples)</text:p>
          </table:table-cell>
          <table:table-cell table:formula="oooc:=544+3" office:value-type="float" office:value="547">
            <text:p>54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6" MTB</text:p>
          </table:table-cell>
          <table:table-cell office:value-type="string">
            <text:p>Rigida steel Superchromix 1.75 </text:p>
          </table:table-cell>
          <table:table-cell table:formula="oooc:=[.A755] &amp; &quot;  &quot; &amp; [.B755]" office:value-type="string" office:string-value="26&quot; MTB  Rigida steel Superchromix 1.75 ">
            <text:p>26" MTB <text:s/>Rigida steel Superchromix 1.75 </text:p>
          </table:table-cell>
          <table:table-cell office:value-type="float" office:value="549">
            <text:p>54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6" MTB</text:p>
          </table:table-cell>
          <table:table-cell office:value-type="string">
            <text:p>Rigida TAURUS (ERD is Rigida's Nipple Seat Dia + 3mm for nipples)</text:p>
          </table:table-cell>
          <table:table-cell table:formula="oooc:=[.A756] &amp; &quot;  &quot; &amp; [.B756]" office:value-type="string" office:string-value="26&quot; MTB  Rigida TAURUS (ERD is Rigida's Nipple Seat Dia + 3mm for nipples)">
            <text:p>26" MTB <text:s/>Rigida TAURUS (ERD is Rigida's Nipple Seat Dia + 3mm for nipples)</text:p>
          </table:table-cell>
          <table:table-cell table:formula="oooc:=540.4+3" office:value-type="float" office:value="543.4">
            <text:p>543.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6" MTB</text:p>
          </table:table-cell>
          <table:table-cell office:value-type="string">
            <text:p>Rigida TAURUS 2000 (ERD is Rigida's Nipple Seat Dia + 3mm for nipples)</text:p>
          </table:table-cell>
          <table:table-cell table:formula="oooc:=[.A757] &amp; &quot;  &quot; &amp; [.B757]" office:value-type="string" office:string-value="26&quot; MTB  Rigida TAURUS 2000 (ERD is Rigida's Nipple Seat Dia + 3mm for nipples)">
            <text:p>26" MTB <text:s/>Rigida TAURUS 2000 (ERD is Rigida's Nipple Seat Dia + 3mm for nipples)</text:p>
          </table:table-cell>
          <table:table-cell table:formula="oooc:=537.1+3" office:value-type="float" office:value="540.1">
            <text:p>540.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6" MTB</text:p>
          </table:table-cell>
          <table:table-cell office:value-type="string">
            <text:p>Rigida TUB 25 (ERD is Rigida's Nipple Seat Dia + 3mm for nipples)</text:p>
          </table:table-cell>
          <table:table-cell table:formula="oooc:=[.A758] &amp; &quot;  &quot; &amp; [.B758]" office:value-type="string" office:string-value="26&quot; MTB  Rigida TUB 25 (ERD is Rigida's Nipple Seat Dia + 3mm for nipples)">
            <text:p>26" MTB <text:s/>Rigida TUB 25 (ERD is Rigida's Nipple Seat Dia + 3mm for nipples)</text:p>
          </table:table-cell>
          <table:table-cell table:formula="oooc:=536.9+3" office:value-type="float" office:value="539.9">
            <text:p>539.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6" MTB</text:p>
          </table:table-cell>
          <table:table-cell office:value-type="string">
            <text:p>Rigida TUB 26 (ERD is Rigida's Nipple Seat Dia + 3mm for nipples)</text:p>
          </table:table-cell>
          <table:table-cell table:formula="oooc:=[.A759] &amp; &quot;  &quot; &amp; [.B759]" office:value-type="string" office:string-value="26&quot; MTB  Rigida TUB 26 (ERD is Rigida's Nipple Seat Dia + 3mm for nipples)">
            <text:p>26" MTB <text:s/>Rigida TUB 26 (ERD is Rigida's Nipple Seat Dia + 3mm for nipples)</text:p>
          </table:table-cell>
          <table:table-cell table:formula="oooc:=536.9+3" office:value-type="float" office:value="539.9">
            <text:p>539.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6" MTB</text:p>
          </table:table-cell>
          <table:table-cell office:value-type="string">
            <text:p>Rigida TUCANA (ERD is Rigida's Nipple Seat Dia + 3mm for nipples)</text:p>
          </table:table-cell>
          <table:table-cell table:formula="oooc:=[.A760] &amp; &quot;  &quot; &amp; [.B760]" office:value-type="string" office:string-value="26&quot; MTB  Rigida TUCANA (ERD is Rigida's Nipple Seat Dia + 3mm for nipples)">
            <text:p>26" MTB <text:s/>Rigida TUCANA (ERD is Rigida's Nipple Seat Dia + 3mm for nipples)</text:p>
          </table:table-cell>
          <table:table-cell table:formula="oooc:=540.2+3" office:value-type="float" office:value="543.2">
            <text:p>543.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6" MTB</text:p>
          </table:table-cell>
          <table:table-cell office:value-type="string">
            <text:p>Rigida TURBO (ERD is Rigida's Nipple Seat Dia + 3mm for nipples)</text:p>
          </table:table-cell>
          <table:table-cell table:formula="oooc:=[.A761] &amp; &quot;  &quot; &amp; [.B761]" office:value-type="string" office:string-value="26&quot; MTB  Rigida TURBO (ERD is Rigida's Nipple Seat Dia + 3mm for nipples)">
            <text:p>26" MTB <text:s/>Rigida TURBO (ERD is Rigida's Nipple Seat Dia + 3mm for nipples)</text:p>
          </table:table-cell>
          <table:table-cell table:formula="oooc:=534.2+3" office:value-type="float" office:value="537.2">
            <text:p>537.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6" MTB</text:p>
          </table:table-cell>
          <table:table-cell office:value-type="string">
            <text:p>Rigida X PLORER (ERD is Rigida's Nipple Seat Dia + 3mm for nipples)</text:p>
          </table:table-cell>
          <table:table-cell table:formula="oooc:=[.A762] &amp; &quot;  &quot; &amp; [.B762]" office:value-type="string" office:string-value="26&quot; MTB  Rigida X PLORER (ERD is Rigida's Nipple Seat Dia + 3mm for nipples)">
            <text:p>26" MTB <text:s/>Rigida X PLORER (ERD is Rigida's Nipple Seat Dia + 3mm for nipples)</text:p>
          </table:table-cell>
          <table:table-cell table:formula="oooc:=526.4+3" office:value-type="float" office:value="529.4">
            <text:p>529.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6" MTB</text:p>
          </table:table-cell>
          <table:table-cell office:value-type="string">
            <text:p>Rigida XC 420 (ERD is Rigida's Nipple Seat Dia + 3mm for nipples)</text:p>
          </table:table-cell>
          <table:table-cell table:formula="oooc:=[.A763] &amp; &quot;  &quot; &amp; [.B763]" office:value-type="string" office:string-value="26&quot; MTB  Rigida XC 420 (ERD is Rigida's Nipple Seat Dia + 3mm for nipples)">
            <text:p>26" MTB <text:s/>Rigida XC 420 (ERD is Rigida's Nipple Seat Dia + 3mm for nipples)</text:p>
          </table:table-cell>
          <table:table-cell table:formula="oooc:=540.8+3" office:value-type="float" office:value="543.8">
            <text:p>543.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6" MTB</text:p>
          </table:table-cell>
          <table:table-cell office:value-type="string">
            <text:p>Rigida ZAC 2000+D574</text:p>
          </table:table-cell>
          <table:table-cell table:formula="oooc:=[.A764] &amp; &quot;  &quot; &amp; [.B764]" office:value-type="string" office:string-value="26&quot; MTB  Rigida ZAC 2000+D574">
            <text:p>26" MTB <text:s/>Rigida ZAC 2000+D574</text:p>
          </table:table-cell>
          <table:table-cell table:formula="oooc:=533.5+3" office:value-type="float" office:value="536.5">
            <text:p>536.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6" MTB</text:p>
          </table:table-cell>
          <table:table-cell office:value-type="string">
            <text:p>Rigida/Weinmann ZAC 19 (ERD is Rigida's Nipple Seat Dia + 3mm for nipples)</text:p>
          </table:table-cell>
          <table:table-cell table:formula="oooc:=[.A765] &amp; &quot;  &quot; &amp; [.B765]" office:value-type="string" office:string-value="26&quot; MTB  Rigida/Weinmann ZAC 19 (ERD is Rigida's Nipple Seat Dia + 3mm for nipples)">
            <text:p>26" MTB <text:s/>Rigida/Weinmann ZAC 19 (ERD is Rigida's Nipple Seat Dia + 3mm for nipples)</text:p>
          </table:table-cell>
          <table:table-cell table:formula="oooc:=541+3" office:value-type="float" office:value="544">
            <text:p>54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6" MTB</text:p>
          </table:table-cell>
          <table:table-cell office:value-type="string">
            <text:p>Ritchey Disc OCR (ERD is Nipple Seat Dia + 3mm for nipples)</text:p>
          </table:table-cell>
          <table:table-cell table:formula="oooc:=[.A766] &amp; &quot;  &quot; &amp; [.B766]" office:value-type="string" office:string-value="26&quot; MTB  Ritchey Disc OCR (ERD is Nipple Seat Dia + 3mm for nipples)">
            <text:p>26" MTB <text:s/>Ritchey Disc OCR (ERD is Nipple Seat Dia + 3mm for nipples)</text:p>
          </table:table-cell>
          <table:table-cell table:formula="oooc:=543+3" office:value-type="float" office:value="546">
            <text:p>546</text:p>
          </table:table-cell>
          <table:table-cell office:value-type="float" office:value="2.5">
            <text:p>2.5</text:p>
          </table:table-cell>
        </table:table-row>
        <table:table-row table:style-name="ro1">
          <table:table-cell office:value-type="string">
            <text:p>26" MTB</text:p>
          </table:table-cell>
          <table:table-cell office:value-type="string">
            <text:p>Ritchey OCR Comp (ERD is Nipple Seat Dia + 3mm for nipples)</text:p>
          </table:table-cell>
          <table:table-cell table:formula="oooc:=[.A767] &amp; &quot;  &quot; &amp; [.B767]" office:value-type="string" office:string-value="26&quot; MTB  Ritchey OCR Comp (ERD is Nipple Seat Dia + 3mm for nipples)">
            <text:p>26" MTB <text:s/>Ritchey OCR Comp (ERD is Nipple Seat Dia + 3mm for nipples)</text:p>
          </table:table-cell>
          <table:table-cell table:formula="oooc:=542+3" office:value-type="float" office:value="545">
            <text:p>545</text:p>
          </table:table-cell>
          <table:table-cell office:value-type="float" office:value="2.5">
            <text:p>2.5</text:p>
          </table:table-cell>
        </table:table-row>
        <table:table-row table:style-name="ro1">
          <table:table-cell office:value-type="string">
            <text:p>26" MTB</text:p>
          </table:table-cell>
          <table:table-cell office:value-type="string">
            <text:p>Ritchey OCR Pro (ERD is Nipple Seat Dia + 3mm for nipples)</text:p>
          </table:table-cell>
          <table:table-cell table:formula="oooc:=[.A768] &amp; &quot;  &quot; &amp; [.B768]" office:value-type="string" office:string-value="26&quot; MTB  Ritchey OCR Pro (ERD is Nipple Seat Dia + 3mm for nipples)">
            <text:p>26" MTB <text:s/>Ritchey OCR Pro (ERD is Nipple Seat Dia + 3mm for nipples)</text:p>
          </table:table-cell>
          <table:table-cell table:formula="oooc:=542+3" office:value-type="float" office:value="545">
            <text:p>545</text:p>
          </table:table-cell>
          <table:table-cell office:value-type="float" office:value="2.5">
            <text:p>2.5</text:p>
          </table:table-cell>
        </table:table-row>
        <table:table-row table:style-name="ro1">
          <table:table-cell office:value-type="string">
            <text:p>26" MTB</text:p>
          </table:table-cell>
          <table:table-cell office:value-type="string">
            <text:p>Ritchey OCR WCS (ERD is Nipple Seat Dia + 3mm for nipples)</text:p>
          </table:table-cell>
          <table:table-cell table:formula="oooc:=[.A769] &amp; &quot;  &quot; &amp; [.B769]" office:value-type="string" office:string-value="26&quot; MTB  Ritchey OCR WCS (ERD is Nipple Seat Dia + 3mm for nipples)">
            <text:p>26" MTB <text:s/>Ritchey OCR WCS (ERD is Nipple Seat Dia + 3mm for nipples)</text:p>
          </table:table-cell>
          <table:table-cell table:formula="oooc:=542+3" office:value-type="float" office:value="545">
            <text:p>545</text:p>
          </table:table-cell>
          <table:table-cell office:value-type="float" office:value="2.5">
            <text:p>2.5</text:p>
          </table:table-cell>
        </table:table-row>
        <table:table-row table:style-name="ro1">
          <table:table-cell office:value-type="string">
            <text:p>26" MTB</text:p>
          </table:table-cell>
          <table:table-cell office:value-type="string">
            <text:p>Ritchey Rock 395</text:p>
          </table:table-cell>
          <table:table-cell table:formula="oooc:=[.A770] &amp; &quot;  &quot; &amp; [.B770]" office:value-type="string" office:string-value="26&quot; MTB  Ritchey Rock 395">
            <text:p>26" MTB <text:s/>Ritchey Rock 395</text:p>
          </table:table-cell>
          <table:table-cell office:value-type="float" office:value="546">
            <text:p>5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6" MTB</text:p>
          </table:table-cell>
          <table:table-cell office:value-type="string">
            <text:p>Ritchey Rock 415</text:p>
          </table:table-cell>
          <table:table-cell table:formula="oooc:=[.A771] &amp; &quot;  &quot; &amp; [.B771]" office:value-type="string" office:string-value="26&quot; MTB  Ritchey Rock 415">
            <text:p>26" MTB <text:s/>Ritchey Rock 415</text:p>
          </table:table-cell>
          <table:table-cell office:value-type="float" office:value="546">
            <text:p>5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6" MTB</text:p>
          </table:table-cell>
          <table:table-cell office:value-type="string">
            <text:p>Ritchey Rock 440SC </text:p>
          </table:table-cell>
          <table:table-cell table:formula="oooc:=[.A772] &amp; &quot;  &quot; &amp; [.B772]" office:value-type="string" office:string-value="26&quot; MTB  Ritchey Rock 440SC ">
            <text:p>26" MTB <text:s/>Ritchey Rock 440SC </text:p>
          </table:table-cell>
          <table:table-cell office:value-type="float" office:value="546">
            <text:p>5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6" MTB</text:p>
          </table:table-cell>
          <table:table-cell office:value-type="string">
            <text:p>Ritchey Rock Comp (ERD is Nipple Seat Dia + 3mm for nipples)</text:p>
          </table:table-cell>
          <table:table-cell table:formula="oooc:=[.A773] &amp; &quot;  &quot; &amp; [.B773]" office:value-type="string" office:string-value="26&quot; MTB  Ritchey Rock Comp (ERD is Nipple Seat Dia + 3mm for nipples)">
            <text:p>26" MTB <text:s/>Ritchey Rock Comp (ERD is Nipple Seat Dia + 3mm for nipples)</text:p>
          </table:table-cell>
          <table:table-cell table:formula="oooc:=544+4" office:value-type="float" office:value="548">
            <text:p>54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6" MTB</text:p>
          </table:table-cell>
          <table:table-cell office:value-type="string">
            <text:p>Ritchey Rock Pro (ERD is Nipple Seat Dia + 3mm for nipples)</text:p>
          </table:table-cell>
          <table:table-cell table:formula="oooc:=[.A774] &amp; &quot;  &quot; &amp; [.B774]" office:value-type="string" office:string-value="26&quot; MTB  Ritchey Rock Pro (ERD is Nipple Seat Dia + 3mm for nipples)">
            <text:p>26" MTB <text:s/>Ritchey Rock Pro (ERD is Nipple Seat Dia + 3mm for nipples)</text:p>
          </table:table-cell>
          <table:table-cell table:formula="oooc:=544+4" office:value-type="float" office:value="548">
            <text:p>54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6" MTB</text:p>
          </table:table-cell>
          <table:table-cell office:value-type="string">
            <text:p>Ritchey Rock WCS (ERD is Nipple Seat Dia + 3mm for nipples)</text:p>
          </table:table-cell>
          <table:table-cell table:formula="oooc:=[.A775] &amp; &quot;  &quot; &amp; [.B775]" office:value-type="string" office:string-value="26&quot; MTB  Ritchey Rock WCS (ERD is Nipple Seat Dia + 3mm for nipples)">
            <text:p>26" MTB <text:s/>Ritchey Rock WCS (ERD is Nipple Seat Dia + 3mm for nipples)</text:p>
          </table:table-cell>
          <table:table-cell table:formula="oooc:=544+4" office:value-type="float" office:value="548">
            <text:p>54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6" MTB</text:p>
          </table:table-cell>
          <table:table-cell office:value-type="string">
            <text:p>Ritchey Vantage Comp</text:p>
          </table:table-cell>
          <table:table-cell table:formula="oooc:=[.A776] &amp; &quot;  &quot; &amp; [.B776]" office:value-type="string" office:string-value="26&quot; MTB  Ritchey Vantage Comp">
            <text:p>26" MTB <text:s/>Ritchey Vantage Comp</text:p>
          </table:table-cell>
          <table:table-cell office:value-type="float" office:value="548">
            <text:p>54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6" MTB</text:p>
          </table:table-cell>
          <table:table-cell office:value-type="string">
            <text:p>Ritchey Vantage Cross-Sport </text:p>
          </table:table-cell>
          <table:table-cell table:formula="oooc:=[.A777] &amp; &quot;  &quot; &amp; [.B777]" office:value-type="string" office:string-value="26&quot; MTB  Ritchey Vantage Cross-Sport ">
            <text:p>26" MTB <text:s/>Ritchey Vantage Cross-Sport </text:p>
          </table:table-cell>
          <table:table-cell office:value-type="float" office:value="549">
            <text:p>54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6" MTB</text:p>
          </table:table-cell>
          <table:table-cell office:value-type="string">
            <text:p>Ritchey Vantage Expert </text:p>
          </table:table-cell>
          <table:table-cell table:formula="oooc:=[.A778] &amp; &quot;  &quot; &amp; [.B778]" office:value-type="string" office:string-value="26&quot; MTB  Ritchey Vantage Expert ">
            <text:p>26" MTB <text:s/>Ritchey Vantage Expert </text:p>
          </table:table-cell>
          <table:table-cell office:value-type="float" office:value="544">
            <text:p>54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6" MTB</text:p>
          </table:table-cell>
          <table:table-cell office:value-type="string">
            <text:p>Ritchey Vantage Pro </text:p>
          </table:table-cell>
          <table:table-cell table:formula="oooc:=[.A779] &amp; &quot;  &quot; &amp; [.B779]" office:value-type="string" office:string-value="26&quot; MTB  Ritchey Vantage Pro ">
            <text:p>26" MTB <text:s/>Ritchey Vantage Pro </text:p>
          </table:table-cell>
          <table:table-cell office:value-type="float" office:value="545">
            <text:p>54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6" MTB</text:p>
          </table:table-cell>
          <table:table-cell office:value-type="string">
            <text:p>Ritchey Vantage Sport</text:p>
          </table:table-cell>
          <table:table-cell table:formula="oooc:=[.A780] &amp; &quot;  &quot; &amp; [.B780]" office:value-type="string" office:string-value="26&quot; MTB  Ritchey Vantage Sport">
            <text:p>26" MTB <text:s/>Ritchey Vantage Sport</text:p>
          </table:table-cell>
          <table:table-cell office:value-type="float" office:value="548">
            <text:p>54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6" MTB</text:p>
          </table:table-cell>
          <table:table-cell office:value-type="string">
            <text:p>Salsa Delgado 22.5mm wide</text:p>
          </table:table-cell>
          <table:table-cell table:formula="oooc:=[.A781] &amp; &quot;  &quot; &amp; [.B781]" office:value-type="string" office:string-value="26&quot; MTB  Salsa Delgado 22.5mm wide">
            <text:p>26" MTB <text:s/>Salsa Delgado 22.5mm wide</text:p>
          </table:table-cell>
          <table:table-cell office:value-type="float" office:value="543">
            <text:p>54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6" MTB</text:p>
          </table:table-cell>
          <table:table-cell office:value-type="string">
            <text:p>Salsa Gordo 27mm wide</text:p>
          </table:table-cell>
          <table:table-cell table:formula="oooc:=[.A782] &amp; &quot;  &quot; &amp; [.B782]" office:value-type="string" office:string-value="26&quot; MTB  Salsa Gordo 27mm wide">
            <text:p>26" MTB <text:s/>Salsa Gordo 27mm wide</text:p>
          </table:table-cell>
          <table:table-cell office:value-type="float" office:value="545">
            <text:p>54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6" MTB</text:p>
          </table:table-cell>
          <table:table-cell office:value-type="string">
            <text:p>Salsa Semi 24mm wide</text:p>
          </table:table-cell>
          <table:table-cell table:formula="oooc:=[.A783] &amp; &quot;  &quot; &amp; [.B783]" office:value-type="string" office:string-value="26&quot; MTB  Salsa Semi 24mm wide">
            <text:p>26" MTB <text:s/>Salsa Semi 24mm wide</text:p>
          </table:table-cell>
          <table:table-cell office:value-type="float" office:value="544">
            <text:p>54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6" MTB</text:p>
          </table:table-cell>
          <table:table-cell office:value-type="string">
            <text:p>Snow Cat ASYM (44mm wide)</text:p>
          </table:table-cell>
          <table:table-cell table:formula="oooc:=[.A784] &amp; &quot;  &quot; &amp; [.B784]" office:value-type="string" office:string-value="26&quot; MTB  Snow Cat ASYM (44mm wide)">
            <text:p>26" MTB <text:s/>Snow Cat ASYM (44mm wide)</text:p>
          </table:table-cell>
          <table:table-cell office:value-type="float" office:value="554">
            <text:p>554</text:p>
          </table:table-cell>
          <table:table-cell office:value-type="float" office:value="8.8">
            <text:p>8.8</text:p>
          </table:table-cell>
        </table:table-row>
        <table:table-row table:style-name="ro1">
          <table:table-cell office:value-type="string">
            <text:p>26" MTB</text:p>
          </table:table-cell>
          <table:table-cell office:value-type="string">
            <text:p>Snow Cat SYM (44mm wide)</text:p>
          </table:table-cell>
          <table:table-cell table:formula="oooc:=[.A785] &amp; &quot;  &quot; &amp; [.B785]" office:value-type="string" office:string-value="26&quot; MTB  Snow Cat SYM (44mm wide)">
            <text:p>26" MTB <text:s/>Snow Cat SYM (44mm wide)</text:p>
          </table:table-cell>
          <table:table-cell office:value-type="float" office:value="554">
            <text:p>55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6" MTB</text:p>
          </table:table-cell>
          <table:table-cell office:value-type="string">
            <text:p>Specialized GX23</text:p>
          </table:table-cell>
          <table:table-cell table:formula="oooc:=[.A786] &amp; &quot;  &quot; &amp; [.B786]" office:value-type="string" office:string-value="26&quot; MTB  Specialized GX23">
            <text:p>26" MTB <text:s/>Specialized GX23</text:p>
          </table:table-cell>
          <table:table-cell office:value-type="float" office:value="547">
            <text:p>54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6" MTB</text:p>
          </table:table-cell>
          <table:table-cell office:value-type="string">
            <text:p>Specialized GX26</text:p>
          </table:table-cell>
          <table:table-cell table:formula="oooc:=[.A787] &amp; &quot;  &quot; &amp; [.B787]" office:value-type="string" office:string-value="26&quot; MTB  Specialized GX26">
            <text:p>26" MTB <text:s/>Specialized GX26</text:p>
          </table:table-cell>
          <table:table-cell office:value-type="float" office:value="546">
            <text:p>5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6" MTB</text:p>
          </table:table-cell>
          <table:table-cell office:value-type="string">
            <text:p>Specialized Saturne HX22</text:p>
          </table:table-cell>
          <table:table-cell table:formula="oooc:=[.A788] &amp; &quot;  &quot; &amp; [.B788]" office:value-type="string" office:string-value="26&quot; MTB  Specialized Saturne HX22">
            <text:p>26" MTB <text:s/>Specialized Saturne HX22</text:p>
          </table:table-cell>
          <table:table-cell office:value-type="float" office:value="555">
            <text:p>55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6" MTB</text:p>
          </table:table-cell>
          <table:table-cell office:value-type="string">
            <text:p>Specialized Saturne HX28</text:p>
          </table:table-cell>
          <table:table-cell table:formula="oooc:=[.A789] &amp; &quot;  &quot; &amp; [.B789]" office:value-type="string" office:string-value="26&quot; MTB  Specialized Saturne HX28">
            <text:p>26" MTB <text:s/>Specialized Saturne HX28</text:p>
          </table:table-cell>
          <table:table-cell office:value-type="float" office:value="544">
            <text:p>54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6" MTB</text:p>
          </table:table-cell>
          <table:table-cell office:value-type="string">
            <text:p>Specialized Saturne HX32</text:p>
          </table:table-cell>
          <table:table-cell table:formula="oooc:=[.A790] &amp; &quot;  &quot; &amp; [.B790]" office:value-type="string" office:string-value="26&quot; MTB  Specialized Saturne HX32">
            <text:p>26" MTB <text:s/>Specialized Saturne HX32</text:p>
          </table:table-cell>
          <table:table-cell office:value-type="float" office:value="548">
            <text:p>54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6" MTB</text:p>
          </table:table-cell>
          <table:table-cell office:value-type="string">
            <text:p>Specialized Saturne X22</text:p>
          </table:table-cell>
          <table:table-cell table:formula="oooc:=[.A791] &amp; &quot;  &quot; &amp; [.B791]" office:value-type="string" office:string-value="26&quot; MTB  Specialized Saturne X22">
            <text:p>26" MTB <text:s/>Specialized Saturne X22</text:p>
          </table:table-cell>
          <table:table-cell office:value-type="float" office:value="555">
            <text:p>55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6" MTB</text:p>
          </table:table-cell>
          <table:table-cell office:value-type="string">
            <text:p>Specialized Saturne X28</text:p>
          </table:table-cell>
          <table:table-cell table:formula="oooc:=[.A792] &amp; &quot;  &quot; &amp; [.B792]" office:value-type="string" office:string-value="26&quot; MTB  Specialized Saturne X28">
            <text:p>26" MTB <text:s/>Specialized Saturne X28</text:p>
          </table:table-cell>
          <table:table-cell office:value-type="float" office:value="544">
            <text:p>54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6" MTB</text:p>
          </table:table-cell>
          <table:table-cell office:value-type="string">
            <text:p>Specialized Saturne X32</text:p>
          </table:table-cell>
          <table:table-cell table:formula="oooc:=[.A793] &amp; &quot;  &quot; &amp; [.B793]" office:value-type="string" office:string-value="26&quot; MTB  Specialized Saturne X32">
            <text:p>26" MTB <text:s/>Specialized Saturne X32</text:p>
          </table:table-cell>
          <table:table-cell office:value-type="float" office:value="548">
            <text:p>54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6" MTB</text:p>
          </table:table-cell>
          <table:table-cell office:value-type="string">
            <text:p>Specialized X26</text:p>
          </table:table-cell>
          <table:table-cell table:formula="oooc:=[.A794] &amp; &quot;  &quot; &amp; [.B794]" office:value-type="string" office:string-value="26&quot; MTB  Specialized X26">
            <text:p>26" MTB <text:s/>Specialized X26</text:p>
          </table:table-cell>
          <table:table-cell office:value-type="float" office:value="547">
            <text:p>54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6" MTB</text:p>
          </table:table-cell>
          <table:table-cell office:value-type="string">
            <text:p>Specialized XL21</text:p>
          </table:table-cell>
          <table:table-cell table:formula="oooc:=[.A795] &amp; &quot;  &quot; &amp; [.B795]" office:value-type="string" office:string-value="26&quot; MTB  Specialized XL21">
            <text:p>26" MTB <text:s/>Specialized XL21</text:p>
          </table:table-cell>
          <table:table-cell office:value-type="float" office:value="546">
            <text:p>5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6" MTB</text:p>
          </table:table-cell>
          <table:table-cell office:value-type="string">
            <text:p>Specialized XL23 </text:p>
          </table:table-cell>
          <table:table-cell table:formula="oooc:=[.A796] &amp; &quot;  &quot; &amp; [.B796]" office:value-type="string" office:string-value="26&quot; MTB  Specialized XL23 ">
            <text:p>26" MTB <text:s/>Specialized XL23 </text:p>
          </table:table-cell>
          <table:table-cell office:value-type="float" office:value="546">
            <text:p>5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6" MTB</text:p>
          </table:table-cell>
          <table:table-cell office:value-type="string">
            <text:p>Specialized Z21 </text:p>
          </table:table-cell>
          <table:table-cell table:formula="oooc:=[.A797] &amp; &quot;  &quot; &amp; [.B797]" office:value-type="string" office:string-value="26&quot; MTB  Specialized Z21 ">
            <text:p>26" MTB <text:s/>Specialized Z21 </text:p>
          </table:table-cell>
          <table:table-cell office:value-type="float" office:value="545">
            <text:p>54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6" MTB</text:p>
          </table:table-cell>
          <table:table-cell office:value-type="string">
            <text:p>Sun 0 degree Lite</text:p>
          </table:table-cell>
          <table:table-cell table:formula="oooc:=[.A798] &amp; &quot;  &quot; &amp; [.B798]" office:value-type="string" office:string-value="26&quot; MTB  Sun 0 degree Lite">
            <text:p>26" MTB <text:s/>Sun 0 degree Lite</text:p>
          </table:table-cell>
          <table:table-cell office:value-type="float" office:value="544">
            <text:p>54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6" MTB</text:p>
          </table:table-cell>
          <table:table-cell office:value-type="string">
            <text:p>Sun 0 degree XC</text:p>
          </table:table-cell>
          <table:table-cell table:formula="oooc:=[.A799] &amp; &quot;  &quot; &amp; [.B799]" office:value-type="string" office:string-value="26&quot; MTB  Sun 0 degree XC">
            <text:p>26" MTB <text:s/>Sun 0 degree XC</text:p>
          </table:table-cell>
          <table:table-cell office:value-type="float" office:value="544">
            <text:p>54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6" MTB</text:p>
          </table:table-cell>
          <table:table-cell office:value-type="string">
            <text:p>Sun AT18 </text:p>
          </table:table-cell>
          <table:table-cell table:formula="oooc:=[.A800] &amp; &quot;  &quot; &amp; [.B800]" office:value-type="string" office:string-value="26&quot; MTB  Sun AT18 ">
            <text:p>26" MTB <text:s/>Sun AT18 </text:p>
          </table:table-cell>
          <table:table-cell office:value-type="float" office:value="549">
            <text:p>54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6" MTB</text:p>
          </table:table-cell>
          <table:table-cell office:value-type="string">
            <text:p>Sun Buzz MTB</text:p>
          </table:table-cell>
          <table:table-cell table:formula="oooc:=[.A801] &amp; &quot;  &quot; &amp; [.B801]" office:value-type="string" office:string-value="26&quot; MTB  Sun Buzz MTB">
            <text:p>26" MTB <text:s/>Sun Buzz MTB</text:p>
          </table:table-cell>
          <table:table-cell office:value-type="float" office:value="471">
            <text:p>47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6" MTB</text:p>
          </table:table-cell>
          <table:table-cell office:value-type="string">
            <text:p>Sun C16</text:p>
          </table:table-cell>
          <table:table-cell table:formula="oooc:=[.A802] &amp; &quot;  &quot; &amp; [.B802]" office:value-type="string" office:string-value="26&quot; MTB  Sun C16">
            <text:p>26" MTB <text:s/>Sun C16</text:p>
          </table:table-cell>
          <table:table-cell office:value-type="float" office:value="547">
            <text:p>54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6" MTB</text:p>
          </table:table-cell>
          <table:table-cell office:value-type="string">
            <text:p>Sun C20</text:p>
          </table:table-cell>
          <table:table-cell table:formula="oooc:=[.A803] &amp; &quot;  &quot; &amp; [.B803]" office:value-type="string" office:string-value="26&quot; MTB  Sun C20">
            <text:p>26" MTB <text:s/>Sun C20</text:p>
          </table:table-cell>
          <table:table-cell office:value-type="float" office:value="547">
            <text:p>54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6" MTB</text:p>
          </table:table-cell>
          <table:table-cell office:value-type="string">
            <text:p>Sun C20 tandem </text:p>
          </table:table-cell>
          <table:table-cell table:formula="oooc:=[.A804] &amp; &quot;  &quot; &amp; [.B804]" office:value-type="string" office:string-value="26&quot; MTB  Sun C20 tandem ">
            <text:p>26" MTB <text:s/>Sun C20 tandem </text:p>
          </table:table-cell>
          <table:table-cell office:value-type="float" office:value="549">
            <text:p>54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6" MTB</text:p>
          </table:table-cell>
          <table:table-cell office:value-type="string">
            <text:p>Sun CR16</text:p>
          </table:table-cell>
          <table:table-cell table:formula="oooc:=[.A805] &amp; &quot;  &quot; &amp; [.B805]" office:value-type="string" office:string-value="26&quot; MTB  Sun CR16">
            <text:p>26" MTB <text:s/>Sun CR16</text:p>
          </table:table-cell>
          <table:table-cell office:value-type="float" office:value="547">
            <text:p>54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6" MTB</text:p>
          </table:table-cell>
          <table:table-cell office:value-type="string">
            <text:p>Sun CR17A</text:p>
          </table:table-cell>
          <table:table-cell table:formula="oooc:=[.A806] &amp; &quot;  &quot; &amp; [.B806]" office:value-type="string" office:string-value="26&quot; MTB  Sun CR17A">
            <text:p>26" MTB <text:s/>Sun CR17A</text:p>
          </table:table-cell>
          <table:table-cell office:value-type="float" office:value="545">
            <text:p>54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6" MTB</text:p>
          </table:table-cell>
          <table:table-cell office:value-type="string">
            <text:p>Sun CR18, single eyelets</text:p>
          </table:table-cell>
          <table:table-cell table:formula="oooc:=[.A807] &amp; &quot;  &quot; &amp; [.B807]" office:value-type="string" office:string-value="26&quot; MTB  Sun CR18, single eyelets">
            <text:p>26" MTB <text:s/>Sun CR18, single eyelets</text:p>
          </table:table-cell>
          <table:table-cell office:value-type="float" office:value="544">
            <text:p>54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6" MTB</text:p>
          </table:table-cell>
          <table:table-cell office:value-type="string">
            <text:p>Sun CR20 </text:p>
          </table:table-cell>
          <table:table-cell table:formula="oooc:=[.A808] &amp; &quot;  &quot; &amp; [.B808]" office:value-type="string" office:string-value="26&quot; MTB  Sun CR20 ">
            <text:p>26" MTB <text:s/>Sun CR20 </text:p>
          </table:table-cell>
          <table:table-cell office:value-type="float" office:value="545">
            <text:p>54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6" MTB</text:p>
          </table:table-cell>
          <table:table-cell office:value-type="string">
            <text:p>Sun CRE16</text:p>
          </table:table-cell>
          <table:table-cell table:formula="oooc:=[.A809] &amp; &quot;  &quot; &amp; [.B809]" office:value-type="string" office:string-value="26&quot; MTB  Sun CRE16">
            <text:p>26" MTB <text:s/>Sun CRE16</text:p>
          </table:table-cell>
          <table:table-cell office:value-type="float" office:value="548">
            <text:p>54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6" MTB</text:p>
          </table:table-cell>
          <table:table-cell office:value-type="string">
            <text:p>Sun CRT16</text:p>
          </table:table-cell>
          <table:table-cell table:formula="oooc:=[.A810] &amp; &quot;  &quot; &amp; [.B810]" office:value-type="string" office:string-value="26&quot; MTB  Sun CRT16">
            <text:p>26" MTB <text:s/>Sun CRT16</text:p>
          </table:table-cell>
          <table:table-cell office:value-type="float" office:value="547">
            <text:p>54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6" MTB</text:p>
          </table:table-cell>
          <table:table-cell office:value-type="string">
            <text:p>Sun CRT16II</text:p>
          </table:table-cell>
          <table:table-cell table:formula="oooc:=[.A811] &amp; &quot;  &quot; &amp; [.B811]" office:value-type="string" office:string-value="26&quot; MTB  Sun CRT16II">
            <text:p>26" MTB <text:s/>Sun CRT16II</text:p>
          </table:table-cell>
          <table:table-cell office:value-type="float" office:value="548">
            <text:p>54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6" MTB</text:p>
          </table:table-cell>
          <table:table-cell office:value-type="string">
            <text:p>Sun CRT17A</text:p>
          </table:table-cell>
          <table:table-cell table:formula="oooc:=[.A812] &amp; &quot;  &quot; &amp; [.B812]" office:value-type="string" office:string-value="26&quot; MTB  Sun CRT17A">
            <text:p>26" MTB <text:s/>Sun CRT17A</text:p>
          </table:table-cell>
          <table:table-cell office:value-type="float" office:value="545">
            <text:p>54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6" MTB</text:p>
          </table:table-cell>
          <table:table-cell office:value-type="string">
            <text:p>Sun DoubleWide</text:p>
          </table:table-cell>
          <table:table-cell table:formula="oooc:=[.A813] &amp; &quot;  &quot; &amp; [.B813]" office:value-type="string" office:string-value="26&quot; MTB  Sun DoubleWide">
            <text:p>26" MTB <text:s/>Sun DoubleWide</text:p>
          </table:table-cell>
          <table:table-cell office:value-type="float" office:value="541">
            <text:p>54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6" MTB</text:p>
          </table:table-cell>
          <table:table-cell office:value-type="string">
            <text:p>Sun DS1-XC</text:p>
          </table:table-cell>
          <table:table-cell table:formula="oooc:=[.A814] &amp; &quot;  &quot; &amp; [.B814]" office:value-type="string" office:string-value="26&quot; MTB  Sun DS1-XC">
            <text:p>26" MTB <text:s/>Sun DS1-XC</text:p>
          </table:table-cell>
          <table:table-cell office:value-type="float" office:value="548">
            <text:p>54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6" MTB</text:p>
          </table:table-cell>
          <table:table-cell office:value-type="string">
            <text:p>Sun L18</text:p>
          </table:table-cell>
          <table:table-cell table:formula="oooc:=[.A815] &amp; &quot;  &quot; &amp; [.B815]" office:value-type="string" office:string-value="26&quot; MTB  Sun L18">
            <text:p>26" MTB <text:s/>Sun L18</text:p>
          </table:table-cell>
          <table:table-cell office:value-type="float" office:value="547">
            <text:p>54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6" MTB</text:p>
          </table:table-cell>
          <table:table-cell office:value-type="string">
            <text:p>Sun L20 Style I</text:p>
          </table:table-cell>
          <table:table-cell table:formula="oooc:=[.A816] &amp; &quot;  &quot; &amp; [.B816]" office:value-type="string" office:string-value="26&quot; MTB  Sun L20 Style I">
            <text:p>26" MTB <text:s/>Sun L20 Style I</text:p>
          </table:table-cell>
          <table:table-cell office:value-type="float" office:value="549">
            <text:p>54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6" MTB</text:p>
          </table:table-cell>
          <table:table-cell office:value-type="string">
            <text:p>Sun L25</text:p>
          </table:table-cell>
          <table:table-cell table:formula="oooc:=[.A817] &amp; &quot;  &quot; &amp; [.B817]" office:value-type="string" office:string-value="26&quot; MTB  Sun L25">
            <text:p>26" MTB <text:s/>Sun L25</text:p>
          </table:table-cell>
          <table:table-cell office:value-type="float" office:value="550">
            <text:p>55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6" MTB</text:p>
          </table:table-cell>
          <table:table-cell office:value-type="string">
            <text:p>Sun M13L </text:p>
          </table:table-cell>
          <table:table-cell table:formula="oooc:=[.A818] &amp; &quot;  &quot; &amp; [.B818]" office:value-type="string" office:string-value="26&quot; MTB  Sun M13L ">
            <text:p>26" MTB <text:s/>Sun M13L </text:p>
          </table:table-cell>
          <table:table-cell office:value-type="float" office:value="549">
            <text:p>54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6" MTB</text:p>
          </table:table-cell>
          <table:table-cell office:value-type="string">
            <text:p>Sun M14A</text:p>
          </table:table-cell>
          <table:table-cell table:formula="oooc:=[.A819] &amp; &quot;  &quot; &amp; [.B819]" office:value-type="string" office:string-value="26&quot; MTB  Sun M14A">
            <text:p>26" MTB <text:s/>Sun M14A</text:p>
          </table:table-cell>
          <table:table-cell office:value-type="float" office:value="539">
            <text:p>53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6" MTB</text:p>
          </table:table-cell>
          <table:table-cell office:value-type="string">
            <text:p>Sun M25</text:p>
          </table:table-cell>
          <table:table-cell table:formula="oooc:=[.A820] &amp; &quot;  &quot; &amp; [.B820]" office:value-type="string" office:string-value="26&quot; MTB  Sun M25">
            <text:p>26" MTB <text:s/>Sun M25</text:p>
          </table:table-cell>
          <table:table-cell office:value-type="float" office:value="550">
            <text:p>55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6" MTB</text:p>
          </table:table-cell>
          <table:table-cell office:value-type="string">
            <text:p>Sun Mammoth BFR (Big Fat Rim)</text:p>
          </table:table-cell>
          <table:table-cell table:formula="oooc:=[.A821] &amp; &quot;  &quot; &amp; [.B821]" office:value-type="string" office:string-value="26&quot; MTB  Sun Mammoth BFR (Big Fat Rim)">
            <text:p>26" MTB <text:s/>Sun Mammoth BFR (Big Fat Rim)</text:p>
          </table:table-cell>
          <table:table-cell office:value-type="float" office:value="548">
            <text:p>54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6" MTB</text:p>
          </table:table-cell>
          <table:table-cell office:value-type="string">
            <text:p>Sun ME14A</text:p>
          </table:table-cell>
          <table:table-cell table:formula="oooc:=[.A822] &amp; &quot;  &quot; &amp; [.B822]" office:value-type="string" office:string-value="26&quot; MTB  Sun ME14A">
            <text:p>26" MTB <text:s/>Sun ME14A</text:p>
          </table:table-cell>
          <table:table-cell office:value-type="float" office:value="534">
            <text:p>53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6" MTB</text:p>
          </table:table-cell>
          <table:table-cell office:value-type="string">
            <text:p>Sun Phat Albert</text:p>
          </table:table-cell>
          <table:table-cell table:formula="oooc:=[.A823] &amp; &quot;  &quot; &amp; [.B823]" office:value-type="string" office:string-value="26&quot; MTB  Sun Phat Albert">
            <text:p>26" MTB <text:s/>Sun Phat Albert</text:p>
          </table:table-cell>
          <table:table-cell office:value-type="float" office:value="547">
            <text:p>54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6" MTB</text:p>
          </table:table-cell>
          <table:table-cell office:value-type="string">
            <text:p>Sun Rhyno </text:p>
          </table:table-cell>
          <table:table-cell table:formula="oooc:=[.A824] &amp; &quot;  &quot; &amp; [.B824]" office:value-type="string" office:string-value="26&quot; MTB  Sun Rhyno ">
            <text:p>26" MTB <text:s/>Sun Rhyno </text:p>
          </table:table-cell>
          <table:table-cell office:value-type="float" office:value="541">
            <text:p>54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6" MTB</text:p>
          </table:table-cell>
          <table:table-cell office:value-type="string">
            <text:p>Sun Rhyno Lite (Damon measured Nov. 06 2002)</text:p>
          </table:table-cell>
          <table:table-cell table:formula="oooc:=[.A825] &amp; &quot;  &quot; &amp; [.B825]" office:value-type="string" office:string-value="26&quot; MTB  Sun Rhyno Lite (Damon measured Nov. 06 2002)">
            <text:p>26" MTB <text:s/>Sun Rhyno Lite (Damon measured Nov. 06 2002)</text:p>
          </table:table-cell>
          <table:table-cell office:value-type="float" office:value="553.4">
            <text:p>553.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6" MTB</text:p>
          </table:table-cell>
          <table:table-cell office:value-type="string">
            <text:p>Sun Rhyno Lite (newer version and XL-1.75 version)</text:p>
          </table:table-cell>
          <table:table-cell table:formula="oooc:=[.A826] &amp; &quot;  &quot; &amp; [.B826]" office:value-type="string" office:string-value="26&quot; MTB  Sun Rhyno Lite (newer version and XL-1.75 version)">
            <text:p>26" MTB <text:s/>Sun Rhyno Lite (newer version and XL-1.75 version)</text:p>
          </table:table-cell>
          <table:table-cell office:value-type="float" office:value="541">
            <text:p>54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6" MTB</text:p>
          </table:table-cell>
          <table:table-cell office:value-type="string">
            <text:p>Sun Rhyno Lite (XL version)</text:p>
          </table:table-cell>
          <table:table-cell table:formula="oooc:=[.A827] &amp; &quot;  &quot; &amp; [.B827]" office:value-type="string" office:string-value="26&quot; MTB  Sun Rhyno Lite (XL version)">
            <text:p>26" MTB <text:s/>Sun Rhyno Lite (XL version)</text:p>
          </table:table-cell>
          <table:table-cell office:value-type="float" office:value="544">
            <text:p>54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6" MTB</text:p>
          </table:table-cell>
          <table:table-cell office:value-type="string">
            <text:p>Sun Rhyno Lite MEASURE TO BE SURE!</text:p>
          </table:table-cell>
          <table:table-cell table:formula="oooc:=[.A828] &amp; &quot;  &quot; &amp; [.B828]" office:value-type="string" office:string-value="26&quot; MTB  Sun Rhyno Lite MEASURE TO BE SURE!">
            <text:p>26" MTB <text:s/>Sun Rhyno Lite MEASURE TO BE SURE!</text:p>
          </table:table-cell>
          <table:table-cell office:value-type="float" office:value="548">
            <text:p>54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6" MTB</text:p>
          </table:table-cell>
          <table:table-cell office:value-type="string">
            <text:p>Sun SST20</text:p>
          </table:table-cell>
          <table:table-cell table:formula="oooc:=[.A829] &amp; &quot;  &quot; &amp; [.B829]" office:value-type="string" office:string-value="26&quot; MTB  Sun SST20">
            <text:p>26" MTB <text:s/>Sun SST20</text:p>
          </table:table-cell>
          <table:table-cell office:value-type="float" office:value="541">
            <text:p>54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6" MTB</text:p>
          </table:table-cell>
          <table:table-cell office:value-type="string">
            <text:p>Sun Sub IV</text:p>
          </table:table-cell>
          <table:table-cell table:formula="oooc:=[.A830] &amp; &quot;  &quot; &amp; [.B830]" office:value-type="string" office:string-value="26&quot; MTB  Sun Sub IV">
            <text:p>26" MTB <text:s/>Sun Sub IV</text:p>
          </table:table-cell>
          <table:table-cell office:value-type="float" office:value="544">
            <text:p>54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6" MTB</text:p>
          </table:table-cell>
          <table:table-cell office:value-type="string">
            <text:p>Synchros Lil' Snapper</text:p>
          </table:table-cell>
          <table:table-cell table:formula="oooc:=[.A831] &amp; &quot;  &quot; &amp; [.B831]" office:value-type="string" office:string-value="26&quot; MTB  Synchros Lil' Snapper">
            <text:p>26" MTB <text:s/>Synchros Lil' Snapper</text:p>
          </table:table-cell>
          <table:table-cell office:value-type="float" office:value="542">
            <text:p>54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6" MTB</text:p>
          </table:table-cell>
          <table:table-cell office:value-type="string">
            <text:p>Tioga XC</text:p>
          </table:table-cell>
          <table:table-cell table:formula="oooc:=[.A832] &amp; &quot;  &quot; &amp; [.B832]" office:value-type="string" office:string-value="26&quot; MTB  Tioga XC">
            <text:p>26" MTB <text:s/>Tioga XC</text:p>
          </table:table-cell>
          <table:table-cell office:value-type="float" office:value="547">
            <text:p>54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6" MTB</text:p>
          </table:table-cell>
          <table:table-cell office:value-type="string">
            <text:p>Velocity Aero Heat AT (24mm wide x 22mm deep)</text:p>
          </table:table-cell>
          <table:table-cell table:formula="oooc:=[.A833] &amp; &quot;  &quot; &amp; [.B833]" office:value-type="string" office:string-value="26&quot; MTB  Velocity Aero Heat AT (24mm wide x 22mm deep)">
            <text:p>26" MTB <text:s/>Velocity Aero Heat AT (24mm wide x 22mm deep)</text:p>
          </table:table-cell>
          <table:table-cell office:value-type="float" office:value="536">
            <text:p>53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6" MTB</text:p>
          </table:table-cell>
          <table:table-cell office:value-type="string">
            <text:p>Velocity Cliff Hanger (28mm wide x 25mm deep)</text:p>
          </table:table-cell>
          <table:table-cell table:formula="oooc:=[.A834] &amp; &quot;  &quot; &amp; [.B834]" office:value-type="string" office:string-value="26&quot; MTB  Velocity Cliff Hanger (28mm wide x 25mm deep)">
            <text:p>26" MTB <text:s/>Velocity Cliff Hanger (28mm wide x 25mm deep)</text:p>
          </table:table-cell>
          <table:table-cell office:value-type="float" office:value="531">
            <text:p>53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6" MTB</text:p>
          </table:table-cell>
          <table:table-cell office:value-type="string">
            <text:p>Velocity Deep V (24mm wide x 32mm deep)</text:p>
          </table:table-cell>
          <table:table-cell table:formula="oooc:=[.A835] &amp; &quot;  &quot; &amp; [.B835]" office:value-type="string" office:string-value="26&quot; MTB  Velocity Deep V (24mm wide x 32mm deep)">
            <text:p>26" MTB <text:s/>Velocity Deep V (24mm wide x 32mm deep)</text:p>
          </table:table-cell>
          <table:table-cell office:value-type="float" office:value="517">
            <text:p>51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6" MTB</text:p>
          </table:table-cell>
          <table:table-cell office:value-type="string">
            <text:p>Velocity K525 (21mm wide x 21mm deep)</text:p>
          </table:table-cell>
          <table:table-cell table:formula="oooc:=[.A836] &amp; &quot;  &quot; &amp; [.B836]" office:value-type="string" office:string-value="26&quot; MTB  Velocity K525 (21mm wide x 21mm deep)">
            <text:p>26" MTB <text:s/>Velocity K525 (21mm wide x 21mm deep)</text:p>
          </table:table-cell>
          <table:table-cell office:value-type="float" office:value="538">
            <text:p>53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6" MTB</text:p>
          </table:table-cell>
          <table:table-cell office:value-type="string">
            <text:p>Velocity Mt. GoAT (25mm wide x 18mm deep)</text:p>
          </table:table-cell>
          <table:table-cell table:formula="oooc:=[.A837] &amp; &quot;  &quot; &amp; [.B837]" office:value-type="string" office:string-value="26&quot; MTB  Velocity Mt. GoAT (25mm wide x 18mm deep)">
            <text:p>26" MTB <text:s/>Velocity Mt. GoAT (25mm wide x 18mm deep)</text:p>
          </table:table-cell>
          <table:table-cell office:value-type="float" office:value="542">
            <text:p>54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6" MTB</text:p>
          </table:table-cell>
          <table:table-cell office:value-type="string">
            <text:p>Velocity Synergy (23mm wide x 20mm deep, symmetrical and asymmetrical)</text:p>
          </table:table-cell>
          <table:table-cell table:formula="oooc:=[.A838] &amp; &quot;  &quot; &amp; [.B838]" office:value-type="string" office:string-value="26&quot; MTB  Velocity Synergy (23mm wide x 20mm deep, symmetrical and asymmetrical)">
            <text:p>26" MTB <text:s/>Velocity Synergy (23mm wide x 20mm deep, symmetrical and asymmetrical)</text:p>
          </table:table-cell>
          <table:table-cell office:value-type="float" office:value="540">
            <text:p>5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6" MTB</text:p>
          </table:table-cell>
          <table:table-cell office:value-type="string">
            <text:p>Velocity Triple V (26mm wide x 17mm deep)</text:p>
          </table:table-cell>
          <table:table-cell table:formula="oooc:=[.A839] &amp; &quot;  &quot; &amp; [.B839]" office:value-type="string" office:string-value="26&quot; MTB  Velocity Triple V (26mm wide x 17mm deep)">
            <text:p>26" MTB <text:s/>Velocity Triple V (26mm wide x 17mm deep)</text:p>
          </table:table-cell>
          <table:table-cell office:value-type="float" office:value="547">
            <text:p>54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6" MTB</text:p>
          </table:table-cell>
          <table:table-cell office:value-type="string">
            <text:p>Vuelta Airline 1</text:p>
          </table:table-cell>
          <table:table-cell table:formula="oooc:=[.A840] &amp; &quot;  &quot; &amp; [.B840]" office:value-type="string" office:string-value="26&quot; MTB  Vuelta Airline 1">
            <text:p>26" MTB <text:s/>Vuelta Airline 1</text:p>
          </table:table-cell>
          <table:table-cell office:value-type="float" office:value="529.3">
            <text:p>529.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6" MTB</text:p>
          </table:table-cell>
          <table:table-cell office:value-type="string">
            <text:p>Vuelta Excalibur DiscDH 559x27</text:p>
          </table:table-cell>
          <table:table-cell table:formula="oooc:=[.A841] &amp; &quot;  &quot; &amp; [.B841]" office:value-type="string" office:string-value="26&quot; MTB  Vuelta Excalibur DiscDH 559x27">
            <text:p>26" MTB <text:s/>Vuelta Excalibur DiscDH 559x27</text:p>
          </table:table-cell>
          <table:table-cell office:value-type="float" office:value="540.9">
            <text:p>540.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6" MTB</text:p>
          </table:table-cell>
          <table:table-cell office:value-type="string">
            <text:p>Vuelta Excalibur DiscFR 559x21</text:p>
          </table:table-cell>
          <table:table-cell table:formula="oooc:=[.A842] &amp; &quot;  &quot; &amp; [.B842]" office:value-type="string" office:string-value="26&quot; MTB  Vuelta Excalibur DiscFR 559x21">
            <text:p>26" MTB <text:s/>Vuelta Excalibur DiscFR 559x21</text:p>
          </table:table-cell>
          <table:table-cell office:value-type="float" office:value="543.6">
            <text:p>543.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6" MTB</text:p>
          </table:table-cell>
          <table:table-cell office:value-type="string">
            <text:p>Vuelta Excalibur DiscXC 559x21</text:p>
          </table:table-cell>
          <table:table-cell table:formula="oooc:=[.A843] &amp; &quot;  &quot; &amp; [.B843]" office:value-type="string" office:string-value="26&quot; MTB  Vuelta Excalibur DiscXC 559x21">
            <text:p>26" MTB <text:s/>Vuelta Excalibur DiscXC 559x21</text:p>
          </table:table-cell>
          <table:table-cell office:value-type="float" office:value="543.5">
            <text:p>543.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6" MTB</text:p>
          </table:table-cell>
          <table:table-cell office:value-type="string">
            <text:p>Vuelta Strong, no eyelets</text:p>
          </table:table-cell>
          <table:table-cell table:formula="oooc:=[.A844] &amp; &quot;  &quot; &amp; [.B844]" office:value-type="string" office:string-value="26&quot; MTB  Vuelta Strong, no eyelets">
            <text:p>26" MTB <text:s/>Vuelta Strong, no eyelets</text:p>
          </table:table-cell>
          <table:table-cell office:value-type="float" office:value="547.1">
            <text:p>547.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6" MTB</text:p>
          </table:table-cell>
          <table:table-cell office:value-type="string">
            <text:p>Vuelta Vision 559x18</text:p>
          </table:table-cell>
          <table:table-cell table:formula="oooc:=[.A845] &amp; &quot;  &quot; &amp; [.B845]" office:value-type="string" office:string-value="26&quot; MTB  Vuelta Vision 559x18">
            <text:p>26" MTB <text:s/>Vuelta Vision 559x18</text:p>
          </table:table-cell>
          <table:table-cell office:value-type="float" office:value="543.2">
            <text:p>543.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6" MTB</text:p>
          </table:table-cell>
          <table:table-cell office:value-type="string">
            <text:p>Weinmann Mod 2719 </text:p>
          </table:table-cell>
          <table:table-cell table:formula="oooc:=[.A846] &amp; &quot;  &quot; &amp; [.B846]" office:value-type="string" office:string-value="26&quot; MTB  Weinmann Mod 2719 ">
            <text:p>26" MTB <text:s/>Weinmann Mod 2719 </text:p>
          </table:table-cell>
          <table:table-cell office:value-type="float" office:value="545">
            <text:p>54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6" MTB</text:p>
          </table:table-cell>
          <table:table-cell office:value-type="string">
            <text:p>Wheelsmith Cowpie </text:p>
          </table:table-cell>
          <table:table-cell table:formula="oooc:=[.A847] &amp; &quot;  &quot; &amp; [.B847]" office:value-type="string" office:string-value="26&quot; MTB  Wheelsmith Cowpie ">
            <text:p>26" MTB <text:s/>Wheelsmith Cowpie </text:p>
          </table:table-cell>
          <table:table-cell office:value-type="float" office:value="551">
            <text:p>55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6" MTB</text:p>
          </table:table-cell>
          <table:table-cell office:value-type="string">
            <text:p>Wheelsmith Speedcow </text:p>
          </table:table-cell>
          <table:table-cell table:formula="oooc:=[.A848] &amp; &quot;  &quot; &amp; [.B848]" office:value-type="string" office:string-value="26&quot; MTB  Wheelsmith Speedcow ">
            <text:p>26" MTB <text:s/>Wheelsmith Speedcow </text:p>
          </table:table-cell>
          <table:table-cell office:value-type="float" office:value="546">
            <text:p>5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6" MTB</text:p>
          </table:table-cell>
          <table:table-cell office:value-type="string">
            <text:p>Wolber AT15</text:p>
          </table:table-cell>
          <table:table-cell table:formula="oooc:=[.A849] &amp; &quot;  &quot; &amp; [.B849]" office:value-type="string" office:string-value="26&quot; MTB  Wolber AT15">
            <text:p>26" MTB <text:s/>Wolber AT15</text:p>
          </table:table-cell>
          <table:table-cell office:value-type="float" office:value="551">
            <text:p>55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6" MTB</text:p>
          </table:table-cell>
          <table:table-cell office:value-type="string">
            <text:p>Wolber AT18</text:p>
          </table:table-cell>
          <table:table-cell table:formula="oooc:=[.A850] &amp; &quot;  &quot; &amp; [.B850]" office:value-type="string" office:string-value="26&quot; MTB  Wolber AT18">
            <text:p>26" MTB <text:s/>Wolber AT18</text:p>
          </table:table-cell>
          <table:table-cell office:value-type="float" office:value="550">
            <text:p>55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6" MTB</text:p>
          </table:table-cell>
          <table:table-cell office:value-type="string">
            <text:p>Wolber AT20 </text:p>
          </table:table-cell>
          <table:table-cell table:formula="oooc:=[.A851] &amp; &quot;  &quot; &amp; [.B851]" office:value-type="string" office:string-value="26&quot; MTB  Wolber AT20 ">
            <text:p>26" MTB <text:s/>Wolber AT20 </text:p>
          </table:table-cell>
          <table:table-cell office:value-type="float" office:value="547">
            <text:p>54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6" MTB</text:p>
          </table:table-cell>
          <table:table-cell office:value-type="string">
            <text:p>Wolber Canyon </text:p>
          </table:table-cell>
          <table:table-cell table:formula="oooc:=[.A852] &amp; &quot;  &quot; &amp; [.B852]" office:value-type="string" office:string-value="26&quot; MTB  Wolber Canyon ">
            <text:p>26" MTB <text:s/>Wolber Canyon </text:p>
          </table:table-cell>
          <table:table-cell office:value-type="float" office:value="548">
            <text:p>54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6" MTB</text:p>
          </table:table-cell>
          <table:table-cell office:value-type="string">
            <text:p>WTB Dual Duty 30x11.8 (32h, 30mm wide)</text:p>
          </table:table-cell>
          <table:table-cell table:formula="oooc:=[.A853] &amp; &quot;  &quot; &amp; [.B853]" office:value-type="string" office:string-value="26&quot; MTB  WTB Dual Duty 30x11.8 (32h, 30mm wide)">
            <text:p>26" MTB <text:s/>WTB Dual Duty 30x11.8 (32h, 30mm wide)</text:p>
          </table:table-cell>
          <table:table-cell office:value-type="float" office:value="536">
            <text:p>53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6" MTB</text:p>
          </table:table-cell>
          <table:table-cell office:value-type="string">
            <text:p>WTB LaserBeam 22x11.8 (32h, 22mm wide)</text:p>
          </table:table-cell>
          <table:table-cell table:formula="oooc:=[.A854] &amp; &quot;  &quot; &amp; [.B854]" office:value-type="string" office:string-value="26&quot; MTB  WTB LaserBeam 22x11.8 (32h, 22mm wide)">
            <text:p>26" MTB <text:s/>WTB LaserBeam 22x11.8 (32h, 22mm wide)</text:p>
          </table:table-cell>
          <table:table-cell office:value-type="float" office:value="541">
            <text:p>54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6" MTB</text:p>
          </table:table-cell>
          <table:table-cell office:value-type="string">
            <text:p>WTB LaserBeam 25x11.3 (32h, 25mm wide)</text:p>
          </table:table-cell>
          <table:table-cell table:formula="oooc:=[.A855] &amp; &quot;  &quot; &amp; [.B855]" office:value-type="string" office:string-value="26&quot; MTB  WTB LaserBeam 25x11.3 (32h, 25mm wide)">
            <text:p>26" MTB <text:s/>WTB LaserBeam 25x11.3 (32h, 25mm wide)</text:p>
          </table:table-cell>
          <table:table-cell office:value-type="float" office:value="538">
            <text:p>53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6" MTB</text:p>
          </table:table-cell>
          <table:table-cell office:value-type="string">
            <text:p>WTB LaserDisc DH 36x0 (32h, 36mm wide)</text:p>
          </table:table-cell>
          <table:table-cell table:formula="oooc:=[.A856] &amp; &quot;  &quot; &amp; [.B856]" office:value-type="string" office:string-value="26&quot; MTB  WTB LaserDisc DH 36x0 (32h, 36mm wide)">
            <text:p>26" MTB <text:s/>WTB LaserDisc DH 36x0 (32h, 36mm wide)</text:p>
          </table:table-cell>
          <table:table-cell office:value-type="float" office:value="540">
            <text:p>5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6" MTB</text:p>
          </table:table-cell>
          <table:table-cell office:value-type="string">
            <text:p>WTB LaserDisc XC 24x0 (32h, 24mm wide)</text:p>
          </table:table-cell>
          <table:table-cell table:formula="oooc:=[.A857] &amp; &quot;  &quot; &amp; [.B857]" office:value-type="string" office:string-value="26&quot; MTB  WTB LaserDisc XC 24x0 (32h, 24mm wide)">
            <text:p>26" MTB <text:s/>WTB LaserDisc XC 24x0 (32h, 24mm wide)</text:p>
          </table:table-cell>
          <table:table-cell office:value-type="float" office:value="542">
            <text:p>54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6" MTB</text:p>
          </table:table-cell>
          <table:table-cell office:value-type="string">
            <text:p>WTB PowerBeam </text:p>
          </table:table-cell>
          <table:table-cell table:formula="oooc:=[.A858] &amp; &quot;  &quot; &amp; [.B858]" office:value-type="string" office:string-value="26&quot; MTB  WTB PowerBeam ">
            <text:p>26" MTB <text:s/>WTB PowerBeam </text:p>
          </table:table-cell>
          <table:table-cell office:value-type="float" office:value="548">
            <text:p>54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6" MTB</text:p>
          </table:table-cell>
          <table:table-cell office:value-type="string">
            <text:p>WTB PowerBeam (old)</text:p>
          </table:table-cell>
          <table:table-cell table:formula="oooc:=[.A859] &amp; &quot;  &quot; &amp; [.B859]" office:value-type="string" office:string-value="26&quot; MTB  WTB PowerBeam (old)">
            <text:p>26" MTB <text:s/>WTB PowerBeam (old)</text:p>
          </table:table-cell>
          <table:table-cell office:value-type="float" office:value="545">
            <text:p>54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6" MTB</text:p>
          </table:table-cell>
          <table:table-cell office:value-type="string">
            <text:p>WTB SpeedDisc XC 24x0 (32h, 24mm wide)</text:p>
          </table:table-cell>
          <table:table-cell table:formula="oooc:=[.A860] &amp; &quot;  &quot; &amp; [.B860]" office:value-type="string" office:string-value="26&quot; MTB  WTB SpeedDisc XC 24x0 (32h, 24mm wide)">
            <text:p>26" MTB <text:s/>WTB SpeedDisc XC 24x0 (32h, 24mm wide)</text:p>
          </table:table-cell>
          <table:table-cell office:value-type="float" office:value="541">
            <text:p>54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6" MTB</text:p>
          </table:table-cell>
          <table:table-cell office:value-type="string">
            <text:p>WTB SpeedMaster 23x11.3 (32h, 23mm wide) </text:p>
          </table:table-cell>
          <table:table-cell table:formula="oooc:=[.A861] &amp; &quot;  &quot; &amp; [.B861]" office:value-type="string" office:string-value="26&quot; MTB  WTB SpeedMaster 23x11.3 (32h, 23mm wide) ">
            <text:p>26" MTB <text:s/>WTB SpeedMaster 23x11.3 (32h, 23mm wide) </text:p>
          </table:table-cell>
          <table:table-cell office:value-type="float" office:value="541">
            <text:p>54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6" MTB</text:p>
          </table:table-cell>
          <table:table-cell office:value-type="string">
            <text:p>WTB SpeedMaster 25mm </text:p>
          </table:table-cell>
          <table:table-cell table:formula="oooc:=[.A862] &amp; &quot;  &quot; &amp; [.B862]" office:value-type="string" office:string-value="26&quot; MTB  WTB SpeedMaster 25mm ">
            <text:p>26" MTB <text:s/>WTB SpeedMaster 25mm </text:p>
          </table:table-cell>
          <table:table-cell office:value-type="float" office:value="552">
            <text:p>55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6" MTB</text:p>
          </table:table-cell>
          <table:table-cell office:value-type="string">
            <text:p>WTB SpeedMaster II </text:p>
          </table:table-cell>
          <table:table-cell table:formula="oooc:=[.A863] &amp; &quot;  &quot; &amp; [.B863]" office:value-type="string" office:string-value="26&quot; MTB  WTB SpeedMaster II ">
            <text:p>26" MTB <text:s/>WTB SpeedMaster II </text:p>
          </table:table-cell>
          <table:table-cell office:value-type="float" office:value="549">
            <text:p>54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6"</text:p>
          </table:table-cell>
          <table:table-cell office:value-type="string">
            <text:p>Bontrager PN 230855 Race Lite Disc Tubeless OSB</text:p>
          </table:table-cell>
          <table:table-cell table:formula="oooc:=[.A864] &amp; &quot;  &quot; &amp; [.B864]" office:value-type="string" office:string-value="26&quot;  Bontrager PN 230855 Race Lite Disc Tubeless OSB">
            <text:p>26" <text:s/>Bontrager PN 230855 Race Lite Disc Tubeless OSB</text:p>
          </table:table-cell>
          <table:table-cell table:formula="oooc:=537+3" office:value-type="float" office:value="540">
            <text:p>540</text:p>
          </table:table-cell>
          <table:table-cell office:value-type="float" office:value="2.5">
            <text:p>2.5</text:p>
          </table:table-cell>
        </table:table-row>
        <table:table-row table:style-name="ro1">
          <table:table-cell office:value-type="string">
            <text:p>600A</text:p>
          </table:table-cell>
          <table:table-cell office:value-type="string">
            <text:p>Rigida AS 23 X (ERD is Rigida's Nipple Seat Dia + 3mm for nipples)</text:p>
          </table:table-cell>
          <table:table-cell table:formula="oooc:=[.A865] &amp; &quot;  &quot; &amp; [.B865]" office:value-type="string" office:string-value="600A  Rigida AS 23 X (ERD is Rigida's Nipple Seat Dia + 3mm for nipples)">
            <text:p>600A <text:s/>Rigida AS 23 X (ERD is Rigida's Nipple Seat Dia + 3mm for nipples)</text:p>
          </table:table-cell>
          <table:table-cell table:formula="oooc:=529.2+3" office:value-type="float" office:value="532.2">
            <text:p>532.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4x1 3/8</text:p>
          </table:table-cell>
          <table:table-cell office:value-type="string">
            <text:p>Rigida AS 23 X (ERD is Rigida's Nipple Seat Dia + 3mm for nipples)</text:p>
          </table:table-cell>
          <table:table-cell table:formula="oooc:=[.A866] &amp; &quot;  &quot; &amp; [.B866]" office:value-type="string" office:string-value="24x1 3/8  Rigida AS 23 X (ERD is Rigida's Nipple Seat Dia + 3mm for nipples)">
            <text:p>24x1 3/8 <text:s/>Rigida AS 23 X (ERD is Rigida's Nipple Seat Dia + 3mm for nipples)</text:p>
          </table:table-cell>
          <table:table-cell table:formula="oooc:=528.1+3" office:value-type="float" office:value="531.1">
            <text:p>531.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4x1 3/8</text:p>
          </table:table-cell>
          <table:table-cell office:value-type="string">
            <text:p>Sun C20</text:p>
          </table:table-cell>
          <table:table-cell table:formula="oooc:=[.A867] &amp; &quot;  &quot; &amp; [.B867]" office:value-type="string" office:string-value="24x1 3/8  Sun C20">
            <text:p>24x1 3/8 <text:s/>Sun C20</text:p>
          </table:table-cell>
          <table:table-cell office:value-type="float" office:value="528">
            <text:p>52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4x1 3/8</text:p>
          </table:table-cell>
          <table:table-cell office:value-type="string">
            <text:p>Sun CR16</text:p>
          </table:table-cell>
          <table:table-cell table:formula="oooc:=[.A868] &amp; &quot;  &quot; &amp; [.B868]" office:value-type="string" office:string-value="24x1 3/8  Sun CR16">
            <text:p>24x1 3/8 <text:s/>Sun CR16</text:p>
          </table:table-cell>
          <table:table-cell office:value-type="float" office:value="527">
            <text:p>52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4x1 3/8</text:p>
          </table:table-cell>
          <table:table-cell office:value-type="string">
            <text:p>Sun CR18, single eyelets</text:p>
          </table:table-cell>
          <table:table-cell table:formula="oooc:=[.A869] &amp; &quot;  &quot; &amp; [.B869]" office:value-type="string" office:string-value="24x1 3/8  Sun CR18, single eyelets">
            <text:p>24x1 3/8 <text:s/>Sun CR18, single eyelets</text:p>
          </table:table-cell>
          <table:table-cell office:value-type="float" office:value="532">
            <text:p>53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4x1 3/8</text:p>
          </table:table-cell>
          <table:table-cell office:value-type="string">
            <text:p>Sun CR20 </text:p>
          </table:table-cell>
          <table:table-cell table:formula="oooc:=[.A870] &amp; &quot;  &quot; &amp; [.B870]" office:value-type="string" office:string-value="24x1 3/8  Sun CR20 ">
            <text:p>24x1 3/8 <text:s/>Sun CR20 </text:p>
          </table:table-cell>
          <table:table-cell office:value-type="float" office:value="529">
            <text:p>52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4x1 3/8</text:p>
          </table:table-cell>
          <table:table-cell office:value-type="string">
            <text:p>Sun L17</text:p>
          </table:table-cell>
          <table:table-cell table:formula="oooc:=[.A871] &amp; &quot;  &quot; &amp; [.B871]" office:value-type="string" office:string-value="24x1 3/8  Sun L17">
            <text:p>24x1 3/8 <text:s/>Sun L17</text:p>
          </table:table-cell>
          <table:table-cell office:value-type="float" office:value="530">
            <text:p>53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4x1 3/8</text:p>
          </table:table-cell>
          <table:table-cell office:value-type="string">
            <text:p>Sun L20</text:p>
          </table:table-cell>
          <table:table-cell table:formula="oooc:=[.A872] &amp; &quot;  &quot; &amp; [.B872]" office:value-type="string" office:string-value="24x1 3/8  Sun L20">
            <text:p>24x1 3/8 <text:s/>Sun L20</text:p>
          </table:table-cell>
          <table:table-cell office:value-type="float" office:value="529">
            <text:p>52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4x1 3/8</text:p>
          </table:table-cell>
          <table:table-cell office:value-type="string">
            <text:p>Sun M13II</text:p>
          </table:table-cell>
          <table:table-cell table:formula="oooc:=[.A873] &amp; &quot;  &quot; &amp; [.B873]" office:value-type="string" office:string-value="24x1 3/8  Sun M13II">
            <text:p>24x1 3/8 <text:s/>Sun M13II</text:p>
          </table:table-cell>
          <table:table-cell office:value-type="float" office:value="530">
            <text:p>53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4x1 3/8</text:p>
          </table:table-cell>
          <table:table-cell office:value-type="string">
            <text:p>Sun M13L </text:p>
          </table:table-cell>
          <table:table-cell table:formula="oooc:=[.A874] &amp; &quot;  &quot; &amp; [.B874]" office:value-type="string" office:string-value="24x1 3/8  Sun M13L ">
            <text:p>24x1 3/8 <text:s/>Sun M13L </text:p>
          </table:table-cell>
          <table:table-cell office:value-type="float" office:value="528">
            <text:p>52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4x1 3/8</text:p>
          </table:table-cell>
          <table:table-cell office:value-type="string">
            <text:p>Sun M14A</text:p>
          </table:table-cell>
          <table:table-cell table:formula="oooc:=[.A875] &amp; &quot;  &quot; &amp; [.B875]" office:value-type="string" office:string-value="24x1 3/8  Sun M14A">
            <text:p>24x1 3/8 <text:s/>Sun M14A</text:p>
          </table:table-cell>
          <table:table-cell office:value-type="float" office:value="522">
            <text:p>52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4x1 3/8</text:p>
          </table:table-cell>
          <table:table-cell office:value-type="string">
            <text:p>Wolber GTA</text:p>
          </table:table-cell>
          <table:table-cell table:formula="oooc:=[.A876] &amp; &quot;  &quot; &amp; [.B876]" office:value-type="string" office:string-value="24x1 3/8  Wolber GTA">
            <text:p>24x1 3/8 <text:s/>Wolber GTA</text:p>
          </table:table-cell>
          <table:table-cell office:value-type="float" office:value="530">
            <text:p>53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4x1 1/8</text:p>
          </table:table-cell>
          <table:table-cell office:value-type="string">
            <text:p>Araya 20A </text:p>
          </table:table-cell>
          <table:table-cell table:formula="oooc:=[.A877] &amp; &quot;  &quot; &amp; [.B877]" office:value-type="string" office:string-value="24x1 1/8  Araya 20A ">
            <text:p>24x1 1/8 <text:s/>Araya 20A </text:p>
          </table:table-cell>
          <table:table-cell table:formula="oooc:=506.6+1.5" office:value-type="float" office:value="508.1">
            <text:p>508.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4x1 1/8</text:p>
          </table:table-cell>
          <table:table-cell office:value-type="string">
            <text:p>Mavic Open 4 CD </text:p>
          </table:table-cell>
          <table:table-cell table:formula="oooc:=[.A878] &amp; &quot;  &quot; &amp; [.B878]" office:value-type="string" office:string-value="24x1 1/8  Mavic Open 4 CD ">
            <text:p>24x1 1/8 <text:s/>Mavic Open 4 CD 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4x1 1/8</text:p>
          </table:table-cell>
          <table:table-cell office:value-type="string">
            <text:p>Sun L25, M25</text:p>
          </table:table-cell>
          <table:table-cell table:formula="oooc:=[.A879] &amp; &quot;  &quot; &amp; [.B879]" office:value-type="string" office:string-value="24x1 1/8  Sun L25, M25">
            <text:p>24x1 1/8 <text:s/>Sun L25, M25</text:p>
          </table:table-cell>
          <table:table-cell office:value-type="float" office:value="507">
            <text:p>50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4x1 1/8</text:p>
          </table:table-cell>
          <table:table-cell office:value-type="string">
            <text:p>Sun M13II</text:p>
          </table:table-cell>
          <table:table-cell table:formula="oooc:=[.A880] &amp; &quot;  &quot; &amp; [.B880]" office:value-type="string" office:string-value="24x1 1/8  Sun M13II">
            <text:p>24x1 1/8 <text:s/>Sun M13II</text:p>
          </table:table-cell>
          <table:table-cell office:value-type="float" office:value="509">
            <text:p>5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4x1 1/8</text:p>
          </table:table-cell>
          <table:table-cell office:value-type="string">
            <text:p>Sun M13L </text:p>
          </table:table-cell>
          <table:table-cell table:formula="oooc:=[.A881] &amp; &quot;  &quot; &amp; [.B881]" office:value-type="string" office:string-value="24x1 1/8  Sun M13L ">
            <text:p>24x1 1/8 <text:s/>Sun M13L </text:p>
          </table:table-cell>
          <table:table-cell office:value-type="float" office:value="510">
            <text:p>5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4x1 1/8</text:p>
          </table:table-cell>
          <table:table-cell office:value-type="string">
            <text:p>Sun M14A</text:p>
          </table:table-cell>
          <table:table-cell table:formula="oooc:=[.A882] &amp; &quot;  &quot; &amp; [.B882]" office:value-type="string" office:string-value="24x1 1/8  Sun M14A">
            <text:p>24x1 1/8 <text:s/>Sun M14A</text:p>
          </table:table-cell>
          <table:table-cell office:value-type="float" office:value="502">
            <text:p>5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4x1 1/8</text:p>
          </table:table-cell>
          <table:table-cell office:value-type="string">
            <text:p>Sun M25 </text:p>
          </table:table-cell>
          <table:table-cell table:formula="oooc:=[.A883] &amp; &quot;  &quot; &amp; [.B883]" office:value-type="string" office:string-value="24x1 1/8  Sun M25 ">
            <text:p>24x1 1/8 <text:s/>Sun M25 </text:p>
          </table:table-cell>
          <table:table-cell office:value-type="float" office:value="507">
            <text:p>50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4x1 1/8</text:p>
          </table:table-cell>
          <table:table-cell office:value-type="string">
            <text:p>Sun ME14A</text:p>
          </table:table-cell>
          <table:table-cell table:formula="oooc:=[.A884] &amp; &quot;  &quot; &amp; [.B884]" office:value-type="string" office:string-value="24x1 1/8  Sun ME14A">
            <text:p>24x1 1/8 <text:s/>Sun ME14A</text:p>
          </table:table-cell>
          <table:table-cell office:value-type="float" office:value="496">
            <text:p>4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4" BMX</text:p>
          </table:table-cell>
          <table:table-cell office:value-type="string">
            <text:p>Araya 7X </text:p>
          </table:table-cell>
          <table:table-cell table:formula="oooc:=[.A885] &amp; &quot;  &quot; &amp; [.B885]" office:value-type="string" office:string-value="24&quot; BMX  Araya 7X ">
            <text:p>24" BMX <text:s/>Araya 7X </text:p>
          </table:table-cell>
          <table:table-cell office:value-type="float" office:value="497">
            <text:p>49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4" BMX</text:p>
          </table:table-cell>
          <table:table-cell office:value-type="string">
            <text:p>Araya RB-17</text:p>
          </table:table-cell>
          <table:table-cell table:formula="oooc:=[.A886] &amp; &quot;  &quot; &amp; [.B886]" office:value-type="string" office:string-value="24&quot; BMX  Araya RB-17">
            <text:p>24" BMX <text:s/>Araya RB-17</text:p>
          </table:table-cell>
          <table:table-cell table:formula="oooc:=497.2+1.5" office:value-type="float" office:value="498.7">
            <text:p>498.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4" BMX</text:p>
          </table:table-cell>
          <table:table-cell office:value-type="string">
            <text:p>Araya RB-907X/Super7X</text:p>
          </table:table-cell>
          <table:table-cell table:formula="oooc:=[.A887] &amp; &quot;  &quot; &amp; [.B887]" office:value-type="string" office:string-value="24&quot; BMX  Araya RB-907X/Super7X">
            <text:p>24" BMX <text:s/>Araya RB-907X/Super7X</text:p>
          </table:table-cell>
          <table:table-cell office:value-type="float" office:value="499">
            <text:p>49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4" BMX</text:p>
          </table:table-cell>
          <table:table-cell office:value-type="string">
            <text:p>Araya RM20 </text:p>
          </table:table-cell>
          <table:table-cell table:formula="oooc:=[.A888] &amp; &quot;  &quot; &amp; [.B888]" office:value-type="string" office:string-value="24&quot; BMX  Araya RM20 ">
            <text:p>24" BMX <text:s/>Araya RM20 </text:p>
          </table:table-cell>
          <table:table-cell office:value-type="float" office:value="496">
            <text:p>4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4" BMX</text:p>
          </table:table-cell>
          <table:table-cell office:value-type="string">
            <text:p>Araya VP-20</text:p>
          </table:table-cell>
          <table:table-cell table:formula="oooc:=[.A889] &amp; &quot;  &quot; &amp; [.B889]" office:value-type="string" office:string-value="24&quot; BMX  Araya VP-20">
            <text:p>24" BMX <text:s/>Araya VP-20</text:p>
          </table:table-cell>
          <table:table-cell table:formula="oooc:=497.2+1.5" office:value-type="float" office:value="498.7">
            <text:p>498.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4" BMX</text:p>
          </table:table-cell>
          <table:table-cell office:value-type="string">
            <text:p>Bontrager Mack</text:p>
          </table:table-cell>
          <table:table-cell table:formula="oooc:=[.A890] &amp; &quot;  &quot; &amp; [.B890]" office:value-type="string" office:string-value="24&quot; BMX  Bontrager Mack">
            <text:p>24" BMX <text:s/>Bontrager Mack</text:p>
          </table:table-cell>
          <table:table-cell table:formula="oooc:=492+3" office:value-type="float" office:value="495">
            <text:p>49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4" BMX</text:p>
          </table:table-cell>
          <table:table-cell office:value-type="string">
            <text:p>Mavic XY</text:p>
          </table:table-cell>
          <table:table-cell table:formula="oooc:=[.A891] &amp; &quot;  &quot; &amp; [.B891]" office:value-type="string" office:string-value="24&quot; BMX  Mavic XY">
            <text:p>24" BMX <text:s/>Mavic XY</text:p>
          </table:table-cell>
          <table:table-cell office:value-type="float" office:value="492.5">
            <text:p>492.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4" BMX</text:p>
          </table:table-cell>
          <table:table-cell office:value-type="string">
            <text:p>Rigida AS 26 FL (ERD is Rigida's Nipple Seat Dia + 3mm for nipples)</text:p>
          </table:table-cell>
          <table:table-cell table:formula="oooc:=[.A892] &amp; &quot;  &quot; &amp; [.B892]" office:value-type="string" office:string-value="24&quot; BMX  Rigida AS 26 FL (ERD is Rigida's Nipple Seat Dia + 3mm for nipples)">
            <text:p>24" BMX <text:s/>Rigida AS 26 FL (ERD is Rigida's Nipple Seat Dia + 3mm for nipples)</text:p>
          </table:table-cell>
          <table:table-cell table:formula="oooc:=494+3" office:value-type="float" office:value="497">
            <text:p>49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4" BMX</text:p>
          </table:table-cell>
          <table:table-cell office:value-type="string">
            <text:p>Rigida DH 30 (ERD is Rigida's Nipple Seat Dia + 3mm for nipples)</text:p>
          </table:table-cell>
          <table:table-cell table:formula="oooc:=[.A893] &amp; &quot;  &quot; &amp; [.B893]" office:value-type="string" office:string-value="24&quot; BMX  Rigida DH 30 (ERD is Rigida's Nipple Seat Dia + 3mm for nipples)">
            <text:p>24" BMX <text:s/>Rigida DH 30 (ERD is Rigida's Nipple Seat Dia + 3mm for nipples)</text:p>
          </table:table-cell>
          <table:table-cell table:formula="oooc:=484.4+3" office:value-type="float" office:value="487.4">
            <text:p>487.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4" BMX</text:p>
          </table:table-cell>
          <table:table-cell office:value-type="string">
            <text:p>Rigida M 19 (ERD is Rigida's Nipple Seat Dia + 3mm for nipples)</text:p>
          </table:table-cell>
          <table:table-cell table:formula="oooc:=[.A894] &amp; &quot;  &quot; &amp; [.B894]" office:value-type="string" office:string-value="24&quot; BMX  Rigida M 19 (ERD is Rigida's Nipple Seat Dia + 3mm for nipples)">
            <text:p>24" BMX <text:s/>Rigida M 19 (ERD is Rigida's Nipple Seat Dia + 3mm for nipples)</text:p>
          </table:table-cell>
          <table:table-cell table:formula="oooc:=494.8+3" office:value-type="float" office:value="497.8">
            <text:p>497.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4" BMX</text:p>
          </table:table-cell>
          <table:table-cell office:value-type="string">
            <text:p>Rigida M 21 (ERD is Rigida's Nipple Seat Dia + 3mm for nipples)</text:p>
          </table:table-cell>
          <table:table-cell table:formula="oooc:=[.A895] &amp; &quot;  &quot; &amp; [.B895]" office:value-type="string" office:string-value="24&quot; BMX  Rigida M 21 (ERD is Rigida's Nipple Seat Dia + 3mm for nipples)">
            <text:p>24" BMX <text:s/>Rigida M 21 (ERD is Rigida's Nipple Seat Dia + 3mm for nipples)</text:p>
          </table:table-cell>
          <table:table-cell table:formula="oooc:=494.8+3" office:value-type="float" office:value="497.8">
            <text:p>497.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4" BMX</text:p>
          </table:table-cell>
          <table:table-cell office:value-type="string">
            <text:p>Sun CR16</text:p>
          </table:table-cell>
          <table:table-cell table:formula="oooc:=[.A896] &amp; &quot;  &quot; &amp; [.B896]" office:value-type="string" office:string-value="24&quot; BMX  Sun CR16">
            <text:p>24" BMX <text:s/>Sun CR16</text:p>
          </table:table-cell>
          <table:table-cell office:value-type="float" office:value="494">
            <text:p>4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4" BMX</text:p>
          </table:table-cell>
          <table:table-cell office:value-type="string">
            <text:p>Sun CR18, single eyelets</text:p>
          </table:table-cell>
          <table:table-cell table:formula="oooc:=[.A897] &amp; &quot;  &quot; &amp; [.B897]" office:value-type="string" office:string-value="24&quot; BMX  Sun CR18, single eyelets">
            <text:p>24" BMX <text:s/>Sun CR18, single eyelets</text:p>
          </table:table-cell>
          <table:table-cell office:value-type="float" office:value="493">
            <text:p>49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4" BMX</text:p>
          </table:table-cell>
          <table:table-cell office:value-type="string">
            <text:p>Sun CR20 </text:p>
          </table:table-cell>
          <table:table-cell table:formula="oooc:=[.A898] &amp; &quot;  &quot; &amp; [.B898]" office:value-type="string" office:string-value="24&quot; BMX  Sun CR20 ">
            <text:p>24" BMX <text:s/>Sun CR20 </text:p>
          </table:table-cell>
          <table:table-cell office:value-type="float" office:value="493">
            <text:p>49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4" BMX</text:p>
          </table:table-cell>
          <table:table-cell office:value-type="string">
            <text:p>Sun CRE16, CRT16II</text:p>
          </table:table-cell>
          <table:table-cell table:formula="oooc:=[.A899] &amp; &quot;  &quot; &amp; [.B899]" office:value-type="string" office:string-value="24&quot; BMX  Sun CRE16, CRT16II">
            <text:p>24" BMX <text:s/>Sun CRE16, CRT16II</text:p>
          </table:table-cell>
          <table:table-cell office:value-type="float" office:value="493">
            <text:p>49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4" BMX</text:p>
          </table:table-cell>
          <table:table-cell office:value-type="string">
            <text:p>Sun DS1-XC</text:p>
          </table:table-cell>
          <table:table-cell table:formula="oooc:=[.A900] &amp; &quot;  &quot; &amp; [.B900]" office:value-type="string" office:string-value="24&quot; BMX  Sun DS1-XC">
            <text:p>24" BMX <text:s/>Sun DS1-XC</text:p>
          </table:table-cell>
          <table:table-cell office:value-type="float" office:value="492">
            <text:p>49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4" BMX</text:p>
          </table:table-cell>
          <table:table-cell office:value-type="string">
            <text:p>Sun ICI-1</text:p>
          </table:table-cell>
          <table:table-cell table:formula="oooc:=[.A901] &amp; &quot;  &quot; &amp; [.B901]" office:value-type="string" office:string-value="24&quot; BMX  Sun ICI-1">
            <text:p>24" BMX <text:s/>Sun ICI-1</text:p>
          </table:table-cell>
          <table:table-cell office:value-type="float" office:value="507">
            <text:p>50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4" BMX</text:p>
          </table:table-cell>
          <table:table-cell office:value-type="string">
            <text:p>Sun L18</text:p>
          </table:table-cell>
          <table:table-cell table:formula="oooc:=[.A902] &amp; &quot;  &quot; &amp; [.B902]" office:value-type="string" office:string-value="24&quot; BMX  Sun L18">
            <text:p>24" BMX <text:s/>Sun L18</text:p>
          </table:table-cell>
          <table:table-cell office:value-type="float" office:value="493">
            <text:p>49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4" BMX</text:p>
          </table:table-cell>
          <table:table-cell office:value-type="string">
            <text:p>Sun L20</text:p>
          </table:table-cell>
          <table:table-cell table:formula="oooc:=[.A903] &amp; &quot;  &quot; &amp; [.B903]" office:value-type="string" office:string-value="24&quot; BMX  Sun L20">
            <text:p>24" BMX <text:s/>Sun L20</text:p>
          </table:table-cell>
          <table:table-cell office:value-type="float" office:value="497">
            <text:p>49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4" BMX</text:p>
          </table:table-cell>
          <table:table-cell office:value-type="string">
            <text:p>Sun L25, M25</text:p>
          </table:table-cell>
          <table:table-cell table:formula="oooc:=[.A904] &amp; &quot;  &quot; &amp; [.B904]" office:value-type="string" office:string-value="24&quot; BMX  Sun L25, M25">
            <text:p>24" BMX <text:s/>Sun L25, M25</text:p>
          </table:table-cell>
          <table:table-cell office:value-type="float" office:value="497">
            <text:p>49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4" BMX</text:p>
          </table:table-cell>
          <table:table-cell office:value-type="string">
            <text:p>Sun M14A</text:p>
          </table:table-cell>
          <table:table-cell table:formula="oooc:=[.A905] &amp; &quot;  &quot; &amp; [.B905]" office:value-type="string" office:string-value="24&quot; BMX  Sun M14A">
            <text:p>24" BMX <text:s/>Sun M14A</text:p>
          </table:table-cell>
          <table:table-cell office:value-type="float" office:value="491">
            <text:p>49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4" BMX</text:p>
          </table:table-cell>
          <table:table-cell office:value-type="string">
            <text:p>Sun M25 </text:p>
          </table:table-cell>
          <table:table-cell table:formula="oooc:=[.A906] &amp; &quot;  &quot; &amp; [.B906]" office:value-type="string" office:string-value="24&quot; BMX  Sun M25 ">
            <text:p>24" BMX <text:s/>Sun M25 </text:p>
          </table:table-cell>
          <table:table-cell office:value-type="float" office:value="497">
            <text:p>49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4" BMX</text:p>
          </table:table-cell>
          <table:table-cell office:value-type="string">
            <text:p>Sun Mammoth BFR (Big Fat Rim)</text:p>
          </table:table-cell>
          <table:table-cell table:formula="oooc:=[.A907] &amp; &quot;  &quot; &amp; [.B907]" office:value-type="string" office:string-value="24&quot; BMX  Sun Mammoth BFR (Big Fat Rim)">
            <text:p>24" BMX <text:s/>Sun Mammoth BFR (Big Fat Rim)</text:p>
          </table:table-cell>
          <table:table-cell office:value-type="float" office:value="492">
            <text:p>49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4" BMX</text:p>
          </table:table-cell>
          <table:table-cell office:value-type="string">
            <text:p>Sun Rhyno Lite</text:p>
          </table:table-cell>
          <table:table-cell table:formula="oooc:=[.A908] &amp; &quot;  &quot; &amp; [.B908]" office:value-type="string" office:string-value="24&quot; BMX  Sun Rhyno Lite">
            <text:p>24" BMX <text:s/>Sun Rhyno Lite</text:p>
          </table:table-cell>
          <table:table-cell office:value-type="float" office:value="493">
            <text:p>49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4" BMX</text:p>
          </table:table-cell>
          <table:table-cell office:value-type="string">
            <text:p>Sun Rhyno Lite (newer version)</text:p>
          </table:table-cell>
          <table:table-cell table:formula="oooc:=[.A909] &amp; &quot;  &quot; &amp; [.B909]" office:value-type="string" office:string-value="24&quot; BMX  Sun Rhyno Lite (newer version)">
            <text:p>24" BMX <text:s/>Sun Rhyno Lite (newer version)</text:p>
          </table:table-cell>
          <table:table-cell office:value-type="float" office:value="486">
            <text:p>48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4" BMX</text:p>
          </table:table-cell>
          <table:table-cell office:value-type="string">
            <text:p>Velocity Aero Heat AT</text:p>
          </table:table-cell>
          <table:table-cell table:formula="oooc:=[.A910] &amp; &quot;  &quot; &amp; [.B910]" office:value-type="string" office:string-value="24&quot; BMX  Velocity Aero Heat AT">
            <text:p>24" BMX <text:s/>Velocity Aero Heat AT</text:p>
          </table:table-cell>
          <table:table-cell office:value-type="float" office:value="483">
            <text:p>48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4" BMX</text:p>
          </table:table-cell>
          <table:table-cell office:value-type="string">
            <text:p>Velocity Deep V (24mm wide x 32mm deep)</text:p>
          </table:table-cell>
          <table:table-cell table:formula="oooc:=[.A911] &amp; &quot;  &quot; &amp; [.B911]" office:value-type="string" office:string-value="24&quot; BMX  Velocity Deep V (24mm wide x 32mm deep)">
            <text:p>24" BMX <text:s/>Velocity Deep V (24mm wide x 32mm deep)</text:p>
          </table:table-cell>
          <table:table-cell office:value-type="float" office:value="464.5">
            <text:p>464.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4" BMX</text:p>
          </table:table-cell>
          <table:table-cell office:value-type="string">
            <text:p>Velocity TAIPAN</text:p>
          </table:table-cell>
          <table:table-cell table:formula="oooc:=[.A912] &amp; &quot;  &quot; &amp; [.B912]" office:value-type="string" office:string-value="24&quot; BMX  Velocity TAIPAN">
            <text:p>24" BMX <text:s/>Velocity TAIPAN</text:p>
          </table:table-cell>
          <table:table-cell office:value-type="float" office:value="480">
            <text:p>48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4" BMX</text:p>
          </table:table-cell>
          <table:table-cell office:value-type="string">
            <text:p>Velocity Triple V </text:p>
          </table:table-cell>
          <table:table-cell table:formula="oooc:=[.A913] &amp; &quot;  &quot; &amp; [.B913]" office:value-type="string" office:string-value="24&quot; BMX  Velocity Triple V ">
            <text:p>24" BMX <text:s/>Velocity Triple V </text:p>
          </table:table-cell>
          <table:table-cell office:value-type="float" office:value="495.5">
            <text:p>495.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550A</text:p>
          </table:table-cell>
          <table:table-cell office:value-type="string">
            <text:p>Rigida AS 23 X (ERD is Rigida's Nipple Seat Dia + 3mm for nipples)</text:p>
          </table:table-cell>
          <table:table-cell table:formula="oooc:=[.A914] &amp; &quot;  &quot; &amp; [.B914]" office:value-type="string" office:string-value="550A  Rigida AS 23 X (ERD is Rigida's Nipple Seat Dia + 3mm for nipples)">
            <text:p>550A <text:s/>Rigida AS 23 X (ERD is Rigida's Nipple Seat Dia + 3mm for nipples)</text:p>
          </table:table-cell>
          <table:table-cell table:formula="oooc:=478+3" office:value-type="float" office:value="481">
            <text:p>48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x1 1/8</text:p>
          </table:table-cell>
          <table:table-cell office:value-type="string">
            <text:p>Araya 20A </text:p>
          </table:table-cell>
          <table:table-cell table:formula="oooc:=[.A915] &amp; &quot;  &quot; &amp; [.B915]" office:value-type="string" office:string-value="20x1 1/8  Araya 20A ">
            <text:p>20x1 1/8 <text:s/>Araya 20A </text:p>
          </table:table-cell>
          <table:table-cell office:value-type="float" office:value="438.7">
            <text:p>438.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x1 1/8</text:p>
          </table:table-cell>
          <table:table-cell office:value-type="string">
            <text:p>Rigida AS 26 FL (ERD is Rigida's Nipple Seat Dia + 3mm for nipples)</text:p>
          </table:table-cell>
          <table:table-cell table:formula="oooc:=[.A916] &amp; &quot;  &quot; &amp; [.B916]" office:value-type="string" office:string-value="20x1 1/8  Rigida AS 26 FL (ERD is Rigida's Nipple Seat Dia + 3mm for nipples)">
            <text:p>20x1 1/8 <text:s/>Rigida AS 26 FL (ERD is Rigida's Nipple Seat Dia + 3mm for nipples)</text:p>
          </table:table-cell>
          <table:table-cell table:formula="oooc:=430+3" office:value-type="float" office:value="433">
            <text:p>4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x1 1/8</text:p>
          </table:table-cell>
          <table:table-cell office:value-type="string">
            <text:p>Sun CR16</text:p>
          </table:table-cell>
          <table:table-cell table:formula="oooc:=[.A917] &amp; &quot;  &quot; &amp; [.B917]" office:value-type="string" office:string-value="20x1 1/8  Sun CR16">
            <text:p>20x1 1/8 <text:s/>Sun CR16</text:p>
          </table:table-cell>
          <table:table-cell office:value-type="float" office:value="439">
            <text:p>43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x1 1/8</text:p>
          </table:table-cell>
          <table:table-cell office:value-type="string">
            <text:p>Sun CR18, single eyelets</text:p>
          </table:table-cell>
          <table:table-cell table:formula="oooc:=[.A918] &amp; &quot;  &quot; &amp; [.B918]" office:value-type="string" office:string-value="20x1 1/8  Sun CR18, single eyelets">
            <text:p>20x1 1/8 <text:s/>Sun CR18, single eyelets</text:p>
          </table:table-cell>
          <table:table-cell office:value-type="float" office:value="438">
            <text:p>43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x1 1/8</text:p>
          </table:table-cell>
          <table:table-cell office:value-type="string">
            <text:p>Sun CR20 </text:p>
          </table:table-cell>
          <table:table-cell table:formula="oooc:=[.A919] &amp; &quot;  &quot; &amp; [.B919]" office:value-type="string" office:string-value="20x1 1/8  Sun CR20 ">
            <text:p>20x1 1/8 <text:s/>Sun CR20 </text:p>
          </table:table-cell>
          <table:table-cell office:value-type="float" office:value="435">
            <text:p>43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x1 1/8</text:p>
          </table:table-cell>
          <table:table-cell office:value-type="string">
            <text:p>Sun ICI-1</text:p>
          </table:table-cell>
          <table:table-cell table:formula="oooc:=[.A920] &amp; &quot;  &quot; &amp; [.B920]" office:value-type="string" office:string-value="20x1 1/8  Sun ICI-1">
            <text:p>20x1 1/8 <text:s/>Sun ICI-1</text:p>
          </table:table-cell>
          <table:table-cell office:value-type="float" office:value="438">
            <text:p>43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x1 1/8</text:p>
          </table:table-cell>
          <table:table-cell office:value-type="string">
            <text:p>Sun L17</text:p>
          </table:table-cell>
          <table:table-cell table:formula="oooc:=[.A921] &amp; &quot;  &quot; &amp; [.B921]" office:value-type="string" office:string-value="20x1 1/8  Sun L17">
            <text:p>20x1 1/8 <text:s/>Sun L17</text:p>
          </table:table-cell>
          <table:table-cell office:value-type="float" office:value="441">
            <text:p>44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x1 1/8</text:p>
          </table:table-cell>
          <table:table-cell office:value-type="string">
            <text:p>Sun L20</text:p>
          </table:table-cell>
          <table:table-cell table:formula="oooc:=[.A922] &amp; &quot;  &quot; &amp; [.B922]" office:value-type="string" office:string-value="20x1 1/8  Sun L20">
            <text:p>20x1 1/8 <text:s/>Sun L20</text:p>
          </table:table-cell>
          <table:table-cell office:value-type="float" office:value="441">
            <text:p>44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x1 1/8</text:p>
          </table:table-cell>
          <table:table-cell office:value-type="string">
            <text:p>Sun M13II</text:p>
          </table:table-cell>
          <table:table-cell table:formula="oooc:=[.A923] &amp; &quot;  &quot; &amp; [.B923]" office:value-type="string" office:string-value="20x1 1/8  Sun M13II">
            <text:p>20x1 1/8 <text:s/>Sun M13II</text:p>
          </table:table-cell>
          <table:table-cell office:value-type="float" office:value="440">
            <text:p>4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x1 1/8</text:p>
          </table:table-cell>
          <table:table-cell office:value-type="string">
            <text:p>Sun M13L </text:p>
          </table:table-cell>
          <table:table-cell table:formula="oooc:=[.A924] &amp; &quot;  &quot; &amp; [.B924]" office:value-type="string" office:string-value="20x1 1/8  Sun M13L ">
            <text:p>20x1 1/8 <text:s/>Sun M13L </text:p>
          </table:table-cell>
          <table:table-cell office:value-type="float" office:value="441">
            <text:p>44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x1 1/8</text:p>
          </table:table-cell>
          <table:table-cell office:value-type="string">
            <text:p>Sun M14A</text:p>
          </table:table-cell>
          <table:table-cell table:formula="oooc:=[.A925] &amp; &quot;  &quot; &amp; [.B925]" office:value-type="string" office:string-value="20x1 1/8  Sun M14A">
            <text:p>20x1 1/8 <text:s/>Sun M14A</text:p>
          </table:table-cell>
          <table:table-cell office:value-type="float" office:value="432">
            <text:p>43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x1 1/8</text:p>
          </table:table-cell>
          <table:table-cell office:value-type="string">
            <text:p>Sun M17 </text:p>
          </table:table-cell>
          <table:table-cell table:formula="oooc:=[.A926] &amp; &quot;  &quot; &amp; [.B926]" office:value-type="string" office:string-value="20x1 1/8  Sun M17 ">
            <text:p>20x1 1/8 <text:s/>Sun M17 </text:p>
          </table:table-cell>
          <table:table-cell office:value-type="float" office:value="440">
            <text:p>4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x1 1/8</text:p>
          </table:table-cell>
          <table:table-cell office:value-type="string">
            <text:p>Sun ME14A</text:p>
          </table:table-cell>
          <table:table-cell table:formula="oooc:=[.A927] &amp; &quot;  &quot; &amp; [.B927]" office:value-type="string" office:string-value="20x1 1/8  Sun ME14A">
            <text:p>20x1 1/8 <text:s/>Sun ME14A</text:p>
          </table:table-cell>
          <table:table-cell office:value-type="float" office:value="426">
            <text:p>4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x1 1/8</text:p>
          </table:table-cell>
          <table:table-cell office:value-type="string">
            <text:p>Velocity Aerohead (20mm wide x 21mm deep)</text:p>
          </table:table-cell>
          <table:table-cell table:formula="oooc:=[.A928] &amp; &quot;  &quot; &amp; [.B928]" office:value-type="string" office:string-value="20x1 1/8  Velocity Aerohead (20mm wide x 21mm deep)">
            <text:p>20x1 1/8 <text:s/>Velocity Aerohead (20mm wide x 21mm deep)</text:p>
          </table:table-cell>
          <table:table-cell office:value-type="float" office:value="429">
            <text:p>42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500A</text:p>
          </table:table-cell>
          <table:table-cell office:value-type="string">
            <text:p>Rigida AS 23 X (ERD is Rigida's Nipple Seat Dia + 3mm for nipples)</text:p>
          </table:table-cell>
          <table:table-cell table:formula="oooc:=[.A929] &amp; &quot;  &quot; &amp; [.B929]" office:value-type="string" office:string-value="500A  Rigida AS 23 X (ERD is Rigida's Nipple Seat Dia + 3mm for nipples)">
            <text:p>500A <text:s/>Rigida AS 23 X (ERD is Rigida's Nipple Seat Dia + 3mm for nipples)</text:p>
          </table:table-cell>
          <table:table-cell table:formula="oooc:=428.3+3" office:value-type="float" office:value="431.3">
            <text:p>431.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500A</text:p>
          </table:table-cell>
          <table:table-cell office:value-type="string">
            <text:p>Weinmann</text:p>
          </table:table-cell>
          <table:table-cell table:formula="oooc:=[.A930] &amp; &quot;  &quot; &amp; [.B930]" office:value-type="string" office:string-value="500A  Weinmann">
            <text:p>500A <text:s/>Weinmann</text:p>
          </table:table-cell>
          <table:table-cell office:value-type="float" office:value="436">
            <text:p>43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" BMX</text:p>
          </table:table-cell>
          <table:table-cell office:value-type="string">
            <text:p>ACS Z </text:p>
          </table:table-cell>
          <table:table-cell table:formula="oooc:=[.A931] &amp; &quot;  &quot; &amp; [.B931]" office:value-type="string" office:string-value="20&quot; BMX  ACS Z ">
            <text:p>20" BMX <text:s/>ACS Z </text:p>
          </table:table-cell>
          <table:table-cell office:value-type="float" office:value="392">
            <text:p>39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" BMX</text:p>
          </table:table-cell>
          <table:table-cell office:value-type="string">
            <text:p>Alesa Explorer</text:p>
          </table:table-cell>
          <table:table-cell table:formula="oooc:=[.A932] &amp; &quot;  &quot; &amp; [.B932]" office:value-type="string" office:string-value="20&quot; BMX  Alesa Explorer">
            <text:p>20" BMX <text:s/>Alesa Explorer</text:p>
          </table:table-cell>
          <table:table-cell office:value-type="float" office:value="378">
            <text:p>37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" BMX</text:p>
          </table:table-cell>
          <table:table-cell office:value-type="string">
            <text:p>Answer Aero Tech</text:p>
          </table:table-cell>
          <table:table-cell table:formula="oooc:=[.A933] &amp; &quot;  &quot; &amp; [.B933]" office:value-type="string" office:string-value="20&quot; BMX  Answer Aero Tech">
            <text:p>20" BMX <text:s/>Answer Aero Tech</text:p>
          </table:table-cell>
          <table:table-cell office:value-type="float" office:value="376.9">
            <text:p>376.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" BMX</text:p>
          </table:table-cell>
          <table:table-cell office:value-type="string">
            <text:p>Araya GP-710</text:p>
          </table:table-cell>
          <table:table-cell table:formula="oooc:=[.A934] &amp; &quot;  &quot; &amp; [.B934]" office:value-type="string" office:string-value="20&quot; BMX  Araya GP-710">
            <text:p>20" BMX <text:s/>Araya GP-710</text:p>
          </table:table-cell>
          <table:table-cell office:value-type="float" office:value="393">
            <text:p>39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" BMX</text:p>
          </table:table-cell>
          <table:table-cell office:value-type="string">
            <text:p>Araya MP-707X</text:p>
          </table:table-cell>
          <table:table-cell table:formula="oooc:=[.A935] &amp; &quot;  &quot; &amp; [.B935]" office:value-type="string" office:string-value="20&quot; BMX  Araya MP-707X">
            <text:p>20" BMX <text:s/>Araya MP-707X</text:p>
          </table:table-cell>
          <table:table-cell office:value-type="float" office:value="396.4">
            <text:p>396.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" BMX</text:p>
          </table:table-cell>
          <table:table-cell office:value-type="string">
            <text:p>Araya RB-17</text:p>
          </table:table-cell>
          <table:table-cell table:formula="oooc:=[.A936] &amp; &quot;  &quot; &amp; [.B936]" office:value-type="string" office:string-value="20&quot; BMX  Araya RB-17">
            <text:p>20" BMX <text:s/>Araya RB-17</text:p>
          </table:table-cell>
          <table:table-cell office:value-type="float" office:value="379">
            <text:p>37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" BMX</text:p>
          </table:table-cell>
          <table:table-cell office:value-type="string">
            <text:p>Araya RB-907X/Super7X</text:p>
          </table:table-cell>
          <table:table-cell table:formula="oooc:=[.A937] &amp; &quot;  &quot; &amp; [.B937]" office:value-type="string" office:string-value="20&quot; BMX  Araya RB-907X/Super7X">
            <text:p>20" BMX <text:s/>Araya RB-907X/Super7X</text:p>
          </table:table-cell>
          <table:table-cell office:value-type="float" office:value="377.9">
            <text:p>377.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" BMX</text:p>
          </table:table-cell>
          <table:table-cell office:value-type="string">
            <text:p>Araya RB-J1/HIMIKO</text:p>
          </table:table-cell>
          <table:table-cell table:formula="oooc:=[.A938] &amp; &quot;  &quot; &amp; [.B938]" office:value-type="string" office:string-value="20&quot; BMX  Araya RB-J1/HIMIKO">
            <text:p>20" BMX <text:s/>Araya RB-J1/HIMIKO</text:p>
          </table:table-cell>
          <table:table-cell office:value-type="float" office:value="382">
            <text:p>38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" BMX</text:p>
          </table:table-cell>
          <table:table-cell office:value-type="string">
            <text:p>Araya TB-807X/Ultra7X</text:p>
          </table:table-cell>
          <table:table-cell table:formula="oooc:=[.A939] &amp; &quot;  &quot; &amp; [.B939]" office:value-type="string" office:string-value="20&quot; BMX  Araya TB-807X/Ultra7X">
            <text:p>20" BMX <text:s/>Araya TB-807X/Ultra7X</text:p>
          </table:table-cell>
          <table:table-cell office:value-type="float" office:value="392.3">
            <text:p>392.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" BMX</text:p>
          </table:table-cell>
          <table:table-cell office:value-type="string">
            <text:p>Bontrager Mack</text:p>
          </table:table-cell>
          <table:table-cell table:formula="oooc:=[.A940] &amp; &quot;  &quot; &amp; [.B940]" office:value-type="string" office:string-value="20&quot; BMX  Bontrager Mack">
            <text:p>20" BMX <text:s/>Bontrager Mack</text:p>
          </table:table-cell>
          <table:table-cell table:formula="oooc:=390" office:value-type="float" office:value="390">
            <text:p>39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" BMX</text:p>
          </table:table-cell>
          <table:table-cell office:value-type="string">
            <text:p>Mavic Xx (ERD is Mavic's Nipple Seat Dia + 3mm for nipples)</text:p>
          </table:table-cell>
          <table:table-cell table:formula="oooc:=[.A941] &amp; &quot;  &quot; &amp; [.B941]" office:value-type="string" office:string-value="20&quot; BMX  Mavic Xx (ERD is Mavic's Nipple Seat Dia + 3mm for nipples)">
            <text:p>20" BMX <text:s/>Mavic Xx (ERD is Mavic's Nipple Seat Dia + 3mm for nipples)</text:p>
          </table:table-cell>
          <table:table-cell table:formula="oooc:=396+3" office:value-type="float" office:value="399">
            <text:p>39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" BMX</text:p>
          </table:table-cell>
          <table:table-cell office:value-type="string">
            <text:p>Mavic Xy (ERD is Mavic's Nipple Seat Dia + 3mm for nipples)</text:p>
          </table:table-cell>
          <table:table-cell table:formula="oooc:=[.A942] &amp; &quot;  &quot; &amp; [.B942]" office:value-type="string" office:string-value="20&quot; BMX  Mavic Xy (ERD is Mavic's Nipple Seat Dia + 3mm for nipples)">
            <text:p>20" BMX <text:s/>Mavic Xy (ERD is Mavic's Nipple Seat Dia + 3mm for nipples)</text:p>
          </table:table-cell>
          <table:table-cell table:formula="oooc:=389+3" office:value-type="float" office:value="392">
            <text:p>39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" BMX</text:p>
          </table:table-cell>
          <table:table-cell office:value-type="string">
            <text:p>Mavic XZ</text:p>
          </table:table-cell>
          <table:table-cell table:formula="oooc:=[.A943] &amp; &quot;  &quot; &amp; [.B943]" office:value-type="string" office:string-value="20&quot; BMX  Mavic XZ">
            <text:p>20" BMX <text:s/>Mavic XZ</text:p>
          </table:table-cell>
          <table:table-cell office:value-type="float" office:value="387.5">
            <text:p>387.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" BMX</text:p>
          </table:table-cell>
          <table:table-cell office:value-type="string">
            <text:p>Rigida AS 26 FL (ERD is Rigida's Nipple Seat Dia + 3mm for nipples)</text:p>
          </table:table-cell>
          <table:table-cell table:formula="oooc:=[.A944] &amp; &quot;  &quot; &amp; [.B944]" office:value-type="string" office:string-value="20&quot; BMX  Rigida AS 26 FL (ERD is Rigida's Nipple Seat Dia + 3mm for nipples)">
            <text:p>20" BMX <text:s/>Rigida AS 26 FL (ERD is Rigida's Nipple Seat Dia + 3mm for nipples)</text:p>
          </table:table-cell>
          <table:table-cell table:formula="oooc:=392.2+3" office:value-type="float" office:value="395.2">
            <text:p>395.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" BMX</text:p>
          </table:table-cell>
          <table:table-cell office:value-type="string">
            <text:p>Rigida M 19 (ERD is Rigida's Nipple Seat Dia + 3mm for nipples)</text:p>
          </table:table-cell>
          <table:table-cell table:formula="oooc:=[.A945] &amp; &quot;  &quot; &amp; [.B945]" office:value-type="string" office:string-value="20&quot; BMX  Rigida M 19 (ERD is Rigida's Nipple Seat Dia + 3mm for nipples)">
            <text:p>20" BMX <text:s/>Rigida M 19 (ERD is Rigida's Nipple Seat Dia + 3mm for nipples)</text:p>
          </table:table-cell>
          <table:table-cell table:formula="oooc:=392.85+3" office:value-type="float" office:value="395.85">
            <text:p>395.8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" BMX</text:p>
          </table:table-cell>
          <table:table-cell office:value-type="string">
            <text:p>Rigida M 21 (ERD is Rigida's Nipple Seat Dia + 3mm for nipples)</text:p>
          </table:table-cell>
          <table:table-cell table:formula="oooc:=[.A946] &amp; &quot;  &quot; &amp; [.B946]" office:value-type="string" office:string-value="20&quot; BMX  Rigida M 21 (ERD is Rigida's Nipple Seat Dia + 3mm for nipples)">
            <text:p>20" BMX <text:s/>Rigida M 21 (ERD is Rigida's Nipple Seat Dia + 3mm for nipples)</text:p>
          </table:table-cell>
          <table:table-cell table:formula="oooc:=392.85+3" office:value-type="float" office:value="395.85">
            <text:p>395.8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" BMX</text:p>
          </table:table-cell>
          <table:table-cell office:value-type="string">
            <text:p>Rigida X PLORER (ERD is Rigida's Nipple Seat Dia + 3mm for nipples)</text:p>
          </table:table-cell>
          <table:table-cell table:formula="oooc:=[.A947] &amp; &quot;  &quot; &amp; [.B947]" office:value-type="string" office:string-value="20&quot; BMX  Rigida X PLORER (ERD is Rigida's Nipple Seat Dia + 3mm for nipples)">
            <text:p>20" BMX <text:s/>Rigida X PLORER (ERD is Rigida's Nipple Seat Dia + 3mm for nipples)</text:p>
          </table:table-cell>
          <table:table-cell table:formula="oooc:=373+3" office:value-type="float" office:value="376">
            <text:p>3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" BMX</text:p>
          </table:table-cell>
          <table:table-cell office:value-type="string">
            <text:p>Sun AT18 </text:p>
          </table:table-cell>
          <table:table-cell table:formula="oooc:=[.A948] &amp; &quot;  &quot; &amp; [.B948]" office:value-type="string" office:string-value="20&quot; BMX  Sun AT18 ">
            <text:p>20" BMX <text:s/>Sun AT18 </text:p>
          </table:table-cell>
          <table:table-cell office:value-type="float" office:value="395">
            <text:p>39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" BMX</text:p>
          </table:table-cell>
          <table:table-cell office:value-type="string">
            <text:p>Sun Big City</text:p>
          </table:table-cell>
          <table:table-cell table:formula="oooc:=[.A949] &amp; &quot;  &quot; &amp; [.B949]" office:value-type="string" office:string-value="20&quot; BMX  Sun Big City">
            <text:p>20" BMX <text:s/>Sun Big City</text:p>
          </table:table-cell>
          <table:table-cell office:value-type="float" office:value="389">
            <text:p>38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" BMX</text:p>
          </table:table-cell>
          <table:table-cell office:value-type="string">
            <text:p>Sun CR16</text:p>
          </table:table-cell>
          <table:table-cell table:formula="oooc:=[.A950] &amp; &quot;  &quot; &amp; [.B950]" office:value-type="string" office:string-value="20&quot; BMX  Sun CR16">
            <text:p>20" BMX <text:s/>Sun CR16</text:p>
          </table:table-cell>
          <table:table-cell office:value-type="float" office:value="393">
            <text:p>39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" BMX</text:p>
          </table:table-cell>
          <table:table-cell office:value-type="string">
            <text:p>Sun CR18, single eyelets</text:p>
          </table:table-cell>
          <table:table-cell table:formula="oooc:=[.A951] &amp; &quot;  &quot; &amp; [.B951]" office:value-type="string" office:string-value="20&quot; BMX  Sun CR18, single eyelets">
            <text:p>20" BMX <text:s/>Sun CR18, single eyelets</text:p>
          </table:table-cell>
          <table:table-cell office:value-type="float" office:value="395">
            <text:p>39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" BMX</text:p>
          </table:table-cell>
          <table:table-cell office:value-type="string">
            <text:p>Sun CR20 </text:p>
          </table:table-cell>
          <table:table-cell table:formula="oooc:=[.A952] &amp; &quot;  &quot; &amp; [.B952]" office:value-type="string" office:string-value="20&quot; BMX  Sun CR20 ">
            <text:p>20" BMX <text:s/>Sun CR20 </text:p>
          </table:table-cell>
          <table:table-cell office:value-type="float" office:value="392">
            <text:p>39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" BMX</text:p>
          </table:table-cell>
          <table:table-cell office:value-type="string">
            <text:p>Sun CRE16, CRT16II</text:p>
          </table:table-cell>
          <table:table-cell table:formula="oooc:=[.A953] &amp; &quot;  &quot; &amp; [.B953]" office:value-type="string" office:string-value="20&quot; BMX  Sun CRE16, CRT16II">
            <text:p>20" BMX <text:s/>Sun CRE16, CRT16II</text:p>
          </table:table-cell>
          <table:table-cell office:value-type="float" office:value="390">
            <text:p>39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" BMX</text:p>
          </table:table-cell>
          <table:table-cell office:value-type="string">
            <text:p>Sun L17</text:p>
          </table:table-cell>
          <table:table-cell table:formula="oooc:=[.A954] &amp; &quot;  &quot; &amp; [.B954]" office:value-type="string" office:string-value="20&quot; BMX  Sun L17">
            <text:p>20" BMX <text:s/>Sun L17</text:p>
          </table:table-cell>
          <table:table-cell office:value-type="float" office:value="395">
            <text:p>39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" BMX</text:p>
          </table:table-cell>
          <table:table-cell office:value-type="string">
            <text:p>Sun L18</text:p>
          </table:table-cell>
          <table:table-cell table:formula="oooc:=[.A955] &amp; &quot;  &quot; &amp; [.B955]" office:value-type="string" office:string-value="20&quot; BMX  Sun L18">
            <text:p>20" BMX <text:s/>Sun L18</text:p>
          </table:table-cell>
          <table:table-cell office:value-type="float" office:value="390">
            <text:p>39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" BMX</text:p>
          </table:table-cell>
          <table:table-cell office:value-type="string">
            <text:p>Sun L20</text:p>
          </table:table-cell>
          <table:table-cell table:formula="oooc:=[.A956] &amp; &quot;  &quot; &amp; [.B956]" office:value-type="string" office:string-value="20&quot; BMX  Sun L20">
            <text:p>20" BMX <text:s/>Sun L20</text:p>
          </table:table-cell>
          <table:table-cell office:value-type="float" office:value="395">
            <text:p>39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" BMX</text:p>
          </table:table-cell>
          <table:table-cell office:value-type="string">
            <text:p>Sun L25, M25</text:p>
          </table:table-cell>
          <table:table-cell table:formula="oooc:=[.A957] &amp; &quot;  &quot; &amp; [.B957]" office:value-type="string" office:string-value="20&quot; BMX  Sun L25, M25">
            <text:p>20" BMX <text:s/>Sun L25, M25</text:p>
          </table:table-cell>
          <table:table-cell office:value-type="float" office:value="395">
            <text:p>39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" BMX</text:p>
          </table:table-cell>
          <table:table-cell office:value-type="string">
            <text:p>Sun M20</text:p>
          </table:table-cell>
          <table:table-cell table:formula="oooc:=[.A958] &amp; &quot;  &quot; &amp; [.B958]" office:value-type="string" office:string-value="20&quot; BMX  Sun M20">
            <text:p>20" BMX <text:s/>Sun M20</text:p>
          </table:table-cell>
          <table:table-cell office:value-type="float" office:value="395">
            <text:p>39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" BMX</text:p>
          </table:table-cell>
          <table:table-cell office:value-type="string">
            <text:p>Sun M25 </text:p>
          </table:table-cell>
          <table:table-cell table:formula="oooc:=[.A959] &amp; &quot;  &quot; &amp; [.B959]" office:value-type="string" office:string-value="20&quot; BMX  Sun M25 ">
            <text:p>20" BMX <text:s/>Sun M25 </text:p>
          </table:table-cell>
          <table:table-cell office:value-type="float" office:value="395">
            <text:p>39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" BMX</text:p>
          </table:table-cell>
          <table:table-cell office:value-type="string">
            <text:p>Sun Mammoth BFR (Big Fat Rim)</text:p>
          </table:table-cell>
          <table:table-cell table:formula="oooc:=[.A960] &amp; &quot;  &quot; &amp; [.B960]" office:value-type="string" office:string-value="20&quot; BMX  Sun Mammoth BFR (Big Fat Rim)">
            <text:p>20" BMX <text:s/>Sun Mammoth BFR (Big Fat Rim)</text:p>
          </table:table-cell>
          <table:table-cell office:value-type="float" office:value="394">
            <text:p>3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" BMX</text:p>
          </table:table-cell>
          <table:table-cell office:value-type="string">
            <text:p>Sun Rhyno </text:p>
          </table:table-cell>
          <table:table-cell table:formula="oooc:=[.A961] &amp; &quot;  &quot; &amp; [.B961]" office:value-type="string" office:string-value="20&quot; BMX  Sun Rhyno ">
            <text:p>20" BMX <text:s/>Sun Rhyno </text:p>
          </table:table-cell>
          <table:table-cell office:value-type="float" office:value="392">
            <text:p>39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" BMX</text:p>
          </table:table-cell>
          <table:table-cell office:value-type="string">
            <text:p>Sun Rhyno Lite</text:p>
          </table:table-cell>
          <table:table-cell table:formula="oooc:=[.A962] &amp; &quot;  &quot; &amp; [.B962]" office:value-type="string" office:string-value="20&quot; BMX  Sun Rhyno Lite">
            <text:p>20" BMX <text:s/>Sun Rhyno Lite</text:p>
          </table:table-cell>
          <table:table-cell office:value-type="float" office:value="395">
            <text:p>39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" BMX</text:p>
          </table:table-cell>
          <table:table-cell office:value-type="string">
            <text:p>Sun Rhyno Lite</text:p>
          </table:table-cell>
          <table:table-cell table:formula="oooc:=[.A963] &amp; &quot;  &quot; &amp; [.B963]" office:value-type="string" office:string-value="20&quot; BMX  Sun Rhyno Lite">
            <text:p>20" BMX <text:s/>Sun Rhyno Lite</text:p>
          </table:table-cell>
          <table:table-cell office:value-type="float" office:value="395">
            <text:p>39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" BMX</text:p>
          </table:table-cell>
          <table:table-cell office:value-type="string">
            <text:p>Sun Rhyno Lite</text:p>
          </table:table-cell>
          <table:table-cell table:formula="oooc:=[.A964] &amp; &quot;  &quot; &amp; [.B964]" office:value-type="string" office:string-value="20&quot; BMX  Sun Rhyno Lite">
            <text:p>20" BMX <text:s/>Sun Rhyno Lite</text:p>
          </table:table-cell>
          <table:table-cell office:value-type="float" office:value="393">
            <text:p>39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" BMX</text:p>
          </table:table-cell>
          <table:table-cell office:value-type="string">
            <text:p>Sun SST20</text:p>
          </table:table-cell>
          <table:table-cell table:formula="oooc:=[.A965] &amp; &quot;  &quot; &amp; [.B965]" office:value-type="string" office:string-value="20&quot; BMX  Sun SST20">
            <text:p>20" BMX <text:s/>Sun SST20</text:p>
          </table:table-cell>
          <table:table-cell office:value-type="float" office:value="392">
            <text:p>39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" BMX</text:p>
          </table:table-cell>
          <table:table-cell office:value-type="string">
            <text:p>Velocity Aero Heat AT</text:p>
          </table:table-cell>
          <table:table-cell table:formula="oooc:=[.A966] &amp; &quot;  &quot; &amp; [.B966]" office:value-type="string" office:string-value="20&quot; BMX  Velocity Aero Heat AT">
            <text:p>20" BMX <text:s/>Velocity Aero Heat AT</text:p>
          </table:table-cell>
          <table:table-cell office:value-type="float" office:value="383">
            <text:p>38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" BMX</text:p>
          </table:table-cell>
          <table:table-cell office:value-type="string">
            <text:p>Velocity Deep V (24mm wide x 32mm deep)</text:p>
          </table:table-cell>
          <table:table-cell table:formula="oooc:=[.A967] &amp; &quot;  &quot; &amp; [.B967]" office:value-type="string" office:string-value="20&quot; BMX  Velocity Deep V (24mm wide x 32mm deep)">
            <text:p>20" BMX <text:s/>Velocity Deep V (24mm wide x 32mm deep)</text:p>
          </table:table-cell>
          <table:table-cell office:value-type="float" office:value="364">
            <text:p>36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" BMX</text:p>
          </table:table-cell>
          <table:table-cell office:value-type="string">
            <text:p>Velocity TAIPAN</text:p>
          </table:table-cell>
          <table:table-cell table:formula="oooc:=[.A968] &amp; &quot;  &quot; &amp; [.B968]" office:value-type="string" office:string-value="20&quot; BMX  Velocity TAIPAN">
            <text:p>20" BMX <text:s/>Velocity TAIPAN</text:p>
          </table:table-cell>
          <table:table-cell office:value-type="float" office:value="380">
            <text:p>38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" BMX</text:p>
          </table:table-cell>
          <table:table-cell office:value-type="string">
            <text:p>Velocity Triple V </text:p>
          </table:table-cell>
          <table:table-cell table:formula="oooc:=[.A969] &amp; &quot;  &quot; &amp; [.B969]" office:value-type="string" office:string-value="20&quot; BMX  Velocity Triple V ">
            <text:p>20" BMX <text:s/>Velocity Triple V </text:p>
          </table:table-cell>
          <table:table-cell office:value-type="float" office:value="395">
            <text:p>39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" BMX</text:p>
          </table:table-cell>
          <table:table-cell office:value-type="string">
            <text:p>Vuelta Airline 1</text:p>
          </table:table-cell>
          <table:table-cell table:formula="oooc:=[.A970] &amp; &quot;  &quot; &amp; [.B970]" office:value-type="string" office:string-value="20&quot; BMX  Vuelta Airline 1">
            <text:p>20" BMX <text:s/>Vuelta Airline 1</text:p>
          </table:table-cell>
          <table:table-cell office:value-type="float" office:value="376.9">
            <text:p>376.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" BMX</text:p>
          </table:table-cell>
          <table:table-cell office:value-type="string">
            <text:p>Weinmann A129 </text:p>
          </table:table-cell>
          <table:table-cell table:formula="oooc:=[.A971] &amp; &quot;  &quot; &amp; [.B971]" office:value-type="string" office:string-value="20&quot; BMX  Weinmann A129 ">
            <text:p>20" BMX <text:s/>Weinmann A129 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" BMX</text:p>
          </table:table-cell>
          <table:table-cell office:value-type="string">
            <text:p>Weinmann Zac19 </text:p>
          </table:table-cell>
          <table:table-cell table:formula="oooc:=[.A972] &amp; &quot;  &quot; &amp; [.B972]" office:value-type="string" office:string-value="20&quot; BMX  Weinmann Zac19 ">
            <text:p>20" BMX <text:s/>Weinmann Zac19 </text:p>
          </table:table-cell>
          <table:table-cell office:value-type="float" office:value="387">
            <text:p>38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7x1 1/4</text:p>
          </table:table-cell>
          <table:table-cell office:value-type="string">
            <text:p>Moulton, Alex (factory rim)</text:p>
          </table:table-cell>
          <table:table-cell table:formula="oooc:=[.A973] &amp; &quot;  &quot; &amp; [.B973]" office:value-type="string" office:string-value="17x1 1/4  Moulton, Alex (factory rim)">
            <text:p>17x1 1/4 <text:s/>Moulton, Alex (factory rim)</text:p>
          </table:table-cell>
          <table:table-cell office:value-type="float" office:value="363.7">
            <text:p>363.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7x1 1/4</text:p>
          </table:table-cell>
          <table:table-cell office:value-type="string">
            <text:p>Sun M17 Moulton</text:p>
          </table:table-cell>
          <table:table-cell table:formula="oooc:=[.A974] &amp; &quot;  &quot; &amp; [.B974]" office:value-type="string" office:string-value="17x1 1/4  Sun M17 Moulton">
            <text:p>17x1 1/4 <text:s/>Sun M17 Moulton</text:p>
          </table:table-cell>
          <table:table-cell office:value-type="float" office:value="364">
            <text:p>36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6x1 3/8</text:p>
          </table:table-cell>
          <table:table-cell office:value-type="string">
            <text:p>Alesa Alloy 219 Brompton standard rim</text:p>
          </table:table-cell>
          <table:table-cell table:formula="oooc:=[.A975] &amp; &quot;  &quot; &amp; [.B975]" office:value-type="string" office:string-value="16x1 3/8  Alesa Alloy 219 Brompton standard rim">
            <text:p>16x1 3/8 <text:s/>Alesa Alloy 219 Brompton standard rim</text:p>
          </table:table-cell>
          <table:table-cell office:value-type="float" office:value="345">
            <text:p>34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6x1 3/8</text:p>
          </table:table-cell>
          <table:table-cell office:value-type="string">
            <text:p>Sun M14A</text:p>
          </table:table-cell>
          <table:table-cell table:formula="oooc:=[.A976] &amp; &quot;  &quot; &amp; [.B976]" office:value-type="string" office:string-value="16x1 3/8  Sun M14A">
            <text:p>16x1 3/8 <text:s/>Sun M14A</text:p>
          </table:table-cell>
          <table:table-cell office:value-type="float" office:value="330">
            <text:p>33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400A</text:p>
          </table:table-cell>
          <table:table-cell office:value-type="string">
            <text:p>Rigida AS 26 FL (ERD is Rigida's Nipple Seat Dia + 3mm for nipples)</text:p>
          </table:table-cell>
          <table:table-cell table:formula="oooc:=[.A977] &amp; &quot;  &quot; &amp; [.B977]" office:value-type="string" office:string-value="400A  Rigida AS 26 FL (ERD is Rigida's Nipple Seat Dia + 3mm for nipples)">
            <text:p>400A <text:s/>Rigida AS 26 FL (ERD is Rigida's Nipple Seat Dia + 3mm for nipples)</text:p>
          </table:table-cell>
          <table:table-cell table:formula="oooc:=326.3+3" office:value-type="float" office:value="329.3">
            <text:p>329.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6x1.75</text:p>
          </table:table-cell>
          <table:table-cell office:value-type="string">
            <text:p>Alex DM24</text:p>
          </table:table-cell>
          <table:table-cell table:formula="oooc:=[.A978] &amp; &quot;  &quot; &amp; [.B978]" office:value-type="string" office:string-value="16x1.75  Alex DM24">
            <text:p>16x1.75 <text:s/>Alex DM24</text:p>
          </table:table-cell>
          <table:table-cell office:value-type="float" office:value="288">
            <text:p>28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6x1.75</text:p>
          </table:table-cell>
          <table:table-cell office:value-type="string">
            <text:p>Araya GP-710</text:p>
          </table:table-cell>
          <table:table-cell table:formula="oooc:=[.A979] &amp; &quot;  &quot; &amp; [.B979]" office:value-type="string" office:string-value="16x1.75  Araya GP-710">
            <text:p>16x1.75 <text:s/>Araya GP-710</text:p>
          </table:table-cell>
          <table:table-cell office:value-type="float" office:value="262.8">
            <text:p>262.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6x1.75</text:p>
          </table:table-cell>
          <table:table-cell office:value-type="string">
            <text:p>Rigida M 19 (ERD is Rigida's Nipple Seat Dia + 3mm for nipples)</text:p>
          </table:table-cell>
          <table:table-cell table:formula="oooc:=[.A980] &amp; &quot;  &quot; &amp; [.B980]" office:value-type="string" office:string-value="16x1.75  Rigida M 19 (ERD is Rigida's Nipple Seat Dia + 3mm for nipples)">
            <text:p>16x1.75 <text:s/>Rigida M 19 (ERD is Rigida's Nipple Seat Dia + 3mm for nipples)</text:p>
          </table:table-cell>
          <table:table-cell table:formula="oooc:=291.95+3" office:value-type="float" office:value="294.95">
            <text:p>294.9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6x1.75</text:p>
          </table:table-cell>
          <table:table-cell office:value-type="string">
            <text:p>Rigida M 21 (ERD is Rigida's Nipple Seat Dia + 3mm for nipples)</text:p>
          </table:table-cell>
          <table:table-cell table:formula="oooc:=[.A981] &amp; &quot;  &quot; &amp; [.B981]" office:value-type="string" office:string-value="16x1.75  Rigida M 21 (ERD is Rigida's Nipple Seat Dia + 3mm for nipples)">
            <text:p>16x1.75 <text:s/>Rigida M 21 (ERD is Rigida's Nipple Seat Dia + 3mm for nipples)</text:p>
          </table:table-cell>
          <table:table-cell table:formula="oooc:=291.95+3" office:value-type="float" office:value="294.95">
            <text:p>294.95</text:p>
          </table:table-cell>
          <table:table-cell office:value-type="float" office:value="0">
            <text:p>0</text:p>
          </table:table-cell>
        </table:table-row>
      </table:table>
      <table:table table:name="Sheet2" table:style-name="ta1" table:print="false">
        <office:forms form:automatic-focus="false" form:apply-design-mode="false"/>
        <table:table-column table:style-name="co4" table:default-cell-style-name="Default"/>
        <table:table-column table:style-name="co1" table:number-columns-repeated="4" table:default-cell-style-name="Default"/>
        <table:table-row table:style-name="ro1">
          <table:table-cell office:value-type="string">
            <text:p>Name</text:p>
          </table:table-cell>
          <table:table-cell office:value-type="string">
            <text:p>dL</text:p>
          </table:table-cell>
          <table:table-cell office:value-type="string">
            <text:p>WL</text:p>
          </table:table-cell>
          <table:table-cell office:value-type="string">
            <text:p>dR</text:p>
          </table:table-cell>
          <table:table-cell office:value-type="string">
            <text:p>WR</text:p>
          </table:table-cell>
        </table:table-row>
        <table:table-row table:style-name="ro1">
          <table:table-cell office:value-type="string">
            <text:p>AC APX</text:p>
          </table:table-cell>
          <table:table-cell office:value-type="float" office:value="42.5">
            <text:p>42.5</text:p>
          </table:table-cell>
          <table:table-cell office:value-type="float" office:value="36">
            <text:p>36</text:p>
          </table:table-cell>
          <table:table-cell office:value-type="float" office:value="42.5">
            <text:p>42.5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string">
            <text:p>AC APX</text:p>
          </table:table-cell>
          <table:table-cell office:value-type="float" office:value="48">
            <text:p>48</text:p>
          </table:table-cell>
          <table:table-cell office:value-type="float" office:value="35">
            <text:p>35</text:p>
          </table:table-cell>
          <table:table-cell office:value-type="float" office:value="48">
            <text:p>48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American Classic</text:p>
          </table:table-cell>
          <table:table-cell office:value-type="float" office:value="42">
            <text:p>42</text:p>
          </table:table-cell>
          <table:table-cell office:value-type="float" office:value="38.5">
            <text:p>38.5</text:p>
          </table:table-cell>
          <table:table-cell office:value-type="float" office:value="42">
            <text:p>42</text:p>
          </table:table-cell>
          <table:table-cell office:value-type="float" office:value="18.5">
            <text:p>18.5</text:p>
          </table:table-cell>
        </table:table-row>
        <table:table-row table:style-name="ro1">
          <table:table-cell office:value-type="string">
            <text:p>American Classic</text:p>
          </table:table-cell>
          <table:table-cell office:value-type="float" office:value="42">
            <text:p>42</text:p>
          </table:table-cell>
          <table:table-cell office:value-type="float" office:value="41">
            <text:p>41</text:p>
          </table:table-cell>
          <table:table-cell office:value-type="float" office:value="42">
            <text:p>42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American Classic</text:p>
          </table:table-cell>
          <table:table-cell office:value-type="float" office:value="42">
            <text:p>42</text:p>
          </table:table-cell>
          <table:table-cell office:value-type="float" office:value="36.5">
            <text:p>36.5</text:p>
          </table:table-cell>
          <table:table-cell office:value-type="float" office:value="42">
            <text:p>42</text:p>
          </table:table-cell>
          <table:table-cell office:value-type="float" office:value="20.5">
            <text:p>20.5</text:p>
          </table:table-cell>
        </table:table-row>
        <table:table-row table:style-name="ro1">
          <table:table-cell office:value-type="string">
            <text:p>American Classic</text:p>
          </table:table-cell>
          <table:table-cell office:value-type="float" office:value="42">
            <text:p>42</text:p>
          </table:table-cell>
          <table:table-cell office:value-type="float" office:value="39">
            <text:p>39</text:p>
          </table:table-cell>
          <table:table-cell office:value-type="float" office:value="42">
            <text:p>42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American Classic</text:p>
          </table:table-cell>
          <table:table-cell office:value-type="float" office:value="42">
            <text:p>42</text:p>
          </table:table-cell>
          <table:table-cell office:value-type="float" office:value="34">
            <text:p>34</text:p>
          </table:table-cell>
          <table:table-cell office:value-type="float" office:value="42">
            <text:p>42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string">
            <text:p>American Classic</text:p>
          </table:table-cell>
          <table:table-cell office:value-type="float" office:value="42">
            <text:p>42</text:p>
          </table:table-cell>
          <table:table-cell office:value-type="float" office:value="36.5">
            <text:p>36.5</text:p>
          </table:table-cell>
          <table:table-cell office:value-type="float" office:value="42">
            <text:p>42</text:p>
          </table:table-cell>
          <table:table-cell office:value-type="float" office:value="20.5">
            <text:p>20.5</text:p>
          </table:table-cell>
        </table:table-row>
        <table:table-row table:style-name="ro1">
          <table:table-cell office:value-type="string">
            <text:p>American Classic HD-140 disc</text:p>
          </table:table-cell>
          <table:table-cell office:value-type="float" office:value="56.5">
            <text:p>56.5</text:p>
          </table:table-cell>
          <table:table-cell office:value-type="float" office:value="23">
            <text:p>23</text:p>
          </table:table-cell>
          <table:table-cell office:value-type="float" office:value="56.5">
            <text:p>56.5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string">
            <text:p>American Classic HD-240 Ultra-Light, 135mm Disk</text:p>
          </table:table-cell>
          <table:table-cell office:value-type="float" office:value="66.2">
            <text:p>66.2</text:p>
          </table:table-cell>
          <table:table-cell office:value-type="float" office:value="29">
            <text:p>29</text:p>
          </table:table-cell>
          <table:table-cell office:value-type="float" office:value="66.2">
            <text:p>66.2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American Classic HH-120 suspension</text:p>
          </table:table-cell>
          <table:table-cell office:value-type="float" office:value="47">
            <text:p>47</text:p>
          </table:table-cell>
          <table:table-cell office:value-type="float" office:value="36">
            <text:p>36</text:p>
          </table:table-cell>
          <table:table-cell office:value-type="float" office:value="47">
            <text:p>47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string">
            <text:p>American Classic Micro, newer wider version</text:p>
          </table:table-cell>
          <table:table-cell office:value-type="float" office:value="30">
            <text:p>30</text:p>
          </table:table-cell>
          <table:table-cell office:value-type="float" office:value="33.5">
            <text:p>33.5</text:p>
          </table:table-cell>
          <table:table-cell office:value-type="float" office:value="30">
            <text:p>30</text:p>
          </table:table-cell>
          <table:table-cell office:value-type="float" office:value="33.5">
            <text:p>33.5</text:p>
          </table:table-cell>
        </table:table-row>
        <table:table-row table:style-name="ro1">
          <table:table-cell office:value-type="string">
            <text:p>American Classic Speedster, older narrow version</text:p>
          </table:table-cell>
          <table:table-cell office:value-type="float" office:value="30">
            <text:p>30</text:p>
          </table:table-cell>
          <table:table-cell office:value-type="float" office:value="25">
            <text:p>25</text:p>
          </table:table-cell>
          <table:table-cell office:value-type="float" office:value="30">
            <text:p>30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American Classic Suspension small flange</text:p>
          </table:table-cell>
          <table:table-cell office:value-type="float" office:value="47">
            <text:p>47</text:p>
          </table:table-cell>
          <table:table-cell office:value-type="float" office:value="36">
            <text:p>36</text:p>
          </table:table-cell>
          <table:table-cell office:value-type="float" office:value="47">
            <text:p>47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string">
            <text:p>American Classic track</text:p>
          </table:table-cell>
          <table:table-cell office:value-type="float" office:value="42">
            <text:p>42</text:p>
          </table:table-cell>
          <table:table-cell office:value-type="float" office:value="34.5">
            <text:p>34.5</text:p>
          </table:table-cell>
          <table:table-cell office:value-type="float" office:value="42">
            <text:p>42</text:p>
          </table:table-cell>
          <table:table-cell office:value-type="float" office:value="34.5">
            <text:p>34.5</text:p>
          </table:table-cell>
        </table:table-row>
        <table:table-row table:style-name="ro1">
          <table:table-cell office:value-type="string">
            <text:p>American Classic track</text:p>
          </table:table-cell>
          <table:table-cell office:value-type="float" office:value="42">
            <text:p>42</text:p>
          </table:table-cell>
          <table:table-cell office:value-type="float" office:value="30.5">
            <text:p>30.5</text:p>
          </table:table-cell>
          <table:table-cell office:value-type="float" office:value="42">
            <text:p>42</text:p>
          </table:table-cell>
          <table:table-cell office:value-type="float" office:value="30.5">
            <text:p>30.5</text:p>
          </table:table-cell>
        </table:table-row>
        <table:table-row table:style-name="ro1">
          <table:table-cell office:value-type="string">
            <text:p>American Classic Ultra-Light, 130mm</text:p>
          </table:table-cell>
          <table:table-cell office:value-type="float" office:value="66.2">
            <text:p>66.2</text:p>
          </table:table-cell>
          <table:table-cell office:value-type="float" office:value="31">
            <text:p>31</text:p>
          </table:table-cell>
          <table:table-cell office:value-type="float" office:value="66.2">
            <text:p>66.2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American Classic Ultra-Light, 135mm</text:p>
          </table:table-cell>
          <table:table-cell office:value-type="float" office:value="66.2">
            <text:p>66.2</text:p>
          </table:table-cell>
          <table:table-cell office:value-type="float" office:value="29">
            <text:p>29</text:p>
          </table:table-cell>
          <table:table-cell office:value-type="float" office:value="66.2">
            <text:p>66.2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American Classic Ultra-Light, CHECK DIAMETER!</text:p>
          </table:table-cell>
          <table:table-cell office:value-type="float" office:value="42">
            <text:p>42</text:p>
          </table:table-cell>
          <table:table-cell office:value-type="float" office:value="29">
            <text:p>29</text:p>
          </table:table-cell>
          <table:table-cell office:value-type="float" office:value="42">
            <text:p>42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Ariel</text:p>
          </table:table-cell>
          <table:table-cell office:value-type="float" office:value="45">
            <text:p>45</text:p>
          </table:table-cell>
          <table:table-cell office:value-type="float" office:value="35">
            <text:p>35</text:p>
          </table:table-cell>
          <table:table-cell office:value-type="float" office:value="45">
            <text:p>45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Bees</text:p>
          </table:table-cell>
          <table:table-cell office:value-type="float" office:value="45">
            <text:p>45</text:p>
          </table:table-cell>
          <table:table-cell office:value-type="float" office:value="32">
            <text:p>32</text:p>
          </table:table-cell>
          <table:table-cell office:value-type="float" office:value="45">
            <text:p>45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BikeE 16 hole disc hub</text:p>
          </table:table-cell>
          <table:table-cell office:value-type="float" office:value="62.2">
            <text:p>62.2</text:p>
          </table:table-cell>
          <table:table-cell office:value-type="float" office:value="20.2">
            <text:p>20.2</text:p>
          </table:table-cell>
          <table:table-cell office:value-type="float" office:value="45.3">
            <text:p>45.3</text:p>
          </table:table-cell>
          <table:table-cell office:value-type="float" office:value="38.2">
            <text:p>38.2</text:p>
          </table:table-cell>
        </table:table-row>
        <table:table-row table:style-name="ro1">
          <table:table-cell office:value-type="string">
            <text:p>Bontrager ATB PN 200128 Superstock </text:p>
          </table:table-cell>
          <table:table-cell office:value-type="float" office:value="38">
            <text:p>38</text:p>
          </table:table-cell>
          <table:table-cell office:value-type="float" office:value="34.1">
            <text:p>34.1</text:p>
          </table:table-cell>
          <table:table-cell office:value-type="float" office:value="38">
            <text:p>38</text:p>
          </table:table-cell>
          <table:table-cell office:value-type="float" office:value="34.1">
            <text:p>34.1</text:p>
          </table:table-cell>
        </table:table-row>
        <table:table-row table:style-name="ro1">
          <table:table-cell office:value-type="string">
            <text:p>Bontrager ATB PN 200129 Superstock </text:p>
          </table:table-cell>
          <table:table-cell office:value-type="float" office:value="45">
            <text:p>45</text:p>
          </table:table-cell>
          <table:table-cell office:value-type="float" office:value="33.3">
            <text:p>33.3</text:p>
          </table:table-cell>
          <table:table-cell office:value-type="float" office:value="45">
            <text:p>45</text:p>
          </table:table-cell>
          <table:table-cell office:value-type="float" office:value="20.3">
            <text:p>20.3</text:p>
          </table:table-cell>
        </table:table-row>
        <table:table-row table:style-name="ro1">
          <table:table-cell office:value-type="string">
            <text:p>Bontrager ATB PN 200171 Race by Formula (semi-sealed bearings)</text:p>
          </table:table-cell>
          <table:table-cell office:value-type="float" office:value="38">
            <text:p>38</text:p>
          </table:table-cell>
          <table:table-cell office:value-type="float" office:value="34.95">
            <text:p>34.95</text:p>
          </table:table-cell>
          <table:table-cell office:value-type="float" office:value="38">
            <text:p>38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string">
            <text:p>Bontrager ATB PN 210240 Race </text:p>
          </table:table-cell>
          <table:table-cell office:value-type="float" office:value="45">
            <text:p>45</text:p>
          </table:table-cell>
          <table:table-cell office:value-type="float" office:value="38.7">
            <text:p>38.7</text:p>
          </table:table-cell>
          <table:table-cell office:value-type="float" office:value="45">
            <text:p>45</text:p>
          </table:table-cell>
          <table:table-cell office:value-type="float" office:value="20.3">
            <text:p>20.3</text:p>
          </table:table-cell>
        </table:table-row>
        <table:table-row table:style-name="ro1">
          <table:table-cell office:value-type="string">
            <text:p>Bontrager ATB PN 210248 Race Mod Disc by DT Swiss (Onyx)</text:p>
          </table:table-cell>
          <table:table-cell office:value-type="float" office:value="58">
            <text:p>58</text:p>
          </table:table-cell>
          <table:table-cell office:value-type="float" office:value="23.25">
            <text:p>23.25</text:p>
          </table:table-cell>
          <table:table-cell office:value-type="float" office:value="45">
            <text:p>45</text:p>
          </table:table-cell>
          <table:table-cell office:value-type="float" office:value="35.25">
            <text:p>35.25</text:p>
          </table:table-cell>
        </table:table-row>
        <table:table-row table:style-name="ro1">
          <table:table-cell office:value-type="string">
            <text:p>Bontrager ATB PN 210249 Race Mod Disc by DT Swiss (Onyx)</text:p>
          </table:table-cell>
          <table:table-cell office:value-type="float" office:value="58">
            <text:p>58</text:p>
          </table:table-cell>
          <table:table-cell office:value-type="float" office:value="33.75">
            <text:p>33.75</text:p>
          </table:table-cell>
          <table:table-cell office:value-type="float" office:value="58">
            <text:p>58</text:p>
          </table:table-cell>
          <table:table-cell office:value-type="float" office:value="20.35">
            <text:p>20.35</text:p>
          </table:table-cell>
        </table:table-row>
        <table:table-row table:style-name="ro1">
          <table:table-cell office:value-type="string">
            <text:p>Bontrager ATB PN 220028 Select Disc </text:p>
          </table:table-cell>
          <table:table-cell office:value-type="float" office:value="58">
            <text:p>58</text:p>
          </table:table-cell>
          <table:table-cell office:value-type="float" office:value="22.4">
            <text:p>22.4</text:p>
          </table:table-cell>
          <table:table-cell office:value-type="float" office:value="58">
            <text:p>58</text:p>
          </table:table-cell>
          <table:table-cell office:value-type="float" office:value="32.5">
            <text:p>32.5</text:p>
          </table:table-cell>
        </table:table-row>
        <table:table-row table:style-name="ro1">
          <table:table-cell office:value-type="string">
            <text:p>Bontrager ATB PN 220029 Select Disc </text:p>
          </table:table-cell>
          <table:table-cell office:value-type="float" office:value="58">
            <text:p>58</text:p>
          </table:table-cell>
          <table:table-cell office:value-type="float" office:value="34.4">
            <text:p>34.4</text:p>
          </table:table-cell>
          <table:table-cell office:value-type="float" office:value="58">
            <text:p>58</text:p>
          </table:table-cell>
          <table:table-cell office:value-type="float" office:value="20.4">
            <text:p>20.4</text:p>
          </table:table-cell>
        </table:table-row>
        <table:table-row table:style-name="ro1">
          <table:table-cell office:value-type="string">
            <text:p>Bontrager ATB PN 220196 Race by Formula (sealed bearings)</text:p>
          </table:table-cell>
          <table:table-cell office:value-type="float" office:value="42">
            <text:p>42</text:p>
          </table:table-cell>
          <table:table-cell office:value-type="float" office:value="32.75">
            <text:p>32.75</text:p>
          </table:table-cell>
          <table:table-cell office:value-type="float" office:value="42">
            <text:p>42</text:p>
          </table:table-cell>
          <table:table-cell office:value-type="float" office:value="32.75">
            <text:p>32.75</text:p>
          </table:table-cell>
        </table:table-row>
        <table:table-row table:style-name="ro1">
          <table:table-cell office:value-type="string">
            <text:p>Bontrager ATB PN 220197 Race by Formula (sealed bearings)</text:p>
          </table:table-cell>
          <table:table-cell office:value-type="float" office:value="45">
            <text:p>45</text:p>
          </table:table-cell>
          <table:table-cell office:value-type="float" office:value="38.45">
            <text:p>38.45</text:p>
          </table:table-cell>
          <table:table-cell office:value-type="float" office:value="58">
            <text:p>58</text:p>
          </table:table-cell>
          <table:table-cell office:value-type="float" office:value="20.25">
            <text:p>20.25</text:p>
          </table:table-cell>
        </table:table-row>
        <table:table-row table:style-name="ro1">
          <table:table-cell office:value-type="string">
            <text:p>Bontrager ATB PN 220200 Race Disc by Formula</text:p>
          </table:table-cell>
          <table:table-cell office:value-type="float" office:value="58">
            <text:p>58</text:p>
          </table:table-cell>
          <table:table-cell office:value-type="float" office:value="16.7">
            <text:p>16.7</text:p>
          </table:table-cell>
          <table:table-cell office:value-type="float" office:value="45">
            <text:p>45</text:p>
          </table:table-cell>
          <table:table-cell office:value-type="float" office:value="27.2">
            <text:p>27.2</text:p>
          </table:table-cell>
        </table:table-row>
        <table:table-row table:style-name="ro1">
          <table:table-cell office:value-type="string">
            <text:p>Bontrager ATB PN 220201 Race Disc by Formula</text:p>
          </table:table-cell>
          <table:table-cell office:value-type="float" office:value="58">
            <text:p>58</text:p>
          </table:table-cell>
          <table:table-cell office:value-type="float" office:value="33.85">
            <text:p>33.85</text:p>
          </table:table-cell>
          <table:table-cell office:value-type="float" office:value="58">
            <text:p>58</text:p>
          </table:table-cell>
          <table:table-cell office:value-type="float" office:value="20.25">
            <text:p>20.25</text:p>
          </table:table-cell>
        </table:table-row>
        <table:table-row table:style-name="ro1">
          <table:table-cell office:value-type="string">
            <text:p>Bontrager ATB PN 220628 Select </text:p>
          </table:table-cell>
          <table:table-cell office:value-type="float" office:value="38">
            <text:p>38</text:p>
          </table:table-cell>
          <table:table-cell office:value-type="float" office:value="34.05">
            <text:p>34.05</text:p>
          </table:table-cell>
          <table:table-cell office:value-type="float" office:value="38">
            <text:p>38</text:p>
          </table:table-cell>
          <table:table-cell office:value-type="float" office:value="34.05">
            <text:p>34.05</text:p>
          </table:table-cell>
        </table:table-row>
        <table:table-row table:style-name="ro1">
          <table:table-cell office:value-type="string">
            <text:p>Bontrager ATB PN 220629 Select </text:p>
          </table:table-cell>
          <table:table-cell office:value-type="float" office:value="45">
            <text:p>45</text:p>
          </table:table-cell>
          <table:table-cell office:value-type="float" office:value="33.25">
            <text:p>33.25</text:p>
          </table:table-cell>
          <table:table-cell office:value-type="float" office:value="45">
            <text:p>45</text:p>
          </table:table-cell>
          <table:table-cell office:value-type="float" office:value="20.25">
            <text:p>20.25</text:p>
          </table:table-cell>
        </table:table-row>
        <table:table-row table:style-name="ro1">
          <table:table-cell office:value-type="string">
            <text:p>Bontrager ATB PN 220864 Race Lite by DT</text:p>
          </table:table-cell>
          <table:table-cell office:value-type="float" office:value="44">
            <text:p>44</text:p>
          </table:table-cell>
          <table:table-cell office:value-type="float" office:value="39">
            <text:p>39</text:p>
          </table:table-cell>
          <table:table-cell office:value-type="float" office:value="53">
            <text:p>53</text:p>
          </table:table-cell>
          <table:table-cell office:value-type="float" office:value="20.5">
            <text:p>20.5</text:p>
          </table:table-cell>
        </table:table-row>
        <table:table-row table:style-name="ro1">
          <table:table-cell office:value-type="string">
            <text:p>Bontrager ATB PN 220864 Race Lite by DT, 130mm</text:p>
          </table:table-cell>
          <table:table-cell office:value-type="float" office:value="44">
            <text:p>44</text:p>
          </table:table-cell>
          <table:table-cell office:value-type="float" office:value="36.5">
            <text:p>36.5</text:p>
          </table:table-cell>
          <table:table-cell office:value-type="float" office:value="53">
            <text:p>53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string">
            <text:p>Bontrager ATB PN 220865 Race Modified by DT Swiss (Onyx)</text:p>
          </table:table-cell>
          <table:table-cell office:value-type="float" office:value="45">
            <text:p>45</text:p>
          </table:table-cell>
          <table:table-cell office:value-type="float" office:value="38.5">
            <text:p>38.5</text:p>
          </table:table-cell>
          <table:table-cell office:value-type="float" office:value="58">
            <text:p>58</text:p>
          </table:table-cell>
          <table:table-cell office:value-type="float" office:value="20.2">
            <text:p>20.2</text:p>
          </table:table-cell>
        </table:table-row>
        <table:table-row table:style-name="ro1">
          <table:table-cell office:value-type="string">
            <text:p>Bontrager ATB PN 220866 Race Lite by DT</text:p>
          </table:table-cell>
          <table:table-cell office:value-type="float" office:value="40.5">
            <text:p>40.5</text:p>
          </table:table-cell>
          <table:table-cell office:value-type="float" office:value="37.4">
            <text:p>37.4</text:p>
          </table:table-cell>
          <table:table-cell office:value-type="float" office:value="40.5">
            <text:p>40.5</text:p>
          </table:table-cell>
          <table:table-cell office:value-type="float" office:value="37.4">
            <text:p>37.4</text:p>
          </table:table-cell>
        </table:table-row>
        <table:table-row table:style-name="ro1">
          <table:table-cell office:value-type="string">
            <text:p>Bontrager ATB PN 220867 Race Modified by DT Swiss (Onyx) </text:p>
          </table:table-cell>
          <table:table-cell office:value-type="float" office:value="38">
            <text:p>38</text:p>
          </table:table-cell>
          <table:table-cell office:value-type="float" office:value="35">
            <text:p>35</text:p>
          </table:table-cell>
          <table:table-cell office:value-type="float" office:value="38">
            <text:p>38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string">
            <text:p>Bontrager ATB PN 230044 sealed bearings</text:p>
          </table:table-cell>
          <table:table-cell office:value-type="float" office:value="38">
            <text:p>38</text:p>
          </table:table-cell>
          <table:table-cell office:value-type="float" office:value="35">
            <text:p>35</text:p>
          </table:table-cell>
          <table:table-cell office:value-type="float" office:value="38">
            <text:p>38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string">
            <text:p>Bontrager ATB PN 230515 sealed bearings disc</text:p>
          </table:table-cell>
          <table:table-cell office:value-type="float" office:value="45">
            <text:p>45</text:p>
          </table:table-cell>
          <table:table-cell office:value-type="float" office:value="36.25">
            <text:p>36.25</text:p>
          </table:table-cell>
          <table:table-cell office:value-type="float" office:value="58">
            <text:p>58</text:p>
          </table:table-cell>
          <table:table-cell office:value-type="float" office:value="22.25">
            <text:p>22.25</text:p>
          </table:table-cell>
        </table:table-row>
        <table:table-row table:style-name="ro1">
          <table:table-cell office:value-type="string">
            <text:p>Bontrager ATB PN 230516 sealed bearings disc</text:p>
          </table:table-cell>
          <table:table-cell office:value-type="float" office:value="58">
            <text:p>58</text:p>
          </table:table-cell>
          <table:table-cell office:value-type="float" office:value="33.85">
            <text:p>33.85</text:p>
          </table:table-cell>
          <table:table-cell office:value-type="float" office:value="58">
            <text:p>58</text:p>
          </table:table-cell>
          <table:table-cell office:value-type="float" office:value="20.25">
            <text:p>20.25</text:p>
          </table:table-cell>
        </table:table-row>
        <table:table-row table:style-name="ro1">
          <table:table-cell office:value-type="string">
            <text:p>Bontrager ATB PN 240141 Disc, Team</text:p>
          </table:table-cell>
          <table:table-cell office:value-type="float" office:value="58">
            <text:p>58</text:p>
          </table:table-cell>
          <table:table-cell office:value-type="float" office:value="22.4">
            <text:p>22.4</text:p>
          </table:table-cell>
          <table:table-cell office:value-type="float" office:value="46">
            <text:p>46</text:p>
          </table:table-cell>
          <table:table-cell office:value-type="float" office:value="35.35">
            <text:p>35.35</text:p>
          </table:table-cell>
        </table:table-row>
        <table:table-row table:style-name="ro1">
          <table:table-cell office:value-type="string">
            <text:p>Bontrager ATB PN 240175 Disc, Team</text:p>
          </table:table-cell>
          <table:table-cell office:value-type="float" office:value="58">
            <text:p>58</text:p>
          </table:table-cell>
          <table:table-cell office:value-type="float" office:value="34">
            <text:p>34</text:p>
          </table:table-cell>
          <table:table-cell office:value-type="float" office:value="46">
            <text:p>46</text:p>
          </table:table-cell>
          <table:table-cell office:value-type="float" office:value="19.45">
            <text:p>19.45</text:p>
          </table:table-cell>
        </table:table-row>
        <table:table-row table:style-name="ro1">
          <table:table-cell office:value-type="string">
            <text:p>Bontrager ATB PN 242146 Race X Lite centerlock</text:p>
          </table:table-cell>
          <table:table-cell office:value-type="float" office:value="47">
            <text:p>47</text:p>
          </table:table-cell>
          <table:table-cell table:formula="oooc:=21+3.5/2" office:value-type="float" office:value="22.75">
            <text:p>22.75</text:p>
          </table:table-cell>
          <table:table-cell office:value-type="float" office:value="40">
            <text:p>40</text:p>
          </table:table-cell>
          <table:table-cell table:formula="oooc:=31.66+3.5/2" office:value-type="float" office:value="33.41">
            <text:p>33.41</text:p>
          </table:table-cell>
        </table:table-row>
        <table:table-row table:style-name="ro1">
          <table:table-cell office:value-type="string">
            <text:p>Bontrager ATB PN 242147 Race X Lite centerlock</text:p>
          </table:table-cell>
          <table:table-cell office:value-type="float" office:value="47">
            <text:p>47</text:p>
          </table:table-cell>
          <table:table-cell table:formula="oooc:=135/2-36.8-3.5/2" office:value-type="float" office:value="28.95">
            <text:p>28.95</text:p>
          </table:table-cell>
          <table:table-cell office:value-type="float" office:value="47">
            <text:p>47</text:p>
          </table:table-cell>
          <table:table-cell table:formula="oooc:=135/2-44.6+3.5/2" office:value-type="float" office:value="24.65">
            <text:p>24.65</text:p>
          </table:table-cell>
        </table:table-row>
        <table:table-row table:style-name="ro1">
          <table:table-cell office:value-type="string">
            <text:p>Bontrager ATB PN 990704 Yellow or red seals</text:p>
          </table:table-cell>
          <table:table-cell office:value-type="float" office:value="45">
            <text:p>45</text:p>
          </table:table-cell>
          <table:table-cell table:formula="oooc:=58.9-20.3" office:value-type="float" office:value="38.6">
            <text:p>38.6</text:p>
          </table:table-cell>
          <table:table-cell office:value-type="float" office:value="58">
            <text:p>58</text:p>
          </table:table-cell>
          <table:table-cell table:formula="oooc:=135/2-40.5-5-3.5/2" office:value-type="float" office:value="20.25">
            <text:p>20.25</text:p>
          </table:table-cell>
        </table:table-row>
        <table:table-row table:style-name="ro1">
          <table:table-cell office:value-type="string">
            <text:p>Bontrager ATB PN Prototype LB/4 "XT class"</text:p>
          </table:table-cell>
          <table:table-cell office:value-type="float" office:value="45">
            <text:p>45</text:p>
          </table:table-cell>
          <table:table-cell office:value-type="float" office:value="34.25">
            <text:p>34.25</text:p>
          </table:table-cell>
          <table:table-cell office:value-type="float" office:value="45">
            <text:p>45</text:p>
          </table:table-cell>
          <table:table-cell office:value-type="float" office:value="19.75">
            <text:p>19.75</text:p>
          </table:table-cell>
        </table:table-row>
        <table:table-row table:style-name="ro1">
          <table:table-cell office:value-type="string">
            <text:p>Bontrager ATB Race X-Lite by Chris King</text:p>
          </table:table-cell>
          <table:table-cell office:value-type="float" office:value="40">
            <text:p>40</text:p>
          </table:table-cell>
          <table:table-cell office:value-type="float" office:value="37.6">
            <text:p>37.6</text:p>
          </table:table-cell>
          <table:table-cell office:value-type="float" office:value="40">
            <text:p>40</text:p>
          </table:table-cell>
          <table:table-cell office:value-type="float" office:value="37.6">
            <text:p>37.6</text:p>
          </table:table-cell>
        </table:table-row>
        <table:table-row table:style-name="ro1">
          <table:table-cell office:value-type="string">
            <text:p>Bontrager ATB Race X-Lite by Chris King</text:p>
          </table:table-cell>
          <table:table-cell office:value-type="float" office:value="44">
            <text:p>44</text:p>
          </table:table-cell>
          <table:table-cell table:formula="oooc:=135/2-31.5" office:value-type="float" office:value="36">
            <text:p>36</text:p>
          </table:table-cell>
          <table:table-cell office:value-type="float" office:value="53">
            <text:p>53</text:p>
          </table:table-cell>
          <table:table-cell table:formula="oooc:=135/2-46.3" office:value-type="float" office:value="21.2">
            <text:p>21.2</text:p>
          </table:table-cell>
        </table:table-row>
        <table:table-row table:style-name="ro1">
          <table:table-cell office:value-type="string">
            <text:p>Bontrager PN 242146 Race X Lite disc</text:p>
          </table:table-cell>
          <table:table-cell office:value-type="float" office:value="47">
            <text:p>47</text:p>
          </table:table-cell>
          <table:table-cell office:value-type="float" office:value="23">
            <text:p>23</text:p>
          </table:table-cell>
          <table:table-cell office:value-type="float" office:value="40">
            <text:p>40</text:p>
          </table:table-cell>
          <table:table-cell office:value-type="float" office:value="34.2">
            <text:p>34.2</text:p>
          </table:table-cell>
        </table:table-row>
        <table:table-row table:style-name="ro1">
          <table:table-cell office:value-type="string">
            <text:p>Bontrager PN 242146 Race X Lite disc</text:p>
          </table:table-cell>
          <table:table-cell office:value-type="float" office:value="47">
            <text:p>47</text:p>
          </table:table-cell>
          <table:table-cell office:value-type="float" office:value="33">
            <text:p>33</text:p>
          </table:table-cell>
          <table:table-cell office:value-type="float" office:value="47">
            <text:p>47</text:p>
          </table:table-cell>
          <table:table-cell office:value-type="float" office:value="21.25">
            <text:p>21.25</text:p>
          </table:table-cell>
        </table:table-row>
        <table:table-row table:style-name="ro1">
          <table:table-cell office:value-type="string">
            <text:p>Bontrager Power-tap 16H hi/lo proto. Even spacing. Use 1x.</text:p>
          </table:table-cell>
          <table:table-cell office:value-type="float" office:value="77.8">
            <text:p>77.8</text:p>
          </table:table-cell>
          <table:table-cell table:formula="oooc:=130/2-32.5" office:value-type="float" office:value="32.5">
            <text:p>32.5</text:p>
          </table:table-cell>
          <table:table-cell office:value-type="float" office:value="63">
            <text:p>63</text:p>
          </table:table-cell>
          <table:table-cell table:formula="oooc:=130/2-48" office:value-type="float" office:value="17">
            <text:p>17</text:p>
          </table:table-cell>
        </table:table-row>
        <table:table-row table:style-name="ro1">
          <table:table-cell office:value-type="string">
            <text:p>Bontrager Power-tap 16H hi/lo proto. Paired. Calc1.33x, build1x.</text:p>
          </table:table-cell>
          <table:table-cell office:value-type="float" office:value="78">
            <text:p>78</text:p>
          </table:table-cell>
          <table:table-cell table:formula="oooc:=130/2-32" office:value-type="float" office:value="33">
            <text:p>33</text:p>
          </table:table-cell>
          <table:table-cell office:value-type="float" office:value="66">
            <text:p>66</text:p>
          </table:table-cell>
          <table:table-cell table:formula="oooc:=130/2-45" office:value-type="float" office:value="20">
            <text:p>20</text:p>
          </table:table-cell>
        </table:table-row>
        <table:table-row table:style-name="ro1">
          <table:table-cell office:value-type="string">
            <text:p>Bontrager Power-tap 24H hi/lo proto. Paired. Calc1.25x, build1x.</text:p>
          </table:table-cell>
          <table:table-cell office:value-type="float" office:value="78">
            <text:p>78</text:p>
          </table:table-cell>
          <table:table-cell table:formula="oooc:=130/2-33" office:value-type="float" office:value="32">
            <text:p>32</text:p>
          </table:table-cell>
          <table:table-cell office:value-type="float" office:value="66">
            <text:p>66</text:p>
          </table:table-cell>
          <table:table-cell table:formula="oooc:=130/2-47.5" office:value-type="float" office:value="17.5">
            <text:p>17.5</text:p>
          </table:table-cell>
        </table:table-row>
        <table:table-row table:style-name="ro1">
          <table:table-cell office:value-type="string">
            <text:p>Bontrager Road 240097,8 proto</text:p>
          </table:table-cell>
          <table:table-cell table:formula="oooc:=31.8-2.5" office:value-type="float" office:value="29.3">
            <text:p>29.3</text:p>
          </table:table-cell>
          <table:table-cell office:value-type="float" office:value="34.9">
            <text:p>34.9</text:p>
          </table:table-cell>
          <table:table-cell office:value-type="float" office:value="47">
            <text:p>47</text:p>
          </table:table-cell>
          <table:table-cell office:value-type="float" office:value="17.25">
            <text:p>17.25</text:p>
          </table:table-cell>
        </table:table-row>
        <table:table-row table:style-name="ro1">
          <table:table-cell office:value-type="string">
            <text:p>Bontrager Road PN 220212 Race X-Lite.</text:p>
          </table:table-cell>
          <table:table-cell office:value-type="float" office:value="47">
            <text:p>47</text:p>
          </table:table-cell>
          <table:table-cell table:formula="oooc:=31.3-3.5/2" office:value-type="float" office:value="29.55">
            <text:p>29.55</text:p>
          </table:table-cell>
          <table:table-cell office:value-type="float" office:value="47">
            <text:p>47</text:p>
          </table:table-cell>
          <table:table-cell table:formula="oooc:=19.3-3.5/2" office:value-type="float" office:value="17.55">
            <text:p>17.55</text:p>
          </table:table-cell>
        </table:table-row>
        <table:table-row table:style-name="ro1">
          <table:table-cell office:value-type="string">
            <text:p>Bontrager Road PN 220213 Race Lite. Radial only.</text:p>
          </table:table-cell>
          <table:table-cell office:value-type="float" office:value="38">
            <text:p>38</text:p>
          </table:table-cell>
          <table:table-cell office:value-type="float" office:value="33.45">
            <text:p>33.45</text:p>
          </table:table-cell>
          <table:table-cell office:value-type="float" office:value="38">
            <text:p>38</text:p>
          </table:table-cell>
          <table:table-cell office:value-type="float" office:value="33.45">
            <text:p>33.45</text:p>
          </table:table-cell>
        </table:table-row>
        <table:table-row table:style-name="ro1">
          <table:table-cell office:value-type="string">
            <text:p>Bontrager Road PN 220271 Race Lite.</text:p>
          </table:table-cell>
          <table:table-cell office:value-type="float" office:value="47">
            <text:p>47</text:p>
          </table:table-cell>
          <table:table-cell table:formula="oooc:=31.7-3.5/2" office:value-type="float" office:value="29.95">
            <text:p>29.95</text:p>
          </table:table-cell>
          <table:table-cell office:value-type="float" office:value="47">
            <text:p>47</text:p>
          </table:table-cell>
          <table:table-cell table:formula="oooc:=19.8-3.5/2" office:value-type="float" office:value="18.05">
            <text:p>18.05</text:p>
          </table:table-cell>
        </table:table-row>
        <table:table-row table:style-name="ro1">
          <table:table-cell office:value-type="string">
            <text:p>Bontrager Road PN 220407 Select</text:p>
          </table:table-cell>
          <table:table-cell office:value-type="float" office:value="47">
            <text:p>47</text:p>
          </table:table-cell>
          <table:table-cell office:value-type="float" office:value="30">
            <text:p>30</text:p>
          </table:table-cell>
          <table:table-cell office:value-type="float" office:value="47">
            <text:p>47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Bontrager Road PN 220622 Select</text:p>
          </table:table-cell>
          <table:table-cell office:value-type="float" office:value="38">
            <text:p>38</text:p>
          </table:table-cell>
          <table:table-cell table:formula="oooc:=68.1/2" office:value-type="float" office:value="34.05">
            <text:p>34.05</text:p>
          </table:table-cell>
          <table:table-cell office:value-type="float" office:value="38">
            <text:p>38</text:p>
          </table:table-cell>
          <table:table-cell table:formula="oooc:=68.1/2" office:value-type="float" office:value="34.05">
            <text:p>34.05</text:p>
          </table:table-cell>
        </table:table-row>
        <table:table-row table:style-name="ro1">
          <table:table-cell office:value-type="string">
            <text:p>Bontrager Road PN 220969 RXL Aero. Radial only.</text:p>
          </table:table-cell>
          <table:table-cell office:value-type="float" office:value="38">
            <text:p>38</text:p>
          </table:table-cell>
          <table:table-cell office:value-type="float" office:value="34.2">
            <text:p>34.2</text:p>
          </table:table-cell>
          <table:table-cell office:value-type="float" office:value="38">
            <text:p>38</text:p>
          </table:table-cell>
          <table:table-cell office:value-type="float" office:value="34.2">
            <text:p>34.2</text:p>
          </table:table-cell>
        </table:table-row>
        <table:table-row table:style-name="ro1">
          <table:table-cell office:value-type="string">
            <text:p>Bontrager Road PN 220970 RXL Aero. Use 1.333 cross.</text:p>
          </table:table-cell>
          <table:table-cell office:value-type="float" office:value="47">
            <text:p>47</text:p>
          </table:table-cell>
          <table:table-cell table:formula="oooc:=32.15+1" office:value-type="float" office:value="33.15">
            <text:p>33.15</text:p>
          </table:table-cell>
          <table:table-cell office:value-type="float" office:value="47">
            <text:p>47</text:p>
          </table:table-cell>
          <table:table-cell table:formula="oooc:=18.3+1" office:value-type="float" office:value="19.3">
            <text:p>19.3</text:p>
          </table:table-cell>
        </table:table-row>
        <table:table-row table:style-name="ro1">
          <table:table-cell office:value-type="string">
            <text:p>Bontrager Road PN 221088 Race Lite Campy. Use <text:s/>2.25 cross</text:p>
          </table:table-cell>
          <table:table-cell office:value-type="float" office:value="47">
            <text:p>47</text:p>
          </table:table-cell>
          <table:table-cell office:value-type="float" office:value="30.75">
            <text:p>30.75</text:p>
          </table:table-cell>
          <table:table-cell office:value-type="float" office:value="47">
            <text:p>47</text:p>
          </table:table-cell>
          <table:table-cell office:value-type="float" office:value="17.25">
            <text:p>17.25</text:p>
          </table:table-cell>
        </table:table-row>
        <table:table-row table:style-name="ro1">
          <table:table-cell office:value-type="string">
            <text:p>Bontrager Road PN 230036 Race Lite Tandem. Use 2.25 cross.</text:p>
          </table:table-cell>
          <table:table-cell office:value-type="float" office:value="60">
            <text:p>60</text:p>
          </table:table-cell>
          <table:table-cell table:formula="oooc:=31.35-3.5/2" office:value-type="float" office:value="29.6">
            <text:p>29.6</text:p>
          </table:table-cell>
          <table:table-cell office:value-type="float" office:value="60">
            <text:p>60</text:p>
          </table:table-cell>
          <table:table-cell table:formula="oooc:=26.35-3.5/2" office:value-type="float" office:value="24.6">
            <text:p>24.6</text:p>
          </table:table-cell>
        </table:table-row>
        <table:table-row table:style-name="ro1">
          <table:table-cell office:value-type="string">
            <text:p>Bontrager Road PN 230037 Race Lite Tandem. Use 2.25 cross.</text:p>
          </table:table-cell>
          <table:table-cell office:value-type="float" office:value="60">
            <text:p>60</text:p>
          </table:table-cell>
          <table:table-cell office:value-type="float" office:value="35.45">
            <text:p>35.45</text:p>
          </table:table-cell>
          <table:table-cell office:value-type="float" office:value="60">
            <text:p>60</text:p>
          </table:table-cell>
          <table:table-cell office:value-type="float" office:value="35.45">
            <text:p>35.45</text:p>
          </table:table-cell>
        </table:table-row>
        <table:table-row table:style-name="ro1">
          <table:table-cell office:value-type="string">
            <text:p>Bontrager Road PN 230046 Race Lite. Radial only.</text:p>
          </table:table-cell>
          <table:table-cell office:value-type="float" office:value="38">
            <text:p>38</text:p>
          </table:table-cell>
          <table:table-cell office:value-type="float" office:value="32.3">
            <text:p>32.3</text:p>
          </table:table-cell>
          <table:table-cell office:value-type="float" office:value="38">
            <text:p>38</text:p>
          </table:table-cell>
          <table:table-cell office:value-type="float" office:value="32.3">
            <text:p>32.3</text:p>
          </table:table-cell>
        </table:table-row>
        <table:table-row table:style-name="ro1">
          <table:table-cell office:value-type="string">
            <text:p>Bontrager Road PN 230291 Formula RXL 28H standard spacing</text:p>
          </table:table-cell>
          <table:table-cell office:value-type="float" office:value="38">
            <text:p>38</text:p>
          </table:table-cell>
          <table:table-cell office:value-type="float" office:value="34.05">
            <text:p>34.05</text:p>
          </table:table-cell>
          <table:table-cell office:value-type="float" office:value="38">
            <text:p>38</text:p>
          </table:table-cell>
          <table:table-cell office:value-type="float" office:value="34.05">
            <text:p>34.05</text:p>
          </table:table-cell>
        </table:table-row>
        <table:table-row table:style-name="ro1">
          <table:table-cell office:value-type="string">
            <text:p>Bontrager Road PN 230416 Power Tap 16H. Use 1x.</text:p>
          </table:table-cell>
          <table:table-cell office:value-type="float" office:value="77.8">
            <text:p>77.8</text:p>
          </table:table-cell>
          <table:table-cell office:value-type="float" office:value="30.02">
            <text:p>30.02</text:p>
          </table:table-cell>
          <table:table-cell table:formula="oooc:=38.9*2" office:value-type="float" office:value="77.8">
            <text:p>77.8</text:p>
          </table:table-cell>
          <table:table-cell office:value-type="float" office:value="17.64">
            <text:p>17.64</text:p>
          </table:table-cell>
        </table:table-row>
        <table:table-row table:style-name="ro1">
          <table:table-cell office:value-type="string">
            <text:p>Bontrager Road PN 230849, RXL road</text:p>
          </table:table-cell>
          <table:table-cell office:value-type="float" office:value="47">
            <text:p>47</text:p>
          </table:table-cell>
          <table:table-cell table:formula="oooc:=31.8-3.5/2" office:value-type="float" office:value="30.05">
            <text:p>30.05</text:p>
          </table:table-cell>
          <table:table-cell office:value-type="float" office:value="47">
            <text:p>47</text:p>
          </table:table-cell>
          <table:table-cell table:formula="oooc:=19.8-3.5/2" office:value-type="float" office:value="18.05">
            <text:p>18.05</text:p>
          </table:table-cell>
        </table:table-row>
        <table:table-row table:style-name="ro1">
          <table:table-cell office:value-type="string">
            <text:p>Bontrager Road PN 230850, RXL Aero</text:p>
          </table:table-cell>
          <table:table-cell office:value-type="float" office:value="38">
            <text:p>38</text:p>
          </table:table-cell>
          <table:table-cell table:formula="oooc:=(100/2)-13.4-(3.5/2)" office:value-type="float" office:value="34.85">
            <text:p>34.85</text:p>
          </table:table-cell>
          <table:table-cell office:value-type="float" office:value="38">
            <text:p>38</text:p>
          </table:table-cell>
          <table:table-cell table:formula="oooc:=[.C74]" office:value-type="float" office:value="34.85">
            <text:p>34.85</text:p>
          </table:table-cell>
        </table:table-row>
        <table:table-row table:style-name="ro1">
          <table:table-cell office:value-type="string">
            <text:p>Bontrager Road PN 230851 RXL Aero. Use 1.333 cross.</text:p>
          </table:table-cell>
          <table:table-cell office:value-type="float" office:value="47">
            <text:p>47</text:p>
          </table:table-cell>
          <table:table-cell table:formula="oooc:=32.7+1" office:value-type="float" office:value="33.7">
            <text:p>33.7</text:p>
          </table:table-cell>
          <table:table-cell office:value-type="float" office:value="47">
            <text:p>47</text:p>
          </table:table-cell>
          <table:table-cell table:formula="oooc:=18.8+1" office:value-type="float" office:value="19.8">
            <text:p>19.8</text:p>
          </table:table-cell>
        </table:table-row>
        <table:table-row table:style-name="ro1">
          <table:table-cell office:value-type="string">
            <text:p>Bontrager Road PN 240001 prototype 122g</text:p>
          </table:table-cell>
          <table:table-cell table:formula="oooc:=35.8-2.5" office:value-type="float" office:value="33.3">
            <text:p>33.3</text:p>
          </table:table-cell>
          <table:table-cell table:formula="oooc:=84.1/2+1" office:value-type="float" office:value="43.05">
            <text:p>43.05</text:p>
          </table:table-cell>
          <table:table-cell table:formula="oooc:=35.8-2.5" office:value-type="float" office:value="33.3">
            <text:p>33.3</text:p>
          </table:table-cell>
          <table:table-cell table:formula="oooc:=84.1/2+1" office:value-type="float" office:value="43.05">
            <text:p>43.05</text:p>
          </table:table-cell>
        </table:table-row>
        <table:table-row table:style-name="ro1">
          <table:table-cell office:value-type="string">
            <text:p>Bontrager Road PN 240036 Team climbing ft hub</text:p>
          </table:table-cell>
          <table:table-cell office:value-type="float" office:value="39">
            <text:p>39</text:p>
          </table:table-cell>
          <table:table-cell office:value-type="float" office:value="37.5">
            <text:p>37.5</text:p>
          </table:table-cell>
          <table:table-cell office:value-type="float" office:value="39">
            <text:p>39</text:p>
          </table:table-cell>
          <table:table-cell office:value-type="float" office:value="37.5">
            <text:p>37.5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7079in" svg:x="1.1252in" svg:y="14.6453in" draw:caption-point-x="-1.1252in" draw:caption-point-y="-14.6453in">
              <dc:date>2009-03-13T00:00:00</dc:date>
              <text:p text:style-name="P1"><text:span text:style-name="T1">Change spoke hole diameter to 0 for left lengths.</text:span></text:p>
            </office:annotation>
            <text:p>Bontrager Road PN 240097 RXXXL from DT</text:p>
          </table:table-cell>
          <table:table-cell office:value-type="float" office:value="30.56">
            <text:p>30.56</text:p>
          </table:table-cell>
          <table:table-cell office:value-type="float" office:value="36.5">
            <text:p>36.5</text:p>
          </table:table-cell>
          <table:table-cell office:value-type="float" office:value="47">
            <text:p>47</text:p>
          </table:table-cell>
          <table:table-cell table:formula="oooc:=19.8-(3.55/2)" office:value-type="float" office:value="18.025">
            <text:p>18.03</text:p>
          </table:table-cell>
        </table:table-row>
        <table:table-row table:style-name="ro1">
          <table:table-cell office:value-type="string">
            <text:p>Bontrager Road PN 240097,8 proto</text:p>
          </table:table-cell>
          <table:table-cell table:formula="oooc:=31.8-2.5" office:value-type="float" office:value="29.3">
            <text:p>29.3</text:p>
          </table:table-cell>
          <table:table-cell office:value-type="float" office:value="34.9">
            <text:p>34.9</text:p>
          </table:table-cell>
          <table:table-cell office:value-type="float" office:value="47">
            <text:p>47</text:p>
          </table:table-cell>
          <table:table-cell office:value-type="float" office:value="17.25">
            <text:p>17.25</text:p>
          </table:table-cell>
        </table:table-row>
        <table:table-row table:style-name="ro1">
          <table:table-cell office:value-type="string">
            <text:p>Bontrager Road PN 240134 Race.</text:p>
          </table:table-cell>
          <table:table-cell office:value-type="float" office:value="47">
            <text:p>47</text:p>
          </table:table-cell>
          <table:table-cell office:value-type="float" office:value="30.25">
            <text:p>30.25</text:p>
          </table:table-cell>
          <table:table-cell office:value-type="float" office:value="47">
            <text:p>47</text:p>
          </table:table-cell>
          <table:table-cell office:value-type="float" office:value="17.75">
            <text:p>17.75</text:p>
          </table:table-cell>
        </table:table-row>
        <table:table-row table:style-name="ro1">
          <table:table-cell office:value-type="string">
            <text:p>Bontrager Road PN 240134 Race. Converted to 145</text:p>
          </table:table-cell>
          <table:table-cell office:value-type="float" office:value="47">
            <text:p>47</text:p>
          </table:table-cell>
          <table:table-cell table:formula="oooc:=30.25-(145-130)/2" office:value-type="float" office:value="22.75">
            <text:p>22.75</text:p>
          </table:table-cell>
          <table:table-cell office:value-type="float" office:value="47">
            <text:p>47</text:p>
          </table:table-cell>
          <table:table-cell table:formula="oooc:=17.75+(145-130)/2" office:value-type="float" office:value="25.25">
            <text:p>25.25</text:p>
          </table:table-cell>
        </table:table-row>
        <table:table-row table:style-name="ro1">
          <table:table-cell office:value-type="string">
            <text:p>Bontrager Road PN 240144 proto</text:p>
          </table:table-cell>
          <table:table-cell office:value-type="float" office:value="28.8">
            <text:p>28.8</text:p>
          </table:table-cell>
          <table:table-cell office:value-type="float" office:value="39.7">
            <text:p>39.7</text:p>
          </table:table-cell>
          <table:table-cell office:value-type="float" office:value="28.8">
            <text:p>28.8</text:p>
          </table:table-cell>
          <table:table-cell office:value-type="float" office:value="39.7">
            <text:p>39.7</text:p>
          </table:table-cell>
        </table:table-row>
        <table:table-row table:style-name="ro1">
          <table:table-cell office:value-type="string">
            <text:p>Bontrager Road PN 240144 RXXXL from DT</text:p>
          </table:table-cell>
          <table:table-cell office:value-type="float" office:value="29.1">
            <text:p>29.1</text:p>
          </table:table-cell>
          <table:table-cell office:value-type="float" office:value="38.07">
            <text:p>38.07</text:p>
          </table:table-cell>
          <table:table-cell table:formula="oooc:=[.B83]" office:value-type="float" office:value="29.1">
            <text:p>29.1</text:p>
          </table:table-cell>
          <table:table-cell table:formula="oooc:=[.C83]" office:value-type="float" office:value="38.07">
            <text:p>38.07</text:p>
          </table:table-cell>
        </table:table-row>
        <table:table-row table:style-name="ro1">
          <table:table-cell office:value-type="string">
            <text:p>Bontrager Road PN 240441 RXL Aero. Use 1.333 cross.</text:p>
          </table:table-cell>
          <table:table-cell office:value-type="float" office:value="47">
            <text:p>47</text:p>
          </table:table-cell>
          <table:table-cell office:value-type="float" office:value="33.7">
            <text:p>33.7</text:p>
          </table:table-cell>
          <table:table-cell office:value-type="float" office:value="47">
            <text:p>47</text:p>
          </table:table-cell>
          <table:table-cell office:value-type="float" office:value="19.5">
            <text:p>19.5</text:p>
          </table:table-cell>
        </table:table-row>
        <table:table-row table:style-name="ro1">
          <table:table-cell office:value-type="string">
            <text:p>Bontrager Road PN 240603 Race Lite. Radial or cross ok.</text:p>
          </table:table-cell>
          <table:table-cell office:value-type="float" office:value="38">
            <text:p>38</text:p>
          </table:table-cell>
          <table:table-cell office:value-type="float" office:value="34.05">
            <text:p>34.05</text:p>
          </table:table-cell>
          <table:table-cell office:value-type="float" office:value="38">
            <text:p>38</text:p>
          </table:table-cell>
          <table:table-cell office:value-type="float" office:value="34.05">
            <text:p>34.05</text:p>
          </table:table-cell>
        </table:table-row>
        <table:table-row table:style-name="ro1">
          <table:table-cell office:value-type="string">
            <text:p>Bontrager Road PN 242220 flangless RXXXL</text:p>
          </table:table-cell>
          <table:table-cell office:value-type="float" office:value="29.1">
            <text:p>29.1</text:p>
          </table:table-cell>
          <table:table-cell office:value-type="float" office:value="38.3">
            <text:p>38.3</text:p>
          </table:table-cell>
          <table:table-cell office:value-type="float" office:value="29.1">
            <text:p>29.1</text:p>
          </table:table-cell>
          <table:table-cell office:value-type="float" office:value="38.3">
            <text:p>38.3</text:p>
          </table:table-cell>
        </table:table-row>
        <table:table-row table:style-name="ro1">
          <table:table-cell office:value-type="string">
            <text:p>Bontrager Road PN 242221 flangless RXXXL - for DS calcs</text:p>
          </table:table-cell>
          <table:table-cell office:value-type="float" office:value="30.6">
            <text:p>30.6</text:p>
          </table:table-cell>
          <table:table-cell office:value-type="float" office:value="37">
            <text:p>37</text:p>
          </table:table-cell>
          <table:table-cell office:value-type="float" office:value="47">
            <text:p>47</text:p>
          </table:table-cell>
          <table:table-cell office:value-type="float" office:value="16.75">
            <text:p>16.75</text:p>
          </table:table-cell>
        </table:table-row>
        <table:table-row table:style-name="ro1">
          <table:table-cell office:value-type="string">
            <text:p>Bontrager Road PN 242221 flangless RXXXL - for NDS calcs</text:p>
          </table:table-cell>
          <table:table-cell office:value-type="float" office:value="30.6">
            <text:p>30.6</text:p>
          </table:table-cell>
          <table:table-cell office:value-type="float" office:value="37">
            <text:p>37</text:p>
          </table:table-cell>
          <table:table-cell office:value-type="float" office:value="47">
            <text:p>47</text:p>
          </table:table-cell>
          <table:table-cell office:value-type="float" office:value="16.75">
            <text:p>16.75</text:p>
          </table:table-cell>
        </table:table-row>
        <table:table-row table:style-name="ro1">
          <table:table-cell office:value-type="string">
            <text:p>Bontrager Road PN 244144 tandem low flange by Formula</text:p>
          </table:table-cell>
          <table:table-cell office:value-type="float" office:value="47">
            <text:p>47</text:p>
          </table:table-cell>
          <table:table-cell office:value-type="float" office:value="30.8">
            <text:p>30.8</text:p>
          </table:table-cell>
          <table:table-cell office:value-type="float" office:value="47">
            <text:p>47</text:p>
          </table:table-cell>
          <table:table-cell office:value-type="float" office:value="26.8">
            <text:p>26.8</text:p>
          </table:table-cell>
        </table:table-row>
        <table:table-row table:style-name="ro1">
          <table:table-cell office:value-type="string">
            <text:p>Bontrager Road PN xxxxxx prototype carbon shell</text:p>
          </table:table-cell>
          <table:table-cell office:value-type="float" office:value="28.2">
            <text:p>28.2</text:p>
          </table:table-cell>
          <table:table-cell office:value-type="float" office:value="38.1">
            <text:p>38.1</text:p>
          </table:table-cell>
          <table:table-cell office:value-type="float" office:value="28.2">
            <text:p>28.2</text:p>
          </table:table-cell>
          <table:table-cell office:value-type="float" office:value="38.1">
            <text:p>38.1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7079in" svg:x="1.1252in" svg:y="17.2173in" draw:caption-point-x="-1.1252in" draw:caption-point-y="-17.2173in">
              <dc:date>2009-03-13T00:00:00</dc:date>
              <text:p text:style-name="P1"><text:span text:style-name="T1">Change spoke hole diameter to 0 for left lengths.</text:span></text:p>
            </office:annotation>
            <text:p>Bontrager Road PN xxxxxx prototype carbon shell</text:p>
          </table:table-cell>
          <table:table-cell office:value-type="float" office:value="30.9">
            <text:p>30.9</text:p>
          </table:table-cell>
          <table:table-cell office:value-type="float" office:value="33.8">
            <text:p>33.8</text:p>
          </table:table-cell>
          <table:table-cell office:value-type="float" office:value="47">
            <text:p>47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7079in" svg:x="1.1252in" svg:y="17.4154in" draw:caption-point-x="-1.1252in" draw:caption-point-y="-17.4154in">
              <dc:date>2009-03-13T00:00:00</dc:date>
              <text:p text:style-name="P1"><text:span text:style-name="T1">Paired hub spoke holes are 20 degrees apart.</text:span></text:p>
            </office:annotation>
            <text:p>Bontrager Track PN 240007</text:p>
          </table:table-cell>
          <table:table-cell office:value-type="float" office:value="47">
            <text:p>47</text:p>
          </table:table-cell>
          <table:table-cell office:value-type="float" office:value="33.3">
            <office:annotation draw:style-name="gr1" draw:text-style-name="P1" svg:width="1.1409in" svg:height="0.7079in" svg:x="2.9031in" svg:y="17.4154in" draw:caption-point-x="-2.9031in" draw:caption-point-y="-17.4154in">
              <dc:date>2009-03-13T00:00:00</dc:date>
              <text:p text:style-name="P1"><text:span text:style-name="T1">center-to-outside</text:span></text:p>
            </office:annotation>
            <text:p>33.3</text:p>
          </table:table-cell>
          <table:table-cell office:value-type="float" office:value="47">
            <text:p>47</text:p>
          </table:table-cell>
          <table:table-cell office:value-type="float" office:value="33.3">
            <office:annotation draw:style-name="gr1" draw:text-style-name="P1" svg:width="1.1409in" svg:height="0.7079in" svg:x="4.6811in" svg:y="17.4154in" draw:caption-point-x="-4.6811in" draw:caption-point-y="-17.4154in">
              <dc:date>2009-03-13T00:00:00</dc:date>
              <text:p text:style-name="P1"><text:span text:style-name="T1">center-to-outside</text:span></text:p>
            </office:annotation>
            <text:p>33.3</text:p>
          </table:table-cell>
        </table:table-row>
        <table:table-row table:style-name="ro1">
          <table:table-cell office:value-type="string">
            <text:p>Bontrager Track PN 240008</text:p>
          </table:table-cell>
          <table:table-cell office:value-type="float" office:value="38">
            <text:p>38</text:p>
          </table:table-cell>
          <table:table-cell office:value-type="float" office:value="34.05">
            <office:annotation draw:style-name="gr1" draw:text-style-name="P1" svg:width="1.1409in" svg:height="0.7079in" svg:x="2.9031in" svg:y="17.6134in" draw:caption-point-x="-2.9031in" draw:caption-point-y="-17.6134in">
              <dc:date>2009-03-13T00:00:00</dc:date>
              <text:p text:style-name="P1"><text:span text:style-name="T1">center-to-center</text:span></text:p>
            </office:annotation>
            <text:p>34.05</text:p>
          </table:table-cell>
          <table:table-cell office:value-type="float" office:value="38">
            <text:p>38</text:p>
          </table:table-cell>
          <table:table-cell office:value-type="float" office:value="34.05">
            <office:annotation draw:style-name="gr1" draw:text-style-name="P1" svg:width="1.1409in" svg:height="0.7079in" svg:x="4.6811in" svg:y="17.6134in" draw:caption-point-x="-4.6811in" draw:caption-point-y="-17.6134in">
              <dc:date>2009-03-13T00:00:00</dc:date>
              <text:p text:style-name="P1"><text:span text:style-name="T1">center-to-center</text:span></text:p>
            </office:annotation>
            <text:p>34.05</text:p>
          </table:table-cell>
        </table:table-row>
        <table:table-row table:style-name="ro1">
          <table:table-cell office:value-type="string">
            <text:p>Brave Monster 48-hole BMX freehub 8/9 cogs shimano-compatible</text:p>
          </table:table-cell>
          <table:table-cell office:value-type="float" office:value="57.5">
            <text:p>57.5</text:p>
          </table:table-cell>
          <table:table-cell office:value-type="float" office:value="25">
            <text:p>25</text:p>
          </table:table-cell>
          <table:table-cell office:value-type="float" office:value="57.5">
            <text:p>57.5</text:p>
          </table:table-cell>
          <table:table-cell office:value-type="float" office:value="21.5">
            <text:p>21.5</text:p>
          </table:table-cell>
        </table:table-row>
        <table:table-row table:style-name="ro1">
          <table:table-cell office:value-type="string">
            <text:p>Bullseye </text:p>
          </table:table-cell>
          <table:table-cell office:value-type="float" office:value="42.5">
            <text:p>42.5</text:p>
          </table:table-cell>
          <table:table-cell office:value-type="float" office:value="36.5">
            <text:p>36.5</text:p>
          </table:table-cell>
          <table:table-cell office:value-type="float" office:value="42.5">
            <text:p>42.5</text:p>
          </table:table-cell>
          <table:table-cell office:value-type="float" office:value="36.5">
            <text:p>36.5</text:p>
          </table:table-cell>
        </table:table-row>
        <table:table-row table:style-name="ro1">
          <table:table-cell office:value-type="string">
            <text:p>Bullseye 126mm 6speed</text:p>
          </table:table-cell>
          <table:table-cell office:value-type="float" office:value="42.5">
            <text:p>42.5</text:p>
          </table:table-cell>
          <table:table-cell office:value-type="float" office:value="38">
            <text:p>38</text:p>
          </table:table-cell>
          <table:table-cell office:value-type="float" office:value="42.5">
            <text:p>42.5</text:p>
          </table:table-cell>
          <table:table-cell office:value-type="float" office:value="21.5">
            <text:p>21.5</text:p>
          </table:table-cell>
        </table:table-row>
        <table:table-row table:style-name="ro1">
          <table:table-cell office:value-type="string">
            <text:p>Bullseye 130mm 7speed</text:p>
          </table:table-cell>
          <table:table-cell office:value-type="float" office:value="42.5">
            <text:p>42.5</text:p>
          </table:table-cell>
          <table:table-cell office:value-type="float" office:value="40">
            <text:p>40</text:p>
          </table:table-cell>
          <table:table-cell office:value-type="float" office:value="42.5">
            <text:p>42.5</text:p>
          </table:table-cell>
          <table:table-cell office:value-type="float" office:value="20.5">
            <text:p>20.5</text:p>
          </table:table-cell>
        </table:table-row>
        <table:table-row table:style-name="ro1">
          <table:table-cell office:value-type="string">
            <text:p>Bullseye tandem </text:p>
          </table:table-cell>
          <table:table-cell office:value-type="float" office:value="53">
            <text:p>53</text:p>
          </table:table-cell>
          <table:table-cell office:value-type="float" office:value="36.5">
            <text:p>36.5</text:p>
          </table:table-cell>
          <table:table-cell office:value-type="float" office:value="53">
            <text:p>53</text:p>
          </table:table-cell>
          <table:table-cell office:value-type="float" office:value="36.5">
            <text:p>36.5</text:p>
          </table:table-cell>
        </table:table-row>
        <table:table-row table:style-name="ro1">
          <table:table-cell office:value-type="string">
            <text:p>Bullseye tandem </text:p>
          </table:table-cell>
          <table:table-cell office:value-type="float" office:value="53">
            <text:p>53</text:p>
          </table:table-cell>
          <table:table-cell office:value-type="float" office:value="26">
            <text:p>26</text:p>
          </table:table-cell>
          <table:table-cell office:value-type="float" office:value="53">
            <text:p>53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Campagnolo 1980's, 90's Chorus, C-Record, Athena low flange</text:p>
          </table:table-cell>
          <table:table-cell office:value-type="float" office:value="39">
            <text:p>39</text:p>
          </table:table-cell>
          <table:table-cell office:value-type="float" office:value="34">
            <text:p>34</text:p>
          </table:table-cell>
          <table:table-cell office:value-type="float" office:value="39">
            <text:p>39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Campagnolo 1999+ Athena, Veloce, Mirage</text:p>
          </table:table-cell>
          <table:table-cell office:value-type="float" office:value="38.5">
            <text:p>38.5</text:p>
          </table:table-cell>
          <table:table-cell office:value-type="float" office:value="34.1">
            <text:p>34.1</text:p>
          </table:table-cell>
          <table:table-cell office:value-type="float" office:value="38.5">
            <text:p>38.5</text:p>
          </table:table-cell>
          <table:table-cell office:value-type="float" office:value="34.1">
            <text:p>34.1</text:p>
          </table:table-cell>
        </table:table-row>
        <table:table-row table:style-name="ro1">
          <table:table-cell office:value-type="string">
            <text:p>Campagnolo 1999+ Athena, Veloce, Mirage</text:p>
          </table:table-cell>
          <table:table-cell office:value-type="float" office:value="44">
            <text:p>44</text:p>
          </table:table-cell>
          <table:table-cell office:value-type="float" office:value="36.5">
            <text:p>36.5</text:p>
          </table:table-cell>
          <table:table-cell office:value-type="float" office:value="44">
            <text:p>44</text:p>
          </table:table-cell>
          <table:table-cell office:value-type="float" office:value="16.7">
            <text:p>16.7</text:p>
          </table:table-cell>
        </table:table-row>
        <table:table-row table:style-name="ro1">
          <table:table-cell office:value-type="string">
            <text:p>Campagnolo 1999+ Avanti</text:p>
          </table:table-cell>
          <table:table-cell office:value-type="float" office:value="40">
            <text:p>40</text:p>
          </table:table-cell>
          <table:table-cell office:value-type="float" office:value="33.6">
            <text:p>33.6</text:p>
          </table:table-cell>
          <table:table-cell office:value-type="float" office:value="40">
            <text:p>40</text:p>
          </table:table-cell>
          <table:table-cell office:value-type="float" office:value="33.6">
            <text:p>33.6</text:p>
          </table:table-cell>
        </table:table-row>
        <table:table-row table:style-name="ro1">
          <table:table-cell office:value-type="string">
            <text:p>Campagnolo 1999+ Avanti</text:p>
          </table:table-cell>
          <table:table-cell office:value-type="float" office:value="44">
            <text:p>44</text:p>
          </table:table-cell>
          <table:table-cell office:value-type="float" office:value="36.5">
            <text:p>36.5</text:p>
          </table:table-cell>
          <table:table-cell office:value-type="float" office:value="44">
            <text:p>44</text:p>
          </table:table-cell>
          <table:table-cell office:value-type="float" office:value="16.7">
            <text:p>16.7</text:p>
          </table:table-cell>
        </table:table-row>
        <table:table-row table:style-name="ro1">
          <table:table-cell office:value-type="string">
            <text:p>Campagnolo 8-speed cassette</text:p>
          </table:table-cell>
          <table:table-cell office:value-type="float" office:value="44.5">
            <text:p>44.5</text:p>
          </table:table-cell>
          <table:table-cell office:value-type="float" office:value="36">
            <text:p>36</text:p>
          </table:table-cell>
          <table:table-cell office:value-type="float" office:value="44.5">
            <text:p>44.5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Campagnolo all 120mm hi-flange models </text:p>
          </table:table-cell>
          <table:table-cell office:value-type="float" office:value="67">
            <text:p>67</text:p>
          </table:table-cell>
          <table:table-cell office:value-type="float" office:value="33">
            <text:p>33</text:p>
          </table:table-cell>
          <table:table-cell office:value-type="float" office:value="67">
            <text:p>67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Campagnolo all 126mm hi-flange models </text:p>
          </table:table-cell>
          <table:table-cell office:value-type="float" office:value="67">
            <text:p>67</text:p>
          </table:table-cell>
          <table:table-cell office:value-type="float" office:value="36">
            <text:p>36</text:p>
          </table:table-cell>
          <table:table-cell office:value-type="float" office:value="67">
            <text:p>67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Campagnolo all hi-flange models</text:p>
          </table:table-cell>
          <table:table-cell office:value-type="float" office:value="67">
            <text:p>67</text:p>
          </table:table-cell>
          <table:table-cell office:value-type="float" office:value="34">
            <text:p>34</text:p>
          </table:table-cell>
          <table:table-cell office:value-type="float" office:value="67">
            <text:p>67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Campagnolo Athena, Chorus, Nuovo Record low flange</text:p>
          </table:table-cell>
          <table:table-cell office:value-type="float" office:value="44">
            <text:p>44</text:p>
          </table:table-cell>
          <table:table-cell office:value-type="float" office:value="37">
            <text:p>37</text:p>
          </table:table-cell>
          <table:table-cell office:value-type="float" office:value="44">
            <text:p>44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Campagnolo Centaur 8 spd cassette</text:p>
          </table:table-cell>
          <table:table-cell office:value-type="float" office:value="44.5">
            <text:p>44.5</text:p>
          </table:table-cell>
          <table:table-cell office:value-type="float" office:value="35.5">
            <text:p>35.5</text:p>
          </table:table-cell>
          <table:table-cell office:value-type="float" office:value="44.5">
            <text:p>44.5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Campagnolo Centaur, Euclid</text:p>
          </table:table-cell>
          <table:table-cell office:value-type="float" office:value="44.5">
            <text:p>44.5</text:p>
          </table:table-cell>
          <table:table-cell office:value-type="float" office:value="36">
            <text:p>36</text:p>
          </table:table-cell>
          <table:table-cell office:value-type="float" office:value="44.5">
            <text:p>44.5</text:p>
          </table:table-cell>
          <table:table-cell office:value-type="float" office:value="20.5">
            <text:p>20.5</text:p>
          </table:table-cell>
        </table:table-row>
        <table:table-row table:style-name="ro1">
          <table:table-cell office:value-type="string">
            <text:p>Campagnolo Chorus, Daytona OS</text:p>
          </table:table-cell>
          <table:table-cell office:value-type="float" office:value="39">
            <text:p>39</text:p>
          </table:table-cell>
          <table:table-cell office:value-type="float" office:value="35.4">
            <text:p>35.4</text:p>
          </table:table-cell>
          <table:table-cell office:value-type="float" office:value="39">
            <text:p>39</text:p>
          </table:table-cell>
          <table:table-cell office:value-type="float" office:value="35.4">
            <text:p>35.4</text:p>
          </table:table-cell>
        </table:table-row>
        <table:table-row table:style-name="ro1">
          <table:table-cell office:value-type="string">
            <text:p>Campagnolo C-Record low flange</text:p>
          </table:table-cell>
          <table:table-cell office:value-type="float" office:value="44.5">
            <text:p>44.5</text:p>
          </table:table-cell>
          <table:table-cell office:value-type="float" office:value="36">
            <text:p>36</text:p>
          </table:table-cell>
          <table:table-cell office:value-type="float" office:value="44.5">
            <text:p>44.5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Campagnolo Hi-Lo</text:p>
          </table:table-cell>
          <table:table-cell office:value-type="float" office:value="44">
            <text:p>44</text:p>
          </table:table-cell>
          <table:table-cell office:value-type="float" office:value="33">
            <text:p>33</text:p>
          </table:table-cell>
          <table:table-cell office:value-type="float" office:value="67">
            <text:p>67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Campagnolo Nuovo Record low flange</text:p>
          </table:table-cell>
          <table:table-cell office:value-type="float" office:value="38.5">
            <text:p>38.5</text:p>
          </table:table-cell>
          <table:table-cell office:value-type="float" office:value="35">
            <text:p>35</text:p>
          </table:table-cell>
          <table:table-cell office:value-type="float" office:value="38.5">
            <text:p>38.5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string">
            <text:p>Campagnolo Record</text:p>
          </table:table-cell>
          <table:table-cell office:value-type="float" office:value="44">
            <text:p>44</text:p>
          </table:table-cell>
          <table:table-cell office:value-type="float" office:value="34">
            <text:p>34</text:p>
          </table:table-cell>
          <table:table-cell office:value-type="float" office:value="44">
            <text:p>44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Campagnolo Record OS</text:p>
          </table:table-cell>
          <table:table-cell office:value-type="float" office:value="39">
            <text:p>39</text:p>
          </table:table-cell>
          <table:table-cell office:value-type="float" office:value="35.35">
            <text:p>35.35</text:p>
          </table:table-cell>
          <table:table-cell office:value-type="float" office:value="39">
            <text:p>39</text:p>
          </table:table-cell>
          <table:table-cell office:value-type="float" office:value="35.4">
            <text:p>35.4</text:p>
          </table:table-cell>
        </table:table-row>
        <table:table-row table:style-name="ro1">
          <table:table-cell office:value-type="string">
            <text:p>Campagnolo Record, Chorus, Daytona OS</text:p>
          </table:table-cell>
          <table:table-cell office:value-type="float" office:value="44">
            <text:p>44</text:p>
          </table:table-cell>
          <table:table-cell office:value-type="float" office:value="36.76">
            <text:p>36.76</text:p>
          </table:table-cell>
          <table:table-cell office:value-type="float" office:value="46">
            <text:p>46</text:p>
          </table:table-cell>
          <table:table-cell office:value-type="float" office:value="16.8">
            <text:p>16.8</text:p>
          </table:table-cell>
        </table:table-row>
        <table:table-row table:style-name="ro1">
          <table:table-cell office:value-type="string">
            <text:p>Campagnolo tandem </text:p>
          </table:table-cell>
          <table:table-cell office:value-type="float" office:value="65">
            <text:p>65</text:p>
          </table:table-cell>
          <table:table-cell office:value-type="float" office:value="31.5">
            <text:p>31.5</text:p>
          </table:table-cell>
          <table:table-cell office:value-type="float" office:value="65">
            <text:p>65</text:p>
          </table:table-cell>
          <table:table-cell office:value-type="float" office:value="31.5">
            <text:p>31.5</text:p>
          </table:table-cell>
        </table:table-row>
        <table:table-row table:style-name="ro1">
          <table:table-cell office:value-type="string">
            <text:p>Campagnolo tandem cassette</text:p>
          </table:table-cell>
          <table:table-cell office:value-type="float" office:value="65">
            <text:p>65</text:p>
          </table:table-cell>
          <table:table-cell office:value-type="float" office:value="28">
            <text:p>28</text:p>
          </table:table-cell>
          <table:table-cell office:value-type="float" office:value="65">
            <text:p>65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string">
            <text:p>Campagnolo track hi-flange C Record </text:p>
          </table:table-cell>
          <table:table-cell office:value-type="float" office:value="67">
            <text:p>67</text:p>
          </table:table-cell>
          <table:table-cell office:value-type="float" office:value="35">
            <text:p>35</text:p>
          </table:table-cell>
          <table:table-cell office:value-type="float" office:value="67">
            <text:p>67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Campagnolo track hi-flange Nuovo Record </text:p>
          </table:table-cell>
          <table:table-cell office:value-type="float" office:value="67">
            <text:p>67</text:p>
          </table:table-cell>
          <table:table-cell office:value-type="float" office:value="44">
            <text:p>44</text:p>
          </table:table-cell>
          <table:table-cell office:value-type="float" office:value="67">
            <text:p>67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Campagnolo track low flange</text:p>
          </table:table-cell>
          <table:table-cell office:value-type="float" office:value="44">
            <text:p>44</text:p>
          </table:table-cell>
          <table:table-cell office:value-type="float" office:value="44.5">
            <text:p>44.5</text:p>
          </table:table-cell>
          <table:table-cell office:value-type="float" office:value="44">
            <text:p>44</text:p>
          </table:table-cell>
          <table:table-cell office:value-type="float" office:value="31.5">
            <text:p>31.5</text:p>
          </table:table-cell>
        </table:table-row>
        <table:table-row table:style-name="ro1">
          <table:table-cell office:value-type="string">
            <text:p>Cannondale by DT Swiss</text:p>
          </table:table-cell>
          <table:table-cell office:value-type="float" office:value="43.5">
            <text:p>43.5</text:p>
          </table:table-cell>
          <table:table-cell office:value-type="float" office:value="39.9">
            <text:p>39.9</text:p>
          </table:table-cell>
          <table:table-cell office:value-type="float" office:value="43.5">
            <text:p>43.5</text:p>
          </table:table-cell>
          <table:table-cell office:value-type="float" office:value="14.45">
            <text:p>14.45</text:p>
          </table:table-cell>
        </table:table-row>
        <table:table-row table:style-name="ro1">
          <table:table-cell office:value-type="string">
            <text:p>Cannondale by DT Swiss</text:p>
          </table:table-cell>
          <table:table-cell office:value-type="float" office:value="43.5">
            <text:p>43.5</text:p>
          </table:table-cell>
          <table:table-cell office:value-type="float" office:value="37.4">
            <text:p>37.4</text:p>
          </table:table-cell>
          <table:table-cell office:value-type="float" office:value="43.5">
            <text:p>43.5</text:p>
          </table:table-cell>
          <table:table-cell office:value-type="float" office:value="19.95">
            <text:p>19.95</text:p>
          </table:table-cell>
        </table:table-row>
        <table:table-row table:style-name="ro1">
          <table:table-cell office:value-type="string">
            <text:p>Cannondale disc</text:p>
          </table:table-cell>
          <table:table-cell office:value-type="float" office:value="57">
            <text:p>57</text:p>
          </table:table-cell>
          <table:table-cell office:value-type="float" office:value="35">
            <text:p>35</text:p>
          </table:table-cell>
          <table:table-cell office:value-type="float" office:value="45">
            <text:p>45</text:p>
          </table:table-cell>
          <table:table-cell office:value-type="float" office:value="19.2">
            <text:p>19.2</text:p>
          </table:table-cell>
        </table:table-row>
        <table:table-row table:style-name="ro1">
          <table:table-cell office:value-type="string">
            <text:p>Cannondale Lefty disc</text:p>
          </table:table-cell>
          <table:table-cell office:value-type="float" office:value="58">
            <text:p>58</text:p>
          </table:table-cell>
          <table:table-cell office:value-type="float" office:value="18.35">
            <text:p>18.35</text:p>
          </table:table-cell>
          <table:table-cell office:value-type="float" office:value="45">
            <text:p>45</text:p>
          </table:table-cell>
          <table:table-cell office:value-type="float" office:value="31.56">
            <text:p>31.56</text:p>
          </table:table-cell>
        </table:table-row>
        <table:table-row table:style-name="ro1">
          <table:table-cell office:value-type="string">
            <text:p>Cannondale Moto120</text:p>
          </table:table-cell>
          <table:table-cell office:value-type="float" office:value="52.6">
            <text:p>52.6</text:p>
          </table:table-cell>
          <table:table-cell office:value-type="float" office:value="37.5">
            <text:p>37.5</text:p>
          </table:table-cell>
          <table:table-cell office:value-type="float" office:value="52.6">
            <text:p>52.6</text:p>
          </table:table-cell>
          <table:table-cell office:value-type="float" office:value="16.6">
            <text:p>16.6</text:p>
          </table:table-cell>
        </table:table-row>
        <table:table-row table:style-name="ro1">
          <table:table-cell office:value-type="string">
            <text:p>Chris King BMX</text:p>
          </table:table-cell>
          <table:table-cell office:value-type="float" office:value="40">
            <text:p>40</text:p>
          </table:table-cell>
          <table:table-cell office:value-type="float" office:value="34">
            <text:p>34</text:p>
          </table:table-cell>
          <table:table-cell office:value-type="float" office:value="40">
            <text:p>40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Chris King cassette MTB</text:p>
          </table:table-cell>
          <table:table-cell office:value-type="float" office:value="44">
            <text:p>44</text:p>
          </table:table-cell>
          <table:table-cell office:value-type="float" office:value="36">
            <text:p>36</text:p>
          </table:table-cell>
          <table:table-cell office:value-type="float" office:value="53">
            <text:p>53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Chris King cassette road</text:p>
          </table:table-cell>
          <table:table-cell office:value-type="float" office:value="44">
            <text:p>44</text:p>
          </table:table-cell>
          <table:table-cell office:value-type="float" office:value="38.5">
            <text:p>38.5</text:p>
          </table:table-cell>
          <table:table-cell office:value-type="float" office:value="53">
            <text:p>53</text:p>
          </table:table-cell>
          <table:table-cell office:value-type="float" office:value="18.5">
            <text:p>18.5</text:p>
          </table:table-cell>
        </table:table-row>
        <table:table-row table:style-name="ro1">
          <table:table-cell office:value-type="string">
            <text:p>Chris King Classic 140mm</text:p>
          </table:table-cell>
          <table:table-cell office:value-type="float" office:value="44">
            <text:p>44</text:p>
          </table:table-cell>
          <table:table-cell office:value-type="float" office:value="33.5">
            <text:p>33.5</text:p>
          </table:table-cell>
          <table:table-cell office:value-type="float" office:value="53">
            <text:p>53</text:p>
          </table:table-cell>
          <table:table-cell office:value-type="float" office:value="23.5">
            <text:p>23.5</text:p>
          </table:table-cell>
        </table:table-row>
        <table:table-row table:style-name="ro1">
          <table:table-cell office:value-type="string">
            <text:p>Chris King Classic front narrow</text:p>
          </table:table-cell>
          <table:table-cell office:value-type="float" office:value="40">
            <text:p>40</text:p>
          </table:table-cell>
          <table:table-cell office:value-type="float" office:value="34">
            <text:p>34</text:p>
          </table:table-cell>
          <table:table-cell office:value-type="float" office:value="40">
            <text:p>40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Chris King Classic front wide</text:p>
          </table:table-cell>
          <table:table-cell office:value-type="float" office:value="40">
            <text:p>40</text:p>
          </table:table-cell>
          <table:table-cell office:value-type="float" office:value="37.5">
            <text:p>37.5</text:p>
          </table:table-cell>
          <table:table-cell office:value-type="float" office:value="40">
            <text:p>40</text:p>
          </table:table-cell>
          <table:table-cell office:value-type="float" office:value="37.5">
            <text:p>37.5</text:p>
          </table:table-cell>
        </table:table-row>
        <table:table-row table:style-name="ro1">
          <table:table-cell office:value-type="string">
            <text:p>Chris King Classic mountain</text:p>
          </table:table-cell>
          <table:table-cell office:value-type="float" office:value="44">
            <text:p>44</text:p>
          </table:table-cell>
          <table:table-cell office:value-type="float" office:value="36">
            <text:p>36</text:p>
          </table:table-cell>
          <table:table-cell office:value-type="float" office:value="53">
            <text:p>53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Chris King Classic road/cross</text:p>
          </table:table-cell>
          <table:table-cell office:value-type="float" office:value="44">
            <text:p>44</text:p>
          </table:table-cell>
          <table:table-cell office:value-type="float" office:value="38.5">
            <text:p>38.5</text:p>
          </table:table-cell>
          <table:table-cell office:value-type="float" office:value="53">
            <text:p>53</text:p>
          </table:table-cell>
          <table:table-cell office:value-type="float" office:value="18.5">
            <text:p>18.5</text:p>
          </table:table-cell>
        </table:table-row>
        <table:table-row table:style-name="ro1">
          <table:table-cell office:value-type="string">
            <text:p>Chris King Disc 20mm</text:p>
          </table:table-cell>
          <table:table-cell office:value-type="float" office:value="57.6">
            <text:p>57.6</text:p>
          </table:table-cell>
          <table:table-cell office:value-type="float" office:value="23.1">
            <text:p>23.1</text:p>
          </table:table-cell>
          <table:table-cell office:value-type="float" office:value="57.6">
            <text:p>57.6</text:p>
          </table:table-cell>
          <table:table-cell office:value-type="float" office:value="31.2">
            <text:p>31.2</text:p>
          </table:table-cell>
        </table:table-row>
        <table:table-row table:style-name="ro1">
          <table:table-cell office:value-type="string">
            <text:p>Chris King Disc ISO</text:p>
          </table:table-cell>
          <table:table-cell office:value-type="float" office:value="57.6">
            <text:p>57.6</text:p>
          </table:table-cell>
          <table:table-cell office:value-type="float" office:value="22.5">
            <text:p>22.5</text:p>
          </table:table-cell>
          <table:table-cell office:value-type="float" office:value="57.6">
            <text:p>57.6</text:p>
          </table:table-cell>
          <table:table-cell office:value-type="float" office:value="30.4">
            <text:p>30.4</text:p>
          </table:table-cell>
        </table:table-row>
        <table:table-row table:style-name="ro1">
          <table:table-cell office:value-type="string">
            <text:p>Chris King Disc ISO</text:p>
          </table:table-cell>
          <table:table-cell office:value-type="float" office:value="57.6">
            <text:p>57.6</text:p>
          </table:table-cell>
          <table:table-cell office:value-type="float" office:value="33.9">
            <text:p>33.9</text:p>
          </table:table-cell>
          <table:table-cell office:value-type="float" office:value="57.6">
            <text:p>57.6</text:p>
          </table:table-cell>
          <table:table-cell office:value-type="float" office:value="20.1">
            <text:p>20.1</text:p>
          </table:table-cell>
        </table:table-row>
        <table:table-row table:style-name="ro1">
          <table:table-cell office:value-type="string">
            <text:p>Chris King Disc Single Speed</text:p>
          </table:table-cell>
          <table:table-cell office:value-type="float" office:value="53">
            <text:p>53</text:p>
          </table:table-cell>
          <table:table-cell office:value-type="float" office:value="33.7">
            <text:p>33.7</text:p>
          </table:table-cell>
          <table:table-cell office:value-type="float" office:value="53">
            <text:p>53</text:p>
          </table:table-cell>
          <table:table-cell office:value-type="float" office:value="33.7">
            <text:p>33.7</text:p>
          </table:table-cell>
        </table:table-row>
        <table:table-row table:style-name="ro1">
          <table:table-cell office:value-type="string">
            <text:p>Chris King Disc Single Speed</text:p>
          </table:table-cell>
          <table:table-cell office:value-type="float" office:value="53">
            <text:p>53</text:p>
          </table:table-cell>
          <table:table-cell office:value-type="float" office:value="34.2">
            <text:p>34.2</text:p>
          </table:table-cell>
          <table:table-cell office:value-type="float" office:value="53">
            <text:p>53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Chris King Disc Universal</text:p>
          </table:table-cell>
          <table:table-cell office:value-type="float" office:value="53">
            <text:p>53</text:p>
          </table:table-cell>
          <table:table-cell office:value-type="float" office:value="23">
            <text:p>23</text:p>
          </table:table-cell>
          <table:table-cell office:value-type="float" office:value="53">
            <text:p>53</text:p>
          </table:table-cell>
          <table:table-cell office:value-type="float" office:value="31.5">
            <text:p>31.5</text:p>
          </table:table-cell>
        </table:table-row>
        <table:table-row table:style-name="ro1">
          <table:table-cell office:value-type="string">
            <text:p>Chris King Disc Universal 135mm</text:p>
          </table:table-cell>
          <table:table-cell office:value-type="float" office:value="53">
            <text:p>53</text:p>
          </table:table-cell>
          <table:table-cell office:value-type="float" office:value="34">
            <text:p>34</text:p>
          </table:table-cell>
          <table:table-cell office:value-type="float" office:value="53">
            <text:p>53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Chris King Disc Universal 140mm</text:p>
          </table:table-cell>
          <table:table-cell office:value-type="float" office:value="53">
            <text:p>53</text:p>
          </table:table-cell>
          <table:table-cell office:value-type="float" office:value="31.5">
            <text:p>31.5</text:p>
          </table:table-cell>
          <table:table-cell office:value-type="float" office:value="53">
            <text:p>53</text:p>
          </table:table-cell>
          <table:table-cell office:value-type="float" office:value="23.5">
            <text:p>23.5</text:p>
          </table:table-cell>
        </table:table-row>
        <table:table-row table:style-name="ro1">
          <table:table-cell office:value-type="string">
            <text:p>Chris King Disc Universal 145mm</text:p>
          </table:table-cell>
          <table:table-cell office:value-type="float" office:value="53">
            <text:p>53</text:p>
          </table:table-cell>
          <table:table-cell office:value-type="float" office:value="29">
            <text:p>29</text:p>
          </table:table-cell>
          <table:table-cell office:value-type="float" office:value="53">
            <text:p>53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Chris King MTB</text:p>
          </table:table-cell>
          <table:table-cell office:value-type="float" office:value="40">
            <text:p>40</text:p>
          </table:table-cell>
          <table:table-cell office:value-type="float" office:value="37.5">
            <text:p>37.5</text:p>
          </table:table-cell>
          <table:table-cell office:value-type="float" office:value="40">
            <text:p>40</text:p>
          </table:table-cell>
          <table:table-cell office:value-type="float" office:value="37.5">
            <text:p>37.5</text:p>
          </table:table-cell>
        </table:table-row>
        <table:table-row table:style-name="ro1">
          <table:table-cell office:value-type="string">
            <text:p>Chris King Rear BMX</text:p>
          </table:table-cell>
          <table:table-cell office:value-type="float" office:value="44">
            <text:p>44</text:p>
          </table:table-cell>
          <table:table-cell office:value-type="float" office:value="30">
            <text:p>30</text:p>
          </table:table-cell>
          <table:table-cell office:value-type="float" office:value="53">
            <text:p>53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string">
            <text:p>Chris King Rear DiscGoTech</text:p>
          </table:table-cell>
          <table:table-cell office:value-type="float" office:value="53">
            <text:p>53</text:p>
          </table:table-cell>
          <table:table-cell office:value-type="float" office:value="34">
            <text:p>34</text:p>
          </table:table-cell>
          <table:table-cell office:value-type="float" office:value="53">
            <text:p>53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Chris King Rear DiscGoTech</text:p>
          </table:table-cell>
          <table:table-cell office:value-type="float" office:value="53">
            <text:p>53</text:p>
          </table:table-cell>
          <table:table-cell office:value-type="float" office:value="31.5">
            <text:p>31.5</text:p>
          </table:table-cell>
          <table:table-cell office:value-type="float" office:value="53">
            <text:p>53</text:p>
          </table:table-cell>
          <table:table-cell office:value-type="float" office:value="23.5">
            <text:p>23.5</text:p>
          </table:table-cell>
        </table:table-row>
        <table:table-row table:style-name="ro1">
          <table:table-cell office:value-type="string">
            <text:p>Chris King Rear DiscGoTech</text:p>
          </table:table-cell>
          <table:table-cell office:value-type="float" office:value="53">
            <text:p>53</text:p>
          </table:table-cell>
          <table:table-cell office:value-type="float" office:value="31.5">
            <text:p>31.5</text:p>
          </table:table-cell>
          <table:table-cell office:value-type="float" office:value="53">
            <text:p>53</text:p>
          </table:table-cell>
          <table:table-cell office:value-type="float" office:value="23.5">
            <text:p>23.5</text:p>
          </table:table-cell>
        </table:table-row>
        <table:table-row table:style-name="ro1">
          <table:table-cell office:value-type="string">
            <text:p>Chris King Road</text:p>
          </table:table-cell>
          <table:table-cell office:value-type="float" office:value="40">
            <text:p>40</text:p>
          </table:table-cell>
          <table:table-cell office:value-type="float" office:value="34">
            <text:p>34</text:p>
          </table:table-cell>
          <table:table-cell office:value-type="float" office:value="40">
            <text:p>40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Chris King Single Speed</text:p>
          </table:table-cell>
          <table:table-cell office:value-type="float" office:value="53">
            <text:p>53</text:p>
          </table:table-cell>
          <table:table-cell office:value-type="float" office:value="33.7">
            <text:p>33.7</text:p>
          </table:table-cell>
          <table:table-cell office:value-type="float" office:value="53">
            <text:p>53</text:p>
          </table:table-cell>
          <table:table-cell office:value-type="float" office:value="33.7">
            <text:p>33.7</text:p>
          </table:table-cell>
        </table:table-row>
        <table:table-row table:style-name="ro1">
          <table:table-cell office:value-type="string">
            <text:p>Chris King Single Speed</text:p>
          </table:table-cell>
          <table:table-cell office:value-type="float" office:value="53">
            <text:p>53</text:p>
          </table:table-cell>
          <table:table-cell office:value-type="float" office:value="33.7">
            <text:p>33.7</text:p>
          </table:table-cell>
          <table:table-cell office:value-type="float" office:value="53">
            <text:p>53</text:p>
          </table:table-cell>
          <table:table-cell office:value-type="float" office:value="33.7">
            <text:p>33.7</text:p>
          </table:table-cell>
        </table:table-row>
        <table:table-row table:style-name="ro1">
          <table:table-cell office:value-type="string">
            <text:p>Chris King Tandem</text:p>
          </table:table-cell>
          <table:table-cell office:value-type="float" office:value="53">
            <text:p>53</text:p>
          </table:table-cell>
          <table:table-cell office:value-type="float" office:value="33.7">
            <text:p>33.7</text:p>
          </table:table-cell>
          <table:table-cell office:value-type="float" office:value="53">
            <text:p>53</text:p>
          </table:table-cell>
          <table:table-cell office:value-type="float" office:value="33.7">
            <text:p>33.7</text:p>
          </table:table-cell>
        </table:table-row>
        <table:table-row table:style-name="ro1">
          <table:table-cell office:value-type="string">
            <text:p>Chris King Tandem</text:p>
          </table:table-cell>
          <table:table-cell office:value-type="float" office:value="53">
            <text:p>53</text:p>
          </table:table-cell>
          <table:table-cell office:value-type="float" office:value="29">
            <text:p>29</text:p>
          </table:table-cell>
          <table:table-cell office:value-type="float" office:value="53">
            <text:p>53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Chris King Tandem</text:p>
          </table:table-cell>
          <table:table-cell office:value-type="float" office:value="53">
            <text:p>53</text:p>
          </table:table-cell>
          <table:table-cell office:value-type="float" office:value="33.7">
            <text:p>33.7</text:p>
          </table:table-cell>
          <table:table-cell office:value-type="float" office:value="53">
            <text:p>53</text:p>
          </table:table-cell>
          <table:table-cell office:value-type="float" office:value="33.7">
            <text:p>33.7</text:p>
          </table:table-cell>
        </table:table-row>
        <table:table-row table:style-name="ro1">
          <table:table-cell office:value-type="string">
            <text:p>CODA </text:p>
          </table:table-cell>
          <table:table-cell office:value-type="float" office:value="39">
            <text:p>39</text:p>
          </table:table-cell>
          <table:table-cell office:value-type="float" office:value="37">
            <text:p>37</text:p>
          </table:table-cell>
          <table:table-cell office:value-type="float" office:value="39">
            <text:p>39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string">
            <text:p>Coda 900 disc</text:p>
          </table:table-cell>
          <table:table-cell office:value-type="float" office:value="58">
            <text:p>58</text:p>
          </table:table-cell>
          <table:table-cell office:value-type="float" office:value="37">
            <text:p>37</text:p>
          </table:table-cell>
          <table:table-cell office:value-type="float" office:value="58">
            <text:p>58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Coda 901 disc</text:p>
          </table:table-cell>
          <table:table-cell office:value-type="float" office:value="58">
            <text:p>58</text:p>
          </table:table-cell>
          <table:table-cell office:value-type="float" office:value="20">
            <text:p>20</text:p>
          </table:table-cell>
          <table:table-cell office:value-type="float" office:value="44.5">
            <text:p>44.5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string">
            <text:p>Coda disc</text:p>
          </table:table-cell>
          <table:table-cell office:value-type="float" office:value="52">
            <text:p>52</text:p>
          </table:table-cell>
          <table:table-cell office:value-type="float" office:value="18">
            <text:p>18</text:p>
          </table:table-cell>
          <table:table-cell office:value-type="float" office:value="40">
            <text:p>40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string">
            <text:p>Coda DT Hugi 98 disc</text:p>
          </table:table-cell>
          <table:table-cell office:value-type="float" office:value="52.7">
            <text:p>52.7</text:p>
          </table:table-cell>
          <table:table-cell office:value-type="float" office:value="36">
            <text:p>36</text:p>
          </table:table-cell>
          <table:table-cell office:value-type="float" office:value="52.7">
            <text:p>52.7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Coda Expert disc</text:p>
          </table:table-cell>
          <table:table-cell office:value-type="float" office:value="58">
            <text:p>58</text:p>
          </table:table-cell>
          <table:table-cell office:value-type="float" office:value="19">
            <text:p>19</text:p>
          </table:table-cell>
          <table:table-cell office:value-type="float" office:value="45">
            <text:p>45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Coda Expert disc</text:p>
          </table:table-cell>
          <table:table-cell office:value-type="float" office:value="58">
            <text:p>58</text:p>
          </table:table-cell>
          <table:table-cell office:value-type="float" office:value="35">
            <text:p>35</text:p>
          </table:table-cell>
          <table:table-cell office:value-type="float" office:value="44.5">
            <text:p>44.5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Coda Expert Non-disc</text:p>
          </table:table-cell>
          <table:table-cell office:value-type="float" office:value="44.5">
            <text:p>44.5</text:p>
          </table:table-cell>
          <table:table-cell office:value-type="float" office:value="31">
            <text:p>31</text:p>
          </table:table-cell>
          <table:table-cell office:value-type="float" office:value="44.5">
            <text:p>44.5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Coda Expert non-disc</text:p>
          </table:table-cell>
          <table:table-cell office:value-type="float" office:value="44.5">
            <text:p>44.5</text:p>
          </table:table-cell>
          <table:table-cell office:value-type="float" office:value="35.5">
            <text:p>35.5</text:p>
          </table:table-cell>
          <table:table-cell office:value-type="float" office:value="44.5">
            <text:p>44.5</text:p>
          </table:table-cell>
          <table:table-cell office:value-type="float" office:value="18.5">
            <text:p>18.5</text:p>
          </table:table-cell>
        </table:table-row>
        <table:table-row table:style-name="ro1">
          <table:table-cell office:value-type="string">
            <text:p>Coda Expert road</text:p>
          </table:table-cell>
          <table:table-cell office:value-type="float" office:value="44.5">
            <text:p>44.5</text:p>
          </table:table-cell>
          <table:table-cell office:value-type="float" office:value="38.5">
            <text:p>38.5</text:p>
          </table:table-cell>
          <table:table-cell office:value-type="float" office:value="44.5">
            <text:p>44.5</text:p>
          </table:table-cell>
          <table:table-cell office:value-type="float" office:value="14.5">
            <text:p>14.5</text:p>
          </table:table-cell>
        </table:table-row>
        <table:table-row table:style-name="ro1">
          <table:table-cell office:value-type="string">
            <text:p>Coda Moto disc</text:p>
          </table:table-cell>
          <table:table-cell office:value-type="float" office:value="56">
            <text:p>56</text:p>
          </table:table-cell>
          <table:table-cell office:value-type="float" office:value="25">
            <text:p>25</text:p>
          </table:table-cell>
          <table:table-cell office:value-type="float" office:value="62">
            <text:p>62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CORBIN DUPLEX coaster brake hub model 8</text:p>
          </table:table-cell>
          <table:table-cell office:value-type="float" office:value="63.5">
            <text:p>63.5</text:p>
          </table:table-cell>
          <table:table-cell office:value-type="float" office:value="31.75">
            <text:p>31.75</text:p>
          </table:table-cell>
          <table:table-cell office:value-type="float" office:value="53.975">
            <text:p>53.98</text:p>
          </table:table-cell>
          <table:table-cell office:value-type="float" office:value="26.9748">
            <text:p>26.97</text:p>
          </table:table-cell>
        </table:table-row>
        <table:table-row table:style-name="ro1">
          <table:table-cell office:value-type="string">
            <text:p>Corratec Carbon disc</text:p>
          </table:table-cell>
          <table:table-cell office:value-type="float" office:value="51">
            <text:p>51</text:p>
          </table:table-cell>
          <table:table-cell office:value-type="float" office:value="19">
            <text:p>19</text:p>
          </table:table-cell>
          <table:table-cell office:value-type="float" office:value="39.5">
            <text:p>39.5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Corratec Carbon disc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42">
            <text:p>42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Corratec Jumper</text:p>
          </table:table-cell>
          <table:table-cell office:value-type="float" office:value="55">
            <text:p>55</text:p>
          </table:table-cell>
          <table:table-cell office:value-type="float" office:value="35">
            <text:p>35</text:p>
          </table:table-cell>
          <table:table-cell office:value-type="float" office:value="55">
            <text:p>55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string">
            <text:p>Corratec Jumper</text:p>
          </table:table-cell>
          <table:table-cell office:value-type="float" office:value="55">
            <text:p>55</text:p>
          </table:table-cell>
          <table:table-cell office:value-type="float" office:value="35">
            <text:p>35</text:p>
          </table:table-cell>
          <table:table-cell office:value-type="float" office:value="45">
            <text:p>45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Danny's 12mm through axle</text:p>
          </table:table-cell>
          <table:table-cell office:value-type="float" office:value="58">
            <text:p>58</text:p>
          </table:table-cell>
          <table:table-cell office:value-type="float" office:value="34.5">
            <text:p>34.5</text:p>
          </table:table-cell>
          <table:table-cell office:value-type="float" office:value="58">
            <text:p>58</text:p>
          </table:table-cell>
          <table:table-cell office:value-type="float" office:value="34.5">
            <text:p>34.5</text:p>
          </table:table-cell>
        </table:table-row>
        <table:table-row table:style-name="ro1">
          <table:table-cell office:value-type="string">
            <text:p>Decathlon by DT Swiss</text:p>
          </table:table-cell>
          <table:table-cell office:value-type="float" office:value="36">
            <text:p>36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string">
            <text:p>Decathlon by DT Swiss</text:p>
          </table:table-cell>
          <table:table-cell office:value-type="float" office:value="45">
            <text:p>45</text:p>
          </table:table-cell>
          <table:table-cell office:value-type="float" office:value="37.7">
            <text:p>37.7</text:p>
          </table:table-cell>
          <table:table-cell office:value-type="float" office:value="45">
            <text:p>45</text:p>
          </table:table-cell>
          <table:table-cell office:value-type="float" office:value="16.7">
            <text:p>16.7</text:p>
          </table:table-cell>
        </table:table-row>
        <table:table-row table:style-name="ro1">
          <table:table-cell office:value-type="string">
            <text:p>Decathlon by DT Swiss</text:p>
          </table:table-cell>
          <table:table-cell office:value-type="float" office:value="45">
            <text:p>45</text:p>
          </table:table-cell>
          <table:table-cell office:value-type="float" office:value="35.2">
            <text:p>35.2</text:p>
          </table:table-cell>
          <table:table-cell office:value-type="float" office:value="45">
            <text:p>45</text:p>
          </table:table-cell>
          <table:table-cell office:value-type="float" office:value="19.2">
            <text:p>19.2</text:p>
          </table:table-cell>
        </table:table-row>
        <table:table-row table:style-name="ro1">
          <table:table-cell office:value-type="string">
            <text:p>Dengler</text:p>
          </table:table-cell>
          <table:table-cell office:value-type="float" office:value="38">
            <text:p>38</text:p>
          </table:table-cell>
          <table:table-cell office:value-type="float" office:value="35">
            <text:p>35</text:p>
          </table:table-cell>
          <table:table-cell office:value-type="float" office:value="38">
            <text:p>38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string">
            <text:p>Dia-Compe Tsali </text:p>
          </table:table-cell>
          <table:table-cell office:value-type="float" office:value="39">
            <text:p>39</text:p>
          </table:table-cell>
          <table:table-cell office:value-type="float" office:value="37.2">
            <text:p>37.2</text:p>
          </table:table-cell>
          <table:table-cell office:value-type="float" office:value="39">
            <text:p>39</text:p>
          </table:table-cell>
          <table:table-cell office:value-type="float" office:value="37.2">
            <text:p>37.2</text:p>
          </table:table-cell>
        </table:table-row>
        <table:table-row table:style-name="ro1">
          <table:table-cell office:value-type="string">
            <text:p>DMR Revolver</text:p>
          </table:table-cell>
          <table:table-cell office:value-type="float" office:value="41">
            <text:p>41</text:p>
          </table:table-cell>
          <table:table-cell office:value-type="float" office:value="36">
            <text:p>36</text:p>
          </table:table-cell>
          <table:table-cell office:value-type="float" office:value="41">
            <text:p>41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string">
            <text:p>DT Cerit</text:p>
          </table:table-cell>
          <table:table-cell office:value-type="float" office:value="58">
            <text:p>58</text:p>
          </table:table-cell>
          <table:table-cell office:value-type="float" office:value="23">
            <text:p>23</text:p>
          </table:table-cell>
          <table:table-cell office:value-type="float" office:value="52">
            <text:p>52</text:p>
          </table:table-cell>
          <table:table-cell office:value-type="float" office:value="34.7">
            <text:p>34.7</text:p>
          </table:table-cell>
        </table:table-row>
        <table:table-row table:style-name="ro1">
          <table:table-cell office:value-type="string">
            <text:p>DT Cerit disc</text:p>
          </table:table-cell>
          <table:table-cell office:value-type="float" office:value="58">
            <text:p>58</text:p>
          </table:table-cell>
          <table:table-cell office:value-type="float" office:value="33.25">
            <text:p>33.25</text:p>
          </table:table-cell>
          <table:table-cell office:value-type="float" office:value="52">
            <text:p>52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DT Hugi 240</text:p>
          </table:table-cell>
          <table:table-cell office:value-type="float" office:value="36">
            <text:p>36</text:p>
          </table:table-cell>
          <table:table-cell office:value-type="float" office:value="34.95">
            <text:p>34.95</text:p>
          </table:table-cell>
          <table:table-cell office:value-type="float" office:value="36">
            <text:p>36</text:p>
          </table:table-cell>
          <table:table-cell office:value-type="float" office:value="34.95">
            <text:p>34.95</text:p>
          </table:table-cell>
        </table:table-row>
        <table:table-row table:style-name="ro1">
          <table:table-cell office:value-type="string">
            <text:p>DT Hugi 240</text:p>
          </table:table-cell>
          <table:table-cell office:value-type="float" office:value="45">
            <text:p>45</text:p>
          </table:table-cell>
          <table:table-cell office:value-type="float" office:value="37.7">
            <text:p>37.7</text:p>
          </table:table-cell>
          <table:table-cell office:value-type="float" office:value="45">
            <text:p>45</text:p>
          </table:table-cell>
          <table:table-cell office:value-type="float" office:value="16.7">
            <text:p>16.7</text:p>
          </table:table-cell>
        </table:table-row>
        <table:table-row table:style-name="ro1">
          <table:table-cell office:value-type="string">
            <text:p>DT Hugi 240</text:p>
          </table:table-cell>
          <table:table-cell office:value-type="float" office:value="45">
            <text:p>45</text:p>
          </table:table-cell>
          <table:table-cell office:value-type="float" office:value="35.2">
            <text:p>35.2</text:p>
          </table:table-cell>
          <table:table-cell office:value-type="float" office:value="45">
            <text:p>45</text:p>
          </table:table-cell>
          <table:table-cell office:value-type="float" office:value="19.2">
            <text:p>19.2</text:p>
          </table:table-cell>
        </table:table-row>
        <table:table-row table:style-name="ro1">
          <table:table-cell office:value-type="string">
            <text:p>DT Hugi 240 Campy 9,10s</text:p>
          </table:table-cell>
          <table:table-cell office:value-type="float" office:value="45">
            <text:p>45</text:p>
          </table:table-cell>
          <table:table-cell office:value-type="float" office:value="29.8">
            <text:p>29.8</text:p>
          </table:table-cell>
          <table:table-cell office:value-type="float" office:value="45">
            <text:p>45</text:p>
          </table:table-cell>
          <table:table-cell office:value-type="float" office:value="16.1">
            <text:p>16.1</text:p>
          </table:table-cell>
        </table:table-row>
        <table:table-row table:style-name="ro1">
          <table:table-cell office:value-type="string">
            <text:p>DT Hugi 240 disc</text:p>
          </table:table-cell>
          <table:table-cell office:value-type="float" office:value="58">
            <text:p>58</text:p>
          </table:table-cell>
          <table:table-cell office:value-type="float" office:value="22">
            <text:p>22</text:p>
          </table:table-cell>
          <table:table-cell office:value-type="float" office:value="46">
            <text:p>46</text:p>
          </table:table-cell>
          <table:table-cell office:value-type="float" office:value="34.8">
            <text:p>34.8</text:p>
          </table:table-cell>
        </table:table-row>
        <table:table-row table:style-name="ro1">
          <table:table-cell office:value-type="string">
            <text:p>DT Hugi 240 disc</text:p>
          </table:table-cell>
          <table:table-cell office:value-type="float" office:value="58">
            <text:p>58</text:p>
          </table:table-cell>
          <table:table-cell office:value-type="float" office:value="33.5">
            <text:p>33.5</text:p>
          </table:table-cell>
          <table:table-cell office:value-type="float" office:value="46">
            <text:p>46</text:p>
          </table:table-cell>
          <table:table-cell office:value-type="float" office:value="19.2">
            <text:p>19.2</text:p>
          </table:table-cell>
        </table:table-row>
        <table:table-row table:style-name="ro1">
          <table:table-cell office:value-type="string">
            <text:p>DT Hugi 240 FR</text:p>
          </table:table-cell>
          <table:table-cell office:value-type="float" office:value="58">
            <text:p>58</text:p>
          </table:table-cell>
          <table:table-cell office:value-type="float" office:value="33.5">
            <text:p>33.5</text:p>
          </table:table-cell>
          <table:table-cell office:value-type="float" office:value="46.5">
            <text:p>46.5</text:p>
          </table:table-cell>
          <table:table-cell office:value-type="float" office:value="19.2">
            <text:p>19.2</text:p>
          </table:table-cell>
        </table:table-row>
        <table:table-row table:style-name="ro1">
          <table:table-cell office:value-type="string">
            <text:p>DT Hugi 240 FR 12mm through axle</text:p>
          </table:table-cell>
          <table:table-cell office:value-type="float" office:value="58.5">
            <text:p>58.5</text:p>
          </table:table-cell>
          <table:table-cell office:value-type="float" office:value="25.8">
            <text:p>25.8</text:p>
          </table:table-cell>
          <table:table-cell office:value-type="float" office:value="58.5">
            <text:p>58.5</text:p>
          </table:table-cell>
          <table:table-cell office:value-type="float" office:value="25.8">
            <text:p>25.8</text:p>
          </table:table-cell>
        </table:table-row>
        <table:table-row table:style-name="ro1">
          <table:table-cell office:value-type="string">
            <text:p>DT Hugi 240 FR 12mm through axle</text:p>
          </table:table-cell>
          <table:table-cell office:value-type="float" office:value="58.5">
            <text:p>58.5</text:p>
          </table:table-cell>
          <table:table-cell office:value-type="float" office:value="33.3">
            <text:p>33.3</text:p>
          </table:table-cell>
          <table:table-cell office:value-type="float" office:value="58.5">
            <text:p>58.5</text:p>
          </table:table-cell>
          <table:table-cell office:value-type="float" office:value="33.3">
            <text:p>33.3</text:p>
          </table:table-cell>
        </table:table-row>
        <table:table-row table:style-name="ro1">
          <table:table-cell office:value-type="string">
            <text:p>DT Hugi 240 road</text:p>
          </table:table-cell>
          <table:table-cell office:value-type="float" office:value="45">
            <text:p>45</text:p>
          </table:table-cell>
          <table:table-cell office:value-type="float" office:value="29.8">
            <text:p>29.8</text:p>
          </table:table-cell>
          <table:table-cell office:value-type="float" office:value="45">
            <text:p>45</text:p>
          </table:table-cell>
          <table:table-cell office:value-type="float" office:value="16.1">
            <text:p>16.1</text:p>
          </table:table-cell>
        </table:table-row>
        <table:table-row table:style-name="ro1">
          <table:table-cell office:value-type="string">
            <text:p>DT Hugi 95</text:p>
          </table:table-cell>
          <table:table-cell office:value-type="float" office:value="45.5">
            <text:p>45.5</text:p>
          </table:table-cell>
          <table:table-cell office:value-type="float" office:value="39.45">
            <text:p>39.45</text:p>
          </table:table-cell>
          <table:table-cell office:value-type="float" office:value="45.5">
            <text:p>45.5</text:p>
          </table:table-cell>
          <table:table-cell office:value-type="float" office:value="17.95">
            <text:p>17.95</text:p>
          </table:table-cell>
        </table:table-row>
        <table:table-row table:style-name="ro1">
          <table:table-cell office:value-type="string">
            <text:p>DT Hugi 95</text:p>
          </table:table-cell>
          <table:table-cell office:value-type="float" office:value="45.5">
            <text:p>45.5</text:p>
          </table:table-cell>
          <table:table-cell office:value-type="float" office:value="37.4">
            <text:p>37.4</text:p>
          </table:table-cell>
          <table:table-cell office:value-type="float" office:value="45.5">
            <text:p>45.5</text:p>
          </table:table-cell>
          <table:table-cell office:value-type="float" office:value="20.05">
            <text:p>20.05</text:p>
          </table:table-cell>
        </table:table-row>
        <table:table-row table:style-name="ro1">
          <table:table-cell office:value-type="string">
            <text:p>DT Hugi 95 MTB</text:p>
          </table:table-cell>
          <table:table-cell office:value-type="float" office:value="41">
            <text:p>41</text:p>
          </table:table-cell>
          <table:table-cell office:value-type="float" office:value="35">
            <text:p>35</text:p>
          </table:table-cell>
          <table:table-cell office:value-type="float" office:value="41">
            <text:p>41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string">
            <text:p>DT Hugi 95 road</text:p>
          </table:table-cell>
          <table:table-cell office:value-type="float" office:value="39">
            <text:p>39</text:p>
          </table:table-cell>
          <table:table-cell office:value-type="float" office:value="34.5">
            <text:p>34.5</text:p>
          </table:table-cell>
          <table:table-cell office:value-type="float" office:value="39">
            <text:p>39</text:p>
          </table:table-cell>
          <table:table-cell office:value-type="float" office:value="34.5">
            <text:p>34.5</text:p>
          </table:table-cell>
        </table:table-row>
        <table:table-row table:style-name="ro1">
          <table:table-cell office:value-type="string">
            <text:p>DT Hugi 98</text:p>
          </table:table-cell>
          <table:table-cell office:value-type="float" office:value="41">
            <text:p>41</text:p>
          </table:table-cell>
          <table:table-cell office:value-type="float" office:value="35">
            <text:p>35</text:p>
          </table:table-cell>
          <table:table-cell office:value-type="float" office:value="41">
            <text:p>41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string">
            <text:p>DT Hugi 98</text:p>
          </table:table-cell>
          <table:table-cell office:value-type="float" office:value="45.5">
            <text:p>45.5</text:p>
          </table:table-cell>
          <table:table-cell office:value-type="float" office:value="39.9">
            <text:p>39.9</text:p>
          </table:table-cell>
          <table:table-cell office:value-type="float" office:value="45.5">
            <text:p>45.5</text:p>
          </table:table-cell>
          <table:table-cell office:value-type="float" office:value="17.55">
            <text:p>17.55</text:p>
          </table:table-cell>
        </table:table-row>
        <table:table-row table:style-name="ro1">
          <table:table-cell office:value-type="string">
            <text:p>DT Hugi 98</text:p>
          </table:table-cell>
          <table:table-cell office:value-type="float" office:value="45.5">
            <text:p>45.5</text:p>
          </table:table-cell>
          <table:table-cell office:value-type="float" office:value="37.3">
            <text:p>37.3</text:p>
          </table:table-cell>
          <table:table-cell office:value-type="float" office:value="45.5">
            <text:p>45.5</text:p>
          </table:table-cell>
          <table:table-cell office:value-type="float" office:value="20.15">
            <text:p>20.15</text:p>
          </table:table-cell>
        </table:table-row>
        <table:table-row table:style-name="ro1">
          <table:table-cell office:value-type="string">
            <text:p>DT Hugi 98 Campy 9s</text:p>
          </table:table-cell>
          <table:table-cell office:value-type="float" office:value="46">
            <text:p>46</text:p>
          </table:table-cell>
          <table:table-cell office:value-type="float" office:value="33.65">
            <text:p>33.65</text:p>
          </table:table-cell>
          <table:table-cell office:value-type="float" office:value="46">
            <text:p>46</text:p>
          </table:table-cell>
          <table:table-cell office:value-type="float" office:value="16.4">
            <text:p>16.4</text:p>
          </table:table-cell>
        </table:table-row>
        <table:table-row table:style-name="ro1">
          <table:table-cell office:value-type="string">
            <text:p>DT Hugi Formula</text:p>
          </table:table-cell>
          <table:table-cell office:value-type="float" office:value="52.5">
            <text:p>52.5</text:p>
          </table:table-cell>
          <table:table-cell office:value-type="float" office:value="16.95">
            <text:p>16.95</text:p>
          </table:table-cell>
          <table:table-cell office:value-type="float" office:value="46">
            <text:p>46</text:p>
          </table:table-cell>
          <table:table-cell office:value-type="float" office:value="35.1">
            <text:p>35.1</text:p>
          </table:table-cell>
        </table:table-row>
        <table:table-row table:style-name="ro1">
          <table:table-cell office:value-type="string">
            <text:p>DT Hugi Formula disc</text:p>
          </table:table-cell>
          <table:table-cell office:value-type="float" office:value="52.5">
            <text:p>52.5</text:p>
          </table:table-cell>
          <table:table-cell office:value-type="float" office:value="33.4">
            <text:p>33.4</text:p>
          </table:table-cell>
          <table:table-cell office:value-type="float" office:value="46">
            <text:p>46</text:p>
          </table:table-cell>
          <table:table-cell office:value-type="float" office:value="19.65">
            <text:p>19.65</text:p>
          </table:table-cell>
        </table:table-row>
        <table:table-row table:style-name="ro1">
          <table:table-cell office:value-type="string">
            <text:p>DT Hugi FR disc</text:p>
          </table:table-cell>
          <table:table-cell office:value-type="float" office:value="58">
            <text:p>58</text:p>
          </table:table-cell>
          <table:table-cell office:value-type="float" office:value="22">
            <text:p>22</text:p>
          </table:table-cell>
          <table:table-cell office:value-type="float" office:value="52">
            <text:p>52</text:p>
          </table:table-cell>
          <table:table-cell office:value-type="float" office:value="30.2">
            <text:p>30.2</text:p>
          </table:table-cell>
        </table:table-row>
        <table:table-row table:style-name="ro1">
          <table:table-cell office:value-type="string">
            <text:p>DT Hugi FR disc</text:p>
          </table:table-cell>
          <table:table-cell office:value-type="float" office:value="58">
            <text:p>58</text:p>
          </table:table-cell>
          <table:table-cell office:value-type="float" office:value="22">
            <text:p>22</text:p>
          </table:table-cell>
          <table:table-cell office:value-type="float" office:value="52">
            <text:p>52</text:p>
          </table:table-cell>
          <table:table-cell office:value-type="float" office:value="30.2">
            <text:p>30.2</text:p>
          </table:table-cell>
        </table:table-row>
        <table:table-row table:style-name="ro1">
          <table:table-cell office:value-type="string">
            <text:p>DT Hugi Gustav M 98</text:p>
          </table:table-cell>
          <table:table-cell office:value-type="float" office:value="60">
            <text:p>60</text:p>
          </table:table-cell>
          <table:table-cell office:value-type="float" office:value="36.3">
            <text:p>36.3</text:p>
          </table:table-cell>
          <table:table-cell office:value-type="float" office:value="61">
            <text:p>61</text:p>
          </table:table-cell>
          <table:table-cell office:value-type="float" office:value="18.95">
            <text:p>18.95</text:p>
          </table:table-cell>
        </table:table-row>
        <table:table-row table:style-name="ro1">
          <table:table-cell office:value-type="string">
            <text:p>DT Hugi Gustav M 98</text:p>
          </table:table-cell>
          <table:table-cell office:value-type="float" office:value="60">
            <text:p>60</text:p>
          </table:table-cell>
          <table:table-cell office:value-type="float" office:value="33">
            <text:p>33</text:p>
          </table:table-cell>
          <table:table-cell office:value-type="float" office:value="61">
            <text:p>61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DT Hugi Gustav M 98 disc</text:p>
          </table:table-cell>
          <table:table-cell office:value-type="float" office:value="60">
            <text:p>60</text:p>
          </table:table-cell>
          <table:table-cell office:value-type="float" office:value="23.65">
            <text:p>23.65</text:p>
          </table:table-cell>
          <table:table-cell office:value-type="float" office:value="61">
            <text:p>61</text:p>
          </table:table-cell>
          <table:table-cell office:value-type="float" office:value="34.85">
            <text:p>34.85</text:p>
          </table:table-cell>
        </table:table-row>
        <table:table-row table:style-name="ro1">
          <table:table-cell office:value-type="string">
            <text:p>DT Hugi Gustav M 98 disc DH</text:p>
          </table:table-cell>
          <table:table-cell office:value-type="float" office:value="60">
            <text:p>60</text:p>
          </table:table-cell>
          <table:table-cell office:value-type="float" office:value="26.6">
            <text:p>26.6</text:p>
          </table:table-cell>
          <table:table-cell office:value-type="float" office:value="61">
            <text:p>61</text:p>
          </table:table-cell>
          <table:table-cell office:value-type="float" office:value="29.7">
            <text:p>29.7</text:p>
          </table:table-cell>
        </table:table-row>
        <table:table-row table:style-name="ro1">
          <table:table-cell office:value-type="string">
            <text:p>DT Hugi Hayes</text:p>
          </table:table-cell>
          <table:table-cell office:value-type="float" office:value="58">
            <text:p>58</text:p>
          </table:table-cell>
          <table:table-cell office:value-type="float" office:value="23.1">
            <text:p>23.1</text:p>
          </table:table-cell>
          <table:table-cell office:value-type="float" office:value="46">
            <text:p>46</text:p>
          </table:table-cell>
          <table:table-cell office:value-type="float" office:value="34.4">
            <text:p>34.4</text:p>
          </table:table-cell>
        </table:table-row>
        <table:table-row table:style-name="ro1">
          <table:table-cell office:value-type="string">
            <text:p>DT Hugi Hayes DH</text:p>
          </table:table-cell>
          <table:table-cell office:value-type="float" office:value="58">
            <text:p>58</text:p>
          </table:table-cell>
          <table:table-cell office:value-type="float" office:value="22.8">
            <text:p>22.8</text:p>
          </table:table-cell>
          <table:table-cell office:value-type="float" office:value="58">
            <text:p>58</text:p>
          </table:table-cell>
          <table:table-cell office:value-type="float" office:value="31.5">
            <text:p>31.5</text:p>
          </table:table-cell>
        </table:table-row>
        <table:table-row table:style-name="ro1">
          <table:table-cell office:value-type="string">
            <text:p>DT Hugi Hayes disc</text:p>
          </table:table-cell>
          <table:table-cell office:value-type="float" office:value="58">
            <text:p>58</text:p>
          </table:table-cell>
          <table:table-cell office:value-type="float" office:value="33.25">
            <text:p>33.25</text:p>
          </table:table-cell>
          <table:table-cell office:value-type="float" office:value="46">
            <text:p>46</text:p>
          </table:table-cell>
          <table:table-cell office:value-type="float" office:value="19.75">
            <text:p>19.75</text:p>
          </table:table-cell>
        </table:table-row>
        <table:table-row table:style-name="ro1">
          <table:table-cell office:value-type="string">
            <text:p>DT Hugi Louise 99</text:p>
          </table:table-cell>
          <table:table-cell office:value-type="float" office:value="58">
            <text:p>58</text:p>
          </table:table-cell>
          <table:table-cell office:value-type="float" office:value="39">
            <text:p>39</text:p>
          </table:table-cell>
          <table:table-cell office:value-type="float" office:value="47">
            <text:p>47</text:p>
          </table:table-cell>
          <table:table-cell office:value-type="float" office:value="19.65">
            <text:p>19.65</text:p>
          </table:table-cell>
        </table:table-row>
        <table:table-row table:style-name="ro1">
          <table:table-cell office:value-type="string">
            <text:p>DT Hugi Louise 99 disc</text:p>
          </table:table-cell>
          <table:table-cell office:value-type="float" office:value="58">
            <text:p>58</text:p>
          </table:table-cell>
          <table:table-cell office:value-type="float" office:value="23.9">
            <text:p>23.9</text:p>
          </table:table-cell>
          <table:table-cell office:value-type="float" office:value="47">
            <text:p>47</text:p>
          </table:table-cell>
          <table:table-cell office:value-type="float" office:value="35.6">
            <text:p>35.6</text:p>
          </table:table-cell>
        </table:table-row>
        <table:table-row table:style-name="ro1">
          <table:table-cell office:value-type="string">
            <text:p>DT Hugi Magura Disc Gustav M</text:p>
          </table:table-cell>
          <table:table-cell office:value-type="float" office:value="60">
            <text:p>60</text:p>
          </table:table-cell>
          <table:table-cell office:value-type="float" office:value="36.3">
            <text:p>36.3</text:p>
          </table:table-cell>
          <table:table-cell office:value-type="float" office:value="61">
            <text:p>61</text:p>
          </table:table-cell>
          <table:table-cell office:value-type="float" office:value="18.95">
            <text:p>18.95</text:p>
          </table:table-cell>
        </table:table-row>
        <table:table-row table:style-name="ro1">
          <table:table-cell office:value-type="string">
            <text:p>DT Hugi Magura Disc Louise</text:p>
          </table:table-cell>
          <table:table-cell office:value-type="float" office:value="58">
            <text:p>58</text:p>
          </table:table-cell>
          <table:table-cell office:value-type="float" office:value="39">
            <text:p>39</text:p>
          </table:table-cell>
          <table:table-cell office:value-type="float" office:value="47">
            <text:p>47</text:p>
          </table:table-cell>
          <table:table-cell office:value-type="float" office:value="19.65">
            <text:p>19.65</text:p>
          </table:table-cell>
        </table:table-row>
        <table:table-row table:style-name="ro1">
          <table:table-cell office:value-type="string">
            <text:p>DT Hugi MTB</text:p>
          </table:table-cell>
          <table:table-cell office:value-type="float" office:value="45">
            <text:p>45</text:p>
          </table:table-cell>
          <table:table-cell office:value-type="float" office:value="35">
            <text:p>35</text:p>
          </table:table-cell>
          <table:table-cell office:value-type="float" office:value="45">
            <text:p>45</text:p>
          </table:table-cell>
          <table:table-cell office:value-type="float" office:value="20.15">
            <text:p>20.15</text:p>
          </table:table-cell>
        </table:table-row>
        <table:table-row table:style-name="ro1">
          <table:table-cell office:value-type="string">
            <text:p>DT Hugi road Campagnolo compatible</text:p>
          </table:table-cell>
          <table:table-cell office:value-type="float" office:value="46">
            <text:p>46</text:p>
          </table:table-cell>
          <table:table-cell office:value-type="float" office:value="33.65">
            <text:p>33.65</text:p>
          </table:table-cell>
          <table:table-cell office:value-type="float" office:value="46">
            <text:p>46</text:p>
          </table:table-cell>
          <table:table-cell office:value-type="float" office:value="16.4">
            <text:p>16.4</text:p>
          </table:table-cell>
        </table:table-row>
        <table:table-row table:style-name="ro1">
          <table:table-cell office:value-type="string">
            <text:p>DT Hugi road Shimano compatible</text:p>
          </table:table-cell>
          <table:table-cell office:value-type="float" office:value="45">
            <text:p>45</text:p>
          </table:table-cell>
          <table:table-cell office:value-type="float" office:value="39.9">
            <text:p>39.9</text:p>
          </table:table-cell>
          <table:table-cell office:value-type="float" office:value="45">
            <text:p>45</text:p>
          </table:table-cell>
          <table:table-cell office:value-type="float" office:value="17.55">
            <text:p>17.55</text:p>
          </table:table-cell>
        </table:table-row>
        <table:table-row table:style-name="ro1">
          <table:table-cell office:value-type="string">
            <text:p>DT Hugi Sport</text:p>
          </table:table-cell>
          <table:table-cell office:value-type="float" office:value="41">
            <text:p>41</text:p>
          </table:table-cell>
          <table:table-cell office:value-type="float" office:value="35">
            <text:p>35</text:p>
          </table:table-cell>
          <table:table-cell office:value-type="float" office:value="41">
            <text:p>41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string">
            <text:p>DT Hugi Sport</text:p>
          </table:table-cell>
          <table:table-cell office:value-type="float" office:value="45.5">
            <text:p>45.5</text:p>
          </table:table-cell>
          <table:table-cell office:value-type="float" office:value="39.45">
            <text:p>39.45</text:p>
          </table:table-cell>
          <table:table-cell office:value-type="float" office:value="45.5">
            <text:p>45.5</text:p>
          </table:table-cell>
          <table:table-cell office:value-type="float" office:value="17.95">
            <text:p>17.95</text:p>
          </table:table-cell>
        </table:table-row>
        <table:table-row table:style-name="ro1">
          <table:table-cell office:value-type="string">
            <text:p>DT Hugi Sport</text:p>
          </table:table-cell>
          <table:table-cell office:value-type="float" office:value="45.5">
            <text:p>45.5</text:p>
          </table:table-cell>
          <table:table-cell office:value-type="float" office:value="37.4">
            <text:p>37.4</text:p>
          </table:table-cell>
          <table:table-cell office:value-type="float" office:value="45.5">
            <text:p>45.5</text:p>
          </table:table-cell>
          <table:table-cell office:value-type="float" office:value="20.05">
            <text:p>20.05</text:p>
          </table:table-cell>
        </table:table-row>
        <table:table-row table:style-name="ro1">
          <table:table-cell office:value-type="string">
            <text:p>DT Hugi Tandem</text:p>
          </table:table-cell>
          <table:table-cell office:value-type="float" office:value="60">
            <text:p>60</text:p>
          </table:table-cell>
          <table:table-cell office:value-type="float" office:value="34.5">
            <text:p>34.5</text:p>
          </table:table-cell>
          <table:table-cell office:value-type="float" office:value="60">
            <text:p>60</text:p>
          </table:table-cell>
          <table:table-cell office:value-type="float" office:value="34.5">
            <text:p>34.5</text:p>
          </table:table-cell>
        </table:table-row>
        <table:table-row table:style-name="ro1">
          <table:table-cell office:value-type="string">
            <text:p>DT Hugi Tandem Arai</text:p>
          </table:table-cell>
          <table:table-cell office:value-type="float" office:value="60">
            <text:p>60</text:p>
          </table:table-cell>
          <table:table-cell office:value-type="float" office:value="34.25">
            <text:p>34.25</text:p>
          </table:table-cell>
          <table:table-cell office:value-type="float" office:value="60">
            <text:p>60</text:p>
          </table:table-cell>
          <table:table-cell office:value-type="float" office:value="19.45">
            <text:p>19.45</text:p>
          </table:table-cell>
        </table:table-row>
        <table:table-row table:style-name="ro1">
          <table:table-cell office:value-type="string">
            <text:p>DT Hugi Tandem Arai</text:p>
          </table:table-cell>
          <table:table-cell office:value-type="float" office:value="60">
            <text:p>60</text:p>
          </table:table-cell>
          <table:table-cell office:value-type="float" office:value="31.25">
            <text:p>31.25</text:p>
          </table:table-cell>
          <table:table-cell office:value-type="float" office:value="60">
            <text:p>60</text:p>
          </table:table-cell>
          <table:table-cell office:value-type="float" office:value="21.45">
            <text:p>21.45</text:p>
          </table:table-cell>
        </table:table-row>
        <table:table-row table:style-name="ro1">
          <table:table-cell office:value-type="string">
            <text:p>DT Hugi Tandem Arai</text:p>
          </table:table-cell>
          <table:table-cell office:value-type="float" office:value="60">
            <text:p>60</text:p>
          </table:table-cell>
          <table:table-cell office:value-type="float" office:value="28.75">
            <text:p>28.75</text:p>
          </table:table-cell>
          <table:table-cell office:value-type="float" office:value="60">
            <text:p>60</text:p>
          </table:table-cell>
          <table:table-cell office:value-type="float" office:value="23.95">
            <text:p>23.95</text:p>
          </table:table-cell>
        </table:table-row>
        <table:table-row table:style-name="ro1">
          <table:table-cell office:value-type="string">
            <text:p>DT Hugi Tandem disc</text:p>
          </table:table-cell>
          <table:table-cell office:value-type="float" office:value="60">
            <text:p>60</text:p>
          </table:table-cell>
          <table:table-cell office:value-type="float" office:value="22.75">
            <text:p>22.75</text:p>
          </table:table-cell>
          <table:table-cell office:value-type="float" office:value="61">
            <text:p>61</text:p>
          </table:table-cell>
          <table:table-cell office:value-type="float" office:value="34.4">
            <text:p>34.4</text:p>
          </table:table-cell>
        </table:table-row>
        <table:table-row table:style-name="ro1">
          <table:table-cell office:value-type="string">
            <text:p>DT Hugi Tandem disc</text:p>
          </table:table-cell>
          <table:table-cell office:value-type="float" office:value="60">
            <text:p>60</text:p>
          </table:table-cell>
          <table:table-cell office:value-type="float" office:value="31.25">
            <text:p>31.25</text:p>
          </table:table-cell>
          <table:table-cell office:value-type="float" office:value="60">
            <text:p>60</text:p>
          </table:table-cell>
          <table:table-cell office:value-type="float" office:value="21.45">
            <text:p>21.45</text:p>
          </table:table-cell>
        </table:table-row>
        <table:table-row table:style-name="ro1">
          <table:table-cell office:value-type="string">
            <text:p>DT Hugi Tandem disc</text:p>
          </table:table-cell>
          <table:table-cell office:value-type="float" office:value="60">
            <text:p>60</text:p>
          </table:table-cell>
          <table:table-cell office:value-type="float" office:value="28.75">
            <text:p>28.75</text:p>
          </table:table-cell>
          <table:table-cell office:value-type="float" office:value="60">
            <text:p>60</text:p>
          </table:table-cell>
          <table:table-cell office:value-type="float" office:value="23.95">
            <text:p>23.95</text:p>
          </table:table-cell>
        </table:table-row>
        <table:table-row table:style-name="ro1">
          <table:table-cell office:value-type="string">
            <text:p>DT Onyx disc</text:p>
          </table:table-cell>
          <table:table-cell office:value-type="float" office:value="58">
            <text:p>58</text:p>
          </table:table-cell>
          <table:table-cell office:value-type="float" office:value="23">
            <text:p>23</text:p>
          </table:table-cell>
          <table:table-cell office:value-type="float" office:value="48">
            <text:p>48</text:p>
          </table:table-cell>
          <table:table-cell office:value-type="float" office:value="34.7">
            <text:p>34.7</text:p>
          </table:table-cell>
        </table:table-row>
        <table:table-row table:style-name="ro1">
          <table:table-cell office:value-type="string">
            <text:p>DT Onyx disc</text:p>
          </table:table-cell>
          <table:table-cell office:value-type="float" office:value="58">
            <text:p>58</text:p>
          </table:table-cell>
          <table:table-cell office:value-type="float" office:value="22.8">
            <text:p>22.8</text:p>
          </table:table-cell>
          <table:table-cell office:value-type="float" office:value="58">
            <text:p>58</text:p>
          </table:table-cell>
          <table:table-cell office:value-type="float" office:value="31.5">
            <text:p>31.5</text:p>
          </table:table-cell>
        </table:table-row>
        <table:table-row table:style-name="ro1">
          <table:table-cell office:value-type="string">
            <text:p>DT Onyx disc</text:p>
          </table:table-cell>
          <table:table-cell office:value-type="float" office:value="58">
            <text:p>58</text:p>
          </table:table-cell>
          <table:table-cell office:value-type="float" office:value="33.25">
            <text:p>33.25</text:p>
          </table:table-cell>
          <table:table-cell office:value-type="float" office:value="47">
            <text:p>47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DT Onyx Light</text:p>
          </table:table-cell>
          <table:table-cell office:value-type="float" office:value="40">
            <text:p>40</text:p>
          </table:table-cell>
          <table:table-cell office:value-type="float" office:value="34.2">
            <text:p>34.2</text:p>
          </table:table-cell>
          <table:table-cell office:value-type="float" office:value="40">
            <text:p>40</text:p>
          </table:table-cell>
          <table:table-cell office:value-type="float" office:value="34.2">
            <text:p>34.2</text:p>
          </table:table-cell>
        </table:table-row>
        <table:table-row table:style-name="ro1">
          <table:table-cell office:value-type="string">
            <text:p>DT Onyx Normal</text:p>
          </table:table-cell>
          <table:table-cell office:value-type="float" office:value="40">
            <text:p>40</text:p>
          </table:table-cell>
          <table:table-cell office:value-type="float" office:value="35.35">
            <text:p>35.35</text:p>
          </table:table-cell>
          <table:table-cell office:value-type="float" office:value="40">
            <text:p>40</text:p>
          </table:table-cell>
          <table:table-cell office:value-type="float" office:value="35.35">
            <text:p>35.35</text:p>
          </table:table-cell>
        </table:table-row>
        <table:table-row table:style-name="ro1">
          <table:table-cell office:value-type="string">
            <text:p>DT Swiss Onyx</text:p>
          </table:table-cell>
          <table:table-cell office:value-type="float" office:value="46">
            <text:p>46</text:p>
          </table:table-cell>
          <table:table-cell office:value-type="float" office:value="32.1">
            <text:p>32.1</text:p>
          </table:table-cell>
          <table:table-cell office:value-type="float" office:value="46">
            <text:p>46</text:p>
          </table:table-cell>
          <table:table-cell office:value-type="float" office:value="17.5">
            <text:p>17.5</text:p>
          </table:table-cell>
        </table:table-row>
        <table:table-row table:style-name="ro1">
          <table:table-cell office:value-type="string">
            <text:p>DT Swiss Onyx</text:p>
          </table:table-cell>
          <table:table-cell office:value-type="float" office:value="46">
            <text:p>46</text:p>
          </table:table-cell>
          <table:table-cell office:value-type="float" office:value="29.6">
            <text:p>29.6</text:p>
          </table:table-cell>
          <table:table-cell office:value-type="float" office:value="46">
            <text:p>46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Edco</text:p>
          </table:table-cell>
          <table:table-cell office:value-type="float" office:value="41">
            <text:p>41</text:p>
          </table:table-cell>
          <table:table-cell office:value-type="float" office:value="35">
            <text:p>35</text:p>
          </table:table-cell>
          <table:table-cell office:value-type="float" office:value="41">
            <text:p>41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string">
            <text:p>Edco</text:p>
          </table:table-cell>
          <table:table-cell office:value-type="float" office:value="45">
            <text:p>45</text:p>
          </table:table-cell>
          <table:table-cell office:value-type="float" office:value="34">
            <text:p>34</text:p>
          </table:table-cell>
          <table:table-cell office:value-type="float" office:value="45">
            <text:p>45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EMAG hub motor</text:p>
          </table:table-cell>
          <table:table-cell office:value-type="float" office:value="178">
            <text:p>178</text:p>
          </table:table-cell>
          <table:table-cell office:value-type="float" office:value="20">
            <text:p>20</text:p>
          </table:table-cell>
          <table:table-cell office:value-type="float" office:value="178">
            <text:p>178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Fimoco</text:p>
          </table:table-cell>
          <table:table-cell office:value-type="float" office:value="42">
            <text:p>42</text:p>
          </table:table-cell>
          <table:table-cell office:value-type="float" office:value="33">
            <text:p>33</text:p>
          </table:table-cell>
          <table:table-cell office:value-type="float" office:value="42">
            <text:p>42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Formula</text:p>
          </table:table-cell>
          <table:table-cell office:value-type="float" office:value="48">
            <text:p>48</text:p>
          </table:table-cell>
          <table:table-cell office:value-type="float" office:value="33">
            <text:p>33</text:p>
          </table:table-cell>
          <table:table-cell office:value-type="float" office:value="48">
            <text:p>48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Formula by DT Swiss</text:p>
          </table:table-cell>
          <table:table-cell office:value-type="float" office:value="52.5">
            <text:p>52.5</text:p>
          </table:table-cell>
          <table:table-cell office:value-type="float" office:value="19.65">
            <text:p>19.65</text:p>
          </table:table-cell>
          <table:table-cell office:value-type="float" office:value="46">
            <text:p>46</text:p>
          </table:table-cell>
          <table:table-cell office:value-type="float" office:value="35.1">
            <text:p>35.1</text:p>
          </table:table-cell>
        </table:table-row>
        <table:table-row table:style-name="ro1">
          <table:table-cell office:value-type="string">
            <text:p>Formula by DT Swiss</text:p>
          </table:table-cell>
          <table:table-cell office:value-type="float" office:value="52.5">
            <text:p>52.5</text:p>
          </table:table-cell>
          <table:table-cell office:value-type="float" office:value="33.4">
            <text:p>33.4</text:p>
          </table:table-cell>
          <table:table-cell office:value-type="float" office:value="46">
            <text:p>46</text:p>
          </table:table-cell>
          <table:table-cell office:value-type="float" office:value="19.65">
            <text:p>19.65</text:p>
          </table:table-cell>
        </table:table-row>
        <table:table-row table:style-name="ro1">
          <table:table-cell office:value-type="string">
            <text:p>Formula by Edco</text:p>
          </table:table-cell>
          <table:table-cell office:value-type="float" office:value="51">
            <text:p>51</text:p>
          </table:table-cell>
          <table:table-cell office:value-type="float" office:value="18">
            <text:p>18</text:p>
          </table:table-cell>
          <table:table-cell office:value-type="float" office:value="51">
            <text:p>51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Formula by Edco</text:p>
          </table:table-cell>
          <table:table-cell office:value-type="float" office:value="51">
            <text:p>51</text:p>
          </table:table-cell>
          <table:table-cell office:value-type="float" office:value="32">
            <text:p>32</text:p>
          </table:table-cell>
          <table:table-cell office:value-type="float" office:value="51">
            <text:p>51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Formula DH</text:p>
          </table:table-cell>
          <table:table-cell office:value-type="float" office:value="45">
            <text:p>45</text:p>
          </table:table-cell>
          <table:table-cell office:value-type="float" office:value="22">
            <text:p>22</text:p>
          </table:table-cell>
          <table:table-cell office:value-type="float" office:value="45">
            <text:p>45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Formula disc</text:p>
          </table:table-cell>
          <table:table-cell office:value-type="float" office:value="48">
            <text:p>48</text:p>
          </table:table-cell>
          <table:table-cell office:value-type="float" office:value="19">
            <text:p>19</text:p>
          </table:table-cell>
          <table:table-cell office:value-type="float" office:value="48">
            <text:p>48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string">
            <text:p>Formula Engineering SP92, road straight pull spokes.</text:p>
          </table:table-cell>
          <table:table-cell table:formula="oooc:=29+4" office:value-type="float" office:value="33">
            <text:p>33</text:p>
          </table:table-cell>
          <table:table-cell table:formula="oooc:=77/2" office:value-type="float" office:value="38.5">
            <text:p>38.5</text:p>
          </table:table-cell>
          <table:table-cell table:formula="oooc:=29+4" office:value-type="float" office:value="33">
            <text:p>33</text:p>
          </table:table-cell>
          <table:table-cell table:formula="oooc:=77/2" office:value-type="float" office:value="38.5">
            <text:p>38.5</text:p>
          </table:table-cell>
        </table:table-row>
        <table:table-row table:style-name="ro1">
          <table:table-cell office:value-type="string">
            <text:p>FRM FL-R TEAM CA (road only)</text:p>
          </table:table-cell>
          <table:table-cell office:value-type="float" office:value="35">
            <text:p>35</text:p>
          </table:table-cell>
          <table:table-cell office:value-type="float" office:value="34.5">
            <text:p>34.5</text:p>
          </table:table-cell>
          <table:table-cell office:value-type="float" office:value="35">
            <text:p>35</text:p>
          </table:table-cell>
          <table:table-cell office:value-type="float" office:value="34.5">
            <text:p>34.5</text:p>
          </table:table-cell>
        </table:table-row>
        <table:table-row table:style-name="ro1">
          <table:table-cell office:value-type="string">
            <text:p>FRM FL-R TEAM CA (road only)</text:p>
          </table:table-cell>
          <table:table-cell office:value-type="float" office:value="36">
            <text:p>36</text:p>
          </table:table-cell>
          <table:table-cell office:value-type="float" office:value="29">
            <text:p>29</text:p>
          </table:table-cell>
          <table:table-cell office:value-type="float" office:value="42">
            <text:p>42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FRM FL-M TEAM (MTB)</text:p>
          </table:table-cell>
          <table:table-cell office:value-type="float" office:value="59">
            <text:p>59</text:p>
          </table:table-cell>
          <table:table-cell office:value-type="float" office:value="28.3">
            <text:p>28.3</text:p>
          </table:table-cell>
          <table:table-cell office:value-type="float" office:value="59">
            <text:p>59</text:p>
          </table:table-cell>
          <table:table-cell office:value-type="float" office:value="28.3">
            <text:p>28.3</text:p>
          </table:table-cell>
        </table:table-row>
        <table:table-row table:style-name="ro1">
          <table:table-cell office:value-type="string">
            <text:p>FRM FL-M TEAM (MTB)</text:p>
          </table:table-cell>
          <table:table-cell office:value-type="float" office:value="59">
            <text:p>59</text:p>
          </table:table-cell>
          <table:table-cell office:value-type="float" office:value="39.4">
            <text:p>39.4</text:p>
          </table:table-cell>
          <table:table-cell office:value-type="float" office:value="59">
            <text:p>59</text:p>
          </table:table-cell>
          <table:table-cell office:value-type="float" office:value="17.2">
            <text:p>17.2</text:p>
          </table:table-cell>
        </table:table-row>
        <table:table-row table:style-name="ro1">
          <table:table-cell office:value-type="string">
            <text:p>FRM FL-M TEAM DISC (MTB)</text:p>
          </table:table-cell>
          <table:table-cell office:value-type="float" office:value="59">
            <text:p>59</text:p>
          </table:table-cell>
          <table:table-cell office:value-type="float" office:value="22.9">
            <text:p>22.9</text:p>
          </table:table-cell>
          <table:table-cell office:value-type="float" office:value="59">
            <text:p>59</text:p>
          </table:table-cell>
          <table:table-cell office:value-type="float" office:value="33.7">
            <text:p>33.7</text:p>
          </table:table-cell>
        </table:table-row>
        <table:table-row table:style-name="ro1">
          <table:table-cell office:value-type="string">
            <text:p>FRM FL-M TEAM DISC (MTB)</text:p>
          </table:table-cell>
          <table:table-cell office:value-type="float" office:value="59">
            <text:p>59</text:p>
          </table:table-cell>
          <table:table-cell office:value-type="float" office:value="39.4">
            <text:p>39.4</text:p>
          </table:table-cell>
          <table:table-cell office:value-type="float" office:value="59">
            <text:p>59</text:p>
          </table:table-cell>
          <table:table-cell office:value-type="float" office:value="17.2">
            <text:p>17.2</text:p>
          </table:table-cell>
        </table:table-row>
        <table:table-row table:style-name="ro1">
          <table:table-cell office:value-type="string">
            <text:p>FRM "Lefty" FL-M TEAM DISC (MTB)</text:p>
          </table:table-cell>
          <table:table-cell office:value-type="float" office:value="59">
            <text:p>59</text:p>
          </table:table-cell>
          <table:table-cell office:value-type="float" office:value="22.9">
            <text:p>22.9</text:p>
          </table:table-cell>
          <table:table-cell office:value-type="float" office:value="59">
            <text:p>59</text:p>
          </table:table-cell>
          <table:table-cell office:value-type="float" office:value="33.7">
            <text:p>33.7</text:p>
          </table:table-cell>
        </table:table-row>
        <table:table-row table:style-name="ro1">
          <table:table-cell office:value-type="string">
            <text:p>FRM FL-R PRO &amp; FL-M PRO (road &amp; MTB)</text:p>
          </table:table-cell>
          <table:table-cell office:value-type="float" office:value="38">
            <text:p>38</text:p>
          </table:table-cell>
          <table:table-cell office:value-type="float" office:value="34.4">
            <text:p>34.4</text:p>
          </table:table-cell>
          <table:table-cell office:value-type="float" office:value="38">
            <text:p>38</text:p>
          </table:table-cell>
          <table:table-cell office:value-type="float" office:value="34.4">
            <text:p>34.4</text:p>
          </table:table-cell>
        </table:table-row>
        <table:table-row table:style-name="ro1">
          <table:table-cell office:value-type="string">
            <text:p>FRM FL-R PRO (road only)</text:p>
          </table:table-cell>
          <table:table-cell office:value-type="float" office:value="38">
            <text:p>38</text:p>
          </table:table-cell>
          <table:table-cell office:value-type="float" office:value="37.7">
            <text:p>37.7</text:p>
          </table:table-cell>
          <table:table-cell office:value-type="float" office:value="45">
            <text:p>45</text:p>
          </table:table-cell>
          <table:table-cell office:value-type="float" office:value="18.6">
            <text:p>18.6</text:p>
          </table:table-cell>
        </table:table-row>
        <table:table-row table:style-name="ro1">
          <table:table-cell office:value-type="string">
            <text:p>FRM FL-M PRO (MTB)</text:p>
          </table:table-cell>
          <table:table-cell office:value-type="float" office:value="38">
            <text:p>38</text:p>
          </table:table-cell>
          <table:table-cell office:value-type="float" office:value="56.3">
            <text:p>56.3</text:p>
          </table:table-cell>
          <table:table-cell office:value-type="float" office:value="45">
            <text:p>45</text:p>
          </table:table-cell>
          <table:table-cell office:value-type="float" office:value="21.1">
            <text:p>21.1</text:p>
          </table:table-cell>
        </table:table-row>
        <table:table-row table:style-name="ro1">
          <table:table-cell office:value-type="string">
            <text:p>FRM FL-M PRO DISC</text:p>
          </table:table-cell>
          <table:table-cell office:value-type="float" office:value="44">
            <text:p>44</text:p>
          </table:table-cell>
          <table:table-cell office:value-type="float" office:value="22.8">
            <text:p>22.8</text:p>
          </table:table-cell>
          <table:table-cell office:value-type="float" office:value="38">
            <text:p>38</text:p>
          </table:table-cell>
          <table:table-cell office:value-type="float" office:value="33.7">
            <text:p>33.7</text:p>
          </table:table-cell>
        </table:table-row>
        <table:table-row table:style-name="ro1">
          <table:table-cell office:value-type="string">
            <text:p>FRM FL-M PRO DISC</text:p>
          </table:table-cell>
          <table:table-cell office:value-type="float" office:value="45">
            <text:p>45</text:p>
          </table:table-cell>
          <table:table-cell office:value-type="float" office:value="33.9">
            <text:p>33.9</text:p>
          </table:table-cell>
          <table:table-cell office:value-type="float" office:value="45">
            <text:p>45</text:p>
          </table:table-cell>
          <table:table-cell office:value-type="float" office:value="20.4">
            <text:p>20.4</text:p>
          </table:table-cell>
        </table:table-row>
        <table:table-row table:style-name="ro1">
          <table:table-cell office:value-type="string">
            <text:p>FRM Comp &amp; Pro</text:p>
          </table:table-cell>
          <table:table-cell office:value-type="float" office:value="34">
            <text:p>34</text:p>
          </table:table-cell>
          <table:table-cell office:value-type="float" office:value="34.5">
            <text:p>34.5</text:p>
          </table:table-cell>
          <table:table-cell office:value-type="float" office:value="34">
            <text:p>34</text:p>
          </table:table-cell>
          <table:table-cell office:value-type="float" office:value="34.5">
            <text:p>34.5</text:p>
          </table:table-cell>
        </table:table-row>
        <table:table-row table:style-name="ro1">
          <table:table-cell office:value-type="string">
            <text:p>FRM Comp &amp; Pro</text:p>
          </table:table-cell>
          <table:table-cell office:value-type="float" office:value="37.5">
            <text:p>37.5</text:p>
          </table:table-cell>
          <table:table-cell office:value-type="float" office:value="34">
            <text:p>34</text:p>
          </table:table-cell>
          <table:table-cell office:value-type="float" office:value="41">
            <text:p>41</text:p>
          </table:table-cell>
          <table:table-cell office:value-type="float" office:value="18.5">
            <text:p>18.5</text:p>
          </table:table-cell>
        </table:table-row>
        <table:table-row table:style-name="ro1">
          <table:table-cell office:value-type="string">
            <text:p>FRM Comp &amp; Pro</text:p>
          </table:table-cell>
          <table:table-cell office:value-type="float" office:value="37.5">
            <text:p>37.5</text:p>
          </table:table-cell>
          <table:table-cell office:value-type="float" office:value="36.5">
            <text:p>36.5</text:p>
          </table:table-cell>
          <table:table-cell office:value-type="float" office:value="41">
            <text:p>41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FRM Feather Front</text:p>
          </table:table-cell>
          <table:table-cell office:value-type="float" office:value="35">
            <text:p>35</text:p>
          </table:table-cell>
          <table:table-cell office:value-type="float" office:value="34.5">
            <text:p>34.5</text:p>
          </table:table-cell>
          <table:table-cell office:value-type="float" office:value="35">
            <text:p>35</text:p>
          </table:table-cell>
          <table:table-cell office:value-type="float" office:value="34.5">
            <text:p>34.5</text:p>
          </table:table-cell>
        </table:table-row>
        <table:table-row table:style-name="ro1">
          <table:table-cell office:value-type="string">
            <text:p>FRM FL Disc Comp &amp; Pro</text:p>
          </table:table-cell>
          <table:table-cell office:value-type="float" office:value="44">
            <text:p>44</text:p>
          </table:table-cell>
          <table:table-cell office:value-type="float" office:value="23">
            <text:p>23</text:p>
          </table:table-cell>
          <table:table-cell office:value-type="float" office:value="38">
            <text:p>38</text:p>
          </table:table-cell>
          <table:table-cell office:value-type="float" office:value="33.4">
            <text:p>33.4</text:p>
          </table:table-cell>
        </table:table-row>
        <table:table-row table:style-name="ro1">
          <table:table-cell office:value-type="string">
            <text:p>FRM FL Disc Comp &amp; Pro</text:p>
          </table:table-cell>
          <table:table-cell office:value-type="float" office:value="45">
            <text:p>45</text:p>
          </table:table-cell>
          <table:table-cell office:value-type="float" office:value="34.4">
            <text:p>34.4</text:p>
          </table:table-cell>
          <table:table-cell office:value-type="float" office:value="45">
            <text:p>45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FRM Team SL Rear</text:p>
          </table:table-cell>
          <table:table-cell office:value-type="float" office:value="37.5">
            <text:p>37.5</text:p>
          </table:table-cell>
          <table:table-cell office:value-type="float" office:value="34">
            <text:p>34</text:p>
          </table:table-cell>
          <table:table-cell office:value-type="float" office:value="41">
            <text:p>41</text:p>
          </table:table-cell>
          <table:table-cell office:value-type="float" office:value="18.5">
            <text:p>18.5</text:p>
          </table:table-cell>
        </table:table-row>
        <table:table-row table:style-name="ro1">
          <table:table-cell office:value-type="string">
            <text:p>Giant disc</text:p>
          </table:table-cell>
          <table:table-cell office:value-type="float" office:value="58">
            <text:p>58</text:p>
          </table:table-cell>
          <table:table-cell office:value-type="float" office:value="19">
            <text:p>19</text:p>
          </table:table-cell>
          <table:table-cell office:value-type="float" office:value="54">
            <text:p>54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Giant disc</text:p>
          </table:table-cell>
          <table:table-cell office:value-type="float" office:value="58">
            <text:p>58</text:p>
          </table:table-cell>
          <table:table-cell office:value-type="float" office:value="33">
            <text:p>33</text:p>
          </table:table-cell>
          <table:table-cell office:value-type="float" office:value="54">
            <text:p>54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Gipiemme Special (Campy low flange copy)</text:p>
          </table:table-cell>
          <table:table-cell office:value-type="float" office:value="40.2">
            <text:p>40.2</text:p>
          </table:table-cell>
          <table:table-cell office:value-type="float" office:value="35.1">
            <text:p>35.1</text:p>
          </table:table-cell>
          <table:table-cell office:value-type="float" office:value="40.2">
            <text:p>40.2</text:p>
          </table:table-cell>
          <table:table-cell office:value-type="float" office:value="35.1">
            <text:p>35.1</text:p>
          </table:table-cell>
        </table:table-row>
        <table:table-row table:style-name="ro1">
          <table:table-cell office:value-type="string">
            <text:p>Gipiemme Special (Campy low flange copy)</text:p>
          </table:table-cell>
          <table:table-cell office:value-type="float" office:value="44.5">
            <text:p>44.5</text:p>
          </table:table-cell>
          <table:table-cell office:value-type="float" office:value="36.8">
            <text:p>36.8</text:p>
          </table:table-cell>
          <table:table-cell office:value-type="float" office:value="44.5">
            <text:p>44.5</text:p>
          </table:table-cell>
          <table:table-cell office:value-type="float" office:value="20.3">
            <text:p>20.3</text:p>
          </table:table-cell>
        </table:table-row>
        <table:table-row table:style-name="ro1">
          <table:table-cell office:value-type="string">
            <text:p>Gipiemme Special (respaced from road to track)</text:p>
          </table:table-cell>
          <table:table-cell office:value-type="float" office:value="44.5">
            <text:p>44.5</text:p>
          </table:table-cell>
          <table:table-cell office:value-type="float" office:value="29.5">
            <text:p>29.5</text:p>
          </table:table-cell>
          <table:table-cell office:value-type="float" office:value="44.5">
            <text:p>44.5</text:p>
          </table:table-cell>
          <table:table-cell office:value-type="float" office:value="27.9">
            <text:p>27.9</text:p>
          </table:table-cell>
        </table:table-row>
        <table:table-row table:style-name="ro1">
          <table:table-cell office:value-type="string">
            <text:p>Goldtec Track Hub</text:p>
          </table:table-cell>
          <table:table-cell office:value-type="float" office:value="66">
            <text:p>66</text:p>
          </table:table-cell>
          <table:table-cell office:value-type="float" office:value="36">
            <text:p>36</text:p>
          </table:table-cell>
          <table:table-cell office:value-type="float" office:value="66">
            <text:p>66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string">
            <text:p>Goldtec-Ti</text:p>
          </table:table-cell>
          <table:table-cell office:value-type="float" office:value="45">
            <text:p>45</text:p>
          </table:table-cell>
          <table:table-cell office:value-type="float" office:value="34">
            <text:p>34</text:p>
          </table:table-cell>
          <table:table-cell office:value-type="float" office:value="45">
            <text:p>45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GT</text:p>
          </table:table-cell>
          <table:table-cell office:value-type="float" office:value="38">
            <text:p>38</text:p>
          </table:table-cell>
          <table:table-cell office:value-type="float" office:value="36">
            <text:p>36</text:p>
          </table:table-cell>
          <table:table-cell office:value-type="float" office:value="38">
            <text:p>38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string">
            <text:p>GT</text:p>
          </table:table-cell>
          <table:table-cell office:value-type="float" office:value="45">
            <text:p>45</text:p>
          </table:table-cell>
          <table:table-cell office:value-type="float" office:value="35">
            <text:p>35</text:p>
          </table:table-cell>
          <table:table-cell office:value-type="float" office:value="45">
            <text:p>45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Hadley 12mm through axle</text:p>
          </table:table-cell>
          <table:table-cell office:value-type="float" office:value="60">
            <text:p>60</text:p>
          </table:table-cell>
          <table:table-cell office:value-type="float" office:value="34">
            <text:p>34</text:p>
          </table:table-cell>
          <table:table-cell office:value-type="float" office:value="60">
            <text:p>60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Hadley Arai</text:p>
          </table:table-cell>
          <table:table-cell office:value-type="float" office:value="56">
            <text:p>56</text:p>
          </table:table-cell>
          <table:table-cell office:value-type="float" office:value="30">
            <text:p>30</text:p>
          </table:table-cell>
          <table:table-cell office:value-type="float" office:value="56">
            <text:p>56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Hadley H500 DH</text:p>
          </table:table-cell>
          <table:table-cell office:value-type="float" office:value="60">
            <text:p>60</text:p>
          </table:table-cell>
          <table:table-cell office:value-type="float" office:value="22.6">
            <text:p>22.6</text:p>
          </table:table-cell>
          <table:table-cell office:value-type="float" office:value="60">
            <text:p>60</text:p>
          </table:table-cell>
          <table:table-cell office:value-type="float" office:value="31.4">
            <text:p>31.4</text:p>
          </table:table-cell>
        </table:table-row>
        <table:table-row table:style-name="ro1">
          <table:table-cell office:value-type="string">
            <text:p>Hadley Santa Cruz 14mm through axle</text:p>
          </table:table-cell>
          <table:table-cell office:value-type="float" office:value="60">
            <text:p>60</text:p>
          </table:table-cell>
          <table:table-cell office:value-type="float" office:value="33.5">
            <text:p>33.5</text:p>
          </table:table-cell>
          <table:table-cell office:value-type="float" office:value="60">
            <text:p>60</text:p>
          </table:table-cell>
          <table:table-cell office:value-type="float" office:value="33.5">
            <text:p>33.5</text:p>
          </table:table-cell>
        </table:table-row>
        <table:table-row table:style-name="ro1">
          <table:table-cell office:value-type="string">
            <text:p>Hanebrink LT 8 disc</text:p>
          </table:table-cell>
          <table:table-cell office:value-type="float" office:value="55">
            <text:p>55</text:p>
          </table:table-cell>
          <table:table-cell office:value-type="float" office:value="17">
            <text:p>17</text:p>
          </table:table-cell>
          <table:table-cell office:value-type="float" office:value="55">
            <text:p>55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string">
            <text:p>Harris Cyclery High-flange track hub</text:p>
          </table:table-cell>
          <table:table-cell office:value-type="float" office:value="62">
            <text:p>62</text:p>
          </table:table-cell>
          <table:table-cell office:value-type="float" office:value="34.5">
            <text:p>34.5</text:p>
          </table:table-cell>
          <table:table-cell office:value-type="float" office:value="62">
            <text:p>62</text:p>
          </table:table-cell>
          <table:table-cell office:value-type="float" office:value="34.5">
            <text:p>34.5</text:p>
          </table:table-cell>
        </table:table-row>
        <table:table-row table:style-name="ro1">
          <table:table-cell office:value-type="string">
            <text:p>Harris Cyclery High-flange track hub</text:p>
          </table:table-cell>
          <table:table-cell office:value-type="float" office:value="62">
            <text:p>62</text:p>
          </table:table-cell>
          <table:table-cell office:value-type="float" office:value="31">
            <text:p>31</text:p>
          </table:table-cell>
          <table:table-cell office:value-type="float" office:value="62">
            <text:p>62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Hayes by EDCO</text:p>
          </table:table-cell>
          <table:table-cell office:value-type="float" office:value="56">
            <text:p>56</text:p>
          </table:table-cell>
          <table:table-cell table:formula="oooc:=135/2-35" office:value-type="float" office:value="32.5">
            <text:p>32.5</text:p>
          </table:table-cell>
          <table:table-cell office:value-type="float" office:value="56">
            <text:p>56</text:p>
          </table:table-cell>
          <table:table-cell table:formula="oooc:=135/2-50" office:value-type="float" office:value="17.5">
            <text:p>17.5</text:p>
          </table:table-cell>
        </table:table-row>
        <table:table-row table:style-name="ro1">
          <table:table-cell office:value-type="string">
            <text:p>Hayes Elite disc</text:p>
          </table:table-cell>
          <table:table-cell office:value-type="float" office:value="58">
            <text:p>58</text:p>
          </table:table-cell>
          <table:table-cell office:value-type="float" office:value="23">
            <text:p>23</text:p>
          </table:table-cell>
          <table:table-cell office:value-type="float" office:value="48">
            <text:p>48</text:p>
          </table:table-cell>
          <table:table-cell office:value-type="float" office:value="34.7">
            <text:p>34.7</text:p>
          </table:table-cell>
        </table:table-row>
        <table:table-row table:style-name="ro1">
          <table:table-cell office:value-type="string">
            <text:p>Hayes Elite disc</text:p>
          </table:table-cell>
          <table:table-cell office:value-type="float" office:value="58">
            <text:p>58</text:p>
          </table:table-cell>
          <table:table-cell office:value-type="float" office:value="33.25">
            <text:p>33.25</text:p>
          </table:table-cell>
          <table:table-cell office:value-type="float" office:value="47">
            <text:p>47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Hayes Elite disc DH</text:p>
          </table:table-cell>
          <table:table-cell office:value-type="float" office:value="58">
            <text:p>58</text:p>
          </table:table-cell>
          <table:table-cell office:value-type="float" office:value="22.8">
            <text:p>22.8</text:p>
          </table:table-cell>
          <table:table-cell office:value-type="float" office:value="58">
            <text:p>58</text:p>
          </table:table-cell>
          <table:table-cell office:value-type="float" office:value="31.5">
            <text:p>31.5</text:p>
          </table:table-cell>
        </table:table-row>
        <table:table-row table:style-name="ro1">
          <table:table-cell office:value-type="string">
            <text:p>Hayes Superlight disc</text:p>
          </table:table-cell>
          <table:table-cell office:value-type="float" office:value="58">
            <text:p>58</text:p>
          </table:table-cell>
          <table:table-cell office:value-type="float" office:value="22">
            <text:p>22</text:p>
          </table:table-cell>
          <table:table-cell office:value-type="float" office:value="46">
            <text:p>46</text:p>
          </table:table-cell>
          <table:table-cell office:value-type="float" office:value="34.8">
            <text:p>34.8</text:p>
          </table:table-cell>
        </table:table-row>
        <table:table-row table:style-name="ro1">
          <table:table-cell office:value-type="string">
            <text:p>Hayes Superlight disc</text:p>
          </table:table-cell>
          <table:table-cell office:value-type="float" office:value="58">
            <text:p>58</text:p>
          </table:table-cell>
          <table:table-cell office:value-type="float" office:value="33.5">
            <text:p>33.5</text:p>
          </table:table-cell>
          <table:table-cell office:value-type="float" office:value="46">
            <text:p>46</text:p>
          </table:table-cell>
          <table:table-cell office:value-type="float" office:value="19.2">
            <text:p>19.2</text:p>
          </table:table-cell>
        </table:table-row>
        <table:table-row table:style-name="ro1">
          <table:table-cell office:value-type="string">
            <text:p>Hershey Naked </text:p>
          </table:table-cell>
          <table:table-cell office:value-type="float" office:value="31.5">
            <text:p>31.5</text:p>
          </table:table-cell>
          <table:table-cell office:value-type="float" office:value="32">
            <text:p>32</text:p>
          </table:table-cell>
          <table:table-cell office:value-type="float" office:value="31.5">
            <text:p>31.5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Hershey Standard Ti </text:p>
          </table:table-cell>
          <table:table-cell office:value-type="float" office:value="31.5">
            <text:p>31.5</text:p>
          </table:table-cell>
          <table:table-cell office:value-type="float" office:value="34">
            <text:p>34</text:p>
          </table:table-cell>
          <table:table-cell office:value-type="float" office:value="31.5">
            <text:p>31.5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Hershey Suspension </text:p>
          </table:table-cell>
          <table:table-cell office:value-type="float" office:value="44.5">
            <text:p>44.5</text:p>
          </table:table-cell>
          <table:table-cell office:value-type="float" office:value="34">
            <text:p>34</text:p>
          </table:table-cell>
          <table:table-cell office:value-type="float" office:value="44.5">
            <text:p>44.5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Hershey Ti </text:p>
          </table:table-cell>
          <table:table-cell office:value-type="float" office:value="36.5">
            <text:p>36.5</text:p>
          </table:table-cell>
          <table:table-cell office:value-type="float" office:value="33">
            <text:p>33</text:p>
          </table:table-cell>
          <table:table-cell office:value-type="float" office:value="48">
            <text:p>48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Heylight</text:p>
          </table:table-cell>
          <table:table-cell office:value-type="float" office:value="33">
            <text:p>33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Heylight</text:p>
          </table:table-cell>
          <table:table-cell office:value-type="float" office:value="45">
            <text:p>45</text:p>
          </table:table-cell>
          <table:table-cell office:value-type="float" office:value="33">
            <text:p>33</text:p>
          </table:table-cell>
          <table:table-cell office:value-type="float" office:value="44">
            <text:p>44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Heylight disc</text:p>
          </table:table-cell>
          <table:table-cell office:value-type="float" office:value="46">
            <text:p>46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Heylight disc</text:p>
          </table:table-cell>
          <table:table-cell office:value-type="float" office:value="46">
            <text:p>46</text:p>
          </table:table-cell>
          <table:table-cell office:value-type="float" office:value="39">
            <text:p>39</text:p>
          </table:table-cell>
          <table:table-cell office:value-type="float" office:value="44">
            <text:p>44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Heylight Mini</text:p>
          </table:table-cell>
          <table:table-cell office:value-type="float" office:value="29">
            <text:p>29</text:p>
          </table:table-cell>
          <table:table-cell office:value-type="float" office:value="34">
            <text:p>34</text:p>
          </table:table-cell>
          <table:table-cell office:value-type="float" office:value="29">
            <text:p>29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Hi-E cassette Hi-Lo flange, custom narrow spacing</text:p>
          </table:table-cell>
          <table:table-cell office:value-type="float" office:value="34.7">
            <text:p>34.7</text:p>
          </table:table-cell>
          <table:table-cell office:value-type="float" office:value="32.8">
            <text:p>32.8</text:p>
          </table:table-cell>
          <table:table-cell office:value-type="float" office:value="54">
            <text:p>54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Hope Big'Un</text:p>
          </table:table-cell>
          <table:table-cell office:value-type="float" office:value="62">
            <text:p>62</text:p>
          </table:table-cell>
          <table:table-cell office:value-type="float" office:value="20">
            <text:p>20</text:p>
          </table:table-cell>
          <table:table-cell office:value-type="float" office:value="62">
            <text:p>62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Hope Big'Un</text:p>
          </table:table-cell>
          <table:table-cell office:value-type="float" office:value="62">
            <text:p>62</text:p>
          </table:table-cell>
          <table:table-cell office:value-type="float" office:value="25">
            <text:p>25</text:p>
          </table:table-cell>
          <table:table-cell office:value-type="float" office:value="62">
            <text:p>62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Hope Bulb</text:p>
          </table:table-cell>
          <table:table-cell office:value-type="float" office:value="46">
            <text:p>46</text:p>
          </table:table-cell>
          <table:table-cell office:value-type="float" office:value="21">
            <text:p>21</text:p>
          </table:table-cell>
          <table:table-cell office:value-type="float" office:value="46">
            <text:p>46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Hope Bulb</text:p>
          </table:table-cell>
          <table:table-cell office:value-type="float" office:value="44">
            <text:p>44</text:p>
          </table:table-cell>
          <table:table-cell office:value-type="float" office:value="33">
            <text:p>33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Hope Bulb IS2000</text:p>
          </table:table-cell>
          <table:table-cell office:value-type="float" office:value="56">
            <text:p>56</text:p>
          </table:table-cell>
          <table:table-cell office:value-type="float" office:value="21">
            <text:p>21</text:p>
          </table:table-cell>
          <table:table-cell office:value-type="float" office:value="46.7">
            <text:p>46.7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Hope Bulb IS2000</text:p>
          </table:table-cell>
          <table:table-cell office:value-type="float" office:value="56">
            <text:p>56</text:p>
          </table:table-cell>
          <table:table-cell office:value-type="float" office:value="33">
            <text:p>33</text:p>
          </table:table-cell>
          <table:table-cell office:value-type="float" office:value="49">
            <text:p>49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Hope disc</text:p>
          </table:table-cell>
          <table:table-cell office:value-type="float" office:value="42">
            <text:p>42</text:p>
          </table:table-cell>
          <table:table-cell office:value-type="float" office:value="22">
            <text:p>22</text:p>
          </table:table-cell>
          <table:table-cell office:value-type="float" office:value="42">
            <text:p>42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Hope disc</text:p>
          </table:table-cell>
          <table:table-cell office:value-type="float" office:value="42">
            <text:p>42</text:p>
          </table:table-cell>
          <table:table-cell office:value-type="float" office:value="33">
            <text:p>33</text:p>
          </table:table-cell>
          <table:table-cell office:value-type="float" office:value="45">
            <text:p>45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Hope Fatso </text:p>
          </table:table-cell>
          <table:table-cell office:value-type="float" office:value="41">
            <text:p>41</text:p>
          </table:table-cell>
          <table:table-cell office:value-type="float" office:value="34.5">
            <text:p>34.5</text:p>
          </table:table-cell>
          <table:table-cell office:value-type="float" office:value="41">
            <text:p>41</text:p>
          </table:table-cell>
          <table:table-cell office:value-type="float" office:value="34.5">
            <text:p>34.5</text:p>
          </table:table-cell>
        </table:table-row>
        <table:table-row table:style-name="ro1">
          <table:table-cell office:value-type="string">
            <text:p>Hope Sport disc</text:p>
          </table:table-cell>
          <table:table-cell office:value-type="float" office:value="56">
            <text:p>56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Hope Sport disc</text:p>
          </table:table-cell>
          <table:table-cell office:value-type="float" office:value="45">
            <text:p>45</text:p>
          </table:table-cell>
          <table:table-cell office:value-type="float" office:value="33">
            <text:p>33</text:p>
          </table:table-cell>
          <table:table-cell office:value-type="float" office:value="45">
            <text:p>45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Hope Super Ultralight </text:p>
          </table:table-cell>
          <table:table-cell office:value-type="float" office:value="25">
            <text:p>25</text:p>
          </table:table-cell>
          <table:table-cell office:value-type="float" office:value="34">
            <text:p>34</text:p>
          </table:table-cell>
          <table:table-cell office:value-type="float" office:value="25">
            <text:p>25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Hope Suspension </text:p>
          </table:table-cell>
          <table:table-cell office:value-type="float" office:value="43">
            <text:p>43</text:p>
          </table:table-cell>
          <table:table-cell office:value-type="float" office:value="32">
            <text:p>32</text:p>
          </table:table-cell>
          <table:table-cell office:value-type="float" office:value="43">
            <text:p>43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Hope tandem </text:p>
          </table:table-cell>
          <table:table-cell office:value-type="float" office:value="65">
            <text:p>65</text:p>
          </table:table-cell>
          <table:table-cell office:value-type="float" office:value="32.5">
            <text:p>32.5</text:p>
          </table:table-cell>
          <table:table-cell office:value-type="float" office:value="65">
            <text:p>65</text:p>
          </table:table-cell>
          <table:table-cell office:value-type="float" office:value="32.5">
            <text:p>32.5</text:p>
          </table:table-cell>
        </table:table-row>
        <table:table-row table:style-name="ro1">
          <table:table-cell office:value-type="string">
            <text:p>Hope tandem </text:p>
          </table:table-cell>
          <table:table-cell office:value-type="float" office:value="65">
            <text:p>65</text:p>
          </table:table-cell>
          <table:table-cell office:value-type="float" office:value="27.5">
            <text:p>27.5</text:p>
          </table:table-cell>
          <table:table-cell office:value-type="float" office:value="65">
            <text:p>65</text:p>
          </table:table-cell>
          <table:table-cell office:value-type="float" office:value="22.5">
            <text:p>22.5</text:p>
          </table:table-cell>
        </table:table-row>
        <table:table-row table:style-name="ro1">
          <table:table-cell office:value-type="string">
            <text:p>Hope Tech </text:p>
          </table:table-cell>
          <table:table-cell office:value-type="float" office:value="43">
            <text:p>43</text:p>
          </table:table-cell>
          <table:table-cell office:value-type="float" office:value="32">
            <text:p>32</text:p>
          </table:table-cell>
          <table:table-cell office:value-type="float" office:value="43">
            <text:p>43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Hope Tech, narrower flanges</text:p>
          </table:table-cell>
          <table:table-cell office:value-type="float" office:value="43">
            <text:p>43</text:p>
          </table:table-cell>
          <table:table-cell office:value-type="float" office:value="22.5">
            <text:p>22.5</text:p>
          </table:table-cell>
          <table:table-cell office:value-type="float" office:value="43">
            <text:p>43</text:p>
          </table:table-cell>
          <table:table-cell office:value-type="float" office:value="22.5">
            <text:p>22.5</text:p>
          </table:table-cell>
        </table:table-row>
        <table:table-row table:style-name="ro1">
          <table:table-cell office:value-type="string">
            <text:p>Hope Tech, Ultralight</text:p>
          </table:table-cell>
          <table:table-cell table:number-columns-repeated="4" office:value-type="float" office:value="34">
            <text:p>34</text:p>
          </table:table-cell>
        </table:table-row>
        <table:table-row table:style-name="ro1">
          <table:table-cell office:value-type="string">
            <text:p>Hope Ti-Glide disc</text:p>
          </table:table-cell>
          <table:table-cell office:value-type="float" office:value="43">
            <text:p>43</text:p>
          </table:table-cell>
          <table:table-cell office:value-type="float" office:value="22">
            <text:p>22</text:p>
          </table:table-cell>
          <table:table-cell office:value-type="float" office:value="41">
            <text:p>41</text:p>
          </table:table-cell>
          <table:table-cell office:value-type="float" office:value="32.5">
            <text:p>32.5</text:p>
          </table:table-cell>
        </table:table-row>
        <table:table-row table:style-name="ro1">
          <table:table-cell office:value-type="string">
            <text:p>Hope Ti-Glide disc</text:p>
          </table:table-cell>
          <table:table-cell office:value-type="float" office:value="43">
            <text:p>43</text:p>
          </table:table-cell>
          <table:table-cell office:value-type="float" office:value="33">
            <text:p>33</text:p>
          </table:table-cell>
          <table:table-cell office:value-type="float" office:value="44.5">
            <text:p>44.5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Hugi </text:p>
          </table:table-cell>
          <table:table-cell office:value-type="float" office:value="45">
            <text:p>45</text:p>
          </table:table-cell>
          <table:table-cell office:value-type="float" office:value="37.5">
            <text:p>37.5</text:p>
          </table:table-cell>
          <table:table-cell office:value-type="float" office:value="45">
            <text:p>45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Hugi 240</text:p>
          </table:table-cell>
          <table:table-cell office:value-type="float" office:value="36">
            <text:p>36</text:p>
          </table:table-cell>
          <table:table-cell office:value-type="float" office:value="34.95">
            <text:p>34.95</text:p>
          </table:table-cell>
          <table:table-cell office:value-type="float" office:value="36">
            <text:p>36</text:p>
          </table:table-cell>
          <table:table-cell office:value-type="float" office:value="34.95">
            <text:p>34.95</text:p>
          </table:table-cell>
        </table:table-row>
        <table:table-row table:style-name="ro1">
          <table:table-cell office:value-type="string">
            <text:p>Hugi Formula Disc</text:p>
          </table:table-cell>
          <table:table-cell office:value-type="float" office:value="52.5">
            <text:p>52.5</text:p>
          </table:table-cell>
          <table:table-cell office:value-type="float" office:value="16.95">
            <text:p>16.95</text:p>
          </table:table-cell>
          <table:table-cell office:value-type="float" office:value="46">
            <text:p>46</text:p>
          </table:table-cell>
          <table:table-cell office:value-type="float" office:value="35.1">
            <text:p>35.1</text:p>
          </table:table-cell>
        </table:table-row>
        <table:table-row table:style-name="ro1">
          <table:table-cell office:value-type="string">
            <text:p>Hugi Hayes Disc</text:p>
          </table:table-cell>
          <table:table-cell office:value-type="float" office:value="58">
            <text:p>58</text:p>
          </table:table-cell>
          <table:table-cell office:value-type="float" office:value="23.7">
            <text:p>23.7</text:p>
          </table:table-cell>
          <table:table-cell office:value-type="float" office:value="46">
            <text:p>46</text:p>
          </table:table-cell>
          <table:table-cell office:value-type="float" office:value="35.1">
            <text:p>35.1</text:p>
          </table:table-cell>
        </table:table-row>
        <table:table-row table:style-name="ro1">
          <table:table-cell office:value-type="string">
            <text:p>Hugi Magura Disc Gustav M</text:p>
          </table:table-cell>
          <table:table-cell office:value-type="float" office:value="60">
            <text:p>60</text:p>
          </table:table-cell>
          <table:table-cell office:value-type="float" office:value="23.65">
            <text:p>23.65</text:p>
          </table:table-cell>
          <table:table-cell office:value-type="float" office:value="61">
            <text:p>61</text:p>
          </table:table-cell>
          <table:table-cell office:value-type="float" office:value="34.85">
            <text:p>34.85</text:p>
          </table:table-cell>
        </table:table-row>
        <table:table-row table:style-name="ro1">
          <table:table-cell office:value-type="string">
            <text:p>Hugi Magura Disc Gustav M downhill</text:p>
          </table:table-cell>
          <table:table-cell office:value-type="float" office:value="60">
            <text:p>60</text:p>
          </table:table-cell>
          <table:table-cell office:value-type="float" office:value="26.6">
            <text:p>26.6</text:p>
          </table:table-cell>
          <table:table-cell office:value-type="float" office:value="61">
            <text:p>61</text:p>
          </table:table-cell>
          <table:table-cell office:value-type="float" office:value="29.7">
            <text:p>29.7</text:p>
          </table:table-cell>
        </table:table-row>
        <table:table-row table:style-name="ro1">
          <table:table-cell office:value-type="string">
            <text:p>Hugi Magura Disc Louise</text:p>
          </table:table-cell>
          <table:table-cell office:value-type="float" office:value="58">
            <text:p>58</text:p>
          </table:table-cell>
          <table:table-cell office:value-type="float" office:value="23.9">
            <text:p>23.9</text:p>
          </table:table-cell>
          <table:table-cell office:value-type="float" office:value="47">
            <text:p>47</text:p>
          </table:table-cell>
          <table:table-cell office:value-type="float" office:value="35.6">
            <text:p>35.6</text:p>
          </table:table-cell>
        </table:table-row>
        <table:table-row table:style-name="ro1">
          <table:table-cell office:value-type="string">
            <text:p>Hugi road </text:p>
          </table:table-cell>
          <table:table-cell office:value-type="float" office:value="45">
            <text:p>45</text:p>
          </table:table-cell>
          <table:table-cell office:value-type="float" office:value="39.5">
            <text:p>39.5</text:p>
          </table:table-cell>
          <table:table-cell office:value-type="float" office:value="45">
            <text:p>45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Hugi road </text:p>
          </table:table-cell>
          <table:table-cell office:value-type="float" office:value="45">
            <text:p>45</text:p>
          </table:table-cell>
          <table:table-cell office:value-type="float" office:value="37.5">
            <text:p>37.5</text:p>
          </table:table-cell>
          <table:table-cell office:value-type="float" office:value="45">
            <text:p>45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Hugi tandem</text:p>
          </table:table-cell>
          <table:table-cell office:value-type="float" office:value="55">
            <text:p>55</text:p>
          </table:table-cell>
          <table:table-cell office:value-type="float" office:value="37">
            <text:p>37</text:p>
          </table:table-cell>
          <table:table-cell office:value-type="float" office:value="55">
            <text:p>55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Hugi tandem </text:p>
          </table:table-cell>
          <table:table-cell office:value-type="float" office:value="41">
            <text:p>41</text:p>
          </table:table-cell>
          <table:table-cell office:value-type="float" office:value="35">
            <text:p>35</text:p>
          </table:table-cell>
          <table:table-cell office:value-type="float" office:value="41">
            <text:p>41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string">
            <text:p>Hugi tandem </text:p>
          </table:table-cell>
          <table:table-cell office:value-type="float" office:value="55">
            <text:p>55</text:p>
          </table:table-cell>
          <table:table-cell office:value-type="float" office:value="33.5">
            <text:p>33.5</text:p>
          </table:table-cell>
          <table:table-cell office:value-type="float" office:value="55">
            <text:p>55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Hugi tandem large flange</text:p>
          </table:table-cell>
          <table:table-cell office:value-type="float" office:value="60">
            <text:p>60</text:p>
          </table:table-cell>
          <table:table-cell office:value-type="float" office:value="34.5">
            <text:p>34.5</text:p>
          </table:table-cell>
          <table:table-cell office:value-type="float" office:value="60">
            <text:p>60</text:p>
          </table:table-cell>
          <table:table-cell office:value-type="float" office:value="34.5">
            <text:p>34.5</text:p>
          </table:table-cell>
        </table:table-row>
        <table:table-row table:style-name="ro1">
          <table:table-cell office:value-type="string">
            <text:p>Hugi TD (tandem) 2001</text:p>
          </table:table-cell>
          <table:table-cell office:value-type="float" office:value="60">
            <text:p>60</text:p>
          </table:table-cell>
          <table:table-cell office:value-type="float" office:value="34.5">
            <text:p>34.5</text:p>
          </table:table-cell>
          <table:table-cell office:value-type="float" office:value="60">
            <text:p>60</text:p>
          </table:table-cell>
          <table:table-cell office:value-type="float" office:value="34.5">
            <text:p>34.5</text:p>
          </table:table-cell>
        </table:table-row>
        <table:table-row table:style-name="ro1">
          <table:table-cell office:value-type="string">
            <text:p>Hugi TD (tandem) 2001</text:p>
          </table:table-cell>
          <table:table-cell office:value-type="float" office:value="60">
            <text:p>60</text:p>
          </table:table-cell>
          <table:table-cell office:value-type="float" office:value="31.25">
            <text:p>31.25</text:p>
          </table:table-cell>
          <table:table-cell office:value-type="float" office:value="60">
            <text:p>60</text:p>
          </table:table-cell>
          <table:table-cell office:value-type="float" office:value="21.45">
            <text:p>21.45</text:p>
          </table:table-cell>
        </table:table-row>
        <table:table-row table:style-name="ro1">
          <table:table-cell office:value-type="string">
            <text:p>Hugi TD (tandem) 2001</text:p>
          </table:table-cell>
          <table:table-cell office:value-type="float" office:value="60">
            <text:p>60</text:p>
          </table:table-cell>
          <table:table-cell office:value-type="float" office:value="28.75">
            <text:p>28.75</text:p>
          </table:table-cell>
          <table:table-cell office:value-type="float" office:value="60">
            <text:p>60</text:p>
          </table:table-cell>
          <table:table-cell office:value-type="float" office:value="23.95">
            <text:p>23.95</text:p>
          </table:table-cell>
        </table:table-row>
        <table:table-row table:style-name="ro1">
          <table:table-cell office:value-type="string">
            <text:p>Hugi TD disc brake (tandem) 2001</text:p>
          </table:table-cell>
          <table:table-cell office:value-type="float" office:value="60">
            <text:p>60</text:p>
          </table:table-cell>
          <table:table-cell office:value-type="float" office:value="21.6">
            <text:p>21.6</text:p>
          </table:table-cell>
          <table:table-cell office:value-type="float" office:value="61">
            <text:p>61</text:p>
          </table:table-cell>
          <table:table-cell office:value-type="float" office:value="34.5">
            <text:p>34.5</text:p>
          </table:table-cell>
        </table:table-row>
        <table:table-row table:style-name="ro1">
          <table:table-cell office:value-type="string">
            <text:p>Hugi/Union Std.</text:p>
          </table:table-cell>
          <table:table-cell office:value-type="float" office:value="39">
            <text:p>39</text:p>
          </table:table-cell>
          <table:table-cell office:value-type="float" office:value="33">
            <text:p>33</text:p>
          </table:table-cell>
          <table:table-cell office:value-type="float" office:value="39">
            <text:p>39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Hugi/Union/Marwi Susp.</text:p>
          </table:table-cell>
          <table:table-cell office:value-type="float" office:value="41">
            <text:p>41</text:p>
          </table:table-cell>
          <table:table-cell office:value-type="float" office:value="35">
            <text:p>35</text:p>
          </table:table-cell>
          <table:table-cell office:value-type="float" office:value="41">
            <text:p>41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string">
            <text:p>Inferno disc</text:p>
          </table:table-cell>
          <table:table-cell office:value-type="float" office:value="5538">
            <text:p>5538</text:p>
          </table:table-cell>
          <table:table-cell office:value-type="float" office:value="21">
            <text:p>21</text:p>
          </table:table-cell>
          <table:table-cell office:value-type="float" office:value="55.8">
            <text:p>55.8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Inferno disc</text:p>
          </table:table-cell>
          <table:table-cell office:value-type="float" office:value="55.8">
            <text:p>55.8</text:p>
          </table:table-cell>
          <table:table-cell office:value-type="float" office:value="35">
            <text:p>35</text:p>
          </table:table-cell>
          <table:table-cell office:value-type="float" office:value="55.8">
            <text:p>55.8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Intense 20mm disc</text:p>
          </table:table-cell>
          <table:table-cell office:value-type="float" office:value="60">
            <text:p>60</text:p>
          </table:table-cell>
          <table:table-cell office:value-type="float" office:value="24">
            <text:p>24</text:p>
          </table:table-cell>
          <table:table-cell office:value-type="float" office:value="60">
            <text:p>60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IRO High-flange track hub</text:p>
          </table:table-cell>
          <table:table-cell office:value-type="float" office:value="62">
            <text:p>62</text:p>
          </table:table-cell>
          <table:table-cell office:value-type="float" office:value="34.5">
            <text:p>34.5</text:p>
          </table:table-cell>
          <table:table-cell office:value-type="float" office:value="62">
            <text:p>62</text:p>
          </table:table-cell>
          <table:table-cell office:value-type="float" office:value="34.5">
            <text:p>34.5</text:p>
          </table:table-cell>
        </table:table-row>
        <table:table-row table:style-name="ro1">
          <table:table-cell office:value-type="string">
            <text:p>IRO High-flange track hub</text:p>
          </table:table-cell>
          <table:table-cell office:value-type="float" office:value="62">
            <text:p>62</text:p>
          </table:table-cell>
          <table:table-cell office:value-type="float" office:value="31">
            <text:p>31</text:p>
          </table:table-cell>
          <table:table-cell office:value-type="float" office:value="62">
            <text:p>62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IRO Single Speed hub</text:p>
          </table:table-cell>
          <table:table-cell office:value-type="float" office:value="40">
            <text:p>40</text:p>
          </table:table-cell>
          <table:table-cell office:value-type="float" office:value="36">
            <text:p>36</text:p>
          </table:table-cell>
          <table:table-cell office:value-type="float" office:value="40">
            <text:p>40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string">
            <text:p>IRO Single Speed hub</text:p>
          </table:table-cell>
          <table:table-cell office:value-type="float" office:value="53">
            <text:p>53</text:p>
          </table:table-cell>
          <table:table-cell office:value-type="float" office:value="39">
            <text:p>39</text:p>
          </table:table-cell>
          <table:table-cell office:value-type="float" office:value="53">
            <text:p>53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string">
            <text:p>IRO Single Speed disc brake hub</text:p>
          </table:table-cell>
          <table:table-cell office:value-type="float" office:value="58">
            <text:p>58</text:p>
          </table:table-cell>
          <table:table-cell office:value-type="float" office:value="38">
            <text:p>38</text:p>
          </table:table-cell>
          <table:table-cell office:value-type="float" office:value="58">
            <text:p>58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Joytech sealed med flange</text:p>
          </table:table-cell>
          <table:table-cell office:value-type="float" office:value="44">
            <text:p>44</text:p>
          </table:table-cell>
          <table:table-cell office:value-type="float" office:value="28.5">
            <text:p>28.5</text:p>
          </table:table-cell>
          <table:table-cell office:value-type="float" office:value="44">
            <text:p>44</text:p>
          </table:table-cell>
          <table:table-cell office:value-type="float" office:value="28.5">
            <text:p>28.5</text:p>
          </table:table-cell>
        </table:table-row>
        <table:table-row table:style-name="ro1">
          <table:table-cell office:value-type="string">
            <text:p>Kingsbery low flange </text:p>
          </table:table-cell>
          <table:table-cell office:value-type="float" office:value="42.5">
            <text:p>42.5</text:p>
          </table:table-cell>
          <table:table-cell office:value-type="float" office:value="34.5">
            <text:p>34.5</text:p>
          </table:table-cell>
          <table:table-cell office:value-type="float" office:value="42.5">
            <text:p>42.5</text:p>
          </table:table-cell>
          <table:table-cell office:value-type="float" office:value="34.5">
            <text:p>34.5</text:p>
          </table:table-cell>
        </table:table-row>
        <table:table-row table:style-name="ro1">
          <table:table-cell office:value-type="string">
            <text:p>Kingsbery low flange 135mm</text:p>
          </table:table-cell>
          <table:table-cell office:value-type="float" office:value="42.5">
            <text:p>42.5</text:p>
          </table:table-cell>
          <table:table-cell office:value-type="float" office:value="34.5">
            <text:p>34.5</text:p>
          </table:table-cell>
          <table:table-cell office:value-type="float" office:value="42.5">
            <text:p>42.5</text:p>
          </table:table-cell>
          <table:table-cell office:value-type="float" office:value="23.5">
            <text:p>23.5</text:p>
          </table:table-cell>
        </table:table-row>
        <table:table-row table:style-name="ro1">
          <table:table-cell office:value-type="string">
            <text:p>Kogswell double fixed mtb/singlespeed rear</text:p>
          </table:table-cell>
          <table:table-cell office:value-type="float" office:value="52">
            <text:p>52</text:p>
          </table:table-cell>
          <table:table-cell office:value-type="float" office:value="38.5">
            <text:p>38.5</text:p>
          </table:table-cell>
          <table:table-cell office:value-type="float" office:value="52">
            <text:p>52</text:p>
          </table:table-cell>
          <table:table-cell office:value-type="float" office:value="38.5">
            <text:p>38.5</text:p>
          </table:table-cell>
        </table:table-row>
        <table:table-row table:style-name="ro1">
          <table:table-cell office:value-type="string">
            <text:p>Kogswell front</text:p>
          </table:table-cell>
          <table:table-cell office:value-type="float" office:value="40">
            <text:p>40</text:p>
          </table:table-cell>
          <table:table-cell office:value-type="float" office:value="36.1">
            <text:p>36.1</text:p>
          </table:table-cell>
          <table:table-cell office:value-type="float" office:value="40">
            <text:p>40</text:p>
          </table:table-cell>
          <table:table-cell office:value-type="float" office:value="36.1">
            <text:p>36.1</text:p>
          </table:table-cell>
        </table:table-row>
        <table:table-row table:style-name="ro1">
          <table:table-cell office:value-type="string">
            <text:p>M bits</text:p>
          </table:table-cell>
          <table:table-cell office:value-type="float" office:value="58.5">
            <text:p>58.5</text:p>
          </table:table-cell>
          <table:table-cell table:formula="oooc:=110/2-25" office:value-type="float" office:value="30">
            <text:p>30</text:p>
          </table:table-cell>
          <table:table-cell office:value-type="float" office:value="51">
            <text:p>51</text:p>
          </table:table-cell>
          <table:table-cell table:formula="oooc:=110/2-16-3.5/2" office:value-type="float" office:value="37.25">
            <text:p>37.25</text:p>
          </table:table-cell>
        </table:table-row>
        <table:table-row table:style-name="ro1">
          <table:table-cell office:value-type="string">
            <text:p>Machine Tech Hollowcore </text:p>
          </table:table-cell>
          <table:table-cell office:value-type="float" office:value="43">
            <text:p>43</text:p>
          </table:table-cell>
          <table:table-cell office:value-type="float" office:value="33">
            <text:p>33</text:p>
          </table:table-cell>
          <table:table-cell office:value-type="float" office:value="43">
            <text:p>43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Machine Tech Power Claw </text:p>
          </table:table-cell>
          <table:table-cell office:value-type="float" office:value="43">
            <text:p>43</text:p>
          </table:table-cell>
          <table:table-cell office:value-type="float" office:value="34">
            <text:p>34</text:p>
          </table:table-cell>
          <table:table-cell office:value-type="float" office:value="43">
            <text:p>43</text:p>
          </table:table-cell>
          <table:table-cell office:value-type="float" office:value="20.5">
            <text:p>20.5</text:p>
          </table:table-cell>
        </table:table-row>
        <table:table-row table:style-name="ro1">
          <table:table-cell office:value-type="string">
            <text:p>Magura 1999 Louise disc</text:p>
          </table:table-cell>
          <table:table-cell office:value-type="float" office:value="62.5">
            <text:p>62.5</text:p>
          </table:table-cell>
          <table:table-cell office:value-type="float" office:value="30.4">
            <text:p>30.4</text:p>
          </table:table-cell>
          <table:table-cell office:value-type="float" office:value="62.5">
            <text:p>62.5</text:p>
          </table:table-cell>
          <table:table-cell office:value-type="float" office:value="20.8">
            <text:p>20.8</text:p>
          </table:table-cell>
        </table:table-row>
        <table:table-row table:style-name="ro1">
          <table:table-cell office:value-type="string">
            <text:p>Magura Comp 2000</text:p>
          </table:table-cell>
          <table:table-cell office:value-type="float" office:value="58">
            <text:p>58</text:p>
          </table:table-cell>
          <table:table-cell office:value-type="float" office:value="23">
            <text:p>23</text:p>
          </table:table-cell>
          <table:table-cell office:value-type="float" office:value="48">
            <text:p>48</text:p>
          </table:table-cell>
          <table:table-cell office:value-type="float" office:value="34.7">
            <text:p>34.7</text:p>
          </table:table-cell>
        </table:table-row>
        <table:table-row table:style-name="ro1">
          <table:table-cell office:value-type="string">
            <text:p>Magura Comp 2000</text:p>
          </table:table-cell>
          <table:table-cell office:value-type="float" office:value="58">
            <text:p>58</text:p>
          </table:table-cell>
          <table:table-cell office:value-type="float" office:value="33.25">
            <text:p>33.25</text:p>
          </table:table-cell>
          <table:table-cell office:value-type="float" office:value="47">
            <text:p>47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Magura Comp 2000 DH</text:p>
          </table:table-cell>
          <table:table-cell office:value-type="float" office:value="58">
            <text:p>58</text:p>
          </table:table-cell>
          <table:table-cell office:value-type="float" office:value="22.8">
            <text:p>22.8</text:p>
          </table:table-cell>
          <table:table-cell office:value-type="float" office:value="58">
            <text:p>58</text:p>
          </table:table-cell>
          <table:table-cell office:value-type="float" office:value="31.5">
            <text:p>31.5</text:p>
          </table:table-cell>
        </table:table-row>
        <table:table-row table:style-name="ro1">
          <table:table-cell office:value-type="string">
            <text:p>Magura Fun</text:p>
          </table:table-cell>
          <table:table-cell office:value-type="float" office:value="58">
            <text:p>58</text:p>
          </table:table-cell>
          <table:table-cell office:value-type="float" office:value="23">
            <text:p>23</text:p>
          </table:table-cell>
          <table:table-cell office:value-type="float" office:value="52">
            <text:p>52</text:p>
          </table:table-cell>
          <table:table-cell office:value-type="float" office:value="34.7">
            <text:p>34.7</text:p>
          </table:table-cell>
        </table:table-row>
        <table:table-row table:style-name="ro1">
          <table:table-cell office:value-type="string">
            <text:p>Magura Fun</text:p>
          </table:table-cell>
          <table:table-cell office:value-type="float" office:value="58">
            <text:p>58</text:p>
          </table:table-cell>
          <table:table-cell office:value-type="float" office:value="33.25">
            <text:p>33.25</text:p>
          </table:table-cell>
          <table:table-cell office:value-type="float" office:value="52">
            <text:p>52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Magura Gustav M 2000</text:p>
          </table:table-cell>
          <table:table-cell office:value-type="float" office:value="58">
            <text:p>58</text:p>
          </table:table-cell>
          <table:table-cell office:value-type="float" office:value="23.1">
            <text:p>23.1</text:p>
          </table:table-cell>
          <table:table-cell office:value-type="float" office:value="46">
            <text:p>46</text:p>
          </table:table-cell>
          <table:table-cell office:value-type="float" office:value="34.4">
            <text:p>34.4</text:p>
          </table:table-cell>
        </table:table-row>
        <table:table-row table:style-name="ro1">
          <table:table-cell office:value-type="string">
            <text:p>Magura Gustav M 2000</text:p>
          </table:table-cell>
          <table:table-cell office:value-type="float" office:value="58">
            <text:p>58</text:p>
          </table:table-cell>
          <table:table-cell office:value-type="float" office:value="33.25">
            <text:p>33.25</text:p>
          </table:table-cell>
          <table:table-cell office:value-type="float" office:value="46">
            <text:p>46</text:p>
          </table:table-cell>
          <table:table-cell office:value-type="float" office:value="19.75">
            <text:p>19.75</text:p>
          </table:table-cell>
        </table:table-row>
        <table:table-row table:style-name="ro1">
          <table:table-cell office:value-type="string">
            <text:p>Magura Gustav M 2000 DH</text:p>
          </table:table-cell>
          <table:table-cell office:value-type="float" office:value="58">
            <text:p>58</text:p>
          </table:table-cell>
          <table:table-cell office:value-type="float" office:value="22.8">
            <text:p>22.8</text:p>
          </table:table-cell>
          <table:table-cell office:value-type="float" office:value="58">
            <text:p>58</text:p>
          </table:table-cell>
          <table:table-cell office:value-type="float" office:value="31.5">
            <text:p>31.5</text:p>
          </table:table-cell>
        </table:table-row>
        <table:table-row table:style-name="ro1">
          <table:table-cell office:value-type="string">
            <text:p>Magura Gustav M 99</text:p>
          </table:table-cell>
          <table:table-cell office:value-type="float" office:value="60">
            <text:p>60</text:p>
          </table:table-cell>
          <table:table-cell office:value-type="float" office:value="23.65">
            <text:p>23.65</text:p>
          </table:table-cell>
          <table:table-cell office:value-type="float" office:value="61">
            <text:p>61</text:p>
          </table:table-cell>
          <table:table-cell office:value-type="float" office:value="34.85">
            <text:p>34.85</text:p>
          </table:table-cell>
        </table:table-row>
        <table:table-row table:style-name="ro1">
          <table:table-cell office:value-type="string">
            <text:p>Magura Gustav M 99</text:p>
          </table:table-cell>
          <table:table-cell office:value-type="float" office:value="60">
            <text:p>60</text:p>
          </table:table-cell>
          <table:table-cell office:value-type="float" office:value="36.3">
            <text:p>36.3</text:p>
          </table:table-cell>
          <table:table-cell office:value-type="float" office:value="61">
            <text:p>61</text:p>
          </table:table-cell>
          <table:table-cell office:value-type="float" office:value="18.95">
            <text:p>18.95</text:p>
          </table:table-cell>
        </table:table-row>
        <table:table-row table:style-name="ro1">
          <table:table-cell office:value-type="string">
            <text:p>Magura Gustav M 99 DH</text:p>
          </table:table-cell>
          <table:table-cell office:value-type="float" office:value="60">
            <text:p>60</text:p>
          </table:table-cell>
          <table:table-cell office:value-type="float" office:value="26.6">
            <text:p>26.6</text:p>
          </table:table-cell>
          <table:table-cell office:value-type="float" office:value="61">
            <text:p>61</text:p>
          </table:table-cell>
          <table:table-cell office:value-type="float" office:value="29.7">
            <text:p>29.7</text:p>
          </table:table-cell>
        </table:table-row>
        <table:table-row table:style-name="ro1">
          <table:table-cell office:value-type="string">
            <text:p>Magura Pro 2000</text:p>
          </table:table-cell>
          <table:table-cell office:value-type="float" office:value="58">
            <text:p>58</text:p>
          </table:table-cell>
          <table:table-cell office:value-type="float" office:value="22">
            <text:p>22</text:p>
          </table:table-cell>
          <table:table-cell office:value-type="float" office:value="46">
            <text:p>46</text:p>
          </table:table-cell>
          <table:table-cell office:value-type="float" office:value="34.8">
            <text:p>34.8</text:p>
          </table:table-cell>
        </table:table-row>
        <table:table-row table:style-name="ro1">
          <table:table-cell office:value-type="string">
            <text:p>Magura Pro 2000</text:p>
          </table:table-cell>
          <table:table-cell office:value-type="float" office:value="58">
            <text:p>58</text:p>
          </table:table-cell>
          <table:table-cell office:value-type="float" office:value="33.5">
            <text:p>33.5</text:p>
          </table:table-cell>
          <table:table-cell office:value-type="float" office:value="46">
            <text:p>46</text:p>
          </table:table-cell>
          <table:table-cell office:value-type="float" office:value="19.2">
            <text:p>19.2</text:p>
          </table:table-cell>
        </table:table-row>
        <table:table-row table:style-name="ro1">
          <table:table-cell office:value-type="string">
            <text:p>Magura/SRAM louise 99</text:p>
          </table:table-cell>
          <table:table-cell office:value-type="float" office:value="62">
            <text:p>62</text:p>
          </table:table-cell>
          <table:table-cell office:value-type="float" office:value="31">
            <text:p>31</text:p>
          </table:table-cell>
          <table:table-cell office:value-type="float" office:value="62">
            <text:p>62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Magura/SRAM Louise 99 disc</text:p>
          </table:table-cell>
          <table:table-cell office:value-type="float" office:value="62">
            <text:p>62</text:p>
          </table:table-cell>
          <table:table-cell office:value-type="float" office:value="20">
            <text:p>20</text:p>
          </table:table-cell>
          <table:table-cell office:value-type="float" office:value="62">
            <text:p>62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Maillard Professional High Flange</text:p>
          </table:table-cell>
          <table:table-cell office:value-type="float" office:value="67.5">
            <text:p>67.5</text:p>
          </table:table-cell>
          <table:table-cell office:value-type="float" office:value="35.9">
            <text:p>35.9</text:p>
          </table:table-cell>
          <table:table-cell office:value-type="float" office:value="67.5">
            <text:p>67.5</text:p>
          </table:table-cell>
          <table:table-cell office:value-type="float" office:value="20.9">
            <text:p>20.9</text:p>
          </table:table-cell>
        </table:table-row>
        <table:table-row table:style-name="ro1">
          <table:table-cell office:value-type="string">
            <text:p>Maillard Professional High Flange</text:p>
          </table:table-cell>
          <table:table-cell office:value-type="float" office:value="67.5">
            <text:p>67.5</text:p>
          </table:table-cell>
          <table:table-cell office:value-type="float" office:value="33">
            <text:p>33</text:p>
          </table:table-cell>
          <table:table-cell office:value-type="float" office:value="67.5">
            <text:p>67.5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Manitou through axle, non-disc</text:p>
          </table:table-cell>
          <table:table-cell table:number-columns-repeated="4" office:value-type="float" office:value="40">
            <text:p>40</text:p>
          </table:table-cell>
        </table:table-row>
        <table:table-row table:style-name="ro1">
          <table:table-cell office:value-type="string">
            <text:p>Marzocchi QR 20</text:p>
          </table:table-cell>
          <table:table-cell office:value-type="float" office:value="56">
            <text:p>56</text:p>
          </table:table-cell>
          <table:table-cell office:value-type="float" office:value="36">
            <text:p>36</text:p>
          </table:table-cell>
          <table:table-cell office:value-type="float" office:value="56">
            <text:p>56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string">
            <text:p>Marzocchi QR 20 disc</text:p>
          </table:table-cell>
          <table:table-cell office:value-type="float" office:value="58">
            <text:p>58</text:p>
          </table:table-cell>
          <table:table-cell office:value-type="float" office:value="22">
            <text:p>22</text:p>
          </table:table-cell>
          <table:table-cell office:value-type="float" office:value="58">
            <text:p>58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Marzocchi QR 20+ disc</text:p>
          </table:table-cell>
          <table:table-cell office:value-type="float" office:value="61">
            <text:p>61</text:p>
          </table:table-cell>
          <table:table-cell office:value-type="float" office:value="19">
            <text:p>19</text:p>
          </table:table-cell>
          <table:table-cell office:value-type="float" office:value="61">
            <text:p>61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Maverick American hub</text:p>
          </table:table-cell>
          <table:table-cell office:value-type="float" office:value="58">
            <text:p>58</text:p>
          </table:table-cell>
          <table:table-cell office:value-type="float" office:value="29.4">
            <text:p>29.4</text:p>
          </table:table-cell>
          <table:table-cell office:value-type="float" office:value="50">
            <text:p>50</text:p>
          </table:table-cell>
          <table:table-cell office:value-type="float" office:value="36.5">
            <text:p>36.5</text:p>
          </table:table-cell>
        </table:table-row>
        <table:table-row table:style-name="ro1">
          <table:table-cell office:value-type="string">
            <text:p>Mavic 500, 501, 520, 530, 531, 550, 571, 577</text:p>
          </table:table-cell>
          <table:table-cell office:value-type="float" office:value="40">
            <text:p>40</text:p>
          </table:table-cell>
          <table:table-cell office:value-type="float" office:value="27">
            <text:p>27</text:p>
          </table:table-cell>
          <table:table-cell office:value-type="float" office:value="40">
            <text:p>40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string">
            <text:p>Mavic 501 </text:p>
          </table:table-cell>
          <table:table-cell office:value-type="float" office:value="44.5">
            <text:p>44.5</text:p>
          </table:table-cell>
          <table:table-cell office:value-type="float" office:value="30">
            <text:p>30</text:p>
          </table:table-cell>
          <table:table-cell office:value-type="float" office:value="44.5">
            <text:p>44.5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Mavic 501 </text:p>
          </table:table-cell>
          <table:table-cell office:value-type="float" office:value="44.5">
            <text:p>44.5</text:p>
          </table:table-cell>
          <table:table-cell office:value-type="float" office:value="31.5">
            <text:p>31.5</text:p>
          </table:table-cell>
          <table:table-cell office:value-type="float" office:value="44.5">
            <text:p>44.5</text:p>
          </table:table-cell>
          <table:table-cell office:value-type="float" office:value="16.5">
            <text:p>16.5</text:p>
          </table:table-cell>
        </table:table-row>
        <table:table-row table:style-name="ro1">
          <table:table-cell office:value-type="string">
            <text:p>Mavic 506 </text:p>
          </table:table-cell>
          <table:table-cell office:value-type="float" office:value="44.5">
            <text:p>44.5</text:p>
          </table:table-cell>
          <table:table-cell office:value-type="float" office:value="37">
            <text:p>37</text:p>
          </table:table-cell>
          <table:table-cell office:value-type="float" office:value="44.5">
            <text:p>44.5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Mavic 520 track low flange</text:p>
          </table:table-cell>
          <table:table-cell office:value-type="float" office:value="44.5">
            <text:p>44.5</text:p>
          </table:table-cell>
          <table:table-cell office:value-type="float" office:value="42.5">
            <text:p>42.5</text:p>
          </table:table-cell>
          <table:table-cell office:value-type="float" office:value="44.5">
            <text:p>44.5</text:p>
          </table:table-cell>
          <table:table-cell office:value-type="float" office:value="30.5">
            <text:p>30.5</text:p>
          </table:table-cell>
        </table:table-row>
        <table:table-row table:style-name="ro1">
          <table:table-cell office:value-type="string">
            <text:p>Mavic 531 MTB </text:p>
          </table:table-cell>
          <table:table-cell office:value-type="float" office:value="44.5">
            <text:p>44.5</text:p>
          </table:table-cell>
          <table:table-cell office:value-type="float" office:value="29.5">
            <text:p>29.5</text:p>
          </table:table-cell>
          <table:table-cell office:value-type="float" office:value="44.5">
            <text:p>44.5</text:p>
          </table:table-cell>
          <table:table-cell office:value-type="float" office:value="18.5">
            <text:p>18.5</text:p>
          </table:table-cell>
        </table:table-row>
        <table:table-row table:style-name="ro1">
          <table:table-cell office:value-type="string">
            <text:p>Mavic 531 MTB </text:p>
          </table:table-cell>
          <table:table-cell office:value-type="float" office:value="44.5">
            <text:p>44.5</text:p>
          </table:table-cell>
          <table:table-cell office:value-type="float" office:value="27">
            <text:p>27</text:p>
          </table:table-cell>
          <table:table-cell office:value-type="float" office:value="44.5">
            <text:p>44.5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Mavic 550</text:p>
          </table:table-cell>
          <table:table-cell office:value-type="float" office:value="45">
            <text:p>45</text:p>
          </table:table-cell>
          <table:table-cell office:value-type="float" office:value="37.7">
            <text:p>37.7</text:p>
          </table:table-cell>
          <table:table-cell office:value-type="float" office:value="45">
            <text:p>45</text:p>
          </table:table-cell>
          <table:table-cell office:value-type="float" office:value="19.2">
            <text:p>19.2</text:p>
          </table:table-cell>
        </table:table-row>
        <table:table-row table:style-name="ro1">
          <table:table-cell office:value-type="string">
            <text:p>Mavic 570</text:p>
          </table:table-cell>
          <table:table-cell office:value-type="float" office:value="45">
            <text:p>45</text:p>
          </table:table-cell>
          <table:table-cell office:value-type="float" office:value="36">
            <text:p>36</text:p>
          </table:table-cell>
          <table:table-cell office:value-type="float" office:value="45">
            <text:p>45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Mavic 571 road </text:p>
          </table:table-cell>
          <table:table-cell office:value-type="float" office:value="53">
            <text:p>53</text:p>
          </table:table-cell>
          <table:table-cell office:value-type="float" office:value="32">
            <text:p>32</text:p>
          </table:table-cell>
          <table:table-cell office:value-type="float" office:value="53">
            <text:p>53</text:p>
          </table:table-cell>
          <table:table-cell office:value-type="float" office:value="16.5">
            <text:p>16.5</text:p>
          </table:table-cell>
        </table:table-row>
        <table:table-row table:style-name="ro1">
          <table:table-cell office:value-type="string">
            <text:p>Mavic 571, 572 </text:p>
          </table:table-cell>
          <table:table-cell office:value-type="float" office:value="53">
            <text:p>53</text:p>
          </table:table-cell>
          <table:table-cell office:value-type="float" office:value="35">
            <text:p>35</text:p>
          </table:table-cell>
          <table:table-cell office:value-type="float" office:value="53">
            <text:p>53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Mavic 577 MTB </text:p>
          </table:table-cell>
          <table:table-cell office:value-type="float" office:value="53">
            <text:p>53</text:p>
          </table:table-cell>
          <table:table-cell office:value-type="float" office:value="31.5">
            <text:p>31.5</text:p>
          </table:table-cell>
          <table:table-cell office:value-type="float" office:value="53">
            <text:p>53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Mavic Cosmic Carbone 2001 blk. STRAIGHT SPOKES</text:p>
          </table:table-cell>
          <table:table-cell office:value-type="float" office:value="27">
            <text:p>27</text:p>
          </table:table-cell>
          <table:table-cell office:value-type="float" office:value="36">
            <text:p>36</text:p>
          </table:table-cell>
          <table:table-cell office:value-type="float" office:value="27">
            <text:p>27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string">
            <text:p>Mavic MR601</text:p>
          </table:table-cell>
          <table:table-cell office:value-type="float" office:value="40">
            <text:p>40</text:p>
          </table:table-cell>
          <table:table-cell office:value-type="float" office:value="34">
            <text:p>34</text:p>
          </table:table-cell>
          <table:table-cell office:value-type="float" office:value="40">
            <text:p>40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Mavic MR601</text:p>
          </table:table-cell>
          <table:table-cell office:value-type="float" office:value="46">
            <text:p>46</text:p>
          </table:table-cell>
          <table:table-cell office:value-type="float" office:value="34">
            <text:p>34</text:p>
          </table:table-cell>
          <table:table-cell office:value-type="float" office:value="48">
            <text:p>48</text:p>
          </table:table-cell>
          <table:table-cell office:value-type="float" office:value="17.4">
            <text:p>17.4</text:p>
          </table:table-cell>
        </table:table-row>
        <table:table-row table:style-name="ro1">
          <table:table-cell office:value-type="string">
            <text:p>Mavic special small TT hub</text:p>
          </table:table-cell>
          <table:table-cell office:value-type="float" office:value="34">
            <text:p>34</text:p>
          </table:table-cell>
          <table:table-cell office:value-type="float" office:value="28">
            <text:p>28</text:p>
          </table:table-cell>
          <table:table-cell office:value-type="float" office:value="34">
            <text:p>34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string">
            <text:p>Maxx</text:p>
          </table:table-cell>
          <table:table-cell office:value-type="float" office:value="32">
            <text:p>32</text:p>
          </table:table-cell>
          <table:table-cell office:value-type="float" office:value="35">
            <text:p>35</text:p>
          </table:table-cell>
          <table:table-cell office:value-type="float" office:value="32">
            <text:p>32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string">
            <text:p>Miche track</text:p>
          </table:table-cell>
          <table:table-cell office:value-type="float" office:value="59">
            <text:p>59</text:p>
          </table:table-cell>
          <table:table-cell office:value-type="float" office:value="45">
            <text:p>45</text:p>
          </table:table-cell>
          <table:table-cell office:value-type="float" office:value="59">
            <text:p>59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Nashbar Fixed-Fixed Flip-Flop front hub NF-GHF</text:p>
          </table:table-cell>
          <table:table-cell office:value-type="float" office:value="62">
            <text:p>62</text:p>
          </table:table-cell>
          <table:table-cell office:value-type="float" office:value="34">
            <text:p>34</text:p>
          </table:table-cell>
          <table:table-cell office:value-type="float" office:value="62">
            <text:p>62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Nashbar Fixed-Fixed Flip-Flop rear hub NF-GHR</text:p>
          </table:table-cell>
          <table:table-cell office:value-type="float" office:value="62">
            <text:p>62</text:p>
          </table:table-cell>
          <table:table-cell office:value-type="float" office:value="31">
            <text:p>31</text:p>
          </table:table-cell>
          <table:table-cell office:value-type="float" office:value="62">
            <text:p>62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NC 17 disc</text:p>
          </table:table-cell>
          <table:table-cell office:value-type="float" office:value="60">
            <text:p>60</text:p>
          </table:table-cell>
          <table:table-cell office:value-type="float" office:value="21.5">
            <text:p>21.5</text:p>
          </table:table-cell>
          <table:table-cell office:value-type="float" office:value="60">
            <text:p>60</text:p>
          </table:table-cell>
          <table:table-cell office:value-type="float" office:value="33.9">
            <text:p>33.9</text:p>
          </table:table-cell>
        </table:table-row>
        <table:table-row table:style-name="ro1">
          <table:table-cell office:value-type="string">
            <text:p>NC 17 disc</text:p>
          </table:table-cell>
          <table:table-cell office:value-type="float" office:value="60">
            <text:p>60</text:p>
          </table:table-cell>
          <table:table-cell office:value-type="float" office:value="31.7">
            <text:p>31.7</text:p>
          </table:table-cell>
          <table:table-cell office:value-type="float" office:value="60">
            <text:p>60</text:p>
          </table:table-cell>
          <table:table-cell office:value-type="float" office:value="18.2">
            <text:p>18.2</text:p>
          </table:table-cell>
        </table:table-row>
        <table:table-row table:style-name="ro1">
          <table:table-cell office:value-type="string">
            <text:p>NC 17 disc DH</text:p>
          </table:table-cell>
          <table:table-cell office:value-type="float" office:value="60">
            <text:p>60</text:p>
          </table:table-cell>
          <table:table-cell office:value-type="float" office:value="21.5">
            <text:p>21.5</text:p>
          </table:table-cell>
          <table:table-cell office:value-type="float" office:value="60">
            <text:p>60</text:p>
          </table:table-cell>
          <table:table-cell office:value-type="float" office:value="33.9">
            <text:p>33.9</text:p>
          </table:table-cell>
        </table:table-row>
        <table:table-row table:style-name="ro1">
          <table:table-cell office:value-type="string">
            <text:p>Nicolai Nucleon NC 17 95mm 20mm through axle</text:p>
          </table:table-cell>
          <table:table-cell office:value-type="float" office:value="60">
            <text:p>60</text:p>
          </table:table-cell>
          <table:table-cell office:value-type="float" office:value="19">
            <text:p>19</text:p>
          </table:table-cell>
          <table:table-cell office:value-type="float" office:value="60">
            <text:p>60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string">
            <text:p>Normandy high flange</text:p>
          </table:table-cell>
          <table:table-cell office:value-type="float" office:value="63">
            <text:p>63</text:p>
          </table:table-cell>
          <table:table-cell office:value-type="float" office:value="33.7">
            <text:p>33.7</text:p>
          </table:table-cell>
          <table:table-cell office:value-type="float" office:value="63">
            <text:p>63</text:p>
          </table:table-cell>
          <table:table-cell office:value-type="float" office:value="33.7">
            <text:p>33.7</text:p>
          </table:table-cell>
        </table:table-row>
        <table:table-row table:style-name="ro1">
          <table:table-cell office:value-type="string">
            <text:p>Normandy high flange</text:p>
          </table:table-cell>
          <table:table-cell office:value-type="float" office:value="63">
            <text:p>63</text:p>
          </table:table-cell>
          <table:table-cell office:value-type="float" office:value="39">
            <text:p>39</text:p>
          </table:table-cell>
          <table:table-cell office:value-type="float" office:value="63">
            <text:p>63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Normandy high flange respaced to 126mm</text:p>
          </table:table-cell>
          <table:table-cell office:value-type="float" office:value="63">
            <text:p>63</text:p>
          </table:table-cell>
          <table:table-cell office:value-type="float" office:value="42">
            <text:p>42</text:p>
          </table:table-cell>
          <table:table-cell office:value-type="float" office:value="63">
            <text:p>63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Nuke Proof</text:p>
          </table:table-cell>
          <table:table-cell office:value-type="float" office:value="31">
            <text:p>31</text:p>
          </table:table-cell>
          <table:table-cell office:value-type="float" office:value="35.25">
            <text:p>35.25</text:p>
          </table:table-cell>
          <table:table-cell office:value-type="float" office:value="31">
            <text:p>31</text:p>
          </table:table-cell>
          <table:table-cell office:value-type="float" office:value="35.25">
            <text:p>35.25</text:p>
          </table:table-cell>
        </table:table-row>
        <table:table-row table:style-name="ro1">
          <table:table-cell office:value-type="string">
            <text:p>Nuke Proof </text:p>
          </table:table-cell>
          <table:table-cell office:value-type="float" office:value="32">
            <text:p>32</text:p>
          </table:table-cell>
          <table:table-cell office:value-type="float" office:value="45">
            <text:p>45</text:p>
          </table:table-cell>
          <table:table-cell office:value-type="float" office:value="43.1">
            <text:p>43.1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Nuke Proof </text:p>
          </table:table-cell>
          <table:table-cell office:value-type="float" office:value="32">
            <text:p>32</text:p>
          </table:table-cell>
          <table:table-cell office:value-type="float" office:value="43">
            <text:p>43</text:p>
          </table:table-cell>
          <table:table-cell office:value-type="float" office:value="43.1">
            <text:p>43.1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Nuke Proof </text:p>
          </table:table-cell>
          <table:table-cell office:value-type="float" office:value="32">
            <text:p>32</text:p>
          </table:table-cell>
          <table:table-cell office:value-type="float" office:value="41">
            <text:p>41</text:p>
          </table:table-cell>
          <table:table-cell office:value-type="float" office:value="43.1">
            <text:p>43.1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Nuke Proof </text:p>
          </table:table-cell>
          <table:table-cell office:value-type="float" office:value="32">
            <text:p>32</text:p>
          </table:table-cell>
          <table:table-cell office:value-type="float" office:value="36.5">
            <text:p>36.5</text:p>
          </table:table-cell>
          <table:table-cell office:value-type="float" office:value="32">
            <text:p>32</text:p>
          </table:table-cell>
          <table:table-cell office:value-type="float" office:value="36.5">
            <text:p>36.5</text:p>
          </table:table-cell>
        </table:table-row>
        <table:table-row table:style-name="ro1">
          <table:table-cell office:value-type="string">
            <text:p>Nuke Proof Bombshell cassette </text:p>
          </table:table-cell>
          <table:table-cell office:value-type="float" office:value="47">
            <text:p>47</text:p>
          </table:table-cell>
          <table:table-cell office:value-type="float" office:value="42">
            <text:p>42</text:p>
          </table:table-cell>
          <table:table-cell office:value-type="float" office:value="47">
            <text:p>47</text:p>
          </table:table-cell>
          <table:table-cell office:value-type="float" office:value="19.5">
            <text:p>19.5</text:p>
          </table:table-cell>
        </table:table-row>
        <table:table-row table:style-name="ro1">
          <table:table-cell office:value-type="string">
            <text:p>Nuke Proof Bombshell cassette </text:p>
          </table:table-cell>
          <table:table-cell office:value-type="float" office:value="47">
            <text:p>47</text:p>
          </table:table-cell>
          <table:table-cell office:value-type="float" office:value="41">
            <text:p>41</text:p>
          </table:table-cell>
          <table:table-cell office:value-type="float" office:value="47">
            <text:p>47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Nuke Proof Bombshell, post '95</text:p>
          </table:table-cell>
          <table:table-cell office:value-type="float" office:value="47">
            <text:p>47</text:p>
          </table:table-cell>
          <table:table-cell office:value-type="float" office:value="38">
            <text:p>38</text:p>
          </table:table-cell>
          <table:table-cell office:value-type="float" office:value="47">
            <text:p>47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string">
            <text:p>Nuke Proof Bombshell, pre '95</text:p>
          </table:table-cell>
          <table:table-cell office:value-type="float" office:value="42.2">
            <text:p>42.2</text:p>
          </table:table-cell>
          <table:table-cell office:value-type="float" office:value="34">
            <text:p>34</text:p>
          </table:table-cell>
          <table:table-cell office:value-type="float" office:value="42.2">
            <text:p>42.2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Nuke Proof XT cassette </text:p>
          </table:table-cell>
          <table:table-cell office:value-type="float" office:value="32">
            <text:p>32</text:p>
          </table:table-cell>
          <table:table-cell office:value-type="float" office:value="45">
            <text:p>45</text:p>
          </table:table-cell>
          <table:table-cell office:value-type="float" office:value="47.3">
            <text:p>47.3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Nuke Proof XT cassette </text:p>
          </table:table-cell>
          <table:table-cell office:value-type="float" office:value="32">
            <text:p>32</text:p>
          </table:table-cell>
          <table:table-cell office:value-type="float" office:value="43">
            <text:p>43</text:p>
          </table:table-cell>
          <table:table-cell office:value-type="float" office:value="47.3">
            <text:p>47.3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Nuke Proof XT cassette </text:p>
          </table:table-cell>
          <table:table-cell office:value-type="float" office:value="32">
            <text:p>32</text:p>
          </table:table-cell>
          <table:table-cell office:value-type="float" office:value="40">
            <text:p>40</text:p>
          </table:table-cell>
          <table:table-cell office:value-type="float" office:value="47.3">
            <text:p>47.3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Nuke Proof XTR cassette </text:p>
          </table:table-cell>
          <table:table-cell office:value-type="float" office:value="32">
            <text:p>32</text:p>
          </table:table-cell>
          <table:table-cell office:value-type="float" office:value="38.5">
            <text:p>38.5</text:p>
          </table:table-cell>
          <table:table-cell office:value-type="float" office:value="47.5">
            <text:p>47.5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Nuke Proof XTR cassette </text:p>
          </table:table-cell>
          <table:table-cell office:value-type="float" office:value="32">
            <text:p>32</text:p>
          </table:table-cell>
          <table:table-cell office:value-type="float" office:value="38.5">
            <text:p>38.5</text:p>
          </table:table-cell>
          <table:table-cell office:value-type="float" office:value="47.3">
            <text:p>47.3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Nuke Proof, older models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On-one 120mm Double Fixed</text:p>
          </table:table-cell>
          <table:table-cell office:value-type="float" office:value="46">
            <text:p>46</text:p>
          </table:table-cell>
          <table:table-cell office:value-type="float" office:value="27">
            <text:p>27</text:p>
          </table:table-cell>
          <table:table-cell office:value-type="float" office:value="46">
            <text:p>46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string">
            <text:p>Pace carbon sealed </text:p>
          </table:table-cell>
          <table:table-cell office:value-type="float" office:value="44.5">
            <text:p>44.5</text:p>
          </table:table-cell>
          <table:table-cell office:value-type="float" office:value="32">
            <text:p>32</text:p>
          </table:table-cell>
          <table:table-cell office:value-type="float" office:value="44.5">
            <text:p>44.5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Pace carbon sealed </text:p>
          </table:table-cell>
          <table:table-cell office:value-type="float" office:value="44.5">
            <text:p>44.5</text:p>
          </table:table-cell>
          <table:table-cell office:value-type="float" office:value="38">
            <text:p>38</text:p>
          </table:table-cell>
          <table:table-cell office:value-type="float" office:value="44.5">
            <text:p>44.5</text:p>
          </table:table-cell>
          <table:table-cell office:value-type="float" office:value="22.5">
            <text:p>22.5</text:p>
          </table:table-cell>
        </table:table-row>
        <table:table-row table:style-name="ro1">
          <table:table-cell office:value-type="string">
            <text:p>Paul Components </text:p>
          </table:table-cell>
          <table:table-cell office:value-type="float" office:value="43">
            <text:p>43</text:p>
          </table:table-cell>
          <table:table-cell office:value-type="float" office:value="36">
            <text:p>36</text:p>
          </table:table-cell>
          <table:table-cell office:value-type="float" office:value="43">
            <text:p>43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string">
            <text:p>Phil Wood Cassette</text:p>
          </table:table-cell>
          <table:table-cell office:value-type="float" office:value="55">
            <text:p>55</text:p>
          </table:table-cell>
          <table:table-cell office:value-type="float" office:value="35">
            <text:p>35</text:p>
          </table:table-cell>
          <table:table-cell office:value-type="float" office:value="55">
            <text:p>55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Phil Wood Cross Country </text:p>
          </table:table-cell>
          <table:table-cell office:value-type="float" office:value="57.5">
            <text:p>57.5</text:p>
          </table:table-cell>
          <table:table-cell office:value-type="float" office:value="27.8">
            <text:p>27.8</text:p>
          </table:table-cell>
          <table:table-cell office:value-type="float" office:value="57.5">
            <text:p>57.5</text:p>
          </table:table-cell>
          <table:table-cell office:value-type="float" office:value="27.8">
            <text:p>27.8</text:p>
          </table:table-cell>
        </table:table-row>
        <table:table-row table:style-name="ro1">
          <table:table-cell office:value-type="string">
            <text:p>Phil Wood Field Serviceable </text:p>
          </table:table-cell>
          <table:table-cell office:value-type="float" office:value="48.5">
            <text:p>48.5</text:p>
          </table:table-cell>
          <table:table-cell office:value-type="float" office:value="34.5">
            <text:p>34.5</text:p>
          </table:table-cell>
          <table:table-cell office:value-type="float" office:value="48.5">
            <text:p>48.5</text:p>
          </table:table-cell>
          <table:table-cell office:value-type="float" office:value="34.5">
            <text:p>34.5</text:p>
          </table:table-cell>
        </table:table-row>
        <table:table-row table:style-name="ro1">
          <table:table-cell office:value-type="string">
            <text:p>Phil Wood Field Serviceable </text:p>
          </table:table-cell>
          <table:table-cell office:value-type="float" office:value="48.5">
            <text:p>48.5</text:p>
          </table:table-cell>
          <table:table-cell office:value-type="float" office:value="37.6">
            <text:p>37.6</text:p>
          </table:table-cell>
          <table:table-cell office:value-type="float" office:value="48.5">
            <text:p>48.5</text:p>
          </table:table-cell>
          <table:table-cell office:value-type="float" office:value="19.4">
            <text:p>19.4</text:p>
          </table:table-cell>
        </table:table-row>
        <table:table-row table:style-name="ro1">
          <table:table-cell office:value-type="string">
            <text:p>Phil Wood Field Serviceable </text:p>
          </table:table-cell>
          <table:table-cell office:value-type="float" office:value="48.5">
            <text:p>48.5</text:p>
          </table:table-cell>
          <table:table-cell office:value-type="float" office:value="34.9">
            <text:p>34.9</text:p>
          </table:table-cell>
          <table:table-cell office:value-type="float" office:value="48.5">
            <text:p>48.5</text:p>
          </table:table-cell>
          <table:table-cell office:value-type="float" office:value="22.1">
            <text:p>22.1</text:p>
          </table:table-cell>
        </table:table-row>
        <table:table-row table:style-name="ro1">
          <table:table-cell office:value-type="string">
            <text:p>Phil Wood Field Serviceable </text:p>
          </table:table-cell>
          <table:table-cell office:value-type="float" office:value="48.5">
            <text:p>48.5</text:p>
          </table:table-cell>
          <table:table-cell office:value-type="float" office:value="32.4">
            <text:p>32.4</text:p>
          </table:table-cell>
          <table:table-cell office:value-type="float" office:value="48.5">
            <text:p>48.5</text:p>
          </table:table-cell>
          <table:table-cell office:value-type="float" office:value="24.6">
            <text:p>24.6</text:p>
          </table:table-cell>
        </table:table-row>
        <table:table-row table:style-name="ro1">
          <table:table-cell office:value-type="string">
            <text:p>Phil Wood Field Serviceable </text:p>
          </table:table-cell>
          <table:table-cell office:value-type="float" office:value="48.5">
            <text:p>48.5</text:p>
          </table:table-cell>
          <table:table-cell office:value-type="float" office:value="39">
            <text:p>39</text:p>
          </table:table-cell>
          <table:table-cell office:value-type="float" office:value="48.5">
            <text:p>48.5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Phil Wood Hi right hand flange</text:p>
          </table:table-cell>
          <table:table-cell office:value-type="float" office:value="48.5">
            <text:p>48.5</text:p>
          </table:table-cell>
          <table:table-cell office:value-type="float" office:value="38">
            <text:p>38</text:p>
          </table:table-cell>
          <table:table-cell office:value-type="float" office:value="69">
            <text:p>69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Phil Wood Hi right hand flange</text:p>
          </table:table-cell>
          <table:table-cell office:value-type="float" office:value="48.5">
            <text:p>48.5</text:p>
          </table:table-cell>
          <table:table-cell office:value-type="float" office:value="36.6">
            <text:p>36.6</text:p>
          </table:table-cell>
          <table:table-cell office:value-type="float" office:value="69">
            <text:p>69</text:p>
          </table:table-cell>
          <table:table-cell office:value-type="float" office:value="20.4">
            <text:p>20.4</text:p>
          </table:table-cell>
        </table:table-row>
        <table:table-row table:style-name="ro1">
          <table:table-cell office:value-type="string">
            <text:p>Phil Wood medium original </text:p>
          </table:table-cell>
          <table:table-cell office:value-type="float" office:value="48.5">
            <text:p>48.5</text:p>
          </table:table-cell>
          <table:table-cell office:value-type="float" office:value="34.5">
            <text:p>34.5</text:p>
          </table:table-cell>
          <table:table-cell office:value-type="float" office:value="48.5">
            <text:p>48.5</text:p>
          </table:table-cell>
          <table:table-cell office:value-type="float" office:value="34.5">
            <text:p>34.5</text:p>
          </table:table-cell>
        </table:table-row>
        <table:table-row table:style-name="ro1">
          <table:table-cell office:value-type="string">
            <text:p>Phil Wood medium original </text:p>
          </table:table-cell>
          <table:table-cell office:value-type="float" office:value="48.5">
            <text:p>48.5</text:p>
          </table:table-cell>
          <table:table-cell office:value-type="float" office:value="38">
            <text:p>38</text:p>
          </table:table-cell>
          <table:table-cell office:value-type="float" office:value="48.5">
            <text:p>48.5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Phil Wood medium original </text:p>
          </table:table-cell>
          <table:table-cell office:value-type="float" office:value="48.5">
            <text:p>48.5</text:p>
          </table:table-cell>
          <table:table-cell office:value-type="float" office:value="31">
            <text:p>31</text:p>
          </table:table-cell>
          <table:table-cell office:value-type="float" office:value="48.5">
            <text:p>48.5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Phil Wood Mid </text:p>
          </table:table-cell>
          <table:table-cell office:value-type="float" office:value="48.5">
            <text:p>48.5</text:p>
          </table:table-cell>
          <table:table-cell office:value-type="float" office:value="38">
            <text:p>38</text:p>
          </table:table-cell>
          <table:table-cell office:value-type="float" office:value="57.5">
            <text:p>57.5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Phil Wood Mid </text:p>
          </table:table-cell>
          <table:table-cell office:value-type="float" office:value="48.5">
            <text:p>48.5</text:p>
          </table:table-cell>
          <table:table-cell office:value-type="float" office:value="36">
            <text:p>36</text:p>
          </table:table-cell>
          <table:table-cell office:value-type="float" office:value="57.5">
            <text:p>57.5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Phil Wood MTB 6speed </text:p>
          </table:table-cell>
          <table:table-cell office:value-type="float" office:value="57.5">
            <text:p>57.5</text:p>
          </table:table-cell>
          <table:table-cell office:value-type="float" office:value="36.7">
            <text:p>36.7</text:p>
          </table:table-cell>
          <table:table-cell office:value-type="float" office:value="48.2">
            <text:p>48.2</text:p>
          </table:table-cell>
          <table:table-cell office:value-type="float" office:value="20.3">
            <text:p>20.3</text:p>
          </table:table-cell>
        </table:table-row>
        <table:table-row table:style-name="ro1">
          <table:table-cell office:value-type="string">
            <text:p>Phil Wood MTB 6speed </text:p>
          </table:table-cell>
          <table:table-cell office:value-type="float" office:value="57.5">
            <text:p>57.5</text:p>
          </table:table-cell>
          <table:table-cell office:value-type="float" office:value="34.2">
            <text:p>34.2</text:p>
          </table:table-cell>
          <table:table-cell office:value-type="float" office:value="48.2">
            <text:p>48.2</text:p>
          </table:table-cell>
          <table:table-cell office:value-type="float" office:value="22.8">
            <text:p>22.8</text:p>
          </table:table-cell>
        </table:table-row>
        <table:table-row table:style-name="ro1">
          <table:table-cell office:value-type="string">
            <text:p>Phil Wood MTB 6speed </text:p>
          </table:table-cell>
          <table:table-cell office:value-type="float" office:value="57.5">
            <text:p>57.5</text:p>
          </table:table-cell>
          <table:table-cell office:value-type="float" office:value="31.7">
            <text:p>31.7</text:p>
          </table:table-cell>
          <table:table-cell office:value-type="float" office:value="48.2">
            <text:p>48.2</text:p>
          </table:table-cell>
          <table:table-cell office:value-type="float" office:value="25.3">
            <text:p>25.3</text:p>
          </table:table-cell>
        </table:table-row>
        <table:table-row table:style-name="ro1">
          <table:table-cell office:value-type="string">
            <text:p>Phil Wood MTB 7speed </text:p>
          </table:table-cell>
          <table:table-cell office:value-type="float" office:value="57.5">
            <text:p>57.5</text:p>
          </table:table-cell>
          <table:table-cell office:value-type="float" office:value="37.5">
            <text:p>37.5</text:p>
          </table:table-cell>
          <table:table-cell office:value-type="float" office:value="48.2">
            <text:p>48.2</text:p>
          </table:table-cell>
          <table:table-cell office:value-type="float" office:value="19.5">
            <text:p>19.5</text:p>
          </table:table-cell>
        </table:table-row>
        <table:table-row table:style-name="ro1">
          <table:table-cell office:value-type="string">
            <text:p>Phil Wood MTB 7speed </text:p>
          </table:table-cell>
          <table:table-cell office:value-type="float" office:value="57.5">
            <text:p>57.5</text:p>
          </table:table-cell>
          <table:table-cell office:value-type="float" office:value="35.7">
            <text:p>35.7</text:p>
          </table:table-cell>
          <table:table-cell office:value-type="float" office:value="48.2">
            <text:p>48.2</text:p>
          </table:table-cell>
          <table:table-cell office:value-type="float" office:value="21.3">
            <text:p>21.3</text:p>
          </table:table-cell>
        </table:table-row>
        <table:table-row table:style-name="ro1">
          <table:table-cell office:value-type="string">
            <text:p>Phil Wood MTB 7speed </text:p>
          </table:table-cell>
          <table:table-cell office:value-type="float" office:value="57.5">
            <text:p>57.5</text:p>
          </table:table-cell>
          <table:table-cell office:value-type="float" office:value="33.2">
            <text:p>33.2</text:p>
          </table:table-cell>
          <table:table-cell office:value-type="float" office:value="48.2">
            <text:p>48.2</text:p>
          </table:table-cell>
          <table:table-cell office:value-type="float" office:value="23.8">
            <text:p>23.8</text:p>
          </table:table-cell>
        </table:table-row>
        <table:table-row table:style-name="ro1">
          <table:table-cell office:value-type="string">
            <text:p>Phil Wood MTB 7speed </text:p>
          </table:table-cell>
          <table:table-cell office:value-type="float" office:value="57.5">
            <text:p>57.5</text:p>
          </table:table-cell>
          <table:table-cell office:value-type="float" office:value="30.7">
            <text:p>30.7</text:p>
          </table:table-cell>
          <table:table-cell office:value-type="float" office:value="48.2">
            <text:p>48.2</text:p>
          </table:table-cell>
          <table:table-cell office:value-type="float" office:value="26.3">
            <text:p>26.3</text:p>
          </table:table-cell>
        </table:table-row>
        <table:table-row table:style-name="ro1">
          <table:table-cell office:value-type="string">
            <text:p>Phil Wood MTB 8speed </text:p>
          </table:table-cell>
          <table:table-cell office:value-type="float" office:value="57.5">
            <text:p>57.5</text:p>
          </table:table-cell>
          <table:table-cell office:value-type="float" office:value="39">
            <text:p>39</text:p>
          </table:table-cell>
          <table:table-cell office:value-type="float" office:value="48.2">
            <text:p>48.2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Phil Wood MTB 8speed </text:p>
          </table:table-cell>
          <table:table-cell office:value-type="float" office:value="57.5">
            <text:p>57.5</text:p>
          </table:table-cell>
          <table:table-cell office:value-type="float" office:value="38.2">
            <text:p>38.2</text:p>
          </table:table-cell>
          <table:table-cell office:value-type="float" office:value="48.2">
            <text:p>48.2</text:p>
          </table:table-cell>
          <table:table-cell office:value-type="float" office:value="18.8">
            <text:p>18.8</text:p>
          </table:table-cell>
        </table:table-row>
        <table:table-row table:style-name="ro1">
          <table:table-cell office:value-type="string">
            <text:p>Phil Wood MTB 8speed </text:p>
          </table:table-cell>
          <table:table-cell office:value-type="float" office:value="58.5">
            <text:p>58.5</text:p>
          </table:table-cell>
          <table:table-cell office:value-type="float" office:value="35.7">
            <text:p>35.7</text:p>
          </table:table-cell>
          <table:table-cell office:value-type="float" office:value="49.2">
            <text:p>49.2</text:p>
          </table:table-cell>
          <table:table-cell office:value-type="float" office:value="21.3">
            <text:p>21.3</text:p>
          </table:table-cell>
        </table:table-row>
        <table:table-row table:style-name="ro1">
          <table:table-cell office:value-type="string">
            <text:p>Phil Wood road 5speed </text:p>
          </table:table-cell>
          <table:table-cell office:value-type="float" office:value="48.2">
            <text:p>48.2</text:p>
          </table:table-cell>
          <table:table-cell office:value-type="float" office:value="34.2">
            <text:p>34.2</text:p>
          </table:table-cell>
          <table:table-cell office:value-type="float" office:value="48.2">
            <text:p>48.2</text:p>
          </table:table-cell>
          <table:table-cell office:value-type="float" office:value="22.8">
            <text:p>22.8</text:p>
          </table:table-cell>
        </table:table-row>
        <table:table-row table:style-name="ro1">
          <table:table-cell office:value-type="string">
            <text:p>Phil Wood road 5speed </text:p>
          </table:table-cell>
          <table:table-cell office:value-type="float" office:value="48.2">
            <text:p>48.2</text:p>
          </table:table-cell>
          <table:table-cell office:value-type="float" office:value="31.7">
            <text:p>31.7</text:p>
          </table:table-cell>
          <table:table-cell office:value-type="float" office:value="48.2">
            <text:p>48.2</text:p>
          </table:table-cell>
          <table:table-cell office:value-type="float" office:value="25.3">
            <text:p>25.3</text:p>
          </table:table-cell>
        </table:table-row>
        <table:table-row table:style-name="ro1">
          <table:table-cell office:value-type="string">
            <text:p>Phil Wood road 6speed </text:p>
          </table:table-cell>
          <table:table-cell office:value-type="float" office:value="48.2">
            <text:p>48.2</text:p>
          </table:table-cell>
          <table:table-cell office:value-type="float" office:value="36.7">
            <text:p>36.7</text:p>
          </table:table-cell>
          <table:table-cell office:value-type="float" office:value="48.2">
            <text:p>48.2</text:p>
          </table:table-cell>
          <table:table-cell office:value-type="float" office:value="20.3">
            <text:p>20.3</text:p>
          </table:table-cell>
        </table:table-row>
        <table:table-row table:style-name="ro1">
          <table:table-cell office:value-type="string">
            <text:p>Phil Wood road 6speed </text:p>
          </table:table-cell>
          <table:table-cell office:value-type="float" office:value="48.2">
            <text:p>48.2</text:p>
          </table:table-cell>
          <table:table-cell office:value-type="float" office:value="34.2">
            <text:p>34.2</text:p>
          </table:table-cell>
          <table:table-cell office:value-type="float" office:value="48.2">
            <text:p>48.2</text:p>
          </table:table-cell>
          <table:table-cell office:value-type="float" office:value="22.8">
            <text:p>22.8</text:p>
          </table:table-cell>
        </table:table-row>
        <table:table-row table:style-name="ro1">
          <table:table-cell office:value-type="string">
            <text:p>Phil Wood road 6speed </text:p>
          </table:table-cell>
          <table:table-cell office:value-type="float" office:value="48.2">
            <text:p>48.2</text:p>
          </table:table-cell>
          <table:table-cell office:value-type="float" office:value="31.7">
            <text:p>31.7</text:p>
          </table:table-cell>
          <table:table-cell office:value-type="float" office:value="48.2">
            <text:p>48.2</text:p>
          </table:table-cell>
          <table:table-cell office:value-type="float" office:value="25.3">
            <text:p>25.3</text:p>
          </table:table-cell>
        </table:table-row>
        <table:table-row table:style-name="ro1">
          <table:table-cell office:value-type="string">
            <text:p>Phil Wood road 7speed </text:p>
          </table:table-cell>
          <table:table-cell office:value-type="float" office:value="48.2">
            <text:p>48.2</text:p>
          </table:table-cell>
          <table:table-cell office:value-type="float" office:value="37.2">
            <text:p>37.2</text:p>
          </table:table-cell>
          <table:table-cell office:value-type="float" office:value="48.2">
            <text:p>48.2</text:p>
          </table:table-cell>
          <table:table-cell office:value-type="float" office:value="19.8">
            <text:p>19.8</text:p>
          </table:table-cell>
        </table:table-row>
        <table:table-row table:style-name="ro1">
          <table:table-cell office:value-type="string">
            <text:p>Phil Wood road 7speed </text:p>
          </table:table-cell>
          <table:table-cell office:value-type="float" office:value="48.2">
            <text:p>48.2</text:p>
          </table:table-cell>
          <table:table-cell office:value-type="float" office:value="35.7">
            <text:p>35.7</text:p>
          </table:table-cell>
          <table:table-cell office:value-type="float" office:value="48.2">
            <text:p>48.2</text:p>
          </table:table-cell>
          <table:table-cell office:value-type="float" office:value="21.3">
            <text:p>21.3</text:p>
          </table:table-cell>
        </table:table-row>
        <table:table-row table:style-name="ro1">
          <table:table-cell office:value-type="string">
            <text:p>Phil Wood road 7speed </text:p>
          </table:table-cell>
          <table:table-cell office:value-type="float" office:value="48.2">
            <text:p>48.2</text:p>
          </table:table-cell>
          <table:table-cell office:value-type="float" office:value="33.2">
            <text:p>33.2</text:p>
          </table:table-cell>
          <table:table-cell office:value-type="float" office:value="48.2">
            <text:p>48.2</text:p>
          </table:table-cell>
          <table:table-cell office:value-type="float" office:value="23.8">
            <text:p>23.8</text:p>
          </table:table-cell>
        </table:table-row>
        <table:table-row table:style-name="ro1">
          <table:table-cell office:value-type="string">
            <text:p>Phil Wood road 8speed </text:p>
          </table:table-cell>
          <table:table-cell office:value-type="float" office:value="48.2">
            <text:p>48.2</text:p>
          </table:table-cell>
          <table:table-cell office:value-type="float" office:value="39">
            <text:p>39</text:p>
          </table:table-cell>
          <table:table-cell office:value-type="float" office:value="48.2">
            <text:p>48.2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Phil Wood road 8speed </text:p>
          </table:table-cell>
          <table:table-cell office:value-type="float" office:value="48.2">
            <text:p>48.2</text:p>
          </table:table-cell>
          <table:table-cell office:value-type="float" office:value="38.2">
            <text:p>38.2</text:p>
          </table:table-cell>
          <table:table-cell office:value-type="float" office:value="48.2">
            <text:p>48.2</text:p>
          </table:table-cell>
          <table:table-cell office:value-type="float" office:value="18.8">
            <text:p>18.8</text:p>
          </table:table-cell>
        </table:table-row>
        <table:table-row table:style-name="ro1">
          <table:table-cell office:value-type="string">
            <text:p>Phil Wood road 8speed </text:p>
          </table:table-cell>
          <table:table-cell office:value-type="float" office:value="48.2">
            <text:p>48.2</text:p>
          </table:table-cell>
          <table:table-cell office:value-type="float" office:value="35.7">
            <text:p>35.7</text:p>
          </table:table-cell>
          <table:table-cell office:value-type="float" office:value="48.2">
            <text:p>48.2</text:p>
          </table:table-cell>
          <table:table-cell office:value-type="float" office:value="21.3">
            <text:p>21.3</text:p>
          </table:table-cell>
        </table:table-row>
        <table:table-row table:style-name="ro1">
          <table:table-cell office:value-type="string">
            <text:p>Phil Wood small old </text:p>
          </table:table-cell>
          <table:table-cell office:value-type="float" office:value="42.5">
            <text:p>42.5</text:p>
          </table:table-cell>
          <table:table-cell office:value-type="float" office:value="35">
            <text:p>35</text:p>
          </table:table-cell>
          <table:table-cell office:value-type="float" office:value="42.5">
            <text:p>42.5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string">
            <text:p>Phil Wood small old </text:p>
          </table:table-cell>
          <table:table-cell office:value-type="float" office:value="42.5">
            <text:p>42.5</text:p>
          </table:table-cell>
          <table:table-cell office:value-type="float" office:value="38">
            <text:p>38</text:p>
          </table:table-cell>
          <table:table-cell office:value-type="float" office:value="48.5">
            <text:p>48.5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Phil Wood small old </text:p>
          </table:table-cell>
          <table:table-cell office:value-type="float" office:value="42.5">
            <text:p>42.5</text:p>
          </table:table-cell>
          <table:table-cell office:value-type="float" office:value="36">
            <text:p>36</text:p>
          </table:table-cell>
          <table:table-cell office:value-type="float" office:value="48.5">
            <text:p>48.5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Phil Wood small old </text:p>
          </table:table-cell>
          <table:table-cell office:value-type="float" office:value="42.5">
            <text:p>42.5</text:p>
          </table:table-cell>
          <table:table-cell office:value-type="float" office:value="33.5">
            <text:p>33.5</text:p>
          </table:table-cell>
          <table:table-cell office:value-type="float" office:value="48.5">
            <text:p>48.5</text:p>
          </table:table-cell>
          <table:table-cell office:value-type="float" office:value="23.5">
            <text:p>23.5</text:p>
          </table:table-cell>
        </table:table-row>
        <table:table-row table:style-name="ro1">
          <table:table-cell office:value-type="string">
            <text:p>Phil Wood Suspension </text:p>
          </table:table-cell>
          <table:table-cell office:value-type="float" office:value="57.5">
            <text:p>57.5</text:p>
          </table:table-cell>
          <table:table-cell office:value-type="float" office:value="35.3">
            <text:p>35.3</text:p>
          </table:table-cell>
          <table:table-cell office:value-type="float" office:value="57.5">
            <text:p>57.5</text:p>
          </table:table-cell>
          <table:table-cell office:value-type="float" office:value="35.3">
            <text:p>35.3</text:p>
          </table:table-cell>
        </table:table-row>
        <table:table-row table:style-name="ro1">
          <table:table-cell office:value-type="string">
            <text:p>Phil Wood Time Trial </text:p>
          </table:table-cell>
          <table:table-cell office:value-type="float" office:value="48.5">
            <text:p>48.5</text:p>
          </table:table-cell>
          <table:table-cell office:value-type="float" office:value="37.5">
            <text:p>37.5</text:p>
          </table:table-cell>
          <table:table-cell office:value-type="float" office:value="48.5">
            <text:p>48.5</text:p>
          </table:table-cell>
          <table:table-cell office:value-type="float" office:value="37.5">
            <text:p>37.5</text:p>
          </table:table-cell>
        </table:table-row>
        <table:table-row table:style-name="ro1">
          <table:table-cell office:value-type="string">
            <office:annotation draw:style-name="gr1" draw:text-style-name="P1" svg:width="2.2827in" svg:height="0.7079in" svg:x="1.1252in" svg:y="90.8248in" draw:caption-point-x="-1.1252in" draw:caption-point-y="-90.8248in">
              <dc:date>2009-03-13T00:00:00</dc:date>
              <text:p text:style-name="P1"><text:span text:style-name="T2">Part numbers (double sided figed gear): </text:span></text:p>
              <text:p text:style-name="P1"><text:span text:style-name="T1">AVL 522,622,527,627,532,632.</text:span></text:p>
              <text:p text:style-name="P1"><text:span text:style-name="T2">Fixed/free:</text:span><text:span text:style-name="T1"> AVL 523,623,528,628,533,633</text:span></text:p>
            </office:annotation>
            <text:p>Phil Wood track double-sided, small flange</text:p>
          </table:table-cell>
          <table:table-cell office:value-type="float" office:value="48.2">
            <text:p>48.2</text:p>
          </table:table-cell>
          <table:table-cell office:value-type="float" office:value="30">
            <text:p>30</text:p>
          </table:table-cell>
          <table:table-cell office:value-type="float" office:value="48.2">
            <text:p>48.2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7079in" svg:x="1.1252in" svg:y="91.0228in" draw:caption-point-x="-1.1252in" draw:caption-point-y="-91.0228in">
              <dc:date>2009-03-13T00:00:00</dc:date>
              <text:p text:style-name="P1"><text:span text:style-name="T2">Part numbers:</text:span></text:p>
              <text:p text:style-name="P1"><text:span text:style-name="T1">AVL 400, 500, 600</text:span></text:p>
            </office:annotation>
            <text:p>Phil Wood track front, small flange</text:p>
          </table:table-cell>
          <table:table-cell office:value-type="float" office:value="48.2">
            <text:p>48.2</text:p>
          </table:table-cell>
          <table:table-cell office:value-type="float" office:value="34.5">
            <text:p>34.5</text:p>
          </table:table-cell>
          <table:table-cell office:value-type="float" office:value="48.2">
            <text:p>48.2</text:p>
          </table:table-cell>
          <table:table-cell office:value-type="float" office:value="34.5">
            <text:p>34.5</text:p>
          </table:table-cell>
        </table:table-row>
        <table:table-row table:style-name="ro1">
          <table:table-cell office:value-type="string">
            <office:annotation draw:style-name="gr1" draw:text-style-name="P1" svg:width="1.1409in" svg:height="0.7079in" svg:x="1.1252in" svg:y="91.2205in" draw:caption-point-x="-1.1252in" draw:caption-point-y="-91.2205in">
              <dc:date>2009-03-13T00:00:00</dc:date>
              <text:p text:style-name="P1"><text:span text:style-name="T2">Part numbers</text:span></text:p>
              <text:p text:style-name="P1"><text:span text:style-name="T1">AVL</text:span></text:p>
              <text:p text:style-name="P1"><text:span text:style-name="T1">521,621,526,626,531,631</text:span></text:p>
              <text:p text:style-name="P2"><text:span text:style-name="T3"/></text:p>
            </office:annotation>
            <text:p>Phil Wood track one-sided, small flange</text:p>
          </table:table-cell>
          <table:table-cell office:value-type="float" office:value="48.5">
            <text:p>48.5</text:p>
          </table:table-cell>
          <table:table-cell office:value-type="float" office:value="44">
            <text:p>44</text:p>
          </table:table-cell>
          <table:table-cell office:value-type="float" office:value="48.5">
            <text:p>48.5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Phil Wood track, large flange</text:p>
          </table:table-cell>
          <table:table-cell office:value-type="float" office:value="66">
            <text:p>66</text:p>
          </table:table-cell>
          <table:table-cell table:formula="oooc:=120/2-17" office:value-type="float" office:value="43">
            <text:p>43</text:p>
          </table:table-cell>
          <table:table-cell office:value-type="float" office:value="66">
            <text:p>66</text:p>
          </table:table-cell>
          <table:table-cell table:formula="oooc:=120/2-31" office:value-type="float" office:value="29">
            <text:p>29</text:p>
          </table:table-cell>
        </table:table-row>
        <table:table-row table:style-name="ro1">
          <table:table-cell office:value-type="string">
            <text:p>Phil Wood wheelchair</text:p>
          </table:table-cell>
          <table:table-cell office:value-type="float" office:value="41">
            <text:p>41</text:p>
          </table:table-cell>
          <table:table-cell office:value-type="float" office:value="29.5">
            <text:p>29.5</text:p>
          </table:table-cell>
          <table:table-cell office:value-type="float" office:value="41">
            <text:p>41</text:p>
          </table:table-cell>
          <table:table-cell office:value-type="float" office:value="29.5">
            <text:p>29.5</text:p>
          </table:table-cell>
        </table:table-row>
        <table:table-row table:style-name="ro1">
          <table:table-cell office:value-type="string">
            <text:p>Point HR</text:p>
          </table:table-cell>
          <table:table-cell office:value-type="float" office:value="45">
            <text:p>45</text:p>
          </table:table-cell>
          <table:table-cell office:value-type="float" office:value="32">
            <text:p>32</text:p>
          </table:table-cell>
          <table:table-cell office:value-type="float" office:value="45">
            <text:p>45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Power-tap</text:p>
          </table:table-cell>
          <table:table-cell office:value-type="float" office:value="78">
            <text:p>78</text:p>
          </table:table-cell>
          <table:table-cell office:value-type="float" office:value="36.2">
            <text:p>36.2</text:p>
          </table:table-cell>
          <table:table-cell office:value-type="float" office:value="66">
            <text:p>66</text:p>
          </table:table-cell>
          <table:table-cell office:value-type="float" office:value="16.7">
            <text:p>16.7</text:p>
          </table:table-cell>
        </table:table-row>
        <table:table-row table:style-name="ro1">
          <table:table-cell office:value-type="string">
            <text:p>Power-tap ATB</text:p>
          </table:table-cell>
          <table:table-cell office:value-type="float" office:value="78">
            <text:p>78</text:p>
          </table:table-cell>
          <table:table-cell table:formula="oooc:=135/2-37" office:value-type="float" office:value="30.5">
            <text:p>30.5</text:p>
          </table:table-cell>
          <table:table-cell office:value-type="float" office:value="66">
            <text:p>66</text:p>
          </table:table-cell>
          <table:table-cell table:formula="oooc:=135/2-48" office:value-type="float" office:value="19.5">
            <text:p>19.5</text:p>
          </table:table-cell>
        </table:table-row>
        <table:table-row table:style-name="ro1">
          <table:table-cell office:value-type="string">
            <text:p>Power-tap SL</text:p>
          </table:table-cell>
          <table:table-cell table:formula="oooc:=35*2" office:value-type="float" office:value="70">
            <text:p>70</text:p>
          </table:table-cell>
          <table:table-cell office:value-type="float" office:value="31.8">
            <text:p>31.8</text:p>
          </table:table-cell>
          <table:table-cell office:value-type="float" office:value="70">
            <text:p>70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Pulstar 28 hole</text:p>
          </table:table-cell>
          <table:table-cell office:value-type="float" office:value="41.3">
            <text:p>41.3</text:p>
          </table:table-cell>
          <table:table-cell office:value-type="float" office:value="32.5">
            <text:p>32.5</text:p>
          </table:table-cell>
          <table:table-cell office:value-type="float" office:value="41.3">
            <text:p>41.3</text:p>
          </table:table-cell>
          <table:table-cell office:value-type="float" office:value="32.5">
            <text:p>32.5</text:p>
          </table:table-cell>
        </table:table-row>
        <table:table-row table:style-name="ro1">
          <table:table-cell office:value-type="string">
            <text:p>Pulstar 32 hole</text:p>
          </table:table-cell>
          <table:table-cell office:value-type="float" office:value="47.6">
            <text:p>47.6</text:p>
          </table:table-cell>
          <table:table-cell office:value-type="float" office:value="32.5">
            <text:p>32.5</text:p>
          </table:table-cell>
          <table:table-cell office:value-type="float" office:value="47.6">
            <text:p>47.6</text:p>
          </table:table-cell>
          <table:table-cell office:value-type="float" office:value="32.5">
            <text:p>32.5</text:p>
          </table:table-cell>
        </table:table-row>
        <table:table-row table:style-name="ro1">
          <table:table-cell office:value-type="string">
            <text:p>Pulstar 7-spd 32-hole </text:p>
          </table:table-cell>
          <table:table-cell office:value-type="float" office:value="47.6">
            <text:p>47.6</text:p>
          </table:table-cell>
          <table:table-cell office:value-type="float" office:value="32">
            <text:p>32</text:p>
          </table:table-cell>
          <table:table-cell office:value-type="float" office:value="47.6">
            <text:p>47.6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Pulstar 7-spd 36-hole</text:p>
          </table:table-cell>
          <table:table-cell office:value-type="float" office:value="50.8">
            <text:p>50.8</text:p>
          </table:table-cell>
          <table:table-cell office:value-type="float" office:value="32">
            <text:p>32</text:p>
          </table:table-cell>
          <table:table-cell office:value-type="float" office:value="50.8">
            <text:p>50.8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Pulstar 8-spd 32-hole </text:p>
          </table:table-cell>
          <table:table-cell office:value-type="float" office:value="47.6">
            <text:p>47.6</text:p>
          </table:table-cell>
          <table:table-cell office:value-type="float" office:value="34">
            <text:p>34</text:p>
          </table:table-cell>
          <table:table-cell office:value-type="float" office:value="47.6">
            <text:p>47.6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Pulstar 8-spd 36-hole</text:p>
          </table:table-cell>
          <table:table-cell office:value-type="float" office:value="50.8">
            <text:p>50.8</text:p>
          </table:table-cell>
          <table:table-cell office:value-type="float" office:value="34">
            <text:p>34</text:p>
          </table:table-cell>
          <table:table-cell office:value-type="float" office:value="50.8">
            <text:p>50.8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Pure Power</text:p>
          </table:table-cell>
          <table:table-cell office:value-type="float" office:value="48">
            <text:p>48</text:p>
          </table:table-cell>
          <table:table-cell office:value-type="float" office:value="35">
            <text:p>35</text:p>
          </table:table-cell>
          <table:table-cell office:value-type="float" office:value="48">
            <text:p>48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string">
            <text:p>Real front</text:p>
          </table:table-cell>
          <table:table-cell office:value-type="float" office:value="40">
            <text:p>40</text:p>
          </table:table-cell>
          <table:table-cell office:value-type="float" office:value="34">
            <text:p>34</text:p>
          </table:table-cell>
          <table:table-cell office:value-type="float" office:value="40">
            <text:p>40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Real rear, not for disc brake</text:p>
          </table:table-cell>
          <table:table-cell table:number-columns-repeated="2" office:value-type="float" office:value="37">
            <text:p>37</text:p>
          </table:table-cell>
          <table:table-cell office:value-type="float" office:value="54.5">
            <text:p>54.5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Ringlé 6-spd MTB </text:p>
          </table:table-cell>
          <table:table-cell office:value-type="float" office:value="40">
            <text:p>40</text:p>
          </table:table-cell>
          <table:table-cell office:value-type="float" office:value="41.5">
            <text:p>41.5</text:p>
          </table:table-cell>
          <table:table-cell office:value-type="float" office:value="41">
            <text:p>41</text:p>
          </table:table-cell>
          <table:table-cell office:value-type="float" office:value="22.5">
            <text:p>22.5</text:p>
          </table:table-cell>
        </table:table-row>
        <table:table-row table:style-name="ro1">
          <table:table-cell office:value-type="string">
            <text:p>Ringlé 7-spd MTB </text:p>
          </table:table-cell>
          <table:table-cell office:value-type="float" office:value="40">
            <text:p>40</text:p>
          </table:table-cell>
          <table:table-cell office:value-type="float" office:value="38.5">
            <text:p>38.5</text:p>
          </table:table-cell>
          <table:table-cell office:value-type="float" office:value="41">
            <text:p>41</text:p>
          </table:table-cell>
          <table:table-cell office:value-type="float" office:value="25.5">
            <text:p>25.5</text:p>
          </table:table-cell>
        </table:table-row>
        <table:table-row table:style-name="ro1">
          <table:table-cell office:value-type="string">
            <text:p>Ringlé 7-spd road </text:p>
          </table:table-cell>
          <table:table-cell office:value-type="float" office:value="40">
            <text:p>40</text:p>
          </table:table-cell>
          <table:table-cell office:value-type="float" office:value="43">
            <text:p>43</text:p>
          </table:table-cell>
          <table:table-cell office:value-type="float" office:value="41">
            <text:p>41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Ringlé 8-spd MTB </text:p>
          </table:table-cell>
          <table:table-cell office:value-type="float" office:value="40">
            <text:p>40</text:p>
          </table:table-cell>
          <table:table-cell office:value-type="float" office:value="39.5">
            <text:p>39.5</text:p>
          </table:table-cell>
          <table:table-cell office:value-type="float" office:value="41">
            <text:p>41</text:p>
          </table:table-cell>
          <table:table-cell office:value-type="float" office:value="20.5">
            <text:p>20.5</text:p>
          </table:table-cell>
        </table:table-row>
        <table:table-row table:style-name="ro1">
          <table:table-cell office:value-type="string">
            <text:p>Ringlé 8-spd road </text:p>
          </table:table-cell>
          <table:table-cell office:value-type="float" office:value="40">
            <text:p>40</text:p>
          </table:table-cell>
          <table:table-cell office:value-type="float" office:value="42">
            <text:p>42</text:p>
          </table:table-cell>
          <table:table-cell office:value-type="float" office:value="41">
            <text:p>41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Ringlé Bubba </text:p>
          </table:table-cell>
          <table:table-cell office:value-type="float" office:value="40">
            <text:p>40</text:p>
          </table:table-cell>
          <table:table-cell office:value-type="float" office:value="34">
            <text:p>34</text:p>
          </table:table-cell>
          <table:table-cell office:value-type="float" office:value="40">
            <text:p>40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Ringlé Bubba HR freewheel</text:p>
          </table:table-cell>
          <table:table-cell office:value-type="float" office:value="40">
            <text:p>40</text:p>
          </table:table-cell>
          <table:table-cell office:value-type="float" office:value="38.5">
            <text:p>38.5</text:p>
          </table:table-cell>
          <table:table-cell office:value-type="float" office:value="41">
            <text:p>41</text:p>
          </table:table-cell>
          <table:table-cell office:value-type="float" office:value="25.5">
            <text:p>25.5</text:p>
          </table:table-cell>
        </table:table-row>
        <table:table-row table:style-name="ro1">
          <table:table-cell office:value-type="string">
            <text:p>Ringlé Super Bubba</text:p>
          </table:table-cell>
          <table:table-cell office:value-type="float" office:value="45">
            <text:p>45</text:p>
          </table:table-cell>
          <table:table-cell office:value-type="float" office:value="34">
            <text:p>34</text:p>
          </table:table-cell>
          <table:table-cell office:value-type="float" office:value="45">
            <text:p>45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Ringlé Super Bubba </text:p>
          </table:table-cell>
          <table:table-cell office:value-type="float" office:value="42">
            <text:p>42</text:p>
          </table:table-cell>
          <table:table-cell office:value-type="float" office:value="34">
            <text:p>34</text:p>
          </table:table-cell>
          <table:table-cell office:value-type="float" office:value="42">
            <text:p>42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Ringlé Super Duper Bubba </text:p>
          </table:table-cell>
          <table:table-cell office:value-type="float" office:value="46">
            <text:p>46</text:p>
          </table:table-cell>
          <table:table-cell office:value-type="float" office:value="34">
            <text:p>34</text:p>
          </table:table-cell>
          <table:table-cell office:value-type="float" office:value="46">
            <text:p>46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Ringlé SuperDuper Eight MTB </text:p>
          </table:table-cell>
          <table:table-cell office:value-type="float" office:value="52">
            <text:p>52</text:p>
          </table:table-cell>
          <table:table-cell office:value-type="float" office:value="34">
            <text:p>34</text:p>
          </table:table-cell>
          <table:table-cell office:value-type="float" office:value="52">
            <text:p>52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Ringlé SuperEight MTB </text:p>
          </table:table-cell>
          <table:table-cell office:value-type="float" office:value="45">
            <text:p>45</text:p>
          </table:table-cell>
          <table:table-cell office:value-type="float" office:value="34">
            <text:p>34</text:p>
          </table:table-cell>
          <table:table-cell office:value-type="float" office:value="45">
            <text:p>45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Ringlé SuperEight road </text:p>
          </table:table-cell>
          <table:table-cell office:value-type="float" office:value="45">
            <text:p>45</text:p>
          </table:table-cell>
          <table:table-cell office:value-type="float" office:value="36.5">
            <text:p>36.5</text:p>
          </table:table-cell>
          <table:table-cell office:value-type="float" office:value="45">
            <text:p>45</text:p>
          </table:table-cell>
          <table:table-cell office:value-type="float" office:value="19.5">
            <text:p>19.5</text:p>
          </table:table-cell>
        </table:table-row>
        <table:table-row table:style-name="ro1">
          <table:table-cell office:value-type="string">
            <text:p>Ringlé/Sun "Sun of Bubba"</text:p>
          </table:table-cell>
          <table:table-cell office:value-type="float" office:value="38">
            <text:p>38</text:p>
          </table:table-cell>
          <table:table-cell office:value-type="float" office:value="32">
            <text:p>32</text:p>
          </table:table-cell>
          <table:table-cell office:value-type="float" office:value="38">
            <text:p>38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Ritchey disc Pro Skraxle</text:p>
          </table:table-cell>
          <table:table-cell office:value-type="float" office:value="58">
            <text:p>58</text:p>
          </table:table-cell>
          <table:table-cell office:value-type="float" office:value="22">
            <text:p>22</text:p>
          </table:table-cell>
          <table:table-cell office:value-type="float" office:value="58">
            <text:p>58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string">
            <text:p>Ritchey Pro disc</text:p>
          </table:table-cell>
          <table:table-cell office:value-type="float" office:value="58">
            <text:p>58</text:p>
          </table:table-cell>
          <table:table-cell office:value-type="float" office:value="35">
            <text:p>35</text:p>
          </table:table-cell>
          <table:table-cell office:value-type="float" office:value="58">
            <text:p>58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Ritchey Z-hub MTB: WCS, Pro, Comp</text:p>
          </table:table-cell>
          <table:table-cell table:number-columns-repeated="4" office:value-type="float" office:value="38">
            <text:p>38</text:p>
          </table:table-cell>
        </table:table-row>
        <table:table-row table:style-name="ro1">
          <table:table-cell office:value-type="string">
            <text:p>Ritchey Z-hub MTB: WCS, Pro, Comp</text:p>
          </table:table-cell>
          <table:table-cell office:value-type="float" office:value="45">
            <text:p>45</text:p>
          </table:table-cell>
          <table:table-cell office:value-type="float" office:value="28.1">
            <text:p>28.1</text:p>
          </table:table-cell>
          <table:table-cell office:value-type="float" office:value="45">
            <text:p>45</text:p>
          </table:table-cell>
          <table:table-cell office:value-type="float" office:value="21.9">
            <text:p>21.9</text:p>
          </table:table-cell>
        </table:table-row>
        <table:table-row table:style-name="ro1">
          <table:table-cell office:value-type="string">
            <text:p>Ritchey Z-hub road: Pro</text:p>
          </table:table-cell>
          <table:table-cell office:value-type="float" office:value="45">
            <text:p>45</text:p>
          </table:table-cell>
          <table:table-cell office:value-type="float" office:value="28.6">
            <text:p>28.6</text:p>
          </table:table-cell>
          <table:table-cell office:value-type="float" office:value="45">
            <text:p>45</text:p>
          </table:table-cell>
          <table:table-cell office:value-type="float" office:value="21.3">
            <text:p>21.3</text:p>
          </table:table-cell>
        </table:table-row>
        <table:table-row table:style-name="ro1">
          <table:table-cell office:value-type="string">
            <text:p>Ritchey Z-hub road: WCS</text:p>
          </table:table-cell>
          <table:table-cell office:value-type="float" office:value="45">
            <text:p>45</text:p>
          </table:table-cell>
          <table:table-cell office:value-type="float" office:value="28.5">
            <text:p>28.5</text:p>
          </table:table-cell>
          <table:table-cell office:value-type="float" office:value="45">
            <text:p>45</text:p>
          </table:table-cell>
          <table:table-cell office:value-type="float" office:value="21.5">
            <text:p>21.5</text:p>
          </table:table-cell>
        </table:table-row>
        <table:table-row table:style-name="ro1">
          <table:table-cell office:value-type="string">
            <text:p>Ritchey Z-hub road: WCS, Pro</text:p>
          </table:table-cell>
          <table:table-cell office:value-type="float" office:value="38">
            <text:p>38</text:p>
          </table:table-cell>
          <table:table-cell office:value-type="float" office:value="36">
            <text:p>36</text:p>
          </table:table-cell>
          <table:table-cell office:value-type="float" office:value="38">
            <text:p>38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string">
            <text:p>Rocky Mountain disc QR20</text:p>
          </table:table-cell>
          <table:table-cell office:value-type="float" office:value="62">
            <text:p>62</text:p>
          </table:table-cell>
          <table:table-cell table:formula="oooc:=110/2-31" office:value-type="float" office:value="24">
            <text:p>24</text:p>
          </table:table-cell>
          <table:table-cell office:value-type="float" office:value="62">
            <text:p>62</text:p>
          </table:table-cell>
          <table:table-cell table:formula="oooc:=110/2-23" office:value-type="float" office:value="32">
            <text:p>32</text:p>
          </table:table-cell>
        </table:table-row>
        <table:table-row table:style-name="ro1">
          <table:table-cell office:value-type="string">
            <text:p>Rohloff Speed Hub 500/14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Rolf ATB PN 210246 Urraco disc. Use 2.25 cross.</text:p>
          </table:table-cell>
          <table:table-cell office:value-type="float" office:value="50">
            <text:p>50</text:p>
          </table:table-cell>
          <table:table-cell office:value-type="float" office:value="23.25">
            <text:p>23.25</text:p>
          </table:table-cell>
          <table:table-cell office:value-type="float" office:value="42">
            <text:p>42</text:p>
          </table:table-cell>
          <table:table-cell office:value-type="float" office:value="32.25">
            <text:p>32.25</text:p>
          </table:table-cell>
        </table:table-row>
        <table:table-row table:style-name="ro1">
          <table:table-cell office:value-type="string">
            <text:p>Rolf ATB PN 210668 Dolomite disc. Use 2.25 cross.</text:p>
          </table:table-cell>
          <table:table-cell office:value-type="float" office:value="50">
            <text:p>50</text:p>
          </table:table-cell>
          <table:table-cell table:formula="oooc:=100/2-14.5-10.5-3.5/2" office:value-type="float" office:value="23.25">
            <text:p>23.25</text:p>
          </table:table-cell>
          <table:table-cell office:value-type="float" office:value="42">
            <text:p>42</text:p>
          </table:table-cell>
          <table:table-cell office:value-type="float" office:value="32.25">
            <text:p>32.25</text:p>
          </table:table-cell>
        </table:table-row>
        <table:table-row table:style-name="ro1">
          <table:table-cell office:value-type="string">
            <text:p>Rolf ATB PN 990034 Propel. Radial, heads out.</text:p>
          </table:table-cell>
          <table:table-cell office:value-type="float" office:value="42">
            <text:p>42</text:p>
          </table:table-cell>
          <table:table-cell office:value-type="float" office:value="32.75">
            <text:p>32.75</text:p>
          </table:table-cell>
          <table:table-cell office:value-type="float" office:value="42">
            <text:p>42</text:p>
          </table:table-cell>
          <table:table-cell office:value-type="float" office:value="32.75">
            <text:p>32.75</text:p>
          </table:table-cell>
        </table:table-row>
        <table:table-row table:style-name="ro1">
          <table:table-cell office:value-type="string">
            <text:p>Rolf Road PN 200322 Vector Pro. Radial, heads out.</text:p>
          </table:table-cell>
          <table:table-cell office:value-type="float" office:value="39">
            <text:p>39</text:p>
          </table:table-cell>
          <table:table-cell office:value-type="float" office:value="32.55">
            <text:p>32.55</text:p>
          </table:table-cell>
          <table:table-cell office:value-type="float" office:value="39">
            <text:p>39</text:p>
          </table:table-cell>
          <table:table-cell office:value-type="float" office:value="32.55">
            <text:p>32.55</text:p>
          </table:table-cell>
        </table:table-row>
        <table:table-row table:style-name="ro1">
          <table:table-cell office:value-type="string">
            <text:p>Rolf Road PN 200328 Vector Comp. Use 2.29 cross.</text:p>
          </table:table-cell>
          <table:table-cell office:value-type="float" office:value="65">
            <text:p>65</text:p>
          </table:table-cell>
          <table:table-cell office:value-type="float" office:value="34.6">
            <text:p>34.6</text:p>
          </table:table-cell>
          <table:table-cell office:value-type="float" office:value="47">
            <text:p>47</text:p>
          </table:table-cell>
          <table:table-cell office:value-type="float" office:value="17.8">
            <text:p>17.8</text:p>
          </table:table-cell>
        </table:table-row>
        <table:table-row table:style-name="ro1">
          <table:table-cell office:value-type="string">
            <text:p>Rolf Road PN 200385 Vector Comp. Radial, heads out.</text:p>
          </table:table-cell>
          <table:table-cell office:value-type="float" office:value="42">
            <text:p>42</text:p>
          </table:table-cell>
          <table:table-cell table:formula="oooc:=69.5/2-3.5" office:value-type="float" office:value="31.25">
            <text:p>31.25</text:p>
          </table:table-cell>
          <table:table-cell office:value-type="float" office:value="42">
            <text:p>42</text:p>
          </table:table-cell>
          <table:table-cell table:formula="oooc:=69.5/2-3.5" office:value-type="float" office:value="31.25">
            <text:p>31.25</text:p>
          </table:table-cell>
        </table:table-row>
        <table:table-row table:style-name="ro1">
          <table:table-cell office:value-type="string">
            <text:p>Rolf Road PN 210948 Vector. Use 2.25 cross.</text:p>
          </table:table-cell>
          <table:table-cell office:value-type="float" office:value="65">
            <text:p>65</text:p>
          </table:table-cell>
          <table:table-cell office:value-type="float" office:value="34.575">
            <text:p>34.58</text:p>
          </table:table-cell>
          <table:table-cell office:value-type="float" office:value="47">
            <text:p>47</text:p>
          </table:table-cell>
          <table:table-cell office:value-type="float" office:value="17.75">
            <text:p>17.75</text:p>
          </table:table-cell>
        </table:table-row>
        <table:table-row table:style-name="ro1">
          <table:table-cell office:value-type="string">
            <text:p>Rolf Road PN 992473 Vector. Radial, heads out.</text:p>
          </table:table-cell>
          <table:table-cell office:value-type="float" office:value="38">
            <text:p>38</text:p>
          </table:table-cell>
          <table:table-cell office:value-type="float" office:value="34.05">
            <text:p>34.05</text:p>
          </table:table-cell>
          <table:table-cell office:value-type="float" office:value="38">
            <text:p>38</text:p>
          </table:table-cell>
          <table:table-cell office:value-type="float" office:value="34.05">
            <text:p>34.05</text:p>
          </table:table-cell>
        </table:table-row>
        <table:table-row table:style-name="ro1">
          <table:table-cell office:value-type="string">
            <text:p>Rolf Road Vector Pro. Use 1.333 cross.</text:p>
          </table:table-cell>
          <table:table-cell office:value-type="float" office:value="65">
            <text:p>65</text:p>
          </table:table-cell>
          <table:table-cell office:value-type="float" office:value="33">
            <text:p>33</text:p>
          </table:table-cell>
          <table:table-cell office:value-type="float" office:value="47">
            <text:p>47</text:p>
          </table:table-cell>
          <table:table-cell office:value-type="float" office:value="17.5">
            <text:p>17.5</text:p>
          </table:table-cell>
        </table:table-row>
        <table:table-row table:style-name="ro1">
          <table:table-cell office:value-type="string">
            <text:p>Rolf Track Vector Pro. Use 1.333 cross.</text:p>
          </table:table-cell>
          <table:table-cell office:value-type="float" office:value="66">
            <text:p>66</text:p>
          </table:table-cell>
          <table:table-cell office:value-type="float" office:value="39">
            <text:p>39</text:p>
          </table:table-cell>
          <table:table-cell office:value-type="float" office:value="48">
            <text:p>48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Rollex Freecoaster BMX</text:p>
          </table:table-cell>
          <table:table-cell office:value-type="float" office:value="67">
            <text:p>67</text:p>
          </table:table-cell>
          <table:table-cell office:value-type="float" office:value="31">
            <text:p>31</text:p>
          </table:table-cell>
          <table:table-cell office:value-type="float" office:value="67">
            <text:p>67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Roox Jim Bob</text:p>
          </table:table-cell>
          <table:table-cell office:value-type="float" office:value="61">
            <text:p>61</text:p>
          </table:table-cell>
          <table:table-cell office:value-type="float" office:value="35">
            <text:p>35</text:p>
          </table:table-cell>
          <table:table-cell office:value-type="float" office:value="61">
            <text:p>61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Roox Jim Bob 99 DH</text:p>
          </table:table-cell>
          <table:table-cell office:value-type="float" office:value="61">
            <text:p>61</text:p>
          </table:table-cell>
          <table:table-cell office:value-type="float" office:value="25">
            <text:p>25</text:p>
          </table:table-cell>
          <table:table-cell office:value-type="float" office:value="61">
            <text:p>61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Rotwild Schweizer Loop Inter-4</text:p>
          </table:table-cell>
          <table:table-cell office:value-type="float" office:value="83">
            <text:p>83</text:p>
          </table:table-cell>
          <table:table-cell office:value-type="float" office:value="28.5">
            <text:p>28.5</text:p>
          </table:table-cell>
          <table:table-cell office:value-type="float" office:value="83">
            <text:p>83</text:p>
          </table:table-cell>
          <table:table-cell office:value-type="float" office:value="25.5">
            <text:p>25.5</text:p>
          </table:table-cell>
        </table:table-row>
        <table:table-row table:style-name="ro1">
          <table:table-cell office:value-type="string">
            <text:p>Sachs 3000, 5000, New Success</text:p>
          </table:table-cell>
          <table:table-cell office:value-type="float" office:value="38.5">
            <text:p>38.5</text:p>
          </table:table-cell>
          <table:table-cell office:value-type="float" office:value="28.5">
            <text:p>28.5</text:p>
          </table:table-cell>
          <table:table-cell office:value-type="float" office:value="38.5">
            <text:p>38.5</text:p>
          </table:table-cell>
          <table:table-cell office:value-type="float" office:value="28.5">
            <text:p>28.5</text:p>
          </table:table-cell>
        </table:table-row>
        <table:table-row table:style-name="ro1">
          <table:table-cell office:value-type="string">
            <text:p>Sachs 3-speed coaster </text:p>
          </table:table-cell>
          <table:table-cell office:value-type="float" office:value="60">
            <text:p>60</text:p>
          </table:table-cell>
          <table:table-cell office:value-type="float" office:value="25.5">
            <text:p>25.5</text:p>
          </table:table-cell>
          <table:table-cell office:value-type="float" office:value="60">
            <text:p>60</text:p>
          </table:table-cell>
          <table:table-cell office:value-type="float" office:value="24.5">
            <text:p>24.5</text:p>
          </table:table-cell>
        </table:table-row>
        <table:table-row table:style-name="ro1">
          <table:table-cell office:value-type="string">
            <text:p>Sachs 3-speed drum brake </text:p>
          </table:table-cell>
          <table:table-cell office:value-type="float" office:value="89">
            <text:p>89</text:p>
          </table:table-cell>
          <table:table-cell office:value-type="float" office:value="30.5">
            <text:p>30.5</text:p>
          </table:table-cell>
          <table:table-cell office:value-type="float" office:value="89">
            <text:p>89</text:p>
          </table:table-cell>
          <table:table-cell office:value-type="float" office:value="23.5">
            <text:p>23.5</text:p>
          </table:table-cell>
        </table:table-row>
        <table:table-row table:style-name="ro1">
          <table:table-cell office:value-type="string">
            <text:p>Sachs 3-speed standard </text:p>
          </table:table-cell>
          <table:table-cell office:value-type="float" office:value="58">
            <text:p>58</text:p>
          </table:table-cell>
          <table:table-cell office:value-type="float" office:value="26.5">
            <text:p>26.5</text:p>
          </table:table-cell>
          <table:table-cell office:value-type="float" office:value="58">
            <text:p>58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Sachs 3X7 Centera, Quarz </text:p>
          </table:table-cell>
          <table:table-cell office:value-type="float" office:value="67">
            <text:p>67</text:p>
          </table:table-cell>
          <table:table-cell office:value-type="float" office:value="35">
            <text:p>35</text:p>
          </table:table-cell>
          <table:table-cell office:value-type="float" office:value="67">
            <text:p>67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Sachs 3x7 disc/non-disc</text:p>
          </table:table-cell>
          <table:table-cell office:value-type="float" office:value="67">
            <text:p>67</text:p>
          </table:table-cell>
          <table:table-cell office:value-type="float" office:value="34">
            <text:p>34</text:p>
          </table:table-cell>
          <table:table-cell office:value-type="float" office:value="67">
            <text:p>67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Sachs 3X7 Original </text:p>
          </table:table-cell>
          <table:table-cell office:value-type="float" office:value="67">
            <text:p>67</text:p>
          </table:table-cell>
          <table:table-cell office:value-type="float" office:value="37">
            <text:p>37</text:p>
          </table:table-cell>
          <table:table-cell office:value-type="float" office:value="67">
            <text:p>67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Sachs 3X7 Traxx </text:p>
          </table:table-cell>
          <table:table-cell office:value-type="float" office:value="58">
            <text:p>58</text:p>
          </table:table-cell>
          <table:table-cell office:value-type="float" office:value="35">
            <text:p>35</text:p>
          </table:table-cell>
          <table:table-cell office:value-type="float" office:value="58">
            <text:p>58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Sachs 7 speed cassette </text:p>
          </table:table-cell>
          <table:table-cell office:value-type="float" office:value="45">
            <text:p>45</text:p>
          </table:table-cell>
          <table:table-cell office:value-type="float" office:value="31.6">
            <text:p>31.6</text:p>
          </table:table-cell>
          <table:table-cell office:value-type="float" office:value="45">
            <text:p>45</text:p>
          </table:table-cell>
          <table:table-cell office:value-type="float" office:value="19.6">
            <text:p>19.6</text:p>
          </table:table-cell>
        </table:table-row>
        <table:table-row table:style-name="ro1">
          <table:table-cell office:value-type="string">
            <text:p>Sachs 8 speed cassette </text:p>
          </table:table-cell>
          <table:table-cell office:value-type="float" office:value="45">
            <text:p>45</text:p>
          </table:table-cell>
          <table:table-cell office:value-type="float" office:value="32.6">
            <text:p>32.6</text:p>
          </table:table-cell>
          <table:table-cell office:value-type="float" office:value="45">
            <text:p>45</text:p>
          </table:table-cell>
          <table:table-cell office:value-type="float" office:value="18.6">
            <text:p>18.6</text:p>
          </table:table-cell>
        </table:table-row>
        <table:table-row table:style-name="ro1">
          <table:table-cell office:value-type="string">
            <text:p>Sachs HT3020 drum brake </text:p>
          </table:table-cell>
          <table:table-cell office:value-type="float" office:value="87">
            <text:p>87</text:p>
          </table:table-cell>
          <table:table-cell office:value-type="float" office:value="35">
            <text:p>35</text:p>
          </table:table-cell>
          <table:table-cell office:value-type="float" office:value="87">
            <text:p>87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Sachs Inter 12</text:p>
          </table:table-cell>
          <table:table-cell office:value-type="float" office:value="105">
            <text:p>105</text:p>
          </table:table-cell>
          <table:table-cell office:value-type="float" office:value="37">
            <text:p>37</text:p>
          </table:table-cell>
          <table:table-cell office:value-type="float" office:value="131">
            <text:p>131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string">
            <text:p>Sachs Orbit Drum 6-speed </text:p>
          </table:table-cell>
          <table:table-cell office:value-type="float" office:value="90">
            <text:p>90</text:p>
          </table:table-cell>
          <table:table-cell office:value-type="float" office:value="36">
            <text:p>36</text:p>
          </table:table-cell>
          <table:table-cell office:value-type="float" office:value="90">
            <text:p>90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Sachs Orbit Drum 7-speed </text:p>
          </table:table-cell>
          <table:table-cell office:value-type="float" office:value="90">
            <text:p>90</text:p>
          </table:table-cell>
          <table:table-cell office:value-type="float" office:value="37.2">
            <text:p>37.2</text:p>
          </table:table-cell>
          <table:table-cell office:value-type="float" office:value="90">
            <text:p>90</text:p>
          </table:table-cell>
          <table:table-cell office:value-type="float" office:value="17.8">
            <text:p>17.8</text:p>
          </table:table-cell>
        </table:table-row>
        <table:table-row table:style-name="ro1">
          <table:table-cell office:value-type="string">
            <text:p>Sachs Orbit MTB 7-speed </text:p>
          </table:table-cell>
          <table:table-cell office:value-type="float" office:value="67">
            <text:p>67</text:p>
          </table:table-cell>
          <table:table-cell office:value-type="float" office:value="39">
            <text:p>39</text:p>
          </table:table-cell>
          <table:table-cell office:value-type="float" office:value="54">
            <text:p>54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Sachs Orbit standard 6-speed </text:p>
          </table:table-cell>
          <table:table-cell office:value-type="float" office:value="67">
            <text:p>67</text:p>
          </table:table-cell>
          <table:table-cell office:value-type="float" office:value="38">
            <text:p>38</text:p>
          </table:table-cell>
          <table:table-cell office:value-type="float" office:value="54">
            <text:p>54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Sachs Pentasport coaster </text:p>
          </table:table-cell>
          <table:table-cell office:value-type="float" office:value="75">
            <text:p>75</text:p>
          </table:table-cell>
          <table:table-cell office:value-type="float" office:value="29.5">
            <text:p>29.5</text:p>
          </table:table-cell>
          <table:table-cell office:value-type="float" office:value="75">
            <text:p>75</text:p>
          </table:table-cell>
          <table:table-cell office:value-type="float" office:value="28.5">
            <text:p>28.5</text:p>
          </table:table-cell>
        </table:table-row>
        <table:table-row table:style-name="ro1">
          <table:table-cell office:value-type="string">
            <text:p>Sachs Pentasport drum </text:p>
          </table:table-cell>
          <table:table-cell office:value-type="float" office:value="90">
            <text:p>90</text:p>
          </table:table-cell>
          <table:table-cell office:value-type="float" office:value="29.5">
            <text:p>29.5</text:p>
          </table:table-cell>
          <table:table-cell office:value-type="float" office:value="90">
            <text:p>90</text:p>
          </table:table-cell>
          <table:table-cell office:value-type="float" office:value="30.5">
            <text:p>30.5</text:p>
          </table:table-cell>
        </table:table-row>
        <table:table-row table:style-name="ro1">
          <table:table-cell office:value-type="string">
            <text:p>Sachs Pentasport Std. </text:p>
          </table:table-cell>
          <table:table-cell office:value-type="float" office:value="75">
            <text:p>75</text:p>
          </table:table-cell>
          <table:table-cell office:value-type="float" office:value="29.6">
            <text:p>29.6</text:p>
          </table:table-cell>
          <table:table-cell office:value-type="float" office:value="75">
            <text:p>75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Sachs Quartz disc</text:p>
          </table:table-cell>
          <table:table-cell office:value-type="float" office:value="62">
            <text:p>62</text:p>
          </table:table-cell>
          <table:table-cell office:value-type="float" office:value="35">
            <text:p>35</text:p>
          </table:table-cell>
          <table:table-cell office:value-type="float" office:value="62">
            <text:p>62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Sachs Quarz, Neos disc brake hubs</text:p>
          </table:table-cell>
          <table:table-cell office:value-type="float" office:value="62">
            <text:p>62</text:p>
          </table:table-cell>
          <table:table-cell office:value-type="float" office:value="20">
            <text:p>20</text:p>
          </table:table-cell>
          <table:table-cell office:value-type="float" office:value="62">
            <text:p>62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Sachs Quarz, Neos, Centera </text:p>
          </table:table-cell>
          <table:table-cell office:value-type="float" office:value="39">
            <text:p>39</text:p>
          </table:table-cell>
          <table:table-cell office:value-type="float" office:value="29.6">
            <text:p>29.6</text:p>
          </table:table-cell>
          <table:table-cell office:value-type="float" office:value="39">
            <text:p>39</text:p>
          </table:table-cell>
          <table:table-cell office:value-type="float" office:value="29.6">
            <text:p>29.6</text:p>
          </table:table-cell>
        </table:table-row>
        <table:table-row table:style-name="ro1">
          <table:table-cell office:value-type="string">
            <text:p>Sachs Super 7 coaster </text:p>
          </table:table-cell>
          <table:table-cell office:value-type="float" office:value="75">
            <text:p>75</text:p>
          </table:table-cell>
          <table:table-cell office:value-type="float" office:value="35.5">
            <text:p>35.5</text:p>
          </table:table-cell>
          <table:table-cell office:value-type="float" office:value="75">
            <text:p>75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Sachs Super 7 drum </text:p>
          </table:table-cell>
          <table:table-cell office:value-type="float" office:value="75">
            <text:p>75</text:p>
          </table:table-cell>
          <table:table-cell office:value-type="float" office:value="35.7">
            <text:p>35.7</text:p>
          </table:table-cell>
          <table:table-cell office:value-type="float" office:value="75">
            <text:p>75</text:p>
          </table:table-cell>
          <table:table-cell office:value-type="float" office:value="34.8">
            <text:p>34.8</text:p>
          </table:table-cell>
        </table:table-row>
        <table:table-row table:style-name="ro1">
          <table:table-cell office:value-type="string">
            <text:p>Sachs Super 7 standard </text:p>
          </table:table-cell>
          <table:table-cell office:value-type="float" office:value="75">
            <text:p>75</text:p>
          </table:table-cell>
          <table:table-cell office:value-type="float" office:value="34.5">
            <text:p>34.5</text:p>
          </table:table-cell>
          <table:table-cell office:value-type="float" office:value="75">
            <text:p>75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Sachs threaded </text:p>
          </table:table-cell>
          <table:table-cell office:value-type="float" office:value="45">
            <text:p>45</text:p>
          </table:table-cell>
          <table:table-cell office:value-type="float" office:value="34.1">
            <text:p>34.1</text:p>
          </table:table-cell>
          <table:table-cell office:value-type="float" office:value="45">
            <text:p>45</text:p>
          </table:table-cell>
          <table:table-cell office:value-type="float" office:value="17.1">
            <text:p>17.1</text:p>
          </table:table-cell>
        </table:table-row>
        <table:table-row table:style-name="ro1">
          <table:table-cell office:value-type="string">
            <text:p>Sachs threaded </text:p>
          </table:table-cell>
          <table:table-cell office:value-type="float" office:value="45">
            <text:p>45</text:p>
          </table:table-cell>
          <table:table-cell office:value-type="float" office:value="34.6">
            <text:p>34.6</text:p>
          </table:table-cell>
          <table:table-cell office:value-type="float" office:value="45">
            <text:p>45</text:p>
          </table:table-cell>
          <table:table-cell office:value-type="float" office:value="16.6">
            <text:p>16.6</text:p>
          </table:table-cell>
        </table:table-row>
        <table:table-row table:style-name="ro1">
          <table:table-cell office:value-type="string">
            <text:p>Sachs Traxx </text:p>
          </table:table-cell>
          <table:table-cell office:value-type="float" office:value="39">
            <text:p>39</text:p>
          </table:table-cell>
          <table:table-cell office:value-type="float" office:value="34">
            <text:p>34</text:p>
          </table:table-cell>
          <table:table-cell office:value-type="float" office:value="39">
            <text:p>39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Sachs VT3000 drum brake </text:p>
          </table:table-cell>
          <table:table-cell office:value-type="float" office:value="87">
            <text:p>87</text:p>
          </table:table-cell>
          <table:table-cell office:value-type="float" office:value="26">
            <text:p>26</text:p>
          </table:table-cell>
          <table:table-cell office:value-type="float" office:value="87">
            <text:p>87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Sachs VT5000 drum brake </text:p>
          </table:table-cell>
          <table:table-cell office:value-type="float" office:value="90">
            <text:p>90</text:p>
          </table:table-cell>
          <table:table-cell office:value-type="float" office:value="30">
            <text:p>30</text:p>
          </table:table-cell>
          <table:table-cell office:value-type="float" office:value="90">
            <text:p>90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Sachs VT5000 drum brake </text:p>
          </table:table-cell>
          <table:table-cell office:value-type="float" office:value="90">
            <text:p>90</text:p>
          </table:table-cell>
          <table:table-cell office:value-type="float" office:value="37">
            <text:p>37</text:p>
          </table:table-cell>
          <table:table-cell office:value-type="float" office:value="90">
            <text:p>90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Sanshin low flange (like Specialized)</text:p>
          </table:table-cell>
          <table:table-cell office:value-type="float" office:value="38">
            <text:p>38</text:p>
          </table:table-cell>
          <table:table-cell office:value-type="float" office:value="33">
            <text:p>33</text:p>
          </table:table-cell>
          <table:table-cell office:value-type="float" office:value="38">
            <text:p>38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Sanshin low flange (like Specialized)</text:p>
          </table:table-cell>
          <table:table-cell office:value-type="float" office:value="44.5">
            <text:p>44.5</text:p>
          </table:table-cell>
          <table:table-cell office:value-type="float" office:value="35.5">
            <text:p>35.5</text:p>
          </table:table-cell>
          <table:table-cell office:value-type="float" office:value="44.5">
            <text:p>44.5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Sanshin low flange (like Specialized)</text:p>
          </table:table-cell>
          <table:table-cell office:value-type="float" office:value="44.5">
            <text:p>44.5</text:p>
          </table:table-cell>
          <table:table-cell office:value-type="float" office:value="33.5">
            <text:p>33.5</text:p>
          </table:table-cell>
          <table:table-cell office:value-type="float" office:value="44.5">
            <text:p>44.5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Sanshin medium flange (like Specialized)</text:p>
          </table:table-cell>
          <table:table-cell office:value-type="float" office:value="43">
            <text:p>43</text:p>
          </table:table-cell>
          <table:table-cell office:value-type="float" office:value="33">
            <text:p>33</text:p>
          </table:table-cell>
          <table:table-cell office:value-type="float" office:value="43">
            <text:p>43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Sanshin medium flange (like Specialized)</text:p>
          </table:table-cell>
          <table:table-cell office:value-type="float" office:value="46">
            <text:p>46</text:p>
          </table:table-cell>
          <table:table-cell office:value-type="float" office:value="28">
            <text:p>28</text:p>
          </table:table-cell>
          <table:table-cell office:value-type="float" office:value="46">
            <text:p>46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Sanshin medium flange (like Specialized)</text:p>
          </table:table-cell>
          <table:table-cell office:value-type="float" office:value="46">
            <text:p>46</text:p>
          </table:table-cell>
          <table:table-cell office:value-type="float" office:value="33">
            <text:p>33</text:p>
          </table:table-cell>
          <table:table-cell office:value-type="float" office:value="46">
            <text:p>46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Schwinn unicycle hub</text:p>
          </table:table-cell>
          <table:table-cell office:value-type="float" office:value="62.1">
            <text:p>62.1</text:p>
          </table:table-cell>
          <table:table-cell office:value-type="float" office:value="37.7">
            <text:p>37.7</text:p>
          </table:table-cell>
          <table:table-cell office:value-type="float" office:value="62.1">
            <text:p>62.1</text:p>
          </table:table-cell>
          <table:table-cell office:value-type="float" office:value="37.7">
            <text:p>37.7</text:p>
          </table:table-cell>
        </table:table-row>
        <table:table-row table:style-name="ro1">
          <table:table-cell office:value-type="string">
            <text:p>Shimano 105 <text:s/>HB-5501</text:p>
          </table:table-cell>
          <table:table-cell office:value-type="float" office:value="38">
            <text:p>38</text:p>
          </table:table-cell>
          <table:table-cell table:formula="oooc:=74/2+(3.3/2)" office:value-type="float" office:value="38.65">
            <text:p>38.65</text:p>
          </table:table-cell>
          <table:table-cell office:value-type="float" office:value="38">
            <text:p>38</text:p>
          </table:table-cell>
          <table:table-cell table:formula="oooc:=74/2+(3.3/2)" office:value-type="float" office:value="38.65">
            <text:p>38.65</text:p>
          </table:table-cell>
        </table:table-row>
        <table:table-row table:style-name="ro1">
          <table:table-cell office:value-type="string">
            <text:p>Shimano 105 FH-5500</text:p>
          </table:table-cell>
          <table:table-cell office:value-type="float" office:value="45">
            <text:p>45</text:p>
          </table:table-cell>
          <table:table-cell office:value-type="float" office:value="32.5">
            <text:p>32.5</text:p>
          </table:table-cell>
          <table:table-cell office:value-type="float" office:value="45">
            <text:p>45</text:p>
          </table:table-cell>
          <table:table-cell office:value-type="float" office:value="20.5">
            <text:p>20.5</text:p>
          </table:table-cell>
        </table:table-row>
        <table:table-row table:style-name="ro1">
          <table:table-cell office:value-type="string">
            <text:p>Shimano 105SC FH-1055 7S</text:p>
          </table:table-cell>
          <table:table-cell office:value-type="float" office:value="45">
            <text:p>45</text:p>
          </table:table-cell>
          <table:table-cell office:value-type="float" office:value="37.3">
            <text:p>37.3</text:p>
          </table:table-cell>
          <table:table-cell office:value-type="float" office:value="45">
            <text:p>45</text:p>
          </table:table-cell>
          <table:table-cell office:value-type="float" office:value="20.7">
            <text:p>20.7</text:p>
          </table:table-cell>
        </table:table-row>
        <table:table-row table:style-name="ro1">
          <table:table-cell office:value-type="string">
            <text:p>Shimano 105SC HB-1055-F</text:p>
          </table:table-cell>
          <table:table-cell office:value-type="float" office:value="38">
            <text:p>38</text:p>
          </table:table-cell>
          <table:table-cell office:value-type="float" office:value="36.3">
            <text:p>36.3</text:p>
          </table:table-cell>
          <table:table-cell office:value-type="float" office:value="38">
            <text:p>38</text:p>
          </table:table-cell>
          <table:table-cell office:value-type="float" office:value="36.3">
            <text:p>36.3</text:p>
          </table:table-cell>
        </table:table-row>
        <table:table-row table:style-name="ro1">
          <table:table-cell office:value-type="string">
            <text:p>Shimano 200GS FH-HG20-QR</text:p>
          </table:table-cell>
          <table:table-cell office:value-type="float" office:value="45">
            <text:p>45</text:p>
          </table:table-cell>
          <table:table-cell office:value-type="float" office:value="38.2">
            <text:p>38.2</text:p>
          </table:table-cell>
          <table:table-cell office:value-type="float" office:value="45">
            <text:p>45</text:p>
          </table:table-cell>
          <table:table-cell office:value-type="float" office:value="20.2">
            <text:p>20.2</text:p>
          </table:table-cell>
        </table:table-row>
        <table:table-row table:style-name="ro1">
          <table:table-cell office:value-type="string">
            <text:p>Shimano 200GS FH-HG20-QR</text:p>
          </table:table-cell>
          <table:table-cell office:value-type="float" office:value="45">
            <text:p>45</text:p>
          </table:table-cell>
          <table:table-cell office:value-type="float" office:value="36.2">
            <text:p>36.2</text:p>
          </table:table-cell>
          <table:table-cell office:value-type="float" office:value="45">
            <text:p>45</text:p>
          </table:table-cell>
          <table:table-cell office:value-type="float" office:value="22.2">
            <text:p>22.2</text:p>
          </table:table-cell>
        </table:table-row>
        <table:table-row table:style-name="ro1">
          <table:table-cell office:value-type="string">
            <text:p>Shimano 400CX FH-C040</text:p>
          </table:table-cell>
          <table:table-cell office:value-type="float" office:value="45">
            <text:p>45</text:p>
          </table:table-cell>
          <table:table-cell office:value-type="float" office:value="36.2">
            <text:p>36.2</text:p>
          </table:table-cell>
          <table:table-cell office:value-type="float" office:value="45">
            <text:p>45</text:p>
          </table:table-cell>
          <table:table-cell office:value-type="float" office:value="22.2">
            <text:p>22.2</text:p>
          </table:table-cell>
        </table:table-row>
        <table:table-row table:style-name="ro1">
          <table:table-cell office:value-type="string">
            <text:p>Shimano 400CX HB-C400</text:p>
          </table:table-cell>
          <table:table-cell office:value-type="float" office:value="38">
            <text:p>38</text:p>
          </table:table-cell>
          <table:table-cell office:value-type="float" office:value="36.3">
            <text:p>36.3</text:p>
          </table:table-cell>
          <table:table-cell office:value-type="float" office:value="38">
            <text:p>38</text:p>
          </table:table-cell>
          <table:table-cell office:value-type="float" office:value="36.3">
            <text:p>36.3</text:p>
          </table:table-cell>
        </table:table-row>
        <table:table-row table:style-name="ro1">
          <table:table-cell office:value-type="string">
            <text:p>Shimano 600 FH-6400 6S</text:p>
          </table:table-cell>
          <table:table-cell office:value-type="float" office:value="45">
            <text:p>45</text:p>
          </table:table-cell>
          <table:table-cell office:value-type="float" office:value="35">
            <text:p>35</text:p>
          </table:table-cell>
          <table:table-cell office:value-type="float" office:value="45">
            <text:p>45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Shimano 600 Ultegra FH-6401 7S</text:p>
          </table:table-cell>
          <table:table-cell office:value-type="float" office:value="45">
            <text:p>45</text:p>
          </table:table-cell>
          <table:table-cell office:value-type="float" office:value="37.3">
            <text:p>37.3</text:p>
          </table:table-cell>
          <table:table-cell office:value-type="float" office:value="45">
            <text:p>45</text:p>
          </table:table-cell>
          <table:table-cell office:value-type="float" office:value="20.7">
            <text:p>20.7</text:p>
          </table:table-cell>
        </table:table-row>
        <table:table-row table:style-name="ro1">
          <table:table-cell office:value-type="string">
            <text:p>Shimano 600 Ultegra FH-6402 8S</text:p>
          </table:table-cell>
          <table:table-cell office:value-type="float" office:value="45">
            <text:p>45</text:p>
          </table:table-cell>
          <table:table-cell office:value-type="float" office:value="37.1">
            <text:p>37.1</text:p>
          </table:table-cell>
          <table:table-cell office:value-type="float" office:value="45">
            <text:p>45</text:p>
          </table:table-cell>
          <table:table-cell office:value-type="float" office:value="20.9">
            <text:p>20.9</text:p>
          </table:table-cell>
        </table:table-row>
        <table:table-row table:style-name="ro1">
          <table:table-cell office:value-type="string">
            <text:p>Shimano 600 Ultegra HB-6400</text:p>
          </table:table-cell>
          <table:table-cell office:value-type="float" office:value="38">
            <text:p>38</text:p>
          </table:table-cell>
          <table:table-cell office:value-type="float" office:value="36.3">
            <text:p>36.3</text:p>
          </table:table-cell>
          <table:table-cell office:value-type="float" office:value="38">
            <text:p>38</text:p>
          </table:table-cell>
          <table:table-cell office:value-type="float" office:value="36.3">
            <text:p>36.3</text:p>
          </table:table-cell>
        </table:table-row>
        <table:table-row table:style-name="ro1">
          <table:table-cell office:value-type="string">
            <text:p>Shimano 700CX FH-C070</text:p>
          </table:table-cell>
          <table:table-cell office:value-type="float" office:value="45">
            <text:p>45</text:p>
          </table:table-cell>
          <table:table-cell office:value-type="float" office:value="35.3">
            <text:p>35.3</text:p>
          </table:table-cell>
          <table:table-cell office:value-type="float" office:value="45">
            <text:p>45</text:p>
          </table:table-cell>
          <table:table-cell office:value-type="float" office:value="22.7">
            <text:p>22.7</text:p>
          </table:table-cell>
        </table:table-row>
        <table:table-row table:style-name="ro1">
          <table:table-cell office:value-type="string">
            <text:p>Shimano 700CX HB-C700</text:p>
          </table:table-cell>
          <table:table-cell office:value-type="float" office:value="38">
            <text:p>38</text:p>
          </table:table-cell>
          <table:table-cell office:value-type="float" office:value="36.3">
            <text:p>36.3</text:p>
          </table:table-cell>
          <table:table-cell office:value-type="float" office:value="38">
            <text:p>38</text:p>
          </table:table-cell>
          <table:table-cell office:value-type="float" office:value="36.3">
            <text:p>36.3</text:p>
          </table:table-cell>
        </table:table-row>
        <table:table-row table:style-name="ro1">
          <table:table-cell office:value-type="string">
            <text:p>Shimano Acera FH-M290</text:p>
          </table:table-cell>
          <table:table-cell office:value-type="float" office:value="45">
            <text:p>45</text:p>
          </table:table-cell>
          <table:table-cell office:value-type="float" office:value="38.1">
            <text:p>38.1</text:p>
          </table:table-cell>
          <table:table-cell office:value-type="float" office:value="45">
            <text:p>45</text:p>
          </table:table-cell>
          <table:table-cell office:value-type="float" office:value="22.5">
            <text:p>22.5</text:p>
          </table:table-cell>
        </table:table-row>
        <table:table-row table:style-name="ro1">
          <table:table-cell office:value-type="string">
            <text:p>Shimano Acera FH-M290</text:p>
          </table:table-cell>
          <table:table-cell office:value-type="float" office:value="45">
            <text:p>45</text:p>
          </table:table-cell>
          <table:table-cell office:value-type="float" office:value="35.6">
            <text:p>35.6</text:p>
          </table:table-cell>
          <table:table-cell office:value-type="float" office:value="45">
            <text:p>45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Shimano Acera HB-M290</text:p>
          </table:table-cell>
          <table:table-cell office:value-type="float" office:value="38">
            <text:p>38</text:p>
          </table:table-cell>
          <table:table-cell office:value-type="float" office:value="35.8">
            <text:p>35.8</text:p>
          </table:table-cell>
          <table:table-cell office:value-type="float" office:value="38">
            <text:p>38</text:p>
          </table:table-cell>
          <table:table-cell office:value-type="float" office:value="35.8">
            <text:p>35.8</text:p>
          </table:table-cell>
        </table:table-row>
        <table:table-row table:style-name="ro1">
          <table:table-cell office:value-type="string">
            <text:p>Shimano Alivio FH-MC18AZ</text:p>
          </table:table-cell>
          <table:table-cell office:value-type="float" office:value="45">
            <text:p>45</text:p>
          </table:table-cell>
          <table:table-cell office:value-type="float" office:value="34.5">
            <text:p>34.5</text:p>
          </table:table-cell>
          <table:table-cell office:value-type="float" office:value="45">
            <text:p>45</text:p>
          </table:table-cell>
          <table:table-cell office:value-type="float" office:value="21.5">
            <text:p>21.5</text:p>
          </table:table-cell>
        </table:table-row>
        <table:table-row table:style-name="ro1">
          <table:table-cell office:value-type="string">
            <text:p>Shimano Alivio FH-R050</text:p>
          </table:table-cell>
          <table:table-cell office:value-type="float" office:value="45">
            <text:p>45</text:p>
          </table:table-cell>
          <table:table-cell office:value-type="float" office:value="38.1">
            <text:p>38.1</text:p>
          </table:table-cell>
          <table:table-cell office:value-type="float" office:value="45">
            <text:p>45</text:p>
          </table:table-cell>
          <table:table-cell office:value-type="float" office:value="22.5">
            <text:p>22.5</text:p>
          </table:table-cell>
        </table:table-row>
        <table:table-row table:style-name="ro1">
          <table:table-cell office:value-type="string">
            <text:p>Shimano Alivio FH-R050</text:p>
          </table:table-cell>
          <table:table-cell office:value-type="float" office:value="45">
            <text:p>45</text:p>
          </table:table-cell>
          <table:table-cell office:value-type="float" office:value="35.6">
            <text:p>35.6</text:p>
          </table:table-cell>
          <table:table-cell office:value-type="float" office:value="45">
            <text:p>45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Shimano Altus C90 FH-CT90</text:p>
          </table:table-cell>
          <table:table-cell office:value-type="float" office:value="45">
            <text:p>45</text:p>
          </table:table-cell>
          <table:table-cell office:value-type="float" office:value="37.6">
            <text:p>37.6</text:p>
          </table:table-cell>
          <table:table-cell office:value-type="float" office:value="45">
            <text:p>45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string">
            <text:p>Shimano Altus C90 FH-CT90</text:p>
          </table:table-cell>
          <table:table-cell office:value-type="float" office:value="45">
            <text:p>45</text:p>
          </table:table-cell>
          <table:table-cell office:value-type="float" office:value="38.1">
            <text:p>38.1</text:p>
          </table:table-cell>
          <table:table-cell office:value-type="float" office:value="45">
            <text:p>45</text:p>
          </table:table-cell>
          <table:table-cell office:value-type="float" office:value="22.5">
            <text:p>22.5</text:p>
          </table:table-cell>
        </table:table-row>
        <table:table-row table:style-name="ro1">
          <table:table-cell office:value-type="string">
            <text:p>Shimano Altus C90 FH-CT90</text:p>
          </table:table-cell>
          <table:table-cell office:value-type="float" office:value="45">
            <text:p>45</text:p>
          </table:table-cell>
          <table:table-cell office:value-type="float" office:value="35.6">
            <text:p>35.6</text:p>
          </table:table-cell>
          <table:table-cell office:value-type="float" office:value="45">
            <text:p>45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Shimano Altus C90 FH-CT90</text:p>
          </table:table-cell>
          <table:table-cell office:value-type="float" office:value="45">
            <text:p>45</text:p>
          </table:table-cell>
          <table:table-cell office:value-type="float" office:value="35.6">
            <text:p>35.6</text:p>
          </table:table-cell>
          <table:table-cell office:value-type="float" office:value="45">
            <text:p>45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Shimano Altus C90 HB-CT90</text:p>
          </table:table-cell>
          <table:table-cell office:value-type="float" office:value="38">
            <text:p>38</text:p>
          </table:table-cell>
          <table:table-cell office:value-type="float" office:value="35.8">
            <text:p>35.8</text:p>
          </table:table-cell>
          <table:table-cell office:value-type="float" office:value="38">
            <text:p>38</text:p>
          </table:table-cell>
          <table:table-cell office:value-type="float" office:value="35.8">
            <text:p>35.8</text:p>
          </table:table-cell>
        </table:table-row>
        <table:table-row table:style-name="ro1">
          <table:table-cell office:value-type="string">
            <text:p>Shimano Deore DX cassette</text:p>
          </table:table-cell>
          <table:table-cell office:value-type="float" office:value="45">
            <text:p>45</text:p>
          </table:table-cell>
          <table:table-cell office:value-type="float" office:value="38.1">
            <text:p>38.1</text:p>
          </table:table-cell>
          <table:table-cell office:value-type="float" office:value="45">
            <text:p>45</text:p>
          </table:table-cell>
          <table:table-cell office:value-type="float" office:value="22.5">
            <text:p>22.5</text:p>
          </table:table-cell>
        </table:table-row>
        <table:table-row table:style-name="ro1">
          <table:table-cell office:value-type="string">
            <text:p>Shimano Deore HB-M510</text:p>
          </table:table-cell>
          <table:table-cell office:value-type="float" office:value="42">
            <text:p>42</text:p>
          </table:table-cell>
          <table:table-cell office:value-type="float" office:value="34.5">
            <text:p>34.5</text:p>
          </table:table-cell>
          <table:table-cell office:value-type="float" office:value="42">
            <text:p>42</text:p>
          </table:table-cell>
          <table:table-cell office:value-type="float" office:value="34.5">
            <text:p>34.5</text:p>
          </table:table-cell>
        </table:table-row>
        <table:table-row table:style-name="ro1">
          <table:table-cell office:value-type="string">
            <text:p>Shimano Deore HB-M530</text:p>
          </table:table-cell>
          <table:table-cell office:value-type="float" office:value="38">
            <text:p>38</text:p>
          </table:table-cell>
          <table:table-cell office:value-type="float" office:value="35.8">
            <text:p>35.8</text:p>
          </table:table-cell>
          <table:table-cell office:value-type="float" office:value="38">
            <text:p>38</text:p>
          </table:table-cell>
          <table:table-cell office:value-type="float" office:value="35.8">
            <text:p>35.8</text:p>
          </table:table-cell>
        </table:table-row>
        <table:table-row table:style-name="ro1">
          <table:table-cell office:value-type="string">
            <text:p>Shimano Deore LX &amp; STX-RC. FH-R080 </text:p>
          </table:table-cell>
          <table:table-cell office:value-type="float" office:value="45">
            <text:p>45</text:p>
          </table:table-cell>
          <table:table-cell office:value-type="float" office:value="37.9">
            <text:p>37.9</text:p>
          </table:table-cell>
          <table:table-cell office:value-type="float" office:value="45">
            <text:p>45</text:p>
          </table:table-cell>
          <table:table-cell office:value-type="float" office:value="22.7">
            <text:p>22.7</text:p>
          </table:table-cell>
        </table:table-row>
        <table:table-row table:style-name="ro1">
          <table:table-cell office:value-type="string">
            <text:p>Shimano Deore LX FH-563</text:p>
          </table:table-cell>
          <table:table-cell office:value-type="float" office:value="45">
            <text:p>45</text:p>
          </table:table-cell>
          <table:table-cell office:value-type="float" office:value="37.6">
            <text:p>37.6</text:p>
          </table:table-cell>
          <table:table-cell office:value-type="float" office:value="45">
            <text:p>45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string">
            <text:p>Shimano Deore LX FH-563</text:p>
          </table:table-cell>
          <table:table-cell office:value-type="float" office:value="45">
            <text:p>45</text:p>
          </table:table-cell>
          <table:table-cell office:value-type="float" office:value="35.1">
            <text:p>35.1</text:p>
          </table:table-cell>
          <table:table-cell office:value-type="float" office:value="45">
            <text:p>45</text:p>
          </table:table-cell>
          <table:table-cell office:value-type="float" office:value="25.5">
            <text:p>25.5</text:p>
          </table:table-cell>
        </table:table-row>
        <table:table-row table:style-name="ro1">
          <table:table-cell office:value-type="string">
            <text:p>Shimano Deore LX FH-565</text:p>
          </table:table-cell>
          <table:table-cell office:value-type="float" office:value="45">
            <text:p>45</text:p>
          </table:table-cell>
          <table:table-cell office:value-type="float" office:value="37.9">
            <text:p>37.9</text:p>
          </table:table-cell>
          <table:table-cell office:value-type="float" office:value="45">
            <text:p>45</text:p>
          </table:table-cell>
          <table:table-cell office:value-type="float" office:value="22.7">
            <text:p>22.7</text:p>
          </table:table-cell>
        </table:table-row>
        <table:table-row table:style-name="ro1">
          <table:table-cell office:value-type="string">
            <text:p>Shimano Deore LX FH-570</text:p>
          </table:table-cell>
          <table:table-cell office:value-type="float" office:value="45">
            <text:p>45</text:p>
          </table:table-cell>
          <table:table-cell office:value-type="float" office:value="36.8">
            <text:p>36.8</text:p>
          </table:table-cell>
          <table:table-cell office:value-type="float" office:value="45">
            <text:p>45</text:p>
          </table:table-cell>
          <table:table-cell office:value-type="float" office:value="23.2">
            <text:p>23.2</text:p>
          </table:table-cell>
        </table:table-row>
        <table:table-row table:style-name="ro1">
          <table:table-cell office:value-type="string">
            <text:p>Shimano Deore LX HB-M563, HB-M564, HB-M570</text:p>
          </table:table-cell>
          <table:table-cell office:value-type="float" office:value="38">
            <text:p>38</text:p>
          </table:table-cell>
          <table:table-cell office:value-type="float" office:value="35.8">
            <text:p>35.8</text:p>
          </table:table-cell>
          <table:table-cell office:value-type="float" office:value="38">
            <text:p>38</text:p>
          </table:table-cell>
          <table:table-cell office:value-type="float" office:value="35.8">
            <text:p>35.8</text:p>
          </table:table-cell>
        </table:table-row>
        <table:table-row table:style-name="ro1">
          <table:table-cell office:value-type="string">
            <text:p>Shimano Deore XT FH-M737</text:p>
          </table:table-cell>
          <table:table-cell office:value-type="float" office:value="45">
            <text:p>45</text:p>
          </table:table-cell>
          <table:table-cell office:value-type="float" office:value="36.8">
            <text:p>36.8</text:p>
          </table:table-cell>
          <table:table-cell office:value-type="float" office:value="45">
            <text:p>45</text:p>
          </table:table-cell>
          <table:table-cell office:value-type="float" office:value="23.2">
            <text:p>23.2</text:p>
          </table:table-cell>
        </table:table-row>
        <table:table-row table:style-name="ro1">
          <table:table-cell office:value-type="string">
            <text:p>Shimano Deore XT FH-M756L</text:p>
          </table:table-cell>
          <table:table-cell office:value-type="float" office:value="61">
            <text:p>61</text:p>
          </table:table-cell>
          <table:table-cell office:value-type="float" office:value="32">
            <text:p>32</text:p>
          </table:table-cell>
          <table:table-cell office:value-type="float" office:value="61">
            <text:p>61</text:p>
          </table:table-cell>
          <table:table-cell office:value-type="float" office:value="18.5">
            <text:p>18.5</text:p>
          </table:table-cell>
        </table:table-row>
        <table:table-row table:style-name="ro1">
          <table:table-cell office:value-type="string">
            <text:p>Shimano Deore XT HB-M737, HB-M738</text:p>
          </table:table-cell>
          <table:table-cell office:value-type="float" office:value="38">
            <text:p>38</text:p>
          </table:table-cell>
          <table:table-cell office:value-type="float" office:value="35.8">
            <text:p>35.8</text:p>
          </table:table-cell>
          <table:table-cell office:value-type="float" office:value="38">
            <text:p>38</text:p>
          </table:table-cell>
          <table:table-cell office:value-type="float" office:value="35.8">
            <text:p>35.8</text:p>
          </table:table-cell>
        </table:table-row>
        <table:table-row table:style-name="ro1">
          <table:table-cell office:value-type="string">
            <text:p>Shimano Deore XT HB-M756L</text:p>
          </table:table-cell>
          <table:table-cell office:value-type="float" office:value="61">
            <text:p>61</text:p>
          </table:table-cell>
          <table:table-cell office:value-type="float" office:value="21.1">
            <text:p>21.1</text:p>
          </table:table-cell>
          <table:table-cell office:value-type="float" office:value="61">
            <text:p>61</text:p>
          </table:table-cell>
          <table:table-cell office:value-type="float" office:value="31.7">
            <text:p>31.7</text:p>
          </table:table-cell>
        </table:table-row>
        <table:table-row table:style-name="ro1">
          <table:table-cell office:value-type="string">
            <text:p>Shimano Dura-Ace 10spd 7800</text:p>
          </table:table-cell>
          <table:table-cell office:value-type="float" office:value="44">
            <text:p>44</text:p>
          </table:table-cell>
          <table:table-cell table:formula="oooc:=(56.9/2)+7.9+(3.3/2)" office:value-type="float" office:value="38">
            <text:p>38</text:p>
          </table:table-cell>
          <table:table-cell office:value-type="float" office:value="44">
            <text:p>44</text:p>
          </table:table-cell>
          <table:table-cell table:formula="oooc:=(56.9/2)-7.9+(3.3/2)" office:value-type="float" office:value="22.2">
            <text:p>22.2</text:p>
          </table:table-cell>
        </table:table-row>
        <table:table-row table:style-name="ro1">
          <table:table-cell office:value-type="string">
            <text:p>Shimano Dura-Ace 7800</text:p>
          </table:table-cell>
          <table:table-cell office:value-type="float" office:value="40">
            <text:p>40</text:p>
          </table:table-cell>
          <table:table-cell table:formula="oooc:=37+(3.3/2)" office:value-type="float" office:value="38.65">
            <text:p>38.65</text:p>
          </table:table-cell>
          <table:table-cell office:value-type="float" office:value="40">
            <text:p>40</text:p>
          </table:table-cell>
          <table:table-cell table:formula="oooc:=37+(3.3/2)" office:value-type="float" office:value="38.65">
            <text:p>38.65</text:p>
          </table:table-cell>
        </table:table-row>
        <table:table-row table:style-name="ro1">
          <table:table-cell office:value-type="string">
            <text:p>Shimano Dura-Ace FH-7400 6S</text:p>
          </table:table-cell>
          <table:table-cell office:value-type="float" office:value="44">
            <text:p>44</text:p>
          </table:table-cell>
          <table:table-cell office:value-type="float" office:value="36.8">
            <text:p>36.8</text:p>
          </table:table-cell>
          <table:table-cell office:value-type="float" office:value="44">
            <text:p>44</text:p>
          </table:table-cell>
          <table:table-cell office:value-type="float" office:value="23.2">
            <text:p>23.2</text:p>
          </table:table-cell>
        </table:table-row>
        <table:table-row table:style-name="ro1">
          <table:table-cell office:value-type="string">
            <text:p>Shimano Dura-Ace FH-7400 7S</text:p>
          </table:table-cell>
          <table:table-cell office:value-type="float" office:value="44">
            <text:p>44</text:p>
          </table:table-cell>
          <table:table-cell office:value-type="float" office:value="38.15">
            <text:p>38.15</text:p>
          </table:table-cell>
          <table:table-cell office:value-type="float" office:value="44">
            <text:p>44</text:p>
          </table:table-cell>
          <table:table-cell office:value-type="float" office:value="21.85">
            <text:p>21.85</text:p>
          </table:table-cell>
        </table:table-row>
        <table:table-row table:style-name="ro1">
          <table:table-cell office:value-type="string">
            <text:p>Shimano Dura-Ace FH-7402, 7403 8S</text:p>
          </table:table-cell>
          <table:table-cell office:value-type="float" office:value="44">
            <text:p>44</text:p>
          </table:table-cell>
          <table:table-cell office:value-type="float" office:value="36.9">
            <text:p>36.9</text:p>
          </table:table-cell>
          <table:table-cell office:value-type="float" office:value="44">
            <text:p>44</text:p>
          </table:table-cell>
          <table:table-cell office:value-type="float" office:value="21.1">
            <text:p>21.1</text:p>
          </table:table-cell>
        </table:table-row>
        <table:table-row table:style-name="ro1">
          <table:table-cell office:value-type="string">
            <text:p>Shimano Dura-Ace FH-7700 9S</text:p>
          </table:table-cell>
          <table:table-cell office:value-type="float" office:value="44">
            <text:p>44</text:p>
          </table:table-cell>
          <table:table-cell office:value-type="float" office:value="36.9">
            <text:p>36.9</text:p>
          </table:table-cell>
          <table:table-cell office:value-type="float" office:value="44">
            <text:p>44</text:p>
          </table:table-cell>
          <table:table-cell office:value-type="float" office:value="21.1">
            <text:p>21.1</text:p>
          </table:table-cell>
        </table:table-row>
        <table:table-row table:style-name="ro1">
          <table:table-cell office:value-type="string">
            <text:p>Shimano Dura-Ace low flange, all</text:p>
          </table:table-cell>
          <table:table-cell office:value-type="float" office:value="38">
            <text:p>38</text:p>
          </table:table-cell>
          <table:table-cell office:value-type="float" office:value="37">
            <text:p>37</text:p>
          </table:table-cell>
          <table:table-cell office:value-type="float" office:value="38">
            <text:p>38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string">
            <text:p>Shimano Dura-Ace re-spaced to track</text:p>
          </table:table-cell>
          <table:table-cell office:value-type="float" office:value="44">
            <text:p>44</text:p>
          </table:table-cell>
          <table:table-cell office:value-type="float" office:value="28.95">
            <text:p>28.95</text:p>
          </table:table-cell>
          <table:table-cell office:value-type="float" office:value="44">
            <text:p>44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Shimano Dura-Ace track high flange</text:p>
          </table:table-cell>
          <table:table-cell office:value-type="float" office:value="67">
            <text:p>67</text:p>
          </table:table-cell>
          <table:table-cell office:value-type="float" office:value="34">
            <text:p>34</text:p>
          </table:table-cell>
          <table:table-cell office:value-type="float" office:value="67">
            <text:p>67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Shimano Dura-Ace track high flange</text:p>
          </table:table-cell>
          <table:table-cell office:value-type="float" office:value="67">
            <text:p>67</text:p>
          </table:table-cell>
          <table:table-cell office:value-type="float" office:value="41">
            <text:p>41</text:p>
          </table:table-cell>
          <table:table-cell office:value-type="float" office:value="67">
            <text:p>67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Shimano Dura-Ace track small flange</text:p>
          </table:table-cell>
          <table:table-cell office:value-type="float" office:value="38">
            <text:p>38</text:p>
          </table:table-cell>
          <table:table-cell office:value-type="float" office:value="35.8">
            <text:p>35.8</text:p>
          </table:table-cell>
          <table:table-cell office:value-type="float" office:value="38">
            <text:p>38</text:p>
          </table:table-cell>
          <table:table-cell office:value-type="float" office:value="35.77">
            <text:p>35.77</text:p>
          </table:table-cell>
        </table:table-row>
        <table:table-row table:style-name="ro1">
          <table:table-cell office:value-type="string">
            <text:p>Shimano Dura-Ace track small flange</text:p>
          </table:table-cell>
          <table:table-cell office:value-type="float" office:value="44">
            <text:p>44</text:p>
          </table:table-cell>
          <table:table-cell office:value-type="float" office:value="37.48">
            <text:p>37.48</text:p>
          </table:table-cell>
          <table:table-cell office:value-type="float" office:value="44">
            <text:p>44</text:p>
          </table:table-cell>
          <table:table-cell office:value-type="float" office:value="31.71">
            <text:p>31.71</text:p>
          </table:table-cell>
        </table:table-row>
        <table:table-row table:style-name="ro1">
          <table:table-cell office:value-type="string">
            <text:p>Shimano Exage FH-HG40, FH-HG50</text:p>
          </table:table-cell>
          <table:table-cell office:value-type="float" office:value="45">
            <text:p>45</text:p>
          </table:table-cell>
          <table:table-cell office:value-type="float" office:value="38.2">
            <text:p>38.2</text:p>
          </table:table-cell>
          <table:table-cell office:value-type="float" office:value="45">
            <text:p>45</text:p>
          </table:table-cell>
          <table:table-cell office:value-type="float" office:value="20.2">
            <text:p>20.2</text:p>
          </table:table-cell>
        </table:table-row>
        <table:table-row table:style-name="ro1">
          <table:table-cell office:value-type="string">
            <text:p>Shimano Exage FH-HG40, FH-HG50</text:p>
          </table:table-cell>
          <table:table-cell office:value-type="float" office:value="45">
            <text:p>45</text:p>
          </table:table-cell>
          <table:table-cell office:value-type="float" office:value="36.2">
            <text:p>36.2</text:p>
          </table:table-cell>
          <table:table-cell office:value-type="float" office:value="45">
            <text:p>45</text:p>
          </table:table-cell>
          <table:table-cell office:value-type="float" office:value="22.2">
            <text:p>22.2</text:p>
          </table:table-cell>
        </table:table-row>
        <table:table-row table:style-name="ro1">
          <table:table-cell office:value-type="string">
            <text:p>Shimano Exage FH-HG40, FH-HG50</text:p>
          </table:table-cell>
          <table:table-cell office:value-type="float" office:value="45">
            <text:p>45</text:p>
          </table:table-cell>
          <table:table-cell office:value-type="float" office:value="33.7">
            <text:p>33.7</text:p>
          </table:table-cell>
          <table:table-cell office:value-type="float" office:value="45">
            <text:p>45</text:p>
          </table:table-cell>
          <table:table-cell office:value-type="float" office:value="24.7">
            <text:p>24.7</text:p>
          </table:table-cell>
        </table:table-row>
        <table:table-row table:style-name="ro1">
          <table:table-cell office:value-type="string">
            <text:p>Shimano Exage HB-RM50-F, HB-RM50</text:p>
          </table:table-cell>
          <table:table-cell office:value-type="float" office:value="38">
            <text:p>38</text:p>
          </table:table-cell>
          <table:table-cell office:value-type="float" office:value="36.3">
            <text:p>36.3</text:p>
          </table:table-cell>
          <table:table-cell office:value-type="float" office:value="38">
            <text:p>38</text:p>
          </table:table-cell>
          <table:table-cell office:value-type="float" office:value="36.3">
            <text:p>36.3</text:p>
          </table:table-cell>
        </table:table-row>
        <table:table-row table:style-name="ro1">
          <table:table-cell office:value-type="string">
            <text:p>Shimano FH-RM40-8</text:p>
          </table:table-cell>
          <table:table-cell office:value-type="float" office:value="45">
            <text:p>45</text:p>
          </table:table-cell>
          <table:table-cell office:value-type="float" office:value="35.6">
            <text:p>35.6</text:p>
          </table:table-cell>
          <table:table-cell office:value-type="float" office:value="45">
            <text:p>45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Shimano HB-NX30 hubdynamo</text:p>
          </table:table-cell>
          <table:table-cell office:value-type="float" office:value="80">
            <text:p>80</text:p>
          </table:table-cell>
          <table:table-cell office:value-type="float" office:value="28">
            <text:p>28</text:p>
          </table:table-cell>
          <table:table-cell office:value-type="float" office:value="80">
            <text:p>80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string">
            <text:p>Shimano Inter-L hub dynamo </text:p>
          </table:table-cell>
          <table:table-cell office:value-type="float" office:value="80">
            <text:p>80</text:p>
          </table:table-cell>
          <table:table-cell office:value-type="float" office:value="29">
            <text:p>29</text:p>
          </table:table-cell>
          <table:table-cell office:value-type="float" office:value="80">
            <text:p>80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Shimano Nexave</text:p>
          </table:table-cell>
          <table:table-cell office:value-type="float" office:value="52">
            <text:p>52</text:p>
          </table:table-cell>
          <table:table-cell office:value-type="float" office:value="25">
            <text:p>25</text:p>
          </table:table-cell>
          <table:table-cell office:value-type="float" office:value="52">
            <text:p>52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Shimano Nexave</text:p>
          </table:table-cell>
          <table:table-cell office:value-type="float" office:value="45">
            <text:p>45</text:p>
          </table:table-cell>
          <table:table-cell office:value-type="float" office:value="30">
            <text:p>30</text:p>
          </table:table-cell>
          <table:table-cell office:value-type="float" office:value="45">
            <text:p>45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Shimano Nexus SG-7R45 7SPD INTER-7 ROLLER BRAKE</text:p>
          </table:table-cell>
          <table:table-cell office:value-type="float" office:value="87">
            <text:p>87</text:p>
          </table:table-cell>
          <table:table-cell office:value-type="float" office:value="29.225">
            <text:p>29.23</text:p>
          </table:table-cell>
          <table:table-cell office:value-type="float" office:value="87">
            <text:p>87</text:p>
          </table:table-cell>
          <table:table-cell office:value-type="float" office:value="25.375">
            <text:p>25.38</text:p>
          </table:table-cell>
        </table:table-row>
        <table:table-row table:style-name="ro1">
          <table:table-cell office:value-type="string">
            <text:p>Shimano Nexus 4S coaster brake SG-4C30</text:p>
          </table:table-cell>
          <table:table-cell office:value-type="float" office:value="84">
            <text:p>84</text:p>
          </table:table-cell>
          <table:table-cell office:value-type="float" office:value="31.15">
            <text:p>31.15</text:p>
          </table:table-cell>
          <table:table-cell office:value-type="float" office:value="84">
            <text:p>84</text:p>
          </table:table-cell>
          <table:table-cell office:value-type="float" office:value="23.45">
            <text:p>23.45</text:p>
          </table:table-cell>
        </table:table-row>
        <table:table-row table:style-name="ro1">
          <table:table-cell office:value-type="string">
            <text:p>Shimano Nexus 4S roller brake SG-4R31</text:p>
          </table:table-cell>
          <table:table-cell office:value-type="float" office:value="84">
            <text:p>84</text:p>
          </table:table-cell>
          <table:table-cell office:value-type="float" office:value="27.7">
            <text:p>27.7</text:p>
          </table:table-cell>
          <table:table-cell office:value-type="float" office:value="84">
            <text:p>84</text:p>
          </table:table-cell>
          <table:table-cell office:value-type="float" office:value="33.55">
            <text:p>33.55</text:p>
          </table:table-cell>
        </table:table-row>
        <table:table-row table:style-name="ro1">
          <table:table-cell office:value-type="string">
            <text:p>Shimano Nexus 7S coaster brake SG-7C21</text:p>
          </table:table-cell>
          <table:table-cell office:value-type="float" office:value="87">
            <text:p>87</text:p>
          </table:table-cell>
          <table:table-cell office:value-type="float" office:value="29.73">
            <text:p>29.73</text:p>
          </table:table-cell>
          <table:table-cell office:value-type="float" office:value="87">
            <text:p>87</text:p>
          </table:table-cell>
          <table:table-cell office:value-type="float" office:value="24.7">
            <text:p>24.7</text:p>
          </table:table-cell>
        </table:table-row>
        <table:table-row table:style-name="ro1">
          <table:table-cell office:value-type="string">
            <text:p>Shimano Nexus 7S roller brake SG-7R40</text:p>
          </table:table-cell>
          <table:table-cell office:value-type="float" office:value="87">
            <text:p>87</text:p>
          </table:table-cell>
          <table:table-cell office:value-type="float" office:value="31.15">
            <text:p>31.15</text:p>
          </table:table-cell>
          <table:table-cell office:value-type="float" office:value="87">
            <text:p>87</text:p>
          </table:table-cell>
          <table:table-cell office:value-type="float" office:value="23.45">
            <text:p>23.45</text:p>
          </table:table-cell>
        </table:table-row>
        <table:table-row table:style-name="ro1">
          <table:table-cell office:value-type="string">
            <text:p>Shimano Nexus HB-IM40 front, roller brake</text:p>
          </table:table-cell>
          <table:table-cell office:value-type="float" office:value="52">
            <text:p>52</text:p>
          </table:table-cell>
          <table:table-cell office:value-type="float" office:value="26">
            <text:p>26</text:p>
          </table:table-cell>
          <table:table-cell office:value-type="float" office:value="52">
            <text:p>52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Shimano Nexus HB-NX70 Disc hubdynamo</text:p>
          </table:table-cell>
          <table:table-cell office:value-type="float" office:value="80">
            <text:p>80</text:p>
          </table:table-cell>
          <table:table-cell office:value-type="float" office:value="23.2">
            <text:p>23.2</text:p>
          </table:table-cell>
          <table:table-cell office:value-type="float" office:value="80">
            <text:p>80</text:p>
          </table:table-cell>
          <table:table-cell office:value-type="float" office:value="28.8">
            <text:p>28.8</text:p>
          </table:table-cell>
        </table:table-row>
        <table:table-row table:style-name="ro1">
          <table:table-cell office:value-type="string">
            <text:p>Shimano Nexus Inter-8 8-speed internal</text:p>
          </table:table-cell>
          <table:table-cell office:value-type="float" office:value="92.6">
            <text:p>92.6</text:p>
          </table:table-cell>
          <table:table-cell office:value-type="float" office:value="29.3">
            <text:p>29.3</text:p>
          </table:table-cell>
          <table:table-cell office:value-type="float" office:value="92.6">
            <text:p>92.6</text:p>
          </table:table-cell>
          <table:table-cell office:value-type="float" office:value="24.9">
            <text:p>24.9</text:p>
          </table:table-cell>
        </table:table-row>
        <table:table-row table:style-name="ro1">
          <table:table-cell office:value-type="string">
            <text:p>Shimano Nexus Inter-8 8-speed internal SG-8R20</text:p>
          </table:table-cell>
          <table:table-cell office:value-type="float" office:value="92.6">
            <text:p>92.6</text:p>
          </table:table-cell>
          <table:table-cell table:formula="oooc:=31.85-3.2/2" office:value-type="float" office:value="30.25">
            <text:p>30.25</text:p>
          </table:table-cell>
          <table:table-cell office:value-type="float" office:value="92.6">
            <text:p>92.6</text:p>
          </table:table-cell>
          <table:table-cell table:formula="oooc:=26.45-3.2/2" office:value-type="float" office:value="24.85">
            <text:p>24.85</text:p>
          </table:table-cell>
        </table:table-row>
        <table:table-row table:style-name="ro1">
          <table:table-cell office:value-type="string">
            <text:p>Shimano Nexus Inter-8 8-speed internal without roller brake locknut</text:p>
          </table:table-cell>
          <table:table-cell office:value-type="float" office:value="92.6">
            <text:p>92.6</text:p>
          </table:table-cell>
          <table:table-cell office:value-type="float" office:value="32.9">
            <text:p>32.9</text:p>
          </table:table-cell>
          <table:table-cell office:value-type="float" office:value="92.6">
            <text:p>92.6</text:p>
          </table:table-cell>
          <table:table-cell office:value-type="float" office:value="21.3">
            <text:p>21.3</text:p>
          </table:table-cell>
        </table:table-row>
        <table:table-row table:style-name="ro1">
          <table:table-cell office:value-type="string">
            <text:p>Shimano Nexus Inter-L HB-NX30 hub dynamo</text:p>
          </table:table-cell>
          <table:table-cell office:value-type="float" office:value="80">
            <text:p>80</text:p>
          </table:table-cell>
          <table:table-cell office:value-type="float" office:value="28.5">
            <text:p>28.5</text:p>
          </table:table-cell>
          <table:table-cell office:value-type="float" office:value="80">
            <text:p>80</text:p>
          </table:table-cell>
          <table:table-cell office:value-type="float" office:value="28.5">
            <text:p>28.5</text:p>
          </table:table-cell>
        </table:table-row>
        <table:table-row table:style-name="ro1">
          <table:table-cell office:value-type="string">
            <text:p>Shimano Nexus Sport DH-3N70 hub dynamo</text:p>
          </table:table-cell>
          <table:table-cell office:value-type="float" office:value="74">
            <text:p>74</text:p>
          </table:table-cell>
          <table:table-cell office:value-type="float" office:value="30">
            <text:p>30</text:p>
          </table:table-cell>
          <table:table-cell office:value-type="float" office:value="74">
            <text:p>74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Shimano Nexus Sport DH-3D70 hub dynamo (disc brake)</text:p>
          </table:table-cell>
          <table:table-cell office:value-type="float" office:value="74">
            <text:p>74</text:p>
          </table:table-cell>
          <table:table-cell table:formula="oooc:=52.3/2-3.85" office:value-type="float" office:value="22.3">
            <text:p>22.3</text:p>
          </table:table-cell>
          <table:table-cell office:value-type="float" office:value="74">
            <text:p>74</text:p>
          </table:table-cell>
          <table:table-cell table:formula="oooc:=52.3/2+3.85" office:value-type="float" office:value="30">
            <text:p>30</text:p>
          </table:table-cell>
        </table:table-row>
        <table:table-row table:style-name="ro1">
          <table:table-cell office:value-type="string">
            <text:p>Shimano parallax </text:p>
          </table:table-cell>
          <table:table-cell office:value-type="float" office:value="38">
            <text:p>38</text:p>
          </table:table-cell>
          <table:table-cell office:value-type="float" office:value="34.5">
            <text:p>34.5</text:p>
          </table:table-cell>
          <table:table-cell office:value-type="float" office:value="38">
            <text:p>38</text:p>
          </table:table-cell>
          <table:table-cell office:value-type="float" office:value="34.5">
            <text:p>34.5</text:p>
          </table:table-cell>
        </table:table-row>
        <table:table-row table:style-name="ro1">
          <table:table-cell office:value-type="string">
            <text:p>Shimano RSX FH-A410</text:p>
          </table:table-cell>
          <table:table-cell office:value-type="float" office:value="45">
            <text:p>45</text:p>
          </table:table-cell>
          <table:table-cell office:value-type="float" office:value="37.5">
            <text:p>37.5</text:p>
          </table:table-cell>
          <table:table-cell office:value-type="float" office:value="45">
            <text:p>45</text:p>
          </table:table-cell>
          <table:table-cell office:value-type="float" office:value="20.7">
            <text:p>20.7</text:p>
          </table:table-cell>
        </table:table-row>
        <table:table-row table:style-name="ro1">
          <table:table-cell office:value-type="string">
            <text:p>Shimano RSX FH-A410</text:p>
          </table:table-cell>
          <table:table-cell office:value-type="float" office:value="45">
            <text:p>45</text:p>
          </table:table-cell>
          <table:table-cell office:value-type="float" office:value="36">
            <text:p>36</text:p>
          </table:table-cell>
          <table:table-cell office:value-type="float" office:value="45">
            <text:p>45</text:p>
          </table:table-cell>
          <table:table-cell office:value-type="float" office:value="22.2">
            <text:p>22.2</text:p>
          </table:table-cell>
        </table:table-row>
        <table:table-row table:style-name="ro1">
          <table:table-cell office:value-type="string">
            <text:p>Shimano RSX FH-A416</text:p>
          </table:table-cell>
          <table:table-cell office:value-type="float" office:value="45">
            <text:p>45</text:p>
          </table:table-cell>
          <table:table-cell table:formula="oooc:=135/2-34.17+2.5" office:value-type="float" office:value="35.83">
            <text:p>35.83</text:p>
          </table:table-cell>
          <table:table-cell office:value-type="float" office:value="45">
            <text:p>45</text:p>
          </table:table-cell>
          <table:table-cell table:formula="oooc:=135/2-46.16-2.5" office:value-type="float" office:value="18.84">
            <text:p>18.84</text:p>
          </table:table-cell>
        </table:table-row>
        <table:table-row table:style-name="ro1">
          <table:table-cell office:value-type="string">
            <text:p>Shimano RSX FH-A416, respaced from 130mm to 135</text:p>
          </table:table-cell>
          <table:table-cell office:value-type="float" office:value="45">
            <text:p>45</text:p>
          </table:table-cell>
          <table:table-cell table:formula="oooc:=135/2-34.17" office:value-type="float" office:value="33.33">
            <text:p>33.33</text:p>
          </table:table-cell>
          <table:table-cell office:value-type="float" office:value="45">
            <text:p>45</text:p>
          </table:table-cell>
          <table:table-cell table:formula="oooc:=135/2-46.16" office:value-type="float" office:value="21.34">
            <text:p>21.34</text:p>
          </table:table-cell>
        </table:table-row>
        <table:table-row table:style-name="ro1">
          <table:table-cell office:value-type="string">
            <text:p>Shimano RSX HB-A410</text:p>
          </table:table-cell>
          <table:table-cell office:value-type="float" office:value="38">
            <text:p>38</text:p>
          </table:table-cell>
          <table:table-cell office:value-type="float" office:value="36.3">
            <text:p>36.3</text:p>
          </table:table-cell>
          <table:table-cell office:value-type="float" office:value="38">
            <text:p>38</text:p>
          </table:table-cell>
          <table:table-cell office:value-type="float" office:value="36.3">
            <text:p>36.3</text:p>
          </table:table-cell>
        </table:table-row>
        <table:table-row table:style-name="ro1">
          <table:table-cell office:value-type="string">
            <text:p>Shimano RX100 FH-A550</text:p>
          </table:table-cell>
          <table:table-cell office:value-type="float" office:value="45">
            <text:p>45</text:p>
          </table:table-cell>
          <table:table-cell office:value-type="float" office:value="37.3">
            <text:p>37.3</text:p>
          </table:table-cell>
          <table:table-cell office:value-type="float" office:value="45">
            <text:p>45</text:p>
          </table:table-cell>
          <table:table-cell office:value-type="float" office:value="20.7">
            <text:p>20.7</text:p>
          </table:table-cell>
        </table:table-row>
        <table:table-row table:style-name="ro1">
          <table:table-cell office:value-type="string">
            <text:p>Shimano RX100 HB-A550-F</text:p>
          </table:table-cell>
          <table:table-cell office:value-type="float" office:value="38">
            <text:p>38</text:p>
          </table:table-cell>
          <table:table-cell office:value-type="float" office:value="36.3">
            <text:p>36.3</text:p>
          </table:table-cell>
          <table:table-cell office:value-type="float" office:value="38">
            <text:p>38</text:p>
          </table:table-cell>
          <table:table-cell office:value-type="float" office:value="36.3">
            <text:p>36.3</text:p>
          </table:table-cell>
        </table:table-row>
        <table:table-row table:style-name="ro1">
          <table:table-cell office:value-type="string">
            <text:p>Shimano Santé</text:p>
          </table:table-cell>
          <table:table-cell office:value-type="float" office:value="45">
            <text:p>45</text:p>
          </table:table-cell>
          <table:table-cell office:value-type="float" office:value="36.8">
            <text:p>36.8</text:p>
          </table:table-cell>
          <table:table-cell office:value-type="float" office:value="45">
            <text:p>45</text:p>
          </table:table-cell>
          <table:table-cell office:value-type="float" office:value="20.2">
            <text:p>20.2</text:p>
          </table:table-cell>
        </table:table-row>
        <table:table-row table:style-name="ro1">
          <table:table-cell office:value-type="string">
            <text:p>Shimano Santé </text:p>
          </table:table-cell>
          <table:table-cell office:value-type="float" office:value="45">
            <text:p>45</text:p>
          </table:table-cell>
          <table:table-cell office:value-type="float" office:value="35.5">
            <text:p>35.5</text:p>
          </table:table-cell>
          <table:table-cell office:value-type="float" office:value="45">
            <text:p>45</text:p>
          </table:table-cell>
          <table:table-cell office:value-type="float" office:value="35.5">
            <text:p>35.5</text:p>
          </table:table-cell>
        </table:table-row>
        <table:table-row table:style-name="ro1">
          <table:table-cell office:value-type="string">
            <text:p>Shimano STX FH-MC32</text:p>
          </table:table-cell>
          <table:table-cell office:value-type="float" office:value="45">
            <text:p>45</text:p>
          </table:table-cell>
          <table:table-cell office:value-type="float" office:value="38.1">
            <text:p>38.1</text:p>
          </table:table-cell>
          <table:table-cell office:value-type="float" office:value="45">
            <text:p>45</text:p>
          </table:table-cell>
          <table:table-cell office:value-type="float" office:value="22.5">
            <text:p>22.5</text:p>
          </table:table-cell>
        </table:table-row>
        <table:table-row table:style-name="ro1">
          <table:table-cell office:value-type="string">
            <text:p>Shimano STX FH-MC32</text:p>
          </table:table-cell>
          <table:table-cell office:value-type="float" office:value="45">
            <text:p>45</text:p>
          </table:table-cell>
          <table:table-cell office:value-type="float" office:value="35.6">
            <text:p>35.6</text:p>
          </table:table-cell>
          <table:table-cell office:value-type="float" office:value="45">
            <text:p>45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Shimano STX FH-R050</text:p>
          </table:table-cell>
          <table:table-cell office:value-type="float" office:value="45">
            <text:p>45</text:p>
          </table:table-cell>
          <table:table-cell office:value-type="float" office:value="38.1">
            <text:p>38.1</text:p>
          </table:table-cell>
          <table:table-cell office:value-type="float" office:value="45">
            <text:p>45</text:p>
          </table:table-cell>
          <table:table-cell office:value-type="float" office:value="22.5">
            <text:p>22.5</text:p>
          </table:table-cell>
        </table:table-row>
        <table:table-row table:style-name="ro1">
          <table:table-cell office:value-type="string">
            <text:p>Shimano STX FH-R050</text:p>
          </table:table-cell>
          <table:table-cell office:value-type="float" office:value="45">
            <text:p>45</text:p>
          </table:table-cell>
          <table:table-cell office:value-type="float" office:value="35.6">
            <text:p>35.6</text:p>
          </table:table-cell>
          <table:table-cell office:value-type="float" office:value="45">
            <text:p>45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Shimano STX HB-MC32</text:p>
          </table:table-cell>
          <table:table-cell office:value-type="float" office:value="38">
            <text:p>38</text:p>
          </table:table-cell>
          <table:table-cell office:value-type="float" office:value="35.8">
            <text:p>35.8</text:p>
          </table:table-cell>
          <table:table-cell office:value-type="float" office:value="38">
            <text:p>38</text:p>
          </table:table-cell>
          <table:table-cell office:value-type="float" office:value="35.8">
            <text:p>35.8</text:p>
          </table:table-cell>
        </table:table-row>
        <table:table-row table:style-name="ro1">
          <table:table-cell office:value-type="string">
            <text:p>Shimano STX-RC FH-MC33</text:p>
          </table:table-cell>
          <table:table-cell office:value-type="float" office:value="45">
            <text:p>45</text:p>
          </table:table-cell>
          <table:table-cell office:value-type="float" office:value="38.1">
            <text:p>38.1</text:p>
          </table:table-cell>
          <table:table-cell office:value-type="float" office:value="45">
            <text:p>45</text:p>
          </table:table-cell>
          <table:table-cell office:value-type="float" office:value="22.5">
            <text:p>22.5</text:p>
          </table:table-cell>
        </table:table-row>
        <table:table-row table:style-name="ro1">
          <table:table-cell office:value-type="string">
            <text:p>Shimano STX-RC FH-MC33</text:p>
          </table:table-cell>
          <table:table-cell office:value-type="float" office:value="45">
            <text:p>45</text:p>
          </table:table-cell>
          <table:table-cell office:value-type="float" office:value="35.6">
            <text:p>35.6</text:p>
          </table:table-cell>
          <table:table-cell office:value-type="float" office:value="45">
            <text:p>45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Shimano STX-RC. HB-MC33-S, HB-MC33</text:p>
          </table:table-cell>
          <table:table-cell office:value-type="float" office:value="38">
            <text:p>38</text:p>
          </table:table-cell>
          <table:table-cell office:value-type="float" office:value="35.8">
            <text:p>35.8</text:p>
          </table:table-cell>
          <table:table-cell office:value-type="float" office:value="38">
            <text:p>38</text:p>
          </table:table-cell>
          <table:table-cell office:value-type="float" office:value="35.8">
            <text:p>35.8</text:p>
          </table:table-cell>
        </table:table-row>
        <table:table-row table:style-name="ro1">
          <table:table-cell office:value-type="string">
            <text:p>Shimano tandem FH-FH08</text:p>
          </table:table-cell>
          <table:table-cell office:value-type="float" office:value="63">
            <text:p>63</text:p>
          </table:table-cell>
          <table:table-cell office:value-type="float" office:value="28">
            <text:p>28</text:p>
          </table:table-cell>
          <table:table-cell office:value-type="float" office:value="63">
            <text:p>63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Shimano tandem HB-HF08</text:p>
          </table:table-cell>
          <table:table-cell office:value-type="float" office:value="63">
            <text:p>63</text:p>
          </table:table-cell>
          <table:table-cell office:value-type="float" office:value="35">
            <text:p>35</text:p>
          </table:table-cell>
          <table:table-cell office:value-type="float" office:value="63">
            <text:p>63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string">
            <text:p>Shimano Ultegra 9 spd FH-6500</text:p>
          </table:table-cell>
          <table:table-cell office:value-type="float" office:value="44">
            <text:p>44</text:p>
          </table:table-cell>
          <table:table-cell office:value-type="float" office:value="38">
            <text:p>38</text:p>
          </table:table-cell>
          <table:table-cell office:value-type="float" office:value="44">
            <text:p>44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Shimano Ultegra DH-2N70 hub dynamo</text:p>
          </table:table-cell>
          <table:table-cell office:value-type="float" office:value="74">
            <text:p>74</text:p>
          </table:table-cell>
          <table:table-cell office:value-type="float" office:value="28.5">
            <text:p>28.5</text:p>
          </table:table-cell>
          <table:table-cell office:value-type="float" office:value="74">
            <text:p>74</text:p>
          </table:table-cell>
          <table:table-cell office:value-type="float" office:value="28.5">
            <text:p>28.5</text:p>
          </table:table-cell>
        </table:table-row>
        <table:table-row table:style-name="ro1">
          <table:table-cell office:value-type="string">
            <text:p>Shimano Ultegra FH-6500 9S</text:p>
          </table:table-cell>
          <table:table-cell office:value-type="float" office:value="45">
            <text:p>45</text:p>
          </table:table-cell>
          <table:table-cell office:value-type="float" office:value="37.1">
            <text:p>37.1</text:p>
          </table:table-cell>
          <table:table-cell office:value-type="float" office:value="45">
            <text:p>45</text:p>
          </table:table-cell>
          <table:table-cell office:value-type="float" office:value="20.9">
            <text:p>20.9</text:p>
          </table:table-cell>
        </table:table-row>
        <table:table-row table:style-name="ro1">
          <table:table-cell office:value-type="string">
            <text:p>Shimano Ultegra HB-6500</text:p>
          </table:table-cell>
          <table:table-cell office:value-type="float" office:value="38">
            <text:p>38</text:p>
          </table:table-cell>
          <table:table-cell office:value-type="float" office:value="36.3">
            <text:p>36.3</text:p>
          </table:table-cell>
          <table:table-cell office:value-type="float" office:value="38">
            <text:p>38</text:p>
          </table:table-cell>
          <table:table-cell office:value-type="float" office:value="36.3">
            <text:p>36.3</text:p>
          </table:table-cell>
        </table:table-row>
        <table:table-row table:style-name="ro1">
          <table:table-cell office:value-type="string">
            <text:p>Shimano Ultegra HB-6500A</text:p>
          </table:table-cell>
          <table:table-cell office:value-type="float" office:value="38">
            <text:p>38</text:p>
          </table:table-cell>
          <table:table-cell table:formula="oooc:=37+(3.3/2)" office:value-type="float" office:value="38.65">
            <text:p>38.65</text:p>
          </table:table-cell>
          <table:table-cell office:value-type="float" office:value="38">
            <text:p>38</text:p>
          </table:table-cell>
          <table:table-cell table:formula="oooc:=37+(3.3/2)" office:value-type="float" office:value="38.65">
            <text:p>38.65</text:p>
          </table:table-cell>
        </table:table-row>
        <table:table-row table:style-name="ro1">
          <table:table-cell office:value-type="string">
            <text:p>Shimano XT Disc</text:p>
          </table:table-cell>
          <table:table-cell office:value-type="float" office:value="61">
            <text:p>61</text:p>
          </table:table-cell>
          <table:table-cell office:value-type="float" office:value="22">
            <text:p>22</text:p>
          </table:table-cell>
          <table:table-cell office:value-type="float" office:value="61">
            <text:p>61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Shimano XT Disc</text:p>
          </table:table-cell>
          <table:table-cell office:value-type="float" office:value="61">
            <text:p>61</text:p>
          </table:table-cell>
          <table:table-cell office:value-type="float" office:value="34">
            <text:p>34</text:p>
          </table:table-cell>
          <table:table-cell office:value-type="float" office:value="61">
            <text:p>61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Shimano XT Disc FH-M756</text:p>
          </table:table-cell>
          <table:table-cell office:value-type="float" office:value="45">
            <text:p>45</text:p>
          </table:table-cell>
          <table:table-cell table:formula="oooc:=(58.4/2)+6.15+(3.3/2)" office:value-type="float" office:value="37">
            <text:p>37</text:p>
          </table:table-cell>
          <table:table-cell office:value-type="float" office:value="45">
            <text:p>45</text:p>
          </table:table-cell>
          <table:table-cell table:formula="oooc:=(58.4/2)-6.15+(3.3/2)" office:value-type="float" office:value="24.7">
            <text:p>24.7</text:p>
          </table:table-cell>
        </table:table-row>
        <table:table-row table:style-name="ro1">
          <table:table-cell office:value-type="string">
            <text:p>Shimano XT Disc HB-M765</text:p>
          </table:table-cell>
          <table:table-cell office:value-type="float" office:value="44">
            <text:p>44</text:p>
          </table:table-cell>
          <table:table-cell table:formula="oooc:=(60.6/2)-5.5+(3.3/2)" office:value-type="float" office:value="26.45">
            <text:p>26.45</text:p>
          </table:table-cell>
          <table:table-cell office:value-type="float" office:value="38">
            <text:p>38</text:p>
          </table:table-cell>
          <table:table-cell table:formula="oooc:=(60.6/2)+5.5+(3.3/2)" office:value-type="float" office:value="37.45">
            <text:p>37.45</text:p>
          </table:table-cell>
        </table:table-row>
        <table:table-row table:style-name="ro1">
          <table:table-cell office:value-type="string">
            <text:p>Shimano XT FH-M750</text:p>
          </table:table-cell>
          <table:table-cell office:value-type="float" office:value="45">
            <text:p>45</text:p>
          </table:table-cell>
          <table:table-cell office:value-type="float" office:value="34.5">
            <text:p>34.5</text:p>
          </table:table-cell>
          <table:table-cell office:value-type="float" office:value="45">
            <text:p>45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Shimano XT FH-M760</text:p>
          </table:table-cell>
          <table:table-cell office:value-type="float" office:value="45">
            <text:p>45</text:p>
          </table:table-cell>
          <table:table-cell office:value-type="float" office:value="37.55">
            <text:p>37.55</text:p>
          </table:table-cell>
          <table:table-cell office:value-type="float" office:value="45">
            <text:p>45</text:p>
          </table:table-cell>
          <table:table-cell office:value-type="float" office:value="21.75">
            <text:p>21.75</text:p>
          </table:table-cell>
        </table:table-row>
        <table:table-row table:style-name="ro1">
          <table:table-cell office:value-type="string">
            <text:p>Shimano XT HB-M751</text:p>
          </table:table-cell>
          <table:table-cell office:value-type="float" office:value="38">
            <text:p>38</text:p>
          </table:table-cell>
          <table:table-cell office:value-type="float" office:value="35.5">
            <text:p>35.5</text:p>
          </table:table-cell>
          <table:table-cell office:value-type="float" office:value="38">
            <text:p>38</text:p>
          </table:table-cell>
          <table:table-cell office:value-type="float" office:value="35.5">
            <text:p>35.5</text:p>
          </table:table-cell>
        </table:table-row>
        <table:table-row table:style-name="ro1">
          <table:table-cell office:value-type="string">
            <text:p>Shimano XT HB-M753</text:p>
          </table:table-cell>
          <table:table-cell office:value-type="float" office:value="38">
            <text:p>38</text:p>
          </table:table-cell>
          <table:table-cell office:value-type="float" office:value="35">
            <text:p>35</text:p>
          </table:table-cell>
          <table:table-cell office:value-type="float" office:value="38">
            <text:p>38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string">
            <text:p>Shimano XT FH-M752</text:p>
          </table:table-cell>
          <table:table-cell office:value-type="float" office:value="44">
            <text:p>44</text:p>
          </table:table-cell>
          <table:table-cell office:value-type="float" office:value="37">
            <text:p>37</text:p>
          </table:table-cell>
          <table:table-cell office:value-type="float" office:value="44">
            <text:p>44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Shimano XT HB-M760</text:p>
          </table:table-cell>
          <table:table-cell office:value-type="float" office:value="38">
            <text:p>38</text:p>
          </table:table-cell>
          <table:table-cell office:value-type="float" office:value="34.15">
            <text:p>34.15</text:p>
          </table:table-cell>
          <table:table-cell office:value-type="float" office:value="38">
            <text:p>38</text:p>
          </table:table-cell>
          <table:table-cell office:value-type="float" office:value="34.15">
            <text:p>34.15</text:p>
          </table:table-cell>
        </table:table-row>
        <table:table-row table:style-name="ro1">
          <table:table-cell office:value-type="string">
            <text:p>Shimano XT-II, DX</text:p>
          </table:table-cell>
          <table:table-cell office:value-type="float" office:value="38">
            <text:p>38</text:p>
          </table:table-cell>
          <table:table-cell office:value-type="float" office:value="35.8">
            <text:p>35.8</text:p>
          </table:table-cell>
          <table:table-cell office:value-type="float" office:value="38">
            <text:p>38</text:p>
          </table:table-cell>
          <table:table-cell office:value-type="float" office:value="35.8">
            <text:p>35.8</text:p>
          </table:table-cell>
        </table:table-row>
        <table:table-row table:style-name="ro1">
          <table:table-cell office:value-type="string">
            <text:p>Shimano XT-II, DX</text:p>
          </table:table-cell>
          <table:table-cell office:value-type="float" office:value="45">
            <text:p>45</text:p>
          </table:table-cell>
          <table:table-cell office:value-type="float" office:value="35.6">
            <text:p>35.6</text:p>
          </table:table-cell>
          <table:table-cell office:value-type="float" office:value="45">
            <text:p>45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Shimano XTR FH-M950</text:p>
          </table:table-cell>
          <table:table-cell office:value-type="float" office:value="45">
            <text:p>45</text:p>
          </table:table-cell>
          <table:table-cell office:value-type="float" office:value="36.8">
            <text:p>36.8</text:p>
          </table:table-cell>
          <table:table-cell office:value-type="float" office:value="45">
            <text:p>45</text:p>
          </table:table-cell>
          <table:table-cell office:value-type="float" office:value="23.2">
            <text:p>23.2</text:p>
          </table:table-cell>
        </table:table-row>
        <table:table-row table:style-name="ro1">
          <table:table-cell office:value-type="string">
            <text:p>Shimano XTR FH-M965 Disc</text:p>
          </table:table-cell>
          <table:table-cell office:value-type="float" office:value="45">
            <text:p>45</text:p>
          </table:table-cell>
          <table:table-cell table:formula="oooc:=58.4/2+6.15" office:value-type="float" office:value="35.35">
            <text:p>35.35</text:p>
          </table:table-cell>
          <table:table-cell office:value-type="float" office:value="45">
            <text:p>45</text:p>
          </table:table-cell>
          <table:table-cell table:formula="oooc:=58.4/2-6.15" office:value-type="float" office:value="23.05">
            <text:p>23.05</text:p>
          </table:table-cell>
        </table:table-row>
        <table:table-row table:style-name="ro1">
          <table:table-cell office:value-type="string">
            <text:p>Shimano XTR HB-M950</text:p>
          </table:table-cell>
          <table:table-cell office:value-type="float" office:value="38">
            <text:p>38</text:p>
          </table:table-cell>
          <table:table-cell office:value-type="float" office:value="35.8">
            <text:p>35.8</text:p>
          </table:table-cell>
          <table:table-cell office:value-type="float" office:value="38">
            <text:p>38</text:p>
          </table:table-cell>
          <table:table-cell office:value-type="float" office:value="35.8">
            <text:p>35.8</text:p>
          </table:table-cell>
        </table:table-row>
        <table:table-row table:style-name="ro1">
          <table:table-cell office:value-type="string">
            <text:p>Shimano XTR HB-M965 Disc</text:p>
          </table:table-cell>
          <table:table-cell office:value-type="float" office:value="43.4">
            <text:p>43.4</text:p>
          </table:table-cell>
          <table:table-cell table:formula="oooc:=60.6/2-5.5" office:value-type="float" office:value="24.8">
            <text:p>24.8</text:p>
          </table:table-cell>
          <table:table-cell office:value-type="float" office:value="38">
            <text:p>38</text:p>
          </table:table-cell>
          <table:table-cell table:formula="oooc:=60.6/2+5.5" office:value-type="float" office:value="35.8">
            <text:p>35.8</text:p>
          </table:table-cell>
        </table:table-row>
        <table:table-row table:style-name="ro1">
          <table:table-cell office:value-type="string">
            <text:p>Shogun Little Sumo</text:p>
          </table:table-cell>
          <table:table-cell office:value-type="float" office:value="40">
            <text:p>40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Shogun Zero Carbon</text:p>
          </table:table-cell>
          <table:table-cell office:value-type="float" office:value="46">
            <text:p>46</text:p>
          </table:table-cell>
          <table:table-cell office:value-type="float" office:value="33">
            <text:p>33</text:p>
          </table:table-cell>
          <table:table-cell office:value-type="float" office:value="46">
            <text:p>46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SON 20-28" hubdynamo (2000 model) </text:p>
          </table:table-cell>
          <table:table-cell office:value-type="float" office:value="70">
            <text:p>70</text:p>
          </table:table-cell>
          <table:table-cell office:value-type="float" office:value="30">
            <text:p>30</text:p>
          </table:table-cell>
          <table:table-cell office:value-type="float" office:value="70">
            <text:p>70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SON 20-28" hubdynamo-disc brake (2000 model)</text:p>
          </table:table-cell>
          <table:table-cell office:value-type="float" office:value="70">
            <text:p>70</text:p>
          </table:table-cell>
          <table:table-cell office:value-type="float" office:value="21.5">
            <text:p>21.5</text:p>
          </table:table-cell>
          <table:table-cell office:value-type="float" office:value="70">
            <text:p>70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Specialized low flange </text:p>
          </table:table-cell>
          <table:table-cell office:value-type="float" office:value="38">
            <text:p>38</text:p>
          </table:table-cell>
          <table:table-cell office:value-type="float" office:value="33">
            <text:p>33</text:p>
          </table:table-cell>
          <table:table-cell office:value-type="float" office:value="38">
            <text:p>38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Specialized low flange </text:p>
          </table:table-cell>
          <table:table-cell office:value-type="float" office:value="44.5">
            <text:p>44.5</text:p>
          </table:table-cell>
          <table:table-cell office:value-type="float" office:value="35.5">
            <text:p>35.5</text:p>
          </table:table-cell>
          <table:table-cell office:value-type="float" office:value="44.5">
            <text:p>44.5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Specialized low flange </text:p>
          </table:table-cell>
          <table:table-cell office:value-type="float" office:value="44.5">
            <text:p>44.5</text:p>
          </table:table-cell>
          <table:table-cell office:value-type="float" office:value="33.5">
            <text:p>33.5</text:p>
          </table:table-cell>
          <table:table-cell office:value-type="float" office:value="44.5">
            <text:p>44.5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Specialized medium flange </text:p>
          </table:table-cell>
          <table:table-cell office:value-type="float" office:value="43">
            <text:p>43</text:p>
          </table:table-cell>
          <table:table-cell office:value-type="float" office:value="33">
            <text:p>33</text:p>
          </table:table-cell>
          <table:table-cell office:value-type="float" office:value="43">
            <text:p>43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Specialized medium flange </text:p>
          </table:table-cell>
          <table:table-cell office:value-type="float" office:value="46">
            <text:p>46</text:p>
          </table:table-cell>
          <table:table-cell office:value-type="float" office:value="28">
            <text:p>28</text:p>
          </table:table-cell>
          <table:table-cell office:value-type="float" office:value="46">
            <text:p>46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Specialized medium flange </text:p>
          </table:table-cell>
          <table:table-cell office:value-type="float" office:value="46">
            <text:p>46</text:p>
          </table:table-cell>
          <table:table-cell office:value-type="float" office:value="33">
            <text:p>33</text:p>
          </table:table-cell>
          <table:table-cell office:value-type="float" office:value="46">
            <text:p>46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Specialized skraxle by DT</text:p>
          </table:table-cell>
          <table:table-cell office:value-type="float" office:value="36">
            <text:p>36</text:p>
          </table:table-cell>
          <table:table-cell office:value-type="float" office:value="34.8">
            <text:p>34.8</text:p>
          </table:table-cell>
          <table:table-cell office:value-type="float" office:value="36">
            <text:p>36</text:p>
          </table:table-cell>
          <table:table-cell office:value-type="float" office:value="34.8">
            <text:p>34.8</text:p>
          </table:table-cell>
        </table:table-row>
        <table:table-row table:style-name="ro1">
          <table:table-cell office:value-type="string">
            <text:p>Specialized Stout</text:p>
          </table:table-cell>
          <table:table-cell office:value-type="float" office:value="45">
            <text:p>45</text:p>
          </table:table-cell>
          <table:table-cell office:value-type="float" office:value="37">
            <text:p>37</text:p>
          </table:table-cell>
          <table:table-cell office:value-type="float" office:value="45">
            <text:p>45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string">
            <text:p>Specialized Y2K by DT</text:p>
          </table:table-cell>
          <table:table-cell office:value-type="float" office:value="36">
            <text:p>36</text:p>
          </table:table-cell>
          <table:table-cell office:value-type="float" office:value="34.8">
            <text:p>34.8</text:p>
          </table:table-cell>
          <table:table-cell office:value-type="float" office:value="36">
            <text:p>36</text:p>
          </table:table-cell>
          <table:table-cell office:value-type="float" office:value="34.8">
            <text:p>34.8</text:p>
          </table:table-cell>
        </table:table-row>
        <table:table-row table:style-name="ro1">
          <table:table-cell office:value-type="string">
            <text:p>Specialized Y2K by DT</text:p>
          </table:table-cell>
          <table:table-cell office:value-type="float" office:value="45">
            <text:p>45</text:p>
          </table:table-cell>
          <table:table-cell office:value-type="float" office:value="37.7">
            <text:p>37.7</text:p>
          </table:table-cell>
          <table:table-cell office:value-type="float" office:value="45">
            <text:p>45</text:p>
          </table:table-cell>
          <table:table-cell office:value-type="float" office:value="16.7">
            <text:p>16.7</text:p>
          </table:table-cell>
        </table:table-row>
        <table:table-row table:style-name="ro1">
          <table:table-cell office:value-type="string">
            <text:p>Specialized Y2K by DT</text:p>
          </table:table-cell>
          <table:table-cell office:value-type="float" office:value="45">
            <text:p>45</text:p>
          </table:table-cell>
          <table:table-cell office:value-type="float" office:value="35.2">
            <text:p>35.2</text:p>
          </table:table-cell>
          <table:table-cell office:value-type="float" office:value="45">
            <text:p>45</text:p>
          </table:table-cell>
          <table:table-cell office:value-type="float" office:value="19.2">
            <text:p>19.2</text:p>
          </table:table-cell>
        </table:table-row>
        <table:table-row table:style-name="ro1">
          <table:table-cell office:value-type="string">
            <text:p>Speed Tec</text:p>
          </table:table-cell>
          <table:table-cell table:number-columns-repeated="2" office:value-type="float" office:value="38">
            <text:p>38</text:p>
          </table:table-cell>
          <table:table-cell office:value-type="float" office:value="54">
            <text:p>54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Speed Tec disc</text:p>
          </table:table-cell>
          <table:table-cell office:value-type="float" office:value="54">
            <text:p>54</text:p>
          </table:table-cell>
          <table:table-cell office:value-type="float" office:value="20">
            <text:p>20</text:p>
          </table:table-cell>
          <table:table-cell office:value-type="float" office:value="54">
            <text:p>54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Speed Tec disc</text:p>
          </table:table-cell>
          <table:table-cell office:value-type="float" office:value="54">
            <text:p>54</text:p>
          </table:table-cell>
          <table:table-cell office:value-type="float" office:value="34">
            <text:p>34</text:p>
          </table:table-cell>
          <table:table-cell office:value-type="float" office:value="54">
            <text:p>54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Spot Single Speed</text:p>
          </table:table-cell>
          <table:table-cell office:value-type="float" office:value="48">
            <text:p>48</text:p>
          </table:table-cell>
          <table:table-cell office:value-type="float" office:value="35">
            <text:p>35</text:p>
          </table:table-cell>
          <table:table-cell office:value-type="float" office:value="48">
            <text:p>48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string">
            <text:p>Spot single speed</text:p>
          </table:table-cell>
          <table:table-cell office:value-type="float" office:value="48">
            <text:p>48</text:p>
          </table:table-cell>
          <table:table-cell office:value-type="float" office:value="42">
            <text:p>42</text:p>
          </table:table-cell>
          <table:table-cell office:value-type="float" office:value="48">
            <text:p>48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string">
            <text:p>SR sealed bearing</text:p>
          </table:table-cell>
          <table:table-cell office:value-type="float" office:value="40">
            <text:p>40</text:p>
          </table:table-cell>
          <table:table-cell office:value-type="float" office:value="34.3">
            <text:p>34.3</text:p>
          </table:table-cell>
          <table:table-cell office:value-type="float" office:value="40">
            <text:p>40</text:p>
          </table:table-cell>
          <table:table-cell office:value-type="float" office:value="34.3">
            <text:p>34.3</text:p>
          </table:table-cell>
        </table:table-row>
        <table:table-row table:style-name="ro1">
          <table:table-cell office:value-type="string">
            <text:p>SRAM 2001 non-disc hubs</text:p>
          </table:table-cell>
          <table:table-cell office:value-type="float" office:value="39">
            <text:p>39</text:p>
          </table:table-cell>
          <table:table-cell office:value-type="float" office:value="29.6">
            <text:p>29.6</text:p>
          </table:table-cell>
          <table:table-cell office:value-type="float" office:value="39">
            <text:p>39</text:p>
          </table:table-cell>
          <table:table-cell office:value-type="float" office:value="29.6">
            <text:p>29.6</text:p>
          </table:table-cell>
        </table:table-row>
        <table:table-row table:style-name="ro1">
          <table:table-cell office:value-type="string">
            <text:p>SRAM 2001 non-disc hubs</text:p>
          </table:table-cell>
          <table:table-cell office:value-type="float" office:value="45">
            <text:p>45</text:p>
          </table:table-cell>
          <table:table-cell office:value-type="float" office:value="30.7">
            <text:p>30.7</text:p>
          </table:table-cell>
          <table:table-cell office:value-type="float" office:value="45">
            <text:p>45</text:p>
          </table:table-cell>
          <table:table-cell office:value-type="float" office:value="20.5">
            <text:p>20.5</text:p>
          </table:table-cell>
        </table:table-row>
        <table:table-row table:style-name="ro1">
          <table:table-cell office:value-type="string">
            <text:p>SRAM 5 speed hub MH 5205 w/no brake</text:p>
          </table:table-cell>
          <table:table-cell office:value-type="float" office:value="75">
            <text:p>75</text:p>
          </table:table-cell>
          <table:table-cell office:value-type="float" office:value="29">
            <text:p>29</text:p>
          </table:table-cell>
          <table:table-cell office:value-type="float" office:value="75">
            <text:p>75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SRAM 5 speed hub MH 5215 w/coaster brake</text:p>
          </table:table-cell>
          <table:table-cell office:value-type="float" office:value="75">
            <text:p>75</text:p>
          </table:table-cell>
          <table:table-cell office:value-type="float" office:value="39.5">
            <text:p>39.5</text:p>
          </table:table-cell>
          <table:table-cell office:value-type="float" office:value="75">
            <text:p>75</text:p>
          </table:table-cell>
          <table:table-cell office:value-type="float" office:value="28.5">
            <text:p>28.5</text:p>
          </table:table-cell>
        </table:table-row>
        <table:table-row table:style-name="ro1">
          <table:table-cell office:value-type="string">
            <text:p>SRAM 5 speed hub MH 5225 w/drum brake</text:p>
          </table:table-cell>
          <table:table-cell office:value-type="float" office:value="90">
            <text:p>90</text:p>
          </table:table-cell>
          <table:table-cell office:value-type="float" office:value="29.5">
            <text:p>29.5</text:p>
          </table:table-cell>
          <table:table-cell office:value-type="float" office:value="90">
            <text:p>90</text:p>
          </table:table-cell>
          <table:table-cell office:value-type="float" office:value="30.5">
            <text:p>30.5</text:p>
          </table:table-cell>
        </table:table-row>
        <table:table-row table:style-name="ro1">
          <table:table-cell office:value-type="string">
            <text:p>SRAM 9.0</text:p>
          </table:table-cell>
          <table:table-cell office:value-type="float" office:value="39">
            <text:p>39</text:p>
          </table:table-cell>
          <table:table-cell office:value-type="float" office:value="30">
            <text:p>30</text:p>
          </table:table-cell>
          <table:table-cell office:value-type="float" office:value="39">
            <text:p>39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SRAM 9.0SL disc</text:p>
          </table:table-cell>
          <table:table-cell office:value-type="float" office:value="45">
            <text:p>45</text:p>
          </table:table-cell>
          <table:table-cell office:value-type="float" office:value="22.95">
            <text:p>22.95</text:p>
          </table:table-cell>
          <table:table-cell office:value-type="float" office:value="45">
            <text:p>45</text:p>
          </table:table-cell>
          <table:table-cell office:value-type="float" office:value="27.75">
            <text:p>27.75</text:p>
          </table:table-cell>
        </table:table-row>
        <table:table-row table:style-name="ro1">
          <table:table-cell office:value-type="string">
            <text:p>SRAM 9.0SL, Disc</text:p>
          </table:table-cell>
          <table:table-cell office:value-type="float" office:value="45">
            <text:p>45</text:p>
          </table:table-cell>
          <table:table-cell office:value-type="float" office:value="30.7">
            <text:p>30.7</text:p>
          </table:table-cell>
          <table:table-cell office:value-type="float" office:value="45">
            <text:p>45</text:p>
          </table:table-cell>
          <table:table-cell office:value-type="float" office:value="20.5">
            <text:p>20.5</text:p>
          </table:table-cell>
        </table:table-row>
        <table:table-row table:style-name="ro1">
          <table:table-cell office:value-type="string">
            <text:p>SRAM Dual Drive 27/24</text:p>
          </table:table-cell>
          <table:table-cell office:value-type="float" office:value="67">
            <text:p>67</text:p>
          </table:table-cell>
          <table:table-cell office:value-type="float" office:value="33">
            <text:p>33</text:p>
          </table:table-cell>
          <table:table-cell office:value-type="float" office:value="67">
            <text:p>67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SRAM Dual Drive 27/24 disc brake</text:p>
          </table:table-cell>
          <table:table-cell office:value-type="float" office:value="67">
            <text:p>67</text:p>
          </table:table-cell>
          <table:table-cell office:value-type="float" office:value="33">
            <text:p>33</text:p>
          </table:table-cell>
          <table:table-cell office:value-type="float" office:value="67">
            <text:p>67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SRAM Dual Drive 27/24 I-brake</text:p>
          </table:table-cell>
          <table:table-cell office:value-type="float" office:value="67">
            <text:p>67</text:p>
          </table:table-cell>
          <table:table-cell office:value-type="float" office:value="33">
            <text:p>33</text:p>
          </table:table-cell>
          <table:table-cell office:value-type="float" office:value="67">
            <text:p>67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SRAM i-Motion 9 Gearhub (with back pedal brake)</text:p>
          </table:table-cell>
          <table:table-cell office:value-type="float" office:value="93.6">
            <text:p>93.6</text:p>
          </table:table-cell>
          <table:table-cell office:value-type="float" office:value="26.5">
            <text:p>26.5</text:p>
          </table:table-cell>
          <table:table-cell office:value-type="float" office:value="93.6">
            <text:p>93.6</text:p>
          </table:table-cell>
          <table:table-cell office:value-type="float" office:value="31.5">
            <text:p>31.5</text:p>
          </table:table-cell>
        </table:table-row>
        <table:table-row table:style-name="ro1">
          <table:table-cell office:value-type="string">
            <text:p>SRAM Neos, Centera</text:p>
          </table:table-cell>
          <table:table-cell office:value-type="float" office:value="45">
            <text:p>45</text:p>
          </table:table-cell>
          <table:table-cell office:value-type="float" office:value="27.4">
            <text:p>27.4</text:p>
          </table:table-cell>
          <table:table-cell office:value-type="float" office:value="45">
            <text:p>45</text:p>
          </table:table-cell>
          <table:table-cell office:value-type="float" office:value="23.8">
            <text:p>23.8</text:p>
          </table:table-cell>
        </table:table-row>
        <table:table-row table:style-name="ro1">
          <table:table-cell office:value-type="string">
            <text:p>SRAM Neos, Centera, Traax</text:p>
          </table:table-cell>
          <table:table-cell office:value-type="float" office:value="45">
            <text:p>45</text:p>
          </table:table-cell>
          <table:table-cell office:value-type="float" office:value="29.9">
            <text:p>29.9</text:p>
          </table:table-cell>
          <table:table-cell office:value-type="float" office:value="45">
            <text:p>45</text:p>
          </table:table-cell>
          <table:table-cell office:value-type="float" office:value="21.3">
            <text:p>21.3</text:p>
          </table:table-cell>
        </table:table-row>
        <table:table-row table:style-name="ro1">
          <table:table-cell office:value-type="string">
            <text:p>SRAM Plasma, Quartz, Neos, Centera</text:p>
          </table:table-cell>
          <table:table-cell office:value-type="float" office:value="45">
            <text:p>45</text:p>
          </table:table-cell>
          <table:table-cell office:value-type="float" office:value="30.4">
            <text:p>30.4</text:p>
          </table:table-cell>
          <table:table-cell office:value-type="float" office:value="45">
            <text:p>45</text:p>
          </table:table-cell>
          <table:table-cell office:value-type="float" office:value="20.8">
            <text:p>20.8</text:p>
          </table:table-cell>
        </table:table-row>
        <table:table-row table:style-name="ro1">
          <table:table-cell office:value-type="string">
            <text:p>SRAM Plasma, Quartz, Neos, Centera, Traax</text:p>
          </table:table-cell>
          <table:table-cell office:value-type="float" office:value="39">
            <text:p>39</text:p>
          </table:table-cell>
          <table:table-cell office:value-type="float" office:value="29.6">
            <text:p>29.6</text:p>
          </table:table-cell>
          <table:table-cell office:value-type="float" office:value="39">
            <text:p>39</text:p>
          </table:table-cell>
          <table:table-cell office:value-type="float" office:value="29.6">
            <text:p>29.6</text:p>
          </table:table-cell>
        </table:table-row>
        <table:table-row table:style-name="ro1">
          <table:table-cell office:value-type="string">
            <text:p>SRAM Power Disc: Plasma, Quartz</text:p>
          </table:table-cell>
          <table:table-cell office:value-type="float" office:value="62.5">
            <text:p>62.5</text:p>
          </table:table-cell>
          <table:table-cell office:value-type="float" office:value="30.4">
            <text:p>30.4</text:p>
          </table:table-cell>
          <table:table-cell office:value-type="float" office:value="62.5">
            <text:p>62.5</text:p>
          </table:table-cell>
          <table:table-cell office:value-type="float" office:value="20.8">
            <text:p>20.8</text:p>
          </table:table-cell>
        </table:table-row>
        <table:table-row table:style-name="ro1">
          <table:table-cell office:value-type="string">
            <text:p>SRAM Power Disc: Quartz</text:p>
          </table:table-cell>
          <table:table-cell office:value-type="float" office:value="62.5">
            <text:p>62.5</text:p>
          </table:table-cell>
          <table:table-cell office:value-type="float" office:value="32.9">
            <text:p>32.9</text:p>
          </table:table-cell>
          <table:table-cell office:value-type="float" office:value="62.5">
            <text:p>62.5</text:p>
          </table:table-cell>
          <table:table-cell office:value-type="float" office:value="18.3">
            <text:p>18.3</text:p>
          </table:table-cell>
        </table:table-row>
        <table:table-row table:style-name="ro1">
          <table:table-cell office:value-type="string">
            <text:p>SRAM Quartz, Neos, Centera</text:p>
          </table:table-cell>
          <table:table-cell office:value-type="float" office:value="45">
            <text:p>45</text:p>
          </table:table-cell>
          <table:table-cell office:value-type="float" office:value="32.9">
            <text:p>32.9</text:p>
          </table:table-cell>
          <table:table-cell office:value-type="float" office:value="45">
            <text:p>45</text:p>
          </table:table-cell>
          <table:table-cell office:value-type="float" office:value="18.3">
            <text:p>18.3</text:p>
          </table:table-cell>
        </table:table-row>
        <table:table-row table:style-name="ro1">
          <table:table-cell office:value-type="string">
            <text:p>SRAM Sparc</text:p>
          </table:table-cell>
          <table:table-cell office:value-type="float" office:value="194">
            <text:p>194</text:p>
          </table:table-cell>
          <table:table-cell office:value-type="float" office:value="27.5">
            <text:p>27.5</text:p>
          </table:table-cell>
          <table:table-cell office:value-type="float" office:value="194">
            <text:p>194</text:p>
          </table:table-cell>
          <table:table-cell office:value-type="float" office:value="27.5">
            <text:p>27.5</text:p>
          </table:table-cell>
        </table:table-row>
        <table:table-row table:style-name="ro1">
          <table:table-cell office:value-type="string">
            <text:p>SRAM Spectro 12 speed hub with coaster brake</text:p>
          </table:table-cell>
          <table:table-cell office:value-type="float" office:value="105">
            <text:p>105</text:p>
          </table:table-cell>
          <table:table-cell office:value-type="float" office:value="37.9">
            <text:p>37.9</text:p>
          </table:table-cell>
          <table:table-cell office:value-type="float" office:value="132">
            <text:p>132</text:p>
          </table:table-cell>
          <table:table-cell office:value-type="float" office:value="20.7">
            <text:p>20.7</text:p>
          </table:table-cell>
        </table:table-row>
        <table:table-row table:style-name="ro1">
          <table:table-cell office:value-type="string">
            <text:p>SRAM Spectro 3 speed hum MH 3115 w/no brake</text:p>
          </table:table-cell>
          <table:table-cell office:value-type="float" office:value="58">
            <text:p>58</text:p>
          </table:table-cell>
          <table:table-cell office:value-type="float" office:value="25.5">
            <text:p>25.5</text:p>
          </table:table-cell>
          <table:table-cell office:value-type="float" office:value="58">
            <text:p>58</text:p>
          </table:table-cell>
          <table:table-cell office:value-type="float" office:value="24.5">
            <text:p>24.5</text:p>
          </table:table-cell>
        </table:table-row>
        <table:table-row table:style-name="ro1">
          <table:table-cell office:value-type="string">
            <text:p>SRAM Spectro 3 speed hum MH 3125 w/coaster brake</text:p>
          </table:table-cell>
          <table:table-cell office:value-type="float" office:value="58">
            <text:p>58</text:p>
          </table:table-cell>
          <table:table-cell office:value-type="float" office:value="25.5">
            <text:p>25.5</text:p>
          </table:table-cell>
          <table:table-cell office:value-type="float" office:value="58">
            <text:p>58</text:p>
          </table:table-cell>
          <table:table-cell office:value-type="float" office:value="24.5">
            <text:p>24.5</text:p>
          </table:table-cell>
        </table:table-row>
        <table:table-row table:style-name="ro1">
          <table:table-cell office:value-type="string">
            <text:p>SRAM Spectro 3 speed hum MH 3125 w/drum brake</text:p>
          </table:table-cell>
          <table:table-cell office:value-type="float" office:value="89">
            <text:p>89</text:p>
          </table:table-cell>
          <table:table-cell office:value-type="float" office:value="32.5">
            <text:p>32.5</text:p>
          </table:table-cell>
          <table:table-cell office:value-type="float" office:value="89">
            <text:p>89</text:p>
          </table:table-cell>
          <table:table-cell office:value-type="float" office:value="25.5">
            <text:p>25.5</text:p>
          </table:table-cell>
        </table:table-row>
        <table:table-row table:style-name="ro1">
          <table:table-cell office:value-type="string">
            <text:p>SRAM Spectro 3x7: 3s hub with 7s cassette</text:p>
          </table:table-cell>
          <table:table-cell office:value-type="float" office:value="67">
            <text:p>67</text:p>
          </table:table-cell>
          <table:table-cell office:value-type="float" office:value="35">
            <text:p>35</text:p>
          </table:table-cell>
          <table:table-cell office:value-type="float" office:value="67">
            <text:p>67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SRAM Spectro 7 speed hub MH 7205 w/no brake</text:p>
          </table:table-cell>
          <table:table-cell office:value-type="float" office:value="75">
            <text:p>75</text:p>
          </table:table-cell>
          <table:table-cell office:value-type="float" office:value="34.5">
            <text:p>34.5</text:p>
          </table:table-cell>
          <table:table-cell office:value-type="float" office:value="75">
            <text:p>75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SRAM Spectro 7 speed hub MH 7215 w/coaster brake</text:p>
          </table:table-cell>
          <table:table-cell office:value-type="float" office:value="75">
            <text:p>75</text:p>
          </table:table-cell>
          <table:table-cell office:value-type="float" office:value="34">
            <text:p>34</text:p>
          </table:table-cell>
          <table:table-cell office:value-type="float" office:value="75">
            <text:p>75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SRAM Spectro 7 speed hub MH 7225 w/drum brake</text:p>
          </table:table-cell>
          <table:table-cell office:value-type="float" office:value="90">
            <text:p>90</text:p>
          </table:table-cell>
          <table:table-cell office:value-type="float" office:value="35.7">
            <text:p>35.7</text:p>
          </table:table-cell>
          <table:table-cell office:value-type="float" office:value="90">
            <text:p>90</text:p>
          </table:table-cell>
          <table:table-cell office:value-type="float" office:value="34.8">
            <text:p>34.8</text:p>
          </table:table-cell>
        </table:table-row>
        <table:table-row table:style-name="ro1">
          <table:table-cell office:value-type="string">
            <text:p>SRAM Traax</text:p>
          </table:table-cell>
          <table:table-cell office:value-type="float" office:value="45">
            <text:p>45</text:p>
          </table:table-cell>
          <table:table-cell office:value-type="float" office:value="30.8">
            <text:p>30.8</text:p>
          </table:table-cell>
          <table:table-cell office:value-type="float" office:value="45">
            <text:p>45</text:p>
          </table:table-cell>
          <table:table-cell office:value-type="float" office:value="20.4">
            <text:p>20.4</text:p>
          </table:table-cell>
        </table:table-row>
        <table:table-row table:style-name="ro1">
          <table:table-cell office:value-type="string">
            <text:p>Sturmey-Archer 3 spd </text:p>
          </table:table-cell>
          <table:table-cell office:value-type="float" office:value="65">
            <text:p>65</text:p>
          </table:table-cell>
          <table:table-cell office:value-type="float" office:value="27">
            <text:p>27</text:p>
          </table:table-cell>
          <table:table-cell office:value-type="float" office:value="65">
            <text:p>65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string">
            <text:p>Sturmey-Archer dyno </text:p>
          </table:table-cell>
          <table:table-cell office:value-type="float" office:value="102.5">
            <text:p>102.5</text:p>
          </table:table-cell>
          <table:table-cell office:value-type="float" office:value="27">
            <text:p>27</text:p>
          </table:table-cell>
          <table:table-cell office:value-type="float" office:value="42.5">
            <text:p>42.5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string">
            <text:p>Sturmey-Archer dyno </text:p>
          </table:table-cell>
          <table:table-cell office:value-type="float" office:value="101">
            <text:p>101</text:p>
          </table:table-cell>
          <table:table-cell office:value-type="float" office:value="40">
            <text:p>40</text:p>
          </table:table-cell>
          <table:table-cell office:value-type="float" office:value="65">
            <text:p>65</text:p>
          </table:table-cell>
          <table:table-cell office:value-type="float" office:value="25.5">
            <text:p>25.5</text:p>
          </table:table-cell>
        </table:table-row>
        <table:table-row table:style-name="ro1">
          <table:table-cell office:value-type="string">
            <text:p>Sturmey-Archer Elite ST drum </text:p>
          </table:table-cell>
          <table:table-cell office:value-type="float" office:value="90">
            <text:p>90</text:p>
          </table:table-cell>
          <table:table-cell office:value-type="float" office:value="41.5">
            <text:p>41.5</text:p>
          </table:table-cell>
          <table:table-cell office:value-type="float" office:value="90">
            <text:p>90</text:p>
          </table:table-cell>
          <table:table-cell office:value-type="float" office:value="18.5">
            <text:p>18.5</text:p>
          </table:table-cell>
        </table:table-row>
        <table:table-row table:style-name="ro1">
          <table:table-cell office:value-type="string">
            <text:p>Sturmey-Archer hi brake </text:p>
          </table:table-cell>
          <table:table-cell office:value-type="float" office:value="90">
            <text:p>90</text:p>
          </table:table-cell>
          <table:table-cell office:value-type="float" office:value="27">
            <text:p>27</text:p>
          </table:table-cell>
          <table:table-cell office:value-type="float" office:value="90">
            <text:p>90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string">
            <text:p>Sturmey-Archer hi brake </text:p>
          </table:table-cell>
          <table:table-cell office:value-type="float" office:value="82">
            <text:p>82</text:p>
          </table:table-cell>
          <table:table-cell office:value-type="float" office:value="40">
            <text:p>40</text:p>
          </table:table-cell>
          <table:table-cell office:value-type="float" office:value="82">
            <text:p>82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Sunn by DT Swiss</text:p>
          </table:table-cell>
          <table:table-cell office:value-type="float" office:value="45">
            <text:p>45</text:p>
          </table:table-cell>
          <table:table-cell office:value-type="float" office:value="37.15">
            <text:p>37.15</text:p>
          </table:table-cell>
          <table:table-cell office:value-type="float" office:value="45">
            <text:p>45</text:p>
          </table:table-cell>
          <table:table-cell office:value-type="float" office:value="19.7">
            <text:p>19.7</text:p>
          </table:table-cell>
        </table:table-row>
        <table:table-row table:style-name="ro1">
          <table:table-cell office:value-type="string">
            <text:p>Sun-Ringlé 439/439 Lite</text:p>
          </table:table-cell>
          <table:table-cell office:value-type="float" office:value="52">
            <text:p>52</text:p>
          </table:table-cell>
          <table:table-cell office:value-type="float" office:value="34">
            <text:p>34</text:p>
          </table:table-cell>
          <table:table-cell office:value-type="float" office:value="52">
            <text:p>52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Sun-Ringlé ABBAH / Lawwill DH (12mm thru axle)</text:p>
          </table:table-cell>
          <table:table-cell office:value-type="float" office:value="54.5">
            <text:p>54.5</text:p>
          </table:table-cell>
          <table:table-cell office:value-type="float" office:value="35.5">
            <text:p>35.5</text:p>
          </table:table-cell>
          <table:table-cell office:value-type="float" office:value="54.5">
            <text:p>54.5</text:p>
          </table:table-cell>
          <table:table-cell office:value-type="float" office:value="20.5">
            <text:p>20.5</text:p>
          </table:table-cell>
        </table:table-row>
        <table:table-row table:style-name="ro1">
          <table:table-cell office:value-type="string">
            <text:p>Sun-Ringlé ABBAH S.O.S. DH (20mm thru axle)</text:p>
          </table:table-cell>
          <table:table-cell office:value-type="float" office:value="59.5">
            <text:p>59.5</text:p>
          </table:table-cell>
          <table:table-cell office:value-type="float" office:value="24.5">
            <text:p>24.5</text:p>
          </table:table-cell>
          <table:table-cell office:value-type="float" office:value="54.5">
            <text:p>54.5</text:p>
          </table:table-cell>
          <table:table-cell office:value-type="float" office:value="35.5">
            <text:p>35.5</text:p>
          </table:table-cell>
        </table:table-row>
        <table:table-row table:style-name="ro1">
          <table:table-cell office:value-type="string">
            <text:p>Sun-Ringlé ABBAH S.O.S. XC</text:p>
          </table:table-cell>
          <table:table-cell office:value-type="float" office:value="59.5">
            <text:p>59.5</text:p>
          </table:table-cell>
          <table:table-cell office:value-type="float" office:value="34.5">
            <text:p>34.5</text:p>
          </table:table-cell>
          <table:table-cell office:value-type="float" office:value="59.5">
            <text:p>59.5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Sun-Ringlé ABBAH S.O.S. XC (9mm axle ends)</text:p>
          </table:table-cell>
          <table:table-cell office:value-type="float" office:value="59.5">
            <text:p>59.5</text:p>
          </table:table-cell>
          <table:table-cell office:value-type="float" office:value="21">
            <text:p>21</text:p>
          </table:table-cell>
          <table:table-cell office:value-type="float" office:value="45.5">
            <text:p>45.5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string">
            <text:p>Sun-Ringlé Atilla the Hub</text:p>
          </table:table-cell>
          <table:table-cell office:value-type="float" office:value="51">
            <text:p>51</text:p>
          </table:table-cell>
          <table:table-cell office:value-type="float" office:value="32.1">
            <text:p>32.1</text:p>
          </table:table-cell>
          <table:table-cell office:value-type="float" office:value="51">
            <text:p>51</text:p>
          </table:table-cell>
          <table:table-cell office:value-type="float" office:value="32.1">
            <text:p>32.1</text:p>
          </table:table-cell>
        </table:table-row>
        <table:table-row table:style-name="ro1">
          <table:table-cell office:value-type="string">
            <text:p>Sun-Ringlé Attila the hub (BMX)</text:p>
          </table:table-cell>
          <table:table-cell office:value-type="float" office:value="51">
            <text:p>51</text:p>
          </table:table-cell>
          <table:table-cell office:value-type="float" office:value="37.1">
            <text:p>37.1</text:p>
          </table:table-cell>
          <table:table-cell office:value-type="float" office:value="51">
            <text:p>51</text:p>
          </table:table-cell>
          <table:table-cell office:value-type="float" office:value="30.2">
            <text:p>30.2</text:p>
          </table:table-cell>
        </table:table-row>
        <table:table-row table:style-name="ro1">
          <table:table-cell office:value-type="string">
            <text:p>Sun-Ringlé SuperDuper Bubba </text:p>
          </table:table-cell>
          <table:table-cell office:value-type="float" office:value="46">
            <text:p>46</text:p>
          </table:table-cell>
          <table:table-cell office:value-type="float" office:value="34">
            <text:p>34</text:p>
          </table:table-cell>
          <table:table-cell office:value-type="float" office:value="46">
            <text:p>46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Suntour 7 spd 135mm cass </text:p>
          </table:table-cell>
          <table:table-cell office:value-type="float" office:value="44.5">
            <text:p>44.5</text:p>
          </table:table-cell>
          <table:table-cell office:value-type="float" office:value="32">
            <text:p>32</text:p>
          </table:table-cell>
          <table:table-cell office:value-type="float" office:value="44.5">
            <text:p>44.5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Suntour GPX</text:p>
          </table:table-cell>
          <table:table-cell office:value-type="float" office:value="39">
            <text:p>39</text:p>
          </table:table-cell>
          <table:table-cell office:value-type="float" office:value="33">
            <text:p>33</text:p>
          </table:table-cell>
          <table:table-cell office:value-type="float" office:value="39">
            <text:p>39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Suntour high flange track </text:p>
          </table:table-cell>
          <table:table-cell office:value-type="float" office:value="67">
            <text:p>67</text:p>
          </table:table-cell>
          <table:table-cell office:value-type="float" office:value="33">
            <text:p>33</text:p>
          </table:table-cell>
          <table:table-cell office:value-type="float" office:value="67">
            <text:p>67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Suntour high flange track </text:p>
          </table:table-cell>
          <table:table-cell office:value-type="float" office:value="67">
            <text:p>67</text:p>
          </table:table-cell>
          <table:table-cell office:value-type="float" office:value="36">
            <text:p>36</text:p>
          </table:table-cell>
          <table:table-cell office:value-type="float" office:value="67">
            <text:p>67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Suntour low flange </text:p>
          </table:table-cell>
          <table:table-cell office:value-type="float" office:value="44.5">
            <text:p>44.5</text:p>
          </table:table-cell>
          <table:table-cell office:value-type="float" office:value="35.5">
            <text:p>35.5</text:p>
          </table:table-cell>
          <table:table-cell office:value-type="float" office:value="44.5">
            <text:p>44.5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Suntour low flange </text:p>
          </table:table-cell>
          <table:table-cell office:value-type="float" office:value="44.5">
            <text:p>44.5</text:p>
          </table:table-cell>
          <table:table-cell office:value-type="float" office:value="31.5">
            <text:p>31.5</text:p>
          </table:table-cell>
          <table:table-cell office:value-type="float" office:value="44.5">
            <text:p>44.5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Suntour micro drive 7 spd </text:p>
          </table:table-cell>
          <table:table-cell office:value-type="float" office:value="44.5">
            <text:p>44.5</text:p>
          </table:table-cell>
          <table:table-cell office:value-type="float" office:value="31">
            <text:p>31</text:p>
          </table:table-cell>
          <table:table-cell office:value-type="float" office:value="44.5">
            <text:p>44.5</text:p>
          </table:table-cell>
          <table:table-cell office:value-type="float" office:value="20.5">
            <text:p>20.5</text:p>
          </table:table-cell>
        </table:table-row>
        <table:table-row table:style-name="ro1">
          <table:table-cell office:value-type="string">
            <text:p>Suntour micro drive 8 spd </text:p>
          </table:table-cell>
          <table:table-cell office:value-type="float" office:value="44.5">
            <text:p>44.5</text:p>
          </table:table-cell>
          <table:table-cell office:value-type="float" office:value="33.5">
            <text:p>33.5</text:p>
          </table:table-cell>
          <table:table-cell office:value-type="float" office:value="44.5">
            <text:p>44.5</text:p>
          </table:table-cell>
          <table:table-cell office:value-type="float" office:value="21.5">
            <text:p>21.5</text:p>
          </table:table-cell>
        </table:table-row>
        <table:table-row table:style-name="ro1">
          <table:table-cell office:value-type="string">
            <text:p>Suntour Microlight</text:p>
          </table:table-cell>
          <table:table-cell office:value-type="float" office:value="36">
            <text:p>36</text:p>
          </table:table-cell>
          <table:table-cell office:value-type="float" office:value="34">
            <text:p>34</text:p>
          </table:table-cell>
          <table:table-cell office:value-type="float" office:value="36">
            <text:p>36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Suntour Sprint</text:p>
          </table:table-cell>
          <table:table-cell office:value-type="float" office:value="39">
            <text:p>39</text:p>
          </table:table-cell>
          <table:table-cell office:value-type="float" office:value="33">
            <text:p>33</text:p>
          </table:table-cell>
          <table:table-cell office:value-type="float" office:value="39">
            <text:p>39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Suntour Sprint low flange</text:p>
          </table:table-cell>
          <table:table-cell office:value-type="float" office:value="44">
            <text:p>44</text:p>
          </table:table-cell>
          <table:table-cell office:value-type="float" office:value="36">
            <text:p>36</text:p>
          </table:table-cell>
          <table:table-cell office:value-type="float" office:value="44">
            <text:p>44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Suntour Superbe low flange</text:p>
          </table:table-cell>
          <table:table-cell office:value-type="float" office:value="44.5">
            <text:p>44.5</text:p>
          </table:table-cell>
          <table:table-cell office:value-type="float" office:value="36">
            <text:p>36</text:p>
          </table:table-cell>
          <table:table-cell office:value-type="float" office:value="44.5">
            <text:p>44.5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Suntour Superbe Pro</text:p>
          </table:table-cell>
          <table:table-cell office:value-type="float" office:value="39">
            <text:p>39</text:p>
          </table:table-cell>
          <table:table-cell office:value-type="float" office:value="33">
            <text:p>33</text:p>
          </table:table-cell>
          <table:table-cell office:value-type="float" office:value="39">
            <text:p>39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Suntour Superbe Pro cassette</text:p>
          </table:table-cell>
          <table:table-cell office:value-type="float" office:value="44.5">
            <text:p>44.5</text:p>
          </table:table-cell>
          <table:table-cell office:value-type="float" office:value="37">
            <text:p>37</text:p>
          </table:table-cell>
          <table:table-cell office:value-type="float" office:value="44.5">
            <text:p>44.5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Suntour XC-9000</text:p>
          </table:table-cell>
          <table:table-cell office:value-type="float" office:value="39">
            <text:p>39</text:p>
          </table:table-cell>
          <table:table-cell office:value-type="float" office:value="33">
            <text:p>33</text:p>
          </table:table-cell>
          <table:table-cell office:value-type="float" office:value="39">
            <text:p>39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Suntour XC-9000, XCD6000, XCD9000</text:p>
          </table:table-cell>
          <table:table-cell office:value-type="float" office:value="45">
            <text:p>45</text:p>
          </table:table-cell>
          <table:table-cell office:value-type="float" office:value="34">
            <text:p>34</text:p>
          </table:table-cell>
          <table:table-cell office:value-type="float" office:value="45">
            <text:p>45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Suntour XCD-6000</text:p>
          </table:table-cell>
          <table:table-cell office:value-type="float" office:value="36">
            <text:p>36</text:p>
          </table:table-cell>
          <table:table-cell office:value-type="float" office:value="33">
            <text:p>33</text:p>
          </table:table-cell>
          <table:table-cell office:value-type="float" office:value="36">
            <text:p>36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Surly "New" disc</text:p>
          </table:table-cell>
          <table:table-cell office:value-type="float" office:value="58">
            <text:p>58</text:p>
          </table:table-cell>
          <table:table-cell office:value-type="float" office:value="22.5">
            <text:p>22.5</text:p>
          </table:table-cell>
          <table:table-cell office:value-type="float" office:value="58">
            <text:p>58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Surly "New" disc</text:p>
          </table:table-cell>
          <table:table-cell office:value-type="float" office:value="58">
            <text:p>58</text:p>
          </table:table-cell>
          <table:table-cell office:value-type="float" office:value="34">
            <text:p>34</text:p>
          </table:table-cell>
          <table:table-cell office:value-type="float" office:value="58">
            <text:p>58</text:p>
          </table:table-cell>
          <table:table-cell office:value-type="float" office:value="38.5">
            <text:p>38.5</text:p>
          </table:table-cell>
        </table:table-row>
        <table:table-row table:style-name="ro1">
          <table:table-cell office:value-type="string">
            <text:p>Surly "New" single speed MTB hub</text:p>
          </table:table-cell>
          <table:table-cell office:value-type="float" office:value="54">
            <text:p>54</text:p>
          </table:table-cell>
          <table:table-cell office:value-type="float" office:value="38.4">
            <text:p>38.4</text:p>
          </table:table-cell>
          <table:table-cell office:value-type="float" office:value="54">
            <text:p>54</text:p>
          </table:table-cell>
          <table:table-cell office:value-type="float" office:value="38.4">
            <text:p>38.4</text:p>
          </table:table-cell>
        </table:table-row>
        <table:table-row table:style-name="ro1">
          <table:table-cell office:value-type="string">
            <text:p>Surly "New" track hub</text:p>
          </table:table-cell>
          <table:table-cell office:value-type="float" office:value="54">
            <text:p>54</text:p>
          </table:table-cell>
          <table:table-cell office:value-type="float" office:value="32.2">
            <text:p>32.2</text:p>
          </table:table-cell>
          <table:table-cell office:value-type="float" office:value="54">
            <text:p>54</text:p>
          </table:table-cell>
          <table:table-cell office:value-type="float" office:value="32.2">
            <text:p>32.2</text:p>
          </table:table-cell>
        </table:table-row>
        <table:table-row table:style-name="ro1">
          <table:table-cell office:value-type="string">
            <text:p>Surly "New" track hub</text:p>
          </table:table-cell>
          <table:table-cell office:value-type="float" office:value="54">
            <text:p>54</text:p>
          </table:table-cell>
          <table:table-cell office:value-type="float" office:value="30.1">
            <text:p>30.1</text:p>
          </table:table-cell>
          <table:table-cell office:value-type="float" office:value="54">
            <text:p>54</text:p>
          </table:table-cell>
          <table:table-cell office:value-type="float" office:value="30.1">
            <text:p>30.1</text:p>
          </table:table-cell>
        </table:table-row>
        <table:table-row table:style-name="ro1">
          <table:table-cell office:value-type="string">
            <text:p>Surly 1x1</text:p>
          </table:table-cell>
          <table:table-cell office:value-type="float" office:value="43">
            <text:p>43</text:p>
          </table:table-cell>
          <table:table-cell office:value-type="float" office:value="33">
            <text:p>33</text:p>
          </table:table-cell>
          <table:table-cell office:value-type="float" office:value="43">
            <text:p>43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Surly 1x1 single speed</text:p>
          </table:table-cell>
          <table:table-cell office:value-type="float" office:value="43">
            <text:p>43</text:p>
          </table:table-cell>
          <table:table-cell office:value-type="float" office:value="39">
            <text:p>39</text:p>
          </table:table-cell>
          <table:table-cell office:value-type="float" office:value="43">
            <text:p>43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string">
            <text:p>Suzue front high flange</text:p>
          </table:table-cell>
          <table:table-cell office:value-type="float" office:value="62">
            <text:p>62</text:p>
          </table:table-cell>
          <table:table-cell office:value-type="float" office:value="31">
            <text:p>31</text:p>
          </table:table-cell>
          <table:table-cell office:value-type="float" office:value="62">
            <text:p>62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Suzue Sil-SP</text:p>
          </table:table-cell>
          <table:table-cell office:value-type="float" office:value="62.5">
            <text:p>62.5</text:p>
          </table:table-cell>
          <table:table-cell office:value-type="float" office:value="31.3">
            <text:p>31.3</text:p>
          </table:table-cell>
          <table:table-cell office:value-type="float" office:value="62.5">
            <text:p>62.5</text:p>
          </table:table-cell>
          <table:table-cell office:value-type="float" office:value="31.3">
            <text:p>31.3</text:p>
          </table:table-cell>
        </table:table-row>
        <table:table-row table:style-name="ro1">
          <table:table-cell office:value-type="string">
            <text:p>Suzue Sil-SP</text:p>
          </table:table-cell>
          <table:table-cell office:value-type="float" office:value="62.5">
            <text:p>62.5</text:p>
          </table:table-cell>
          <table:table-cell office:value-type="float" office:value="27.3">
            <text:p>27.3</text:p>
          </table:table-cell>
          <table:table-cell office:value-type="float" office:value="62.5">
            <text:p>62.5</text:p>
          </table:table-cell>
          <table:table-cell office:value-type="float" office:value="27.3">
            <text:p>27.3</text:p>
          </table:table-cell>
        </table:table-row>
        <table:table-row table:style-name="ro1">
          <table:table-cell office:value-type="string">
            <text:p>Suzue Tandem</text:p>
          </table:table-cell>
          <table:table-cell office:value-type="float" office:value="63">
            <text:p>63</text:p>
          </table:table-cell>
          <table:table-cell office:value-type="float" office:value="27">
            <text:p>27</text:p>
          </table:table-cell>
          <table:table-cell office:value-type="float" office:value="63">
            <text:p>63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string">
            <text:p>Suzue unicycle hub</text:p>
          </table:table-cell>
          <table:table-cell office:value-type="float" office:value="63.9">
            <text:p>63.9</text:p>
          </table:table-cell>
          <table:table-cell office:value-type="float" office:value="30.55">
            <text:p>30.55</text:p>
          </table:table-cell>
          <table:table-cell office:value-type="float" office:value="63.9">
            <text:p>63.9</text:p>
          </table:table-cell>
          <table:table-cell office:value-type="float" office:value="30.55">
            <text:p>30.55</text:p>
          </table:table-cell>
        </table:table-row>
        <table:table-row table:style-name="ro1">
          <table:table-cell office:value-type="string">
            <text:p>Syncros disc brake </text:p>
          </table:table-cell>
          <table:table-cell office:value-type="float" office:value="59.8">
            <text:p>59.8</text:p>
          </table:table-cell>
          <table:table-cell office:value-type="float" office:value="22.1">
            <text:p>22.1</text:p>
          </table:table-cell>
          <table:table-cell office:value-type="float" office:value="39.8">
            <text:p>39.8</text:p>
          </table:table-cell>
          <table:table-cell office:value-type="float" office:value="34.3">
            <text:p>34.3</text:p>
          </table:table-cell>
        </table:table-row>
        <table:table-row table:style-name="ro1">
          <table:table-cell office:value-type="string">
            <text:p>Syncros Hardcore</text:p>
          </table:table-cell>
          <table:table-cell office:value-type="float" office:value="39.8">
            <text:p>39.8</text:p>
          </table:table-cell>
          <table:table-cell office:value-type="float" office:value="34.3">
            <text:p>34.3</text:p>
          </table:table-cell>
          <table:table-cell office:value-type="float" office:value="39.8">
            <text:p>39.8</text:p>
          </table:table-cell>
          <table:table-cell office:value-type="float" office:value="34.3">
            <text:p>34.3</text:p>
          </table:table-cell>
        </table:table-row>
        <table:table-row table:style-name="ro1">
          <table:table-cell office:value-type="string">
            <text:p>TNT 8-speed </text:p>
          </table:table-cell>
          <table:table-cell office:value-type="float" office:value="32">
            <text:p>32</text:p>
          </table:table-cell>
          <table:table-cell office:value-type="float" office:value="35">
            <text:p>35</text:p>
          </table:table-cell>
          <table:table-cell office:value-type="float" office:value="45">
            <text:p>45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TNT 8-speed </text:p>
          </table:table-cell>
          <table:table-cell office:value-type="float" office:value="32">
            <text:p>32</text:p>
          </table:table-cell>
          <table:table-cell office:value-type="float" office:value="35">
            <text:p>35</text:p>
          </table:table-cell>
          <table:table-cell office:value-type="float" office:value="45">
            <text:p>45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TNT standard</text:p>
          </table:table-cell>
          <table:table-cell office:value-type="float" office:value="32">
            <text:p>32</text:p>
          </table:table-cell>
          <table:table-cell office:value-type="float" office:value="37.5">
            <text:p>37.5</text:p>
          </table:table-cell>
          <table:table-cell office:value-type="float" office:value="32">
            <text:p>32</text:p>
          </table:table-cell>
          <table:table-cell office:value-type="float" office:value="37.5">
            <text:p>37.5</text:p>
          </table:table-cell>
        </table:table-row>
        <table:table-row table:style-name="ro1">
          <table:table-cell office:value-type="string">
            <text:p>TNT suspension</text:p>
          </table:table-cell>
          <table:table-cell office:value-type="float" office:value="42">
            <text:p>42</text:p>
          </table:table-cell>
          <table:table-cell office:value-type="float" office:value="39">
            <text:p>39</text:p>
          </table:table-cell>
          <table:table-cell office:value-type="float" office:value="42">
            <text:p>42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string">
            <text:p>TNT suspension 8-speed </text:p>
          </table:table-cell>
          <table:table-cell office:value-type="float" office:value="45">
            <text:p>45</text:p>
          </table:table-cell>
          <table:table-cell office:value-type="float" office:value="33">
            <text:p>33</text:p>
          </table:table-cell>
          <table:table-cell office:value-type="float" office:value="45">
            <text:p>45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Tomo</text:p>
          </table:table-cell>
          <table:table-cell office:value-type="float" office:value="41">
            <text:p>41</text:p>
          </table:table-cell>
          <table:table-cell office:value-type="float" office:value="35">
            <text:p>35</text:p>
          </table:table-cell>
          <table:table-cell office:value-type="float" office:value="41">
            <text:p>41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string">
            <text:p>TruVative Disc Sealex SL FH-DISCX-SL-00</text:p>
          </table:table-cell>
          <table:table-cell office:value-type="float" office:value="61">
            <text:p>61</text:p>
          </table:table-cell>
          <table:table-cell office:value-type="float" office:value="23.6">
            <text:p>23.6</text:p>
          </table:table-cell>
          <table:table-cell office:value-type="float" office:value="45">
            <text:p>45</text:p>
          </table:table-cell>
          <table:table-cell office:value-type="float" office:value="31.9">
            <text:p>31.9</text:p>
          </table:table-cell>
        </table:table-row>
        <table:table-row table:style-name="ro1">
          <table:table-cell office:value-type="string">
            <text:p>TruVative Sealex SL Disc RH-DISCX-SL-00</text:p>
          </table:table-cell>
          <table:table-cell office:value-type="float" office:value="61">
            <text:p>61</text:p>
          </table:table-cell>
          <table:table-cell office:value-type="float" office:value="34.1">
            <text:p>34.1</text:p>
          </table:table-cell>
          <table:table-cell office:value-type="float" office:value="61">
            <text:p>61</text:p>
          </table:table-cell>
          <table:table-cell office:value-type="float" office:value="19.2">
            <text:p>19.2</text:p>
          </table:table-cell>
        </table:table-row>
        <table:table-row table:style-name="ro1">
          <table:table-cell office:value-type="string">
            <text:p>TruVative Sealex SL FH-SEAL-SL-00</text:p>
          </table:table-cell>
          <table:table-cell office:value-type="float" office:value="38">
            <text:p>38</text:p>
          </table:table-cell>
          <table:table-cell office:value-type="float" office:value="34">
            <text:p>34</text:p>
          </table:table-cell>
          <table:table-cell office:value-type="float" office:value="38">
            <text:p>38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TruVative Sealex SL RH-SEAL-SL-00</text:p>
          </table:table-cell>
          <table:table-cell office:value-type="float" office:value="45">
            <text:p>45</text:p>
          </table:table-cell>
          <table:table-cell office:value-type="float" office:value="32">
            <text:p>32</text:p>
          </table:table-cell>
          <table:table-cell office:value-type="float" office:value="61">
            <text:p>61</text:p>
          </table:table-cell>
          <table:table-cell office:value-type="float" office:value="19.5">
            <text:p>19.5</text:p>
          </table:table-cell>
        </table:table-row>
        <table:table-row table:style-name="ro1">
          <table:table-cell office:value-type="string">
            <text:p>TruVative Sealex XR FH-SEAL-XR-00</text:p>
          </table:table-cell>
          <table:table-cell office:value-type="float" office:value="38">
            <text:p>38</text:p>
          </table:table-cell>
          <table:table-cell office:value-type="float" office:value="34">
            <text:p>34</text:p>
          </table:table-cell>
          <table:table-cell office:value-type="float" office:value="38">
            <text:p>38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TruVative Sealex XR RH-SEAL-XR-00</text:p>
          </table:table-cell>
          <table:table-cell office:value-type="float" office:value="45">
            <text:p>45</text:p>
          </table:table-cell>
          <table:table-cell office:value-type="float" office:value="32">
            <text:p>32</text:p>
          </table:table-cell>
          <table:table-cell office:value-type="float" office:value="61">
            <text:p>61</text:p>
          </table:table-cell>
          <table:table-cell office:value-type="float" office:value="19.5">
            <text:p>19.5</text:p>
          </table:table-cell>
        </table:table-row>
        <table:table-row table:style-name="ro1">
          <table:table-cell office:value-type="string">
            <text:p>Tune King disc 2000</text:p>
          </table:table-cell>
          <table:table-cell office:value-type="float" office:value="56">
            <text:p>56</text:p>
          </table:table-cell>
          <table:table-cell office:value-type="float" office:value="22">
            <text:p>22</text:p>
          </table:table-cell>
          <table:table-cell office:value-type="float" office:value="56">
            <text:p>56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string">
            <text:p>Tune King disc 99 DH</text:p>
          </table:table-cell>
          <table:table-cell office:value-type="float" office:value="56">
            <text:p>56</text:p>
          </table:table-cell>
          <table:table-cell office:value-type="float" office:value="19">
            <text:p>19</text:p>
          </table:table-cell>
          <table:table-cell office:value-type="float" office:value="56">
            <text:p>56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Tune King Gustav M 99</text:p>
          </table:table-cell>
          <table:table-cell office:value-type="float" office:value="59">
            <text:p>59</text:p>
          </table:table-cell>
          <table:table-cell office:value-type="float" office:value="20">
            <text:p>20</text:p>
          </table:table-cell>
          <table:table-cell office:value-type="float" office:value="59">
            <text:p>59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Tune King Gustav M 99</text:p>
          </table:table-cell>
          <table:table-cell office:value-type="float" office:value="59">
            <text:p>59</text:p>
          </table:table-cell>
          <table:table-cell office:value-type="float" office:value="31">
            <text:p>31</text:p>
          </table:table-cell>
          <table:table-cell office:value-type="float" office:value="59">
            <text:p>59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Tune King Louise 99</text:p>
          </table:table-cell>
          <table:table-cell office:value-type="float" office:value="56">
            <text:p>56</text:p>
          </table:table-cell>
          <table:table-cell office:value-type="float" office:value="24">
            <text:p>24</text:p>
          </table:table-cell>
          <table:table-cell office:value-type="float" office:value="56">
            <text:p>56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string">
            <text:p>Tune King MK disc 99 DH</text:p>
          </table:table-cell>
          <table:table-cell office:value-type="float" office:value="55.5">
            <text:p>55.5</text:p>
          </table:table-cell>
          <table:table-cell office:value-type="float" office:value="25">
            <text:p>25</text:p>
          </table:table-cell>
          <table:table-cell office:value-type="float" office:value="55.5">
            <text:p>55.5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Tune Kong disc</text:p>
          </table:table-cell>
          <table:table-cell office:value-type="float" office:value="56">
            <text:p>56</text:p>
          </table:table-cell>
          <table:table-cell office:value-type="float" office:value="36">
            <text:p>36</text:p>
          </table:table-cell>
          <table:table-cell office:value-type="float" office:value="56">
            <text:p>56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Tune Kong Louise 99</text:p>
          </table:table-cell>
          <table:table-cell office:value-type="float" office:value="56">
            <text:p>56</text:p>
          </table:table-cell>
          <table:table-cell office:value-type="float" office:value="31">
            <text:p>31</text:p>
          </table:table-cell>
          <table:table-cell office:value-type="float" office:value="56">
            <text:p>56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Tune MAG180/200/215 <text:s/>183,205,225gr</text:p>
          </table:table-cell>
          <table:table-cell office:value-type="float" office:value="41">
            <text:p>41</text:p>
          </table:table-cell>
          <table:table-cell office:value-type="float" office:value="39">
            <text:p>39</text:p>
          </table:table-cell>
          <table:table-cell office:value-type="float" office:value="54">
            <text:p>54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Tune MAG180/200/215 <text:s/>183,205,225gr</text:p>
          </table:table-cell>
          <table:table-cell office:value-type="float" office:value="41">
            <text:p>41</text:p>
          </table:table-cell>
          <table:table-cell office:value-type="float" office:value="37">
            <text:p>37</text:p>
          </table:table-cell>
          <table:table-cell office:value-type="float" office:value="54">
            <text:p>54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Tune MIG 66 74gr</text:p>
          </table:table-cell>
          <table:table-cell office:value-type="float" office:value="35.6">
            <text:p>35.6</text:p>
          </table:table-cell>
          <table:table-cell office:value-type="float" office:value="34">
            <text:p>34</text:p>
          </table:table-cell>
          <table:table-cell office:value-type="float" office:value="35.6">
            <text:p>35.6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Tune MIG 75</text:p>
          </table:table-cell>
          <table:table-cell table:number-columns-repeated="4" office:value-type="float" office:value="36">
            <text:p>36</text:p>
          </table:table-cell>
        </table:table-row>
        <table:table-row table:style-name="ro1">
          <table:table-cell office:value-type="string">
            <text:p>Tune Power Tap Prologue</text:p>
          </table:table-cell>
          <table:table-cell office:value-type="float" office:value="78">
            <text:p>78</text:p>
          </table:table-cell>
          <table:table-cell office:value-type="float" office:value="36.2">
            <text:p>36.2</text:p>
          </table:table-cell>
          <table:table-cell office:value-type="float" office:value="66">
            <text:p>66</text:p>
          </table:table-cell>
          <table:table-cell office:value-type="float" office:value="16.7">
            <text:p>16.7</text:p>
          </table:table-cell>
        </table:table-row>
        <table:table-row table:style-name="ro1">
          <table:table-cell office:value-type="string">
            <text:p>Tune SandWitch</text:p>
          </table:table-cell>
          <table:table-cell office:value-type="float" office:value="51.6">
            <text:p>51.6</text:p>
          </table:table-cell>
          <table:table-cell office:value-type="float" office:value="42">
            <text:p>42</text:p>
          </table:table-cell>
          <table:table-cell office:value-type="float" office:value="51.6">
            <text:p>51.6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string">
            <text:p>Ultimate Machine Co. road</text:p>
          </table:table-cell>
          <table:table-cell office:value-type="float" office:value="32">
            <text:p>32</text:p>
          </table:table-cell>
          <table:table-cell office:value-type="float" office:value="34">
            <text:p>34</text:p>
          </table:table-cell>
          <table:table-cell office:value-type="float" office:value="32">
            <text:p>32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Ultimate Machine Co., small left flange</text:p>
          </table:table-cell>
          <table:table-cell office:value-type="float" office:value="32">
            <text:p>32</text:p>
          </table:table-cell>
          <table:table-cell office:value-type="float" office:value="34">
            <text:p>34</text:p>
          </table:table-cell>
          <table:table-cell office:value-type="float" office:value="43.5">
            <text:p>43.5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Ultimate Machine Co., two equal flange diameters</text:p>
          </table:table-cell>
          <table:table-cell office:value-type="float" office:value="43.5">
            <text:p>43.5</text:p>
          </table:table-cell>
          <table:table-cell office:value-type="float" office:value="34">
            <text:p>34</text:p>
          </table:table-cell>
          <table:table-cell office:value-type="float" office:value="43.5">
            <text:p>43.5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Union/Marwi WingIII</text:p>
          </table:table-cell>
          <table:table-cell office:value-type="float" office:value="81">
            <text:p>81</text:p>
          </table:table-cell>
          <table:table-cell office:value-type="float" office:value="28">
            <text:p>28</text:p>
          </table:table-cell>
          <table:table-cell office:value-type="float" office:value="81">
            <text:p>81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string">
            <text:p>Wheelring wheelchair</text:p>
          </table:table-cell>
          <table:table-cell office:value-type="float" office:value="44">
            <text:p>44</text:p>
          </table:table-cell>
          <table:table-cell office:value-type="float" office:value="32">
            <text:p>32</text:p>
          </table:table-cell>
          <table:table-cell office:value-type="float" office:value="44">
            <text:p>44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Wheelsmith Bullet </text:p>
          </table:table-cell>
          <table:table-cell office:value-type="float" office:value="38">
            <text:p>38</text:p>
          </table:table-cell>
          <table:table-cell office:value-type="float" office:value="40">
            <text:p>40</text:p>
          </table:table-cell>
          <table:table-cell office:value-type="float" office:value="38">
            <text:p>38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Wheelsmith Bullet cass. </text:p>
          </table:table-cell>
          <table:table-cell office:value-type="float" office:value="44">
            <text:p>44</text:p>
          </table:table-cell>
          <table:table-cell office:value-type="float" office:value="35">
            <text:p>35</text:p>
          </table:table-cell>
          <table:table-cell office:value-type="float" office:value="44">
            <text:p>44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White Industries cassette</text:p>
          </table:table-cell>
          <table:table-cell office:value-type="float" office:value="54">
            <text:p>54</text:p>
          </table:table-cell>
          <table:table-cell office:value-type="float" office:value="34.3">
            <text:p>34.3</text:p>
          </table:table-cell>
          <table:table-cell office:value-type="float" office:value="54">
            <text:p>54</text:p>
          </table:table-cell>
          <table:table-cell office:value-type="float" office:value="20.1">
            <text:p>20.1</text:p>
          </table:table-cell>
        </table:table-row>
        <table:table-row table:style-name="ro1">
          <table:table-cell office:value-type="string">
            <text:p>White Industries LTA cassette</text:p>
          </table:table-cell>
          <table:table-cell table:formula="oooc:=41-4" office:value-type="float" office:value="37">
            <text:p>37</text:p>
          </table:table-cell>
          <table:table-cell table:formula="oooc:=130/2-29" office:value-type="float" office:value="36">
            <text:p>36</text:p>
          </table:table-cell>
          <table:table-cell table:formula="oooc:=58.5-4" office:value-type="float" office:value="54.5">
            <text:p>54.5</text:p>
          </table:table-cell>
          <table:table-cell table:formula="oooc:=130/2-46.28" office:value-type="float" office:value="18.72">
            <text:p>18.72</text:p>
          </table:table-cell>
        </table:table-row>
        <table:table-row table:style-name="ro1">
          <table:table-cell office:value-type="string">
            <text:p>White Industries cassette</text:p>
          </table:table-cell>
          <table:table-cell office:value-type="float" office:value="54">
            <text:p>54</text:p>
          </table:table-cell>
          <table:table-cell office:value-type="float" office:value="34.5">
            <text:p>34.5</text:p>
          </table:table-cell>
          <table:table-cell office:value-type="float" office:value="54">
            <text:p>54</text:p>
          </table:table-cell>
          <table:table-cell office:value-type="float" office:value="21.5">
            <text:p>21.5</text:p>
          </table:table-cell>
        </table:table-row>
        <table:table-row table:style-name="ro1">
          <table:table-cell office:value-type="string">
            <text:p>White Industries disc</text:p>
          </table:table-cell>
          <table:table-cell office:value-type="float" office:value="74">
            <text:p>74</text:p>
          </table:table-cell>
          <table:table-cell office:value-type="float" office:value="21">
            <text:p>21</text:p>
          </table:table-cell>
          <table:table-cell office:value-type="float" office:value="74">
            <text:p>74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White Industries ENO eccentric flip-flop</text:p>
          </table:table-cell>
          <table:table-cell office:value-type="float" office:value="48">
            <text:p>48</text:p>
          </table:table-cell>
          <table:table-cell office:value-type="float" office:value="32">
            <text:p>32</text:p>
          </table:table-cell>
          <table:table-cell office:value-type="float" office:value="48">
            <text:p>48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White Industries Hayes disc</text:p>
          </table:table-cell>
          <table:table-cell office:value-type="float" office:value="67">
            <text:p>67</text:p>
          </table:table-cell>
          <table:table-cell office:value-type="float" office:value="36">
            <text:p>36</text:p>
          </table:table-cell>
          <table:table-cell office:value-type="float" office:value="67">
            <text:p>67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White Industries Hayes disc DH</text:p>
          </table:table-cell>
          <table:table-cell office:value-type="float" office:value="75">
            <text:p>75</text:p>
          </table:table-cell>
          <table:table-cell office:value-type="float" office:value="22">
            <text:p>22</text:p>
          </table:table-cell>
          <table:table-cell office:value-type="float" office:value="75">
            <text:p>75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string">
            <text:p>White Industries road</text:p>
          </table:table-cell>
          <table:table-cell office:value-type="float" office:value="34">
            <text:p>34</text:p>
          </table:table-cell>
          <table:table-cell office:value-type="float" office:value="38">
            <text:p>38</text:p>
          </table:table-cell>
          <table:table-cell office:value-type="float" office:value="34">
            <text:p>34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string">
            <text:p>White Industries Ti </text:p>
          </table:table-cell>
          <table:table-cell office:value-type="float" office:value="34">
            <text:p>34</text:p>
          </table:table-cell>
          <table:table-cell office:value-type="float" office:value="35.5">
            <text:p>35.5</text:p>
          </table:table-cell>
          <table:table-cell office:value-type="float" office:value="34">
            <text:p>34</text:p>
          </table:table-cell>
          <table:table-cell office:value-type="float" office:value="35.5">
            <text:p>35.5</text:p>
          </table:table-cell>
        </table:table-row>
        <table:table-row table:style-name="ro1">
          <table:table-cell office:value-type="string">
            <text:p>White Industries Ti </text:p>
          </table:table-cell>
          <table:table-cell office:value-type="float" office:value="54">
            <text:p>54</text:p>
          </table:table-cell>
          <table:table-cell office:value-type="float" office:value="29.5">
            <text:p>29.5</text:p>
          </table:table-cell>
          <table:table-cell office:value-type="float" office:value="54">
            <text:p>54</text:p>
          </table:table-cell>
          <table:table-cell office:value-type="float" office:value="24.5">
            <text:p>24.5</text:p>
          </table:table-cell>
        </table:table-row>
        <table:table-row table:style-name="ro1">
          <table:table-cell office:value-type="string">
            <text:p>White Industries Ti </text:p>
          </table:table-cell>
          <table:table-cell office:value-type="float" office:value="54">
            <text:p>54</text:p>
          </table:table-cell>
          <table:table-cell office:value-type="float" office:value="37">
            <text:p>37</text:p>
          </table:table-cell>
          <table:table-cell office:value-type="float" office:value="54">
            <text:p>54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White Industries Ti </text:p>
          </table:table-cell>
          <table:table-cell office:value-type="float" office:value="54">
            <text:p>54</text:p>
          </table:table-cell>
          <table:table-cell office:value-type="float" office:value="27">
            <text:p>27</text:p>
          </table:table-cell>
          <table:table-cell office:value-type="float" office:value="54">
            <text:p>54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string">
            <text:p>White Industries Ti </text:p>
          </table:table-cell>
          <table:table-cell office:value-type="float" office:value="54">
            <text:p>54</text:p>
          </table:table-cell>
          <table:table-cell office:value-type="float" office:value="32">
            <text:p>32</text:p>
          </table:table-cell>
          <table:table-cell office:value-type="float" office:value="54">
            <text:p>54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White Industries Ti </text:p>
          </table:table-cell>
          <table:table-cell office:value-type="float" office:value="54">
            <text:p>54</text:p>
          </table:table-cell>
          <table:table-cell office:value-type="float" office:value="36">
            <text:p>36</text:p>
          </table:table-cell>
          <table:table-cell office:value-type="float" office:value="54">
            <text:p>54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White Industries Ti 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54">
            <text:p>54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White Industries Ti </text:p>
          </table:table-cell>
          <table:table-cell office:value-type="float" office:value="54">
            <text:p>54</text:p>
          </table:table-cell>
          <table:table-cell office:value-type="float" office:value="34">
            <text:p>34</text:p>
          </table:table-cell>
          <table:table-cell office:value-type="float" office:value="54">
            <text:p>54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White Industries Tracker </text:p>
          </table:table-cell>
          <table:table-cell office:value-type="float" office:value="40">
            <text:p>40</text:p>
          </table:table-cell>
          <table:table-cell office:value-type="float" office:value="35.5">
            <text:p>35.5</text:p>
          </table:table-cell>
          <table:table-cell office:value-type="float" office:value="40">
            <text:p>40</text:p>
          </table:table-cell>
          <table:table-cell office:value-type="float" office:value="35.5">
            <text:p>35.5</text:p>
          </table:table-cell>
        </table:table-row>
        <table:table-row table:style-name="ro1">
          <table:table-cell office:value-type="string">
            <text:p>Wilderness Trails</text:p>
          </table:table-cell>
          <table:table-cell office:value-type="float" office:value="59">
            <text:p>59</text:p>
          </table:table-cell>
          <table:table-cell office:value-type="float" office:value="27">
            <text:p>27</text:p>
          </table:table-cell>
          <table:table-cell office:value-type="float" office:value="59">
            <text:p>59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string">
            <text:p>Wilderness Trails</text:p>
          </table:table-cell>
          <table:table-cell office:value-type="float" office:value="59">
            <text:p>59</text:p>
          </table:table-cell>
          <table:table-cell office:value-type="float" office:value="24.5">
            <text:p>24.5</text:p>
          </table:table-cell>
          <table:table-cell office:value-type="float" office:value="59">
            <text:p>59</text:p>
          </table:table-cell>
          <table:table-cell office:value-type="float" office:value="29.5">
            <text:p>29.5</text:p>
          </table:table-cell>
        </table:table-row>
        <table:table-row table:style-name="ro1">
          <table:table-cell office:value-type="string">
            <text:p>Wilderness Trails classic narrow </text:p>
          </table:table-cell>
          <table:table-cell office:value-type="float" office:value="47">
            <text:p>47</text:p>
          </table:table-cell>
          <table:table-cell office:value-type="float" office:value="36">
            <text:p>36</text:p>
          </table:table-cell>
          <table:table-cell office:value-type="float" office:value="47">
            <text:p>47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string">
            <text:p>Wilderness Trails classic standard </text:p>
          </table:table-cell>
          <table:table-cell office:value-type="float" office:value="47">
            <text:p>47</text:p>
          </table:table-cell>
          <table:table-cell office:value-type="float" office:value="39">
            <text:p>39</text:p>
          </table:table-cell>
          <table:table-cell office:value-type="float" office:value="47">
            <text:p>47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string">
            <text:p>Wilderness Trails classic wide </text:p>
          </table:table-cell>
          <table:table-cell office:value-type="float" office:value="47">
            <text:p>47</text:p>
          </table:table-cell>
          <table:table-cell office:value-type="float" office:value="45">
            <text:p>45</text:p>
          </table:table-cell>
          <table:table-cell office:value-type="float" office:value="47">
            <text:p>47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string">
            <text:p>Wilderness Trails Momentum </text:p>
          </table:table-cell>
          <table:table-cell office:value-type="float" office:value="40">
            <text:p>40</text:p>
          </table:table-cell>
          <table:table-cell office:value-type="float" office:value="34.5">
            <text:p>34.5</text:p>
          </table:table-cell>
          <table:table-cell office:value-type="float" office:value="40">
            <text:p>40</text:p>
          </table:table-cell>
          <table:table-cell office:value-type="float" office:value="34.5">
            <text:p>34.5</text:p>
          </table:table-cell>
        </table:table-row>
        <table:table-row table:style-name="ro1">
          <table:table-cell office:value-type="string">
            <text:p>Wilderness Trails New Paradigm large flange</text:p>
          </table:table-cell>
          <table:table-cell office:value-type="float" office:value="45">
            <text:p>45</text:p>
          </table:table-cell>
          <table:table-cell office:value-type="float" office:value="39">
            <text:p>39</text:p>
          </table:table-cell>
          <table:table-cell office:value-type="float" office:value="45">
            <text:p>45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string">
            <text:p>Wilderness Trails New Paradigm small flange</text:p>
          </table:table-cell>
          <table:table-cell office:value-type="float" office:value="42.5">
            <text:p>42.5</text:p>
          </table:table-cell>
          <table:table-cell office:value-type="float" office:value="39">
            <text:p>39</text:p>
          </table:table-cell>
          <table:table-cell office:value-type="float" office:value="42.5">
            <text:p>42.5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string">
            <text:p>Winners lo flange </text:p>
          </table:table-cell>
          <table:table-cell office:value-type="float" office:value="36">
            <text:p>36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string">
            <text:p>Winners low flange </text:p>
          </table:table-cell>
          <table:table-cell office:value-type="float" office:value="41.5">
            <text:p>41.5</text:p>
          </table:table-cell>
          <table:table-cell office:value-type="float" office:value="36">
            <text:p>36</text:p>
          </table:table-cell>
          <table:table-cell office:value-type="float" office:value="41.5">
            <text:p>41.5</text:p>
          </table:table-cell>
          <table:table-cell office:value-type="float" office:value="20.5">
            <text:p>20.5</text:p>
          </table:table-cell>
        </table:table-row>
        <table:table-row table:style-name="ro1">
          <table:table-cell office:value-type="string">
            <text:p>Woodman Bill LFY for Cannondale Lefty fork</text:p>
          </table:table-cell>
          <table:table-cell office:value-type="float" office:value="58">
            <text:p>58</text:p>
          </table:table-cell>
          <table:table-cell office:value-type="float" office:value="16">
            <text:p>16</text:p>
          </table:table-cell>
          <table:table-cell office:value-type="float" office:value="58">
            <text:p>58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string">
            <text:p>WTB classic WTB 7 </text:p>
          </table:table-cell>
          <table:table-cell office:value-type="float" office:value="59">
            <text:p>59</text:p>
          </table:table-cell>
          <table:table-cell office:value-type="float" office:value="30">
            <text:p>30</text:p>
          </table:table-cell>
          <table:table-cell office:value-type="float" office:value="59">
            <text:p>59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WTB classic WTB 7 </text:p>
          </table:table-cell>
          <table:table-cell office:value-type="float" office:value="59">
            <text:p>59</text:p>
          </table:table-cell>
          <table:table-cell office:value-type="float" office:value="28">
            <text:p>28</text:p>
          </table:table-cell>
          <table:table-cell office:value-type="float" office:value="59">
            <text:p>59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string">
            <text:p>WTB classic WTB 8 </text:p>
          </table:table-cell>
          <table:table-cell office:value-type="float" office:value="59">
            <text:p>59</text:p>
          </table:table-cell>
          <table:table-cell office:value-type="float" office:value="31.5">
            <text:p>31.5</text:p>
          </table:table-cell>
          <table:table-cell office:value-type="float" office:value="59">
            <text:p>59</text:p>
          </table:table-cell>
          <table:table-cell office:value-type="float" office:value="23.5">
            <text:p>23.5</text:p>
          </table:table-cell>
        </table:table-row>
        <table:table-row table:style-name="ro1">
          <table:table-cell office:value-type="string">
            <text:p>WTB classic WTB 8 </text:p>
          </table:table-cell>
          <table:table-cell office:value-type="float" office:value="59">
            <text:p>59</text:p>
          </table:table-cell>
          <table:table-cell office:value-type="float" office:value="27.5">
            <text:p>27.5</text:p>
          </table:table-cell>
          <table:table-cell office:value-type="float" office:value="59">
            <text:p>59</text:p>
          </table:table-cell>
          <table:table-cell office:value-type="float" office:value="27.5">
            <text:p>27.5</text:p>
          </table:table-cell>
        </table:table-row>
        <table:table-row table:style-name="ro1">
          <table:table-cell office:value-type="string">
            <text:p>WTB New Paradigm 7-speed cassette </text:p>
          </table:table-cell>
          <table:table-cell office:value-type="float" office:value="45">
            <text:p>45</text:p>
          </table:table-cell>
          <table:table-cell office:value-type="float" office:value="31">
            <text:p>31</text:p>
          </table:table-cell>
          <table:table-cell office:value-type="float" office:value="45">
            <text:p>45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WTB New Paradigm 7-speed cassette </text:p>
          </table:table-cell>
          <table:table-cell office:value-type="float" office:value="45">
            <text:p>45</text:p>
          </table:table-cell>
          <table:table-cell office:value-type="float" office:value="38.5">
            <text:p>38.5</text:p>
          </table:table-cell>
          <table:table-cell office:value-type="float" office:value="45">
            <text:p>45</text:p>
          </table:table-cell>
          <table:table-cell office:value-type="float" office:value="27.5">
            <text:p>27.5</text:p>
          </table:table-cell>
        </table:table-row>
        <table:table-row table:style-name="ro1">
          <table:table-cell office:value-type="string">
            <text:p>WTB New Paradigm 8-speed cassette </text:p>
          </table:table-cell>
          <table:table-cell office:value-type="float" office:value="45">
            <text:p>45</text:p>
          </table:table-cell>
          <table:table-cell office:value-type="float" office:value="33">
            <text:p>33</text:p>
          </table:table-cell>
          <table:table-cell office:value-type="float" office:value="45">
            <text:p>45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string">
            <text:p>WTB New Paradigm 8-speed cassette </text:p>
          </table:table-cell>
          <table:table-cell office:value-type="float" office:value="45">
            <text:p>45</text:p>
          </table:table-cell>
          <table:table-cell office:value-type="float" office:value="35">
            <text:p>35</text:p>
          </table:table-cell>
          <table:table-cell office:value-type="float" office:value="45">
            <text:p>45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Xero Lite 16H</text:p>
          </table:table-cell>
          <table:table-cell office:value-type="float" office:value="44">
            <text:p>44</text:p>
          </table:table-cell>
          <table:table-cell office:value-type="float" office:value="35.3">
            <text:p>35.3</text:p>
          </table:table-cell>
          <table:table-cell office:value-type="float" office:value="37">
            <text:p>37</text:p>
          </table:table-cell>
          <table:table-cell office:value-type="float" office:value="19.1">
            <text:p>19.1</text:p>
          </table:table-cell>
        </table:table-row>
        <table:table-row table:style-name="ro1">
          <table:table-cell office:value-type="string">
            <text:p>XS BMX</text:p>
          </table:table-cell>
          <table:table-cell office:value-type="float" office:value="38">
            <text:p>38</text:p>
          </table:table-cell>
          <table:table-cell office:value-type="float" office:value="35">
            <text:p>35</text:p>
          </table:table-cell>
          <table:table-cell office:value-type="float" office:value="38">
            <text:p>38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string">
            <text:p>XS BMX</text:p>
          </table:table-cell>
          <table:table-cell office:value-type="float" office:value="45">
            <text:p>45</text:p>
          </table:table-cell>
          <table:table-cell office:value-type="float" office:value="27">
            <text:p>27</text:p>
          </table:table-cell>
          <table:table-cell office:value-type="float" office:value="45">
            <text:p>45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string">
            <text:p>XS BMX high flange</text:p>
          </table:table-cell>
          <table:table-cell office:value-type="float" office:value="63">
            <text:p>63</text:p>
          </table:table-cell>
          <table:table-cell office:value-type="float" office:value="33">
            <text:p>33</text:p>
          </table:table-cell>
          <table:table-cell office:value-type="float" office:value="63">
            <text:p>63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XS BMX high flange</text:p>
          </table:table-cell>
          <table:table-cell office:value-type="float" office:value="63">
            <text:p>63</text:p>
          </table:table-cell>
          <table:table-cell office:value-type="float" office:value="29">
            <text:p>29</text:p>
          </table:table-cell>
          <table:table-cell office:value-type="float" office:value="63">
            <text:p>63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Zipp </text:p>
          </table:table-cell>
          <table:table-cell office:value-type="float" office:value="43">
            <text:p>43</text:p>
          </table:table-cell>
          <table:table-cell office:value-type="float" office:value="35">
            <text:p>35</text:p>
          </table:table-cell>
          <table:table-cell office:value-type="float" office:value="43">
            <text:p>43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Zipp 100</text:p>
          </table:table-cell>
          <table:table-cell office:value-type="float" office:value="43">
            <text:p>43</text:p>
          </table:table-cell>
          <table:table-cell office:value-type="float" office:value="36">
            <text:p>36</text:p>
          </table:table-cell>
          <table:table-cell office:value-type="float" office:value="43">
            <text:p>43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string">
            <text:p>Zipp 217</text:p>
          </table:table-cell>
          <table:table-cell office:value-type="float" office:value="43">
            <text:p>43</text:p>
          </table:table-cell>
          <table:table-cell office:value-type="float" office:value="37">
            <text:p>37</text:p>
          </table:table-cell>
          <table:table-cell office:value-type="float" office:value="43">
            <text:p>43</text:p>
          </table:table-cell>
          <table:table-cell office:value-type="float" office:value="20">
            <text:p>20</text:p>
          </table:table-cell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imes New Roman" svg:font-family="'Times New Roman'" style:font-family-generic="roman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number-style style:name="N121">
      <number:number number:decimal-places="1" number:min-integer-digits="1"/>
    </number:number-style>
    <number:number-style style:name="N122">
      <number:number number:decimal-places="1" number:min-integer-digits="0" number:decimal-replacement=""/>
      <number:text>º</number:text>
    </number:number-style>
    <number:date-style style:name="N123">
      <number:month/>
      <number:text>/</number:text>
      <number:day/>
      <number:text>/</number:text>
      <number:year number:style="long"/>
    </number:date-style>
    <number:date-style style:name="N124">
      <number:day/>
      <number:text>-</number:text>
      <number:month number:textual="true"/>
      <number:text>-</number:text>
      <number:year/>
    </number:date-style>
    <number:date-style style:name="N126P0" style:volatile="true">
      <number:day/>
      <number:text>-</number:text>
      <number:month number:textual="true"/>
      <number:text>-</number:text>
      <number:year number:style="long"/>
    </number:date-style>
    <number:text-style style:name="N126">
      <number:text-content/>
      <style:map style:condition="value()&gt;=0" style:apply-style-name="N126P0"/>
    </number:text-style>
    <number:date-style style:name="N127P0" style:volatile="true">
      <number:month/>
      <number:text>/</number:text>
      <number:day/>
      <number:text>/</number:text>
      <number:year number:style="long"/>
    </number:date-style>
    <number:text-style style:name="N127">
      <number:text-content/>
      <style:map style:condition="value()&gt;=0" style:apply-style-name="N127P0"/>
    </number:text-style>
    <number:date-style style:name="N128">
      <number:day/>
      <number:text>-</number:text>
      <number:month number:textual="true"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3-13">03/13/2009</text:date>, <text:time>15:29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09-03-13T15:09:56</meta:creation-date>
    <dc:date>2009-03-13T15:29:43</dc:date>
    <meta:editing-cycles>2</meta:editing-cycles>
    <meta:editing-duration>PT7M18S</meta:editing-duration>
    <meta:user-defined meta:name="Info 1"/>
    <meta:user-defined meta:name="Info 2"/>
    <meta:user-defined meta:name="Info 3"/>
    <meta:user-defined meta:name="Info 4"/>
    <meta:document-statistic meta:table-count="3" meta:cell-count="9110"/>
  </office:meta>
</office:document-meta>
</file>